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9mm"/>
    </style:style>
    <style:style style:name="co2" style:family="table-column">
      <style:table-column-properties fo:break-before="auto" style:column-width="27.13mm"/>
    </style:style>
    <style:style style:name="co3" style:family="table-column">
      <style:table-column-properties fo:break-before="auto" style:column-width="32.97mm"/>
    </style:style>
    <style:style style:name="co4" style:family="table-column">
      <style:table-column-properties fo:break-before="auto" style:column-width="25.45mm"/>
    </style:style>
    <style:style style:name="co5" style:family="table-column">
      <style:table-column-properties fo:break-before="auto" style:column-width="25.84mm"/>
    </style:style>
    <style:style style:name="co6" style:family="table-column">
      <style:table-column-properties fo:break-before="auto" style:column-width="23.12mm"/>
    </style:style>
    <style:style style:name="co7" style:family="table-column">
      <style:table-column-properties fo:break-before="auto" style:column-width="23.51mm"/>
    </style:style>
    <style:style style:name="co8" style:family="table-column">
      <style:table-column-properties fo:break-before="auto" style:column-width="25.72mm"/>
    </style:style>
    <style:style style:name="co9" style:family="table-column">
      <style:table-column-properties fo:break-before="auto" style:column-width="26.11mm"/>
    </style:style>
    <style:style style:name="co10" style:family="table-column">
      <style:table-column-properties fo:break-before="auto" style:column-width="40.36mm"/>
    </style:style>
    <style:style style:name="co11" style:family="table-column">
      <style:table-column-properties fo:break-before="auto" style:column-width="29.09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40.04mm"/>
    </style:style>
    <style:style style:name="co14" style:family="table-column">
      <style:table-column-properties fo:break-before="auto" style:column-width="40.76mm"/>
    </style:style>
    <style:style style:name="co15" style:family="table-column">
      <style:table-column-properties fo:break-before="auto" style:column-width="15.98mm"/>
    </style:style>
    <style:style style:name="co16" style:family="table-column">
      <style:table-column-properties fo:break-before="auto" style:column-width="32.68mm"/>
    </style:style>
    <style:style style:name="co17" style:family="table-column">
      <style:table-column-properties fo:break-before="auto" style:column-width="24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00ff66" fo:border="0.99pt solid #000000"/>
    </style:style>
    <style:style style:name="ce2" style:family="table-cell" style:parent-style-name="Default">
      <style:table-cell-properties fo:background-color="#ffff66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66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#ff6600"/>
    </style:style>
    <style:style style:name="ce7" style:family="table-cell" style:parent-style-name="Default">
      <style:table-cell-properties fo:background-color="#ff3333"/>
    </style:style>
    <style:style style:name="ce8" style:family="table-cell" style:parent-style-name="Default">
      <style:table-cell-properties fo:background-color="#ff00cc"/>
    </style:style>
    <style:style style:name="ce9" style:family="table-cell" style:parent-style-name="Default">
      <style:table-cell-properties fo:background-color="#00ff66" fo:border="0.06pt solid #000000"/>
    </style:style>
    <style:style style:name="ce10" style:family="table-cell" style:parent-style-name="Default">
      <style:table-cell-properties fo:background-color="#ff33ff"/>
    </style:style>
    <style:style style:name="ce11" style:family="table-cell" style:parent-style-name="Default">
      <style:table-cell-properties fo:background-color="#9900ff"/>
    </style:style>
    <style:style style:name="ce12" style:family="table-cell" style:parent-style-name="Default">
      <style:table-cell-properties fo:background-color="#6666ff"/>
    </style:style>
    <style:style style:name="ce13" style:family="table-cell" style:parent-style-name="Default">
      <style:table-cell-properties fo:background-color="#ff00cc"/>
      <style:text-properties style:font-name="Liberation Sans" style:font-name-asian="Noto Sans CJK SC Regular" style:font-name-complex="FreeSans"/>
    </style:style>
    <style:style style:name="ce14" style:family="table-cell" style:parent-style-name="Default" style:data-style-name="N11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 fo:border="0.06pt solid #000000"/>
    </style:style>
    <style:style style:name="ce17" style:family="table-cell" style:parent-style-name="Default">
      <style:table-cell-properties fo:background-color="#ffff99" fo:border="0.06pt solid #000000"/>
    </style:style>
    <style:style style:name="ce18" style:family="table-cell" style:parent-style-name="Default">
      <style:table-cell-properties fo:background-color="#ff6600" fo:border="0.06pt solid #000000"/>
    </style:style>
    <style:style style:name="ce19" style:family="table-cell" style:parent-style-name="Default">
      <style:table-cell-properties fo:background-color="#ff3333" fo:border="0.06pt solid #000000"/>
    </style:style>
    <style:style style:name="ce20" style:family="table-cell" style:parent-style-name="Default">
      <style:table-cell-properties fo:background-color="#ff00cc" fo:border="0.06pt solid #000000"/>
      <style:text-properties style:font-name="Liberation Sans" style:font-name-asian="Noto Sans CJK SC Regular" style:font-name-complex="FreeSans"/>
    </style:style>
    <style:style style:name="ce21" style:family="table-cell" style:parent-style-name="Default">
      <style:table-cell-properties fo:background-color="#ff33ff" fo:border="0.06pt solid #000000"/>
      <style:text-properties style:font-name="Liberation Sans" style:font-name-asian="Noto Sans CJK SC Regular" style:font-name-complex="FreeSans"/>
    </style:style>
    <style:style style:name="ce22" style:family="table-cell" style:parent-style-name="Default">
      <style:table-cell-properties fo:background-color="#9900ff" fo:border="0.06pt solid #000000"/>
      <style:text-properties style:font-name="Liberation Sans" style:font-name-asian="Noto Sans CJK SC Regular" style:font-name-complex="FreeSans"/>
    </style:style>
    <style:style style:name="ce23" style:family="table-cell" style:parent-style-name="Default">
      <style:table-cell-properties fo:background-color="#6666ff" fo:border="0.06pt solid #000000"/>
    </style:style>
    <style:style style:name="ce24" style:family="table-cell" style:parent-style-name="Default">
      <style:table-cell-properties fo:background-color="#00ccff" fo:border="0.06pt solid #000000"/>
    </style:style>
    <style:style style:name="ce25" style:family="table-cell" style:parent-style-name="Default">
      <style:table-cell-properties fo:background-color="#00ff66"/>
      <style:text-properties fo:font-weight="bold" style:font-weight-asian="bold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ff66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rain_log__LR_004" table:style-name="ta1">
        <table:shapes>
          <draw:frame draw:z-index="0" draw:style-name="gr1" draw:text-style-name="P1" svg:width="159.98mm" svg:height="89.98mm" svg:x="528.52mm" svg:y="2.34mm">
            <loext:p draw:notify-on-update-of-ranges="train_log__LR_004.A1:train_log__LR_004.A1 train_log__LR_004.A2:train_log__LR_004.A243 train_log__LR_004.B1:train_log__LR_004.B1 train_log__LR_004.B2:train_log__LR_004.B24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7mm" svg:x="690.61mm" svg:y="2.68mm">
            <loext:p draw:notify-on-update-of-ranges="train_log__LR_004.C1:train_log__LR_004.C1 train_log__LR_004.C2:train_log__LR_004.C243 train_log__LR_004.D1:train_log__LR_004.D1 train_log__LR_004.D2:train_log__LR_004.D24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0.14mm" svg:height="89.98mm" svg:x="528.68mm" svg:y="95.33mm">
            <loext:p draw:notify-on-update-of-ranges="train_log__LR_004.E1:train_log__LR_004.E1 train_log__LR_004.E2:train_log__LR_004.E243 train_log__LR_004.F1:train_log__LR_004.F1 train_log__LR_004.F2:train_log__LR_004.F24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8mm" svg:height="89.97mm" svg:x="691.59mm" svg:y="96.67mm">
            <loext:p draw:notify-on-update-of-ranges="train_log__LR_004.G1:train_log__LR_004.G1 train_log__LR_004.G2:train_log__LR_004.G243 train_log__LR_004.H1:train_log__LR_004.H1 train_log__LR_004.H2:train_log__LR_004.H24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8mm" svg:x="529.44mm" svg:y="190.82mm">
            <loext:p draw:notify-on-update-of-ranges="train_log__LR_004.I1:train_log__LR_004.I1 train_log__LR_004.I2:train_log__LR_004.I243 train_log__LR_004.J1:train_log__LR_004.J1 train_log__LR_004.J2:train_log__LR_004.J24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60.14mm" svg:height="89.97mm" svg:x="691.91mm" svg:y="190.66mm">
            <loext:p draw:notify-on-update-of-ranges="train_log__LR_004.K1:train_log__LR_004.K1 train_log__LR_004.K2:train_log__LR_004.K243 train_log__LR_004.L1:train_log__LR_004.L1 train_log__LR_004.L2:train_log__LR_004.L24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60.15mm" svg:height="89.98mm" svg:x="854.82mm" svg:y="2.17mm">
            <loext:p draw:notify-on-update-of-ranges="train_log__LR_004.M1:train_log__LR_004.M1 train_log__LR_004.M2:train_log__LR_004.M243 train_log__LR_004.N1:train_log__LR_004.N1 train_log__LR_004.N2:train_log__LR_004.N24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9.98mm" svg:height="89.98mm" svg:x="1017.89mm" svg:y="2.84mm">
            <loext:p draw:notify-on-update-of-ranges="train_log__LR_004.O1:train_log__LR_004.O1 train_log__LR_004.O2:train_log__LR_004.O243 train_log__LR_004.P1:train_log__LR_004.P1 train_log__LR_004.P2:train_log__LR_004.P243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59.98mm" svg:height="89.97mm" svg:x="1018.7mm" svg:y="95.5mm">
            <loext:p draw:notify-on-update-of-ranges="train_log__LR_004.Q1:train_log__LR_004.Q1 train_log__LR_004.Q2:train_log__LR_004.Q243 train_log__LR_004.R1:train_log__LR_004.R1 train_log__LR_004.R2:train_log__LR_004.R243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159.98mm" svg:height="89.98mm" svg:x="854.98mm" svg:y="96.16mm">
            <loext:p draw:notify-on-update-of-ranges="train_log__LR_004.S1:train_log__LR_004.S1 train_log__LR_004.S2:train_log__LR_004.S243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float" office:value="0.260950761911757" calcext:value-type="float">
            <text:p>0,2609507619</text:p>
          </table:table-cell>
          <table:table-cell office:value-type="float" office:value="0.233680968665606" calcext:value-type="float">
            <text:p>0,2336809687</text:p>
          </table:table-cell>
          <table:table-cell office:value-type="float" office:value="0.266202234660425" calcext:value-type="float">
            <text:p>0,2662022347</text:p>
          </table:table-cell>
          <table:table-cell office:value-type="float" office:value="0.273014945940492" calcext:value-type="float">
            <text:p>0,2730149459</text:p>
          </table:table-cell>
          <table:table-cell office:value-type="float" office:value="1.01558848217707" calcext:value-type="float">
            <text:p>1,0155884822</text:p>
          </table:table-cell>
          <table:table-cell office:value-type="float" office:value="0.42750514267165" calcext:value-type="float">
            <text:p>0,4275051427</text:p>
          </table:table-cell>
          <table:table-cell office:value-type="float" office:value="0.794154114420748" calcext:value-type="float">
            <text:p>0,7941541144</text:p>
          </table:table-cell>
          <table:table-cell office:value-type="float" office:value="0.209848094624688" calcext:value-type="float">
            <text:p>0,2098480946</text:p>
          </table:table-cell>
          <table:table-cell office:value-type="float" office:value="1.79086080589376" calcext:value-type="float">
            <text:p>1,7908608059</text:p>
          </table:table-cell>
          <table:table-cell office:value-type="float" office:value="0.98577878906809" calcext:value-type="float">
            <text:p>0,9857787891</text:p>
          </table:table-cell>
          <table:table-cell office:value-type="float" office:value="1.03614998827962" calcext:value-type="float">
            <text:p>1,0361499883</text:p>
          </table:table-cell>
          <table:table-cell office:value-type="float" office:value="1.02913394544659" calcext:value-type="float">
            <text:p>1,0291339454</text:p>
          </table:table-cell>
          <table:table-cell office:value-type="float" office:value="5.16390633356865" calcext:value-type="float">
            <text:p>5,1639063336</text:p>
          </table:table-cell>
          <table:table-cell office:value-type="float" office:value="3.15896188185133" calcext:value-type="float">
            <text:p>3,1589618819</text:p>
          </table:table-cell>
          <table:table-cell office:value-type="float" office:value="0.358633776091082" calcext:value-type="float">
            <text:p>0,3586337761</text:p>
          </table:table-cell>
          <table:table-cell office:value-type="float" office:value="0.448275862068966" calcext:value-type="float">
            <text:p>0,4482758621</text:p>
          </table:table-cell>
          <table:table-cell office:value-type="float" office:value="0.0026961365781046" calcext:value-type="float">
            <text:p>0,0026961366</text:p>
          </table:table-cell>
          <table:table-cell office:value-type="float" office:value="0.00537550480178004" calcext:value-type="float">
            <text:p>0,0053755048</text:p>
          </table:table-cell>
          <table:table-cell office:value-type="float" office:value="8.10626124108431" calcext:value-type="float">
            <text:p>8,1062612411</text:p>
          </table:table-cell>
        </table:table-row>
        <table:table-row table:style-name="ro1">
          <table:table-cell office:value-type="float" office:value="0.236110908026301" calcext:value-type="float">
            <text:p>0,236110908</text:p>
          </table:table-cell>
          <table:table-cell office:value-type="float" office:value="0.22424162257812" calcext:value-type="float">
            <text:p>0,2242416226</text:p>
          </table:table-cell>
          <table:table-cell office:value-type="float" office:value="0.255813451043682" calcext:value-type="float">
            <text:p>0,255813451</text:p>
          </table:table-cell>
          <table:table-cell office:value-type="float" office:value="0.248217278647393" calcext:value-type="float">
            <text:p>0,2482172786</text:p>
          </table:table-cell>
          <table:table-cell office:value-type="float" office:value="0.373985444382973" calcext:value-type="float">
            <text:p>0,3739854444</text:p>
          </table:table-cell>
          <table:table-cell office:value-type="float" office:value="0.308064754810465" calcext:value-type="float">
            <text:p>0,3080647548</text:p>
          </table:table-cell>
          <table:table-cell office:value-type="float" office:value="0.213353540482243" calcext:value-type="float">
            <text:p>0,2133535405</text:p>
          </table:table-cell>
          <table:table-cell office:value-type="float" office:value="0.193330712900959" calcext:value-type="float">
            <text:p>0,1933307129</text:p>
          </table:table-cell>
          <table:table-cell office:value-type="float" office:value="0.959611316248633" calcext:value-type="float">
            <text:p>0,9596113162</text:p>
          </table:table-cell>
          <table:table-cell office:value-type="float" office:value="0.886905038022789" calcext:value-type="float">
            <text:p>0,886905038</text:p>
          </table:table-cell>
          <table:table-cell office:value-type="float" office:value="1.01442435004906" calcext:value-type="float">
            <text:p>1,01442435</text:p>
          </table:table-cell>
          <table:table-cell office:value-type="float" office:value="0.958379409693438" calcext:value-type="float">
            <text:p>0,9583794097</text:p>
          </table:table-cell>
          <table:table-cell office:value-type="float" office:value="3.05329901307991" calcext:value-type="float">
            <text:p>3,0532990131</text:p>
          </table:table-cell>
          <table:table-cell office:value-type="float" office:value="2.8191387982204" calcext:value-type="float">
            <text:p>2,8191387982</text:p>
          </table:table-cell>
          <table:table-cell office:value-type="float" office:value="0.481024667931689" calcext:value-type="float">
            <text:p>0,4810246679</text:p>
          </table:table-cell>
          <table:table-cell office:value-type="float" office:value="0.591954022988506" calcext:value-type="float">
            <text:p>0,591954023</text:p>
          </table:table-cell>
          <table:table-cell office:value-type="float" office:value="0.00562509696346721" calcext:value-type="float">
            <text:p>0,005625097</text:p>
          </table:table-cell>
          <table:table-cell office:value-type="float" office:value="0.0079252496292264" calcext:value-type="float">
            <text:p>0,0079252496</text:p>
          </table:table-cell>
          <table:table-cell office:value-type="float" office:value="15.7818137616662" calcext:value-type="float">
            <text:p>15,7818137617</text:p>
          </table:table-cell>
        </table:table-row>
        <table:table-row table:style-name="ro1">
          <table:table-cell office:value-type="float" office:value="0.228790688475188" calcext:value-type="float">
            <text:p>0,2287906885</text:p>
          </table:table-cell>
          <table:table-cell office:value-type="float" office:value="0.844690318500366" calcext:value-type="float">
            <text:p>0,8446903185</text:p>
          </table:table-cell>
          <table:table-cell office:value-type="float" office:value="0.24031563998317" calcext:value-type="float">
            <text:p>0,24031564</text:p>
          </table:table-cell>
          <table:table-cell office:value-type="float" office:value="0.87207013496262" calcext:value-type="float">
            <text:p>0,872070135</text:p>
          </table:table-cell>
          <table:table-cell office:value-type="float" office:value="17.6186407694965" calcext:value-type="float">
            <text:p>17,6186407695</text:p>
          </table:table-cell>
          <table:table-cell office:value-type="float" office:value="1825147374.48349" calcext:value-type="float">
            <text:p>1825147374,48349</text:p>
          </table:table-cell>
          <table:table-cell office:value-type="float" office:value="20.5824341514342" calcext:value-type="float">
            <text:p>20,5824341514</text:p>
          </table:table-cell>
          <table:table-cell office:value-type="float" office:value="1675988844.59838" calcext:value-type="float">
            <text:p>1675988844,59838</text:p>
          </table:table-cell>
          <table:table-cell office:value-type="float" office:value="1.23251667526856" calcext:value-type="float">
            <text:p>1,2325166753</text:p>
          </table:table-cell>
          <table:table-cell office:value-type="float" office:value="161.228823067813" calcext:value-type="float">
            <text:p>161,2288230678</text:p>
          </table:table-cell>
          <table:table-cell office:value-type="float" office:value="0.960562807332859" calcext:value-type="float">
            <text:p>0,9605628073</text:p>
          </table:table-cell>
          <table:table-cell office:value-type="float" office:value="1.11082072453252" calcext:value-type="float">
            <text:p>1,1108207245</text:p>
          </table:table-cell>
          <table:table-cell office:value-type="float" office:value="40.863261376884" calcext:value-type="float">
            <text:p>40,8632613769</text:p>
          </table:table-cell>
          <table:table-cell office:value-type="float" office:value="3501136277.67436" calcext:value-type="float">
            <text:p>3501136277,67436</text:p>
          </table:table-cell>
          <table:table-cell office:value-type="float" office:value="0.576533839342189" calcext:value-type="float">
            <text:p>0,5765338393</text:p>
          </table:table-cell>
          <table:table-cell office:value-type="float" office:value="0.00862068965517241" calcext:value-type="float">
            <text:p>0,0086206897</text:p>
          </table:table-cell>
          <table:table-cell office:value-type="float" office:value="0.00894751672595682" calcext:value-type="float">
            <text:p>0,0089475167</text:p>
          </table:table-cell>
          <table:table-cell office:value-type="float" office:value="0.0000140035713776795" calcext:value-type="float">
            <text:p>1,40035713776795E-05</text:p>
          </table:table-cell>
          <table:table-cell office:value-type="float" office:value="0.000406103569952706" calcext:value-type="float">
            <text:p>0,0004061036</text:p>
          </table:table-cell>
        </table:table-row>
        <table:table-row table:style-name="ro1">
          <table:table-cell office:value-type="float" office:value="0.275081442607257" calcext:value-type="float">
            <text:p>0,2750814426</text:p>
          </table:table-cell>
          <table:table-cell office:value-type="float" office:value="0.280605465147628" calcext:value-type="float">
            <text:p>0,2806054651</text:p>
          </table:table-cell>
          <table:table-cell office:value-type="float" office:value="0.279591695896152" calcext:value-type="float">
            <text:p>0,2795916959</text:p>
          </table:table-cell>
          <table:table-cell office:value-type="float" office:value="0.285402908163539" calcext:value-type="float">
            <text:p>0,2854029082</text:p>
          </table:table-cell>
          <table:table-cell office:value-type="float" office:value="8.47671077810678" calcext:value-type="float">
            <text:p>8,4767107781</text:p>
          </table:table-cell>
          <table:table-cell office:value-type="float" office:value="4.80524166806183" calcext:value-type="float">
            <text:p>4,8052416681</text:p>
          </table:table-cell>
          <table:table-cell office:value-type="float" office:value="7.15391730263108" calcext:value-type="float">
            <text:p>7,1539173026</text:p>
          </table:table-cell>
          <table:table-cell office:value-type="float" office:value="3.52822979998972" calcext:value-type="float">
            <text:p>3,5282298</text:p>
          </table:table-cell>
          <table:table-cell office:value-type="float" office:value="3.23262736212597" calcext:value-type="float">
            <text:p>3,2326273621</text:p>
          </table:table-cell>
          <table:table-cell office:value-type="float" office:value="3.38505658892722" calcext:value-type="float">
            <text:p>3,3850565889</text:p>
          </table:table-cell>
          <table:table-cell office:value-type="float" office:value="1.02430233184029" calcext:value-type="float">
            <text:p>1,0243023318</text:p>
          </table:table-cell>
          <table:table-cell office:value-type="float" office:value="0.950644616936815" calcext:value-type="float">
            <text:p>0,9506446169</text:p>
          </table:table-cell>
          <table:table-cell office:value-type="float" office:value="20.442230679731" calcext:value-type="float">
            <text:p>20,4422306797</text:p>
          </table:table-cell>
          <table:table-cell office:value-type="float" office:value="13.2351812453106" calcext:value-type="float">
            <text:p>13,2351812453</text:p>
          </table:table-cell>
          <table:table-cell office:value-type="float" office:value="0.277039848197343" calcext:value-type="float">
            <text:p>0,2770398482</text:p>
          </table:table-cell>
          <table:table-cell office:value-type="float" office:value="0.379310344827586" calcext:value-type="float">
            <text:p>0,3793103448</text:p>
          </table:table-cell>
          <table:table-cell office:value-type="float" office:value="0.000734892554166796" calcext:value-type="float">
            <text:p>0,0007348926</text:p>
          </table:table-cell>
          <table:table-cell office:value-type="float" office:value="0.000931311974641764" calcext:value-type="float">
            <text:p>0,000931312</text:p>
          </table:table-cell>
          <table:table-cell office:value-type="float" office:value="1.18835407964289" calcext:value-type="float">
            <text:p>1,1883540796</text:p>
          </table:table-cell>
        </table:table-row>
        <table:table-row table:style-name="ro1">
          <table:table-cell office:value-type="float" office:value="0.265379942965743" calcext:value-type="float">
            <text:p>0,265379943</text:p>
          </table:table-cell>
          <table:table-cell office:value-type="float" office:value="0.278929018371353" calcext:value-type="float">
            <text:p>0,2789290184</text:p>
          </table:table-cell>
          <table:table-cell office:value-type="float" office:value="0.269525600223006" calcext:value-type="float">
            <text:p>0,2695256002</text:p>
          </table:table-cell>
          <table:table-cell office:value-type="float" office:value="0.290344705355328" calcext:value-type="float">
            <text:p>0,2903447054</text:p>
          </table:table-cell>
          <table:table-cell office:value-type="float" office:value="0.675245633678353" calcext:value-type="float">
            <text:p>0,6752456337</text:p>
          </table:table-cell>
          <table:table-cell office:value-type="float" office:value="1.45680665673692" calcext:value-type="float">
            <text:p>1,4568066567</text:p>
          </table:table-cell>
          <table:table-cell office:value-type="float" office:value="0.385863681182963" calcext:value-type="float">
            <text:p>0,3858636812</text:p>
          </table:table-cell>
          <table:table-cell office:value-type="float" office:value="1.10827080281411" calcext:value-type="float">
            <text:p>1,1082708028</text:p>
          </table:table-cell>
          <table:table-cell office:value-type="float" office:value="2.35803832167466" calcext:value-type="float">
            <text:p>2,3580383217</text:p>
          </table:table-cell>
          <table:table-cell office:value-type="float" office:value="3.19643714767078" calcext:value-type="float">
            <text:p>3,1964371477</text:p>
          </table:table-cell>
          <table:table-cell office:value-type="float" office:value="0.91828207151374" calcext:value-type="float">
            <text:p>0,9182820715</text:p>
          </table:table-cell>
          <table:table-cell office:value-type="float" office:value="0.906647988691412" calcext:value-type="float">
            <text:p>0,9066479887</text:p>
          </table:table-cell>
          <table:table-cell office:value-type="float" office:value="4.87233525073506" calcext:value-type="float">
            <text:p>4,8723352507</text:p>
          </table:table-cell>
          <table:table-cell office:value-type="float" office:value="7.23743631921966" calcext:value-type="float">
            <text:p>7,2374363192</text:p>
          </table:table-cell>
          <table:table-cell office:value-type="float" office:value="0.43516761543327" calcext:value-type="float">
            <text:p>0,4351676154</text:p>
          </table:table-cell>
          <table:table-cell office:value-type="float" office:value="0.42816091954023" calcext:value-type="float">
            <text:p>0,4281609195</text:p>
          </table:table-cell>
          <table:table-cell office:value-type="float" office:value="0.00138720921761712" calcext:value-type="float">
            <text:p>0,0013872092</text:p>
          </table:table-cell>
          <table:table-cell office:value-type="float" office:value="0.00104012699247443" calcext:value-type="float">
            <text:p>0,001040127</text:p>
          </table:table-cell>
          <table:table-cell office:value-type="float" office:value="1.49812957816067" calcext:value-type="float">
            <text:p>1,4981295782</text:p>
          </table:table-cell>
        </table:table-row>
        <table:table-row table:style-name="ro1">
          <table:table-cell office:value-type="float" office:value="0.261718402548642" calcext:value-type="float">
            <text:p>0,2617184025</text:p>
          </table:table-cell>
          <table:table-cell office:value-type="float" office:value="0.2549470137315" calcext:value-type="float">
            <text:p>0,2549470137</text:p>
          </table:table-cell>
          <table:table-cell office:value-type="float" office:value="0.267495275088072" calcext:value-type="float">
            <text:p>0,2674952751</text:p>
          </table:table-cell>
          <table:table-cell office:value-type="float" office:value="0.280361072121164" calcext:value-type="float">
            <text:p>0,2803610721</text:p>
          </table:table-cell>
          <table:table-cell office:value-type="float" office:value="0.643598557613883" calcext:value-type="float">
            <text:p>0,6435985576</text:p>
          </table:table-cell>
          <table:table-cell office:value-type="float" office:value="0.636945326431205" calcext:value-type="float">
            <text:p>0,6369453264</text:p>
          </table:table-cell>
          <table:table-cell office:value-type="float" office:value="0.383716975040063" calcext:value-type="float">
            <text:p>0,383716975</text:p>
          </table:table-cell>
          <table:table-cell office:value-type="float" office:value="0.284675006101867" calcext:value-type="float">
            <text:p>0,2846750061</text:p>
          </table:table-cell>
          <table:table-cell office:value-type="float" office:value="2.11938876739263" calcext:value-type="float">
            <text:p>2,1193887674</text:p>
          </table:table-cell>
          <table:table-cell office:value-type="float" office:value="1.96028334673109" calcext:value-type="float">
            <text:p>1,9602833467</text:p>
          </table:table-cell>
          <table:table-cell office:value-type="float" office:value="0.896958165252457" calcext:value-type="float">
            <text:p>0,8969581653</text:p>
          </table:table-cell>
          <table:table-cell office:value-type="float" office:value="0.900345585469542" calcext:value-type="float">
            <text:p>0,9003455855</text:p>
          </table:table-cell>
          <table:table-cell office:value-type="float" office:value="4.57287612721409" calcext:value-type="float">
            <text:p>4,5728761272</text:p>
          </table:table-cell>
          <table:table-cell office:value-type="float" office:value="4.31755737600655" calcext:value-type="float">
            <text:p>4,317557376</text:p>
          </table:table-cell>
          <table:table-cell office:value-type="float" office:value="0.468058191018342" calcext:value-type="float">
            <text:p>0,468058191</text:p>
          </table:table-cell>
          <table:table-cell office:value-type="float" office:value="0.508620689655172" calcext:value-type="float">
            <text:p>0,5086206897</text:p>
          </table:table-cell>
          <table:table-cell office:value-type="float" office:value="0.00171112606329498" calcext:value-type="float">
            <text:p>0,0017111261</text:p>
          </table:table-cell>
          <table:table-cell office:value-type="float" office:value="0.00161374671882721" calcext:value-type="float">
            <text:p>0,0016137467</text:p>
          </table:table-cell>
          <table:table-cell office:value-type="float" office:value="2.76112063591336" calcext:value-type="float">
            <text:p>2,7611206359</text:p>
          </table:table-cell>
        </table:table-row>
        <table:table-row table:style-name="ro1">
          <table:table-cell office:value-type="float" office:value="0.260862500171562" calcext:value-type="float">
            <text:p>0,2608625002</text:p>
          </table:table-cell>
          <table:table-cell office:value-type="float" office:value="0.254029692857173" calcext:value-type="float">
            <text:p>0,2540296929</text:p>
          </table:table-cell>
          <table:table-cell office:value-type="float" office:value="0.268340039929124" calcext:value-type="float">
            <text:p>0,2683400399</text:p>
          </table:table-cell>
          <table:table-cell office:value-type="float" office:value="0.28044180852082" calcext:value-type="float">
            <text:p>0,2804418085</text:p>
          </table:table-cell>
          <table:table-cell office:value-type="float" office:value="0.534041552635531" calcext:value-type="float">
            <text:p>0,5340415526</text:p>
          </table:table-cell>
          <table:table-cell office:value-type="float" office:value="0.598957052976214" calcext:value-type="float">
            <text:p>0,598957053</text:p>
          </table:table-cell>
          <table:table-cell office:value-type="float" office:value="0.309306941343809" calcext:value-type="float">
            <text:p>0,3093069413</text:p>
          </table:table-cell>
          <table:table-cell office:value-type="float" office:value="0.271461833616646" calcext:value-type="float">
            <text:p>0,2714618336</text:p>
          </table:table-cell>
          <table:table-cell office:value-type="float" office:value="1.81279817608095" calcext:value-type="float">
            <text:p>1,8127981761</text:p>
          </table:table-cell>
          <table:table-cell office:value-type="float" office:value="1.67389802120883" calcext:value-type="float">
            <text:p>1,6738980212</text:p>
          </table:table-cell>
          <table:table-cell office:value-type="float" office:value="0.883174011105604" calcext:value-type="float">
            <text:p>0,8831740111</text:p>
          </table:table-cell>
          <table:table-cell office:value-type="float" office:value="0.8894269417586" calcext:value-type="float">
            <text:p>0,8894269418</text:p>
          </table:table-cell>
          <table:table-cell office:value-type="float" office:value="4.06852321380456" calcext:value-type="float">
            <text:p>4,0685232138</text:p>
          </table:table-cell>
          <table:table-cell office:value-type="float" office:value="3.96821535044703" calcext:value-type="float">
            <text:p>3,9682153504</text:p>
          </table:table-cell>
          <table:table-cell office:value-type="float" office:value="0.512966476913346" calcext:value-type="float">
            <text:p>0,5129664769</text:p>
          </table:table-cell>
          <table:table-cell office:value-type="float" office:value="0.517241379310345" calcext:value-type="float">
            <text:p>0,5172413793</text:p>
          </table:table-cell>
          <table:table-cell office:value-type="float" office:value="0.0021873165009595" calcext:value-type="float">
            <text:p>0,0021873165</text:p>
          </table:table-cell>
          <table:table-cell office:value-type="float" office:value="0.00199559899166852" calcext:value-type="float">
            <text:p>0,001995599</text:p>
          </table:table-cell>
          <table:table-cell office:value-type="float" office:value="3.47234224550323" calcext:value-type="float">
            <text:p>3,4723422455</text:p>
          </table:table-cell>
        </table:table-row>
        <table:table-row table:style-name="ro1">
          <table:table-cell office:value-type="float" office:value="0.257005663840445" calcext:value-type="float">
            <text:p>0,2570056638</text:p>
          </table:table-cell>
          <table:table-cell office:value-type="float" office:value="0.249338614418179" calcext:value-type="float">
            <text:p>0,2493386144</text:p>
          </table:table-cell>
          <table:table-cell office:value-type="float" office:value="0.266053958680937" calcext:value-type="float">
            <text:p>0,2660539587</text:p>
          </table:table-cell>
          <table:table-cell office:value-type="float" office:value="0.282121199549473" calcext:value-type="float">
            <text:p>0,2821211995</text:p>
          </table:table-cell>
          <table:table-cell office:value-type="float" office:value="0.49927115258314" calcext:value-type="float">
            <text:p>0,4992711526</text:p>
          </table:table-cell>
          <table:table-cell office:value-type="float" office:value="0.585044930093412" calcext:value-type="float">
            <text:p>0,5850449301</text:p>
          </table:table-cell>
          <table:table-cell office:value-type="float" office:value="0.28630067943975" calcext:value-type="float">
            <text:p>0,2863006794</text:p>
          </table:table-cell>
          <table:table-cell office:value-type="float" office:value="0.303406293467309" calcext:value-type="float">
            <text:p>0,3034062935</text:p>
          </table:table-cell>
          <table:table-cell office:value-type="float" office:value="1.6352031434227" calcext:value-type="float">
            <text:p>1,6352031434</text:p>
          </table:table-cell>
          <table:table-cell office:value-type="float" office:value="1.81117478937938" calcext:value-type="float">
            <text:p>1,8111747894</text:p>
          </table:table-cell>
          <table:table-cell office:value-type="float" office:value="0.865787324094456" calcext:value-type="float">
            <text:p>0,8657873241</text:p>
          </table:table-cell>
          <table:table-cell office:value-type="float" office:value="0.886040354083324" calcext:value-type="float">
            <text:p>0,8860403541</text:p>
          </table:table-cell>
          <table:table-cell office:value-type="float" office:value="3.80962192763414" calcext:value-type="float">
            <text:p>3,8096219276</text:p>
          </table:table-cell>
          <table:table-cell office:value-type="float" office:value="4.11712618942918" calcext:value-type="float">
            <text:p>4,1171261894</text:p>
          </table:table-cell>
          <table:table-cell office:value-type="float" office:value="0.541429475015813" calcext:value-type="float">
            <text:p>0,541429475</text:p>
          </table:table-cell>
          <table:table-cell office:value-type="float" office:value="0.514367816091954" calcext:value-type="float">
            <text:p>0,5143678161</text:p>
          </table:table-cell>
          <table:table-cell office:value-type="float" office:value="0.00249503524553249" calcext:value-type="float">
            <text:p>0,0024950352</text:p>
          </table:table-cell>
          <table:table-cell office:value-type="float" office:value="0.00173460409557672" calcext:value-type="float">
            <text:p>0,0017346041</text:p>
          </table:table-cell>
          <table:table-cell office:value-type="float" office:value="3.00144328671291" calcext:value-type="float">
            <text:p>3,0014432867</text:p>
          </table:table-cell>
        </table:table-row>
        <table:table-row table:style-name="ro1">
          <table:table-cell office:value-type="float" office:value="0.255348659259779" calcext:value-type="float">
            <text:p>0,2553486593</text:p>
          </table:table-cell>
          <table:table-cell office:value-type="float" office:value="0.252158256773516" calcext:value-type="float">
            <text:p>0,2521582568</text:p>
          </table:table-cell>
          <table:table-cell office:value-type="float" office:value="0.263851502888373" calcext:value-type="float">
            <text:p>0,2638515029</text:p>
          </table:table-cell>
          <table:table-cell office:value-type="float" office:value="0.277735970183757" calcext:value-type="float">
            <text:p>0,2777359702</text:p>
          </table:table-cell>
          <table:table-cell office:value-type="float" office:value="0.457233626529434" calcext:value-type="float">
            <text:p>0,4572336265</text:p>
          </table:table-cell>
          <table:table-cell office:value-type="float" office:value="0.574972198130001" calcext:value-type="float">
            <text:p>0,5749721981</text:p>
          </table:table-cell>
          <table:table-cell office:value-type="float" office:value="0.260871509055895" calcext:value-type="float">
            <text:p>0,2608715091</text:p>
          </table:table-cell>
          <table:table-cell office:value-type="float" office:value="0.264166472468662" calcext:value-type="float">
            <text:p>0,2641664725</text:p>
          </table:table-cell>
          <table:table-cell office:value-type="float" office:value="1.51131472217743" calcext:value-type="float">
            <text:p>1,5113147222</text:p>
          </table:table-cell>
          <table:table-cell office:value-type="float" office:value="1.52215027269618" calcext:value-type="float">
            <text:p>1,5221502727</text:p>
          </table:table-cell>
          <table:table-cell office:value-type="float" office:value="0.85887635610927" calcext:value-type="float">
            <text:p>0,8588763561</text:p>
          </table:table-cell>
          <table:table-cell office:value-type="float" office:value="0.867589443408209" calcext:value-type="float">
            <text:p>0,8675894434</text:p>
          </table:table-cell>
          <table:table-cell office:value-type="float" office:value="3.6074963701744" calcext:value-type="float">
            <text:p>3,6074963702</text:p>
          </table:table-cell>
          <table:table-cell office:value-type="float" office:value="3.7587726403927" calcext:value-type="float">
            <text:p>3,7587726404</text:p>
          </table:table-cell>
          <table:table-cell office:value-type="float" office:value="0.565464895635674" calcext:value-type="float">
            <text:p>0,5654648956</text:p>
          </table:table-cell>
          <table:table-cell office:value-type="float" office:value="0.525862068965517" calcext:value-type="float">
            <text:p>0,525862069</text:p>
          </table:table-cell>
          <table:table-cell office:value-type="float" office:value="0.00278728651399346" calcext:value-type="float">
            <text:p>0,0027872865</text:p>
          </table:table-cell>
          <table:table-cell office:value-type="float" office:value="0.00257053211061804" calcext:value-type="float">
            <text:p>0,0025705321</text:p>
          </table:table-cell>
          <table:table-cell office:value-type="float" office:value="4.54727130368331" calcext:value-type="float">
            <text:p>4,5472713037</text:p>
          </table:table-cell>
        </table:table-row>
        <table:table-row table:style-name="ro1">
          <table:table-cell office:value-type="float" office:value="0.253235137629585" calcext:value-type="float">
            <text:p>0,2532351376</text:p>
          </table:table-cell>
          <table:table-cell office:value-type="float" office:value="0.24941983430823" calcext:value-type="float">
            <text:p>0,2494198343</text:p>
          </table:table-cell>
          <table:table-cell office:value-type="float" office:value="0.262455982746707" calcext:value-type="float">
            <text:p>0,2624559827</text:p>
          </table:table-cell>
          <table:table-cell office:value-type="float" office:value="0.276028076953512" calcext:value-type="float">
            <text:p>0,276028077</text:p>
          </table:table-cell>
          <table:table-cell office:value-type="float" office:value="0.424516984005457" calcext:value-type="float">
            <text:p>0,424516984</text:p>
          </table:table-cell>
          <table:table-cell office:value-type="float" office:value="0.513097141869366" calcext:value-type="float">
            <text:p>0,5130971419</text:p>
          </table:table-cell>
          <table:table-cell office:value-type="float" office:value="0.239721056809963" calcext:value-type="float">
            <text:p>0,2397210568</text:p>
          </table:table-cell>
          <table:table-cell office:value-type="float" office:value="0.24148196076893" calcext:value-type="float">
            <text:p>0,2414819608</text:p>
          </table:table-cell>
          <table:table-cell office:value-type="float" office:value="1.38566158171849" calcext:value-type="float">
            <text:p>1,3856615817</text:p>
          </table:table-cell>
          <table:table-cell office:value-type="float" office:value="1.50281023234129" calcext:value-type="float">
            <text:p>1,5028102323</text:p>
          </table:table-cell>
          <table:table-cell office:value-type="float" office:value="0.84578373530558" calcext:value-type="float">
            <text:p>0,8457837353</text:p>
          </table:table-cell>
          <table:table-cell office:value-type="float" office:value="0.838882819075009" calcext:value-type="float">
            <text:p>0,8388828191</text:p>
          </table:table-cell>
          <table:table-cell office:value-type="float" office:value="3.41137447302889" calcext:value-type="float">
            <text:p>3,411374473</text:p>
          </table:table-cell>
          <table:table-cell office:value-type="float" office:value="3.62172010643729" calcext:value-type="float">
            <text:p>3,6217201064</text:p>
          </table:table-cell>
          <table:table-cell office:value-type="float" office:value="0.589500316255535" calcext:value-type="float">
            <text:p>0,5895003163</text:p>
          </table:table-cell>
          <table:table-cell office:value-type="float" office:value="0.560344827586207" calcext:value-type="float">
            <text:p>0,5603448276</text:p>
          </table:table-cell>
          <table:table-cell office:value-type="float" office:value="0.00312075166422985" calcext:value-type="float">
            <text:p>0,0031207517</text:p>
          </table:table-cell>
          <table:table-cell office:value-type="float" office:value="0.0027921256424771" calcext:value-type="float">
            <text:p>0,0027921256</text:p>
          </table:table-cell>
          <table:table-cell office:value-type="float" office:value="5.26315683606933" calcext:value-type="float">
            <text:p>5,2631568361</text:p>
          </table:table-cell>
        </table:table-row>
        <table:table-row table:style-name="ro1">
          <table:table-cell office:value-type="float" office:value="0.250721857696222" calcext:value-type="float">
            <text:p>0,2507218577</text:p>
          </table:table-cell>
          <table:table-cell office:value-type="float" office:value="0.248137804033267" calcext:value-type="float">
            <text:p>0,248137804</text:p>
          </table:table-cell>
          <table:table-cell office:value-type="float" office:value="0.260097422715762" calcext:value-type="float">
            <text:p>0,2600974227</text:p>
          </table:table-cell>
          <table:table-cell office:value-type="float" office:value="0.276824135784911" calcext:value-type="float">
            <text:p>0,2768241358</text:p>
          </table:table-cell>
          <table:table-cell office:value-type="float" office:value="0.396583899101537" calcext:value-type="float">
            <text:p>0,3965838991</text:p>
          </table:table-cell>
          <table:table-cell office:value-type="float" office:value="0.52307592217403" calcext:value-type="float">
            <text:p>0,5230759222</text:p>
          </table:table-cell>
          <table:table-cell office:value-type="float" office:value="0.225865560247825" calcext:value-type="float">
            <text:p>0,2258655602</text:p>
          </table:table-cell>
          <table:table-cell office:value-type="float" office:value="0.244056494867907" calcext:value-type="float">
            <text:p>0,2440564949</text:p>
          </table:table-cell>
          <table:table-cell office:value-type="float" office:value="1.31829416616139" calcext:value-type="float">
            <text:p>1,3182941662</text:p>
          </table:table-cell>
          <table:table-cell office:value-type="float" office:value="1.52327524934863" calcext:value-type="float">
            <text:p>1,5232752493</text:p>
          </table:table-cell>
          <table:table-cell office:value-type="float" office:value="0.829618577232171" calcext:value-type="float">
            <text:p>0,8296185772</text:p>
          </table:table-cell>
          <table:table-cell office:value-type="float" office:value="0.826751076198857" calcext:value-type="float">
            <text:p>0,8267510762</text:p>
          </table:table-cell>
          <table:table-cell office:value-type="float" office:value="3.28118149492275" calcext:value-type="float">
            <text:p>3,2811814949</text:p>
          </table:table-cell>
          <table:table-cell office:value-type="float" office:value="3.64212071073466" calcext:value-type="float">
            <text:p>3,6421207107</text:p>
          </table:table-cell>
          <table:table-cell office:value-type="float" office:value="0.612270714737508" calcext:value-type="float">
            <text:p>0,6122707147</text:p>
          </table:table-cell>
          <table:table-cell office:value-type="float" office:value="0.551724137931034" calcext:value-type="float">
            <text:p>0,5517241379</text:p>
          </table:table-cell>
          <table:table-cell office:value-type="float" office:value="0.00341422774126247" calcext:value-type="float">
            <text:p>0,0034142277</text:p>
          </table:table-cell>
          <table:table-cell office:value-type="float" office:value="0.00271495393477538" calcext:value-type="float">
            <text:p>0,0027149539</text:p>
          </table:table-cell>
          <table:table-cell office:value-type="float" office:value="5.0389545029431" calcext:value-type="float">
            <text:p>5,0389545029</text:p>
          </table:table-cell>
        </table:table-row>
        <table:table-row table:style-name="ro1">
          <table:table-cell office:value-type="float" office:value="0.24799099177724" calcext:value-type="float">
            <text:p>0,2479909918</text:p>
          </table:table-cell>
          <table:table-cell office:value-type="float" office:value="0.250846590549717" calcext:value-type="float">
            <text:p>0,2508465905</text:p>
          </table:table-cell>
          <table:table-cell office:value-type="float" office:value="0.258239254619326" calcext:value-type="float">
            <text:p>0,2582392546</text:p>
          </table:table-cell>
          <table:table-cell office:value-type="float" office:value="0.281269936314543" calcext:value-type="float">
            <text:p>0,2812699363</text:p>
          </table:table-cell>
          <table:table-cell office:value-type="float" office:value="0.376352700545786" calcext:value-type="float">
            <text:p>0,3763527005</text:p>
          </table:table-cell>
          <table:table-cell office:value-type="float" office:value="0.496903177647318" calcext:value-type="float">
            <text:p>0,4969031776</text:p>
          </table:table-cell>
          <table:table-cell office:value-type="float" office:value="0.221240784360233" calcext:value-type="float">
            <text:p>0,2212407844</text:p>
          </table:table-cell>
          <table:table-cell office:value-type="float" office:value="0.228312150998261" calcext:value-type="float">
            <text:p>0,228312151</text:p>
          </table:table-cell>
          <table:table-cell office:value-type="float" office:value="1.27233574195876" calcext:value-type="float">
            <text:p>1,272335742</text:p>
          </table:table-cell>
          <table:table-cell office:value-type="float" office:value="1.6507139312553" calcext:value-type="float">
            <text:p>1,6507139313</text:p>
          </table:table-cell>
          <table:table-cell office:value-type="float" office:value="0.809431587920243" calcext:value-type="float">
            <text:p>0,8094315879</text:p>
          </table:table-cell>
          <table:table-cell office:value-type="float" office:value="0.804519310593605" calcext:value-type="float">
            <text:p>0,8045193106</text:p>
          </table:table-cell>
          <table:table-cell office:value-type="float" office:value="3.18559107088274" calcext:value-type="float">
            <text:p>3,1855910709</text:p>
          </table:table-cell>
          <table:table-cell office:value-type="float" office:value="3.71256509937089" calcext:value-type="float">
            <text:p>3,7125650994</text:p>
          </table:table-cell>
          <table:table-cell office:value-type="float" office:value="0.63314358001265" calcext:value-type="float">
            <text:p>0,63314358</text:p>
          </table:table-cell>
          <table:table-cell office:value-type="float" office:value="0.583333333333333" calcext:value-type="float">
            <text:p>0,5833333333</text:p>
          </table:table-cell>
          <table:table-cell office:value-type="float" office:value="0.00372841724676904" calcext:value-type="float">
            <text:p>0,0037284172</text:p>
          </table:table-cell>
          <table:table-cell office:value-type="float" office:value="0.00331447508790584" calcext:value-type="float">
            <text:p>0,0033144751</text:p>
          </table:table-cell>
          <table:table-cell office:value-type="float" office:value="6.50410494750056" calcext:value-type="float">
            <text:p>6,5041049475</text:p>
          </table:table-cell>
        </table:table-row>
        <table:table-row table:style-name="ro1">
          <table:table-cell office:value-type="float" office:value="0.246797044346156" calcext:value-type="float">
            <text:p>0,2467970443</text:p>
          </table:table-cell>
          <table:table-cell office:value-type="float" office:value="0.243331000932436" calcext:value-type="float">
            <text:p>0,2433310009</text:p>
          </table:table-cell>
          <table:table-cell office:value-type="float" office:value="0.257484732147067" calcext:value-type="float">
            <text:p>0,2574847321</text:p>
          </table:table-cell>
          <table:table-cell office:value-type="float" office:value="0.286072944628641" calcext:value-type="float">
            <text:p>0,2860729446</text:p>
          </table:table-cell>
          <table:table-cell office:value-type="float" office:value="0.379703166897238" calcext:value-type="float">
            <text:p>0,3797031669</text:p>
          </table:table-cell>
          <table:table-cell office:value-type="float" office:value="0.492702716441147" calcext:value-type="float">
            <text:p>0,4927027164</text:p>
          </table:table-cell>
          <table:table-cell office:value-type="float" office:value="0.226934069471116" calcext:value-type="float">
            <text:p>0,2269340695</text:p>
          </table:table-cell>
          <table:table-cell office:value-type="float" office:value="0.233762294800695" calcext:value-type="float">
            <text:p>0,2337622948</text:p>
          </table:table-cell>
          <table:table-cell office:value-type="float" office:value="1.27763409002117" calcext:value-type="float">
            <text:p>1,27763409</text:p>
          </table:table-cell>
          <table:table-cell office:value-type="float" office:value="1.47174492504062" calcext:value-type="float">
            <text:p>1,471744925</text:p>
          </table:table-cell>
          <table:table-cell office:value-type="float" office:value="0.802930061459768" calcext:value-type="float">
            <text:p>0,8029300615</text:p>
          </table:table-cell>
          <table:table-cell office:value-type="float" office:value="0.802978893806194" calcext:value-type="float">
            <text:p>0,8029788938</text:p>
          </table:table-cell>
          <table:table-cell office:value-type="float" office:value="3.19148316555277" calcext:value-type="float">
            <text:p>3,1914831656</text:p>
          </table:table-cell>
          <table:table-cell office:value-type="float" office:value="3.53059278685471" calcext:value-type="float">
            <text:p>3,5305927869</text:p>
          </table:table-cell>
          <table:table-cell office:value-type="float" office:value="0.628716002530045" calcext:value-type="float">
            <text:p>0,6287160025</text:p>
          </table:table-cell>
          <table:table-cell office:value-type="float" office:value="0.568965517241379" calcext:value-type="float">
            <text:p>0,5689655172</text:p>
          </table:table-cell>
          <table:table-cell office:value-type="float" office:value="0.00386761221046729" calcext:value-type="float">
            <text:p>0,0038676122</text:p>
          </table:table-cell>
          <table:table-cell office:value-type="float" office:value="0.00320771644831281" calcext:value-type="float">
            <text:p>0,0032077164</text:p>
          </table:table-cell>
          <table:table-cell office:value-type="float" office:value="6.13956928207071" calcext:value-type="float">
            <text:p>6,1395692821</text:p>
          </table:table-cell>
        </table:table-row>
        <table:table-row table:style-name="ro1">
          <table:table-cell office:value-type="float" office:value="0.244608378837462" calcext:value-type="float">
            <text:p>0,2446083788</text:p>
          </table:table-cell>
          <table:table-cell office:value-type="float" office:value="0.239494061948539" calcext:value-type="float">
            <text:p>0,2394940619</text:p>
          </table:table-cell>
          <table:table-cell office:value-type="float" office:value="0.255508355487409" calcext:value-type="float">
            <text:p>0,2555083555</text:p>
          </table:table-cell>
          <table:table-cell office:value-type="float" office:value="0.279958339581848" calcext:value-type="float">
            <text:p>0,2799583396</text:p>
          </table:table-cell>
          <table:table-cell office:value-type="float" office:value="0.345153613161239" calcext:value-type="float">
            <text:p>0,3451536132</text:p>
          </table:table-cell>
          <table:table-cell office:value-type="float" office:value="0.493011212383486" calcext:value-type="float">
            <text:p>0,4930112124</text:p>
          </table:table-cell>
          <table:table-cell office:value-type="float" office:value="0.207232713555023" calcext:value-type="float">
            <text:p>0,2072327136</text:p>
          </table:table-cell>
          <table:table-cell office:value-type="float" office:value="0.208056694391165" calcext:value-type="float">
            <text:p>0,2080566944</text:p>
          </table:table-cell>
          <table:table-cell office:value-type="float" office:value="1.26183820002672" calcext:value-type="float">
            <text:p>1,2618382</text:p>
          </table:table-cell>
          <table:table-cell office:value-type="float" office:value="1.40642483853574" calcext:value-type="float">
            <text:p>1,4064248385</text:p>
          </table:table-cell>
          <table:table-cell office:value-type="float" office:value="0.783824969429445" calcext:value-type="float">
            <text:p>0,7838249694</text:p>
          </table:table-cell>
          <table:table-cell office:value-type="float" office:value="0.775976301267229" calcext:value-type="float">
            <text:p>0,7759763013</text:p>
          </table:table-cell>
          <table:table-cell office:value-type="float" office:value="3.09816623186477" calcext:value-type="float">
            <text:p>3,0981662319</text:p>
          </table:table-cell>
          <table:table-cell office:value-type="float" office:value="3.40292144643849" calcext:value-type="float">
            <text:p>3,4029214464</text:p>
          </table:table-cell>
          <table:table-cell office:value-type="float" office:value="0.669512966476913" calcext:value-type="float">
            <text:p>0,6695129665</text:p>
          </table:table-cell>
          <table:table-cell office:value-type="float" office:value="0.612068965517241" calcext:value-type="float">
            <text:p>0,6120689655</text:p>
          </table:table-cell>
          <table:table-cell office:value-type="float" office:value="0.00402930721449323" calcext:value-type="float">
            <text:p>0,0040293072</text:p>
          </table:table-cell>
          <table:table-cell office:value-type="float" office:value="0.00348163803549528" calcext:value-type="float">
            <text:p>0,003481638</text:p>
          </table:table-cell>
          <table:table-cell office:value-type="float" office:value="7.16869271508478" calcext:value-type="float">
            <text:p>7,1686927151</text:p>
          </table:table-cell>
        </table:table-row>
        <table:table-row table:style-name="ro1">
          <table:table-cell office:value-type="float" office:value="0.240224306683767" calcext:value-type="float">
            <text:p>0,2402243067</text:p>
          </table:table-cell>
          <table:table-cell office:value-type="float" office:value="0.239213942453779" calcext:value-type="float">
            <text:p>0,2392139425</text:p>
          </table:table-cell>
          <table:table-cell office:value-type="float" office:value="0.251689917756658" calcext:value-type="float">
            <text:p>0,2516899178</text:p>
          </table:table-cell>
          <table:table-cell office:value-type="float" office:value="0.282331533050355" calcext:value-type="float">
            <text:p>0,2823315331</text:p>
          </table:table-cell>
          <table:table-cell office:value-type="float" office:value="0.324523533554229" calcext:value-type="float">
            <text:p>0,3245235336</text:p>
          </table:table-cell>
          <table:table-cell office:value-type="float" office:value="0.494647931900168" calcext:value-type="float">
            <text:p>0,4946479319</text:p>
          </table:table-cell>
          <table:table-cell office:value-type="float" office:value="0.200750066544181" calcext:value-type="float">
            <text:p>0,2007500665</text:p>
          </table:table-cell>
          <table:table-cell office:value-type="float" office:value="0.192058578000734" calcext:value-type="float">
            <text:p>0,192058578</text:p>
          </table:table-cell>
          <table:table-cell office:value-type="float" office:value="1.18048293419196" calcext:value-type="float">
            <text:p>1,1804829342</text:p>
          </table:table-cell>
          <table:table-cell office:value-type="float" office:value="1.42005415787471" calcext:value-type="float">
            <text:p>1,4200541579</text:p>
          </table:table-cell>
          <table:table-cell office:value-type="float" office:value="0.760653662274413" calcext:value-type="float">
            <text:p>0,7606536623</text:p>
          </table:table-cell>
          <table:table-cell office:value-type="float" office:value="0.766883280770532" calcext:value-type="float">
            <text:p>0,7668832808</text:p>
          </table:table-cell>
          <table:table-cell office:value-type="float" office:value="2.95832441450296" calcext:value-type="float">
            <text:p>2,9583244145</text:p>
          </table:table-cell>
          <table:table-cell office:value-type="float" office:value="3.39518945792626" calcext:value-type="float">
            <text:p>3,3951894579</text:p>
          </table:table-cell>
          <table:table-cell office:value-type="float" office:value="0.69291587602783" calcext:value-type="float">
            <text:p>0,692915876</text:p>
          </table:table-cell>
          <table:table-cell office:value-type="float" office:value="0.620689655172414" calcext:value-type="float">
            <text:p>0,6206896552</text:p>
          </table:table-cell>
          <table:table-cell office:value-type="float" office:value="0.00454708540223818" calcext:value-type="float">
            <text:p>0,0045470854</text:p>
          </table:table-cell>
          <table:table-cell office:value-type="float" office:value="0.00382925157922323" calcext:value-type="float">
            <text:p>0,0038292516</text:p>
          </table:table-cell>
          <table:table-cell office:value-type="float" office:value="7.99547729741811" calcext:value-type="float">
            <text:p>7,9954772974</text:p>
          </table:table-cell>
        </table:table-row>
        <table:table-row table:style-name="ro1">
          <table:table-cell office:value-type="float" office:value="0.238781146025232" calcext:value-type="float">
            <text:p>0,238781146</text:p>
          </table:table-cell>
          <table:table-cell office:value-type="float" office:value="0.234186625959159" calcext:value-type="float">
            <text:p>0,234186626</text:p>
          </table:table-cell>
          <table:table-cell office:value-type="float" office:value="0.249817275904061" calcext:value-type="float">
            <text:p>0,2498172759</text:p>
          </table:table-cell>
          <table:table-cell office:value-type="float" office:value="0.281075464304665" calcext:value-type="float">
            <text:p>0,2810754643</text:p>
          </table:table-cell>
          <table:table-cell office:value-type="float" office:value="0.311370076144803" calcext:value-type="float">
            <text:p>0,3113700761</text:p>
          </table:table-cell>
          <table:table-cell office:value-type="float" office:value="0.50606677415861" calcext:value-type="float">
            <text:p>0,5060667742</text:p>
          </table:table-cell>
          <table:table-cell office:value-type="float" office:value="0.203354066755443" calcext:value-type="float">
            <text:p>0,2033540668</text:p>
          </table:table-cell>
          <table:table-cell office:value-type="float" office:value="0.189349597974295" calcext:value-type="float">
            <text:p>0,189349598</text:p>
          </table:table-cell>
          <table:table-cell office:value-type="float" office:value="1.10788967860492" calcext:value-type="float">
            <text:p>1,1078896786</text:p>
          </table:table-cell>
          <table:table-cell office:value-type="float" office:value="1.35809135925153" calcext:value-type="float">
            <text:p>1,3580913593</text:p>
          </table:table-cell>
          <table:table-cell office:value-type="float" office:value="0.747028512028408" calcext:value-type="float">
            <text:p>0,747028512</text:p>
          </table:table-cell>
          <table:table-cell office:value-type="float" office:value="0.768949941828333" calcext:value-type="float">
            <text:p>0,7689499418</text:p>
          </table:table-cell>
          <table:table-cell office:value-type="float" office:value="2.8582407534688" calcext:value-type="float">
            <text:p>2,8582407535</text:p>
          </table:table-cell>
          <table:table-cell office:value-type="float" office:value="3.33771975287076" calcext:value-type="float">
            <text:p>3,3377197529</text:p>
          </table:table-cell>
          <table:table-cell office:value-type="float" office:value="0.71505376344086" calcext:value-type="float">
            <text:p>0,7150537634</text:p>
          </table:table-cell>
          <table:table-cell office:value-type="float" office:value="0.623563218390805" calcext:value-type="float">
            <text:p>0,6235632184</text:p>
          </table:table-cell>
          <table:table-cell office:value-type="float" office:value="0.00499510020411212" calcext:value-type="float">
            <text:p>0,0049951002</text:p>
          </table:table-cell>
          <table:table-cell office:value-type="float" office:value="0.00399370990396747" calcext:value-type="float">
            <text:p>0,0039937099</text:p>
          </table:table-cell>
          <table:table-cell office:value-type="float" office:value="8.37747214188909" calcext:value-type="float">
            <text:p>8,3774721419</text:p>
          </table:table-cell>
        </table:table-row>
        <table:table-row table:style-name="ro1">
          <table:table-cell office:value-type="float" office:value="0.234338360508509" calcext:value-type="float">
            <text:p>0,2343383605</text:p>
          </table:table-cell>
          <table:table-cell office:value-type="float" office:value="0.238080083794996" calcext:value-type="float">
            <text:p>0,2380800838</text:p>
          </table:table-cell>
          <table:table-cell office:value-type="float" office:value="0.246729739749127" calcext:value-type="float">
            <text:p>0,2467297397</text:p>
          </table:table-cell>
          <table:table-cell office:value-type="float" office:value="0.280694785339212" calcext:value-type="float">
            <text:p>0,2806947853</text:p>
          </table:table-cell>
          <table:table-cell office:value-type="float" office:value="0.288811944709724" calcext:value-type="float">
            <text:p>0,2888119447</text:p>
          </table:table-cell>
          <table:table-cell office:value-type="float" office:value="0.478553816265393" calcext:value-type="float">
            <text:p>0,4785538163</text:p>
          </table:table-cell>
          <table:table-cell office:value-type="float" office:value="0.17677935526635" calcext:value-type="float">
            <text:p>0,1767793553</text:p>
          </table:table-cell>
          <table:table-cell office:value-type="float" office:value="0.205604111933318" calcext:value-type="float">
            <text:p>0,2056041119</text:p>
          </table:table-cell>
          <table:table-cell office:value-type="float" office:value="1.03583369918691" calcext:value-type="float">
            <text:p>1,0358336992</text:p>
          </table:table-cell>
          <table:table-cell office:value-type="float" office:value="1.32198423866568" calcext:value-type="float">
            <text:p>1,3219842387</text:p>
          </table:table-cell>
          <table:table-cell office:value-type="float" office:value="0.734685958477985" calcext:value-type="float">
            <text:p>0,7346859585</text:p>
          </table:table-cell>
          <table:table-cell office:value-type="float" office:value="0.767171245453687" calcext:value-type="float">
            <text:p>0,7671712455</text:p>
          </table:table-cell>
          <table:table-cell office:value-type="float" office:value="2.71717905070795" calcext:value-type="float">
            <text:p>2,7171790507</text:p>
          </table:table-cell>
          <table:table-cell office:value-type="float" office:value="3.29208825785538" calcext:value-type="float">
            <text:p>3,2920882579</text:p>
          </table:table-cell>
          <table:table-cell office:value-type="float" office:value="0.736559139784945" calcext:value-type="float">
            <text:p>0,7365591398</text:p>
          </table:table-cell>
          <table:table-cell office:value-type="float" office:value="0.620689655172414" calcext:value-type="float">
            <text:p>0,6206896552</text:p>
          </table:table-cell>
          <table:table-cell office:value-type="float" office:value="0.00567768327531334" calcext:value-type="float">
            <text:p>0,0056776833</text:p>
          </table:table-cell>
          <table:table-cell office:value-type="float" office:value="0.00446837377586965" calcext:value-type="float">
            <text:p>0,0044683738</text:p>
          </table:table-cell>
          <table:table-cell office:value-type="float" office:value="9.32996444401582" calcext:value-type="float">
            <text:p>9,329964444</text:p>
          </table:table-cell>
        </table:table-row>
        <table:table-row table:style-name="ro1">
          <table:table-cell office:value-type="float" office:value="0.230721084195932" calcext:value-type="float">
            <text:p>0,2307210842</text:p>
          </table:table-cell>
          <table:table-cell office:value-type="float" office:value="0.236213724670835" calcext:value-type="float">
            <text:p>0,2362137247</text:p>
          </table:table-cell>
          <table:table-cell office:value-type="float" office:value="0.245181399215391" calcext:value-type="float">
            <text:p>0,2451813992</text:p>
          </table:table-cell>
          <table:table-cell office:value-type="float" office:value="0.27775550111205" calcext:value-type="float">
            <text:p>0,2777555011</text:p>
          </table:table-cell>
          <table:table-cell office:value-type="float" office:value="0.272370673395426" calcext:value-type="float">
            <text:p>0,2723706734</text:p>
          </table:table-cell>
          <table:table-cell office:value-type="float" office:value="0.464348087653795" calcext:value-type="float">
            <text:p>0,4643480877</text:p>
          </table:table-cell>
          <table:table-cell office:value-type="float" office:value="0.166999057918093" calcext:value-type="float">
            <text:p>0,1669990579</text:p>
          </table:table-cell>
          <table:table-cell office:value-type="float" office:value="0.205272714403848" calcext:value-type="float">
            <text:p>0,2052727144</text:p>
          </table:table-cell>
          <table:table-cell office:value-type="float" office:value="0.971106658638428" calcext:value-type="float">
            <text:p>0,9711066586</text:p>
          </table:table-cell>
          <table:table-cell office:value-type="float" office:value="1.29874159241545" calcext:value-type="float">
            <text:p>1,2987415924</text:p>
          </table:table-cell>
          <table:table-cell office:value-type="float" office:value="0.72320211165544" calcext:value-type="float">
            <text:p>0,7232021117</text:p>
          </table:table-cell>
          <table:table-cell office:value-type="float" office:value="0.740304812532047" calcext:value-type="float">
            <text:p>0,7403048125</text:p>
          </table:table-cell>
          <table:table-cell office:value-type="float" office:value="2.60958098324698" calcext:value-type="float">
            <text:p>2,6095809832</text:p>
          </table:table-cell>
          <table:table-cell office:value-type="float" office:value="3.22263637904463" calcext:value-type="float">
            <text:p>3,222636379</text:p>
          </table:table-cell>
          <table:table-cell office:value-type="float" office:value="0.741619228336495" calcext:value-type="float">
            <text:p>0,7416192283</text:p>
          </table:table-cell>
          <table:table-cell office:value-type="float" office:value="0.660919540229885" calcext:value-type="float">
            <text:p>0,6609195402</text:p>
          </table:table-cell>
          <table:table-cell office:value-type="float" office:value="0.00611851597885533" calcext:value-type="float">
            <text:p>0,006118516</text:p>
          </table:table-cell>
          <table:table-cell office:value-type="float" office:value="0.00525000740528018" calcext:value-type="float">
            <text:p>0,0052500074</text:p>
          </table:table-cell>
          <table:table-cell office:value-type="float" office:value="11.6725164644063" calcext:value-type="float">
            <text:p>11,6725164644</text:p>
          </table:table-cell>
        </table:table-row>
        <table:table-row table:style-name="ro1">
          <table:table-cell office:value-type="float" office:value="0.227019284012477" calcext:value-type="float">
            <text:p>0,227019284</text:p>
          </table:table-cell>
          <table:table-cell office:value-type="float" office:value="0.23605138150943" calcext:value-type="float">
            <text:p>0,2360513815</text:p>
          </table:table-cell>
          <table:table-cell office:value-type="float" office:value="0.241708188893716" calcext:value-type="float">
            <text:p>0,2417081889</text:p>
          </table:table-cell>
          <table:table-cell office:value-type="float" office:value="0.282432067621467" calcext:value-type="float">
            <text:p>0,2824320676</text:p>
          </table:table-cell>
          <table:table-cell office:value-type="float" office:value="0.259446957843279" calcext:value-type="float">
            <text:p>0,2594469578</text:p>
          </table:table-cell>
          <table:table-cell office:value-type="float" office:value="0.478579856316832" calcext:value-type="float">
            <text:p>0,4785798563</text:p>
          </table:table-cell>
          <table:table-cell office:value-type="float" office:value="0.160736921676548" calcext:value-type="float">
            <text:p>0,1607369217</text:p>
          </table:table-cell>
          <table:table-cell office:value-type="float" office:value="0.193798800420311" calcext:value-type="float">
            <text:p>0,1937988004</text:p>
          </table:table-cell>
          <table:table-cell office:value-type="float" office:value="0.910716712771715" calcext:value-type="float">
            <text:p>0,9107167128</text:p>
          </table:table-cell>
          <table:table-cell office:value-type="float" office:value="1.3036476436617" calcext:value-type="float">
            <text:p>1,3036476437</text:p>
          </table:table-cell>
          <table:table-cell office:value-type="float" office:value="0.708628344778997" calcext:value-type="float">
            <text:p>0,7086283448</text:p>
          </table:table-cell>
          <table:table-cell office:value-type="float" office:value="0.735533771586829" calcext:value-type="float">
            <text:p>0,7355337716</text:p>
          </table:table-cell>
          <table:table-cell office:value-type="float" office:value="2.50825641232152" calcext:value-type="float">
            <text:p>2,5082564123</text:p>
          </table:table-cell>
          <table:table-cell office:value-type="float" office:value="3.2300435448515" calcext:value-type="float">
            <text:p>3,2300435449</text:p>
          </table:table-cell>
          <table:table-cell office:value-type="float" office:value="0.758697027197975" calcext:value-type="float">
            <text:p>0,7586970272</text:p>
          </table:table-cell>
          <table:table-cell office:value-type="float" office:value="0.675287356321839" calcext:value-type="float">
            <text:p>0,6752873563</text:p>
          </table:table-cell>
          <table:table-cell office:value-type="float" office:value="0.00678611475658044" calcext:value-type="float">
            <text:p>0,0067861148</text:p>
          </table:table-cell>
          <table:table-cell office:value-type="float" office:value="0.00573854372748926" calcext:value-type="float">
            <text:p>0,0057385437</text:p>
          </table:table-cell>
          <table:table-cell office:value-type="float" office:value="13.0360585009464" calcext:value-type="float">
            <text:p>13,0360585009</text:p>
          </table:table-cell>
        </table:table-row>
        <table:table-row table:style-name="ro1">
          <table:table-cell office:value-type="float" office:value="0.225490636151775" calcext:value-type="float">
            <text:p>0,2254906362</text:p>
          </table:table-cell>
          <table:table-cell office:value-type="float" office:value="0.269246350289403" calcext:value-type="float">
            <text:p>0,2692463503</text:p>
          </table:table-cell>
          <table:table-cell office:value-type="float" office:value="0.241223787690585" calcext:value-type="float">
            <text:p>0,2412237877</text:p>
          </table:table-cell>
          <table:table-cell office:value-type="float" office:value="0.291582217384812" calcext:value-type="float">
            <text:p>0,2915822174</text:p>
          </table:table-cell>
          <table:table-cell office:value-type="float" office:value="0.256408927769999" calcext:value-type="float">
            <text:p>0,2564089278</text:p>
          </table:table-cell>
          <table:table-cell office:value-type="float" office:value="0.941646272601592" calcext:value-type="float">
            <text:p>0,9416462726</text:p>
          </table:table-cell>
          <table:table-cell office:value-type="float" office:value="0.1603899246774" calcext:value-type="float">
            <text:p>0,1603899247</text:p>
          </table:table-cell>
          <table:table-cell office:value-type="float" office:value="0.553899165011585" calcext:value-type="float">
            <text:p>0,553899165</text:p>
          </table:table-cell>
          <table:table-cell office:value-type="float" office:value="0.923263504026737" calcext:value-type="float">
            <text:p>0,923263504</text:p>
          </table:table-cell>
          <table:table-cell office:value-type="float" office:value="3.45596300232513" calcext:value-type="float">
            <text:p>3,4559630023</text:p>
          </table:table-cell>
          <table:table-cell office:value-type="float" office:value="0.699314213002655" calcext:value-type="float">
            <text:p>0,699314213</text:p>
          </table:table-cell>
          <table:table-cell office:value-type="float" office:value="0.83089798509047" calcext:value-type="float">
            <text:p>0,8308979851</text:p>
          </table:table-cell>
          <table:table-cell office:value-type="float" office:value="2.50609099729238" calcext:value-type="float">
            <text:p>2,5060909973</text:p>
          </table:table-cell>
          <table:table-cell office:value-type="float" office:value="6.34323489254919" calcext:value-type="float">
            <text:p>6,3432348925</text:p>
          </table:table-cell>
          <table:table-cell office:value-type="float" office:value="0.771030993042377" calcext:value-type="float">
            <text:p>0,771030993</text:p>
          </table:table-cell>
          <table:table-cell office:value-type="float" office:value="0.557471264367816" calcext:value-type="float">
            <text:p>0,5574712644</text:p>
          </table:table-cell>
          <table:table-cell office:value-type="float" office:value="0.0071385704536189" calcext:value-type="float">
            <text:p>0,0071385705</text:p>
          </table:table-cell>
          <table:table-cell office:value-type="float" office:value="0.00206704115023991" calcext:value-type="float">
            <text:p>0,0020670412</text:p>
          </table:table-cell>
          <table:table-cell office:value-type="float" office:value="3.87639117041659" calcext:value-type="float">
            <text:p>3,8763911704</text:p>
          </table:table-cell>
        </table:table-row>
        <table:table-row table:style-name="ro1">
          <table:table-cell office:value-type="float" office:value="0.231123261553033" calcext:value-type="float">
            <text:p>0,2311232616</text:p>
          </table:table-cell>
          <table:table-cell office:value-type="float" office:value="0.227102956501767" calcext:value-type="float">
            <text:p>0,2271029565</text:p>
          </table:table-cell>
          <table:table-cell office:value-type="float" office:value="0.252059789007276" calcext:value-type="float">
            <text:p>0,252059789</text:p>
          </table:table-cell>
          <table:table-cell office:value-type="float" office:value="0.26800510005078" calcext:value-type="float">
            <text:p>0,2680051001</text:p>
          </table:table-cell>
          <table:table-cell office:value-type="float" office:value="0.340011421939664" calcext:value-type="float">
            <text:p>0,3400114219</text:p>
          </table:table-cell>
          <table:table-cell office:value-type="float" office:value="0.381527599170081" calcext:value-type="float">
            <text:p>0,3815275992</text:p>
          </table:table-cell>
          <table:table-cell office:value-type="float" office:value="0.200507304037831" calcext:value-type="float">
            <text:p>0,200507304</text:p>
          </table:table-cell>
          <table:table-cell office:value-type="float" office:value="0.20766431102913" calcext:value-type="float">
            <text:p>0,207664311</text:p>
          </table:table-cell>
          <table:table-cell office:value-type="float" office:value="1.26772652887359" calcext:value-type="float">
            <text:p>1,2677265289</text:p>
          </table:table-cell>
          <table:table-cell office:value-type="float" office:value="1.06857125364758" calcext:value-type="float">
            <text:p>1,0685712536</text:p>
          </table:table-cell>
          <table:table-cell office:value-type="float" office:value="0.735595749779489" calcext:value-type="float">
            <text:p>0,7355957498</text:p>
          </table:table-cell>
          <table:table-cell office:value-type="float" office:value="0.73692054327192" calcext:value-type="float">
            <text:p>0,7369205433</text:p>
          </table:table-cell>
          <table:table-cell office:value-type="float" office:value="3.02702405782985" calcext:value-type="float">
            <text:p>3,0270240578</text:p>
          </table:table-cell>
          <table:table-cell office:value-type="float" office:value="2.88979179078135" calcext:value-type="float">
            <text:p>2,8897917908</text:p>
          </table:table-cell>
          <table:table-cell office:value-type="float" office:value="0.705249841872233" calcext:value-type="float">
            <text:p>0,7052498419</text:p>
          </table:table-cell>
          <table:table-cell office:value-type="float" office:value="0.701149425287356" calcext:value-type="float">
            <text:p>0,7011494253</text:p>
          </table:table-cell>
          <table:table-cell office:value-type="float" office:value="0.00543969514901423" calcext:value-type="float">
            <text:p>0,0054396951</text:p>
          </table:table-cell>
          <table:table-cell office:value-type="float" office:value="0.00646121357587255" calcext:value-type="float">
            <text:p>0,0064612136</text:p>
          </table:table-cell>
          <table:table-cell office:value-type="float" office:value="15.2398490876247" calcext:value-type="float">
            <text:p>15,2398490876</text:p>
          </table:table-cell>
        </table:table-row>
        <table:table-row table:style-name="ro1">
          <table:table-cell office:value-type="float" office:value="0.219104478227821" calcext:value-type="float">
            <text:p>0,2191044782</text:p>
          </table:table-cell>
          <table:table-cell office:value-type="float" office:value="0.217570770921282" calcext:value-type="float">
            <text:p>0,2175707709</text:p>
          </table:table-cell>
          <table:table-cell office:value-type="float" office:value="0.241945003742691" calcext:value-type="float">
            <text:p>0,2419450037</text:p>
          </table:table-cell>
          <table:table-cell office:value-type="float" office:value="0.259741204007978" calcext:value-type="float">
            <text:p>0,259741204</text:p>
          </table:table-cell>
          <table:table-cell office:value-type="float" office:value="0.258390592650366" calcext:value-type="float">
            <text:p>0,2583905927</text:p>
          </table:table-cell>
          <table:table-cell office:value-type="float" office:value="0.390981002816888" calcext:value-type="float">
            <text:p>0,3909810028</text:p>
          </table:table-cell>
          <table:table-cell office:value-type="float" office:value="0.153031348190416" calcext:value-type="float">
            <text:p>0,1530313482</text:p>
          </table:table-cell>
          <table:table-cell office:value-type="float" office:value="0.190491657174225" calcext:value-type="float">
            <text:p>0,1904916572</text:p>
          </table:table-cell>
          <table:table-cell office:value-type="float" office:value="0.880558774016614" calcext:value-type="float">
            <text:p>0,880558774</text:p>
          </table:table-cell>
          <table:table-cell office:value-type="float" office:value="0.976336495372756" calcext:value-type="float">
            <text:p>0,9763364954</text:p>
          </table:table-cell>
          <table:table-cell office:value-type="float" office:value="0.694074121439932" calcext:value-type="float">
            <text:p>0,6940741214</text:p>
          </table:table-cell>
          <table:table-cell office:value-type="float" office:value="0.72424633158692" calcext:value-type="float">
            <text:p>0,7242463316</text:p>
          </table:table-cell>
          <table:table-cell office:value-type="float" office:value="2.44710431831838" calcext:value-type="float">
            <text:p>2,4471043183</text:p>
          </table:table-cell>
          <table:table-cell office:value-type="float" office:value="2.75936748036023" calcext:value-type="float">
            <text:p>2,7593674804</text:p>
          </table:table-cell>
          <table:table-cell office:value-type="float" office:value="0.776723592662871" calcext:value-type="float">
            <text:p>0,7767235927</text:p>
          </table:table-cell>
          <table:table-cell office:value-type="float" office:value="0.681034482758621" calcext:value-type="float">
            <text:p>0,6810344828</text:p>
          </table:table-cell>
          <table:table-cell office:value-type="float" office:value="0.00783863048994192" calcext:value-type="float">
            <text:p>0,0078386305</text:p>
          </table:table-cell>
          <table:table-cell office:value-type="float" office:value="0.00640436149638017" calcext:value-type="float">
            <text:p>0,0064043615</text:p>
          </table:table-cell>
          <table:table-cell office:value-type="float" office:value="14.672392188207" calcext:value-type="float">
            <text:p>14,6723921882</text:p>
          </table:table-cell>
        </table:table-row>
        <table:table-row table:style-name="ro1">
          <table:table-cell office:value-type="float" office:value="0.214167977279251" calcext:value-type="float">
            <text:p>0,2141679773</text:p>
          </table:table-cell>
          <table:table-cell office:value-type="float" office:value="0.218202179667122" calcext:value-type="float">
            <text:p>0,2182021797</text:p>
          </table:table-cell>
          <table:table-cell office:value-type="float" office:value="0.236871989809546" calcext:value-type="float">
            <text:p>0,2368719898</text:p>
          </table:table-cell>
          <table:table-cell office:value-type="float" office:value="0.261741340978288" calcext:value-type="float">
            <text:p>0,261741341</text:p>
          </table:table-cell>
          <table:table-cell office:value-type="float" office:value="0.238408613047992" calcext:value-type="float">
            <text:p>0,238408613</text:p>
          </table:table-cell>
          <table:table-cell office:value-type="float" office:value="0.384941644733521" calcext:value-type="float">
            <text:p>0,3849416447</text:p>
          </table:table-cell>
          <table:table-cell office:value-type="float" office:value="0.135512800482707" calcext:value-type="float">
            <text:p>0,1355128005</text:p>
          </table:table-cell>
          <table:table-cell office:value-type="float" office:value="0.182302778011694" calcext:value-type="float">
            <text:p>0,182302778</text:p>
          </table:table-cell>
          <table:table-cell office:value-type="float" office:value="0.760826160548082" calcext:value-type="float">
            <text:p>0,7608261605</text:p>
          </table:table-cell>
          <table:table-cell office:value-type="float" office:value="0.955629448502742" calcext:value-type="float">
            <text:p>0,9556294485</text:p>
          </table:table-cell>
          <table:table-cell office:value-type="float" office:value="0.672488227854191" calcext:value-type="float">
            <text:p>0,6724882279</text:p>
          </table:table-cell>
          <table:table-cell office:value-type="float" office:value="0.705094507799066" calcext:value-type="float">
            <text:p>0,7050945078</text:p>
          </table:table-cell>
          <table:table-cell office:value-type="float" office:value="2.25827576516928" calcext:value-type="float">
            <text:p>2,2582757652</text:p>
          </table:table-cell>
          <table:table-cell office:value-type="float" office:value="2.70791188396257" calcext:value-type="float">
            <text:p>2,707911884</text:p>
          </table:table-cell>
          <table:table-cell office:value-type="float" office:value="0.806135357368753" calcext:value-type="float">
            <text:p>0,8061353574</text:p>
          </table:table-cell>
          <table:table-cell office:value-type="float" office:value="0.71551724137931" calcext:value-type="float">
            <text:p>0,7155172414</text:p>
          </table:table-cell>
          <table:table-cell office:value-type="float" office:value="0.00949208538279024" calcext:value-type="float">
            <text:p>0,0094920854</text:p>
          </table:table-cell>
          <table:table-cell office:value-type="float" office:value="0.00721217678543429" calcext:value-type="float">
            <text:p>0,0072121768</text:p>
          </table:table-cell>
          <table:table-cell office:value-type="float" office:value="17.3597095225403" calcext:value-type="float">
            <text:p>17,3597095225</text:p>
          </table:table-cell>
        </table:table-row>
        <table:table-row table:style-name="ro1">
          <table:table-cell office:value-type="float" office:value="0.210062124668923" calcext:value-type="float">
            <text:p>0,2100621247</text:p>
          </table:table-cell>
          <table:table-cell office:value-type="float" office:value="0.225072201118345" calcext:value-type="float">
            <text:p>0,2250722011</text:p>
          </table:table-cell>
          <table:table-cell office:value-type="float" office:value="0.232474696098814" calcext:value-type="float">
            <text:p>0,2324746961</text:p>
          </table:table-cell>
          <table:table-cell office:value-type="float" office:value="0.256756085740876" calcext:value-type="float">
            <text:p>0,2567560857</text:p>
          </table:table-cell>
          <table:table-cell office:value-type="float" office:value="0.224781546292755" calcext:value-type="float">
            <text:p>0,2247815463</text:p>
          </table:table-cell>
          <table:table-cell office:value-type="float" office:value="0.44478532074221" calcext:value-type="float">
            <text:p>0,4447853207</text:p>
          </table:table-cell>
          <table:table-cell office:value-type="float" office:value="0.123292882688683" calcext:value-type="float">
            <text:p>0,1232928827</text:p>
          </table:table-cell>
          <table:table-cell office:value-type="float" office:value="0.184599180178338" calcext:value-type="float">
            <text:p>0,1845991802</text:p>
          </table:table-cell>
          <table:table-cell office:value-type="float" office:value="0.708574098854748" calcext:value-type="float">
            <text:p>0,7085740989</text:p>
          </table:table-cell>
          <table:table-cell office:value-type="float" office:value="1.03501725762055" calcext:value-type="float">
            <text:p>1,0350172576</text:p>
          </table:table-cell>
          <table:table-cell office:value-type="float" office:value="0.668870191278901" calcext:value-type="float">
            <text:p>0,6688701913</text:p>
          </table:table-cell>
          <table:table-cell office:value-type="float" office:value="0.72376170882891" calcext:value-type="float">
            <text:p>0,7237617088</text:p>
          </table:table-cell>
          <table:table-cell office:value-type="float" office:value="2.16805553843446" calcext:value-type="float">
            <text:p>2,1680555384</text:p>
          </table:table-cell>
          <table:table-cell office:value-type="float" office:value="2.86999175055274" calcext:value-type="float">
            <text:p>2,8699917506</text:p>
          </table:table-cell>
          <table:table-cell office:value-type="float" office:value="0.813725490196077" calcext:value-type="float">
            <text:p>0,8137254902</text:p>
          </table:table-cell>
          <table:table-cell office:value-type="float" office:value="0.675287356321839" calcext:value-type="float">
            <text:p>0,6752873563</text:p>
          </table:table-cell>
          <table:table-cell office:value-type="float" office:value="0.0103614112551983" calcext:value-type="float">
            <text:p>0,0103614113</text:p>
          </table:table-cell>
          <table:table-cell office:value-type="float" office:value="0.0079602851498522" calcext:value-type="float">
            <text:p>0,0079602851</text:p>
          </table:table-cell>
          <table:table-cell office:value-type="float" office:value="18.0831144320809" calcext:value-type="float">
            <text:p>18,0831144321</text:p>
          </table:table-cell>
        </table:table-row>
        <table:table-row table:style-name="ro1">
          <table:table-cell office:value-type="float" office:value="0.207338347699581" calcext:value-type="float">
            <text:p>0,2073383477</text:p>
          </table:table-cell>
          <table:table-cell office:value-type="float" office:value="0.221963078988132" calcext:value-type="float">
            <text:p>0,221963079</text:p>
          </table:table-cell>
          <table:table-cell office:value-type="float" office:value="0.225537089888146" calcext:value-type="float">
            <text:p>0,2255370899</text:p>
          </table:table-cell>
          <table:table-cell office:value-type="float" office:value="0.245881969117206" calcext:value-type="float">
            <text:p>0,2458819691</text:p>
          </table:table-cell>
          <table:table-cell office:value-type="float" office:value="0.212941350998254" calcext:value-type="float">
            <text:p>0,212941351</text:p>
          </table:table-cell>
          <table:table-cell office:value-type="float" office:value="0.36045157208543" calcext:value-type="float">
            <text:p>0,3604515721</text:p>
          </table:table-cell>
          <table:table-cell office:value-type="float" office:value="0.121157631399855" calcext:value-type="float">
            <text:p>0,1211576314</text:p>
          </table:table-cell>
          <table:table-cell office:value-type="float" office:value="0.173195777328962" calcext:value-type="float">
            <text:p>0,1731957773</text:p>
          </table:table-cell>
          <table:table-cell office:value-type="float" office:value="0.669481171878228" calcext:value-type="float">
            <text:p>0,6694811719</text:p>
          </table:table-cell>
          <table:table-cell office:value-type="float" office:value="1.11032749127982" calcext:value-type="float">
            <text:p>1,1103274913</text:p>
          </table:table-cell>
          <table:table-cell office:value-type="float" office:value="0.655019974685937" calcext:value-type="float">
            <text:p>0,6550199747</text:p>
          </table:table-cell>
          <table:table-cell office:value-type="float" office:value="0.721789660895693" calcext:value-type="float">
            <text:p>0,7217896609</text:p>
          </table:table-cell>
          <table:table-cell office:value-type="float" office:value="2.09147556524802" calcext:value-type="float">
            <text:p>2,0914755652</text:p>
          </table:table-cell>
          <table:table-cell office:value-type="float" office:value="2.83360956249566" calcext:value-type="float">
            <text:p>2,8336095625</text:p>
          </table:table-cell>
          <table:table-cell office:value-type="float" office:value="0.823529411764705" calcext:value-type="float">
            <text:p>0,8235294118</text:p>
          </table:table-cell>
          <table:table-cell office:value-type="float" office:value="0.689655172413793" calcext:value-type="float">
            <text:p>0,6896551724</text:p>
          </table:table-cell>
          <table:table-cell office:value-type="float" office:value="0.0112993377364613" calcext:value-type="float">
            <text:p>0,0112993377</text:p>
          </table:table-cell>
          <table:table-cell office:value-type="float" office:value="0.00795443750057728" calcext:value-type="float">
            <text:p>0,0079544375</text:p>
          </table:table-cell>
          <table:table-cell office:value-type="float" office:value="18.4542950013393" calcext:value-type="float">
            <text:p>18,4542950013</text:p>
          </table:table-cell>
        </table:table-row>
        <table:table-row table:style-name="ro1">
          <table:table-cell office:value-type="float" office:value="0.205021520613991" calcext:value-type="float">
            <text:p>0,2050215206</text:p>
          </table:table-cell>
          <table:table-cell office:value-type="float" office:value="0.218313676497301" calcext:value-type="float">
            <text:p>0,2183136765</text:p>
          </table:table-cell>
          <table:table-cell office:value-type="float" office:value="0.218619675804561" calcext:value-type="float">
            <text:p>0,2186196758</text:p>
          </table:table-cell>
          <table:table-cell office:value-type="float" office:value="0.243379765731678" calcext:value-type="float">
            <text:p>0,2433797657</text:p>
          </table:table-cell>
          <table:table-cell office:value-type="float" office:value="0.204941930451871" calcext:value-type="float">
            <text:p>0,2049419305</text:p>
          </table:table-cell>
          <table:table-cell office:value-type="float" office:value="0.369405094700628" calcext:value-type="float">
            <text:p>0,3694050947</text:p>
          </table:table-cell>
          <table:table-cell office:value-type="float" office:value="0.111707958419225" calcext:value-type="float">
            <text:p>0,1117079584</text:p>
          </table:table-cell>
          <table:table-cell office:value-type="float" office:value="0.159555232685871" calcext:value-type="float">
            <text:p>0,1595552327</text:p>
          </table:table-cell>
          <table:table-cell office:value-type="float" office:value="0.653287995854071" calcext:value-type="float">
            <text:p>0,6532879959</text:p>
          </table:table-cell>
          <table:table-cell office:value-type="float" office:value="0.994239356882613" calcext:value-type="float">
            <text:p>0,9942393569</text:p>
          </table:table-cell>
          <table:table-cell office:value-type="float" office:value="0.644317282954022" calcext:value-type="float">
            <text:p>0,644317283</text:p>
          </table:table-cell>
          <table:table-cell office:value-type="float" office:value="0.694606884800155" calcext:value-type="float">
            <text:p>0,6946068848</text:p>
          </table:table-cell>
          <table:table-cell office:value-type="float" office:value="2.03789636125148" calcext:value-type="float">
            <text:p>2,0378963613</text:p>
          </table:table-cell>
          <table:table-cell office:value-type="float" office:value="2.67950002900485" calcext:value-type="float">
            <text:p>2,679500029</text:p>
          </table:table-cell>
          <table:table-cell office:value-type="float" office:value="0.838393421884882" calcext:value-type="float">
            <text:p>0,8383934219</text:p>
          </table:table-cell>
          <table:table-cell office:value-type="float" office:value="0.701149425287356" calcext:value-type="float">
            <text:p>0,7011494253</text:p>
          </table:table-cell>
          <table:table-cell office:value-type="float" office:value="0.0120820456683665" calcext:value-type="float">
            <text:p>0,0120820457</text:p>
          </table:table-cell>
          <table:table-cell office:value-type="float" office:value="0.00771706595400042" calcext:value-type="float">
            <text:p>0,007717066</text:p>
          </table:table-cell>
          <table:table-cell office:value-type="float" office:value="18.201986230169" calcext:value-type="float">
            <text:p>18,2019862302</text:p>
          </table:table-cell>
        </table:table-row>
        <table:table-row table:style-name="ro1">
          <table:table-cell office:value-type="float" office:value="0.199143372731269" calcext:value-type="float">
            <text:p>0,1991433727</text:p>
          </table:table-cell>
          <table:table-cell office:value-type="float" office:value="0.22671930855396" calcext:value-type="float">
            <text:p>0,2267193086</text:p>
          </table:table-cell>
          <table:table-cell office:value-type="float" office:value="0.209040138454271" calcext:value-type="float">
            <text:p>0,2090401385</text:p>
          </table:table-cell>
          <table:table-cell office:value-type="float" office:value="0.237637705225819" calcext:value-type="float">
            <text:p>0,2376377052</text:p>
          </table:table-cell>
          <table:table-cell office:value-type="float" office:value="0.191564501587761" calcext:value-type="float">
            <text:p>0,1915645016</text:p>
          </table:table-cell>
          <table:table-cell office:value-type="float" office:value="0.347603973771991" calcext:value-type="float">
            <text:p>0,3476039738</text:p>
          </table:table-cell>
          <table:table-cell office:value-type="float" office:value="0.103765266716599" calcext:value-type="float">
            <text:p>0,1037652667</text:p>
          </table:table-cell>
          <table:table-cell office:value-type="float" office:value="0.146403382932225" calcext:value-type="float">
            <text:p>0,1464033829</text:p>
          </table:table-cell>
          <table:table-cell office:value-type="float" office:value="0.601086890879856" calcext:value-type="float">
            <text:p>0,6010868909</text:p>
          </table:table-cell>
          <table:table-cell office:value-type="float" office:value="0.961097266589259" calcext:value-type="float">
            <text:p>0,9610972666</text:p>
          </table:table-cell>
          <table:table-cell office:value-type="float" office:value="0.635449942901193" calcext:value-type="float">
            <text:p>0,6354499429</text:p>
          </table:table-cell>
          <table:table-cell office:value-type="float" office:value="0.695017698253023" calcext:value-type="float">
            <text:p>0,6950176983</text:p>
          </table:table-cell>
          <table:table-cell office:value-type="float" office:value="1.94005011109745" calcext:value-type="float">
            <text:p>1,9400501111</text:p>
          </table:table-cell>
          <table:table-cell office:value-type="float" office:value="2.6144793670753" calcext:value-type="float">
            <text:p>2,6144793671</text:p>
          </table:table-cell>
          <table:table-cell office:value-type="float" office:value="0.850411132194813" calcext:value-type="float">
            <text:p>0,8504111322</text:p>
          </table:table-cell>
          <table:table-cell office:value-type="float" office:value="0.709770114942529" calcext:value-type="float">
            <text:p>0,7097701149</text:p>
          </table:table-cell>
          <table:table-cell office:value-type="float" office:value="0.0132959755433702" calcext:value-type="float">
            <text:p>0,0132959755</text:p>
          </table:table-cell>
          <table:table-cell office:value-type="float" office:value="0.00918517433392308" calcext:value-type="float">
            <text:p>0,0091851743</text:p>
          </table:table-cell>
          <table:table-cell office:value-type="float" office:value="21.9311345846303" calcext:value-type="float">
            <text:p>21,9311345846</text:p>
          </table:table-cell>
        </table:table-row>
        <table:table-row table:style-name="ro1">
          <table:table-cell office:value-type="float" office:value="0.199317053299729" calcext:value-type="float">
            <text:p>0,1993170533</text:p>
          </table:table-cell>
          <table:table-cell office:value-type="float" office:value="0.218468356918712" calcext:value-type="float">
            <text:p>0,2184683569</text:p>
          </table:table-cell>
          <table:table-cell office:value-type="float" office:value="0.209396347210548" calcext:value-type="float">
            <text:p>0,2093963472</text:p>
          </table:table-cell>
          <table:table-cell office:value-type="float" office:value="0.23793817800269" calcext:value-type="float">
            <text:p>0,237938178</text:p>
          </table:table-cell>
          <table:table-cell office:value-type="float" office:value="0.271637305937698" calcext:value-type="float">
            <text:p>0,2716373059</text:p>
          </table:table-cell>
          <table:table-cell office:value-type="float" office:value="0.46890439456409" calcext:value-type="float">
            <text:p>0,4689043946</text:p>
          </table:table-cell>
          <table:table-cell office:value-type="float" office:value="0.139890550118631" calcext:value-type="float">
            <text:p>0,1398905501</text:p>
          </table:table-cell>
          <table:table-cell office:value-type="float" office:value="0.2313541143539" calcext:value-type="float">
            <text:p>0,2313541144</text:p>
          </table:table-cell>
          <table:table-cell office:value-type="float" office:value="0.814148506004738" calcext:value-type="float">
            <text:p>0,814148506</text:p>
          </table:table-cell>
          <table:table-cell office:value-type="float" office:value="1.04430025559047" calcext:value-type="float">
            <text:p>1,0443002556</text:p>
          </table:table-cell>
          <table:table-cell office:value-type="float" office:value="0.636044898736635" calcext:value-type="float">
            <text:p>0,6360448987</text:p>
          </table:table-cell>
          <table:table-cell office:value-type="float" office:value="0.742484059570165" calcext:value-type="float">
            <text:p>0,7424840596</text:p>
          </table:table-cell>
          <table:table-cell office:value-type="float" office:value="2.27043464514065" calcext:value-type="float">
            <text:p>2,2704346451</text:p>
          </table:table-cell>
          <table:table-cell office:value-type="float" office:value="2.94344938006894" calcext:value-type="float">
            <text:p>2,9434493801</text:p>
          </table:table-cell>
          <table:table-cell office:value-type="float" office:value="0.850411132194813" calcext:value-type="float">
            <text:p>0,8504111322</text:p>
          </table:table-cell>
          <table:table-cell office:value-type="float" office:value="0.669540229885057" calcext:value-type="float">
            <text:p>0,6695402299</text:p>
          </table:table-cell>
          <table:table-cell office:value-type="float" office:value="0.0139882545227605" calcext:value-type="float">
            <text:p>0,0139882545</text:p>
          </table:table-cell>
          <table:table-cell office:value-type="float" office:value="0.0062297269950134" calcext:value-type="float">
            <text:p>0,006229727</text:p>
          </table:table-cell>
          <table:table-cell office:value-type="float" office:value="14.0314217684352" calcext:value-type="float">
            <text:p>14,0314217684</text:p>
          </table:table-cell>
        </table:table-row>
        <table:table-row table:style-name="ro1">
          <table:table-cell office:value-type="float" office:value="0.212726774275337" calcext:value-type="float">
            <text:p>0,2127267743</text:p>
          </table:table-cell>
          <table:table-cell office:value-type="float" office:value="0.253761937727365" calcext:value-type="float">
            <text:p>0,2537619377</text:p>
          </table:table-cell>
          <table:table-cell office:value-type="float" office:value="0.229141140233846" calcext:value-type="float">
            <text:p>0,2291411402</text:p>
          </table:table-cell>
          <table:table-cell office:value-type="float" office:value="0.276282162129064" calcext:value-type="float">
            <text:p>0,2762821621</text:p>
          </table:table-cell>
          <table:table-cell office:value-type="float" office:value="0.518125165890757" calcext:value-type="float">
            <text:p>0,5181251659</text:p>
          </table:table-cell>
          <table:table-cell office:value-type="float" office:value="89.9806310851749" calcext:value-type="float">
            <text:p>89,9806310852</text:p>
          </table:table-cell>
          <table:table-cell office:value-type="float" office:value="0.773491412011725" calcext:value-type="float">
            <text:p>0,773491412</text:p>
          </table:table-cell>
          <table:table-cell office:value-type="float" office:value="244.884306454249" calcext:value-type="float">
            <text:p>244,8843064542</text:p>
          </table:table-cell>
          <table:table-cell office:value-type="float" office:value="1.25959714715576" calcext:value-type="float">
            <text:p>1,2595971472</text:p>
          </table:table-cell>
          <table:table-cell office:value-type="float" office:value="2.59501394526712" calcext:value-type="float">
            <text:p>2,5950139453</text:p>
          </table:table-cell>
          <table:table-cell office:value-type="float" office:value="0.694701085110995" calcext:value-type="float">
            <text:p>0,6947010851</text:p>
          </table:table-cell>
          <table:table-cell office:value-type="float" office:value="0.848379099420432" calcext:value-type="float">
            <text:p>0,8483790994</text:p>
          </table:table-cell>
          <table:table-cell office:value-type="float" office:value="3.6877827384214" calcext:value-type="float">
            <text:p>3,6877827384</text:p>
          </table:table-cell>
          <table:table-cell office:value-type="float" office:value="338.83840331949" calcext:value-type="float">
            <text:p>338,8384033195</text:p>
          </table:table-cell>
          <table:table-cell office:value-type="float" office:value="0.767235926628715" calcext:value-type="float">
            <text:p>0,7672359266</text:p>
          </table:table-cell>
          <table:table-cell office:value-type="float" office:value="0.577586206896552" calcext:value-type="float">
            <text:p>0,5775862069</text:p>
          </table:table-cell>
          <table:table-cell office:value-type="float" office:value="0.00897222329154668" calcext:value-type="float">
            <text:p>0,0089722233</text:p>
          </table:table-cell>
          <table:table-cell office:value-type="float" office:value="0.00314414966117968" calcext:value-type="float">
            <text:p>0,0031441497</text:p>
          </table:table-cell>
          <table:table-cell office:value-type="float" office:value="6.10908279167212" calcext:value-type="float">
            <text:p>6,1090827917</text:p>
          </table:table-cell>
        </table:table-row>
        <table:table-row table:style-name="ro1">
          <table:table-cell office:value-type="float" office:value="0.221434410342497" calcext:value-type="float">
            <text:p>0,2214344103</text:p>
          </table:table-cell>
          <table:table-cell office:value-type="float" office:value="0.228359854901571" calcext:value-type="float">
            <text:p>0,2283598549</text:p>
          </table:table-cell>
          <table:table-cell office:value-type="float" office:value="0.231207486317515" calcext:value-type="float">
            <text:p>0,2312074863</text:p>
          </table:table-cell>
          <table:table-cell office:value-type="float" office:value="0.242946019980771" calcext:value-type="float">
            <text:p>0,24294602</text:p>
          </table:table-cell>
          <table:table-cell office:value-type="float" office:value="0.328443651030192" calcext:value-type="float">
            <text:p>0,328443651</text:p>
          </table:table-cell>
          <table:table-cell office:value-type="float" office:value="2120.68182575508" calcext:value-type="float">
            <text:p>2120,6818257551</text:p>
          </table:table-cell>
          <table:table-cell office:value-type="float" office:value="0.191265467702825" calcext:value-type="float">
            <text:p>0,1912654677</text:p>
          </table:table-cell>
          <table:table-cell office:value-type="float" office:value="1977.27253392626" calcext:value-type="float">
            <text:p>1977,2725339263</text:p>
          </table:table-cell>
          <table:table-cell office:value-type="float" office:value="1.05638580773542" calcext:value-type="float">
            <text:p>1,0563858077</text:p>
          </table:table-cell>
          <table:table-cell office:value-type="float" office:value="2.3265748670132" calcext:value-type="float">
            <text:p>2,326574867</text:p>
          </table:table-cell>
          <table:table-cell office:value-type="float" office:value="0.728917277713202" calcext:value-type="float">
            <text:p>0,7289172777</text:p>
          </table:table-cell>
          <table:table-cell office:value-type="float" office:value="0.707985119573001" calcext:value-type="float">
            <text:p>0,7079851196</text:p>
          </table:table-cell>
          <table:table-cell office:value-type="float" office:value="2.75765410410611" calcext:value-type="float">
            <text:p>2,7576541041</text:p>
          </table:table-cell>
          <table:table-cell office:value-type="float" office:value="4101.45998208071" calcext:value-type="float">
            <text:p>4101,4599820807</text:p>
          </table:table-cell>
          <table:table-cell office:value-type="float" office:value="0.741302972802024" calcext:value-type="float">
            <text:p>0,7413029728</text:p>
          </table:table-cell>
          <table:table-cell office:value-type="float" office:value="0.695402298850574" calcext:value-type="float">
            <text:p>0,6954022989</text:p>
          </table:table-cell>
          <table:table-cell office:value-type="float" office:value="0.006480692382189" calcext:value-type="float">
            <text:p>0,0064806924</text:p>
          </table:table-cell>
          <table:table-cell office:value-type="float" office:value="0.00724347439640614" calcext:value-type="float">
            <text:p>0,0072434744</text:p>
          </table:table-cell>
          <table:table-cell office:value-type="float" office:value="16.9449011046594" calcext:value-type="float">
            <text:p>16,9449011047</text:p>
          </table:table-cell>
        </table:table-row>
        <table:table-row table:style-name="ro1">
          <table:table-cell office:value-type="float" office:value="0.206858601840472" calcext:value-type="float">
            <text:p>0,2068586018</text:p>
          </table:table-cell>
          <table:table-cell office:value-type="float" office:value="0.229455548232213" calcext:value-type="float">
            <text:p>0,2294555482</text:p>
          </table:table-cell>
          <table:table-cell office:value-type="float" office:value="0.21142961517832" calcext:value-type="float">
            <text:p>0,2114296152</text:p>
          </table:table-cell>
          <table:table-cell office:value-type="float" office:value="0.246914536929047" calcext:value-type="float">
            <text:p>0,2469145369</text:p>
          </table:table-cell>
          <table:table-cell office:value-type="float" office:value="0.222553496162161" calcext:value-type="float">
            <text:p>0,2225534962</text:p>
          </table:table-cell>
          <table:table-cell office:value-type="float" office:value="859.426380786264" calcext:value-type="float">
            <text:p>859,4263807863</text:p>
          </table:table-cell>
          <table:table-cell office:value-type="float" office:value="0.128089417741792" calcext:value-type="float">
            <text:p>0,1280894177</text:p>
          </table:table-cell>
          <table:table-cell office:value-type="float" office:value="805.099623904105" calcext:value-type="float">
            <text:p>805,0996239041</text:p>
          </table:table-cell>
          <table:table-cell office:value-type="float" office:value="0.743467220502854" calcext:value-type="float">
            <text:p>0,7434672205</text:p>
          </table:table-cell>
          <table:table-cell office:value-type="float" office:value="2.62016196169987" calcext:value-type="float">
            <text:p>2,6201619617</text:p>
          </table:table-cell>
          <table:table-cell office:value-type="float" office:value="0.666631828138226" calcext:value-type="float">
            <text:p>0,6666318281</text:p>
          </table:table-cell>
          <table:table-cell office:value-type="float" office:value="0.699082098130522" calcext:value-type="float">
            <text:p>0,6990820981</text:p>
          </table:table-cell>
          <table:table-cell office:value-type="float" office:value="2.17903018337047" calcext:value-type="float">
            <text:p>2,1790301834</text:p>
          </table:table-cell>
          <table:table-cell office:value-type="float" office:value="1668.32147773998" calcext:value-type="float">
            <text:p>1668,32147774</text:p>
          </table:table-cell>
          <table:table-cell office:value-type="float" office:value="0.814674256799494" calcext:value-type="float">
            <text:p>0,8146742568</text:p>
          </table:table-cell>
          <table:table-cell office:value-type="float" office:value="0.721264367816092" calcext:value-type="float">
            <text:p>0,7212643678</text:p>
          </table:table-cell>
          <table:table-cell office:value-type="float" office:value="0.0100482966230435" calcext:value-type="float">
            <text:p>0,0100482966</text:p>
          </table:table-cell>
          <table:table-cell office:value-type="float" office:value="0.00832440682899615" calcext:value-type="float">
            <text:p>0,0083244068</text:p>
          </table:table-cell>
          <table:table-cell office:value-type="float" office:value="20.197785769421" calcext:value-type="float">
            <text:p>20,1977857694</text:p>
          </table:table-cell>
        </table:table-row>
        <table:table-row table:style-name="ro1">
          <table:table-cell office:value-type="float" office:value="0.19952339922135" calcext:value-type="float">
            <text:p>0,1995233992</text:p>
          </table:table-cell>
          <table:table-cell office:value-type="float" office:value="0.227823517153818" calcext:value-type="float">
            <text:p>0,2278235172</text:p>
          </table:table-cell>
          <table:table-cell office:value-type="float" office:value="0.202816686301288" calcext:value-type="float">
            <text:p>0,2028166863</text:p>
          </table:table-cell>
          <table:table-cell office:value-type="float" office:value="0.240521971120274" calcext:value-type="float">
            <text:p>0,2405219711</text:p>
          </table:table-cell>
          <table:table-cell office:value-type="float" office:value="0.198031610716105" calcext:value-type="float">
            <text:p>0,1980316107</text:p>
          </table:table-cell>
          <table:table-cell office:value-type="float" office:value="1353.88088192113" calcext:value-type="float">
            <text:p>1353,8808819211</text:p>
          </table:table-cell>
          <table:table-cell office:value-type="float" office:value="0.111374868576591" calcext:value-type="float">
            <text:p>0,1113748686</text:p>
          </table:table-cell>
          <table:table-cell office:value-type="float" office:value="2446.66328631953" calcext:value-type="float">
            <text:p>2446,6632863195</text:p>
          </table:table-cell>
          <table:table-cell office:value-type="float" office:value="0.618029736675167" calcext:value-type="float">
            <text:p>0,6180297367</text:p>
          </table:table-cell>
          <table:table-cell office:value-type="float" office:value="1.89436047280143" calcext:value-type="float">
            <text:p>1,8943604728</text:p>
          </table:table-cell>
          <table:table-cell office:value-type="float" office:value="0.643244441450208" calcext:value-type="float">
            <text:p>0,6432444415</text:p>
          </table:table-cell>
          <table:table-cell office:value-type="float" office:value="0.689935582978972" calcext:value-type="float">
            <text:p>0,689935583</text:p>
          </table:table-cell>
          <table:table-cell office:value-type="float" office:value="1.97302074540951" calcext:value-type="float">
            <text:p>1,9730207454</text:p>
          </table:table-cell>
          <table:table-cell office:value-type="float" office:value="3803.59673373658" calcext:value-type="float">
            <text:p>3803,5967337366</text:p>
          </table:table-cell>
          <table:table-cell office:value-type="float" office:value="0.83617963314358" calcext:value-type="float">
            <text:p>0,8361796331</text:p>
          </table:table-cell>
          <table:table-cell office:value-type="float" office:value="0.718390804597701" calcext:value-type="float">
            <text:p>0,7183908046</text:p>
          </table:table-cell>
          <table:table-cell office:value-type="float" office:value="0.0122277367985738" calcext:value-type="float">
            <text:p>0,0122277368</text:p>
          </table:table-cell>
          <table:table-cell office:value-type="float" office:value="0.00923909709775925" calcext:value-type="float">
            <text:p>0,0092390971</text:p>
          </table:table-cell>
          <table:table-cell office:value-type="float" office:value="22.3278179862515" calcext:value-type="float">
            <text:p>22,3278179863</text:p>
          </table:table-cell>
        </table:table-row>
        <table:table-row table:style-name="ro1">
          <table:table-cell office:value-type="float" office:value="0.194552540686528" calcext:value-type="float">
            <text:p>0,1945525407</text:p>
          </table:table-cell>
          <table:table-cell office:value-type="float" office:value="0.2192854827575" calcext:value-type="float">
            <text:p>0,2192854828</text:p>
          </table:table-cell>
          <table:table-cell office:value-type="float" office:value="0.195605261260028" calcext:value-type="float">
            <text:p>0,1956052613</text:p>
          </table:table-cell>
          <table:table-cell office:value-type="float" office:value="0.238757426625696" calcext:value-type="float">
            <text:p>0,2387574266</text:p>
          </table:table-cell>
          <table:table-cell office:value-type="float" office:value="0.176028654228217" calcext:value-type="float">
            <text:p>0,1760286542</text:p>
          </table:table-cell>
          <table:table-cell office:value-type="float" office:value="3110.02474093894" calcext:value-type="float">
            <text:p>3110,0247409389</text:p>
          </table:table-cell>
          <table:table-cell office:value-type="float" office:value="0.101115169198845" calcext:value-type="float">
            <text:p>0,1011151692</text:p>
          </table:table-cell>
          <table:table-cell office:value-type="float" office:value="5940.84945131301" calcext:value-type="float">
            <text:p>5940,849451313</text:p>
          </table:table-cell>
          <table:table-cell office:value-type="float" office:value="0.57321363900288" calcext:value-type="float">
            <text:p>0,573213639</text:p>
          </table:table-cell>
          <table:table-cell office:value-type="float" office:value="2.06296132569169" calcext:value-type="float">
            <text:p>2,0629613257</text:p>
          </table:table-cell>
          <table:table-cell office:value-type="float" office:value="0.629393955957731" calcext:value-type="float">
            <text:p>0,629393956</text:p>
          </table:table-cell>
          <table:table-cell office:value-type="float" office:value="0.704729143144755" calcext:value-type="float">
            <text:p>0,7047291431</text:p>
          </table:table-cell>
          <table:table-cell office:value-type="float" office:value="1.86990922350132" calcext:value-type="float">
            <text:p>1,8699092235</text:p>
          </table:table-cell>
          <table:table-cell office:value-type="float" office:value="9054.10018415492" calcext:value-type="float">
            <text:p>9054,1001841549</text:p>
          </table:table-cell>
          <table:table-cell office:value-type="float" office:value="0.858001265022137" calcext:value-type="float">
            <text:p>0,858001265</text:p>
          </table:table-cell>
          <table:table-cell office:value-type="float" office:value="0.692528735632184" calcext:value-type="float">
            <text:p>0,6925287356</text:p>
          </table:table-cell>
          <table:table-cell office:value-type="float" office:value="0.0137152946224724" calcext:value-type="float">
            <text:p>0,0137152946</text:p>
          </table:table-cell>
          <table:table-cell office:value-type="float" office:value="0.00890621580122566" calcext:value-type="float">
            <text:p>0,0089062158</text:p>
          </table:table-cell>
          <table:table-cell office:value-type="float" office:value="20.7485140782554" calcext:value-type="float">
            <text:p>20,7485140783</text:p>
          </table:table-cell>
        </table:table-row>
        <table:table-row table:style-name="ro1">
          <table:table-cell office:value-type="float" office:value="0.190437734458104" calcext:value-type="float">
            <text:p>0,1904377345</text:p>
          </table:table-cell>
          <table:table-cell office:value-type="float" office:value="0.230847942855627" calcext:value-type="float">
            <text:p>0,2308479429</text:p>
          </table:table-cell>
          <table:table-cell office:value-type="float" office:value="0.191079908297979" calcext:value-type="float">
            <text:p>0,1910799083</text:p>
          </table:table-cell>
          <table:table-cell office:value-type="float" office:value="0.236402690782064" calcext:value-type="float">
            <text:p>0,2364026908</text:p>
          </table:table-cell>
          <table:table-cell office:value-type="float" office:value="0.168617542707596" calcext:value-type="float">
            <text:p>0,1686175427</text:p>
          </table:table-cell>
          <table:table-cell office:value-type="float" office:value="2593.70703940795" calcext:value-type="float">
            <text:p>2593,707039408</text:p>
          </table:table-cell>
          <table:table-cell office:value-type="float" office:value="0.0919022283291144" calcext:value-type="float">
            <text:p>0,0919022283</text:p>
          </table:table-cell>
          <table:table-cell office:value-type="float" office:value="6785.2323575266" calcext:value-type="float">
            <text:p>6785,2323575266</text:p>
          </table:table-cell>
          <table:table-cell office:value-type="float" office:value="0.530510218980134" calcext:value-type="float">
            <text:p>0,530510219</text:p>
          </table:table-cell>
          <table:table-cell office:value-type="float" office:value="3.59088449604039" calcext:value-type="float">
            <text:p>3,590884496</text:p>
          </table:table-cell>
          <table:table-cell office:value-type="float" office:value="0.620286898775843" calcext:value-type="float">
            <text:p>0,6202868988</text:p>
          </table:table-cell>
          <table:table-cell office:value-type="float" office:value="0.695009923443712" calcext:value-type="float">
            <text:p>0,6950099234</text:p>
          </table:table-cell>
          <table:table-cell office:value-type="float" office:value="1.79283453221565" calcext:value-type="float">
            <text:p>1,7928345322</text:p>
          </table:table-cell>
          <table:table-cell office:value-type="float" office:value="9383.6920835643" calcext:value-type="float">
            <text:p>9383,6920835643</text:p>
          </table:table-cell>
          <table:table-cell office:value-type="float" office:value="0.870651486401011" calcext:value-type="float">
            <text:p>0,8706514864</text:p>
          </table:table-cell>
          <table:table-cell office:value-type="float" office:value="0.695402298850575" calcext:value-type="float">
            <text:p>0,6954022989</text:p>
          </table:table-cell>
          <table:table-cell office:value-type="float" office:value="0.0152549122761595" calcext:value-type="float">
            <text:p>0,0152549123</text:p>
          </table:table-cell>
          <table:table-cell office:value-type="float" office:value="0.00912485684878624" calcext:value-type="float">
            <text:p>0,0091248568</text:p>
          </table:table-cell>
          <table:table-cell office:value-type="float" office:value="21.3460817882606" calcext:value-type="float">
            <text:p>21,3460817883</text:p>
          </table:table-cell>
        </table:table-row>
        <table:table-row table:style-name="ro1">
          <table:table-cell office:value-type="float" office:value="0.190161547589111" calcext:value-type="float">
            <text:p>0,1901615476</text:p>
          </table:table-cell>
          <table:table-cell office:value-type="float" office:value="0.222452238003386" calcext:value-type="float">
            <text:p>0,222452238</text:p>
          </table:table-cell>
          <table:table-cell office:value-type="float" office:value="0.191789577931203" calcext:value-type="float">
            <text:p>0,1917895779</text:p>
          </table:table-cell>
          <table:table-cell office:value-type="float" office:value="0.228594121914849" calcext:value-type="float">
            <text:p>0,2285941219</text:p>
          </table:table-cell>
          <table:table-cell office:value-type="float" office:value="0.170934814375872" calcext:value-type="float">
            <text:p>0,1709348144</text:p>
          </table:table-cell>
          <table:table-cell office:value-type="float" office:value="389.845540885462" calcext:value-type="float">
            <text:p>389,8455408855</text:p>
          </table:table-cell>
          <table:table-cell office:value-type="float" office:value="0.0937767943334234" calcext:value-type="float">
            <text:p>0,0937767943</text:p>
          </table:table-cell>
          <table:table-cell office:value-type="float" office:value="2130.98978762955" calcext:value-type="float">
            <text:p>2130,9897876296</text:p>
          </table:table-cell>
          <table:table-cell office:value-type="float" office:value="0.578065140402577" calcext:value-type="float">
            <text:p>0,5780651404</text:p>
          </table:table-cell>
          <table:table-cell office:value-type="float" office:value="2.17030676518535" calcext:value-type="float">
            <text:p>2,1703067652</text:p>
          </table:table-cell>
          <table:table-cell office:value-type="float" office:value="0.618193162771285" calcext:value-type="float">
            <text:p>0,6181931628</text:p>
          </table:table-cell>
          <table:table-cell office:value-type="float" office:value="0.657977774996182" calcext:value-type="float">
            <text:p>0,657977775</text:p>
          </table:table-cell>
          <table:table-cell office:value-type="float" office:value="1.84292103522643" calcext:value-type="float">
            <text:p>1,8429210352</text:p>
          </table:table-cell>
          <table:table-cell office:value-type="float" office:value="2524.11442966297" calcext:value-type="float">
            <text:p>2524,114429663</text:p>
          </table:table-cell>
          <table:table-cell office:value-type="float" office:value="0.864326375711574" calcext:value-type="float">
            <text:p>0,8643263757</text:p>
          </table:table-cell>
          <table:table-cell office:value-type="float" office:value="0.727011494252873" calcext:value-type="float">
            <text:p>0,7270114943</text:p>
          </table:table-cell>
          <table:table-cell office:value-type="float" office:value="0.0142112874397327" calcext:value-type="float">
            <text:p>0,0142112874</text:p>
          </table:table-cell>
          <table:table-cell office:value-type="float" office:value="0.0104786136389774" calcext:value-type="float">
            <text:p>0,0104786136</text:p>
          </table:table-cell>
          <table:table-cell office:value-type="float" office:value="25.6271960897258" calcext:value-type="float">
            <text:p>25,6271960897</text:p>
          </table:table-cell>
        </table:table-row>
        <table:table-row table:style-name="ro1">
          <table:table-cell office:value-type="float" office:value="0.184583715168162" calcext:value-type="float">
            <text:p>0,1845837152</text:p>
          </table:table-cell>
          <table:table-cell office:value-type="float" office:value="0.21317988074212" calcext:value-type="float">
            <text:p>0,2131798807</text:p>
          </table:table-cell>
          <table:table-cell office:value-type="float" office:value="0.184014114463807" calcext:value-type="float">
            <text:p>0,1840141145</text:p>
          </table:table-cell>
          <table:table-cell office:value-type="float" office:value="0.232229602590388" calcext:value-type="float">
            <text:p>0,2322296026</text:p>
          </table:table-cell>
          <table:table-cell office:value-type="float" office:value="0.151911952059284" calcext:value-type="float">
            <text:p>0,1519119521</text:p>
          </table:table-cell>
          <table:table-cell office:value-type="float" office:value="0.955286977790569" calcext:value-type="float">
            <text:p>0,9552869778</text:p>
          </table:table-cell>
          <table:table-cell office:value-type="float" office:value="0.0853687649544846" calcext:value-type="float">
            <text:p>0,085368765</text:p>
          </table:table-cell>
          <table:table-cell office:value-type="float" office:value="1.16583718692098" calcext:value-type="float">
            <text:p>1,1658371869</text:p>
          </table:table-cell>
          <table:table-cell office:value-type="float" office:value="0.500519384688343" calcext:value-type="float">
            <text:p>0,5005193847</text:p>
          </table:table-cell>
          <table:table-cell office:value-type="float" office:value="1.05486599445857" calcext:value-type="float">
            <text:p>1,0548659945</text:p>
          </table:table-cell>
          <table:table-cell office:value-type="float" office:value="0.607011960398766" calcext:value-type="float">
            <text:p>0,6070119604</text:p>
          </table:table-cell>
          <table:table-cell office:value-type="float" office:value="0.670719645146666" calcext:value-type="float">
            <text:p>0,6707196451</text:p>
          </table:table-cell>
          <table:table-cell office:value-type="float" office:value="1.71340989580191" calcext:value-type="float">
            <text:p>1,7134098958</text:p>
          </table:table-cell>
          <table:table-cell office:value-type="float" office:value="4.29211915155937" calcext:value-type="float">
            <text:p>4,2921191516</text:p>
          </table:table-cell>
          <table:table-cell office:value-type="float" office:value="0.882985452245413" calcext:value-type="float">
            <text:p>0,8829854522</text:p>
          </table:table-cell>
          <table:table-cell office:value-type="float" office:value="0.732758620689655" calcext:value-type="float">
            <text:p>0,7327586207</text:p>
          </table:table-cell>
          <table:table-cell office:value-type="float" office:value="0.0165430205047471" calcext:value-type="float">
            <text:p>0,0165430205</text:p>
          </table:table-cell>
          <table:table-cell office:value-type="float" office:value="0.0120327741069193" calcext:value-type="float">
            <text:p>0,0120327741</text:p>
          </table:table-cell>
          <table:table-cell office:value-type="float" office:value="29.6607881735561" calcext:value-type="float">
            <text:p>29,6607881736</text:p>
          </table:table-cell>
        </table:table-row>
        <table:table-row table:style-name="ro1">
          <table:table-cell office:value-type="float" office:value="0.179911817922641" calcext:value-type="float">
            <text:p>0,1799118179</text:p>
          </table:table-cell>
          <table:table-cell office:value-type="float" office:value="0.229516854454514" calcext:value-type="float">
            <text:p>0,2295168545</text:p>
          </table:table-cell>
          <table:table-cell office:value-type="float" office:value="0.178329945876566" calcext:value-type="float">
            <text:p>0,1783299459</text:p>
          </table:table-cell>
          <table:table-cell office:value-type="float" office:value="0.223013448290909" calcext:value-type="float">
            <text:p>0,2230134483</text:p>
          </table:table-cell>
          <table:table-cell office:value-type="float" office:value="0.149587979054239" calcext:value-type="float">
            <text:p>0,1495879791</text:p>
          </table:table-cell>
          <table:table-cell office:value-type="float" office:value="315.617108210286" calcext:value-type="float">
            <text:p>315,6171082103</text:p>
          </table:table-cell>
          <table:table-cell office:value-type="float" office:value="0.0789745307638217" calcext:value-type="float">
            <text:p>0,0789745308</text:p>
          </table:table-cell>
          <table:table-cell office:value-type="float" office:value="1098.34539072963" calcext:value-type="float">
            <text:p>1098,3453907296</text:p>
          </table:table-cell>
          <table:table-cell office:value-type="float" office:value="0.478855119498563" calcext:value-type="float">
            <text:p>0,4788551195</text:p>
          </table:table-cell>
          <table:table-cell office:value-type="float" office:value="2.38025116310294" calcext:value-type="float">
            <text:p>2,3802511631</text:p>
          </table:table-cell>
          <table:table-cell office:value-type="float" office:value="0.598386763593277" calcext:value-type="float">
            <text:p>0,5983867636</text:p>
          </table:table-cell>
          <table:table-cell office:value-type="float" office:value="0.665606402374547" calcext:value-type="float">
            <text:p>0,6656064024</text:p>
          </table:table-cell>
          <table:table-cell office:value-type="float" office:value="1.66404615792197" calcext:value-type="float">
            <text:p>1,6640461579</text:p>
          </table:table-cell>
          <table:table-cell office:value-type="float" office:value="1417.46100221831" calcext:value-type="float">
            <text:p>1417,4610022183</text:p>
          </table:table-cell>
          <table:table-cell office:value-type="float" office:value="0.895635673624288" calcext:value-type="float">
            <text:p>0,8956356736</text:p>
          </table:table-cell>
          <table:table-cell office:value-type="float" office:value="0.698275862068966" calcext:value-type="float">
            <text:p>0,6982758621</text:p>
          </table:table-cell>
          <table:table-cell office:value-type="float" office:value="0.017837706255834" calcext:value-type="float">
            <text:p>0,0178377063</text:p>
          </table:table-cell>
          <table:table-cell office:value-type="float" office:value="0.0110586121444644" calcext:value-type="float">
            <text:p>0,0110586121</text:p>
          </table:table-cell>
          <table:table-cell office:value-type="float" office:value="25.9766799273468" calcext:value-type="float">
            <text:p>25,9766799273</text:p>
          </table:table-cell>
        </table:table-row>
        <table:table-row table:style-name="ro1">
          <table:table-cell office:value-type="float" office:value="0.212716819169725" calcext:value-type="float">
            <text:p>0,2127168192</text:p>
          </table:table-cell>
          <table:table-cell office:value-type="float" office:value="0.284014144342329" calcext:value-type="float">
            <text:p>0,2840141443</text:p>
          </table:table-cell>
          <table:table-cell office:value-type="float" office:value="0.217071747445885" calcext:value-type="float">
            <text:p>0,2170717474</text:p>
          </table:table-cell>
          <table:table-cell office:value-type="float" office:value="0.316008488890757" calcext:value-type="float">
            <text:p>0,3160084889</text:p>
          </table:table-cell>
          <table:table-cell office:value-type="float" office:value="0.307952915923057" calcext:value-type="float">
            <text:p>0,3079529159</text:p>
          </table:table-cell>
          <table:table-cell office:value-type="float" office:value="1515.06321511965" calcext:value-type="float">
            <text:p>1515,0632151197</text:p>
          </table:table-cell>
          <table:table-cell office:value-type="float" office:value="0.20777530052771" calcext:value-type="float">
            <text:p>0,2077753005</text:p>
          </table:table-cell>
          <table:table-cell office:value-type="float" office:value="3424.2134637935" calcext:value-type="float">
            <text:p>3424,2134637935</text:p>
          </table:table-cell>
          <table:table-cell office:value-type="float" office:value="1.00606672472163" calcext:value-type="float">
            <text:p>1,0060667247</text:p>
          </table:table-cell>
          <table:table-cell office:value-type="float" office:value="14.9896800108896" calcext:value-type="float">
            <text:p>14,9896800109</text:p>
          </table:table-cell>
          <table:table-cell office:value-type="float" office:value="0.685555208820772" calcext:value-type="float">
            <text:p>0,6855552088</text:p>
          </table:table-cell>
          <table:table-cell office:value-type="float" office:value="0.814368814229965" calcext:value-type="float">
            <text:p>0,8143688142</text:p>
          </table:table-cell>
          <table:table-cell office:value-type="float" office:value="2.63713870962385" calcext:value-type="float">
            <text:p>2,6371387096</text:p>
          </table:table-cell>
          <table:table-cell office:value-type="float" office:value="4955.6809731208" calcext:value-type="float">
            <text:p>4955,6809731208</text:p>
          </table:table-cell>
          <table:table-cell office:value-type="float" office:value="0.777356103731815" calcext:value-type="float">
            <text:p>0,7773561037</text:p>
          </table:table-cell>
          <table:table-cell office:value-type="float" office:value="0.53735632183908" calcext:value-type="float">
            <text:p>0,5373563218</text:p>
          </table:table-cell>
          <table:table-cell office:value-type="float" office:value="0.00908428375483395" calcext:value-type="float">
            <text:p>0,0090842838</text:p>
          </table:table-cell>
          <table:table-cell office:value-type="float" office:value="0.00495539475917383" calcext:value-type="float">
            <text:p>0,0049553948</text:p>
          </table:table-cell>
          <table:table-cell office:value-type="float" office:value="8.95770192633324" calcext:value-type="float">
            <text:p>8,9577019263</text:p>
          </table:table-cell>
        </table:table-row>
        <table:table-row table:style-name="ro1">
          <table:table-cell office:value-type="float" office:value="0.211241599663419" calcext:value-type="float">
            <text:p>0,2112415997</text:p>
          </table:table-cell>
          <table:table-cell office:value-type="float" office:value="0.243231988468826" calcext:value-type="float">
            <text:p>0,2432319885</text:p>
          </table:table-cell>
          <table:table-cell office:value-type="float" office:value="0.210802786760991" calcext:value-type="float">
            <text:p>0,2108027868</text:p>
          </table:table-cell>
          <table:table-cell office:value-type="float" office:value="0.234897434060133" calcext:value-type="float">
            <text:p>0,2348974341</text:p>
          </table:table-cell>
          <table:table-cell office:value-type="float" office:value="0.317086238097583" calcext:value-type="float">
            <text:p>0,3170862381</text:p>
          </table:table-cell>
          <table:table-cell office:value-type="float" office:value="1.24785681905683" calcext:value-type="float">
            <text:p>1,2478568191</text:p>
          </table:table-cell>
          <table:table-cell office:value-type="float" office:value="0.266641656464945" calcext:value-type="float">
            <text:p>0,2666416565</text:p>
          </table:table-cell>
          <table:table-cell office:value-type="float" office:value="0.958887748082471" calcext:value-type="float">
            <text:p>0,9588877481</text:p>
          </table:table-cell>
          <table:table-cell office:value-type="float" office:value="0.970414523339249" calcext:value-type="float">
            <text:p>0,9704145233</text:p>
          </table:table-cell>
          <table:table-cell office:value-type="float" office:value="1.52607348619093" calcext:value-type="float">
            <text:p>1,5260734862</text:p>
          </table:table-cell>
          <table:table-cell office:value-type="float" office:value="0.691022389188437" calcext:value-type="float">
            <text:p>0,6910223892</text:p>
          </table:table-cell>
          <table:table-cell office:value-type="float" office:value="0.722712646013704" calcext:value-type="float">
            <text:p>0,722712646</text:p>
          </table:table-cell>
          <table:table-cell office:value-type="float" office:value="2.66720917102734" calcext:value-type="float">
            <text:p>2,667209171</text:p>
          </table:table-cell>
          <table:table-cell office:value-type="float" office:value="4.93366018040427" calcext:value-type="float">
            <text:p>4,9336601804</text:p>
          </table:table-cell>
          <table:table-cell office:value-type="float" office:value="0.787476280834914" calcext:value-type="float">
            <text:p>0,7874762808</text:p>
          </table:table-cell>
          <table:table-cell office:value-type="float" office:value="0.712643678160919" calcext:value-type="float">
            <text:p>0,7126436782</text:p>
          </table:table-cell>
          <table:table-cell office:value-type="float" office:value="0.00738022068024728" calcext:value-type="float">
            <text:p>0,0073802207</text:p>
          </table:table-cell>
          <table:table-cell office:value-type="float" office:value="0.00876604134246863" calcext:value-type="float">
            <text:p>0,0087660413</text:p>
          </table:table-cell>
          <table:table-cell office:value-type="float" office:value="21.0151231116781" calcext:value-type="float">
            <text:p>21,0151231117</text:p>
          </table:table-cell>
        </table:table-row>
        <table:table-row table:style-name="ro1">
          <table:table-cell office:value-type="float" office:value="0.199967026917009" calcext:value-type="float">
            <text:p>0,1999670269</text:p>
          </table:table-cell>
          <table:table-cell office:value-type="float" office:value="0.257033602597497" calcext:value-type="float">
            <text:p>0,2570336026</text:p>
          </table:table-cell>
          <table:table-cell office:value-type="float" office:value="0.191633377874418" calcext:value-type="float">
            <text:p>0,1916333779</text:p>
          </table:table-cell>
          <table:table-cell office:value-type="float" office:value="0.237790455851468" calcext:value-type="float">
            <text:p>0,2377904559</text:p>
          </table:table-cell>
          <table:table-cell office:value-type="float" office:value="0.21129598859986" calcext:value-type="float">
            <text:p>0,2112959886</text:p>
          </table:table-cell>
          <table:table-cell office:value-type="float" office:value="29.1783084440746" calcext:value-type="float">
            <text:p>29,1783084441</text:p>
          </table:table-cell>
          <table:table-cell office:value-type="float" office:value="0.105396836638032" calcext:value-type="float">
            <text:p>0,1053968366</text:p>
          </table:table-cell>
          <table:table-cell office:value-type="float" office:value="14.2329368296436" calcext:value-type="float">
            <text:p>14,2329368296</text:p>
          </table:table-cell>
          <table:table-cell office:value-type="float" office:value="0.669966656438992" calcext:value-type="float">
            <text:p>0,6699666564</text:p>
          </table:table-cell>
          <table:table-cell office:value-type="float" office:value="3.37739344243089" calcext:value-type="float">
            <text:p>3,3773934424</text:p>
          </table:table-cell>
          <table:table-cell office:value-type="float" office:value="0.648443759335965" calcext:value-type="float">
            <text:p>0,6484437593</text:p>
          </table:table-cell>
          <table:table-cell office:value-type="float" office:value="0.722023920509322" calcext:value-type="float">
            <text:p>0,7220239205</text:p>
          </table:table-cell>
          <table:table-cell office:value-type="float" office:value="2.02670364723712" calcext:value-type="float">
            <text:p>2,0267036472</text:p>
          </table:table-cell>
          <table:table-cell office:value-type="float" office:value="48.0054871686574" calcext:value-type="float">
            <text:p>48,0054871687</text:p>
          </table:table-cell>
          <table:table-cell office:value-type="float" office:value="0.833649588867805" calcext:value-type="float">
            <text:p>0,8336495889</text:p>
          </table:table-cell>
          <table:table-cell office:value-type="float" office:value="0.689655172413793" calcext:value-type="float">
            <text:p>0,6896551724</text:p>
          </table:table-cell>
          <table:table-cell office:value-type="float" office:value="0.0107996055847024" calcext:value-type="float">
            <text:p>0,0107996056</text:p>
          </table:table-cell>
          <table:table-cell office:value-type="float" office:value="0.00944392811132279" calcext:value-type="float">
            <text:p>0,0094439281</text:p>
          </table:table-cell>
          <table:table-cell office:value-type="float" office:value="21.9099132182689" calcext:value-type="float">
            <text:p>21,9099132183</text:p>
          </table:table-cell>
        </table:table-row>
        <table:table-row table:style-name="ro1">
          <table:table-cell office:value-type="float" office:value="0.188932090437947" calcext:value-type="float">
            <text:p>0,1889320904</text:p>
          </table:table-cell>
          <table:table-cell office:value-type="float" office:value="0.238937128055489" calcext:value-type="float">
            <text:p>0,2389371281</text:p>
          </table:table-cell>
          <table:table-cell office:value-type="float" office:value="0.182933595440786" calcext:value-type="float">
            <text:p>0,1829335954</text:p>
          </table:table-cell>
          <table:table-cell office:value-type="float" office:value="0.237698799292236" calcext:value-type="float">
            <text:p>0,2376987993</text:p>
          </table:table-cell>
          <table:table-cell office:value-type="float" office:value="0.179821303864937" calcext:value-type="float">
            <text:p>0,1798213039</text:p>
          </table:table-cell>
          <table:table-cell office:value-type="float" office:value="3.81979898415237" calcext:value-type="float">
            <text:p>3,8197989842</text:p>
          </table:table-cell>
          <table:table-cell office:value-type="float" office:value="0.0888495902478009" calcext:value-type="float">
            <text:p>0,0888495902</text:p>
          </table:table-cell>
          <table:table-cell office:value-type="float" office:value="2.58860900574862" calcext:value-type="float">
            <text:p>2,5886090057</text:p>
          </table:table-cell>
          <table:table-cell office:value-type="float" office:value="0.577251987606004" calcext:value-type="float">
            <text:p>0,5772519876</text:p>
          </table:table-cell>
          <table:table-cell office:value-type="float" office:value="1.44196652794449" calcext:value-type="float">
            <text:p>1,4419665279</text:p>
          </table:table-cell>
          <table:table-cell office:value-type="float" office:value="0.62334985717198" calcext:value-type="float">
            <text:p>0,6233498572</text:p>
          </table:table-cell>
          <table:table-cell office:value-type="float" office:value="0.67937443765073" calcext:value-type="float">
            <text:p>0,6793744377</text:p>
          </table:table-cell>
          <table:table-cell office:value-type="float" office:value="1.84113842339398" calcext:value-type="float">
            <text:p>1,8411384234</text:p>
          </table:table-cell>
          <table:table-cell office:value-type="float" office:value="9.00638546614811" calcext:value-type="float">
            <text:p>9,0063854661</text:p>
          </table:table-cell>
          <table:table-cell office:value-type="float" office:value="0.858950031625552" calcext:value-type="float">
            <text:p>0,8589500316</text:p>
          </table:table-cell>
          <table:table-cell office:value-type="float" office:value="0.727011494252874" calcext:value-type="float">
            <text:p>0,7270114943</text:p>
          </table:table-cell>
          <table:table-cell office:value-type="float" office:value="0.0132320414037703" calcext:value-type="float">
            <text:p>0,0132320414</text:p>
          </table:table-cell>
          <table:table-cell office:value-type="float" office:value="0.0120964054295999" calcext:value-type="float">
            <text:p>0,0120964054</text:p>
          </table:table-cell>
          <table:table-cell office:value-type="float" office:value="29.5837755456583" calcext:value-type="float">
            <text:p>29,5837755457</text:p>
          </table:table-cell>
        </table:table-row>
        <table:table-row table:style-name="ro1">
          <table:table-cell office:value-type="float" office:value="0.186429657944611" calcext:value-type="float">
            <text:p>0,1864296579</text:p>
          </table:table-cell>
          <table:table-cell office:value-type="float" office:value="0.265156677657144" calcext:value-type="float">
            <text:p>0,2651566777</text:p>
          </table:table-cell>
          <table:table-cell office:value-type="float" office:value="0.17841287128699" calcext:value-type="float">
            <text:p>0,1784128713</text:p>
          </table:table-cell>
          <table:table-cell office:value-type="float" office:value="0.262773379248944" calcext:value-type="float">
            <text:p>0,2627733792</text:p>
          </table:table-cell>
          <table:table-cell office:value-type="float" office:value="0.158308834519192" calcext:value-type="float">
            <text:p>0,1583088345</text:p>
          </table:table-cell>
          <table:table-cell office:value-type="float" office:value="11.8084038815623" calcext:value-type="float">
            <text:p>11,8084038816</text:p>
          </table:table-cell>
          <table:table-cell office:value-type="float" office:value="0.0815573205172233" calcext:value-type="float">
            <text:p>0,0815573205</text:p>
          </table:table-cell>
          <table:table-cell office:value-type="float" office:value="4.96734223528494" calcext:value-type="float">
            <text:p>4,9673422353</text:p>
          </table:table-cell>
          <table:table-cell office:value-type="float" office:value="0.506385410879606" calcext:value-type="float">
            <text:p>0,5063854109</text:p>
          </table:table-cell>
          <table:table-cell office:value-type="float" office:value="4.2637259141253" calcext:value-type="float">
            <text:p>4,2637259141</text:p>
          </table:table-cell>
          <table:table-cell office:value-type="float" office:value="0.609660810831602" calcext:value-type="float">
            <text:p>0,6096608108</text:p>
          </table:table-cell>
          <table:table-cell office:value-type="float" office:value="0.71287447034285" calcext:value-type="float">
            <text:p>0,7128744703</text:p>
          </table:table-cell>
          <table:table-cell office:value-type="float" office:value="1.72075490548896" calcext:value-type="float">
            <text:p>1,7207549055</text:p>
          </table:table-cell>
          <table:table-cell office:value-type="float" office:value="22.280276941842" calcext:value-type="float">
            <text:p>22,2802769418</text:p>
          </table:table-cell>
          <table:table-cell office:value-type="float" office:value="0.880455407969639" calcext:value-type="float">
            <text:p>0,880455408</text:p>
          </table:table-cell>
          <table:table-cell office:value-type="float" office:value="0.614942528735632" calcext:value-type="float">
            <text:p>0,6149425287</text:p>
          </table:table-cell>
          <table:table-cell office:value-type="float" office:value="0.0159860920462793" calcext:value-type="float">
            <text:p>0,015986092</text:p>
          </table:table-cell>
          <table:table-cell office:value-type="float" office:value="0.0098029247722246" calcext:value-type="float">
            <text:p>0,0098029248</text:p>
          </table:table-cell>
          <table:table-cell office:value-type="float" office:value="20.278983712142" calcext:value-type="float">
            <text:p>20,2789837121</text:p>
          </table:table-cell>
        </table:table-row>
        <table:table-row table:style-name="ro1">
          <table:table-cell office:value-type="float" office:value="0.182945197657356" calcext:value-type="float">
            <text:p>0,1829451977</text:p>
          </table:table-cell>
          <table:table-cell office:value-type="float" office:value="0.249624335004322" calcext:value-type="float">
            <text:p>0,249624335</text:p>
          </table:table-cell>
          <table:table-cell office:value-type="float" office:value="0.170481593830197" calcext:value-type="float">
            <text:p>0,1704815938</text:p>
          </table:table-cell>
          <table:table-cell office:value-type="float" office:value="0.219979208157446" calcext:value-type="float">
            <text:p>0,2199792082</text:p>
          </table:table-cell>
          <table:table-cell office:value-type="float" office:value="0.144802275346414" calcext:value-type="float">
            <text:p>0,1448022753</text:p>
          </table:table-cell>
          <table:table-cell office:value-type="float" office:value="0.47424457642322" calcext:value-type="float">
            <text:p>0,4742445764</text:p>
          </table:table-cell>
          <table:table-cell office:value-type="float" office:value="0.0704535481415979" calcext:value-type="float">
            <text:p>0,0704535481</text:p>
          </table:table-cell>
          <table:table-cell office:value-type="float" office:value="0.161016569520018" calcext:value-type="float">
            <text:p>0,1610165695</text:p>
          </table:table-cell>
          <table:table-cell office:value-type="float" office:value="0.47798232587171" calcext:value-type="float">
            <text:p>0,4779823259</text:p>
          </table:table-cell>
          <table:table-cell office:value-type="float" office:value="1.34300661787134" calcext:value-type="float">
            <text:p>1,3430066179</text:p>
          </table:table-cell>
          <table:table-cell office:value-type="float" office:value="0.599194571432398" calcext:value-type="float">
            <text:p>0,5991945714</text:p>
          </table:table-cell>
          <table:table-cell office:value-type="float" office:value="0.675997580176797" calcext:value-type="float">
            <text:p>0,6759975802</text:p>
          </table:table-cell>
          <table:table-cell office:value-type="float" office:value="1.64585950942374" calcext:value-type="float">
            <text:p>1,6458595094</text:p>
          </table:table-cell>
          <table:table-cell office:value-type="float" office:value="3.1238688641581" calcext:value-type="float">
            <text:p>3,1238688642</text:p>
          </table:table-cell>
          <table:table-cell office:value-type="float" office:value="0.897533206831119" calcext:value-type="float">
            <text:p>0,8975332068</text:p>
          </table:table-cell>
          <table:table-cell office:value-type="float" office:value="0.681034482758621" calcext:value-type="float">
            <text:p>0,6810344828</text:p>
          </table:table-cell>
          <table:table-cell office:value-type="float" office:value="0.0171525488441047" calcext:value-type="float">
            <text:p>0,0171525488</text:p>
          </table:table-cell>
          <table:table-cell office:value-type="float" office:value="0.0138960207687836" calcext:value-type="float">
            <text:p>0,0138960208</text:p>
          </table:table-cell>
          <table:table-cell office:value-type="float" office:value="31.8357835812832" calcext:value-type="float">
            <text:p>31,8357835813</text:p>
          </table:table-cell>
        </table:table-row>
        <table:table-row table:style-name="ro1">
          <table:table-cell office:value-type="float" office:value="0.181009333906466" calcext:value-type="float">
            <text:p>0,1810093339</text:p>
          </table:table-cell>
          <table:table-cell office:value-type="float" office:value="0.241375773609214" calcext:value-type="float">
            <text:p>0,2413757736</text:p>
          </table:table-cell>
          <table:table-cell office:value-type="float" office:value="0.16893303120489" calcext:value-type="float">
            <text:p>0,1689330312</text:p>
          </table:table-cell>
          <table:table-cell office:value-type="float" office:value="0.23123201494635" calcext:value-type="float">
            <text:p>0,2312320149</text:p>
          </table:table-cell>
          <table:table-cell office:value-type="float" office:value="0.144374669338846" calcext:value-type="float">
            <text:p>0,1443746693</text:p>
          </table:table-cell>
          <table:table-cell office:value-type="float" office:value="0.519587108239146" calcext:value-type="float">
            <text:p>0,5195871082</text:p>
          </table:table-cell>
          <table:table-cell office:value-type="float" office:value="0.0812447973008909" calcext:value-type="float">
            <text:p>0,0812447973</text:p>
          </table:table-cell>
          <table:table-cell office:value-type="float" office:value="0.191074441469811" calcext:value-type="float">
            <text:p>0,1910744415</text:p>
          </table:table-cell>
          <table:table-cell office:value-type="float" office:value="0.469350064226357" calcext:value-type="float">
            <text:p>0,4693500642</text:p>
          </table:table-cell>
          <table:table-cell office:value-type="float" office:value="1.47468830118405" calcext:value-type="float">
            <text:p>1,4746883012</text:p>
          </table:table-cell>
          <table:table-cell office:value-type="float" office:value="0.595923644541789" calcext:value-type="float">
            <text:p>0,5959236445</text:p>
          </table:table-cell>
          <table:table-cell office:value-type="float" office:value="0.657620637838183" calcext:value-type="float">
            <text:p>0,6576206378</text:p>
          </table:table-cell>
          <table:table-cell office:value-type="float" office:value="1.64083554000511" calcext:value-type="float">
            <text:p>1,64083554</text:p>
          </table:table-cell>
          <table:table-cell office:value-type="float" office:value="3.31557830448808" calcext:value-type="float">
            <text:p>3,3155783045</text:p>
          </table:table-cell>
          <table:table-cell office:value-type="float" office:value="0.8943706514864" calcext:value-type="float">
            <text:p>0,8943706515</text:p>
          </table:table-cell>
          <table:table-cell office:value-type="float" office:value="0.718390804597701" calcext:value-type="float">
            <text:p>0,7183908046</text:p>
          </table:table-cell>
          <table:table-cell office:value-type="float" office:value="0.0178529856100775" calcext:value-type="float">
            <text:p>0,0178529856</text:p>
          </table:table-cell>
          <table:table-cell office:value-type="float" office:value="0.0134266453502089" calcext:value-type="float">
            <text:p>0,0134266454</text:p>
          </table:table-cell>
          <table:table-cell office:value-type="float" office:value="32.4477262630049" calcext:value-type="float">
            <text:p>32,447726263</text:p>
          </table:table-cell>
        </table:table-row>
        <table:table-row table:style-name="ro1">
          <table:table-cell office:value-type="float" office:value="0.177855216167764" calcext:value-type="float">
            <text:p>0,1778552162</text:p>
          </table:table-cell>
          <table:table-cell office:value-type="float" office:value="0.257501573518123" calcext:value-type="float">
            <text:p>0,2575015735</text:p>
          </table:table-cell>
          <table:table-cell office:value-type="float" office:value="0.165385388628288" calcext:value-type="float">
            <text:p>0,1653853886</text:p>
          </table:table-cell>
          <table:table-cell office:value-type="float" office:value="0.282258119090643" calcext:value-type="float">
            <text:p>0,2822581191</text:p>
          </table:table-cell>
          <table:table-cell office:value-type="float" office:value="0.152037004699256" calcext:value-type="float">
            <text:p>0,1520370047</text:p>
          </table:table-cell>
          <table:table-cell office:value-type="float" office:value="4262.34169452366" calcext:value-type="float">
            <text:p>4262,3416945237</text:p>
          </table:table-cell>
          <table:table-cell office:value-type="float" office:value="0.205147332098346" calcext:value-type="float">
            <text:p>0,2051473321</text:p>
          </table:table-cell>
          <table:table-cell office:value-type="float" office:value="2741.45493436603" calcext:value-type="float">
            <text:p>2741,454934366</text:p>
          </table:table-cell>
          <table:table-cell office:value-type="float" office:value="0.491453870742156" calcext:value-type="float">
            <text:p>0,4914538707</text:p>
          </table:table-cell>
          <table:table-cell office:value-type="float" office:value="10.5447411040037" calcext:value-type="float">
            <text:p>10,544741104</text:p>
          </table:table-cell>
          <table:table-cell office:value-type="float" office:value="0.586462066256118" calcext:value-type="float">
            <text:p>0,5864620663</text:p>
          </table:table-cell>
          <table:table-cell office:value-type="float" office:value="0.72392809596555" calcext:value-type="float">
            <text:p>0,723928096</text:p>
          </table:table-cell>
          <table:table-cell office:value-type="float" office:value="1.7783408797217" calcext:value-type="float">
            <text:p>1,7783408797</text:p>
          </table:table-cell>
          <table:table-cell office:value-type="float" office:value="7015.60519428294" calcext:value-type="float">
            <text:p>7015,6051942829</text:p>
          </table:table-cell>
          <table:table-cell office:value-type="float" office:value="0.895951929158759" calcext:value-type="float">
            <text:p>0,8959519292</text:p>
          </table:table-cell>
          <table:table-cell office:value-type="float" office:value="0.566091954022988" calcext:value-type="float">
            <text:p>0,566091954</text:p>
          </table:table-cell>
          <table:table-cell office:value-type="float" office:value="0.0187802431991777" calcext:value-type="float">
            <text:p>0,0187802432</text:p>
          </table:table-cell>
          <table:table-cell office:value-type="float" office:value="0.00844139329615794" calcext:value-type="float">
            <text:p>0,0084413933</text:p>
          </table:table-cell>
          <table:table-cell office:value-type="float" office:value="16.0752266336501" calcext:value-type="float">
            <text:p>16,0752266337</text:p>
          </table:table-cell>
        </table:table-row>
        <table:table-row table:style-name="ro1">
          <table:table-cell office:value-type="float" office:value="0.199803967464427" calcext:value-type="float">
            <text:p>0,1998039675</text:p>
          </table:table-cell>
          <table:table-cell office:value-type="float" office:value="0.222077545653708" calcext:value-type="float">
            <text:p>0,2220775457</text:p>
          </table:table-cell>
          <table:table-cell office:value-type="float" office:value="0.193942664965233" calcext:value-type="float">
            <text:p>0,193942665</text:p>
          </table:table-cell>
          <table:table-cell office:value-type="float" office:value="0.22919141457934" calcext:value-type="float">
            <text:p>0,2291914146</text:p>
          </table:table-cell>
          <table:table-cell office:value-type="float" office:value="0.772047076113671" calcext:value-type="float">
            <text:p>0,7720470761</text:p>
          </table:table-cell>
          <table:table-cell office:value-type="float" office:value="334.796241913438" calcext:value-type="float">
            <text:p>334,7962419134</text:p>
          </table:table-cell>
          <table:table-cell office:value-type="float" office:value="1.46810410736857" calcext:value-type="float">
            <text:p>1,4681041074</text:p>
          </table:table-cell>
          <table:table-cell office:value-type="float" office:value="254.712620678102" calcext:value-type="float">
            <text:p>254,7126206781</text:p>
          </table:table-cell>
          <table:table-cell office:value-type="float" office:value="0.939581829821249" calcext:value-type="float">
            <text:p>0,9395818298</text:p>
          </table:table-cell>
          <table:table-cell office:value-type="float" office:value="2.54064023591064" calcext:value-type="float">
            <text:p>2,5406402359</text:p>
          </table:table-cell>
          <table:table-cell office:value-type="float" office:value="0.640045744616121" calcext:value-type="float">
            <text:p>0,6400457446</text:p>
          </table:table-cell>
          <table:table-cell office:value-type="float" office:value="0.676934013078953" calcext:value-type="float">
            <text:p>0,6769340131</text:p>
          </table:table-cell>
          <table:table-cell office:value-type="float" office:value="4.21352544387332" calcext:value-type="float">
            <text:p>4,2135254439</text:p>
          </table:table-cell>
          <table:table-cell office:value-type="float" office:value="593.177705380423" calcext:value-type="float">
            <text:p>593,1777053804</text:p>
          </table:table-cell>
          <table:table-cell office:value-type="float" office:value="0.818469323213156" calcext:value-type="float">
            <text:p>0,8184693232</text:p>
          </table:table-cell>
          <table:table-cell office:value-type="float" office:value="0.747126436781609" calcext:value-type="float">
            <text:p>0,7471264368</text:p>
          </table:table-cell>
          <table:table-cell office:value-type="float" office:value="0.0102606128439167" calcext:value-type="float">
            <text:p>0,0102606128</text:p>
          </table:table-cell>
          <table:table-cell office:value-type="float" office:value="0.0111861831416756" calcext:value-type="float">
            <text:p>0,0111861831</text:p>
          </table:table-cell>
          <table:table-cell office:value-type="float" office:value="28.1146069627447" calcext:value-type="float">
            <text:p>28,1146069627</text:p>
          </table:table-cell>
        </table:table-row>
        <table:table-row table:style-name="ro1">
          <table:table-cell office:value-type="float" office:value="0.179430791560479" calcext:value-type="float">
            <text:p>0,1794307916</text:p>
          </table:table-cell>
          <table:table-cell office:value-type="float" office:value="0.229485118396355" calcext:value-type="float">
            <text:p>0,2294851184</text:p>
          </table:table-cell>
          <table:table-cell office:value-type="float" office:value="0.171326971050503" calcext:value-type="float">
            <text:p>0,1713269711</text:p>
          </table:table-cell>
          <table:table-cell office:value-type="float" office:value="0.221829828188016" calcext:value-type="float">
            <text:p>0,2218298282</text:p>
          </table:table-cell>
          <table:table-cell office:value-type="float" office:value="0.199853519668915" calcext:value-type="float">
            <text:p>0,1998535197</text:p>
          </table:table-cell>
          <table:table-cell office:value-type="float" office:value="1.10733404507959" calcext:value-type="float">
            <text:p>1,1073340451</text:p>
          </table:table-cell>
          <table:table-cell office:value-type="float" office:value="0.117321301073734" calcext:value-type="float">
            <text:p>0,1173213011</text:p>
          </table:table-cell>
          <table:table-cell office:value-type="float" office:value="0.311493408472447" calcext:value-type="float">
            <text:p>0,3114934085</text:p>
          </table:table-cell>
          <table:table-cell office:value-type="float" office:value="0.501816900104171" calcext:value-type="float">
            <text:p>0,5018169001</text:p>
          </table:table-cell>
          <table:table-cell office:value-type="float" office:value="1.30459750112917" calcext:value-type="float">
            <text:p>1,3045975011</text:p>
          </table:table-cell>
          <table:table-cell office:value-type="float" office:value="0.59877316402077" calcext:value-type="float">
            <text:p>0,598773164</text:p>
          </table:table-cell>
          <table:table-cell office:value-type="float" office:value="0.663436229629763" calcext:value-type="float">
            <text:p>0,6634362296</text:p>
          </table:table-cell>
          <table:table-cell office:value-type="float" office:value="1.76852264983378" calcext:value-type="float">
            <text:p>1,7685226498</text:p>
          </table:table-cell>
          <table:table-cell office:value-type="float" office:value="3.83817617646579" calcext:value-type="float">
            <text:p>3,8381761765</text:p>
          </table:table-cell>
          <table:table-cell office:value-type="float" office:value="0.887096774193548" calcext:value-type="float">
            <text:p>0,8870967742</text:p>
          </table:table-cell>
          <table:table-cell office:value-type="float" office:value="0.709770114942529" calcext:value-type="float">
            <text:p>0,7097701149</text:p>
          </table:table-cell>
          <table:table-cell office:value-type="float" office:value="0.0162270125687059" calcext:value-type="float">
            <text:p>0,0162270126</text:p>
          </table:table-cell>
          <table:table-cell office:value-type="float" office:value="0.0148853539657242" calcext:value-type="float">
            <text:p>0,014885354</text:p>
          </table:table-cell>
          <table:table-cell office:value-type="float" office:value="35.5412634854941" calcext:value-type="float">
            <text:p>35,5412634855</text:p>
          </table:table-cell>
        </table:table-row>
        <table:table-row table:style-name="ro1">
          <table:table-cell office:value-type="float" office:value="0.171706804025286" calcext:value-type="float">
            <text:p>0,171706804</text:p>
          </table:table-cell>
          <table:table-cell office:value-type="float" office:value="0.234635965741071" calcext:value-type="float">
            <text:p>0,2346359657</text:p>
          </table:table-cell>
          <table:table-cell office:value-type="float" office:value="0.162423610786561" calcext:value-type="float">
            <text:p>0,1624236108</text:p>
          </table:table-cell>
          <table:table-cell office:value-type="float" office:value="0.214189157540737" calcext:value-type="float">
            <text:p>0,2141891575</text:p>
          </table:table-cell>
          <table:table-cell office:value-type="float" office:value="0.15626634344398" calcext:value-type="float">
            <text:p>0,1562663434</text:p>
          </table:table-cell>
          <table:table-cell office:value-type="float" office:value="0.407228015318808" calcext:value-type="float">
            <text:p>0,4072280153</text:p>
          </table:table-cell>
          <table:table-cell office:value-type="float" office:value="0.109085139933856" calcext:value-type="float">
            <text:p>0,1090851399</text:p>
          </table:table-cell>
          <table:table-cell office:value-type="float" office:value="0.13133931205611" calcext:value-type="float">
            <text:p>0,1313393121</text:p>
          </table:table-cell>
          <table:table-cell office:value-type="float" office:value="0.41728358676187" calcext:value-type="float">
            <text:p>0,4172835868</text:p>
          </table:table-cell>
          <table:table-cell office:value-type="float" office:value="1.20815490321096" calcext:value-type="float">
            <text:p>1,2081549032</text:p>
          </table:table-cell>
          <table:table-cell office:value-type="float" office:value="0.579597950434097" calcext:value-type="float">
            <text:p>0,5795979504</text:p>
          </table:table-cell>
          <table:table-cell office:value-type="float" office:value="0.65300017980666" calcext:value-type="float">
            <text:p>0,6530001798</text:p>
          </table:table-cell>
          <table:table-cell office:value-type="float" office:value="1.59636342910028" calcext:value-type="float">
            <text:p>1,5963634291</text:p>
          </table:table-cell>
          <table:table-cell office:value-type="float" office:value="2.84854752852999" calcext:value-type="float">
            <text:p>2,8485475285</text:p>
          </table:table-cell>
          <table:table-cell office:value-type="float" office:value="0.91492726122707" calcext:value-type="float">
            <text:p>0,9149272612</text:p>
          </table:table-cell>
          <table:table-cell office:value-type="float" office:value="0.718390804597701" calcext:value-type="float">
            <text:p>0,7183908046</text:p>
          </table:table-cell>
          <table:table-cell office:value-type="float" office:value="0.0199653396959233" calcext:value-type="float">
            <text:p>0,0199653397</text:p>
          </table:table-cell>
          <table:table-cell office:value-type="float" office:value="0.0162675987471783" calcext:value-type="float">
            <text:p>0,0162675987</text:p>
          </table:table-cell>
          <table:table-cell office:value-type="float" office:value="39.3133636390142" calcext:value-type="float">
            <text:p>39,313363639</text:p>
          </table:table-cell>
        </table:table-row>
        <table:table-row table:style-name="ro1">
          <table:table-cell office:value-type="float" office:value="0.164458396882585" calcext:value-type="float">
            <text:p>0,1644583969</text:p>
          </table:table-cell>
          <table:table-cell office:value-type="float" office:value="0.243101800095936" calcext:value-type="float">
            <text:p>0,2431018001</text:p>
          </table:table-cell>
          <table:table-cell office:value-type="float" office:value="0.153900652846237" calcext:value-type="float">
            <text:p>0,1539006528</text:p>
          </table:table-cell>
          <table:table-cell office:value-type="float" office:value="0.213056985045365" calcext:value-type="float">
            <text:p>0,213056985</text:p>
          </table:table-cell>
          <table:table-cell office:value-type="float" office:value="0.11142743432333" calcext:value-type="float">
            <text:p>0,1114274343</text:p>
          </table:table-cell>
          <table:table-cell office:value-type="float" office:value="0.465294595102274" calcext:value-type="float">
            <text:p>0,4652945951</text:p>
          </table:table-cell>
          <table:table-cell office:value-type="float" office:value="0.0624047715243373" calcext:value-type="float">
            <text:p>0,0624047715</text:p>
          </table:table-cell>
          <table:table-cell office:value-type="float" office:value="0.137190437586657" calcext:value-type="float">
            <text:p>0,1371904376</text:p>
          </table:table-cell>
          <table:table-cell office:value-type="float" office:value="0.357523113510358" calcext:value-type="float">
            <text:p>0,3575231135</text:p>
          </table:table-cell>
          <table:table-cell office:value-type="float" office:value="1.52829392418137" calcext:value-type="float">
            <text:p>1,5282939242</text:p>
          </table:table-cell>
          <table:table-cell office:value-type="float" office:value="0.564940843992713" calcext:value-type="float">
            <text:p>0,564940844</text:p>
          </table:table-cell>
          <table:table-cell office:value-type="float" office:value="0.646923944610974" calcext:value-type="float">
            <text:p>0,6469239446</text:p>
          </table:table-cell>
          <table:table-cell office:value-type="float" office:value="1.41465521299862" calcext:value-type="float">
            <text:p>1,414655213</text:p>
          </table:table-cell>
          <table:table-cell office:value-type="float" office:value="3.23386164369254" calcext:value-type="float">
            <text:p>3,2338616437</text:p>
          </table:table-cell>
          <table:table-cell office:value-type="float" office:value="0.929475015812776" calcext:value-type="float">
            <text:p>0,9294750158</text:p>
          </table:table-cell>
          <table:table-cell office:value-type="float" office:value="0.727011494252873" calcext:value-type="float">
            <text:p>0,7270114943</text:p>
          </table:table-cell>
          <table:table-cell office:value-type="float" office:value="0.0240045848091327" calcext:value-type="float">
            <text:p>0,0240045848</text:p>
          </table:table-cell>
          <table:table-cell office:value-type="float" office:value="0.0174011370054281" calcext:value-type="float">
            <text:p>0,017401137</text:p>
          </table:table-cell>
          <table:table-cell office:value-type="float" office:value="42.5573807362753" calcext:value-type="float">
            <text:p>42,5573807363</text:p>
          </table:table-cell>
        </table:table-row>
        <table:table-row table:style-name="ro1">
          <table:table-cell office:value-type="float" office:value="0.163227134107176" calcext:value-type="float">
            <text:p>0,1632271341</text:p>
          </table:table-cell>
          <table:table-cell office:value-type="float" office:value="0.23048786275442" calcext:value-type="float">
            <text:p>0,2304878628</text:p>
          </table:table-cell>
          <table:table-cell office:value-type="float" office:value="0.153261299450084" calcext:value-type="float">
            <text:p>0,1532612995</text:p>
          </table:table-cell>
          <table:table-cell office:value-type="float" office:value="0.20698892822437" calcext:value-type="float">
            <text:p>0,2069889282</text:p>
          </table:table-cell>
          <table:table-cell office:value-type="float" office:value="0.111083178913224" calcext:value-type="float">
            <text:p>0,1110831789</text:p>
          </table:table-cell>
          <table:table-cell office:value-type="float" office:value="0.454690449129979" calcext:value-type="float">
            <text:p>0,4546904491</text:p>
          </table:table-cell>
          <table:table-cell office:value-type="float" office:value="0.0628204515512724" calcext:value-type="float">
            <text:p>0,0628204516</text:p>
          </table:table-cell>
          <table:table-cell office:value-type="float" office:value="0.136607386160277" calcext:value-type="float">
            <text:p>0,1366073862</text:p>
          </table:table-cell>
          <table:table-cell office:value-type="float" office:value="0.353993607971259" calcext:value-type="float">
            <text:p>0,353993608</text:p>
          </table:table-cell>
          <table:table-cell office:value-type="float" office:value="1.76989669185774" calcext:value-type="float">
            <text:p>1,7698966919</text:p>
          </table:table-cell>
          <table:table-cell office:value-type="float" office:value="0.561909339289964" calcext:value-type="float">
            <text:p>0,5619093393</text:p>
          </table:table-cell>
          <table:table-cell office:value-type="float" office:value="0.648339339371385" calcext:value-type="float">
            <text:p>0,6483393394</text:p>
          </table:table-cell>
          <table:table-cell office:value-type="float" office:value="1.40629500784051" calcext:value-type="float">
            <text:p>1,4062950078</text:p>
          </table:table-cell>
          <table:table-cell office:value-type="float" office:value="3.44701077403693" calcext:value-type="float">
            <text:p>3,447010774</text:p>
          </table:table-cell>
          <table:table-cell office:value-type="float" office:value="0.929475015812776" calcext:value-type="float">
            <text:p>0,9294750158</text:p>
          </table:table-cell>
          <table:table-cell office:value-type="float" office:value="0.71551724137931" calcext:value-type="float">
            <text:p>0,7155172414</text:p>
          </table:table-cell>
          <table:table-cell office:value-type="float" office:value="0.0257398091736099" calcext:value-type="float">
            <text:p>0,0257398092</text:p>
          </table:table-cell>
          <table:table-cell office:value-type="float" office:value="0.0194495912487698" calcext:value-type="float">
            <text:p>0,0194495912</text:p>
          </table:table-cell>
          <table:table-cell office:value-type="float" office:value="46.8151661357889" calcext:value-type="float">
            <text:p>46,8151661358</text:p>
          </table:table-cell>
        </table:table-row>
        <table:table-row table:style-name="ro1">
          <table:table-cell office:value-type="float" office:value="0.158521991716763" calcext:value-type="float">
            <text:p>0,1585219917</text:p>
          </table:table-cell>
          <table:table-cell office:value-type="float" office:value="0.232235519209443" calcext:value-type="float">
            <text:p>0,2322355192</text:p>
          </table:table-cell>
          <table:table-cell office:value-type="float" office:value="0.14563134456753" calcext:value-type="float">
            <text:p>0,1456313446</text:p>
          </table:table-cell>
          <table:table-cell office:value-type="float" office:value="0.207705039715902" calcext:value-type="float">
            <text:p>0,2077050397</text:p>
          </table:table-cell>
          <table:table-cell office:value-type="float" office:value="0.102729175980006" calcext:value-type="float">
            <text:p>0,102729176</text:p>
          </table:table-cell>
          <table:table-cell office:value-type="float" office:value="0.646023385467084" calcext:value-type="float">
            <text:p>0,6460233855</text:p>
          </table:table-cell>
          <table:table-cell office:value-type="float" office:value="0.0586434603762947" calcext:value-type="float">
            <text:p>0,0586434604</text:p>
          </table:table-cell>
          <table:table-cell office:value-type="float" office:value="0.168675586857215" calcext:value-type="float">
            <text:p>0,1686755869</text:p>
          </table:table-cell>
          <table:table-cell office:value-type="float" office:value="0.324537441021351" calcext:value-type="float">
            <text:p>0,324537441</text:p>
          </table:table-cell>
          <table:table-cell office:value-type="float" office:value="2.12556734074164" calcext:value-type="float">
            <text:p>2,1255673407</text:p>
          </table:table-cell>
          <table:table-cell office:value-type="float" office:value="0.556169286794409" calcext:value-type="float">
            <text:p>0,5561692868</text:p>
          </table:table-cell>
          <table:table-cell office:value-type="float" office:value="0.658548650813514" calcext:value-type="float">
            <text:p>0,6585486508</text:p>
          </table:table-cell>
          <table:table-cell office:value-type="float" office:value="1.34623269858351" calcext:value-type="float">
            <text:p>1,3462326986</text:p>
          </table:table-cell>
          <table:table-cell office:value-type="float" office:value="4.0387554785301" calcext:value-type="float">
            <text:p>4,0387554785</text:p>
          </table:table-cell>
          <table:table-cell office:value-type="float" office:value="0.934851359898797" calcext:value-type="float">
            <text:p>0,9348513599</text:p>
          </table:table-cell>
          <table:table-cell office:value-type="float" office:value="0.704022988505747" calcext:value-type="float">
            <text:p>0,7040229885</text:p>
          </table:table-cell>
          <table:table-cell office:value-type="float" office:value="0.0276370790208221" calcext:value-type="float">
            <text:p>0,027637079</text:p>
          </table:table-cell>
          <table:table-cell office:value-type="float" office:value="0.0191380677489484" calcext:value-type="float">
            <text:p>0,0191380677</text:p>
          </table:table-cell>
          <table:table-cell office:value-type="float" office:value="45.3253237854261" calcext:value-type="float">
            <text:p>45,3253237854</text:p>
          </table:table-cell>
        </table:table-row>
        <table:table-row table:style-name="ro1">
          <table:table-cell office:value-type="float" office:value="0.155775373289483" calcext:value-type="float">
            <text:p>0,1557753733</text:p>
          </table:table-cell>
          <table:table-cell office:value-type="float" office:value="0.24431342544129" calcext:value-type="float">
            <text:p>0,2443134254</text:p>
          </table:table-cell>
          <table:table-cell office:value-type="float" office:value="0.144442684491699" calcext:value-type="float">
            <text:p>0,1444426845</text:p>
          </table:table-cell>
          <table:table-cell office:value-type="float" office:value="0.21496350284285" calcext:value-type="float">
            <text:p>0,2149635028</text:p>
          </table:table-cell>
          <table:table-cell office:value-type="float" office:value="0.104709718837966" calcext:value-type="float">
            <text:p>0,1047097188</text:p>
          </table:table-cell>
          <table:table-cell office:value-type="float" office:value="0.478252565460119" calcext:value-type="float">
            <text:p>0,4782525655</text:p>
          </table:table-cell>
          <table:table-cell office:value-type="float" office:value="0.0596835992786737" calcext:value-type="float">
            <text:p>0,0596835993</text:p>
          </table:table-cell>
          <table:table-cell office:value-type="float" office:value="0.15646256500271" calcext:value-type="float">
            <text:p>0,156462565</text:p>
          </table:table-cell>
          <table:table-cell office:value-type="float" office:value="0.334135155163465" calcext:value-type="float">
            <text:p>0,3341351552</text:p>
          </table:table-cell>
          <table:table-cell office:value-type="float" office:value="1.37589641676509" calcext:value-type="float">
            <text:p>1,3758964168</text:p>
          </table:table-cell>
          <table:table-cell office:value-type="float" office:value="0.550465238049089" calcext:value-type="float">
            <text:p>0,550465238</text:p>
          </table:table-cell>
          <table:table-cell office:value-type="float" office:value="0.65062412002991" calcext:value-type="float">
            <text:p>0,65062412</text:p>
          </table:table-cell>
          <table:table-cell office:value-type="float" office:value="1.3492117645166" calcext:value-type="float">
            <text:p>1,3492117645</text:p>
          </table:table-cell>
          <table:table-cell office:value-type="float" office:value="3.12051258827078" calcext:value-type="float">
            <text:p>3,1205125883</text:p>
          </table:table-cell>
          <table:table-cell office:value-type="float" office:value="0.940860215053762" calcext:value-type="float">
            <text:p>0,9408602151</text:p>
          </table:table-cell>
          <table:table-cell office:value-type="float" office:value="0.735632183908046" calcext:value-type="float">
            <text:p>0,7356321839</text:p>
          </table:table-cell>
          <table:table-cell office:value-type="float" office:value="0.0287654226280367" calcext:value-type="float">
            <text:p>0,0287654226</text:p>
          </table:table-cell>
          <table:table-cell office:value-type="float" office:value="0.0186829053734699" calcext:value-type="float">
            <text:p>0,0186829054</text:p>
          </table:table-cell>
          <table:table-cell office:value-type="float" office:value="46.2339631642136" calcext:value-type="float">
            <text:p>46,2339631642</text:p>
          </table:table-cell>
        </table:table-row>
        <table:table-row table:style-name="ro1">
          <table:table-cell office:value-type="float" office:value="0.156462635247596" calcext:value-type="float">
            <text:p>0,1564626352</text:p>
          </table:table-cell>
          <table:table-cell office:value-type="float" office:value="0.220445954624226" calcext:value-type="float">
            <text:p>0,2204459546</text:p>
          </table:table-cell>
          <table:table-cell office:value-type="float" office:value="0.141459151975141" calcext:value-type="float">
            <text:p>0,141459152</text:p>
          </table:table-cell>
          <table:table-cell office:value-type="float" office:value="0.206559764621739" calcext:value-type="float">
            <text:p>0,2065597646</text:p>
          </table:table-cell>
          <table:table-cell office:value-type="float" office:value="0.1037264063449" calcext:value-type="float">
            <text:p>0,1037264063</text:p>
          </table:table-cell>
          <table:table-cell office:value-type="float" office:value="0.36508779621526" calcext:value-type="float">
            <text:p>0,3650877962</text:p>
          </table:table-cell>
          <table:table-cell office:value-type="float" office:value="0.0582982034353613" calcext:value-type="float">
            <text:p>0,0582982034</text:p>
          </table:table-cell>
          <table:table-cell office:value-type="float" office:value="0.133683167594301" calcext:value-type="float">
            <text:p>0,1336831676</text:p>
          </table:table-cell>
          <table:table-cell office:value-type="float" office:value="0.344894294953946" calcext:value-type="float">
            <text:p>0,344894295</text:p>
          </table:table-cell>
          <table:table-cell office:value-type="float" office:value="1.25479850365684" calcext:value-type="float">
            <text:p>1,2547985037</text:p>
          </table:table-cell>
          <table:table-cell office:value-type="float" office:value="0.549460090315093" calcext:value-type="float">
            <text:p>0,5494600903</text:p>
          </table:table-cell>
          <table:table-cell office:value-type="float" office:value="0.632037941237976" calcext:value-type="float">
            <text:p>0,6320379412</text:p>
          </table:table-cell>
          <table:table-cell office:value-type="float" office:value="1.3543007823955" calcext:value-type="float">
            <text:p>1,3543007824</text:p>
          </table:table-cell>
          <table:table-cell office:value-type="float" office:value="2.81261313886478" calcext:value-type="float">
            <text:p>2,8126131389</text:p>
          </table:table-cell>
          <table:table-cell office:value-type="float" office:value="0.938330170777987" calcext:value-type="float">
            <text:p>0,9383301708</text:p>
          </table:table-cell>
          <table:table-cell office:value-type="float" office:value="0.793103448275862" calcext:value-type="float">
            <text:p>0,7931034483</text:p>
          </table:table-cell>
          <table:table-cell office:value-type="float" office:value="0.0284188685788401" calcext:value-type="float">
            <text:p>0,0284188686</text:p>
          </table:table-cell>
          <table:table-cell office:value-type="float" office:value="0.0214990629613535" calcext:value-type="float">
            <text:p>0,021499063</text:p>
          </table:table-cell>
          <table:table-cell office:value-type="float" office:value="57.3594999808912" calcext:value-type="float">
            <text:p>57,3594999809</text:p>
          </table:table-cell>
        </table:table-row>
        <table:table-row table:style-name="ro1">
          <table:table-cell office:value-type="float" office:value="0.147664050698101" calcext:value-type="float">
            <text:p>0,1476640507</text:p>
          </table:table-cell>
          <table:table-cell office:value-type="float" office:value="0.229765781939054" calcext:value-type="float">
            <text:p>0,2297657819</text:p>
          </table:table-cell>
          <table:table-cell office:value-type="float" office:value="0.131869490473164" calcext:value-type="float">
            <text:p>0,1318694905</text:p>
          </table:table-cell>
          <table:table-cell office:value-type="float" office:value="0.19906263735049" calcext:value-type="float">
            <text:p>0,1990626374</text:p>
          </table:table-cell>
          <table:table-cell office:value-type="float" office:value="0.0876114999440657" calcext:value-type="float">
            <text:p>0,0876114999</text:p>
          </table:table-cell>
          <table:table-cell office:value-type="float" office:value="0.484735917944284" calcext:value-type="float">
            <text:p>0,4847359179</text:p>
          </table:table-cell>
          <table:table-cell office:value-type="float" office:value="0.0472570973562915" calcext:value-type="float">
            <text:p>0,0472570974</text:p>
          </table:table-cell>
          <table:table-cell office:value-type="float" office:value="0.177865431979469" calcext:value-type="float">
            <text:p>0,177865432</text:p>
          </table:table-cell>
          <table:table-cell office:value-type="float" office:value="0.266644647733734" calcext:value-type="float">
            <text:p>0,2666446477</text:p>
          </table:table-cell>
          <table:table-cell office:value-type="float" office:value="2.20984823661375" calcext:value-type="float">
            <text:p>2,2098482366</text:p>
          </table:table-cell>
          <table:table-cell office:value-type="float" office:value="0.537565047956961" calcext:value-type="float">
            <text:p>0,537565048</text:p>
          </table:table-cell>
          <table:table-cell office:value-type="float" office:value="0.636205374937633" calcext:value-type="float">
            <text:p>0,6362053749</text:p>
          </table:table-cell>
          <table:table-cell office:value-type="float" office:value="1.21861183089142" calcext:value-type="float">
            <text:p>1,2186118309</text:p>
          </table:table-cell>
          <table:table-cell office:value-type="float" office:value="3.93748339085743" calcext:value-type="float">
            <text:p>3,9374833909</text:p>
          </table:table-cell>
          <table:table-cell office:value-type="float" office:value="0.953194180898164" calcext:value-type="float">
            <text:p>0,9531941809</text:p>
          </table:table-cell>
          <table:table-cell office:value-type="float" office:value="0.738505747126437" calcext:value-type="float">
            <text:p>0,7385057471</text:p>
          </table:table-cell>
          <table:table-cell office:value-type="float" office:value="0.0346426808674552" calcext:value-type="float">
            <text:p>0,0346426809</text:p>
          </table:table-cell>
          <table:table-cell office:value-type="float" office:value="0.0276741170987081" calcext:value-type="float">
            <text:p>0,0276741171</text:p>
          </table:table-cell>
          <table:table-cell office:value-type="float" office:value="68.7517315788904" calcext:value-type="float">
            <text:p>68,7517315789</text:p>
          </table:table-cell>
        </table:table-row>
        <table:table-row table:style-name="ro1">
          <table:table-cell office:value-type="float" office:value="0.160411507334394" calcext:value-type="float">
            <text:p>0,1604115073</text:p>
          </table:table-cell>
          <table:table-cell office:value-type="float" office:value="0.233759797234409" calcext:value-type="float">
            <text:p>0,2337597972</text:p>
          </table:table-cell>
          <table:table-cell office:value-type="float" office:value="0.145387806298944" calcext:value-type="float">
            <text:p>0,1453878063</text:p>
          </table:table-cell>
          <table:table-cell office:value-type="float" office:value="0.202826765676256" calcext:value-type="float">
            <text:p>0,2028267657</text:p>
          </table:table-cell>
          <table:table-cell office:value-type="float" office:value="0.113088143852808" calcext:value-type="float">
            <text:p>0,1130881439</text:p>
          </table:table-cell>
          <table:table-cell office:value-type="float" office:value="0.483517857855422" calcext:value-type="float">
            <text:p>0,4835178579</text:p>
          </table:table-cell>
          <table:table-cell office:value-type="float" office:value="0.0620614428264202" calcext:value-type="float">
            <text:p>0,0620614428</text:p>
          </table:table-cell>
          <table:table-cell office:value-type="float" office:value="0.211858926960335" calcext:value-type="float">
            <text:p>0,211858927</text:p>
          </table:table-cell>
          <table:table-cell office:value-type="float" office:value="0.395140178448589" calcext:value-type="float">
            <text:p>0,3951401784</text:p>
          </table:table-cell>
          <table:table-cell office:value-type="float" office:value="1.92286024322926" calcext:value-type="float">
            <text:p>1,9228602432</text:p>
          </table:table-cell>
          <table:table-cell office:value-type="float" office:value="0.549469671846567" calcext:value-type="float">
            <text:p>0,5494696718</text:p>
          </table:table-cell>
          <table:table-cell office:value-type="float" office:value="0.634895944389804" calcext:value-type="float">
            <text:p>0,6348959444</text:p>
          </table:table-cell>
          <table:table-cell office:value-type="float" office:value="1.42555875287336" calcext:value-type="float">
            <text:p>1,4255587529</text:p>
          </table:table-cell>
          <table:table-cell office:value-type="float" office:value="3.68971948993617" calcext:value-type="float">
            <text:p>3,6897194899</text:p>
          </table:table-cell>
          <table:table-cell office:value-type="float" office:value="0.931056293485135" calcext:value-type="float">
            <text:p>0,9310562935</text:p>
          </table:table-cell>
          <table:table-cell office:value-type="float" office:value="0.727011494252873" calcext:value-type="float">
            <text:p>0,7270114943</text:p>
          </table:table-cell>
          <table:table-cell office:value-type="float" office:value="0.0264539543980544" calcext:value-type="float">
            <text:p>0,0264539544</text:p>
          </table:table-cell>
          <table:table-cell office:value-type="float" office:value="0.0234020507329282" calcext:value-type="float">
            <text:p>0,0234020507</text:p>
          </table:table-cell>
          <table:table-cell office:value-type="float" office:value="57.2336154091648" calcext:value-type="float">
            <text:p>57,2336154092</text:p>
          </table:table-cell>
        </table:table-row>
        <table:table-row table:style-name="ro1">
          <table:table-cell office:value-type="float" office:value="0.144243576843646" calcext:value-type="float">
            <text:p>0,1442435768</text:p>
          </table:table-cell>
          <table:table-cell office:value-type="float" office:value="0.243975969106722" calcext:value-type="float">
            <text:p>0,2439759691</text:p>
          </table:table-cell>
          <table:table-cell office:value-type="float" office:value="0.124726966707635" calcext:value-type="float">
            <text:p>0,1247269667</text:p>
          </table:table-cell>
          <table:table-cell office:value-type="float" office:value="0.20583555778912" calcext:value-type="float">
            <text:p>0,2058355578</text:p>
          </table:table-cell>
          <table:table-cell office:value-type="float" office:value="0.0839190753707931" calcext:value-type="float">
            <text:p>0,0839190754</text:p>
          </table:table-cell>
          <table:table-cell office:value-type="float" office:value="0.337805562660613" calcext:value-type="float">
            <text:p>0,3378055627</text:p>
          </table:table-cell>
          <table:table-cell office:value-type="float" office:value="0.0458536904389066" calcext:value-type="float">
            <text:p>0,0458536904</text:p>
          </table:table-cell>
          <table:table-cell office:value-type="float" office:value="0.15887137030448" calcext:value-type="float">
            <text:p>0,1588713703</text:p>
          </table:table-cell>
          <table:table-cell office:value-type="float" office:value="0.270083981818843" calcext:value-type="float">
            <text:p>0,2700839818</text:p>
          </table:table-cell>
          <table:table-cell office:value-type="float" office:value="1.34572599558481" calcext:value-type="float">
            <text:p>1,3457259956</text:p>
          </table:table-cell>
          <table:table-cell office:value-type="float" office:value="0.535878437463427" calcext:value-type="float">
            <text:p>0,5358784375</text:p>
          </table:table-cell>
          <table:table-cell office:value-type="float" office:value="0.636997639875987" calcext:value-type="float">
            <text:p>0,6369976399</text:p>
          </table:table-cell>
          <table:table-cell office:value-type="float" office:value="1.20470572818615" calcext:value-type="float">
            <text:p>1,2047057282</text:p>
          </table:table-cell>
          <table:table-cell office:value-type="float" office:value="2.92921204608062" calcext:value-type="float">
            <text:p>2,9292120461</text:p>
          </table:table-cell>
          <table:table-cell office:value-type="float" office:value="0.952561669829221" calcext:value-type="float">
            <text:p>0,9525616698</text:p>
          </table:table-cell>
          <table:table-cell office:value-type="float" office:value="0.793103448275862" calcext:value-type="float">
            <text:p>0,7931034483</text:p>
          </table:table-cell>
          <table:table-cell office:value-type="float" office:value="0.0351440575591223" calcext:value-type="float">
            <text:p>0,0351440576</text:p>
          </table:table-cell>
          <table:table-cell office:value-type="float" office:value="0.0243378713092846" calcext:value-type="float">
            <text:p>0,0243378713</text:p>
          </table:table-cell>
          <table:table-cell office:value-type="float" office:value="64.9334406531714" calcext:value-type="float">
            <text:p>64,9334406532</text:p>
          </table:table-cell>
        </table:table-row>
        <table:table-row table:style-name="ro1">
          <table:table-cell office:value-type="float" office:value="0.141858755825229" calcext:value-type="float">
            <text:p>0,1418587558</text:p>
          </table:table-cell>
          <table:table-cell office:value-type="float" office:value="0.236497656732761" calcext:value-type="float">
            <text:p>0,2364976567</text:p>
          </table:table-cell>
          <table:table-cell office:value-type="float" office:value="0.121083550370452" calcext:value-type="float">
            <text:p>0,1210835504</text:p>
          </table:table-cell>
          <table:table-cell office:value-type="float" office:value="0.200883480399076" calcext:value-type="float">
            <text:p>0,2008834804</text:p>
          </table:table-cell>
          <table:table-cell office:value-type="float" office:value="0.0824086177116471" calcext:value-type="float">
            <text:p>0,0824086177</text:p>
          </table:table-cell>
          <table:table-cell office:value-type="float" office:value="0.438589082184802" calcext:value-type="float">
            <text:p>0,4385890822</text:p>
          </table:table-cell>
          <table:table-cell office:value-type="float" office:value="0.0445532270896935" calcext:value-type="float">
            <text:p>0,0445532271</text:p>
          </table:table-cell>
          <table:table-cell office:value-type="float" office:value="0.17629613105287" calcext:value-type="float">
            <text:p>0,1762961311</text:p>
          </table:table-cell>
          <table:table-cell office:value-type="float" office:value="0.252636987281224" calcext:value-type="float">
            <text:p>0,2526369873</text:p>
          </table:table-cell>
          <table:table-cell office:value-type="float" office:value="1.58217008042567" calcext:value-type="float">
            <text:p>1,5821700804</text:p>
          </table:table-cell>
          <table:table-cell office:value-type="float" office:value="0.527352656342047" calcext:value-type="float">
            <text:p>0,5273526563</text:p>
          </table:table-cell>
          <table:table-cell office:value-type="float" office:value="0.627704330302518" calcext:value-type="float">
            <text:p>0,6277043303</text:p>
          </table:table-cell>
          <table:table-cell office:value-type="float" office:value="1.16989379374759" calcext:value-type="float">
            <text:p>1,1698937937</text:p>
          </table:table-cell>
          <table:table-cell office:value-type="float" office:value="3.26214078685333" calcext:value-type="float">
            <text:p>3,2621407869</text:p>
          </table:table-cell>
          <table:table-cell office:value-type="float" office:value="0.96268184693232" calcext:value-type="float">
            <text:p>0,9626818469</text:p>
          </table:table-cell>
          <table:table-cell office:value-type="float" office:value="0.75" calcext:value-type="float">
            <text:p>0,75</text:p>
          </table:table-cell>
          <table:table-cell office:value-type="float" office:value="0.0373641148920396" calcext:value-type="float">
            <text:p>0,0373641149</text:p>
          </table:table-cell>
          <table:table-cell office:value-type="float" office:value="0.0257739150230621" calcext:value-type="float">
            <text:p>0,025773915</text:p>
          </table:table-cell>
          <table:table-cell office:value-type="float" office:value="65.0275876031857" calcext:value-type="float">
            <text:p>65,0275876032</text:p>
          </table:table-cell>
        </table:table-row>
        <table:table-row table:style-name="ro1">
          <table:table-cell office:value-type="float" office:value="0.136092010133071" calcext:value-type="float">
            <text:p>0,1360920101</text:p>
          </table:table-cell>
          <table:table-cell office:value-type="float" office:value="0.236329968786871" calcext:value-type="float">
            <text:p>0,2363299688</text:p>
          </table:table-cell>
          <table:table-cell office:value-type="float" office:value="0.115254702034961" calcext:value-type="float">
            <text:p>0,115254702</text:p>
          </table:table-cell>
          <table:table-cell office:value-type="float" office:value="0.197163971947859" calcext:value-type="float">
            <text:p>0,1971639719</text:p>
          </table:table-cell>
          <table:table-cell office:value-type="float" office:value="0.079342506671076" calcext:value-type="float">
            <text:p>0,0793425067</text:p>
          </table:table-cell>
          <table:table-cell office:value-type="float" office:value="1.99297592620986" calcext:value-type="float">
            <text:p>1,9929759262</text:p>
          </table:table-cell>
          <table:table-cell office:value-type="float" office:value="0.0425859253589174" calcext:value-type="float">
            <text:p>0,0425859254</text:p>
          </table:table-cell>
          <table:table-cell office:value-type="float" office:value="0.466878945273328" calcext:value-type="float">
            <text:p>0,4668789453</text:p>
          </table:table-cell>
          <table:table-cell office:value-type="float" office:value="0.23430594539648" calcext:value-type="float">
            <text:p>0,2343059454</text:p>
          </table:table-cell>
          <table:table-cell office:value-type="float" office:value="2.44712524902846" calcext:value-type="float">
            <text:p>2,447125249</text:p>
          </table:table-cell>
          <table:table-cell office:value-type="float" office:value="0.526592048397553" calcext:value-type="float">
            <text:p>0,5265920484</text:p>
          </table:table-cell>
          <table:table-cell office:value-type="float" office:value="0.63831598363046" calcext:value-type="float">
            <text:p>0,6383159836</text:p>
          </table:table-cell>
          <table:table-cell office:value-type="float" office:value="1.13417314261594" calcext:value-type="float">
            <text:p>1,1341731426</text:p>
          </table:table-cell>
          <table:table-cell office:value-type="float" office:value="5.97879019893449" calcext:value-type="float">
            <text:p>5,9787901989</text:p>
          </table:table-cell>
          <table:table-cell office:value-type="float" office:value="0.961416824794433" calcext:value-type="float">
            <text:p>0,9614168248</text:p>
          </table:table-cell>
          <table:table-cell office:value-type="float" office:value="0.770114942528736" calcext:value-type="float">
            <text:p>0,7701149425</text:p>
          </table:table-cell>
          <table:table-cell office:value-type="float" office:value="0.041340912128471" calcext:value-type="float">
            <text:p>0,0413409121</text:p>
          </table:table-cell>
          <table:table-cell office:value-type="float" office:value="0.0285744184240906" calcext:value-type="float">
            <text:p>0,0285744184</text:p>
          </table:table-cell>
          <table:table-cell office:value-type="float" office:value="74.0267933306774" calcext:value-type="float">
            <text:p>74,0267933307</text:p>
          </table:table-cell>
        </table:table-row>
        <table:table-row table:style-name="ro1">
          <table:table-cell office:value-type="float" office:value="0.138032087798349" calcext:value-type="float">
            <text:p>0,1380320878</text:p>
          </table:table-cell>
          <table:table-cell office:value-type="float" office:value="0.259054346884709" calcext:value-type="float">
            <text:p>0,2590543469</text:p>
          </table:table-cell>
          <table:table-cell office:value-type="float" office:value="0.115350402638217" calcext:value-type="float">
            <text:p>0,1153504026</text:p>
          </table:table-cell>
          <table:table-cell office:value-type="float" office:value="0.195850232192556" calcext:value-type="float">
            <text:p>0,1958502322</text:p>
          </table:table-cell>
          <table:table-cell office:value-type="float" office:value="0.0851879893485305" calcext:value-type="float">
            <text:p>0,0851879893</text:p>
          </table:table-cell>
          <table:table-cell office:value-type="float" office:value="0.471216163374704" calcext:value-type="float">
            <text:p>0,4712161634</text:p>
          </table:table-cell>
          <table:table-cell office:value-type="float" office:value="0.0472436503907635" calcext:value-type="float">
            <text:p>0,0472436504</text:p>
          </table:table-cell>
          <table:table-cell office:value-type="float" office:value="0.1986919669945" calcext:value-type="float">
            <text:p>0,198691967</text:p>
          </table:table-cell>
          <table:table-cell office:value-type="float" office:value="0.236582475044611" calcext:value-type="float">
            <text:p>0,236582475</text:p>
          </table:table-cell>
          <table:table-cell office:value-type="float" office:value="1.99108852002898" calcext:value-type="float">
            <text:p>1,99108852</text:p>
          </table:table-cell>
          <table:table-cell office:value-type="float" office:value="0.530663130716536" calcext:value-type="float">
            <text:p>0,5306631307</text:p>
          </table:table-cell>
          <table:table-cell office:value-type="float" office:value="0.623319820597254" calcext:value-type="float">
            <text:p>0,6233198206</text:p>
          </table:table-cell>
          <table:table-cell office:value-type="float" office:value="1.15305973388665" calcext:value-type="float">
            <text:p>1,1530597339</text:p>
          </table:table-cell>
          <table:table-cell office:value-type="float" office:value="3.73922103643417" calcext:value-type="float">
            <text:p>3,7392210364</text:p>
          </table:table-cell>
          <table:table-cell office:value-type="float" office:value="0.955724225173939" calcext:value-type="float">
            <text:p>0,9557242252</text:p>
          </table:table-cell>
          <table:table-cell office:value-type="float" office:value="0.741379310344828" calcext:value-type="float">
            <text:p>0,7413793103</text:p>
          </table:table-cell>
          <table:table-cell office:value-type="float" office:value="0.0429823334147386" calcext:value-type="float">
            <text:p>0,0429823334</text:p>
          </table:table-cell>
          <table:table-cell office:value-type="float" office:value="0.0309631515177662" calcext:value-type="float">
            <text:p>0,0309631515</text:p>
          </table:table-cell>
          <table:table-cell office:value-type="float" office:value="77.2220998853089" calcext:value-type="float">
            <text:p>77,2220998853</text:p>
          </table:table-cell>
        </table:table-row>
        <table:table-row table:style-name="ro1">
          <table:table-cell office:value-type="float" office:value="0.137186943367639" calcext:value-type="float">
            <text:p>0,1371869434</text:p>
          </table:table-cell>
          <table:table-cell office:value-type="float" office:value="0.259603850099297" calcext:value-type="float">
            <text:p>0,2596038501</text:p>
          </table:table-cell>
          <table:table-cell office:value-type="float" office:value="0.108520335474154" calcext:value-type="float">
            <text:p>0,1085203355</text:p>
          </table:table-cell>
          <table:table-cell office:value-type="float" office:value="0.218540326070948" calcext:value-type="float">
            <text:p>0,2185403261</text:p>
          </table:table-cell>
          <table:table-cell office:value-type="float" office:value="0.0732584628959528" calcext:value-type="float">
            <text:p>0,0732584629</text:p>
          </table:table-cell>
          <table:table-cell office:value-type="float" office:value="5.27319629712669" calcext:value-type="float">
            <text:p>5,2731962971</text:p>
          </table:table-cell>
          <table:table-cell office:value-type="float" office:value="0.0485516379030327" calcext:value-type="float">
            <text:p>0,0485516379</text:p>
          </table:table-cell>
          <table:table-cell office:value-type="float" office:value="0.327654248252641" calcext:value-type="float">
            <text:p>0,3276542483</text:p>
          </table:table-cell>
          <table:table-cell office:value-type="float" office:value="0.236876041389846" calcext:value-type="float">
            <text:p>0,2368760414</text:p>
          </table:table-cell>
          <table:table-cell office:value-type="float" office:value="2.42460593950517" calcext:value-type="float">
            <text:p>2,4246059395</text:p>
          </table:table-cell>
          <table:table-cell office:value-type="float" office:value="0.52176620450712" calcext:value-type="float">
            <text:p>0,5217662045</text:p>
          </table:table-cell>
          <table:table-cell office:value-type="float" office:value="0.63889515913766" calcext:value-type="float">
            <text:p>0,6388951591</text:p>
          </table:table-cell>
          <table:table-cell office:value-type="float" office:value="1.12615962397215" calcext:value-type="float">
            <text:p>1,126159624</text:p>
          </table:table-cell>
          <table:table-cell office:value-type="float" office:value="9.14249568561028" calcext:value-type="float">
            <text:p>9,1424956856</text:p>
          </table:table-cell>
          <table:table-cell office:value-type="float" office:value="0.964579380139151" calcext:value-type="float">
            <text:p>0,9645793801</text:p>
          </table:table-cell>
          <table:table-cell office:value-type="float" office:value="0.732758620689655" calcext:value-type="float">
            <text:p>0,7327586207</text:p>
          </table:table-cell>
          <table:table-cell office:value-type="float" office:value="0.0436038971816859" calcext:value-type="float">
            <text:p>0,0436038972</text:p>
          </table:table-cell>
          <table:table-cell office:value-type="float" office:value="0.0189518372792758" calcext:value-type="float">
            <text:p>0,0189518373</text:p>
          </table:table-cell>
          <table:table-cell office:value-type="float" office:value="46.7162788934149" calcext:value-type="float">
            <text:p>46,7162788934</text:p>
          </table:table-cell>
        </table:table-row>
        <table:table-row table:style-name="ro1">
          <table:table-cell office:value-type="float" office:value="0.158203091751552" calcext:value-type="float">
            <text:p>0,1582030918</text:p>
          </table:table-cell>
          <table:table-cell office:value-type="float" office:value="0.23013532845775" calcext:value-type="float">
            <text:p>0,2301353285</text:p>
          </table:table-cell>
          <table:table-cell office:value-type="float" office:value="0.141816552955136" calcext:value-type="float">
            <text:p>0,141816553</text:p>
          </table:table-cell>
          <table:table-cell office:value-type="float" office:value="0.217085638568247" calcext:value-type="float">
            <text:p>0,2170856386</text:p>
          </table:table-cell>
          <table:table-cell office:value-type="float" office:value="0.133527614093932" calcext:value-type="float">
            <text:p>0,1335276141</text:p>
          </table:table-cell>
          <table:table-cell office:value-type="float" office:value="0.549718554695699" calcext:value-type="float">
            <text:p>0,5497185547</text:p>
          </table:table-cell>
          <table:table-cell office:value-type="float" office:value="0.0814179422825604" calcext:value-type="float">
            <text:p>0,0814179423</text:p>
          </table:table-cell>
          <table:table-cell office:value-type="float" office:value="0.484885966409255" calcext:value-type="float">
            <text:p>0,4848859664</text:p>
          </table:table-cell>
          <table:table-cell office:value-type="float" office:value="0.462112503405484" calcext:value-type="float">
            <text:p>0,4621125034</text:p>
          </table:table-cell>
          <table:table-cell office:value-type="float" office:value="1.84010769365805" calcext:value-type="float">
            <text:p>1,8401076937</text:p>
          </table:table-cell>
          <table:table-cell office:value-type="float" office:value="0.567068392767852" calcext:value-type="float">
            <text:p>0,5670683928</text:p>
          </table:table-cell>
          <table:table-cell office:value-type="float" office:value="0.624742186788855" calcext:value-type="float">
            <text:p>0,6247421868</text:p>
          </table:table-cell>
          <table:table-cell office:value-type="float" office:value="1.54414609792789" calcext:value-type="float">
            <text:p>1,5441460979</text:p>
          </table:table-cell>
          <table:table-cell office:value-type="float" office:value="3.94667527593415" calcext:value-type="float">
            <text:p>3,9466752759</text:p>
          </table:table-cell>
          <table:table-cell office:value-type="float" office:value="0.907337128399746" calcext:value-type="float">
            <text:p>0,9073371284</text:p>
          </table:table-cell>
          <table:table-cell office:value-type="float" office:value="0.758620689655172" calcext:value-type="float">
            <text:p>0,7586206897</text:p>
          </table:table-cell>
          <table:table-cell office:value-type="float" office:value="0.0246965270951947" calcext:value-type="float">
            <text:p>0,0246965271</text:p>
          </table:table-cell>
          <table:table-cell office:value-type="float" office:value="0.0224729209637397" calcext:value-type="float">
            <text:p>0,022472921</text:p>
          </table:table-cell>
          <table:table-cell office:value-type="float" office:value="57.3508942994637" calcext:value-type="float">
            <text:p>57,3508942995</text:p>
          </table:table-cell>
        </table:table-row>
        <table:table-row table:style-name="ro1">
          <table:table-cell office:value-type="float" office:value="0.138326391244752" calcext:value-type="float">
            <text:p>0,1383263912</text:p>
          </table:table-cell>
          <table:table-cell office:value-type="float" office:value="0.229265576513516" calcext:value-type="float">
            <text:p>0,2292655765</text:p>
          </table:table-cell>
          <table:table-cell office:value-type="float" office:value="0.116796220930467" calcext:value-type="float">
            <text:p>0,1167962209</text:p>
          </table:table-cell>
          <table:table-cell office:value-type="float" office:value="0.197262537792493" calcext:value-type="float">
            <text:p>0,1972625378</text:p>
          </table:table-cell>
          <table:table-cell office:value-type="float" office:value="0.0814195173955261" calcext:value-type="float">
            <text:p>0,0814195174</text:p>
          </table:table-cell>
          <table:table-cell office:value-type="float" office:value="6.93128574652304" calcext:value-type="float">
            <text:p>6,9312857465</text:p>
          </table:table-cell>
          <table:table-cell office:value-type="float" office:value="0.0510618110037849" calcext:value-type="float">
            <text:p>0,051061811</text:p>
          </table:table-cell>
          <table:table-cell office:value-type="float" office:value="0.30526431076766" calcext:value-type="float">
            <text:p>0,3052643108</text:p>
          </table:table-cell>
          <table:table-cell office:value-type="float" office:value="0.268581931523456" calcext:value-type="float">
            <text:p>0,2685819315</text:p>
          </table:table-cell>
          <table:table-cell office:value-type="float" office:value="2.0722726588298" calcext:value-type="float">
            <text:p>2,0722726588</text:p>
          </table:table-cell>
          <table:table-cell office:value-type="float" office:value="0.532778244458521" calcext:value-type="float">
            <text:p>0,5327782445</text:p>
          </table:table-cell>
          <table:table-cell office:value-type="float" office:value="0.617127074506776" calcext:value-type="float">
            <text:p>0,6171270745</text:p>
          </table:table-cell>
          <table:table-cell office:value-type="float" office:value="1.1889641180889" calcext:value-type="float">
            <text:p>1,1889641181</text:p>
          </table:table-cell>
          <table:table-cell office:value-type="float" office:value="10.3524780098734" calcext:value-type="float">
            <text:p>10,3524780099</text:p>
          </table:table-cell>
          <table:table-cell office:value-type="float" office:value="0.95572422517394" calcext:value-type="float">
            <text:p>0,9557242252</text:p>
          </table:table-cell>
          <table:table-cell office:value-type="float" office:value="0.787356321839081" calcext:value-type="float">
            <text:p>0,7873563218</text:p>
          </table:table-cell>
          <table:table-cell office:value-type="float" office:value="0.0360297251141629" calcext:value-type="float">
            <text:p>0,0360297251</text:p>
          </table:table-cell>
          <table:table-cell office:value-type="float" office:value="0.029850829393835" calcext:value-type="float">
            <text:p>0,0298508294</text:p>
          </table:table-cell>
          <table:table-cell office:value-type="float" office:value="79.0648967878042" calcext:value-type="float">
            <text:p>79,0648967878</text:p>
          </table:table-cell>
        </table:table-row>
        <table:table-row table:style-name="ro1">
          <table:table-cell office:value-type="float" office:value="0.13089519787052" calcext:value-type="float">
            <text:p>0,1308951979</text:p>
          </table:table-cell>
          <table:table-cell office:value-type="float" office:value="0.248093377023028" calcext:value-type="float">
            <text:p>0,248093377</text:p>
          </table:table-cell>
          <table:table-cell office:value-type="float" office:value="0.104688492439794" calcext:value-type="float">
            <text:p>0,1046884924</text:p>
          </table:table-cell>
          <table:table-cell office:value-type="float" office:value="0.19041560413637" calcext:value-type="float">
            <text:p>0,1904156041</text:p>
          </table:table-cell>
          <table:table-cell office:value-type="float" office:value="0.0705932825907771" calcext:value-type="float">
            <text:p>0,0705932826</text:p>
          </table:table-cell>
          <table:table-cell office:value-type="float" office:value="5.79749804708388" calcext:value-type="float">
            <text:p>5,7974980471</text:p>
          </table:table-cell>
          <table:table-cell office:value-type="float" office:value="0.0453283434016747" calcext:value-type="float">
            <text:p>0,0453283434</text:p>
          </table:table-cell>
          <table:table-cell office:value-type="float" office:value="0.759274376575283" calcext:value-type="float">
            <text:p>0,7592743766</text:p>
          </table:table-cell>
          <table:table-cell office:value-type="float" office:value="0.232652884906253" calcext:value-type="float">
            <text:p>0,2326528849</text:p>
          </table:table-cell>
          <table:table-cell office:value-type="float" office:value="2.8003537140883" calcext:value-type="float">
            <text:p>2,8003537141</text:p>
          </table:table-cell>
          <table:table-cell office:value-type="float" office:value="0.5194782964758" calcext:value-type="float">
            <text:p>0,5194782965</text:p>
          </table:table-cell>
          <table:table-cell office:value-type="float" office:value="0.614410892385861" calcext:value-type="float">
            <text:p>0,6144108924</text:p>
          </table:table-cell>
          <table:table-cell office:value-type="float" office:value="1.10363649564178" calcext:value-type="float">
            <text:p>1,1036364956</text:p>
          </table:table-cell>
          <table:table-cell office:value-type="float" office:value="10.4100458580872" calcext:value-type="float">
            <text:p>10,4100458581</text:p>
          </table:table-cell>
          <table:table-cell office:value-type="float" office:value="0.966160657811511" calcext:value-type="float">
            <text:p>0,9661606578</text:p>
          </table:table-cell>
          <table:table-cell office:value-type="float" office:value="0.724137931034483" calcext:value-type="float">
            <text:p>0,724137931</text:p>
          </table:table-cell>
          <table:table-cell office:value-type="float" office:value="0.0422814963886595" calcext:value-type="float">
            <text:p>0,0422814964</text:p>
          </table:table-cell>
          <table:table-cell office:value-type="float" office:value="0.0314188074578461" calcext:value-type="float">
            <text:p>0,0314188075</text:p>
          </table:table-cell>
          <table:table-cell office:value-type="float" office:value="76.536214967313" calcext:value-type="float">
            <text:p>76,5362149673</text:p>
          </table:table-cell>
        </table:table-row>
        <table:table-row table:style-name="ro1">
          <table:table-cell office:value-type="float" office:value="0.124976211158997" calcext:value-type="float">
            <text:p>0,1249762112</text:p>
          </table:table-cell>
          <table:table-cell office:value-type="float" office:value="0.243419529075317" calcext:value-type="float">
            <text:p>0,2434195291</text:p>
          </table:table-cell>
          <table:table-cell office:value-type="float" office:value="0.0990352387822949" calcext:value-type="float">
            <text:p>0,0990352388</text:p>
          </table:table-cell>
          <table:table-cell office:value-type="float" office:value="0.182933157160356" calcext:value-type="float">
            <text:p>0,1829331572</text:p>
          </table:table-cell>
          <table:table-cell office:value-type="float" office:value="0.0686155984276549" calcext:value-type="float">
            <text:p>0,0686155984</text:p>
          </table:table-cell>
          <table:table-cell office:value-type="float" office:value="0.443821549750031" calcext:value-type="float">
            <text:p>0,4438215498</text:p>
          </table:table-cell>
          <table:table-cell office:value-type="float" office:value="0.0384466626166842" calcext:value-type="float">
            <text:p>0,0384466626</text:p>
          </table:table-cell>
          <table:table-cell office:value-type="float" office:value="0.308157392445819" calcext:value-type="float">
            <text:p>0,3081573924</text:p>
          </table:table-cell>
          <table:table-cell office:value-type="float" office:value="0.20123253405391" calcext:value-type="float">
            <text:p>0,2012325341</text:p>
          </table:table-cell>
          <table:table-cell office:value-type="float" office:value="2.30323807641478" calcext:value-type="float">
            <text:p>2,3032380764</text:p>
          </table:table-cell>
          <table:table-cell office:value-type="float" office:value="0.513983988360391" calcext:value-type="float">
            <text:p>0,5139839884</text:p>
          </table:table-cell>
          <table:table-cell office:value-type="float" office:value="0.625914995269529" calcext:value-type="float">
            <text:p>0,6259149953</text:p>
          </table:table-cell>
          <table:table-cell office:value-type="float" office:value="1.04629023590848" calcext:value-type="float">
            <text:p>1,0462902359</text:p>
          </table:table-cell>
          <table:table-cell office:value-type="float" office:value="4.10748471062759" calcext:value-type="float">
            <text:p>4,1074847106</text:p>
          </table:table-cell>
          <table:table-cell office:value-type="float" office:value="0.971853257432004" calcext:value-type="float">
            <text:p>0,9718532574</text:p>
          </table:table-cell>
          <table:table-cell office:value-type="float" office:value="0.744252873563218" calcext:value-type="float">
            <text:p>0,7442528736</text:p>
          </table:table-cell>
          <table:table-cell office:value-type="float" office:value="0.049010438411941" calcext:value-type="float">
            <text:p>0,0490104384</text:p>
          </table:table-cell>
          <table:table-cell office:value-type="float" office:value="0.0326085575684955" calcext:value-type="float">
            <text:p>0,0326085576</text:p>
          </table:table-cell>
          <table:table-cell office:value-type="float" office:value="81.6409586323231" calcext:value-type="float">
            <text:p>81,6409586323</text:p>
          </table:table-cell>
        </table:table-row>
        <table:table-row table:style-name="ro1">
          <table:table-cell office:value-type="float" office:value="0.129002965024335" calcext:value-type="float">
            <text:p>0,129002965</text:p>
          </table:table-cell>
          <table:table-cell office:value-type="float" office:value="0.241928698511088" calcext:value-type="float">
            <text:p>0,2419286985</text:p>
          </table:table-cell>
          <table:table-cell office:value-type="float" office:value="0.100869928532563" calcext:value-type="float">
            <text:p>0,1008699285</text:p>
          </table:table-cell>
          <table:table-cell office:value-type="float" office:value="0.194742230899182" calcext:value-type="float">
            <text:p>0,1947422309</text:p>
          </table:table-cell>
          <table:table-cell office:value-type="float" office:value="0.0746286505112003" calcext:value-type="float">
            <text:p>0,0746286505</text:p>
          </table:table-cell>
          <table:table-cell office:value-type="float" office:value="0.340499170467003" calcext:value-type="float">
            <text:p>0,3404991705</text:p>
          </table:table-cell>
          <table:table-cell office:value-type="float" office:value="0.0412538364375517" calcext:value-type="float">
            <text:p>0,0412538364</text:p>
          </table:table-cell>
          <table:table-cell office:value-type="float" office:value="0.560063653544258" calcext:value-type="float">
            <text:p>0,5600636535</text:p>
          </table:table-cell>
          <table:table-cell office:value-type="float" office:value="0.218975198036325" calcext:value-type="float">
            <text:p>0,218975198</text:p>
          </table:table-cell>
          <table:table-cell office:value-type="float" office:value="2.21527074457243" calcext:value-type="float">
            <text:p>2,2152707446</text:p>
          </table:table-cell>
          <table:table-cell office:value-type="float" office:value="0.515106694917751" calcext:value-type="float">
            <text:p>0,5151066949</text:p>
          </table:table-cell>
          <table:table-cell office:value-type="float" office:value="0.612442243201979" calcext:value-type="float">
            <text:p>0,6124422432</text:p>
          </table:table-cell>
          <table:table-cell office:value-type="float" office:value="1.07983727394064" calcext:value-type="float">
            <text:p>1,0798372739</text:p>
          </table:table-cell>
          <table:table-cell office:value-type="float" office:value="4.16494680273122" calcext:value-type="float">
            <text:p>4,1649468027</text:p>
          </table:table-cell>
          <table:table-cell office:value-type="float" office:value="0.97122074636306" calcext:value-type="float">
            <text:p>0,9712207464</text:p>
          </table:table-cell>
          <table:table-cell office:value-type="float" office:value="0.772988505747127" calcext:value-type="float">
            <text:p>0,7729885057</text:p>
          </table:table-cell>
          <table:table-cell office:value-type="float" office:value="0.0471426720108981" calcext:value-type="float">
            <text:p>0,047142672</text:p>
          </table:table-cell>
          <table:table-cell office:value-type="float" office:value="0.0278959867315122" calcext:value-type="float">
            <text:p>0,0278959867</text:p>
          </table:table-cell>
          <table:table-cell office:value-type="float" office:value="72.5388641641755" calcext:value-type="float">
            <text:p>72,5388641642</text:p>
          </table:table-cell>
        </table:table-row>
        <table:table-row table:style-name="ro1">
          <table:table-cell office:value-type="float" office:value="0.124488258122249" calcext:value-type="float">
            <text:p>0,1244882581</text:p>
          </table:table-cell>
          <table:table-cell office:value-type="float" office:value="0.233854452873668" calcext:value-type="float">
            <text:p>0,2338544529</text:p>
          </table:table-cell>
          <table:table-cell office:value-type="float" office:value="0.0992071381607194" calcext:value-type="float">
            <text:p>0,0992071382</text:p>
          </table:table-cell>
          <table:table-cell office:value-type="float" office:value="0.185082318409168" calcext:value-type="float">
            <text:p>0,1850823184</text:p>
          </table:table-cell>
          <table:table-cell office:value-type="float" office:value="0.0716900881047523" calcext:value-type="float">
            <text:p>0,0716900881</text:p>
          </table:table-cell>
          <table:table-cell office:value-type="float" office:value="0.295810618424278" calcext:value-type="float">
            <text:p>0,2958106184</text:p>
          </table:table-cell>
          <table:table-cell office:value-type="float" office:value="0.0445457559850646" calcext:value-type="float">
            <text:p>0,044545756</text:p>
          </table:table-cell>
          <table:table-cell office:value-type="float" office:value="0.144343150165665" calcext:value-type="float">
            <text:p>0,1443431502</text:p>
          </table:table-cell>
          <table:table-cell office:value-type="float" office:value="0.215456060895544" calcext:value-type="float">
            <text:p>0,2154560609</text:p>
          </table:table-cell>
          <table:table-cell office:value-type="float" office:value="1.06989481770594" calcext:value-type="float">
            <text:p>1,0698948177</text:p>
          </table:table-cell>
          <table:table-cell office:value-type="float" office:value="0.518459335676407" calcext:value-type="float">
            <text:p>0,5184593357</text:p>
          </table:table-cell>
          <table:table-cell office:value-type="float" office:value="0.61347835973419" calcext:value-type="float">
            <text:p>0,6134783597</text:p>
          </table:table-cell>
          <table:table-cell office:value-type="float" office:value="1.07384663447031" calcext:value-type="float">
            <text:p>1,0738466345</text:p>
          </table:table-cell>
          <table:table-cell office:value-type="float" office:value="2.54246376095147" calcext:value-type="float">
            <text:p>2,542463761</text:p>
          </table:table-cell>
          <table:table-cell office:value-type="float" office:value="0.967109424414926" calcext:value-type="float">
            <text:p>0,9671094244</text:p>
          </table:table-cell>
          <table:table-cell office:value-type="float" office:value="0.787356321839081" calcext:value-type="float">
            <text:p>0,7873563218</text:p>
          </table:table-cell>
          <table:table-cell office:value-type="float" office:value="0.0471654688877881" calcext:value-type="float">
            <text:p>0,0471654689</text:p>
          </table:table-cell>
          <table:table-cell office:value-type="float" office:value="0.0264721982995384" calcext:value-type="float">
            <text:p>0,0264721983</text:p>
          </table:table-cell>
          <table:table-cell office:value-type="float" office:value="70.1160292293775" calcext:value-type="float">
            <text:p>70,1160292294</text:p>
          </table:table-cell>
        </table:table-row>
        <table:table-row table:style-name="ro1">
          <table:table-cell office:value-type="float" office:value="0.125303631105496" calcext:value-type="float">
            <text:p>0,1253036311</text:p>
          </table:table-cell>
          <table:table-cell office:value-type="float" office:value="0.22487843382385" calcext:value-type="float">
            <text:p>0,2248784338</text:p>
          </table:table-cell>
          <table:table-cell office:value-type="float" office:value="0.101971646517226" calcext:value-type="float">
            <text:p>0,1019716465</text:p>
          </table:table-cell>
          <table:table-cell office:value-type="float" office:value="0.19226081033713" calcext:value-type="float">
            <text:p>0,1922608103</text:p>
          </table:table-cell>
          <table:table-cell office:value-type="float" office:value="0.0783922300656068" calcext:value-type="float">
            <text:p>0,0783922301</text:p>
          </table:table-cell>
          <table:table-cell office:value-type="float" office:value="0.338009745417994" calcext:value-type="float">
            <text:p>0,3380097454</text:p>
          </table:table-cell>
          <table:table-cell office:value-type="float" office:value="0.0489597471104876" calcext:value-type="float">
            <text:p>0,0489597471</text:p>
          </table:table-cell>
          <table:table-cell office:value-type="float" office:value="0.116259763305826" calcext:value-type="float">
            <text:p>0,1162597633</text:p>
          </table:table-cell>
          <table:table-cell office:value-type="float" office:value="0.248858360778646" calcext:value-type="float">
            <text:p>0,2488583608</text:p>
          </table:table-cell>
          <table:table-cell office:value-type="float" office:value="1.32764595817646" calcext:value-type="float">
            <text:p>1,3276459582</text:p>
          </table:table-cell>
          <table:table-cell office:value-type="float" office:value="0.522489187132701" calcext:value-type="float">
            <text:p>0,5224891871</text:p>
          </table:table-cell>
          <table:table-cell office:value-type="float" office:value="0.620276125597543" calcext:value-type="float">
            <text:p>0,6202761256</text:p>
          </table:table-cell>
          <table:table-cell office:value-type="float" office:value="1.12597480546365" calcext:value-type="float">
            <text:p>1,1259748055</text:p>
          </table:table-cell>
          <table:table-cell office:value-type="float" office:value="2.8193308587732" calcext:value-type="float">
            <text:p>2,8193308588</text:p>
          </table:table-cell>
          <table:table-cell office:value-type="float" office:value="0.962681846932321" calcext:value-type="float">
            <text:p>0,9626818469</text:p>
          </table:table-cell>
          <table:table-cell office:value-type="float" office:value="0.758620689655172" calcext:value-type="float">
            <text:p>0,7586206897</text:p>
          </table:table-cell>
          <table:table-cell office:value-type="float" office:value="0.040602136143671" calcext:value-type="float">
            <text:p>0,0406021361</text:p>
          </table:table-cell>
          <table:table-cell office:value-type="float" office:value="0.0320790461981149" calcext:value-type="float">
            <text:p>0,0320790462</text:p>
          </table:table-cell>
          <table:table-cell office:value-type="float" office:value="81.8657258975893" calcext:value-type="float">
            <text:p>81,8657258976</text:p>
          </table:table-cell>
        </table:table-row>
        <table:table-row table:style-name="ro1">
          <table:table-cell office:value-type="float" office:value="0.120129468524931" calcext:value-type="float">
            <text:p>0,1201294685</text:p>
          </table:table-cell>
          <table:table-cell office:value-type="float" office:value="0.235511859402009" calcext:value-type="float">
            <text:p>0,2355118594</text:p>
          </table:table-cell>
          <table:table-cell office:value-type="float" office:value="0.0900447599609319" calcext:value-type="float">
            <text:p>0,09004476</text:p>
          </table:table-cell>
          <table:table-cell office:value-type="float" office:value="0.184175484683786" calcext:value-type="float">
            <text:p>0,1841754847</text:p>
          </table:table-cell>
          <table:table-cell office:value-type="float" office:value="0.063375733150361" calcext:value-type="float">
            <text:p>0,0633757332</text:p>
          </table:table-cell>
          <table:table-cell office:value-type="float" office:value="0.28025998906955" calcext:value-type="float">
            <text:p>0,2802599891</text:p>
          </table:table-cell>
          <table:table-cell office:value-type="float" office:value="0.0390644710488699" calcext:value-type="float">
            <text:p>0,039064471</text:p>
          </table:table-cell>
          <table:table-cell office:value-type="float" office:value="0.121025613423187" calcext:value-type="float">
            <text:p>0,1210256134</text:p>
          </table:table-cell>
          <table:table-cell office:value-type="float" office:value="0.19608958446168" calcext:value-type="float">
            <text:p>0,1960895845</text:p>
          </table:table-cell>
          <table:table-cell office:value-type="float" office:value="1.47225040621285" calcext:value-type="float">
            <text:p>1,4722504062</text:p>
          </table:table-cell>
          <table:table-cell office:value-type="float" office:value="0.507599210433761" calcext:value-type="float">
            <text:p>0,5075992104</text:p>
          </table:table-cell>
          <table:table-cell office:value-type="float" office:value="0.60171487542062" calcext:value-type="float">
            <text:p>0,6017148754</text:p>
          </table:table-cell>
          <table:table-cell office:value-type="float" office:value="1.01630322779379" calcext:value-type="float">
            <text:p>1,0163032278</text:p>
          </table:table-cell>
          <table:table-cell office:value-type="float" office:value="2.89493822434853" calcext:value-type="float">
            <text:p>2,8949382243</text:p>
          </table:table-cell>
          <table:table-cell office:value-type="float" office:value="0.975332068311195" calcext:value-type="float">
            <text:p>0,9753320683</text:p>
          </table:table-cell>
          <table:table-cell office:value-type="float" office:value="0.778735632183908" calcext:value-type="float">
            <text:p>0,7787356322</text:p>
          </table:table-cell>
          <table:table-cell office:value-type="float" office:value="0.0511501554653648" calcext:value-type="float">
            <text:p>0,0511501555</text:p>
          </table:table-cell>
          <table:table-cell office:value-type="float" office:value="0.0330713565503353" calcext:value-type="float">
            <text:p>0,0330713566</text:p>
          </table:table-cell>
          <table:table-cell office:value-type="float" office:value="86.6359303763617" calcext:value-type="float">
            <text:p>86,6359303764</text:p>
          </table:table-cell>
        </table:table-row>
        <table:table-row table:style-name="ro1">
          <table:table-cell office:value-type="float" office:value="0.115467067825393" calcext:value-type="float">
            <text:p>0,1154670678</text:p>
          </table:table-cell>
          <table:table-cell office:value-type="float" office:value="0.228518333597157" calcext:value-type="float">
            <text:p>0,2285183336</text:p>
          </table:table-cell>
          <table:table-cell office:value-type="float" office:value="0.0841733417909393" calcext:value-type="float">
            <text:p>0,0841733418</text:p>
          </table:table-cell>
          <table:table-cell office:value-type="float" office:value="0.181983164874792" calcext:value-type="float">
            <text:p>0,1819831649</text:p>
          </table:table-cell>
          <table:table-cell office:value-type="float" office:value="0.057482583698222" calcext:value-type="float">
            <text:p>0,0574825837</text:p>
          </table:table-cell>
          <table:table-cell office:value-type="float" office:value="0.234885975203285" calcext:value-type="float">
            <text:p>0,2348859752</text:p>
          </table:table-cell>
          <table:table-cell office:value-type="float" office:value="0.0372487947834265" calcext:value-type="float">
            <text:p>0,0372487948</text:p>
          </table:table-cell>
          <table:table-cell office:value-type="float" office:value="0.120380611433136" calcext:value-type="float">
            <text:p>0,1203806114</text:p>
          </table:table-cell>
          <table:table-cell office:value-type="float" office:value="0.182521984200267" calcext:value-type="float">
            <text:p>0,1825219842</text:p>
          </table:table-cell>
          <table:table-cell office:value-type="float" office:value="1.47472451044375" calcext:value-type="float">
            <text:p>1,4747245104</text:p>
          </table:table-cell>
          <table:table-cell office:value-type="float" office:value="0.501365354238696" calcext:value-type="float">
            <text:p>0,5013653542</text:p>
          </table:table-cell>
          <table:table-cell office:value-type="float" office:value="0.592585013858203" calcext:value-type="float">
            <text:p>0,5925850139</text:p>
          </table:table-cell>
          <table:table-cell office:value-type="float" office:value="0.978259127551736" calcext:value-type="float">
            <text:p>0,9782591276</text:p>
          </table:table-cell>
          <table:table-cell office:value-type="float" office:value="2.8330776074837" calcext:value-type="float">
            <text:p>2,8330776075</text:p>
          </table:table-cell>
          <table:table-cell office:value-type="float" office:value="0.980708412397217" calcext:value-type="float">
            <text:p>0,9807084124</text:p>
          </table:table-cell>
          <table:table-cell office:value-type="float" office:value="0.798850574712644" calcext:value-type="float">
            <text:p>0,7988505747</text:p>
          </table:table-cell>
          <table:table-cell office:value-type="float" office:value="0.0541515759565842" calcext:value-type="float">
            <text:p>0,054151576</text:p>
          </table:table-cell>
          <table:table-cell office:value-type="float" office:value="0.0379314544804198" calcext:value-type="float">
            <text:p>0,0379314545</text:p>
          </table:table-cell>
          <table:table-cell office:value-type="float" office:value="101.934462007048" calcext:value-type="float">
            <text:p>101,934462007</text:p>
          </table:table-cell>
        </table:table-row>
        <table:table-row table:style-name="ro1">
          <table:table-cell office:value-type="float" office:value="0.118453936594042" calcext:value-type="float">
            <text:p>0,1184539366</text:p>
          </table:table-cell>
          <table:table-cell office:value-type="float" office:value="0.24436790833361" calcext:value-type="float">
            <text:p>0,2443679083</text:p>
          </table:table-cell>
          <table:table-cell office:value-type="float" office:value="0.0936818289134165" calcext:value-type="float">
            <text:p>0,0936818289</text:p>
          </table:table-cell>
          <table:table-cell office:value-type="float" office:value="0.200675413071716" calcext:value-type="float">
            <text:p>0,2006754131</text:p>
          </table:table-cell>
          <table:table-cell office:value-type="float" office:value="0.0742983009253436" calcext:value-type="float">
            <text:p>0,0742983009</text:p>
          </table:table-cell>
          <table:table-cell office:value-type="float" office:value="0.475360133305818" calcext:value-type="float">
            <text:p>0,4753601333</text:p>
          </table:table-cell>
          <table:table-cell office:value-type="float" office:value="0.043725423794898" calcext:value-type="float">
            <text:p>0,0437254238</text:p>
          </table:table-cell>
          <table:table-cell office:value-type="float" office:value="0.127349797006524" calcext:value-type="float">
            <text:p>0,127349797</text:p>
          </table:table-cell>
          <table:table-cell office:value-type="float" office:value="0.236752703849516" calcext:value-type="float">
            <text:p>0,2367527038</text:p>
          </table:table-cell>
          <table:table-cell office:value-type="float" office:value="1.75963086345843" calcext:value-type="float">
            <text:p>1,7596308635</text:p>
          </table:table-cell>
          <table:table-cell office:value-type="float" office:value="0.506737336290177" calcext:value-type="float">
            <text:p>0,5067373363</text:p>
          </table:table-cell>
          <table:table-cell office:value-type="float" office:value="0.607225734098204" calcext:value-type="float">
            <text:p>0,6072257341</text:p>
          </table:table-cell>
          <table:table-cell office:value-type="float" office:value="1.07364953107128" calcext:value-type="float">
            <text:p>1,0736495311</text:p>
          </table:table-cell>
          <table:table-cell office:value-type="float" office:value="3.41460985356364" calcext:value-type="float">
            <text:p>3,4146098536</text:p>
          </table:table-cell>
          <table:table-cell office:value-type="float" office:value="0.969955724225173" calcext:value-type="float">
            <text:p>0,9699557242</text:p>
          </table:table-cell>
          <table:table-cell office:value-type="float" office:value="0.778735632183908" calcext:value-type="float">
            <text:p>0,7787356322</text:p>
          </table:table-cell>
          <table:table-cell office:value-type="float" office:value="0.0579887570178064" calcext:value-type="float">
            <text:p>0,057988757</text:p>
          </table:table-cell>
          <table:table-cell office:value-type="float" office:value="0.018412846451067" calcext:value-type="float">
            <text:p>0,0184128465</text:p>
          </table:table-cell>
          <table:table-cell office:value-type="float" office:value="48.2355200863118" calcext:value-type="float">
            <text:p>48,2355200863</text:p>
          </table:table-cell>
        </table:table-row>
        <table:table-row table:style-name="ro1">
          <table:table-cell office:value-type="float" office:value="0.125884404602806" calcext:value-type="float">
            <text:p>0,1258844046</text:p>
          </table:table-cell>
          <table:table-cell office:value-type="float" office:value="0.229438048805479" calcext:value-type="float">
            <text:p>0,2294380488</text:p>
          </table:table-cell>
          <table:table-cell office:value-type="float" office:value="0.103538658118804" calcext:value-type="float">
            <text:p>0,1035386581</text:p>
          </table:table-cell>
          <table:table-cell office:value-type="float" office:value="0.19890865086441" calcext:value-type="float">
            <text:p>0,1989086509</text:p>
          </table:table-cell>
          <table:table-cell office:value-type="float" office:value="0.0873187593356073" calcext:value-type="float">
            <text:p>0,0873187593</text:p>
          </table:table-cell>
          <table:table-cell office:value-type="float" office:value="0.220141754604591" calcext:value-type="float">
            <text:p>0,2201417546</text:p>
          </table:table-cell>
          <table:table-cell office:value-type="float" office:value="0.0503321072187672" calcext:value-type="float">
            <text:p>0,0503321072</text:p>
          </table:table-cell>
          <table:table-cell office:value-type="float" office:value="0.109120137501687" calcext:value-type="float">
            <text:p>0,1091201375</text:p>
          </table:table-cell>
          <table:table-cell office:value-type="float" office:value="0.290564243195745" calcext:value-type="float">
            <text:p>0,2905642432</text:p>
          </table:table-cell>
          <table:table-cell office:value-type="float" office:value="1.38143481094197" calcext:value-type="float">
            <text:p>1,3814348109</text:p>
          </table:table-cell>
          <table:table-cell office:value-type="float" office:value="0.520539777837623" calcext:value-type="float">
            <text:p>0,5205397778</text:p>
          </table:table-cell>
          <table:table-cell office:value-type="float" office:value="0.604279196724809" calcext:value-type="float">
            <text:p>0,6042791967</text:p>
          </table:table-cell>
          <table:table-cell office:value-type="float" office:value="1.17817795027818" calcext:value-type="float">
            <text:p>1,1781779503</text:p>
          </table:table-cell>
          <table:table-cell office:value-type="float" office:value="2.74332258619111" calcext:value-type="float">
            <text:p>2,7433225862</text:p>
          </table:table-cell>
          <table:table-cell office:value-type="float" office:value="0.960784313725489" calcext:value-type="float">
            <text:p>0,9607843137</text:p>
          </table:table-cell>
          <table:table-cell office:value-type="float" office:value="0.795977011494253" calcext:value-type="float">
            <text:p>0,7959770115</text:p>
          </table:table-cell>
          <table:table-cell office:value-type="float" office:value="0.0383915975388565" calcext:value-type="float">
            <text:p>0,0383915975</text:p>
          </table:table-cell>
          <table:table-cell office:value-type="float" office:value="0.036995369679387" calcext:value-type="float">
            <text:p>0,0369953697</text:p>
          </table:table-cell>
          <table:table-cell office:value-type="float" office:value="99.0612682115052" calcext:value-type="float">
            <text:p>99,0612682115</text:p>
          </table:table-cell>
        </table:table-row>
        <table:table-row table:style-name="ro1">
          <table:table-cell office:value-type="float" office:value="0.112622501955268" calcext:value-type="float">
            <text:p>0,112622502</text:p>
          </table:table-cell>
          <table:table-cell office:value-type="float" office:value="0.241243053436408" calcext:value-type="float">
            <text:p>0,2412430534</text:p>
          </table:table-cell>
          <table:table-cell office:value-type="float" office:value="0.0895419704674888" calcext:value-type="float">
            <text:p>0,0895419705</text:p>
          </table:table-cell>
          <table:table-cell office:value-type="float" office:value="0.189521352424545" calcext:value-type="float">
            <text:p>0,1895213524</text:p>
          </table:table-cell>
          <table:table-cell office:value-type="float" office:value="0.0637474189159865" calcext:value-type="float">
            <text:p>0,0637474189</text:p>
          </table:table-cell>
          <table:table-cell office:value-type="float" office:value="1.42262456196151" calcext:value-type="float">
            <text:p>1,422624562</text:p>
          </table:table-cell>
          <table:table-cell office:value-type="float" office:value="0.0397477140428526" calcext:value-type="float">
            <text:p>0,039747714</text:p>
          </table:table-cell>
          <table:table-cell office:value-type="float" office:value="0.788220394257098" calcext:value-type="float">
            <text:p>0,7882203943</text:p>
          </table:table-cell>
          <table:table-cell office:value-type="float" office:value="0.221407522025043" calcext:value-type="float">
            <text:p>0,221407522</text:p>
          </table:table-cell>
          <table:table-cell office:value-type="float" office:value="2.28688699585097" calcext:value-type="float">
            <text:p>2,2868869959</text:p>
          </table:table-cell>
          <table:table-cell office:value-type="float" office:value="0.510771087863866" calcext:value-type="float">
            <text:p>0,5107710879</text:p>
          </table:table-cell>
          <table:table-cell office:value-type="float" office:value="0.602478538607729" calcext:value-type="float">
            <text:p>0,6024785386</text:p>
          </table:table-cell>
          <table:table-cell office:value-type="float" office:value="1.03783821923909" calcext:value-type="float">
            <text:p>1,0378382192</text:p>
          </table:table-cell>
          <table:table-cell office:value-type="float" office:value="5.53097520203426" calcext:value-type="float">
            <text:p>5,530975202</text:p>
          </table:table-cell>
          <table:table-cell office:value-type="float" office:value="0.972485768500948" calcext:value-type="float">
            <text:p>0,9724857685</text:p>
          </table:table-cell>
          <table:table-cell office:value-type="float" office:value="0.787356321839081" calcext:value-type="float">
            <text:p>0,7873563218</text:p>
          </table:table-cell>
          <table:table-cell office:value-type="float" office:value="0.0461956321470337" calcext:value-type="float">
            <text:p>0,0461956321</text:p>
          </table:table-cell>
          <table:table-cell office:value-type="float" office:value="0.0368831225484253" calcext:value-type="float">
            <text:p>0,0368831225</text:p>
          </table:table-cell>
          <table:table-cell office:value-type="float" office:value="97.6910972565959" calcext:value-type="float">
            <text:p>97,6910972566</text:p>
          </table:table-cell>
        </table:table-row>
        <table:table-row table:style-name="ro1">
          <table:table-cell office:value-type="float" office:value="0.103172426653869" calcext:value-type="float">
            <text:p>0,1031724267</text:p>
          </table:table-cell>
          <table:table-cell office:value-type="float" office:value="0.231838929633498" calcext:value-type="float">
            <text:p>0,2318389296</text:p>
          </table:table-cell>
          <table:table-cell office:value-type="float" office:value="0.078259371043167" calcext:value-type="float">
            <text:p>0,078259371</text:p>
          </table:table-cell>
          <table:table-cell office:value-type="float" office:value="0.180735750863497" calcext:value-type="float">
            <text:p>0,1807357509</text:p>
          </table:table-cell>
          <table:table-cell office:value-type="float" office:value="0.0520684020911706" calcext:value-type="float">
            <text:p>0,0520684021</text:p>
          </table:table-cell>
          <table:table-cell office:value-type="float" office:value="0.477652237443243" calcext:value-type="float">
            <text:p>0,4776522374</text:p>
          </table:table-cell>
          <table:table-cell office:value-type="float" office:value="0.0305861046158468" calcext:value-type="float">
            <text:p>0,0305861046</text:p>
          </table:table-cell>
          <table:table-cell office:value-type="float" office:value="0.48863275042446" calcext:value-type="float">
            <text:p>0,4886327504</text:p>
          </table:table-cell>
          <table:table-cell office:value-type="float" office:value="0.169959979511769" calcext:value-type="float">
            <text:p>0,1699599795</text:p>
          </table:table-cell>
          <table:table-cell office:value-type="float" office:value="2.34551099165953" calcext:value-type="float">
            <text:p>2,3455109917</text:p>
          </table:table-cell>
          <table:table-cell office:value-type="float" office:value="0.498867874551543" calcext:value-type="float">
            <text:p>0,4988678746</text:p>
          </table:table-cell>
          <table:table-cell office:value-type="float" office:value="0.589975527905185" calcext:value-type="float">
            <text:p>0,5899755279</text:p>
          </table:table-cell>
          <table:table-cell office:value-type="float" office:value="0.932914160686833" calcext:value-type="float">
            <text:p>0,9329141607</text:p>
          </table:table-cell>
          <table:table-cell office:value-type="float" office:value="4.31434618501828" calcext:value-type="float">
            <text:p>4,314346185</text:p>
          </table:table-cell>
          <table:table-cell office:value-type="float" office:value="0.981973434535104" calcext:value-type="float">
            <text:p>0,9819734345</text:p>
          </table:table-cell>
          <table:table-cell office:value-type="float" office:value="0.787356321839081" calcext:value-type="float">
            <text:p>0,7873563218</text:p>
          </table:table-cell>
          <table:table-cell office:value-type="float" office:value="0.0597711871262451" calcext:value-type="float">
            <text:p>0,0597711871</text:p>
          </table:table-cell>
          <table:table-cell office:value-type="float" office:value="0.046438695600607" calcext:value-type="float">
            <text:p>0,0464386956</text:p>
          </table:table-cell>
          <table:table-cell office:value-type="float" office:value="123.000625080808" calcext:value-type="float">
            <text:p>123,0006250808</text:p>
          </table:table-cell>
        </table:table-row>
        <table:table-row table:style-name="ro1">
          <table:table-cell office:value-type="float" office:value="0.0982581611934746" calcext:value-type="float">
            <text:p>0,0982581612</text:p>
          </table:table-cell>
          <table:table-cell office:value-type="float" office:value="0.288565349863473" calcext:value-type="float">
            <text:p>0,2885653499</text:p>
          </table:table-cell>
          <table:table-cell office:value-type="float" office:value="0.0711020623689891" calcext:value-type="float">
            <text:p>0,0711020624</text:p>
          </table:table-cell>
          <table:table-cell office:value-type="float" office:value="0.243838646776316" calcext:value-type="float">
            <text:p>0,2438386468</text:p>
          </table:table-cell>
          <table:table-cell office:value-type="float" office:value="0.0454442826725151" calcext:value-type="float">
            <text:p>0,0454442827</text:p>
          </table:table-cell>
          <table:table-cell office:value-type="float" office:value="0.537132417602998" calcext:value-type="float">
            <text:p>0,5371324176</text:p>
          </table:table-cell>
          <table:table-cell office:value-type="float" office:value="0.0281874604805184" calcext:value-type="float">
            <text:p>0,0281874605</text:p>
          </table:table-cell>
          <table:table-cell office:value-type="float" office:value="0.354935074910513" calcext:value-type="float">
            <text:p>0,3549350749</text:p>
          </table:table-cell>
          <table:table-cell office:value-type="float" office:value="0.152745904637752" calcext:value-type="float">
            <text:p>0,1527459046</text:p>
          </table:table-cell>
          <table:table-cell office:value-type="float" office:value="6.05096574121251" calcext:value-type="float">
            <text:p>6,0509657412</text:p>
          </table:table-cell>
          <table:table-cell office:value-type="float" office:value="0.497952388998906" calcext:value-type="float">
            <text:p>0,497952389</text:p>
          </table:table-cell>
          <table:table-cell office:value-type="float" office:value="0.733368948615831" calcext:value-type="float">
            <text:p>0,7333689486</text:p>
          </table:table-cell>
          <table:table-cell office:value-type="float" office:value="0.893690258660398" calcext:value-type="float">
            <text:p>0,8936902587</text:p>
          </table:table-cell>
          <table:table-cell office:value-type="float" office:value="8.20880625371275" calcext:value-type="float">
            <text:p>8,2088062537</text:p>
          </table:table-cell>
          <table:table-cell office:value-type="float" office:value="0.981973434535104" calcext:value-type="float">
            <text:p>0,9819734345</text:p>
          </table:table-cell>
          <table:table-cell office:value-type="float" office:value="0.502873563218391" calcext:value-type="float">
            <text:p>0,5028735632</text:p>
          </table:table-cell>
          <table:table-cell office:value-type="float" office:value="0.0685857028420776" calcext:value-type="float">
            <text:p>0,0685857028</text:p>
          </table:table-cell>
          <table:table-cell office:value-type="float" office:value="0.0310457975766987" calcext:value-type="float">
            <text:p>0,0310457976</text:p>
          </table:table-cell>
          <table:table-cell office:value-type="float" office:value="52.519140900582" calcext:value-type="float">
            <text:p>52,5191409006</text:p>
          </table:table-cell>
        </table:table-row>
        <table:table-row table:style-name="ro1">
          <table:table-cell office:value-type="float" office:value="0.103232340457136" calcext:value-type="float">
            <text:p>0,1032323405</text:p>
          </table:table-cell>
          <table:table-cell office:value-type="float" office:value="0.247571185200098" calcext:value-type="float">
            <text:p>0,2475711852</text:p>
          </table:table-cell>
          <table:table-cell office:value-type="float" office:value="0.0737588628310075" calcext:value-type="float">
            <text:p>0,0737588628</text:p>
          </table:table-cell>
          <table:table-cell office:value-type="float" office:value="0.185199081833506" calcext:value-type="float">
            <text:p>0,1851990818</text:p>
          </table:table-cell>
          <table:table-cell office:value-type="float" office:value="0.0558354456553454" calcext:value-type="float">
            <text:p>0,0558354457</text:p>
          </table:table-cell>
          <table:table-cell office:value-type="float" office:value="0.314188012993766" calcext:value-type="float">
            <text:p>0,314188013</text:p>
          </table:table-cell>
          <table:table-cell office:value-type="float" office:value="0.0356893519762139" calcext:value-type="float">
            <text:p>0,035689352</text:p>
          </table:table-cell>
          <table:table-cell office:value-type="float" office:value="0.173611927563766" calcext:value-type="float">
            <text:p>0,1736119276</text:p>
          </table:table-cell>
          <table:table-cell office:value-type="float" office:value="0.156274223845077" calcext:value-type="float">
            <text:p>0,1562742238</text:p>
          </table:table-cell>
          <table:table-cell office:value-type="float" office:value="2.43230581371884" calcext:value-type="float">
            <text:p>2,4323058137</text:p>
          </table:table-cell>
          <table:table-cell office:value-type="float" office:value="0.498424050817001" calcext:value-type="float">
            <text:p>0,4984240508</text:p>
          </table:table-cell>
          <table:table-cell office:value-type="float" office:value="0.584389381367585" calcext:value-type="float">
            <text:p>0,5843893814</text:p>
          </table:table-cell>
          <table:table-cell office:value-type="float" office:value="0.923214275651458" calcext:value-type="float">
            <text:p>0,9232142757</text:p>
          </table:table-cell>
          <table:table-cell office:value-type="float" office:value="3.93726544544615" calcext:value-type="float">
            <text:p>3,9372654454</text:p>
          </table:table-cell>
          <table:table-cell office:value-type="float" office:value="0.981973434535104" calcext:value-type="float">
            <text:p>0,9819734345</text:p>
          </table:table-cell>
          <table:table-cell office:value-type="float" office:value="0.767241379310345" calcext:value-type="float">
            <text:p>0,7672413793</text:p>
          </table:table-cell>
          <table:table-cell office:value-type="float" office:value="0.0703903937589361" calcext:value-type="float">
            <text:p>0,0703903938</text:p>
          </table:table-cell>
          <table:table-cell office:value-type="float" office:value="0.0488389840179786" calcext:value-type="float">
            <text:p>0,048838984</text:p>
          </table:table-cell>
          <table:table-cell office:value-type="float" office:value="126.053417750403" calcext:value-type="float">
            <text:p>126,0534177504</text:p>
          </table:table-cell>
        </table:table-row>
        <table:table-row table:style-name="ro1">
          <table:table-cell office:value-type="float" office:value="0.102727278475949" calcext:value-type="float">
            <text:p>0,1027272785</text:p>
          </table:table-cell>
          <table:table-cell office:value-type="float" office:value="0.251184674786381" calcext:value-type="float">
            <text:p>0,2511846748</text:p>
          </table:table-cell>
          <table:table-cell office:value-type="float" office:value="0.074040123348362" calcext:value-type="float">
            <text:p>0,0740401233</text:p>
          </table:table-cell>
          <table:table-cell office:value-type="float" office:value="0.202740147424328" calcext:value-type="float">
            <text:p>0,2027401474</text:p>
          </table:table-cell>
          <table:table-cell office:value-type="float" office:value="0.0640103594995441" calcext:value-type="float">
            <text:p>0,0640103595</text:p>
          </table:table-cell>
          <table:table-cell office:value-type="float" office:value="0.250092588985792" calcext:value-type="float">
            <text:p>0,250092589</text:p>
          </table:table-cell>
          <table:table-cell office:value-type="float" office:value="0.0376835391101486" calcext:value-type="float">
            <text:p>0,0376835391</text:p>
          </table:table-cell>
          <table:table-cell office:value-type="float" office:value="0.111920161549717" calcext:value-type="float">
            <text:p>0,1119201615</text:p>
          </table:table-cell>
          <table:table-cell office:value-type="float" office:value="0.172903718868627" calcext:value-type="float">
            <text:p>0,1729037189</text:p>
          </table:table-cell>
          <table:table-cell office:value-type="float" office:value="1.4309443856172" calcext:value-type="float">
            <text:p>1,4309443856</text:p>
          </table:table-cell>
          <table:table-cell office:value-type="float" office:value="0.500700720205931" calcext:value-type="float">
            <text:p>0,5007007202</text:p>
          </table:table-cell>
          <table:table-cell office:value-type="float" office:value="0.622046431333854" calcext:value-type="float">
            <text:p>0,6220464313</text:p>
          </table:table-cell>
          <table:table-cell office:value-type="float" office:value="0.952065739052572" calcext:value-type="float">
            <text:p>0,9520657391</text:p>
          </table:table-cell>
          <table:table-cell office:value-type="float" office:value="2.86892835436196" calcext:value-type="float">
            <text:p>2,8689283544</text:p>
          </table:table-cell>
          <table:table-cell office:value-type="float" office:value="0.977862112586969" calcext:value-type="float">
            <text:p>0,9778621126</text:p>
          </table:table-cell>
          <table:table-cell office:value-type="float" office:value="0.764367816091954" calcext:value-type="float">
            <text:p>0,7643678161</text:p>
          </table:table-cell>
          <table:table-cell office:value-type="float" office:value="0.065942497278565" calcext:value-type="float">
            <text:p>0,0659424973</text:p>
          </table:table-cell>
          <table:table-cell office:value-type="float" office:value="0.0330889023851084" calcext:value-type="float">
            <text:p>0,0330889024</text:p>
          </table:table-cell>
          <table:table-cell office:value-type="float" office:value="85.0825976662421" calcext:value-type="float">
            <text:p>85,0825976662</text:p>
          </table:table-cell>
        </table:table-row>
        <table:table-row table:style-name="ro1">
          <table:table-cell office:value-type="float" office:value="0.106863001424955" calcext:value-type="float">
            <text:p>0,1068630014</text:p>
          </table:table-cell>
          <table:table-cell office:value-type="float" office:value="0.244321605941187" calcext:value-type="float">
            <text:p>0,2443216059</text:p>
          </table:table-cell>
          <table:table-cell office:value-type="float" office:value="0.0798520316595612" calcext:value-type="float">
            <text:p>0,0798520317</text:p>
          </table:table-cell>
          <table:table-cell office:value-type="float" office:value="0.220781090630069" calcext:value-type="float">
            <text:p>0,2207810906</text:p>
          </table:table-cell>
          <table:table-cell office:value-type="float" office:value="0.0649184622973971" calcext:value-type="float">
            <text:p>0,0649184623</text:p>
          </table:table-cell>
          <table:table-cell office:value-type="float" office:value="0.649159443115862" calcext:value-type="float">
            <text:p>0,6491594431</text:p>
          </table:table-cell>
          <table:table-cell office:value-type="float" office:value="0.0371251210287249" calcext:value-type="float">
            <text:p>0,037125121</text:p>
          </table:table-cell>
          <table:table-cell office:value-type="float" office:value="0.513266495927696" calcext:value-type="float">
            <text:p>0,5132664959</text:p>
          </table:table-cell>
          <table:table-cell office:value-type="float" office:value="0.228791905572352" calcext:value-type="float">
            <text:p>0,2287919056</text:p>
          </table:table-cell>
          <table:table-cell office:value-type="float" office:value="2.05394626685001" calcext:value-type="float">
            <text:p>2,0539462669</text:p>
          </table:table-cell>
          <table:table-cell office:value-type="float" office:value="0.503604856964759" calcext:value-type="float">
            <text:p>0,503604857</text:p>
          </table:table-cell>
          <table:table-cell office:value-type="float" office:value="0.616999800862937" calcext:value-type="float">
            <text:p>0,6169998009</text:p>
          </table:table-cell>
          <table:table-cell office:value-type="float" office:value="1.02115537579643" calcext:value-type="float">
            <text:p>1,0211553758</text:p>
          </table:table-cell>
          <table:table-cell office:value-type="float" office:value="4.29847465198616" calcext:value-type="float">
            <text:p>4,298474652</text:p>
          </table:table-cell>
          <table:table-cell office:value-type="float" office:value="0.976280834914611" calcext:value-type="float">
            <text:p>0,9762808349</text:p>
          </table:table-cell>
          <table:table-cell office:value-type="float" office:value="0.801724137931035" calcext:value-type="float">
            <text:p>0,8017241379</text:p>
          </table:table-cell>
          <table:table-cell office:value-type="float" office:value="0.047487868519021" calcext:value-type="float">
            <text:p>0,0474878685</text:p>
          </table:table-cell>
          <table:table-cell office:value-type="float" office:value="0.0280322102911259" calcext:value-type="float">
            <text:p>0,0280322103</text:p>
          </table:table-cell>
          <table:table-cell office:value-type="float" office:value="75.6028711551666" calcext:value-type="float">
            <text:p>75,6028711552</text:p>
          </table:table-cell>
        </table:table-row>
        <table:table-row table:style-name="ro1">
          <table:table-cell office:value-type="float" office:value="0.100891098886109" calcext:value-type="float">
            <text:p>0,1008910989</text:p>
          </table:table-cell>
          <table:table-cell office:value-type="float" office:value="0.23377785214237" calcext:value-type="float">
            <text:p>0,2337778521</text:p>
          </table:table-cell>
          <table:table-cell office:value-type="float" office:value="0.0737709816034185" calcext:value-type="float">
            <text:p>0,0737709816</text:p>
          </table:table-cell>
          <table:table-cell office:value-type="float" office:value="0.185649227175324" calcext:value-type="float">
            <text:p>0,1856492272</text:p>
          </table:table-cell>
          <table:table-cell office:value-type="float" office:value="0.0553876922294191" calcext:value-type="float">
            <text:p>0,0553876922</text:p>
          </table:table-cell>
          <table:table-cell office:value-type="float" office:value="0.220929005871485" calcext:value-type="float">
            <text:p>0,2209290059</text:p>
          </table:table-cell>
          <table:table-cell office:value-type="float" office:value="0.0337718439211412" calcext:value-type="float">
            <text:p>0,0337718439</text:p>
          </table:table-cell>
          <table:table-cell office:value-type="float" office:value="0.112005801804179" calcext:value-type="float">
            <text:p>0,1120058018</text:p>
          </table:table-cell>
          <table:table-cell office:value-type="float" office:value="0.174622160598169" calcext:value-type="float">
            <text:p>0,1746221606</text:p>
          </table:table-cell>
          <table:table-cell office:value-type="float" office:value="1.72285983705058" calcext:value-type="float">
            <text:p>1,7228598371</text:p>
          </table:table-cell>
          <table:table-cell office:value-type="float" office:value="0.497559238684698" calcext:value-type="float">
            <text:p>0,4975592387</text:p>
          </table:table-cell>
          <table:table-cell office:value-type="float" office:value="0.582231751546778" calcext:value-type="float">
            <text:p>0,5822317515</text:p>
          </table:table-cell>
          <table:table-cell office:value-type="float" office:value="0.936003013399113" calcext:value-type="float">
            <text:p>0,9360030134</text:p>
          </table:table-cell>
          <table:table-cell office:value-type="float" office:value="3.05745350389645" calcext:value-type="float">
            <text:p>3,0574535039</text:p>
          </table:table-cell>
          <table:table-cell office:value-type="float" office:value="0.983238456672992" calcext:value-type="float">
            <text:p>0,9832384567</text:p>
          </table:table-cell>
          <table:table-cell office:value-type="float" office:value="0.807471264367816" calcext:value-type="float">
            <text:p>0,8074712644</text:p>
          </table:table-cell>
          <table:table-cell office:value-type="float" office:value="0.0588195206378015" calcext:value-type="float">
            <text:p>0,0588195206</text:p>
          </table:table-cell>
          <table:table-cell office:value-type="float" office:value="0.0433777241937765" calcext:value-type="float">
            <text:p>0,0433777242</text:p>
          </table:table-cell>
          <table:table-cell office:value-type="float" office:value="117.828358151695" calcext:value-type="float">
            <text:p>117,8283581517</text:p>
          </table:table-cell>
        </table:table-row>
        <table:table-row table:style-name="ro1">
          <table:table-cell office:value-type="float" office:value="0.10180230907623" calcext:value-type="float">
            <text:p>0,1018023091</text:p>
          </table:table-cell>
          <table:table-cell office:value-type="float" office:value="0.237592142260963" calcext:value-type="float">
            <text:p>0,2375921423</text:p>
          </table:table-cell>
          <table:table-cell office:value-type="float" office:value="0.0787682227709116" calcext:value-type="float">
            <text:p>0,0787682228</text:p>
          </table:table-cell>
          <table:table-cell office:value-type="float" office:value="0.193919157639451" calcext:value-type="float">
            <text:p>0,1939191576</text:p>
          </table:table-cell>
          <table:table-cell office:value-type="float" office:value="0.0592407571213812" calcext:value-type="float">
            <text:p>0,0592407571</text:p>
          </table:table-cell>
          <table:table-cell office:value-type="float" office:value="0.260128249834326" calcext:value-type="float">
            <text:p>0,2601282498</text:p>
          </table:table-cell>
          <table:table-cell office:value-type="float" office:value="0.0373066022505816" calcext:value-type="float">
            <text:p>0,0373066023</text:p>
          </table:table-cell>
          <table:table-cell office:value-type="float" office:value="0.0990251288252505" calcext:value-type="float">
            <text:p>0,0990251288</text:p>
          </table:table-cell>
          <table:table-cell office:value-type="float" office:value="0.213058145391619" calcext:value-type="float">
            <text:p>0,2130581454</text:p>
          </table:table-cell>
          <table:table-cell office:value-type="float" office:value="1.33491122171861" calcext:value-type="float">
            <text:p>1,3349112217</text:p>
          </table:table-cell>
          <table:table-cell office:value-type="float" office:value="0.50462721780197" calcext:value-type="float">
            <text:p>0,5046272178</text:p>
          </table:table-cell>
          <table:table-cell office:value-type="float" office:value="0.58126058249638" calcext:value-type="float">
            <text:p>0,5812605825</text:p>
          </table:table-cell>
          <table:table-cell office:value-type="float" office:value="0.994803251984902" calcext:value-type="float">
            <text:p>0,994803252</text:p>
          </table:table-cell>
          <table:table-cell office:value-type="float" office:value="2.70683649593386" calcext:value-type="float">
            <text:p>2,7068364959</text:p>
          </table:table-cell>
          <table:table-cell office:value-type="float" office:value="0.973118279569892" calcext:value-type="float">
            <text:p>0,9731182796</text:p>
          </table:table-cell>
          <table:table-cell office:value-type="float" office:value="0.798850574712644" calcext:value-type="float">
            <text:p>0,7988505747</text:p>
          </table:table-cell>
          <table:table-cell office:value-type="float" office:value="0.0547474835003592" calcext:value-type="float">
            <text:p>0,0547474835</text:p>
          </table:table-cell>
          <table:table-cell office:value-type="float" office:value="0.0428111526012479" calcext:value-type="float">
            <text:p>0,0428111526</text:p>
          </table:table-cell>
          <table:table-cell office:value-type="float" office:value="115.047837423753" calcext:value-type="float">
            <text:p>115,0478374238</text:p>
          </table:table-cell>
        </table:table-row>
        <table:table-row table:style-name="ro1">
          <table:table-cell office:value-type="float" office:value="0.0947303640818904" calcext:value-type="float">
            <text:p>0,0947303641</text:p>
          </table:table-cell>
          <table:table-cell office:value-type="float" office:value="0.259698101804855" calcext:value-type="float">
            <text:p>0,2596981018</text:p>
          </table:table-cell>
          <table:table-cell office:value-type="float" office:value="0.0669121967514513" calcext:value-type="float">
            <text:p>0,0669121968</text:p>
          </table:table-cell>
          <table:table-cell office:value-type="float" office:value="0.232232156621116" calcext:value-type="float">
            <text:p>0,2322321566</text:p>
          </table:table-cell>
          <table:table-cell office:value-type="float" office:value="0.0482760775355762" calcext:value-type="float">
            <text:p>0,0482760775</text:p>
          </table:table-cell>
          <table:table-cell office:value-type="float" office:value="0.319680570522404" calcext:value-type="float">
            <text:p>0,3196805705</text:p>
          </table:table-cell>
          <table:table-cell office:value-type="float" office:value="0.0316883101330336" calcext:value-type="float">
            <text:p>0,0316883101</text:p>
          </table:table-cell>
          <table:table-cell office:value-type="float" office:value="0.130526408085204" calcext:value-type="float">
            <text:p>0,1305264081</text:p>
          </table:table-cell>
          <table:table-cell office:value-type="float" office:value="0.179354736652133" calcext:value-type="float">
            <text:p>0,1793547367</text:p>
          </table:table-cell>
          <table:table-cell office:value-type="float" office:value="2.71969888621042" calcext:value-type="float">
            <text:p>2,7196988862</text:p>
          </table:table-cell>
          <table:table-cell office:value-type="float" office:value="0.495187204465468" calcext:value-type="float">
            <text:p>0,4951872045</text:p>
          </table:table-cell>
          <table:table-cell office:value-type="float" office:value="0.601865771772533" calcext:value-type="float">
            <text:p>0,6018657718</text:p>
          </table:table-cell>
          <table:table-cell office:value-type="float" office:value="0.916148887413502" calcext:value-type="float">
            <text:p>0,9161488874</text:p>
          </table:table-cell>
          <table:table-cell office:value-type="float" office:value="4.26370188491098" calcext:value-type="float">
            <text:p>4,2637018849</text:p>
          </table:table-cell>
          <table:table-cell office:value-type="float" office:value="0.982605945604048" calcext:value-type="float">
            <text:p>0,9826059456</text:p>
          </table:table-cell>
          <table:table-cell office:value-type="float" office:value="0.71264367816092" calcext:value-type="float">
            <text:p>0,7126436782</text:p>
          </table:table-cell>
          <table:table-cell office:value-type="float" office:value="0.065843923676851" calcext:value-type="float">
            <text:p>0,0658439237</text:p>
          </table:table-cell>
          <table:table-cell office:value-type="float" office:value="0.0382547987031274" calcext:value-type="float">
            <text:p>0,0382547987</text:p>
          </table:table-cell>
          <table:table-cell office:value-type="float" office:value="91.7095040909642" calcext:value-type="float">
            <text:p>91,709504091</text:p>
          </table:table-cell>
        </table:table-row>
        <table:table-row table:style-name="ro1">
          <table:table-cell office:value-type="float" office:value="0.0983493718041924" calcext:value-type="float">
            <text:p>0,0983493718</text:p>
          </table:table-cell>
          <table:table-cell office:value-type="float" office:value="0.256685268569433" calcext:value-type="float">
            <text:p>0,2566852686</text:p>
          </table:table-cell>
          <table:table-cell office:value-type="float" office:value="0.0717059122523219" calcext:value-type="float">
            <text:p>0,0717059123</text:p>
          </table:table-cell>
          <table:table-cell office:value-type="float" office:value="0.189463158862054" calcext:value-type="float">
            <text:p>0,1894631589</text:p>
          </table:table-cell>
          <table:table-cell office:value-type="float" office:value="0.056286073049636" calcext:value-type="float">
            <text:p>0,056286073</text:p>
          </table:table-cell>
          <table:table-cell office:value-type="float" office:value="0.192290340919938" calcext:value-type="float">
            <text:p>0,1922903409</text:p>
          </table:table-cell>
          <table:table-cell office:value-type="float" office:value="0.0332918010724487" calcext:value-type="float">
            <text:p>0,0332918011</text:p>
          </table:table-cell>
          <table:table-cell office:value-type="float" office:value="0.0997055816225274" calcext:value-type="float">
            <text:p>0,0997055816</text:p>
          </table:table-cell>
          <table:table-cell office:value-type="float" office:value="0.183562505986732" calcext:value-type="float">
            <text:p>0,183562506</text:p>
          </table:table-cell>
          <table:table-cell office:value-type="float" office:value="1.64217886280525" calcext:value-type="float">
            <text:p>1,6421788628</text:p>
          </table:table-cell>
          <table:table-cell office:value-type="float" office:value="0.49978132608154" calcext:value-type="float">
            <text:p>0,4997813261</text:p>
          </table:table-cell>
          <table:table-cell office:value-type="float" office:value="0.585320262816446" calcext:value-type="float">
            <text:p>0,5853202628</text:p>
          </table:table-cell>
          <table:table-cell office:value-type="float" office:value="0.942976990393036" calcext:value-type="float">
            <text:p>0,9429769904</text:p>
          </table:table-cell>
          <table:table-cell office:value-type="float" office:value="2.96564344085496" calcext:value-type="float">
            <text:p>2,9656434409</text:p>
          </table:table-cell>
          <table:table-cell office:value-type="float" office:value="0.97944339025933" calcext:value-type="float">
            <text:p>0,9794433903</text:p>
          </table:table-cell>
          <table:table-cell office:value-type="float" office:value="0.804597701149425" calcext:value-type="float">
            <text:p>0,8045977011</text:p>
          </table:table-cell>
          <table:table-cell office:value-type="float" office:value="0.0627795207884127" calcext:value-type="float">
            <text:p>0,0627795208</text:p>
          </table:table-cell>
          <table:table-cell office:value-type="float" office:value="0.0514551872860919" calcext:value-type="float">
            <text:p>0,0514551873</text:p>
          </table:table-cell>
          <table:table-cell office:value-type="float" office:value="139.272040254356" calcext:value-type="float">
            <text:p>139,2720402544</text:p>
          </table:table-cell>
        </table:table-row>
        <table:table-row table:style-name="ro1">
          <table:table-cell office:value-type="float" office:value="0.0818647239325478" calcext:value-type="float">
            <text:p>0,0818647239</text:p>
          </table:table-cell>
          <table:table-cell office:value-type="float" office:value="0.246348461955018" calcext:value-type="float">
            <text:p>0,246348462</text:p>
          </table:table-cell>
          <table:table-cell office:value-type="float" office:value="0.0544727278260497" calcext:value-type="float">
            <text:p>0,0544727278</text:p>
          </table:table-cell>
          <table:table-cell office:value-type="float" office:value="0.183711502731151" calcext:value-type="float">
            <text:p>0,1837115027</text:p>
          </table:table-cell>
          <table:table-cell office:value-type="float" office:value="0.0407545099399697" calcext:value-type="float">
            <text:p>0,0407545099</text:p>
          </table:table-cell>
          <table:table-cell office:value-type="float" office:value="0.223339348346128" calcext:value-type="float">
            <text:p>0,2233393483</text:p>
          </table:table-cell>
          <table:table-cell office:value-type="float" office:value="0.0250371933771746" calcext:value-type="float">
            <text:p>0,0250371934</text:p>
          </table:table-cell>
          <table:table-cell office:value-type="float" office:value="0.0952278054087871" calcext:value-type="float">
            <text:p>0,0952278054</text:p>
          </table:table-cell>
          <table:table-cell office:value-type="float" office:value="0.127415551131581" calcext:value-type="float">
            <text:p>0,1274155511</text:p>
          </table:table-cell>
          <table:table-cell office:value-type="float" office:value="1.99965583736976" calcext:value-type="float">
            <text:p>1,9996558374</text:p>
          </table:table-cell>
          <table:table-cell office:value-type="float" office:value="0.488887646619011" calcext:value-type="float">
            <text:p>0,4888876466</text:p>
          </table:table-cell>
          <table:table-cell office:value-type="float" office:value="0.56638039263158" calcext:value-type="float">
            <text:p>0,5663803926</text:p>
          </table:table-cell>
          <table:table-cell office:value-type="float" office:value="0.818432354044869" calcext:value-type="float">
            <text:p>0,818432354</text:p>
          </table:table-cell>
          <table:table-cell office:value-type="float" office:value="3.31466335469279" calcext:value-type="float">
            <text:p>3,3146633547</text:p>
          </table:table-cell>
          <table:table-cell office:value-type="float" office:value="0.98798228969007" calcext:value-type="float">
            <text:p>0,9879822897</text:p>
          </table:table-cell>
          <table:table-cell office:value-type="float" office:value="0.78448275862069" calcext:value-type="float">
            <text:p>0,7844827586</text:p>
          </table:table-cell>
          <table:table-cell office:value-type="float" office:value="0.0795519635388026" calcext:value-type="float">
            <text:p>0,0795519635</text:p>
          </table:table-cell>
          <table:table-cell office:value-type="float" office:value="0.0573835464325431" calcext:value-type="float">
            <text:p>0,0573835464</text:p>
          </table:table-cell>
          <table:table-cell office:value-type="float" office:value="151.435179035481" calcext:value-type="float">
            <text:p>151,4351790355</text:p>
          </table:table-cell>
        </table:table-row>
        <table:table-row table:style-name="ro1">
          <table:table-cell office:value-type="float" office:value="0.0728642310965798" calcext:value-type="float">
            <text:p>0,0728642311</text:p>
          </table:table-cell>
          <table:table-cell office:value-type="float" office:value="0.247618804864409" calcext:value-type="float">
            <text:p>0,2476188049</text:p>
          </table:table-cell>
          <table:table-cell office:value-type="float" office:value="0.0461326467093672" calcext:value-type="float">
            <text:p>0,0461326467</text:p>
          </table:table-cell>
          <table:table-cell office:value-type="float" office:value="0.179881747162653" calcext:value-type="float">
            <text:p>0,1798817472</text:p>
          </table:table-cell>
          <table:table-cell office:value-type="float" office:value="0.0334150006497785" calcext:value-type="float">
            <text:p>0,0334150006</text:p>
          </table:table-cell>
          <table:table-cell office:value-type="float" office:value="0.210635990813647" calcext:value-type="float">
            <text:p>0,2106359908</text:p>
          </table:table-cell>
          <table:table-cell office:value-type="float" office:value="0.0237121727548003" calcext:value-type="float">
            <text:p>0,0237121728</text:p>
          </table:table-cell>
          <table:table-cell office:value-type="float" office:value="0.100356332820434" calcext:value-type="float">
            <text:p>0,1003563328</text:p>
          </table:table-cell>
          <table:table-cell office:value-type="float" office:value="0.108793198434102" calcext:value-type="float">
            <text:p>0,1087931984</text:p>
          </table:table-cell>
          <table:table-cell office:value-type="float" office:value="2.24112634412174" calcext:value-type="float">
            <text:p>2,2411263441</text:p>
          </table:table-cell>
          <table:table-cell office:value-type="float" office:value="0.486774380536188" calcext:value-type="float">
            <text:p>0,4867743805</text:p>
          </table:table-cell>
          <table:table-cell office:value-type="float" office:value="0.58635458247415" calcext:value-type="float">
            <text:p>0,5863545825</text:p>
          </table:table-cell>
          <table:table-cell office:value-type="float" office:value="0.771691629511129" calcext:value-type="float">
            <text:p>0,7716916295</text:p>
          </table:table-cell>
          <table:table-cell office:value-type="float" office:value="3.56597377514017" calcext:value-type="float">
            <text:p>3,5659737751</text:p>
          </table:table-cell>
          <table:table-cell office:value-type="float" office:value="0.990512333965845" calcext:value-type="float">
            <text:p>0,990512334</text:p>
          </table:table-cell>
          <table:table-cell office:value-type="float" office:value="0.752873563218391" calcext:value-type="float">
            <text:p>0,7528735632</text:p>
          </table:table-cell>
          <table:table-cell office:value-type="float" office:value="0.0925749340885876" calcext:value-type="float">
            <text:p>0,0925749341</text:p>
          </table:table-cell>
          <table:table-cell office:value-type="float" office:value="0.0612340651311407" calcext:value-type="float">
            <text:p>0,0612340651</text:p>
          </table:table-cell>
          <table:table-cell office:value-type="float" office:value="155.085475622136" calcext:value-type="float">
            <text:p>155,0854756221</text:p>
          </table:table-cell>
        </table:table-row>
        <table:table-row table:style-name="ro1">
          <table:table-cell office:value-type="float" office:value="0.0698900252976529" calcext:value-type="float">
            <text:p>0,0698900253</text:p>
          </table:table-cell>
          <table:table-cell office:value-type="float" office:value="0.261679453022351" calcext:value-type="float">
            <text:p>0,261679453</text:p>
          </table:table-cell>
          <table:table-cell office:value-type="float" office:value="0.0433151027435875" calcext:value-type="float">
            <text:p>0,0433151027</text:p>
          </table:table-cell>
          <table:table-cell office:value-type="float" office:value="0.184908310535508" calcext:value-type="float">
            <text:p>0,1849083105</text:p>
          </table:table-cell>
          <table:table-cell office:value-type="float" office:value="0.0369263637167826" calcext:value-type="float">
            <text:p>0,0369263637</text:p>
          </table:table-cell>
          <table:table-cell office:value-type="float" office:value="0.343875015375394" calcext:value-type="float">
            <text:p>0,3438750154</text:p>
          </table:table-cell>
          <table:table-cell office:value-type="float" office:value="0.0261026644037773" calcext:value-type="float">
            <text:p>0,0261026644</text:p>
          </table:table-cell>
          <table:table-cell office:value-type="float" office:value="0.162623772623388" calcext:value-type="float">
            <text:p>0,1626237726</text:p>
          </table:table-cell>
          <table:table-cell office:value-type="float" office:value="0.106458282279314" calcext:value-type="float">
            <text:p>0,1064582823</text:p>
          </table:table-cell>
          <table:table-cell office:value-type="float" office:value="3.47843757040542" calcext:value-type="float">
            <text:p>3,4784375704</text:p>
          </table:table-cell>
          <table:table-cell office:value-type="float" office:value="0.487605837451213" calcext:value-type="float">
            <text:p>0,4876058375</text:p>
          </table:table-cell>
          <table:table-cell office:value-type="float" office:value="0.587839818977076" calcext:value-type="float">
            <text:p>0,587839819</text:p>
          </table:table-cell>
          <table:table-cell office:value-type="float" office:value="0.770298277630525" calcext:value-type="float">
            <text:p>0,7702982776</text:p>
          </table:table-cell>
          <table:table-cell office:value-type="float" office:value="5.01936397470277" calcext:value-type="float">
            <text:p>5,0193639747</text:p>
          </table:table-cell>
          <table:table-cell office:value-type="float" office:value="0.989563567362429" calcext:value-type="float">
            <text:p>0,9895635674</text:p>
          </table:table-cell>
          <table:table-cell office:value-type="float" office:value="0.735632183908046" calcext:value-type="float">
            <text:p>0,7356321839</text:p>
          </table:table-cell>
          <table:table-cell office:value-type="float" office:value="0.0962181455058125" calcext:value-type="float">
            <text:p>0,0962181455</text:p>
          </table:table-cell>
          <table:table-cell office:value-type="float" office:value="0.0548456868865622" calcext:value-type="float">
            <text:p>0,0548456869</text:p>
          </table:table-cell>
          <table:table-cell office:value-type="float" office:value="135.724793148613" calcext:value-type="float">
            <text:p>135,7247931486</text:p>
          </table:table-cell>
        </table:table-row>
        <table:table-row table:style-name="ro1">
          <table:table-cell office:value-type="float" office:value="0.0759404231741352" calcext:value-type="float">
            <text:p>0,0759404232</text:p>
          </table:table-cell>
          <table:table-cell office:value-type="float" office:value="0.251070703675741" calcext:value-type="float">
            <text:p>0,2510707037</text:p>
          </table:table-cell>
          <table:table-cell office:value-type="float" office:value="0.0524102010955961" calcext:value-type="float">
            <text:p>0,0524102011</text:p>
          </table:table-cell>
          <table:table-cell office:value-type="float" office:value="0.185082353839068" calcext:value-type="float">
            <text:p>0,1850823538</text:p>
          </table:table-cell>
          <table:table-cell office:value-type="float" office:value="0.0448116431087723" calcext:value-type="float">
            <text:p>0,0448116431</text:p>
          </table:table-cell>
          <table:table-cell office:value-type="float" office:value="14.2990647409521" calcext:value-type="float">
            <text:p>14,299064741</text:p>
          </table:table-cell>
          <table:table-cell office:value-type="float" office:value="0.0336780616102781" calcext:value-type="float">
            <text:p>0,0336780616</text:p>
          </table:table-cell>
          <table:table-cell office:value-type="float" office:value="61.6714110899883" calcext:value-type="float">
            <text:p>61,67141109</text:p>
          </table:table-cell>
          <table:table-cell office:value-type="float" office:value="0.121670961328756" calcext:value-type="float">
            <text:p>0,1216709613</text:p>
          </table:table-cell>
          <table:table-cell office:value-type="float" office:value="3.38896808065153" calcext:value-type="float">
            <text:p>3,3889680807</text:p>
          </table:table-cell>
          <table:table-cell office:value-type="float" office:value="0.490275019062312" calcext:value-type="float">
            <text:p>0,4902750191</text:p>
          </table:table-cell>
          <table:table-cell office:value-type="float" office:value="0.595595471817872" calcext:value-type="float">
            <text:p>0,5955954718</text:p>
          </table:table-cell>
          <table:table-cell office:value-type="float" office:value="0.818786308480395" calcext:value-type="float">
            <text:p>0,8187863085</text:p>
          </table:table-cell>
          <table:table-cell office:value-type="float" office:value="80.3911938215124" calcext:value-type="float">
            <text:p>80,3911938215</text:p>
          </table:table-cell>
          <table:table-cell office:value-type="float" office:value="0.987349778621126" calcext:value-type="float">
            <text:p>0,9873497786</text:p>
          </table:table-cell>
          <table:table-cell office:value-type="float" office:value="0.744252873563218" calcext:value-type="float">
            <text:p>0,7442528736</text:p>
          </table:table-cell>
          <table:table-cell office:value-type="float" office:value="0.0858179856098214" calcext:value-type="float">
            <text:p>0,0858179856</text:p>
          </table:table-cell>
          <table:table-cell office:value-type="float" office:value="0.0571764875385885" calcext:value-type="float">
            <text:p>0,0571764875</text:p>
          </table:table-cell>
          <table:table-cell office:value-type="float" office:value="143.150865967446" calcext:value-type="float">
            <text:p>143,1508659674</text:p>
          </table:table-cell>
        </table:table-row>
        <table:table-row table:style-name="ro1">
          <table:table-cell office:value-type="float" office:value="0.0942896003715168" calcext:value-type="float">
            <text:p>0,0942896004</text:p>
          </table:table-cell>
          <table:table-cell office:value-type="float" office:value="0.245844008299675" calcext:value-type="float">
            <text:p>0,2458440083</text:p>
          </table:table-cell>
          <table:table-cell office:value-type="float" office:value="0.0715755298815169" calcext:value-type="float">
            <text:p>0,0715755299</text:p>
          </table:table-cell>
          <table:table-cell office:value-type="float" office:value="0.178228806946146" calcext:value-type="float">
            <text:p>0,1782288069</text:p>
          </table:table-cell>
          <table:table-cell office:value-type="float" office:value="0.0648993310971502" calcext:value-type="float">
            <text:p>0,0648993311</text:p>
          </table:table-cell>
          <table:table-cell office:value-type="float" office:value="0.273652730091585" calcext:value-type="float">
            <text:p>0,2736527301</text:p>
          </table:table-cell>
          <table:table-cell office:value-type="float" office:value="0.0418958814665783" calcext:value-type="float">
            <text:p>0,0418958815</text:p>
          </table:table-cell>
          <table:table-cell office:value-type="float" office:value="0.106459062017354" calcext:value-type="float">
            <text:p>0,106459062</text:p>
          </table:table-cell>
          <table:table-cell office:value-type="float" office:value="0.199373447793965" calcext:value-type="float">
            <text:p>0,1993734478</text:p>
          </table:table-cell>
          <table:table-cell office:value-type="float" office:value="1.66282336161761" calcext:value-type="float">
            <text:p>1,6628233616</text:p>
          </table:table-cell>
          <table:table-cell office:value-type="float" office:value="0.49989897258707" calcext:value-type="float">
            <text:p>0,4998989726</text:p>
          </table:table-cell>
          <table:table-cell office:value-type="float" office:value="0.618414461098868" calcext:value-type="float">
            <text:p>0,6184144611</text:p>
          </table:table-cell>
          <table:table-cell office:value-type="float" office:value="0.971932763845237" calcext:value-type="float">
            <text:p>0,9719327638</text:p>
          </table:table-cell>
          <table:table-cell office:value-type="float" office:value="3.0854224316005" calcext:value-type="float">
            <text:p>3,0854224316</text:p>
          </table:table-cell>
          <table:table-cell office:value-type="float" office:value="0.976913345983554" calcext:value-type="float">
            <text:p>0,976913346</text:p>
          </table:table-cell>
          <table:table-cell office:value-type="float" office:value="0.752873563218391" calcext:value-type="float">
            <text:p>0,7528735632</text:p>
          </table:table-cell>
          <table:table-cell office:value-type="float" office:value="0.0669278514379997" calcext:value-type="float">
            <text:p>0,0669278514</text:p>
          </table:table-cell>
          <table:table-cell office:value-type="float" office:value="0.035488735307593" calcext:value-type="float">
            <text:p>0,0354887353</text:p>
          </table:table-cell>
          <table:table-cell office:value-type="float" office:value="89.8811369556971" calcext:value-type="float">
            <text:p>89,8811369557</text:p>
          </table:table-cell>
        </table:table-row>
        <table:table-row table:style-name="ro1">
          <table:table-cell office:value-type="float" office:value="0.0846927553116757" calcext:value-type="float">
            <text:p>0,0846927553</text:p>
          </table:table-cell>
          <table:table-cell office:value-type="float" office:value="0.244267226925425" calcext:value-type="float">
            <text:p>0,2442672269</text:p>
          </table:table-cell>
          <table:table-cell office:value-type="float" office:value="0.0587632798532489" calcext:value-type="float">
            <text:p>0,0587632799</text:p>
          </table:table-cell>
          <table:table-cell office:value-type="float" office:value="0.181810458355828" calcext:value-type="float">
            <text:p>0,1818104584</text:p>
          </table:table-cell>
          <table:table-cell office:value-type="float" office:value="0.0515557776626188" calcext:value-type="float">
            <text:p>0,0515557777</text:p>
          </table:table-cell>
          <table:table-cell office:value-type="float" office:value="0.226906138694803" calcext:value-type="float">
            <text:p>0,2269061387</text:p>
          </table:table-cell>
          <table:table-cell office:value-type="float" office:value="0.0338310324752677" calcext:value-type="float">
            <text:p>0,0338310325</text:p>
          </table:table-cell>
          <table:table-cell office:value-type="float" office:value="0.105154954621302" calcext:value-type="float">
            <text:p>0,1051549546</text:p>
          </table:table-cell>
          <table:table-cell office:value-type="float" office:value="0.159546550633686" calcext:value-type="float">
            <text:p>0,1595465506</text:p>
          </table:table-cell>
          <table:table-cell office:value-type="float" office:value="2.24217162189748" calcext:value-type="float">
            <text:p>2,2421716219</text:p>
          </table:table-cell>
          <table:table-cell office:value-type="float" office:value="0.496713358746308" calcext:value-type="float">
            <text:p>0,4967133587</text:p>
          </table:table-cell>
          <table:table-cell office:value-type="float" office:value="0.588024797624555" calcext:value-type="float">
            <text:p>0,5880247976</text:p>
          </table:table-cell>
          <table:table-cell office:value-type="float" office:value="0.885102753508023" calcext:value-type="float">
            <text:p>0,8851027535</text:p>
          </table:table-cell>
          <table:table-cell office:value-type="float" office:value="3.58833522221138" calcext:value-type="float">
            <text:p>3,5883352222</text:p>
          </table:table-cell>
          <table:table-cell office:value-type="float" office:value="0.980392156862745" calcext:value-type="float">
            <text:p>0,9803921569</text:p>
          </table:table-cell>
          <table:table-cell office:value-type="float" office:value="0.741379310344828" calcext:value-type="float">
            <text:p>0,7413793103</text:p>
          </table:table-cell>
          <table:table-cell office:value-type="float" office:value="0.0726135480202838" calcext:value-type="float">
            <text:p>0,072613548</text:p>
          </table:table-cell>
          <table:table-cell office:value-type="float" office:value="0.0608356932917608" calcext:value-type="float">
            <text:p>0,0608356933</text:p>
          </table:table-cell>
          <table:table-cell office:value-type="float" office:value="151.724219069651" calcext:value-type="float">
            <text:p>151,7242190697</text:p>
          </table:table-cell>
        </table:table-row>
        <table:table-row table:style-name="ro1">
          <table:table-cell office:value-type="float" office:value="0.0638173801502326" calcext:value-type="float">
            <text:p>0,0638173802</text:p>
          </table:table-cell>
          <table:table-cell office:value-type="float" office:value="0.252539788217303" calcext:value-type="float">
            <text:p>0,2525397882</text:p>
          </table:table-cell>
          <table:table-cell office:value-type="float" office:value="0.0418206647751673" calcext:value-type="float">
            <text:p>0,0418206648</text:p>
          </table:table-cell>
          <table:table-cell office:value-type="float" office:value="0.190977941547944" calcext:value-type="float">
            <text:p>0,1909779415</text:p>
          </table:table-cell>
          <table:table-cell office:value-type="float" office:value="0.0318886045045925" calcext:value-type="float">
            <text:p>0,0318886045</text:p>
          </table:table-cell>
          <table:table-cell office:value-type="float" office:value="0.456276323520138" calcext:value-type="float">
            <text:p>0,4562763235</text:p>
          </table:table-cell>
          <table:table-cell office:value-type="float" office:value="0.021756501545966" calcext:value-type="float">
            <text:p>0,0217565015</text:p>
          </table:table-cell>
          <table:table-cell office:value-type="float" office:value="0.565560049490212" calcext:value-type="float">
            <text:p>0,5655600495</text:p>
          </table:table-cell>
          <table:table-cell office:value-type="float" office:value="0.106656264035699" calcext:value-type="float">
            <text:p>0,106656264</text:p>
          </table:table-cell>
          <table:table-cell office:value-type="float" office:value="3.24998391902973" calcext:value-type="float">
            <text:p>3,249983919</text:p>
          </table:table-cell>
          <table:table-cell office:value-type="float" office:value="0.485686369848206" calcext:value-type="float">
            <text:p>0,4856863698</text:p>
          </table:table-cell>
          <table:table-cell office:value-type="float" office:value="0.576174817465503" calcext:value-type="float">
            <text:p>0,5761748175</text:p>
          </table:table-cell>
          <table:table-cell office:value-type="float" office:value="0.751625786243851" calcext:value-type="float">
            <text:p>0,7516257862</text:p>
          </table:table-cell>
          <table:table-cell office:value-type="float" office:value="5.29151295382401" calcext:value-type="float">
            <text:p>5,2915129538</text:p>
          </table:table-cell>
          <table:table-cell office:value-type="float" office:value="0.99146110056926" calcext:value-type="float">
            <text:p>0,9914611006</text:p>
          </table:table-cell>
          <table:table-cell office:value-type="float" office:value="0.755747126436782" calcext:value-type="float">
            <text:p>0,7557471264</text:p>
          </table:table-cell>
          <table:table-cell office:value-type="float" office:value="0.0964201306877119" calcext:value-type="float">
            <text:p>0,0964201307</text:p>
          </table:table-cell>
          <table:table-cell office:value-type="float" office:value="0.0682121519302821" calcext:value-type="float">
            <text:p>0,0682121519</text:p>
          </table:table-cell>
          <table:table-cell office:value-type="float" office:value="173.418027590754" calcext:value-type="float">
            <text:p>173,4180275908</text:p>
          </table:table-cell>
        </table:table-row>
        <table:table-row table:style-name="ro1">
          <table:table-cell office:value-type="float" office:value="0.0585600505671034" calcext:value-type="float">
            <text:p>0,0585600506</text:p>
          </table:table-cell>
          <table:table-cell office:value-type="float" office:value="0.265993330948073" calcext:value-type="float">
            <text:p>0,2659933309</text:p>
          </table:table-cell>
          <table:table-cell office:value-type="float" office:value="0.0380444303314588" calcext:value-type="float">
            <text:p>0,0380444303</text:p>
          </table:table-cell>
          <table:table-cell office:value-type="float" office:value="0.209876649022496" calcext:value-type="float">
            <text:p>0,209876649</text:p>
          </table:table-cell>
          <table:table-cell office:value-type="float" office:value="0.0324620700886101" calcext:value-type="float">
            <text:p>0,0324620701</text:p>
          </table:table-cell>
          <table:table-cell office:value-type="float" office:value="0.313476334168533" calcext:value-type="float">
            <text:p>0,3134763342</text:p>
          </table:table-cell>
          <table:table-cell office:value-type="float" office:value="0.0229467902997162" calcext:value-type="float">
            <text:p>0,0229467903</text:p>
          </table:table-cell>
          <table:table-cell office:value-type="float" office:value="0.275066386404495" calcext:value-type="float">
            <text:p>0,2750663864</text:p>
          </table:table-cell>
          <table:table-cell office:value-type="float" office:value="0.0960211953116436" calcext:value-type="float">
            <text:p>0,0960211953</text:p>
          </table:table-cell>
          <table:table-cell office:value-type="float" office:value="3.48258353039173" calcext:value-type="float">
            <text:p>3,4825835304</text:p>
          </table:table-cell>
          <table:table-cell office:value-type="float" office:value="0.486597895282948" calcext:value-type="float">
            <text:p>0,4865978953</text:p>
          </table:table-cell>
          <table:table-cell office:value-type="float" office:value="0.591910903053037" calcext:value-type="float">
            <text:p>0,5919109031</text:p>
          </table:table-cell>
          <table:table-cell office:value-type="float" office:value="0.73463243404421" calcext:value-type="float">
            <text:p>0,734632434</text:p>
          </table:table-cell>
          <table:table-cell office:value-type="float" office:value="5.13890716227992" calcext:value-type="float">
            <text:p>5,1389071623</text:p>
          </table:table-cell>
          <table:table-cell office:value-type="float" office:value="0.988931056293485" calcext:value-type="float">
            <text:p>0,9889310563</text:p>
          </table:table-cell>
          <table:table-cell office:value-type="float" office:value="0.732758620689655" calcext:value-type="float">
            <text:p>0,7327586207</text:p>
          </table:table-cell>
          <table:table-cell office:value-type="float" office:value="0.107587278484341" calcext:value-type="float">
            <text:p>0,1075872785</text:p>
          </table:table-cell>
          <table:table-cell office:value-type="float" office:value="0.0648923382026945" calcext:value-type="float">
            <text:p>0,0648923382</text:p>
          </table:table-cell>
          <table:table-cell office:value-type="float" office:value="159.959613669642" calcext:value-type="float">
            <text:p>159,9596136696</text:p>
          </table:table-cell>
        </table:table-row>
        <table:table-row table:style-name="ro1">
          <table:table-cell office:value-type="float" office:value="0.0940921667508327" calcext:value-type="float">
            <text:p>0,0940921668</text:p>
          </table:table-cell>
          <table:table-cell office:value-type="float" office:value="0.249355896977218" calcext:value-type="float">
            <text:p>0,249355897</text:p>
          </table:table-cell>
          <table:table-cell office:value-type="float" office:value="0.0687435101011497" calcext:value-type="float">
            <text:p>0,0687435101</text:p>
          </table:table-cell>
          <table:table-cell office:value-type="float" office:value="0.176291204756565" calcext:value-type="float">
            <text:p>0,1762912048</text:p>
          </table:table-cell>
          <table:table-cell office:value-type="float" office:value="0.0648177704043835" calcext:value-type="float">
            <text:p>0,0648177704</text:p>
          </table:table-cell>
          <table:table-cell office:value-type="float" office:value="5.71797405753575" calcext:value-type="float">
            <text:p>5,7179740575</text:p>
          </table:table-cell>
          <table:table-cell office:value-type="float" office:value="0.0384911701130796" calcext:value-type="float">
            <text:p>0,0384911701</text:p>
          </table:table-cell>
          <table:table-cell office:value-type="float" office:value="20.2454602298826" calcext:value-type="float">
            <text:p>20,2454602299</text:p>
          </table:table-cell>
          <table:table-cell office:value-type="float" office:value="0.210257669131446" calcext:value-type="float">
            <text:p>0,2102576691</text:p>
          </table:table-cell>
          <table:table-cell office:value-type="float" office:value="3.36074391424913" calcext:value-type="float">
            <text:p>3,3607439142</text:p>
          </table:table-cell>
          <table:table-cell office:value-type="float" office:value="0.503481183462622" calcext:value-type="float">
            <text:p>0,5034811835</text:p>
          </table:table-cell>
          <table:table-cell office:value-type="float" office:value="0.57850022408469" calcext:value-type="float">
            <text:p>0,5785002241</text:p>
          </table:table-cell>
          <table:table-cell office:value-type="float" office:value="0.979883471408424" calcext:value-type="float">
            <text:p>0,9798834714</text:p>
          </table:table-cell>
          <table:table-cell office:value-type="float" office:value="30.3283292353153" calcext:value-type="float">
            <text:p>30,3283292353</text:p>
          </table:table-cell>
          <table:table-cell office:value-type="float" office:value="0.975015812776723" calcext:value-type="float">
            <text:p>0,9750158128</text:p>
          </table:table-cell>
          <table:table-cell office:value-type="float" office:value="0.770114942528736" calcext:value-type="float">
            <text:p>0,7701149425</text:p>
          </table:table-cell>
          <table:table-cell office:value-type="float" office:value="0.0672563995365006" calcext:value-type="float">
            <text:p>0,0672563995</text:p>
          </table:table-cell>
          <table:table-cell office:value-type="float" office:value="0.0610169066380285" calcext:value-type="float">
            <text:p>0,0610169066</text:p>
          </table:table-cell>
          <table:table-cell office:value-type="float" office:value="158.074466130252" calcext:value-type="float">
            <text:p>158,0744661303</text:p>
          </table:table-cell>
        </table:table-row>
        <table:table-row table:style-name="ro1">
          <table:table-cell office:value-type="float" office:value="0.0658260041300012" calcext:value-type="float">
            <text:p>0,0658260041</text:p>
          </table:table-cell>
          <table:table-cell office:value-type="float" office:value="0.254955951552958" calcext:value-type="float">
            <text:p>0,2549559516</text:p>
          </table:table-cell>
          <table:table-cell office:value-type="float" office:value="0.0453963968137332" calcext:value-type="float">
            <text:p>0,0453963968</text:p>
          </table:table-cell>
          <table:table-cell office:value-type="float" office:value="0.182157818745352" calcext:value-type="float">
            <text:p>0,1821578187</text:p>
          </table:table-cell>
          <table:table-cell office:value-type="float" office:value="0.0402111319893367" calcext:value-type="float">
            <text:p>0,040211132</text:p>
          </table:table-cell>
          <table:table-cell office:value-type="float" office:value="0.215163756038111" calcext:value-type="float">
            <text:p>0,215163756</text:p>
          </table:table-cell>
          <table:table-cell office:value-type="float" office:value="0.0253416322744152" calcext:value-type="float">
            <text:p>0,0253416323</text:p>
          </table:table-cell>
          <table:table-cell office:value-type="float" office:value="0.0947321029311516" calcext:value-type="float">
            <text:p>0,0947321029</text:p>
          </table:table-cell>
          <table:table-cell office:value-type="float" office:value="0.117306668475709" calcext:value-type="float">
            <text:p>0,1173066685</text:p>
          </table:table-cell>
          <table:table-cell office:value-type="float" office:value="2.24440467298224" calcext:value-type="float">
            <text:p>2,244404673</text:p>
          </table:table-cell>
          <table:table-cell office:value-type="float" office:value="0.486731573373814" calcext:value-type="float">
            <text:p>0,4867315734</text:p>
          </table:table-cell>
          <table:table-cell office:value-type="float" office:value="0.594906875542526" calcext:value-type="float">
            <text:p>0,5949068755</text:p>
          </table:table-cell>
          <table:table-cell office:value-type="float" office:value="0.780813408644421" calcext:value-type="float">
            <text:p>0,7808134086</text:p>
          </table:table-cell>
          <table:table-cell office:value-type="float" office:value="3.58632119873474" calcext:value-type="float">
            <text:p>3,5863211987</text:p>
          </table:table-cell>
          <table:table-cell office:value-type="float" office:value="0.989879822896901" calcext:value-type="float">
            <text:p>0,9898798229</text:p>
          </table:table-cell>
          <table:table-cell office:value-type="float" office:value="0.752873563218391" calcext:value-type="float">
            <text:p>0,7528735632</text:p>
          </table:table-cell>
          <table:table-cell office:value-type="float" office:value="0.0884241092504086" calcext:value-type="float">
            <text:p>0,0884241093</text:p>
          </table:table-cell>
          <table:table-cell office:value-type="float" office:value="0.062511648136844" calcext:value-type="float">
            <text:p>0,0625116481</text:p>
          </table:table-cell>
          <table:table-cell office:value-type="float" office:value="158.32116751458" calcext:value-type="float">
            <text:p>158,3211675146</text:p>
          </table:table-cell>
        </table:table-row>
        <table:table-row table:style-name="ro1">
          <table:table-cell office:value-type="float" office:value="0.0542068676265403" calcext:value-type="float">
            <text:p>0,0542068676</text:p>
          </table:table-cell>
          <table:table-cell office:value-type="float" office:value="0.258671705498649" calcext:value-type="float">
            <text:p>0,2586717055</text:p>
          </table:table-cell>
          <table:table-cell office:value-type="float" office:value="0.0342493124276501" calcext:value-type="float">
            <text:p>0,0342493124</text:p>
          </table:table-cell>
          <table:table-cell office:value-type="float" office:value="0.175045558664916" calcext:value-type="float">
            <text:p>0,1750455587</text:p>
          </table:table-cell>
          <table:table-cell office:value-type="float" office:value="0.031493729420992" calcext:value-type="float">
            <text:p>0,0314937294</text:p>
          </table:table-cell>
          <table:table-cell office:value-type="float" office:value="0.209225302121295" calcext:value-type="float">
            <text:p>0,2092253021</text:p>
          </table:table-cell>
          <table:table-cell office:value-type="float" office:value="0.0204242598647829" calcext:value-type="float">
            <text:p>0,0204242599</text:p>
          </table:table-cell>
          <table:table-cell office:value-type="float" office:value="0.100727246257834" calcext:value-type="float">
            <text:p>0,1007272463</text:p>
          </table:table-cell>
          <table:table-cell office:value-type="float" office:value="0.0969049089660681" calcext:value-type="float">
            <text:p>0,096904909</text:p>
          </table:table-cell>
          <table:table-cell office:value-type="float" office:value="2.27263082902686" calcext:value-type="float">
            <text:p>2,272630829</text:p>
          </table:table-cell>
          <table:table-cell office:value-type="float" office:value="0.483458615203284" calcext:value-type="float">
            <text:p>0,4834586152</text:p>
          </table:table-cell>
          <table:table-cell office:value-type="float" office:value="0.580116293553648" calcext:value-type="float">
            <text:p>0,5801162936</text:p>
          </table:table-cell>
          <table:table-cell office:value-type="float" office:value="0.720737692414018" calcext:value-type="float">
            <text:p>0,7207376924</text:p>
          </table:table-cell>
          <table:table-cell office:value-type="float" office:value="3.59641695022583" calcext:value-type="float">
            <text:p>3,5964169502</text:p>
          </table:table-cell>
          <table:table-cell office:value-type="float" office:value="0.992409867172676" calcext:value-type="float">
            <text:p>0,9924098672</text:p>
          </table:table-cell>
          <table:table-cell office:value-type="float" office:value="0.781609195402299" calcext:value-type="float">
            <text:p>0,7816091954</text:p>
          </table:table-cell>
          <table:table-cell office:value-type="float" office:value="0.106588685848758" calcext:value-type="float">
            <text:p>0,1065886858</text:p>
          </table:table-cell>
          <table:table-cell office:value-type="float" office:value="0.0657900908119364" calcext:value-type="float">
            <text:p>0,0657900908</text:p>
          </table:table-cell>
          <table:table-cell office:value-type="float" office:value="172.984078774852" calcext:value-type="float">
            <text:p>172,9840787749</text:p>
          </table:table-cell>
        </table:table-row>
        <table:table-row table:style-name="ro1">
          <table:table-cell office:value-type="float" office:value="0.0505009567434883" calcext:value-type="float">
            <text:p>0,0505009567</text:p>
          </table:table-cell>
          <table:table-cell office:value-type="float" office:value="0.25943492055702" calcext:value-type="float">
            <text:p>0,2594349206</text:p>
          </table:table-cell>
          <table:table-cell office:value-type="float" office:value="0.0317155786336826" calcext:value-type="float">
            <text:p>0,0317155786</text:p>
          </table:table-cell>
          <table:table-cell office:value-type="float" office:value="0.186917528804644" calcext:value-type="float">
            <text:p>0,1869175288</text:p>
          </table:table-cell>
          <table:table-cell office:value-type="float" office:value="0.0299198986995063" calcext:value-type="float">
            <text:p>0,0299198987</text:p>
          </table:table-cell>
          <table:table-cell office:value-type="float" office:value="0.221134533148745" calcext:value-type="float">
            <text:p>0,2211345331</text:p>
          </table:table-cell>
          <table:table-cell office:value-type="float" office:value="0.0207713779986514" calcext:value-type="float">
            <text:p>0,020771378</text:p>
          </table:table-cell>
          <table:table-cell office:value-type="float" office:value="0.101646922532382" calcext:value-type="float">
            <text:p>0,1016469225</text:p>
          </table:table-cell>
          <table:table-cell office:value-type="float" office:value="0.0890669330673564" calcext:value-type="float">
            <text:p>0,0890669331</text:p>
          </table:table-cell>
          <table:table-cell office:value-type="float" office:value="2.73450141456299" calcext:value-type="float">
            <text:p>2,7345014146</text:p>
          </table:table-cell>
          <table:table-cell office:value-type="float" office:value="0.48272257118682" calcext:value-type="float">
            <text:p>0,4827225712</text:p>
          </table:table-cell>
          <table:table-cell office:value-type="float" office:value="0.58231906438696" calcext:value-type="float">
            <text:p>0,5823190644</text:p>
          </table:table-cell>
          <table:table-cell office:value-type="float" office:value="0.704697317936841" calcext:value-type="float">
            <text:p>0,7046973179</text:p>
          </table:table-cell>
          <table:table-cell office:value-type="float" office:value="4.08595435064415" calcext:value-type="float">
            <text:p>4,0859543506</text:p>
          </table:table-cell>
          <table:table-cell office:value-type="float" office:value="0.992726122707147" calcext:value-type="float">
            <text:p>0,9927261227</text:p>
          </table:table-cell>
          <table:table-cell office:value-type="float" office:value="0.75" calcext:value-type="float">
            <text:p>0,75</text:p>
          </table:table-cell>
          <table:table-cell office:value-type="float" office:value="0.116985672491961" calcext:value-type="float">
            <text:p>0,1169856725</text:p>
          </table:table-cell>
          <table:table-cell office:value-type="float" office:value="0.0736574599864332" calcext:value-type="float">
            <text:p>0,07365746</text:p>
          </table:table-cell>
          <table:table-cell office:value-type="float" office:value="185.837771545771" calcext:value-type="float">
            <text:p>185,8377715458</text:p>
          </table:table-cell>
        </table:table-row>
        <table:table-row table:style-name="ro1">
          <table:table-cell office:value-type="float" office:value="0.0543514493643782" calcext:value-type="float">
            <text:p>0,0543514494</text:p>
          </table:table-cell>
          <table:table-cell office:value-type="float" office:value="0.247510520890375" calcext:value-type="float">
            <text:p>0,2475105209</text:p>
          </table:table-cell>
          <table:table-cell office:value-type="float" office:value="0.0387022215620036" calcext:value-type="float">
            <text:p>0,0387022216</text:p>
          </table:table-cell>
          <table:table-cell office:value-type="float" office:value="0.184364710870231" calcext:value-type="float">
            <text:p>0,1843647109</text:p>
          </table:table-cell>
          <table:table-cell office:value-type="float" office:value="0.0361472976546896" calcext:value-type="float">
            <text:p>0,0361472977</text:p>
          </table:table-cell>
          <table:table-cell office:value-type="float" office:value="0.242203259986127" calcext:value-type="float">
            <text:p>0,24220326</text:p>
          </table:table-cell>
          <table:table-cell office:value-type="float" office:value="0.025941289173408" calcext:value-type="float">
            <text:p>0,0259412892</text:p>
          </table:table-cell>
          <table:table-cell office:value-type="float" office:value="0.1018298334631" calcext:value-type="float">
            <text:p>0,1018298335</text:p>
          </table:table-cell>
          <table:table-cell office:value-type="float" office:value="0.100422404193544" calcext:value-type="float">
            <text:p>0,1004224042</text:p>
          </table:table-cell>
          <table:table-cell office:value-type="float" office:value="2.47578716437043" calcext:value-type="float">
            <text:p>2,4757871644</text:p>
          </table:table-cell>
          <table:table-cell office:value-type="float" office:value="0.484989150114485" calcext:value-type="float">
            <text:p>0,4849891501</text:p>
          </table:table-cell>
          <table:table-cell office:value-type="float" office:value="0.591261365804179" calcext:value-type="float">
            <text:p>0,5912613658</text:p>
          </table:table-cell>
          <table:table-cell office:value-type="float" office:value="0.740553812917315" calcext:value-type="float">
            <text:p>0,7405538129</text:p>
          </table:table-cell>
          <table:table-cell office:value-type="float" office:value="3.84295688929229" calcext:value-type="float">
            <text:p>3,8429568893</text:p>
          </table:table-cell>
          <table:table-cell office:value-type="float" office:value="0.991144845034788" calcext:value-type="float">
            <text:p>0,991144845</text:p>
          </table:table-cell>
          <table:table-cell office:value-type="float" office:value="0.732758620689655" calcext:value-type="float">
            <text:p>0,7327586207</text:p>
          </table:table-cell>
          <table:table-cell office:value-type="float" office:value="0.109892577765044" calcext:value-type="float">
            <text:p>0,1098925778</text:p>
          </table:table-cell>
          <table:table-cell office:value-type="float" office:value="0.0658574507700855" calcext:value-type="float">
            <text:p>0,0658574508</text:p>
          </table:table-cell>
          <table:table-cell office:value-type="float" office:value="162.338616148261" calcext:value-type="float">
            <text:p>162,3386161483</text:p>
          </table:table-cell>
        </table:table-row>
        <table:table-row table:style-name="ro1">
          <table:table-cell office:value-type="float" office:value="0.0952768380656306" calcext:value-type="float">
            <text:p>0,0952768381</text:p>
          </table:table-cell>
          <table:table-cell office:value-type="float" office:value="0.240609132758029" calcext:value-type="float">
            <text:p>0,2406091328</text:p>
          </table:table-cell>
          <table:table-cell office:value-type="float" office:value="0.0814556296960046" calcext:value-type="float">
            <text:p>0,0814556297</text:p>
          </table:table-cell>
          <table:table-cell office:value-type="float" office:value="0.197053683288686" calcext:value-type="float">
            <text:p>0,1970536833</text:p>
          </table:table-cell>
          <table:table-cell office:value-type="float" office:value="0.0679303328696797" calcext:value-type="float">
            <text:p>0,0679303329</text:p>
          </table:table-cell>
          <table:table-cell office:value-type="float" office:value="0.285183025691116" calcext:value-type="float">
            <text:p>0,2851830257</text:p>
          </table:table-cell>
          <table:table-cell office:value-type="float" office:value="0.0420170294788586" calcext:value-type="float">
            <text:p>0,0420170295</text:p>
          </table:table-cell>
          <table:table-cell office:value-type="float" office:value="0.0752412990274526" calcext:value-type="float">
            <text:p>0,075241299</text:p>
          </table:table-cell>
          <table:table-cell office:value-type="float" office:value="0.254447934600353" calcext:value-type="float">
            <text:p>0,2544479346</text:p>
          </table:table-cell>
          <table:table-cell office:value-type="float" office:value="1.90130748305919" calcext:value-type="float">
            <text:p>1,9013074831</text:p>
          </table:table-cell>
          <table:table-cell office:value-type="float" office:value="0.524919657966217" calcext:value-type="float">
            <text:p>0,524919658</text:p>
          </table:table-cell>
          <table:table-cell office:value-type="float" office:value="0.590693474329751" calcext:value-type="float">
            <text:p>0,5906934743</text:p>
          </table:table-cell>
          <table:table-cell office:value-type="float" office:value="1.06604742200822" calcext:value-type="float">
            <text:p>1,066047422</text:p>
          </table:table-cell>
          <table:table-cell office:value-type="float" office:value="3.29008807704366" calcext:value-type="float">
            <text:p>3,290088077</text:p>
          </table:table-cell>
          <table:table-cell office:value-type="float" office:value="0.956989247311827" calcext:value-type="float">
            <text:p>0,9569892473</text:p>
          </table:table-cell>
          <table:table-cell office:value-type="float" office:value="0.775862068965517" calcext:value-type="float">
            <text:p>0,775862069</text:p>
          </table:table-cell>
          <table:table-cell office:value-type="float" office:value="0.0637592309970137" calcext:value-type="float">
            <text:p>0,063759231</text:p>
          </table:table-cell>
          <table:table-cell office:value-type="float" office:value="0.0408215614198637" calcext:value-type="float">
            <text:p>0,0408215614</text:p>
          </table:table-cell>
          <table:table-cell office:value-type="float" office:value="106.544275305844" calcext:value-type="float">
            <text:p>106,5442753058</text:p>
          </table:table-cell>
        </table:table-row>
        <table:table-row table:style-name="ro1">
          <table:table-cell office:value-type="float" office:value="0.0565623559743879" calcext:value-type="float">
            <text:p>0,056562356</text:p>
          </table:table-cell>
          <table:table-cell office:value-type="float" office:value="0.249437246333149" calcext:value-type="float">
            <text:p>0,2494372463</text:p>
          </table:table-cell>
          <table:table-cell office:value-type="float" office:value="0.0408296960312831" calcext:value-type="float">
            <text:p>0,040829696</text:p>
          </table:table-cell>
          <table:table-cell office:value-type="float" office:value="0.18647485138044" calcext:value-type="float">
            <text:p>0,1864748514</text:p>
          </table:table-cell>
          <table:table-cell office:value-type="float" office:value="0.0344954634738293" calcext:value-type="float">
            <text:p>0,0344954635</text:p>
          </table:table-cell>
          <table:table-cell office:value-type="float" office:value="0.207833715898797" calcext:value-type="float">
            <text:p>0,2078337159</text:p>
          </table:table-cell>
          <table:table-cell office:value-type="float" office:value="0.0241730148770034" calcext:value-type="float">
            <text:p>0,0241730149</text:p>
          </table:table-cell>
          <table:table-cell office:value-type="float" office:value="0.0824279054752345" calcext:value-type="float">
            <text:p>0,0824279055</text:p>
          </table:table-cell>
          <table:table-cell office:value-type="float" office:value="0.117465152476775" calcext:value-type="float">
            <text:p>0,1174651525</text:p>
          </table:table-cell>
          <table:table-cell office:value-type="float" office:value="2.18975223673925" calcext:value-type="float">
            <text:p>2,1897522367</text:p>
          </table:table-cell>
          <table:table-cell office:value-type="float" office:value="0.48599355112217" calcext:value-type="float">
            <text:p>0,4859935511</text:p>
          </table:table-cell>
          <table:table-cell office:value-type="float" office:value="0.589349184570641" calcext:value-type="float">
            <text:p>0,5893491846</text:p>
          </table:table-cell>
          <table:table-cell office:value-type="float" office:value="0.75951923523275" calcext:value-type="float">
            <text:p>0,7595192352</text:p>
          </table:table-cell>
          <table:table-cell office:value-type="float" office:value="3.50527516624023" calcext:value-type="float">
            <text:p>3,5052751662</text:p>
          </table:table-cell>
          <table:table-cell office:value-type="float" office:value="0.989879822896901" calcext:value-type="float">
            <text:p>0,9898798229</text:p>
          </table:table-cell>
          <table:table-cell office:value-type="float" office:value="0.75" calcext:value-type="float">
            <text:p>0,75</text:p>
          </table:table-cell>
          <table:table-cell office:value-type="float" office:value="0.0860603288410519" calcext:value-type="float">
            <text:p>0,0860603288</text:p>
          </table:table-cell>
          <table:table-cell office:value-type="float" office:value="0.0702201750304499" calcext:value-type="float">
            <text:p>0,070220175</text:p>
          </table:table-cell>
          <table:table-cell office:value-type="float" office:value="177.165501601825" calcext:value-type="float">
            <text:p>177,1655016018</text:p>
          </table:table-cell>
        </table:table-row>
        <table:table-row table:style-name="ro1">
          <table:table-cell office:value-type="float" office:value="0.0403352926985979" calcext:value-type="float">
            <text:p>0,0403352927</text:p>
          </table:table-cell>
          <table:table-cell office:value-type="float" office:value="0.258817799042124" calcext:value-type="float">
            <text:p>0,258817799</text:p>
          </table:table-cell>
          <table:table-cell office:value-type="float" office:value="0.0267065447175069" calcext:value-type="float">
            <text:p>0,0267065447</text:p>
          </table:table-cell>
          <table:table-cell office:value-type="float" office:value="0.190089581554087" calcext:value-type="float">
            <text:p>0,1900895816</text:p>
          </table:table-cell>
          <table:table-cell office:value-type="float" office:value="0.0260744622316204" calcext:value-type="float">
            <text:p>0,0260744622</text:p>
          </table:table-cell>
          <table:table-cell office:value-type="float" office:value="0.204524525824597" calcext:value-type="float">
            <text:p>0,2045245258</text:p>
          </table:table-cell>
          <table:table-cell office:value-type="float" office:value="0.0157921377026369" calcext:value-type="float">
            <text:p>0,0157921377</text:p>
          </table:table-cell>
          <table:table-cell office:value-type="float" office:value="0.09033697850739" calcext:value-type="float">
            <text:p>0,0903369785</text:p>
          </table:table-cell>
          <table:table-cell office:value-type="float" office:value="0.0860870863126319" calcext:value-type="float">
            <text:p>0,0860870863</text:p>
          </table:table-cell>
          <table:table-cell office:value-type="float" office:value="2.93266997672617" calcext:value-type="float">
            <text:p>2,9326699767</text:p>
          </table:table-cell>
          <table:table-cell office:value-type="float" office:value="0.482164990998083" calcext:value-type="float">
            <text:p>0,482164991</text:p>
          </table:table-cell>
          <table:table-cell office:value-type="float" office:value="0.583145351502402" calcext:value-type="float">
            <text:p>0,5831453515</text:p>
          </table:table-cell>
          <table:table-cell office:value-type="float" office:value="0.67716051584403" calcext:value-type="float">
            <text:p>0,6771605158</text:p>
          </table:table-cell>
          <table:table-cell office:value-type="float" office:value="4.25958418229531" calcext:value-type="float">
            <text:p>4,2595841823</text:p>
          </table:table-cell>
          <table:table-cell office:value-type="float" office:value="0.993358633776091" calcext:value-type="float">
            <text:p>0,9933586338</text:p>
          </table:table-cell>
          <table:table-cell office:value-type="float" office:value="0.729885057471264" calcext:value-type="float">
            <text:p>0,7298850575</text:p>
          </table:table-cell>
          <table:table-cell office:value-type="float" office:value="0.11490055303276" calcext:value-type="float">
            <text:p>0,114900553</text:p>
          </table:table-cell>
          <table:table-cell office:value-type="float" office:value="0.0860872815265771" calcext:value-type="float">
            <text:p>0,0860872815</text:p>
          </table:table-cell>
          <table:table-cell office:value-type="float" office:value="211.372971908256" calcext:value-type="float">
            <text:p>211,3729719083</text:p>
          </table:table-cell>
        </table:table-row>
        <table:table-row table:style-name="ro1">
          <table:table-cell office:value-type="float" office:value="0.03482927109146" calcext:value-type="float">
            <text:p>0,0348292711</text:p>
          </table:table-cell>
          <table:table-cell office:value-type="float" office:value="0.25592107148259" calcext:value-type="float">
            <text:p>0,2559210715</text:p>
          </table:table-cell>
          <table:table-cell office:value-type="float" office:value="0.0231858305759914" calcext:value-type="float">
            <text:p>0,0231858306</text:p>
          </table:table-cell>
          <table:table-cell office:value-type="float" office:value="0.186510986908929" calcext:value-type="float">
            <text:p>0,1865109869</text:p>
          </table:table-cell>
          <table:table-cell office:value-type="float" office:value="0.0227075537899496" calcext:value-type="float">
            <text:p>0,0227075538</text:p>
          </table:table-cell>
          <table:table-cell office:value-type="float" office:value="0.214926468104624" calcext:value-type="float">
            <text:p>0,2149264681</text:p>
          </table:table-cell>
          <table:table-cell office:value-type="float" office:value="0.0150169038661142" calcext:value-type="float">
            <text:p>0,0150169039</text:p>
          </table:table-cell>
          <table:table-cell office:value-type="float" office:value="0.0849805636099706" calcext:value-type="float">
            <text:p>0,0849805636</text:p>
          </table:table-cell>
          <table:table-cell office:value-type="float" office:value="0.0757688610908174" calcext:value-type="float">
            <text:p>0,0757688611</text:p>
          </table:table-cell>
          <table:table-cell office:value-type="float" office:value="3.36161524393788" calcext:value-type="float">
            <text:p>3,3616152439</text:p>
          </table:table-cell>
          <table:table-cell office:value-type="float" office:value="0.48201784994842" calcext:value-type="float">
            <text:p>0,4820178499</text:p>
          </table:table-cell>
          <table:table-cell office:value-type="float" office:value="0.593295361718227" calcext:value-type="float">
            <text:p>0,5932953617</text:p>
          </table:table-cell>
          <table:table-cell office:value-type="float" office:value="0.65352627120389" calcext:value-type="float">
            <text:p>0,6535262712</text:p>
          </table:table-cell>
          <table:table-cell office:value-type="float" office:value="4.69724965917653" calcext:value-type="float">
            <text:p>4,6972496592</text:p>
          </table:table-cell>
          <table:table-cell office:value-type="float" office:value="0.993358633776091" calcext:value-type="float">
            <text:p>0,9933586338</text:p>
          </table:table-cell>
          <table:table-cell office:value-type="float" office:value="0.695402298850575" calcext:value-type="float">
            <text:p>0,6954022989</text:p>
          </table:table-cell>
          <table:table-cell office:value-type="float" office:value="0.132026154522652" calcext:value-type="float">
            <text:p>0,1320261545</text:p>
          </table:table-cell>
          <table:table-cell office:value-type="float" office:value="0.0907345917977971" calcext:value-type="float">
            <text:p>0,0907345918</text:p>
          </table:table-cell>
          <table:table-cell office:value-type="float" office:value="212.25845507898" calcext:value-type="float">
            <text:p>212,258455079</text:p>
          </table:table-cell>
        </table:table-row>
        <table:table-row table:style-name="ro1">
          <table:table-cell office:value-type="float" office:value="0.0348273186301452" calcext:value-type="float">
            <text:p>0,0348273186</text:p>
          </table:table-cell>
          <table:table-cell office:value-type="float" office:value="0.272228225865421" calcext:value-type="float">
            <text:p>0,2722282259</text:p>
          </table:table-cell>
          <table:table-cell office:value-type="float" office:value="0.0235138646600554" calcext:value-type="float">
            <text:p>0,0235138647</text:p>
          </table:table-cell>
          <table:table-cell office:value-type="float" office:value="0.193873538647212" calcext:value-type="float">
            <text:p>0,1938735386</text:p>
          </table:table-cell>
          <table:table-cell office:value-type="float" office:value="0.0260942475543256" calcext:value-type="float">
            <text:p>0,0260942476</text:p>
          </table:table-cell>
          <table:table-cell office:value-type="float" office:value="0.268198203595289" calcext:value-type="float">
            <text:p>0,2681982036</text:p>
          </table:table-cell>
          <table:table-cell office:value-type="float" office:value="0.0177926902581053" calcext:value-type="float">
            <text:p>0,0177926903</text:p>
          </table:table-cell>
          <table:table-cell office:value-type="float" office:value="0.0939329830061038" calcext:value-type="float">
            <text:p>0,093932983</text:p>
          </table:table-cell>
          <table:table-cell office:value-type="float" office:value="0.0723400198681319" calcext:value-type="float">
            <text:p>0,0723400199</text:p>
          </table:table-cell>
          <table:table-cell office:value-type="float" office:value="3.1735453209358" calcext:value-type="float">
            <text:p>3,1735453209</text:p>
          </table:table-cell>
          <table:table-cell office:value-type="float" office:value="0.481152710725732" calcext:value-type="float">
            <text:p>0,4811527107</text:p>
          </table:table-cell>
          <table:table-cell office:value-type="float" office:value="0.577486618325628" calcext:value-type="float">
            <text:p>0,5774866183</text:p>
          </table:table-cell>
          <table:table-cell office:value-type="float" office:value="0.655720854732977" calcext:value-type="float">
            <text:p>0,6557208547</text:p>
          </table:table-cell>
          <table:table-cell office:value-type="float" office:value="4.579264915195" calcext:value-type="float">
            <text:p>4,5792649152</text:p>
          </table:table-cell>
          <table:table-cell office:value-type="float" office:value="0.993674889310563" calcext:value-type="float">
            <text:p>0,9936748893</text:p>
          </table:table-cell>
          <table:table-cell office:value-type="float" office:value="0.706896551724138" calcext:value-type="float">
            <text:p>0,7068965517</text:p>
          </table:table-cell>
          <table:table-cell office:value-type="float" office:value="0.14062490500671" calcext:value-type="float">
            <text:p>0,140624905</text:p>
          </table:table-cell>
          <table:table-cell office:value-type="float" office:value="0.0829080634392348" calcext:value-type="float">
            <text:p>0,0829080634</text:p>
          </table:table-cell>
          <table:table-cell office:value-type="float" office:value="197.1553748585" calcext:value-type="float">
            <text:p>197,1553748585</text:p>
          </table:table-cell>
        </table:table-row>
        <table:table-row table:style-name="ro1">
          <table:table-cell office:value-type="float" office:value="0.0365685097701853" calcext:value-type="float">
            <text:p>0,0365685098</text:p>
          </table:table-cell>
          <table:table-cell office:value-type="float" office:value="0.253453379129622" calcext:value-type="float">
            <text:p>0,2534533791</text:p>
          </table:table-cell>
          <table:table-cell office:value-type="float" office:value="0.0283856404949716" calcext:value-type="float">
            <text:p>0,0283856405</text:p>
          </table:table-cell>
          <table:table-cell office:value-type="float" office:value="0.179700009929265" calcext:value-type="float">
            <text:p>0,1797000099</text:p>
          </table:table-cell>
          <table:table-cell office:value-type="float" office:value="0.0326737980756151" calcext:value-type="float">
            <text:p>0,0326737981</text:p>
          </table:table-cell>
          <table:table-cell office:value-type="float" office:value="0.221494630576515" calcext:value-type="float">
            <text:p>0,2214946306</text:p>
          </table:table-cell>
          <table:table-cell office:value-type="float" office:value="0.0237503552352716" calcext:value-type="float">
            <text:p>0,0237503552</text:p>
          </table:table-cell>
          <table:table-cell office:value-type="float" office:value="0.716606281076032" calcext:value-type="float">
            <text:p>0,7166062811</text:p>
          </table:table-cell>
          <table:table-cell office:value-type="float" office:value="0.0723756754769108" calcext:value-type="float">
            <text:p>0,0723756755</text:p>
          </table:table-cell>
          <table:table-cell office:value-type="float" office:value="4.15539954072828" calcext:value-type="float">
            <text:p>4,1553995407</text:p>
          </table:table-cell>
          <table:table-cell office:value-type="float" office:value="0.482392244083379" calcext:value-type="float">
            <text:p>0,4823922441</text:p>
          </table:table-cell>
          <table:table-cell office:value-type="float" office:value="0.611642926417548" calcext:value-type="float">
            <text:p>0,6116429264</text:p>
          </table:table-cell>
          <table:table-cell office:value-type="float" office:value="0.676146223264582" calcext:value-type="float">
            <text:p>0,6761462233</text:p>
          </table:table-cell>
          <table:table-cell office:value-type="float" office:value="6.13829682921541" calcext:value-type="float">
            <text:p>6,1382968292</text:p>
          </table:table-cell>
          <table:table-cell office:value-type="float" office:value="0.993042378241619" calcext:value-type="float">
            <text:p>0,9930423782</text:p>
          </table:table-cell>
          <table:table-cell office:value-type="float" office:value="0.67816091954023" calcext:value-type="float">
            <text:p>0,6781609195</text:p>
          </table:table-cell>
          <table:table-cell office:value-type="float" office:value="0.14175484320051" calcext:value-type="float">
            <text:p>0,1417548432</text:p>
          </table:table-cell>
          <table:table-cell office:value-type="float" office:value="0.0872476823790584" calcext:value-type="float">
            <text:p>0,0872476824</text:p>
          </table:table-cell>
          <table:table-cell office:value-type="float" office:value="199.041046067425" calcext:value-type="float">
            <text:p>199,0410460674</text:p>
          </table:table-cell>
        </table:table-row>
        <table:table-row table:style-name="ro1">
          <table:table-cell office:value-type="float" office:value="0.0820414141856692" calcext:value-type="float">
            <text:p>0,0820414142</text:p>
          </table:table-cell>
          <table:table-cell office:value-type="float" office:value="0.254681370643586" calcext:value-type="float">
            <text:p>0,2546813706</text:p>
          </table:table-cell>
          <table:table-cell office:value-type="float" office:value="0.062384574925156" calcext:value-type="float">
            <text:p>0,0623845749</text:p>
          </table:table-cell>
          <table:table-cell office:value-type="float" office:value="0.220974357084397" calcext:value-type="float">
            <text:p>0,2209743571</text:p>
          </table:table-cell>
          <table:table-cell office:value-type="float" office:value="0.0637199182822146" calcext:value-type="float">
            <text:p>0,0637199183</text:p>
          </table:table-cell>
          <table:table-cell office:value-type="float" office:value="0.283023198228781" calcext:value-type="float">
            <text:p>0,2830231982</text:p>
          </table:table-cell>
          <table:table-cell office:value-type="float" office:value="0.0388784953943558" calcext:value-type="float">
            <text:p>0,0388784954</text:p>
          </table:table-cell>
          <table:table-cell office:value-type="float" office:value="0.117170350168478" calcext:value-type="float">
            <text:p>0,1171703502</text:p>
          </table:table-cell>
          <table:table-cell office:value-type="float" office:value="0.223110832622102" calcext:value-type="float">
            <text:p>0,2231108326</text:p>
          </table:table-cell>
          <table:table-cell office:value-type="float" office:value="1.6170216793644" calcext:value-type="float">
            <text:p>1,6170216794</text:p>
          </table:table-cell>
          <table:table-cell office:value-type="float" office:value="0.505053079501501" calcext:value-type="float">
            <text:p>0,5050530795</text:p>
          </table:table-cell>
          <table:table-cell office:value-type="float" office:value="0.608385194478364" calcext:value-type="float">
            <text:p>0,6083851945</text:p>
          </table:table-cell>
          <table:table-cell office:value-type="float" office:value="0.975188315254009" calcext:value-type="float">
            <text:p>0,9751883153</text:p>
          </table:table-cell>
          <table:table-cell office:value-type="float" office:value="3.10125613418119" calcext:value-type="float">
            <text:p>3,1012561342</text:p>
          </table:table-cell>
          <table:table-cell office:value-type="float" office:value="0.969639468690701" calcext:value-type="float">
            <text:p>0,9696394687</text:p>
          </table:table-cell>
          <table:table-cell office:value-type="float" office:value="0.767241379310345" calcext:value-type="float">
            <text:p>0,7672413793</text:p>
          </table:table-cell>
          <table:table-cell office:value-type="float" office:value="0.0892271484228282" calcext:value-type="float">
            <text:p>0,0892271484</text:p>
          </table:table-cell>
          <table:table-cell office:value-type="float" office:value="0.0256367968215041" calcext:value-type="float">
            <text:p>0,0256367968</text:p>
          </table:table-cell>
          <table:table-cell office:value-type="float" office:value="66.1685725963019" calcext:value-type="float">
            <text:p>66,1685725963</text:p>
          </table:table-cell>
        </table:table-row>
        <table:table-row table:style-name="ro1">
          <table:table-cell office:value-type="float" office:value="0.0720688100649571" calcext:value-type="float">
            <text:p>0,0720688101</text:p>
          </table:table-cell>
          <table:table-cell office:value-type="float" office:value="0.248197735632794" calcext:value-type="float">
            <text:p>0,2481977356</text:p>
          </table:table-cell>
          <table:table-cell office:value-type="float" office:value="0.0552281361409213" calcext:value-type="float">
            <text:p>0,0552281361</text:p>
          </table:table-cell>
          <table:table-cell office:value-type="float" office:value="0.178156850521818" calcext:value-type="float">
            <text:p>0,1781568505</text:p>
          </table:table-cell>
          <table:table-cell office:value-type="float" office:value="0.0511785817675497" calcext:value-type="float">
            <text:p>0,0511785818</text:p>
          </table:table-cell>
          <table:table-cell office:value-type="float" office:value="0.191632421152193" calcext:value-type="float">
            <text:p>0,1916324212</text:p>
          </table:table-cell>
          <table:table-cell office:value-type="float" office:value="0.0301448540144352" calcext:value-type="float">
            <text:p>0,030144854</text:p>
          </table:table-cell>
          <table:table-cell office:value-type="float" office:value="0.0908367236532536" calcext:value-type="float">
            <text:p>0,0908367237</text:p>
          </table:table-cell>
          <table:table-cell office:value-type="float" office:value="0.15455078029125" calcext:value-type="float">
            <text:p>0,1545507803</text:p>
          </table:table-cell>
          <table:table-cell office:value-type="float" office:value="2.08016836596653" calcext:value-type="float">
            <text:p>2,080168366</text:p>
          </table:table-cell>
          <table:table-cell office:value-type="float" office:value="0.495189170089799" calcext:value-type="float">
            <text:p>0,4951891701</text:p>
          </table:table-cell>
          <table:table-cell office:value-type="float" office:value="0.571188801835323" calcext:value-type="float">
            <text:p>0,5711888018</text:p>
          </table:table-cell>
          <table:table-cell office:value-type="float" office:value="0.858360329321259" calcext:value-type="float">
            <text:p>0,8583603293</text:p>
          </table:table-cell>
          <table:table-cell office:value-type="float" office:value="3.36018085993569" calcext:value-type="float">
            <text:p>3,3601808599</text:p>
          </table:table-cell>
          <table:table-cell office:value-type="float" office:value="0.983238456672992" calcext:value-type="float">
            <text:p>0,9832384567</text:p>
          </table:table-cell>
          <table:table-cell office:value-type="float" office:value="0.78735632183908" calcext:value-type="float">
            <text:p>0,7873563218</text:p>
          </table:table-cell>
          <table:table-cell office:value-type="float" office:value="0.0760157399600732" calcext:value-type="float">
            <text:p>0,07601574</text:p>
          </table:table-cell>
          <table:table-cell office:value-type="float" office:value="0.065482912661243" calcext:value-type="float">
            <text:p>0,0654829127</text:p>
          </table:table-cell>
          <table:table-cell office:value-type="float" office:value="173.442408002079" calcext:value-type="float">
            <text:p>173,4424080021</text:p>
          </table:table-cell>
        </table:table-row>
        <table:table-row table:style-name="ro1">
          <table:table-cell office:value-type="float" office:value="0.03933174116382" calcext:value-type="float">
            <text:p>0,0393317412</text:p>
          </table:table-cell>
          <table:table-cell office:value-type="float" office:value="0.254502188531754" calcext:value-type="float">
            <text:p>0,2545021885</text:p>
          </table:table-cell>
          <table:table-cell office:value-type="float" office:value="0.0296515180355577" calcext:value-type="float">
            <text:p>0,029651518</text:p>
          </table:table-cell>
          <table:table-cell office:value-type="float" office:value="0.179753562668589" calcext:value-type="float">
            <text:p>0,1797535627</text:p>
          </table:table-cell>
          <table:table-cell office:value-type="float" office:value="0.0269067696349037" calcext:value-type="float">
            <text:p>0,0269067696</text:p>
          </table:table-cell>
          <table:table-cell office:value-type="float" office:value="0.18895459050738" calcext:value-type="float">
            <text:p>0,1889545905</text:p>
          </table:table-cell>
          <table:table-cell office:value-type="float" office:value="0.017629911384745" calcext:value-type="float">
            <text:p>0,0176299114</text:p>
          </table:table-cell>
          <table:table-cell office:value-type="float" office:value="0.0863015063278626" calcext:value-type="float">
            <text:p>0,0863015063</text:p>
          </table:table-cell>
          <table:table-cell office:value-type="float" office:value="0.0879142362062432" calcext:value-type="float">
            <text:p>0,0879142362</text:p>
          </table:table-cell>
          <table:table-cell office:value-type="float" office:value="2.94750122433721" calcext:value-type="float">
            <text:p>2,9475012243</text:p>
          </table:table-cell>
          <table:table-cell office:value-type="float" office:value="0.482325915084618" calcext:value-type="float">
            <text:p>0,4823259151</text:p>
          </table:table-cell>
          <table:table-cell office:value-type="float" office:value="0.576419814393438" calcext:value-type="float">
            <text:p>0,5764198144</text:p>
          </table:table-cell>
          <table:table-cell office:value-type="float" office:value="0.683760092312742" calcext:value-type="float">
            <text:p>0,6837600923</text:p>
          </table:table-cell>
          <table:table-cell office:value-type="float" office:value="4.23343292187" calcext:value-type="float">
            <text:p>4,2334329219</text:p>
          </table:table-cell>
          <table:table-cell office:value-type="float" office:value="0.993042378241619" calcext:value-type="float">
            <text:p>0,9930423782</text:p>
          </table:table-cell>
          <table:table-cell office:value-type="float" office:value="0.724137931034483" calcext:value-type="float">
            <text:p>0,724137931</text:p>
          </table:table-cell>
          <table:table-cell office:value-type="float" office:value="0.116055152690758" calcext:value-type="float">
            <text:p>0,1160551527</text:p>
          </table:table-cell>
          <table:table-cell office:value-type="float" office:value="0.0849578243334909" calcext:value-type="float">
            <text:p>0,0849578243</text:p>
          </table:table-cell>
          <table:table-cell office:value-type="float" office:value="206.957260076384" calcext:value-type="float">
            <text:p>206,9572600764</text:p>
          </table:table-cell>
        </table:table-row>
        <table:table-row table:style-name="ro1">
          <table:table-cell office:value-type="float" office:value="0.0287643647177455" calcext:value-type="float">
            <text:p>0,0287643647</text:p>
          </table:table-cell>
          <table:table-cell office:value-type="float" office:value="0.260970269058628" calcext:value-type="float">
            <text:p>0,2609702691</text:p>
          </table:table-cell>
          <table:table-cell office:value-type="float" office:value="0.020138671312295" calcext:value-type="float">
            <text:p>0,0201386713</text:p>
          </table:table-cell>
          <table:table-cell office:value-type="float" office:value="0.169865485089633" calcext:value-type="float">
            <text:p>0,1698654851</text:p>
          </table:table-cell>
          <table:table-cell office:value-type="float" office:value="0.0201722165690662" calcext:value-type="float">
            <text:p>0,0201722166</text:p>
          </table:table-cell>
          <table:table-cell office:value-type="float" office:value="0.203908561590777" calcext:value-type="float">
            <text:p>0,2039085616</text:p>
          </table:table-cell>
          <table:table-cell office:value-type="float" office:value="0.0140306306376534" calcext:value-type="float">
            <text:p>0,0140306306</text:p>
          </table:table-cell>
          <table:table-cell office:value-type="float" office:value="0.0892483338272447" calcext:value-type="float">
            <text:p>0,0892483338</text:p>
          </table:table-cell>
          <table:table-cell office:value-type="float" office:value="0.0720320460687001" calcext:value-type="float">
            <text:p>0,0720320461</text:p>
          </table:table-cell>
          <table:table-cell office:value-type="float" office:value="3.65662418022463" calcext:value-type="float">
            <text:p>3,6566241802</text:p>
          </table:table-cell>
          <table:table-cell office:value-type="float" office:value="0.48131015885487" calcext:value-type="float">
            <text:p>0,4813101589</text:p>
          </table:table-cell>
          <table:table-cell office:value-type="float" office:value="0.592141680933278" calcext:value-type="float">
            <text:p>0,5921416809</text:p>
          </table:table-cell>
          <table:table-cell office:value-type="float" office:value="0.636448088701129" calcext:value-type="float">
            <text:p>0,6364480887</text:p>
          </table:table-cell>
          <table:table-cell office:value-type="float" office:value="4.97275849046378" calcext:value-type="float">
            <text:p>4,9727584905</text:p>
          </table:table-cell>
          <table:table-cell office:value-type="float" office:value="0.993358633776091" calcext:value-type="float">
            <text:p>0,9933586338</text:p>
          </table:table-cell>
          <table:table-cell office:value-type="float" office:value="0.704022988505747" calcext:value-type="float">
            <text:p>0,7040229885</text:p>
          </table:table-cell>
          <table:table-cell office:value-type="float" office:value="0.140108561541249" calcext:value-type="float">
            <text:p>0,1401085615</text:p>
          </table:table-cell>
          <table:table-cell office:value-type="float" office:value="0.0973933831945094" calcext:value-type="float">
            <text:p>0,0973933832</text:p>
          </table:table-cell>
          <table:table-cell office:value-type="float" office:value="230.659995865663" calcext:value-type="float">
            <text:p>230,6599958657</text:p>
          </table:table-cell>
        </table:table-row>
        <table:table-row table:style-name="ro1">
          <table:table-cell office:value-type="float" office:value="0.0262609120085382" calcext:value-type="float">
            <text:p>0,026260912</text:p>
          </table:table-cell>
          <table:table-cell office:value-type="float" office:value="0.260979365117864" calcext:value-type="float">
            <text:p>0,2609793651</text:p>
          </table:table-cell>
          <table:table-cell office:value-type="float" office:value="0.0184968516817214" calcext:value-type="float">
            <text:p>0,0184968517</text:p>
          </table:table-cell>
          <table:table-cell office:value-type="float" office:value="0.18582857204832" calcext:value-type="float">
            <text:p>0,185828572</text:p>
          </table:table-cell>
          <table:table-cell office:value-type="float" office:value="0.0212128467575732" calcext:value-type="float">
            <text:p>0,0212128468</text:p>
          </table:table-cell>
          <table:table-cell office:value-type="float" office:value="0.222752247643445" calcext:value-type="float">
            <text:p>0,2227522476</text:p>
          </table:table-cell>
          <table:table-cell office:value-type="float" office:value="0.0146000906376523" calcext:value-type="float">
            <text:p>0,0146000906</text:p>
          </table:table-cell>
          <table:table-cell office:value-type="float" office:value="0.0914849213348072" calcext:value-type="float">
            <text:p>0,0914849213</text:p>
          </table:table-cell>
          <table:table-cell office:value-type="float" office:value="0.0674762865881907" calcext:value-type="float">
            <text:p>0,0674762866</text:p>
          </table:table-cell>
          <table:table-cell office:value-type="float" office:value="3.83211174956523" calcext:value-type="float">
            <text:p>3,8321117496</text:p>
          </table:table-cell>
          <table:table-cell office:value-type="float" office:value="0.481717148785121" calcext:value-type="float">
            <text:p>0,4817171488</text:p>
          </table:table-cell>
          <table:table-cell office:value-type="float" office:value="0.591214830762354" calcext:value-type="float">
            <text:p>0,5912148308</text:p>
          </table:table-cell>
          <table:table-cell office:value-type="float" office:value="0.629764136146097" calcext:value-type="float">
            <text:p>0,6297641361</text:p>
          </table:table-cell>
          <table:table-cell office:value-type="float" office:value="5.18437166357863" calcext:value-type="float">
            <text:p>5,1843716636</text:p>
          </table:table-cell>
          <table:table-cell office:value-type="float" office:value="0.993358633776091" calcext:value-type="float">
            <text:p>0,9933586338</text:p>
          </table:table-cell>
          <table:table-cell office:value-type="float" office:value="0.689655172413793" calcext:value-type="float">
            <text:p>0,6896551724</text:p>
          </table:table-cell>
          <table:table-cell office:value-type="float" office:value="0.149059112593364" calcext:value-type="float">
            <text:p>0,1490591126</text:p>
          </table:table-cell>
          <table:table-cell office:value-type="float" office:value="0.0974514148415869" calcext:value-type="float">
            <text:p>0,0974514148</text:p>
          </table:table-cell>
          <table:table-cell office:value-type="float" office:value="226.087282432482" calcext:value-type="float">
            <text:p>226,0872824325</text:p>
          </table:table-cell>
        </table:table-row>
        <table:table-row table:style-name="ro1">
          <table:table-cell office:value-type="float" office:value="0.0261320791994573" calcext:value-type="float">
            <text:p>0,0261320792</text:p>
          </table:table-cell>
          <table:table-cell office:value-type="float" office:value="0.254569835823374" calcext:value-type="float">
            <text:p>0,2545698358</text:p>
          </table:table-cell>
          <table:table-cell office:value-type="float" office:value="0.0188532811190233" calcext:value-type="float">
            <text:p>0,0188532811</text:p>
          </table:table-cell>
          <table:table-cell office:value-type="float" office:value="0.182693003677584" calcext:value-type="float">
            <text:p>0,1826930037</text:p>
          </table:table-cell>
          <table:table-cell office:value-type="float" office:value="0.0240805570958842" calcext:value-type="float">
            <text:p>0,0240805571</text:p>
          </table:table-cell>
          <table:table-cell office:value-type="float" office:value="0.179294451280369" calcext:value-type="float">
            <text:p>0,1792944513</text:p>
          </table:table-cell>
          <table:table-cell office:value-type="float" office:value="0.0173352490672306" calcext:value-type="float">
            <text:p>0,0173352491</text:p>
          </table:table-cell>
          <table:table-cell office:value-type="float" office:value="0.0920823326903638" calcext:value-type="float">
            <text:p>0,0920823327</text:p>
          </table:table-cell>
          <table:table-cell office:value-type="float" office:value="0.0622623635679519" calcext:value-type="float">
            <text:p>0,0622623636</text:p>
          </table:table-cell>
          <table:table-cell office:value-type="float" office:value="4.1156923868292" calcext:value-type="float">
            <text:p>4,1156923868</text:p>
          </table:table-cell>
          <table:table-cell office:value-type="float" office:value="0.480513495698826" calcext:value-type="float">
            <text:p>0,4805134957</text:p>
          </table:table-cell>
          <table:table-cell office:value-type="float" office:value="0.579164771941201" calcext:value-type="float">
            <text:p>0,5791647719</text:p>
          </table:table-cell>
          <table:table-cell office:value-type="float" office:value="0.629177024853071" calcext:value-type="float">
            <text:p>0,6291770249</text:p>
          </table:table-cell>
          <table:table-cell office:value-type="float" office:value="5.40349686248549" calcext:value-type="float">
            <text:p>5,4034968625</text:p>
          </table:table-cell>
          <table:table-cell office:value-type="float" office:value="0.993991144845035" calcext:value-type="float">
            <text:p>0,9939911448</text:p>
          </table:table-cell>
          <table:table-cell office:value-type="float" office:value="0.706896551724138" calcext:value-type="float">
            <text:p>0,7068965517</text:p>
          </table:table-cell>
          <table:table-cell office:value-type="float" office:value="0.161418616938611" calcext:value-type="float">
            <text:p>0,1614186169</text:p>
          </table:table-cell>
          <table:table-cell office:value-type="float" office:value="0.101955651370653" calcext:value-type="float">
            <text:p>0,1019556514</text:p>
          </table:table-cell>
          <table:table-cell office:value-type="float" office:value="242.450538959413" calcext:value-type="float">
            <text:p>242,4505389594</text:p>
          </table:table-cell>
        </table:table-row>
        <table:table-row table:style-name="ro1">
          <table:table-cell office:value-type="float" office:value="0.0281540781942825" calcext:value-type="float">
            <text:p>0,0281540782</text:p>
          </table:table-cell>
          <table:table-cell office:value-type="float" office:value="0.271959450554026" calcext:value-type="float">
            <text:p>0,2719594506</text:p>
          </table:table-cell>
          <table:table-cell office:value-type="float" office:value="0.0224561979254174" calcext:value-type="float">
            <text:p>0,0224561979</text:p>
          </table:table-cell>
          <table:table-cell office:value-type="float" office:value="0.185325639425267" calcext:value-type="float">
            <text:p>0,1853256394</text:p>
          </table:table-cell>
          <table:table-cell office:value-type="float" office:value="0.0281952572168991" calcext:value-type="float">
            <text:p>0,0281952572</text:p>
          </table:table-cell>
          <table:table-cell office:value-type="float" office:value="0.213147184686085" calcext:value-type="float">
            <text:p>0,2131471847</text:p>
          </table:table-cell>
          <table:table-cell office:value-type="float" office:value="0.0200373117031372" calcext:value-type="float">
            <text:p>0,0200373117</text:p>
          </table:table-cell>
          <table:table-cell office:value-type="float" office:value="0.0759164863032718" calcext:value-type="float">
            <text:p>0,0759164863</text:p>
          </table:table-cell>
          <table:table-cell office:value-type="float" office:value="0.0643679884176673" calcext:value-type="float">
            <text:p>0,0643679884</text:p>
          </table:table-cell>
          <table:table-cell office:value-type="float" office:value="4.10801394664329" calcext:value-type="float">
            <text:p>4,1080139466</text:p>
          </table:table-cell>
          <table:table-cell office:value-type="float" office:value="0.481227466119082" calcext:value-type="float">
            <text:p>0,4812274661</text:p>
          </table:table-cell>
          <table:table-cell office:value-type="float" office:value="0.590890895703743" calcext:value-type="float">
            <text:p>0,5908908957</text:p>
          </table:table-cell>
          <table:table-cell office:value-type="float" office:value="0.644438302494317" calcext:value-type="float">
            <text:p>0,6444383025</text:p>
          </table:table-cell>
          <table:table-cell office:value-type="float" office:value="5.44525353559132" calcext:value-type="float">
            <text:p>5,4452535356</text:p>
          </table:table-cell>
          <table:table-cell office:value-type="float" office:value="0.993674889310563" calcext:value-type="float">
            <text:p>0,9936748893</text:p>
          </table:table-cell>
          <table:table-cell office:value-type="float" office:value="0.709770114942529" calcext:value-type="float">
            <text:p>0,7097701149</text:p>
          </table:table-cell>
          <table:table-cell office:value-type="float" office:value="0.160317540201751" calcext:value-type="float">
            <text:p>0,1603175402</text:p>
          </table:table-cell>
          <table:table-cell office:value-type="float" office:value="0.0997833484871321" calcext:value-type="float">
            <text:p>0,0997833485</text:p>
          </table:table-cell>
          <table:table-cell office:value-type="float" office:value="238.249375071109" calcext:value-type="float">
            <text:p>238,2493750711</text:p>
          </table:table-cell>
        </table:table-row>
        <table:table-row table:style-name="ro1">
          <table:table-cell office:value-type="float" office:value="0.0661530548331318" calcext:value-type="float">
            <text:p>0,0661530548</text:p>
          </table:table-cell>
          <table:table-cell office:value-type="float" office:value="0.270056098770573" calcext:value-type="float">
            <text:p>0,2700560988</text:p>
          </table:table-cell>
          <table:table-cell office:value-type="float" office:value="0.057613373814111" calcext:value-type="float">
            <text:p>0,0576133738</text:p>
          </table:table-cell>
          <table:table-cell office:value-type="float" office:value="0.197428379232939" calcext:value-type="float">
            <text:p>0,1974283792</text:p>
          </table:table-cell>
          <table:table-cell office:value-type="float" office:value="0.0513089724464396" calcext:value-type="float">
            <text:p>0,0513089724</text:p>
          </table:table-cell>
          <table:table-cell office:value-type="float" office:value="0.17720749498941" calcext:value-type="float">
            <text:p>0,177207495</text:p>
          </table:table-cell>
          <table:table-cell office:value-type="float" office:value="0.0357413253333112" calcext:value-type="float">
            <text:p>0,0357413253</text:p>
          </table:table-cell>
          <table:table-cell office:value-type="float" office:value="0.117174417730549" calcext:value-type="float">
            <text:p>0,1171744177</text:p>
          </table:table-cell>
          <table:table-cell office:value-type="float" office:value="0.146483416426962" calcext:value-type="float">
            <text:p>0,1464834164</text:p>
          </table:table-cell>
          <table:table-cell office:value-type="float" office:value="2.5361689545439" calcext:value-type="float">
            <text:p>2,5361689545</text:p>
          </table:table-cell>
          <table:table-cell office:value-type="float" office:value="0.496122458175645" calcext:value-type="float">
            <text:p>0,4961224582</text:p>
          </table:table-cell>
          <table:table-cell office:value-type="float" office:value="0.598955869674683" calcext:value-type="float">
            <text:p>0,5989558697</text:p>
          </table:table-cell>
          <table:table-cell office:value-type="float" office:value="0.853422600811301" calcext:value-type="float">
            <text:p>0,8534226008</text:p>
          </table:table-cell>
          <table:table-cell office:value-type="float" office:value="3.89699123440118" calcext:value-type="float">
            <text:p>3,8969912344</text:p>
          </table:table-cell>
          <table:table-cell office:value-type="float" office:value="0.979759645793802" calcext:value-type="float">
            <text:p>0,9797596458</text:p>
          </table:table-cell>
          <table:table-cell office:value-type="float" office:value="0.735632183908046" calcext:value-type="float">
            <text:p>0,7356321839</text:p>
          </table:table-cell>
          <table:table-cell office:value-type="float" office:value="0.0906585067302316" calcext:value-type="float">
            <text:p>0,0906585067</text:p>
          </table:table-cell>
          <table:table-cell office:value-type="float" office:value="0.0599383709091123" calcext:value-type="float">
            <text:p>0,0599383709</text:p>
          </table:table-cell>
          <table:table-cell office:value-type="float" office:value="148.327488543083" calcext:value-type="float">
            <text:p>148,3274885431</text:p>
          </table:table-cell>
        </table:table-row>
        <table:table-row table:style-name="ro1">
          <table:table-cell office:value-type="float" office:value="0.0445985534314902" calcext:value-type="float">
            <text:p>0,0445985534</text:p>
          </table:table-cell>
          <table:table-cell office:value-type="float" office:value="0.25660074125586" calcext:value-type="float">
            <text:p>0,2566007413</text:p>
          </table:table-cell>
          <table:table-cell office:value-type="float" office:value="0.0351652794996265" calcext:value-type="float">
            <text:p>0,0351652795</text:p>
          </table:table-cell>
          <table:table-cell office:value-type="float" office:value="0.179266982393968" calcext:value-type="float">
            <text:p>0,1792669824</text:p>
          </table:table-cell>
          <table:table-cell office:value-type="float" office:value="0.0357127524176798" calcext:value-type="float">
            <text:p>0,0357127524</text:p>
          </table:table-cell>
          <table:table-cell office:value-type="float" office:value="0.21318781076517" calcext:value-type="float">
            <text:p>0,2131878108</text:p>
          </table:table-cell>
          <table:table-cell office:value-type="float" office:value="0.0229031756096428" calcext:value-type="float">
            <text:p>0,0229031756</text:p>
          </table:table-cell>
          <table:table-cell office:value-type="float" office:value="0.0852580038408633" calcext:value-type="float">
            <text:p>0,0852580038</text:p>
          </table:table-cell>
          <table:table-cell office:value-type="float" office:value="0.106655674375085" calcext:value-type="float">
            <text:p>0,1066556744</text:p>
          </table:table-cell>
          <table:table-cell office:value-type="float" office:value="2.85184243363168" calcext:value-type="float">
            <text:p>2,8518424336</text:p>
          </table:table-cell>
          <table:table-cell office:value-type="float" office:value="0.484973458004179" calcext:value-type="float">
            <text:p>0,484973458</text:p>
          </table:table-cell>
          <table:table-cell office:value-type="float" office:value="0.603270048211361" calcext:value-type="float">
            <text:p>0,6032700482</text:p>
          </table:table-cell>
          <table:table-cell office:value-type="float" office:value="0.730008892813941" calcext:value-type="float">
            <text:p>0,7300088928</text:p>
          </table:table-cell>
          <table:table-cell office:value-type="float" office:value="4.18942596789064" calcext:value-type="float">
            <text:p>4,1894259679</text:p>
          </table:table-cell>
          <table:table-cell office:value-type="float" office:value="0.990512333965845" calcext:value-type="float">
            <text:p>0,990512334</text:p>
          </table:table-cell>
          <table:table-cell office:value-type="float" office:value="0.724137931034483" calcext:value-type="float">
            <text:p>0,724137931</text:p>
          </table:table-cell>
          <table:table-cell office:value-type="float" office:value="0.0984585248566757" calcext:value-type="float">
            <text:p>0,0984585249</text:p>
          </table:table-cell>
          <table:table-cell office:value-type="float" office:value="0.0692462258578075" calcext:value-type="float">
            <text:p>0,0692462259</text:p>
          </table:table-cell>
          <table:table-cell office:value-type="float" office:value="168.683806189619" calcext:value-type="float">
            <text:p>168,6838061896</text:p>
          </table:table-cell>
        </table:table-row>
        <table:table-row table:style-name="ro1">
          <table:table-cell office:value-type="float" office:value="0.0488124525613966" calcext:value-type="float">
            <text:p>0,0488124526</text:p>
          </table:table-cell>
          <table:table-cell office:value-type="float" office:value="0.230082188954713" calcext:value-type="float">
            <text:p>0,230082189</text:p>
          </table:table-cell>
          <table:table-cell office:value-type="float" office:value="0.0382410536164046" calcext:value-type="float">
            <text:p>0,0382410536</text:p>
          </table:table-cell>
          <table:table-cell office:value-type="float" office:value="0.174130458860449" calcext:value-type="float">
            <text:p>0,1741304589</text:p>
          </table:table-cell>
          <table:table-cell office:value-type="float" office:value="0.0350792350794694" calcext:value-type="float">
            <text:p>0,0350792351</text:p>
          </table:table-cell>
          <table:table-cell office:value-type="float" office:value="0.209985696530425" calcext:value-type="float">
            <text:p>0,2099856965</text:p>
          </table:table-cell>
          <table:table-cell office:value-type="float" office:value="0.0220151741863027" calcext:value-type="float">
            <text:p>0,0220151742</text:p>
          </table:table-cell>
          <table:table-cell office:value-type="float" office:value="0.0929806336162387" calcext:value-type="float">
            <text:p>0,0929806336</text:p>
          </table:table-cell>
          <table:table-cell office:value-type="float" office:value="0.126139021657966" calcext:value-type="float">
            <text:p>0,1261390217</text:p>
          </table:table-cell>
          <table:table-cell office:value-type="float" office:value="2.99137236173104" calcext:value-type="float">
            <text:p>2,9913723617</text:p>
          </table:table-cell>
          <table:table-cell office:value-type="float" office:value="0.486205266565933" calcext:value-type="float">
            <text:p>0,4862052666</text:p>
          </table:table-cell>
          <table:table-cell office:value-type="float" office:value="0.578068255864341" calcext:value-type="float">
            <text:p>0,5780682559</text:p>
          </table:table-cell>
          <table:table-cell office:value-type="float" office:value="0.756492203507975" calcext:value-type="float">
            <text:p>0,7564922035</text:p>
          </table:table-cell>
          <table:table-cell office:value-type="float" office:value="4.27661959775563" calcext:value-type="float">
            <text:p>4,2766195978</text:p>
          </table:table-cell>
          <table:table-cell office:value-type="float" office:value="0.988614800759013" calcext:value-type="float">
            <text:p>0,9886148008</text:p>
          </table:table-cell>
          <table:table-cell office:value-type="float" office:value="0.752873563218391" calcext:value-type="float">
            <text:p>0,7528735632</text:p>
          </table:table-cell>
          <table:table-cell office:value-type="float" office:value="0.114468610257421" calcext:value-type="float">
            <text:p>0,1144686103</text:p>
          </table:table-cell>
          <table:table-cell office:value-type="float" office:value="0.0758030027933599" calcext:value-type="float">
            <text:p>0,0758030028</text:p>
          </table:table-cell>
          <table:table-cell office:value-type="float" office:value="191.983738407983" calcext:value-type="float">
            <text:p>191,983738408</text:p>
          </table:table-cell>
        </table:table-row>
        <table:table-row table:style-name="ro1">
          <table:table-cell office:value-type="float" office:value="0.0359417644257958" calcext:value-type="float">
            <text:p>0,0359417644</text:p>
          </table:table-cell>
          <table:table-cell office:value-type="float" office:value="0.243994662882148" calcext:value-type="float">
            <text:p>0,2439946629</text:p>
          </table:table-cell>
          <table:table-cell office:value-type="float" office:value="0.0297022538375075" calcext:value-type="float">
            <text:p>0,0297022538</text:p>
          </table:table-cell>
          <table:table-cell office:value-type="float" office:value="0.18059960874209" calcext:value-type="float">
            <text:p>0,1805996087</text:p>
          </table:table-cell>
          <table:table-cell office:value-type="float" office:value="0.0298733485773037" calcext:value-type="float">
            <text:p>0,0298733486</text:p>
          </table:table-cell>
          <table:table-cell office:value-type="float" office:value="0.239650627426554" calcext:value-type="float">
            <text:p>0,2396506274</text:p>
          </table:table-cell>
          <table:table-cell office:value-type="float" office:value="0.0194064447080799" calcext:value-type="float">
            <text:p>0,0194064447</text:p>
          </table:table-cell>
          <table:table-cell office:value-type="float" office:value="0.0941832105440097" calcext:value-type="float">
            <text:p>0,0941832105</text:p>
          </table:table-cell>
          <table:table-cell office:value-type="float" office:value="0.0995558623822699" calcext:value-type="float">
            <text:p>0,0995558624</text:p>
          </table:table-cell>
          <table:table-cell office:value-type="float" office:value="3.19527941850688" calcext:value-type="float">
            <text:p>3,1952794185</text:p>
          </table:table-cell>
          <table:table-cell office:value-type="float" office:value="0.484467337971847" calcext:value-type="float">
            <text:p>0,484467338</text:p>
          </table:table-cell>
          <table:table-cell office:value-type="float" office:value="0.589546182032289" calcext:value-type="float">
            <text:p>0,589546182</text:p>
          </table:table-cell>
          <table:table-cell office:value-type="float" office:value="0.69894701185896" calcext:value-type="float">
            <text:p>0,6989470119</text:p>
          </table:table-cell>
          <table:table-cell office:value-type="float" office:value="4.54325371158534" calcext:value-type="float">
            <text:p>4,5432537116</text:p>
          </table:table-cell>
          <table:table-cell office:value-type="float" office:value="0.990196078431373" calcext:value-type="float">
            <text:p>0,9901960784</text:p>
          </table:table-cell>
          <table:table-cell office:value-type="float" office:value="0.71264367816092" calcext:value-type="float">
            <text:p>0,7126436782</text:p>
          </table:table-cell>
          <table:table-cell office:value-type="float" office:value="0.10696922404321" calcext:value-type="float">
            <text:p>0,106969224</text:p>
          </table:table-cell>
          <table:table-cell office:value-type="float" office:value="0.0847913432517944" calcext:value-type="float">
            <text:p>0,0847913433</text:p>
          </table:table-cell>
          <table:table-cell office:value-type="float" office:value="203.273113555635" calcext:value-type="float">
            <text:p>203,2731135556</text:p>
          </table:table-cell>
        </table:table-row>
        <table:table-row table:style-name="ro1">
          <table:table-cell office:value-type="float" office:value="0.026022107711196" calcext:value-type="float">
            <text:p>0,0260221077</text:p>
          </table:table-cell>
          <table:table-cell office:value-type="float" office:value="0.269055859748764" calcext:value-type="float">
            <text:p>0,2690558597</text:p>
          </table:table-cell>
          <table:table-cell office:value-type="float" office:value="0.02053549057018" calcext:value-type="float">
            <text:p>0,0205354906</text:p>
          </table:table-cell>
          <table:table-cell office:value-type="float" office:value="0.178434775827115" calcext:value-type="float">
            <text:p>0,1784347758</text:p>
          </table:table-cell>
          <table:table-cell office:value-type="float" office:value="0.0220911088971561" calcext:value-type="float">
            <text:p>0,0220911089</text:p>
          </table:table-cell>
          <table:table-cell office:value-type="float" office:value="0.206538881912836" calcext:value-type="float">
            <text:p>0,2065388819</text:p>
          </table:table-cell>
          <table:table-cell office:value-type="float" office:value="0.0154167459655718" calcext:value-type="float">
            <text:p>0,015416746</text:p>
          </table:table-cell>
          <table:table-cell office:value-type="float" office:value="0.0914187319430594" calcext:value-type="float">
            <text:p>0,0914187319</text:p>
          </table:table-cell>
          <table:table-cell office:value-type="float" office:value="0.0787271808451165" calcext:value-type="float">
            <text:p>0,0787271808</text:p>
          </table:table-cell>
          <table:table-cell office:value-type="float" office:value="3.69483665828914" calcext:value-type="float">
            <text:p>3,6948366583</text:p>
          </table:table-cell>
          <table:table-cell office:value-type="float" office:value="0.480606510726279" calcext:value-type="float">
            <text:p>0,4806065107</text:p>
          </table:table-cell>
          <table:table-cell office:value-type="float" office:value="0.585386427312062" calcext:value-type="float">
            <text:p>0,5853864273</text:p>
          </table:table-cell>
          <table:table-cell office:value-type="float" office:value="0.643399145842956" calcext:value-type="float">
            <text:p>0,6433991458</text:p>
          </table:table-cell>
          <table:table-cell office:value-type="float" office:value="5.02567138856855" calcext:value-type="float">
            <text:p>5,0256713886</text:p>
          </table:table-cell>
          <table:table-cell office:value-type="float" office:value="0.993674889310563" calcext:value-type="float">
            <text:p>0,9936748893</text:p>
          </table:table-cell>
          <table:table-cell office:value-type="float" office:value="0.695402298850575" calcext:value-type="float">
            <text:p>0,6954022989</text:p>
          </table:table-cell>
          <table:table-cell office:value-type="float" office:value="0.125916291502044" calcext:value-type="float">
            <text:p>0,1259162915</text:p>
          </table:table-cell>
          <table:table-cell office:value-type="float" office:value="0.0922352757673426" calcext:value-type="float">
            <text:p>0,0922352758</text:p>
          </table:table-cell>
          <table:table-cell office:value-type="float" office:value="215.769055111737" calcext:value-type="float">
            <text:p>215,7690551117</text:p>
          </table:table-cell>
        </table:table-row>
        <table:table-row table:style-name="ro1">
          <table:table-cell office:value-type="float" office:value="0.0182703283099003" calcext:value-type="float">
            <text:p>0,0182703283</text:p>
          </table:table-cell>
          <table:table-cell office:value-type="float" office:value="0.252487609637118" calcext:value-type="float">
            <text:p>0,2524876096</text:p>
          </table:table-cell>
          <table:table-cell office:value-type="float" office:value="0.015027804141342" calcext:value-type="float">
            <text:p>0,0150278041</text:p>
          </table:table-cell>
          <table:table-cell office:value-type="float" office:value="0.181523426992875" calcext:value-type="float">
            <text:p>0,181523427</text:p>
          </table:table-cell>
          <table:table-cell office:value-type="float" office:value="0.0178693566623596" calcext:value-type="float">
            <text:p>0,0178693567</text:p>
          </table:table-cell>
          <table:table-cell office:value-type="float" office:value="0.200788132532235" calcext:value-type="float">
            <text:p>0,2007881325</text:p>
          </table:table-cell>
          <table:table-cell office:value-type="float" office:value="0.0124232967024475" calcext:value-type="float">
            <text:p>0,0124232967</text:p>
          </table:table-cell>
          <table:table-cell office:value-type="float" office:value="0.0843960077989574" calcext:value-type="float">
            <text:p>0,0843960078</text:p>
          </table:table-cell>
          <table:table-cell office:value-type="float" office:value="0.0597367012059047" calcext:value-type="float">
            <text:p>0,0597367012</text:p>
          </table:table-cell>
          <table:table-cell office:value-type="float" office:value="4.36821782417949" calcext:value-type="float">
            <text:p>4,3682178242</text:p>
          </table:table-cell>
          <table:table-cell office:value-type="float" office:value="0.479760997690105" calcext:value-type="float">
            <text:p>0,4797609977</text:p>
          </table:table-cell>
          <table:table-cell office:value-type="float" office:value="0.590933592668895" calcext:value-type="float">
            <text:p>0,5909335927</text:p>
          </table:table-cell>
          <table:table-cell office:value-type="float" office:value="0.603088486126749" calcext:value-type="float">
            <text:p>0,6030884861</text:p>
          </table:table-cell>
          <table:table-cell office:value-type="float" office:value="5.67834650853585" calcext:value-type="float">
            <text:p>5,6783465085</text:p>
          </table:table-cell>
          <table:table-cell office:value-type="float" office:value="0.994307400379507" calcext:value-type="float">
            <text:p>0,9943074004</text:p>
          </table:table-cell>
          <table:table-cell office:value-type="float" office:value="0.681034482758621" calcext:value-type="float">
            <text:p>0,6810344828</text:p>
          </table:table-cell>
          <table:table-cell office:value-type="float" office:value="0.16063447649994" calcext:value-type="float">
            <text:p>0,1606344765</text:p>
          </table:table-cell>
          <table:table-cell office:value-type="float" office:value="0.108495007929149" calcext:value-type="float">
            <text:p>0,1084950079</text:p>
          </table:table-cell>
          <table:table-cell office:value-type="float" office:value="248.56206316568" calcext:value-type="float">
            <text:p>248,5620631657</text:p>
          </table:table-cell>
        </table:table-row>
        <table:table-row table:style-name="ro1">
          <table:table-cell office:value-type="float" office:value="0.018574599484737" calcext:value-type="float">
            <text:p>0,0185745995</text:p>
          </table:table-cell>
          <table:table-cell office:value-type="float" office:value="0.252571345370911" calcext:value-type="float">
            <text:p>0,2525713454</text:p>
          </table:table-cell>
          <table:table-cell office:value-type="float" office:value="0.0140335127909309" calcext:value-type="float">
            <text:p>0,0140335128</text:p>
          </table:table-cell>
          <table:table-cell office:value-type="float" office:value="0.195722520602807" calcext:value-type="float">
            <text:p>0,1957225206</text:p>
          </table:table-cell>
          <table:table-cell office:value-type="float" office:value="0.0197619163808697" calcext:value-type="float">
            <text:p>0,0197619164</text:p>
          </table:table-cell>
          <table:table-cell office:value-type="float" office:value="0.208785038073356" calcext:value-type="float">
            <text:p>0,2087850381</text:p>
          </table:table-cell>
          <table:table-cell office:value-type="float" office:value="0.0138353404176992" calcext:value-type="float">
            <text:p>0,0138353404</text:p>
          </table:table-cell>
          <table:table-cell office:value-type="float" office:value="0.0796579247354861" calcext:value-type="float">
            <text:p>0,0796579247</text:p>
          </table:table-cell>
          <table:table-cell office:value-type="float" office:value="0.0548623359392784" calcext:value-type="float">
            <text:p>0,0548623359</text:p>
          </table:table-cell>
          <table:table-cell office:value-type="float" office:value="3.95478453282427" calcext:value-type="float">
            <text:p>3,9547845328</text:p>
          </table:table-cell>
          <table:table-cell office:value-type="float" office:value="0.47973748676804" calcext:value-type="float">
            <text:p>0,4797374868</text:p>
          </table:table-cell>
          <table:table-cell office:value-type="float" office:value="0.583896835302484" calcext:value-type="float">
            <text:p>0,5838968353</text:p>
          </table:table-cell>
          <table:table-cell office:value-type="float" office:value="0.60080519278995" calcext:value-type="float">
            <text:p>0,6008051928</text:p>
          </table:table-cell>
          <table:table-cell office:value-type="float" office:value="5.27541828361051" calcext:value-type="float">
            <text:p>5,2754182836</text:p>
          </table:table-cell>
          <table:table-cell office:value-type="float" office:value="0.994307400379507" calcext:value-type="float">
            <text:p>0,9943074004</text:p>
          </table:table-cell>
          <table:table-cell office:value-type="float" office:value="0.71551724137931" calcext:value-type="float">
            <text:p>0,7155172414</text:p>
          </table:table-cell>
          <table:table-cell office:value-type="float" office:value="0.178360320805532" calcext:value-type="float">
            <text:p>0,1783603208</text:p>
          </table:table-cell>
          <table:table-cell office:value-type="float" office:value="0.111638399800456" calcext:value-type="float">
            <text:p>0,1116383998</text:p>
          </table:table-cell>
          <table:table-cell office:value-type="float" office:value="268.713628319699" calcext:value-type="float">
            <text:p>268,7136283197</text:p>
          </table:table-cell>
        </table:table-row>
        <table:table-row table:style-name="ro1">
          <table:table-cell office:value-type="float" office:value="0.0233230828652612" calcext:value-type="float">
            <text:p>0,0233230829</text:p>
          </table:table-cell>
          <table:table-cell office:value-type="float" office:value="0.26774171282184" calcext:value-type="float">
            <text:p>0,2677417128</text:p>
          </table:table-cell>
          <table:table-cell office:value-type="float" office:value="0.0182538732433725" calcext:value-type="float">
            <text:p>0,0182538732</text:p>
          </table:table-cell>
          <table:table-cell office:value-type="float" office:value="0.190610430834128" calcext:value-type="float">
            <text:p>0,1906104308</text:p>
          </table:table-cell>
          <table:table-cell office:value-type="float" office:value="0.0256186246658163" calcext:value-type="float">
            <text:p>0,0256186247</text:p>
          </table:table-cell>
          <table:table-cell office:value-type="float" office:value="0.220739751881599" calcext:value-type="float">
            <text:p>0,2207397519</text:p>
          </table:table-cell>
          <table:table-cell office:value-type="float" office:value="0.017396111171115" calcext:value-type="float">
            <text:p>0,0173961112</text:p>
          </table:table-cell>
          <table:table-cell office:value-type="float" office:value="0.0903481888034203" calcext:value-type="float">
            <text:p>0,0903481888</text:p>
          </table:table-cell>
          <table:table-cell office:value-type="float" office:value="0.0567916316137427" calcext:value-type="float">
            <text:p>0,0567916316</text:p>
          </table:table-cell>
          <table:table-cell office:value-type="float" office:value="4.18329309407172" calcext:value-type="float">
            <text:p>4,1832930941</text:p>
          </table:table-cell>
          <table:table-cell office:value-type="float" office:value="0.481975296614745" calcext:value-type="float">
            <text:p>0,4819752966</text:p>
          </table:table-cell>
          <table:table-cell office:value-type="float" office:value="0.622007222525005" calcext:value-type="float">
            <text:p>0,6220072225</text:p>
          </table:table-cell>
          <table:table-cell office:value-type="float" office:value="0.623358621429899" calcext:value-type="float">
            <text:p>0,6233586214</text:p>
          </table:table-cell>
          <table:table-cell office:value-type="float" office:value="5.57474036463376" calcext:value-type="float">
            <text:p>5,5747403646</text:p>
          </table:table-cell>
          <table:table-cell office:value-type="float" office:value="0.992409867172676" calcext:value-type="float">
            <text:p>0,9924098672</text:p>
          </table:table-cell>
          <table:table-cell office:value-type="float" office:value="0.632183908045977" calcext:value-type="float">
            <text:p>0,632183908</text:p>
          </table:table-cell>
          <table:table-cell office:value-type="float" office:value="0.179312457786316" calcext:value-type="float">
            <text:p>0,1793124578</text:p>
          </table:table-cell>
          <table:table-cell office:value-type="float" office:value="0.0853151785729884" calcext:value-type="float">
            <text:p>0,0853151786</text:p>
          </table:table-cell>
          <table:table-cell office:value-type="float" office:value="181.436946431889" calcext:value-type="float">
            <text:p>181,4369464319</text:p>
          </table:table-cell>
        </table:table-row>
        <table:table-row table:style-name="ro1">
          <table:table-cell office:value-type="float" office:value="0.0709860835099556" calcext:value-type="float">
            <text:p>0,0709860835</text:p>
          </table:table-cell>
          <table:table-cell office:value-type="float" office:value="0.237513453670795" calcext:value-type="float">
            <text:p>0,2375134537</text:p>
          </table:table-cell>
          <table:table-cell office:value-type="float" office:value="0.05977000970258" calcext:value-type="float">
            <text:p>0,0597700097</text:p>
          </table:table-cell>
          <table:table-cell office:value-type="float" office:value="0.174791849185818" calcext:value-type="float">
            <text:p>0,1747918492</text:p>
          </table:table-cell>
          <table:table-cell office:value-type="float" office:value="0.0601476064233641" calcext:value-type="float">
            <text:p>0,0601476064</text:p>
          </table:table-cell>
          <table:table-cell office:value-type="float" office:value="0.243083642615037" calcext:value-type="float">
            <text:p>0,2430836426</text:p>
          </table:table-cell>
          <table:table-cell office:value-type="float" office:value="0.0374210277231636" calcext:value-type="float">
            <text:p>0,0374210277</text:p>
          </table:table-cell>
          <table:table-cell office:value-type="float" office:value="0.0829992266788332" calcext:value-type="float">
            <text:p>0,0829992267</text:p>
          </table:table-cell>
          <table:table-cell office:value-type="float" office:value="0.188696932177496" calcext:value-type="float">
            <text:p>0,1886969322</text:p>
          </table:table-cell>
          <table:table-cell office:value-type="float" office:value="2.52466568157302" calcext:value-type="float">
            <text:p>2,5246656816</text:p>
          </table:table-cell>
          <table:table-cell office:value-type="float" office:value="0.502186082091458" calcext:value-type="float">
            <text:p>0,5021860821</text:p>
          </table:table-cell>
          <table:table-cell office:value-type="float" office:value="0.61731832037712" calcext:value-type="float">
            <text:p>0,6173183204</text:p>
          </table:table-cell>
          <table:table-cell office:value-type="float" office:value="0.919207742815904" calcext:value-type="float">
            <text:p>0,9192077428</text:p>
          </table:table-cell>
          <table:table-cell office:value-type="float" office:value="3.88037222418292" calcext:value-type="float">
            <text:p>3,8803722242</text:p>
          </table:table-cell>
          <table:table-cell office:value-type="float" office:value="0.972485768500949" calcext:value-type="float">
            <text:p>0,9724857685</text:p>
          </table:table-cell>
          <table:table-cell office:value-type="float" office:value="0.729885057471264" calcext:value-type="float">
            <text:p>0,7298850575</text:p>
          </table:table-cell>
          <table:table-cell office:value-type="float" office:value="0.0848335239221472" calcext:value-type="float">
            <text:p>0,0848335239</text:p>
          </table:table-cell>
          <table:table-cell office:value-type="float" office:value="0.0681466456326191" calcext:value-type="float">
            <text:p>0,0681466456</text:p>
          </table:table-cell>
          <table:table-cell office:value-type="float" office:value="167.322730576624" calcext:value-type="float">
            <text:p>167,3227305766</text:p>
          </table:table-cell>
        </table:table-row>
        <table:table-row table:style-name="ro1">
          <table:table-cell office:value-type="float" office:value="0.029262206538337" calcext:value-type="float">
            <text:p>0,0292622065</text:p>
          </table:table-cell>
          <table:table-cell office:value-type="float" office:value="0.241093354733462" calcext:value-type="float">
            <text:p>0,2410933547</text:p>
          </table:table-cell>
          <table:table-cell office:value-type="float" office:value="0.0241639147475276" calcext:value-type="float">
            <text:p>0,0241639147</text:p>
          </table:table-cell>
          <table:table-cell office:value-type="float" office:value="0.179145016230779" calcext:value-type="float">
            <text:p>0,1791450162</text:p>
          </table:table-cell>
          <table:table-cell office:value-type="float" office:value="0.0276563477122133" calcext:value-type="float">
            <text:p>0,0276563477</text:p>
          </table:table-cell>
          <table:table-cell office:value-type="float" office:value="0.209118956627333" calcext:value-type="float">
            <text:p>0,2091189566</text:p>
          </table:table-cell>
          <table:table-cell office:value-type="float" office:value="0.0176498865978266" calcext:value-type="float">
            <text:p>0,0176498866</text:p>
          </table:table-cell>
          <table:table-cell office:value-type="float" office:value="0.0913750325778202" calcext:value-type="float">
            <text:p>0,0913750326</text:p>
          </table:table-cell>
          <table:table-cell office:value-type="float" office:value="0.0819911533145789" calcext:value-type="float">
            <text:p>0,0819911533</text:p>
          </table:table-cell>
          <table:table-cell office:value-type="float" office:value="3.65992432465809" calcext:value-type="float">
            <text:p>3,6599243247</text:p>
          </table:table-cell>
          <table:table-cell office:value-type="float" office:value="0.481712115981547" calcext:value-type="float">
            <text:p>0,481712116</text:p>
          </table:table-cell>
          <table:table-cell office:value-type="float" office:value="0.610797110045778" calcext:value-type="float">
            <text:p>0,61079711</text:p>
          </table:table-cell>
          <table:table-cell office:value-type="float" office:value="0.662435625716902" calcext:value-type="float">
            <text:p>0,6624356257</text:p>
          </table:table-cell>
          <table:table-cell office:value-type="float" office:value="4.99145375962915" calcext:value-type="float">
            <text:p>4,9914537596</text:p>
          </table:table-cell>
          <table:table-cell office:value-type="float" office:value="0.993674889310563" calcext:value-type="float">
            <text:p>0,9936748893</text:p>
          </table:table-cell>
          <table:table-cell office:value-type="float" office:value="0.71264367816092" calcext:value-type="float">
            <text:p>0,7126436782</text:p>
          </table:table-cell>
          <table:table-cell office:value-type="float" office:value="0.121563053978967" calcext:value-type="float">
            <text:p>0,121563054</text:p>
          </table:table-cell>
          <table:table-cell office:value-type="float" office:value="0.0989280834015347" calcext:value-type="float">
            <text:p>0,0989280834</text:p>
          </table:table-cell>
          <table:table-cell office:value-type="float" office:value="237.163591941279" calcext:value-type="float">
            <text:p>237,1635919413</text:p>
          </table:table-cell>
        </table:table-row>
        <table:table-row table:style-name="ro1">
          <table:table-cell office:value-type="float" office:value="0.0160689053747551" calcext:value-type="float">
            <text:p>0,0160689054</text:p>
          </table:table-cell>
          <table:table-cell office:value-type="float" office:value="0.252970347492072" calcext:value-type="float">
            <text:p>0,2529703475</text:p>
          </table:table-cell>
          <table:table-cell office:value-type="float" office:value="0.0140655317949688" calcext:value-type="float">
            <text:p>0,0140655318</text:p>
          </table:table-cell>
          <table:table-cell office:value-type="float" office:value="0.172805282466941" calcext:value-type="float">
            <text:p>0,1728052825</text:p>
          </table:table-cell>
          <table:table-cell office:value-type="float" office:value="0.0161131439044493" calcext:value-type="float">
            <text:p>0,0161131439</text:p>
          </table:table-cell>
          <table:table-cell office:value-type="float" office:value="0.200269455802205" calcext:value-type="float">
            <text:p>0,2002694558</text:p>
          </table:table-cell>
          <table:table-cell office:value-type="float" office:value="0.0114587911673321" calcext:value-type="float">
            <text:p>0,0114587912</text:p>
          </table:table-cell>
          <table:table-cell office:value-type="float" office:value="0.0856219698582271" calcext:value-type="float">
            <text:p>0,0856219699</text:p>
          </table:table-cell>
          <table:table-cell office:value-type="float" office:value="0.0564224607632822" calcext:value-type="float">
            <text:p>0,0564224608</text:p>
          </table:table-cell>
          <table:table-cell office:value-type="float" office:value="4.37514083669521" calcext:value-type="float">
            <text:p>4,3751408367</text:p>
          </table:table-cell>
          <table:table-cell office:value-type="float" office:value="0.479333298256094" calcext:value-type="float">
            <text:p>0,4793332983</text:p>
          </table:table-cell>
          <table:table-cell office:value-type="float" office:value="0.60975723893478" calcext:value-type="float">
            <text:p>0,6097572389</text:p>
          </table:table-cell>
          <table:table-cell office:value-type="float" office:value="0.593462129810956" calcext:value-type="float">
            <text:p>0,5934621298</text:p>
          </table:table-cell>
          <table:table-cell office:value-type="float" office:value="5.69656512243994" calcext:value-type="float">
            <text:p>5,6965651224</text:p>
          </table:table-cell>
          <table:table-cell office:value-type="float" office:value="0.994623655913979" calcext:value-type="float">
            <text:p>0,9946236559</text:p>
          </table:table-cell>
          <table:table-cell office:value-type="float" office:value="0.663793103448276" calcext:value-type="float">
            <text:p>0,6637931034</text:p>
          </table:table-cell>
          <table:table-cell office:value-type="float" office:value="0.166518988543713" calcext:value-type="float">
            <text:p>0,1665189885</text:p>
          </table:table-cell>
          <table:table-cell office:value-type="float" office:value="0.110830570413917" calcext:value-type="float">
            <text:p>0,1108305704</text:p>
          </table:table-cell>
          <table:table-cell office:value-type="float" office:value="247.484663734276" calcext:value-type="float">
            <text:p>247,4846637343</text:p>
          </table:table-cell>
        </table:table-row>
        <table:table-row table:style-name="ro1">
          <table:table-cell office:value-type="float" office:value="0.0125094035027504" calcext:value-type="float">
            <text:p>0,0125094035</text:p>
          </table:table-cell>
          <table:table-cell office:value-type="float" office:value="0.257144799776142" calcext:value-type="float">
            <text:p>0,2571447998</text:p>
          </table:table-cell>
          <table:table-cell office:value-type="float" office:value="0.0100782850263075" calcext:value-type="float">
            <text:p>0,010078285</text:p>
          </table:table-cell>
          <table:table-cell office:value-type="float" office:value="0.180224809389168" calcext:value-type="float">
            <text:p>0,1802248094</text:p>
          </table:table-cell>
          <table:table-cell office:value-type="float" office:value="0.0134000756312232" calcext:value-type="float">
            <text:p>0,0134000756</text:p>
          </table:table-cell>
          <table:table-cell office:value-type="float" office:value="0.2196320695642" calcext:value-type="float">
            <text:p>0,2196320696</text:p>
          </table:table-cell>
          <table:table-cell office:value-type="float" office:value="0.00927813779134382" calcext:value-type="float">
            <text:p>0,0092781378</text:p>
          </table:table-cell>
          <table:table-cell office:value-type="float" office:value="0.088965561486036" calcext:value-type="float">
            <text:p>0,0889655615</text:p>
          </table:table-cell>
          <table:table-cell office:value-type="float" office:value="0.0475832534574221" calcext:value-type="float">
            <text:p>0,0475832535</text:p>
          </table:table-cell>
          <table:table-cell office:value-type="float" office:value="5.15130081087158" calcext:value-type="float">
            <text:p>5,1513008109</text:p>
          </table:table-cell>
          <table:table-cell office:value-type="float" office:value="0.479221910351368" calcext:value-type="float">
            <text:p>0,4792219104</text:p>
          </table:table-cell>
          <table:table-cell office:value-type="float" office:value="0.595349562836104" calcext:value-type="float">
            <text:p>0,5953495628</text:p>
          </table:table-cell>
          <table:table-cell office:value-type="float" office:value="0.572071066504412" calcext:value-type="float">
            <text:p>0,5720710665</text:p>
          </table:table-cell>
          <table:table-cell office:value-type="float" office:value="6.49261765438935" calcext:value-type="float">
            <text:p>6,4926176544</text:p>
          </table:table-cell>
          <table:table-cell office:value-type="float" office:value="0.994623655913979" calcext:value-type="float">
            <text:p>0,9946236559</text:p>
          </table:table-cell>
          <table:table-cell office:value-type="float" office:value="0.64367816091954" calcext:value-type="float">
            <text:p>0,6436781609</text:p>
          </table:table-cell>
          <table:table-cell office:value-type="float" office:value="0.193384523223709" calcext:value-type="float">
            <text:p>0,1933845232</text:p>
          </table:table-cell>
          <table:table-cell office:value-type="float" office:value="0.118374245265767" calcext:value-type="float">
            <text:p>0,1183742453</text:p>
          </table:table-cell>
          <table:table-cell office:value-type="float" office:value="256.319699082141" calcext:value-type="float">
            <text:p>256,3196990821</text:p>
          </table:table-cell>
        </table:table-row>
        <table:table-row table:style-name="ro1">
          <table:table-cell office:value-type="float" office:value="0.043127509510096" calcext:value-type="float">
            <text:p>0,0431275095</text:p>
          </table:table-cell>
          <table:table-cell office:value-type="float" office:value="0.256817176175018" calcext:value-type="float">
            <text:p>0,2568171762</text:p>
          </table:table-cell>
          <table:table-cell office:value-type="float" office:value="0.0312854474937375" calcext:value-type="float">
            <text:p>0,0312854475</text:p>
          </table:table-cell>
          <table:table-cell office:value-type="float" office:value="0.188375561457837" calcext:value-type="float">
            <text:p>0,1883755615</text:p>
          </table:table-cell>
          <table:table-cell office:value-type="float" office:value="0.0327725699670136" calcext:value-type="float">
            <text:p>0,03277257</text:p>
          </table:table-cell>
          <table:table-cell office:value-type="float" office:value="0.226828619670539" calcext:value-type="float">
            <text:p>0,2268286197</text:p>
          </table:table-cell>
          <table:table-cell office:value-type="float" office:value="0.0230692651837742" calcext:value-type="float">
            <text:p>0,0230692652</text:p>
          </table:table-cell>
          <table:table-cell office:value-type="float" office:value="0.105912480321579" calcext:value-type="float">
            <text:p>0,1059124803</text:p>
          </table:table-cell>
          <table:table-cell office:value-type="float" office:value="0.115910775927461" calcext:value-type="float">
            <text:p>0,1159107759</text:p>
          </table:table-cell>
          <table:table-cell office:value-type="float" office:value="3.29372929161864" calcext:value-type="float">
            <text:p>3,2937292916</text:p>
          </table:table-cell>
          <table:table-cell office:value-type="float" office:value="0.488754186955982" calcext:value-type="float">
            <text:p>0,488754187</text:p>
          </table:table-cell>
          <table:table-cell office:value-type="float" office:value="0.59782716503431" calcext:value-type="float">
            <text:p>0,597827165</text:p>
          </table:table-cell>
          <table:table-cell office:value-type="float" office:value="0.73491975444544" calcext:value-type="float">
            <text:p>0,7349197544</text:p>
          </table:table-cell>
          <table:table-cell office:value-type="float" office:value="4.66949026543519" calcext:value-type="float">
            <text:p>4,6694902654</text:p>
          </table:table-cell>
          <table:table-cell office:value-type="float" office:value="0.983554712207463" calcext:value-type="float">
            <text:p>0,9835547122</text:p>
          </table:table-cell>
          <table:table-cell office:value-type="float" office:value="0.741379310344828" calcext:value-type="float">
            <text:p>0,7413793103</text:p>
          </table:table-cell>
          <table:table-cell office:value-type="float" office:value="0.167794689290806" calcext:value-type="float">
            <text:p>0,1677946893</text:p>
          </table:table-cell>
          <table:table-cell office:value-type="float" office:value="0.0631457762368745" calcext:value-type="float">
            <text:p>0,0631457762</text:p>
          </table:table-cell>
          <table:table-cell office:value-type="float" office:value="157.485565934765" calcext:value-type="float">
            <text:p>157,4855659348</text:p>
          </table:table-cell>
        </table:table-row>
        <table:table-row table:style-name="ro1">
          <table:table-cell office:value-type="float" office:value="0.0646990184039883" calcext:value-type="float">
            <text:p>0,0646990184</text:p>
          </table:table-cell>
          <table:table-cell office:value-type="float" office:value="0.263399713599279" calcext:value-type="float">
            <text:p>0,2633997136</text:p>
          </table:table-cell>
          <table:table-cell office:value-type="float" office:value="0.0475210409730982" calcext:value-type="float">
            <text:p>0,047521041</text:p>
          </table:table-cell>
          <table:table-cell office:value-type="float" office:value="0.174644991384161" calcext:value-type="float">
            <text:p>0,1746449914</text:p>
          </table:table-cell>
          <table:table-cell office:value-type="float" office:value="0.0508345088015377" calcext:value-type="float">
            <text:p>0,0508345088</text:p>
          </table:table-cell>
          <table:table-cell office:value-type="float" office:value="0.202558617121118" calcext:value-type="float">
            <text:p>0,2025586171</text:p>
          </table:table-cell>
          <table:table-cell office:value-type="float" office:value="0.0293300375380373" calcext:value-type="float">
            <text:p>0,0293300375</text:p>
          </table:table-cell>
          <table:table-cell office:value-type="float" office:value="0.0832042931666867" calcext:value-type="float">
            <text:p>0,0832042932</text:p>
          </table:table-cell>
          <table:table-cell office:value-type="float" office:value="0.175219722314821" calcext:value-type="float">
            <text:p>0,1752197223</text:p>
          </table:table-cell>
          <table:table-cell office:value-type="float" office:value="3.05577936244261" calcext:value-type="float">
            <text:p>3,0557793624</text:p>
          </table:table-cell>
          <table:table-cell office:value-type="float" office:value="0.494880346888835" calcext:value-type="float">
            <text:p>0,4948803469</text:p>
          </table:table-cell>
          <table:table-cell office:value-type="float" office:value="0.609686761580664" calcext:value-type="float">
            <text:p>0,6096867616</text:p>
          </table:table-cell>
          <table:table-cell office:value-type="float" office:value="0.862484675996444" calcext:value-type="float">
            <text:p>0,862484676</text:p>
          </table:table-cell>
          <table:table-cell office:value-type="float" office:value="4.38927371440263" calcext:value-type="float">
            <text:p>4,3892737144</text:p>
          </table:table-cell>
          <table:table-cell office:value-type="float" office:value="0.97944339025933" calcext:value-type="float">
            <text:p>0,9794433903</text:p>
          </table:table-cell>
          <table:table-cell office:value-type="float" office:value="0.744252873563218" calcext:value-type="float">
            <text:p>0,7442528736</text:p>
          </table:table-cell>
          <table:table-cell office:value-type="float" office:value="0.0838201007460557" calcext:value-type="float">
            <text:p>0,0838201007</text:p>
          </table:table-cell>
          <table:table-cell office:value-type="float" office:value="0.0734789052026084" calcext:value-type="float">
            <text:p>0,0734789052</text:p>
          </table:table-cell>
          <table:table-cell office:value-type="float" office:value="183.966685658931" calcext:value-type="float">
            <text:p>183,9666856589</text:p>
          </table:table-cell>
        </table:table-row>
        <table:table-row table:style-name="ro1">
          <table:table-cell office:value-type="float" office:value="0.0242173981169597" calcext:value-type="float">
            <text:p>0,0242173981</text:p>
          </table:table-cell>
          <table:table-cell office:value-type="float" office:value="0.260355427629387" calcext:value-type="float">
            <text:p>0,2603554276</text:p>
          </table:table-cell>
          <table:table-cell office:value-type="float" office:value="0.0196820516385605" calcext:value-type="float">
            <text:p>0,0196820516</text:p>
          </table:table-cell>
          <table:table-cell office:value-type="float" office:value="0.175139173759691" calcext:value-type="float">
            <text:p>0,1751391738</text:p>
          </table:table-cell>
          <table:table-cell office:value-type="float" office:value="0.0232520018870469" calcext:value-type="float">
            <text:p>0,0232520019</text:p>
          </table:table-cell>
          <table:table-cell office:value-type="float" office:value="0.221527585508237" calcext:value-type="float">
            <text:p>0,2215275855</text:p>
          </table:table-cell>
          <table:table-cell office:value-type="float" office:value="0.014403278628258" calcext:value-type="float">
            <text:p>0,0144032786</text:p>
          </table:table-cell>
          <table:table-cell office:value-type="float" office:value="0.085572107716181" calcext:value-type="float">
            <text:p>0,0855721077</text:p>
          </table:table-cell>
          <table:table-cell office:value-type="float" office:value="0.0665967636569394" calcext:value-type="float">
            <text:p>0,0665967637</text:p>
          </table:table-cell>
          <table:table-cell office:value-type="float" office:value="3.66773005033811" calcext:value-type="float">
            <text:p>3,6677300503</text:p>
          </table:table-cell>
          <table:table-cell office:value-type="float" office:value="0.480903771615798" calcext:value-type="float">
            <text:p>0,4809037716</text:p>
          </table:table-cell>
          <table:table-cell office:value-type="float" office:value="0.598788277599318" calcext:value-type="float">
            <text:p>0,5987882776</text:p>
          </table:table-cell>
          <table:table-cell office:value-type="float" office:value="0.629055266362214" calcext:value-type="float">
            <text:p>0,6290552664</text:p>
          </table:table-cell>
          <table:table-cell office:value-type="float" office:value="5.00911260062251" calcext:value-type="float">
            <text:p>5,0091126006</text:p>
          </table:table-cell>
          <table:table-cell office:value-type="float" office:value="0.993674889310563" calcext:value-type="float">
            <text:p>0,9936748893</text:p>
          </table:table-cell>
          <table:table-cell office:value-type="float" office:value="0.709770114942529" calcext:value-type="float">
            <text:p>0,7097701149</text:p>
          </table:table-cell>
          <table:table-cell office:value-type="float" office:value="0.149034472139652" calcext:value-type="float">
            <text:p>0,1490344721</text:p>
          </table:table-cell>
          <table:table-cell office:value-type="float" office:value="0.11199116379539" calcext:value-type="float">
            <text:p>0,1119911638</text:p>
          </table:table-cell>
          <table:table-cell office:value-type="float" office:value="267.397568755459" calcext:value-type="float">
            <text:p>267,3975687555</text:p>
          </table:table-cell>
        </table:table-row>
        <table:table-row table:style-name="ro1">
          <table:table-cell office:value-type="float" office:value="0.014712610621443" calcext:value-type="float">
            <text:p>0,0147126106</text:p>
          </table:table-cell>
          <table:table-cell office:value-type="float" office:value="0.266613169469879" calcext:value-type="float">
            <text:p>0,2666131695</text:p>
          </table:table-cell>
          <table:table-cell office:value-type="float" office:value="0.0122089625007101" calcext:value-type="float">
            <text:p>0,0122089625</text:p>
          </table:table-cell>
          <table:table-cell office:value-type="float" office:value="0.177230692112814" calcext:value-type="float">
            <text:p>0,1772306921</text:p>
          </table:table-cell>
          <table:table-cell office:value-type="float" office:value="0.0149776630539173" calcext:value-type="float">
            <text:p>0,0149776631</text:p>
          </table:table-cell>
          <table:table-cell office:value-type="float" office:value="0.196264681026966" calcext:value-type="float">
            <text:p>0,196264681</text:p>
          </table:table-cell>
          <table:table-cell office:value-type="float" office:value="0.0110174356105853" calcext:value-type="float">
            <text:p>0,0110174356</text:p>
          </table:table-cell>
          <table:table-cell office:value-type="float" office:value="0.0913366900133732" calcext:value-type="float">
            <text:p>0,09133669</text:p>
          </table:table-cell>
          <table:table-cell office:value-type="float" office:value="0.0516684131879727" calcext:value-type="float">
            <text:p>0,0516684132</text:p>
          </table:table-cell>
          <table:table-cell office:value-type="float" office:value="4.62663294634268" calcext:value-type="float">
            <text:p>4,6266329463</text:p>
          </table:table-cell>
          <table:table-cell office:value-type="float" office:value="0.479173365619875" calcext:value-type="float">
            <text:p>0,4791733656</text:p>
          </table:table-cell>
          <table:table-cell office:value-type="float" office:value="0.592197334458088" calcext:value-type="float">
            <text:p>0,5921973345</text:p>
          </table:table-cell>
          <table:table-cell office:value-type="float" office:value="0.58375844998423" calcext:value-type="float">
            <text:p>0,58375845</text:p>
          </table:table-cell>
          <table:table-cell office:value-type="float" office:value="5.95027543758524" calcext:value-type="float">
            <text:p>5,9502754376</text:p>
          </table:table-cell>
          <table:table-cell office:value-type="float" office:value="0.994623655913979" calcext:value-type="float">
            <text:p>0,9946236559</text:p>
          </table:table-cell>
          <table:table-cell office:value-type="float" office:value="0.683908045977011" calcext:value-type="float">
            <text:p>0,683908046</text:p>
          </table:table-cell>
          <table:table-cell office:value-type="float" office:value="0.187567436161698" calcext:value-type="float">
            <text:p>0,1875674362</text:p>
          </table:table-cell>
          <table:table-cell office:value-type="float" office:value="0.117856850055984" calcext:value-type="float">
            <text:p>0,1178568501</text:p>
          </table:table-cell>
          <table:table-cell office:value-type="float" office:value="271.149326362133" calcext:value-type="float">
            <text:p>271,1493263621</text:p>
          </table:table-cell>
        </table:table-row>
        <table:table-row table:style-name="ro1">
          <table:table-cell office:value-type="float" office:value="0.0112549135118897" calcext:value-type="float">
            <text:p>0,0112549135</text:p>
          </table:table-cell>
          <table:table-cell office:value-type="float" office:value="0.281735821378192" calcext:value-type="float">
            <text:p>0,2817358214</text:p>
          </table:table-cell>
          <table:table-cell office:value-type="float" office:value="0.00972568615919901" calcext:value-type="float">
            <text:p>0,0097256862</text:p>
          </table:table-cell>
          <table:table-cell office:value-type="float" office:value="0.175132228788149" calcext:value-type="float">
            <text:p>0,1751322288</text:p>
          </table:table-cell>
          <table:table-cell office:value-type="float" office:value="0.0130761961381522" calcext:value-type="float">
            <text:p>0,0130761961</text:p>
          </table:table-cell>
          <table:table-cell office:value-type="float" office:value="0.222091942839927" calcext:value-type="float">
            <text:p>0,2220919428</text:p>
          </table:table-cell>
          <table:table-cell office:value-type="float" office:value="0.010026914106263" calcext:value-type="float">
            <text:p>0,0100269141</text:p>
          </table:table-cell>
          <table:table-cell office:value-type="float" office:value="0.0895230706400765" calcext:value-type="float">
            <text:p>0,0895230706</text:p>
          </table:table-cell>
          <table:table-cell office:value-type="float" office:value="0.0446168543846347" calcext:value-type="float">
            <text:p>0,0446168544</text:p>
          </table:table-cell>
          <table:table-cell office:value-type="float" office:value="5.46272852215595" calcext:value-type="float">
            <text:p>5,4627285222</text:p>
          </table:table-cell>
          <table:table-cell office:value-type="float" office:value="0.479117942574581" calcext:value-type="float">
            <text:p>0,4791179426</text:p>
          </table:table-cell>
          <table:table-cell office:value-type="float" office:value="0.592946980790845" calcext:value-type="float">
            <text:p>0,5929469808</text:p>
          </table:table-cell>
          <table:table-cell office:value-type="float" office:value="0.56781850741077" calcext:value-type="float">
            <text:p>0,5678185074</text:p>
          </table:table-cell>
          <table:table-cell office:value-type="float" office:value="6.82415863254975" calcext:value-type="float">
            <text:p>6,8241586325</text:p>
          </table:table-cell>
          <table:table-cell office:value-type="float" office:value="0.994623655913979" calcext:value-type="float">
            <text:p>0,9946236559</text:p>
          </table:table-cell>
          <table:table-cell office:value-type="float" office:value="0.652298850574713" calcext:value-type="float">
            <text:p>0,6522988506</text:p>
          </table:table-cell>
          <table:table-cell office:value-type="float" office:value="0.212297995286381" calcext:value-type="float">
            <text:p>0,2122979953</text:p>
          </table:table-cell>
          <table:table-cell office:value-type="float" office:value="0.139408249103559" calcext:value-type="float">
            <text:p>0,1394082491</text:p>
          </table:table-cell>
          <table:table-cell office:value-type="float" office:value="305.908167949577" calcext:value-type="float">
            <text:p>305,9081679496</text:p>
          </table:table-cell>
        </table:table-row>
        <table:table-row table:style-name="ro1">
          <table:table-cell office:value-type="float" office:value="0.0123732285643762" calcext:value-type="float">
            <text:p>0,0123732286</text:p>
          </table:table-cell>
          <table:table-cell office:value-type="float" office:value="0.251315575967087" calcext:value-type="float">
            <text:p>0,251315576</text:p>
          </table:table-cell>
          <table:table-cell office:value-type="float" office:value="0.00971481095706255" calcext:value-type="float">
            <text:p>0,009714811</text:p>
          </table:table-cell>
          <table:table-cell office:value-type="float" office:value="0.189607592184671" calcext:value-type="float">
            <text:p>0,1896075922</text:p>
          </table:table-cell>
          <table:table-cell office:value-type="float" office:value="0.0149086571542388" calcext:value-type="float">
            <text:p>0,0149086572</text:p>
          </table:table-cell>
          <table:table-cell office:value-type="float" office:value="0.231307934782496" calcext:value-type="float">
            <text:p>0,2313079348</text:p>
          </table:table-cell>
          <table:table-cell office:value-type="float" office:value="0.0121888141533888" calcext:value-type="float">
            <text:p>0,0121888142</text:p>
          </table:table-cell>
          <table:table-cell office:value-type="float" office:value="0.0859373275122599" calcext:value-type="float">
            <text:p>0,0859373275</text:p>
          </table:table-cell>
          <table:table-cell office:value-type="float" office:value="0.0416228194861095" calcext:value-type="float">
            <text:p>0,0416228195</text:p>
          </table:table-cell>
          <table:table-cell office:value-type="float" office:value="5.88154358516351" calcext:value-type="float">
            <text:p>5,8815435852</text:p>
          </table:table-cell>
          <table:table-cell office:value-type="float" office:value="0.47913718774943" calcext:value-type="float">
            <text:p>0,4791371877</text:p>
          </table:table-cell>
          <table:table-cell office:value-type="float" office:value="0.598347821112337" calcext:value-type="float">
            <text:p>0,5983478211</text:p>
          </table:table-cell>
          <table:table-cell office:value-type="float" office:value="0.569945518613088" calcext:value-type="float">
            <text:p>0,5699455186</text:p>
          </table:table-cell>
          <table:table-cell office:value-type="float" office:value="7.23805984957465" calcext:value-type="float">
            <text:p>7,2380598496</text:p>
          </table:table-cell>
          <table:table-cell office:value-type="float" office:value="0.994623655913979" calcext:value-type="float">
            <text:p>0,9946236559</text:p>
          </table:table-cell>
          <table:table-cell office:value-type="float" office:value="0.64367816091954" calcext:value-type="float">
            <text:p>0,6436781609</text:p>
          </table:table-cell>
          <table:table-cell office:value-type="float" office:value="0.222102472136695" calcext:value-type="float">
            <text:p>0,2221024721</text:p>
          </table:table-cell>
          <table:table-cell office:value-type="float" office:value="0.135151306349972" calcext:value-type="float">
            <text:p>0,1351513063</text:p>
          </table:table-cell>
          <table:table-cell office:value-type="float" office:value="292.64762868314" calcext:value-type="float">
            <text:p>292,6476286831</text:p>
          </table:table-cell>
        </table:table-row>
        <table:table-row table:style-name="ro1">
          <table:table-cell office:value-type="float" office:value="0.0181677874930178" calcext:value-type="float">
            <text:p>0,0181677875</text:p>
          </table:table-cell>
          <table:table-cell office:value-type="float" office:value="0.276200281816147" calcext:value-type="float">
            <text:p>0,2762002818</text:p>
          </table:table-cell>
          <table:table-cell office:value-type="float" office:value="0.015300707091266" calcext:value-type="float">
            <text:p>0,0153007071</text:p>
          </table:table-cell>
          <table:table-cell office:value-type="float" office:value="0.184900765874271" calcext:value-type="float">
            <text:p>0,1849007659</text:p>
          </table:table-cell>
          <table:table-cell office:value-type="float" office:value="0.0212006368963146" calcext:value-type="float">
            <text:p>0,0212006369</text:p>
          </table:table-cell>
          <table:table-cell office:value-type="float" office:value="0.213415188896259" calcext:value-type="float">
            <text:p>0,2134151889</text:p>
          </table:table-cell>
          <table:table-cell office:value-type="float" office:value="0.0153812738531337" calcext:value-type="float">
            <text:p>0,0153812739</text:p>
          </table:table-cell>
          <table:table-cell office:value-type="float" office:value="0.0835148869869231" calcext:value-type="float">
            <text:p>0,083514887</text:p>
          </table:table-cell>
          <table:table-cell office:value-type="float" office:value="0.0441624527620161" calcext:value-type="float">
            <text:p>0,0441624528</text:p>
          </table:table-cell>
          <table:table-cell office:value-type="float" office:value="5.44219045813099" calcext:value-type="float">
            <text:p>5,4421904581</text:p>
          </table:table-cell>
          <table:table-cell office:value-type="float" office:value="0.479466639133965" calcext:value-type="float">
            <text:p>0,4794666391</text:p>
          </table:table-cell>
          <table:table-cell office:value-type="float" office:value="0.598854673319849" calcext:value-type="float">
            <text:p>0,5988546733</text:p>
          </table:table-cell>
          <table:table-cell office:value-type="float" office:value="0.593679497318883" calcext:value-type="float">
            <text:p>0,5936794973</text:p>
          </table:table-cell>
          <table:table-cell office:value-type="float" office:value="6.79907622008488" calcext:value-type="float">
            <text:p>6,7990762201</text:p>
          </table:table-cell>
          <table:table-cell office:value-type="float" office:value="0.994623655913979" calcext:value-type="float">
            <text:p>0,9946236559</text:p>
          </table:table-cell>
          <table:table-cell office:value-type="float" office:value="0.640804597701149" calcext:value-type="float">
            <text:p>0,6408045977</text:p>
          </table:table-cell>
          <table:table-cell office:value-type="float" office:value="0.215552308390886" calcext:value-type="float">
            <text:p>0,2155523084</text:p>
          </table:table-cell>
          <table:table-cell office:value-type="float" office:value="0.119059263690471" calcext:value-type="float">
            <text:p>0,1190592637</text:p>
          </table:table-cell>
          <table:table-cell office:value-type="float" office:value="256.652086095426" calcext:value-type="float">
            <text:p>256,6520860954</text:p>
          </table:table-cell>
        </table:table-row>
        <table:table-row table:style-name="ro1">
          <table:table-cell office:value-type="float" office:value="0.0331736962061721" calcext:value-type="float">
            <text:p>0,0331736962</text:p>
          </table:table-cell>
          <table:table-cell office:value-type="float" office:value="0.273907189791348" calcext:value-type="float">
            <text:p>0,2739071898</text:p>
          </table:table-cell>
          <table:table-cell office:value-type="float" office:value="0.0318502248073103" calcext:value-type="float">
            <text:p>0,0318502248</text:p>
          </table:table-cell>
          <table:table-cell office:value-type="float" office:value="0.186686638954315" calcext:value-type="float">
            <text:p>0,186686639</text:p>
          </table:table-cell>
          <table:table-cell office:value-type="float" office:value="0.0376624755493984" calcext:value-type="float">
            <text:p>0,0376624755</text:p>
          </table:table-cell>
          <table:table-cell office:value-type="float" office:value="0.309024050919608" calcext:value-type="float">
            <text:p>0,3090240509</text:p>
          </table:table-cell>
          <table:table-cell office:value-type="float" office:value="0.0238289708508789" calcext:value-type="float">
            <text:p>0,0238289709</text:p>
          </table:table-cell>
          <table:table-cell office:value-type="float" office:value="0.109794951414281" calcext:value-type="float">
            <text:p>0,1097949514</text:p>
          </table:table-cell>
          <table:table-cell office:value-type="float" office:value="0.104210458541312" calcext:value-type="float">
            <text:p>0,1042104585</text:p>
          </table:table-cell>
          <table:table-cell office:value-type="float" office:value="2.34717369930626" calcext:value-type="float">
            <text:p>2,3471736993</text:p>
          </table:table-cell>
          <table:table-cell office:value-type="float" office:value="0.489508728996852" calcext:value-type="float">
            <text:p>0,489508729</text:p>
          </table:table-cell>
          <table:table-cell office:value-type="float" office:value="0.643571642966106" calcext:value-type="float">
            <text:p>0,643571643</text:p>
          </table:table-cell>
          <table:table-cell office:value-type="float" office:value="0.720234555356643" calcext:value-type="float">
            <text:p>0,7202345554</text:p>
          </table:table-cell>
          <table:table-cell office:value-type="float" office:value="3.87015824071292" calcext:value-type="float">
            <text:p>3,8701582407</text:p>
          </table:table-cell>
          <table:table-cell office:value-type="float" office:value="0.982922201138519" calcext:value-type="float">
            <text:p>0,9829222011</text:p>
          </table:table-cell>
          <table:table-cell office:value-type="float" office:value="0.747126436781609" calcext:value-type="float">
            <text:p>0,7471264368</text:p>
          </table:table-cell>
          <table:table-cell office:value-type="float" office:value="0.184825225922453" calcext:value-type="float">
            <text:p>0,1848252259</text:p>
          </table:table-cell>
          <table:table-cell office:value-type="float" office:value="0.0298472162779976" calcext:value-type="float">
            <text:p>0,0298472163</text:p>
          </table:table-cell>
          <table:table-cell office:value-type="float" office:value="75.0160035787006" calcext:value-type="float">
            <text:p>75,0160035787</text:p>
          </table:table-cell>
        </table:table-row>
        <table:table-row table:style-name="ro1">
          <table:table-cell office:value-type="float" office:value="0.0561746364909676" calcext:value-type="float">
            <text:p>0,0561746365</text:p>
          </table:table-cell>
          <table:table-cell office:value-type="float" office:value="0.25361833189116" calcext:value-type="float">
            <text:p>0,2536183319</text:p>
          </table:table-cell>
          <table:table-cell office:value-type="float" office:value="0.0514873222728281" calcext:value-type="float">
            <text:p>0,0514873223</text:p>
          </table:table-cell>
          <table:table-cell office:value-type="float" office:value="0.178579040667093" calcext:value-type="float">
            <text:p>0,1785790407</text:p>
          </table:table-cell>
          <table:table-cell office:value-type="float" office:value="0.049590035981551" calcext:value-type="float">
            <text:p>0,049590036</text:p>
          </table:table-cell>
          <table:table-cell office:value-type="float" office:value="0.224944167375035" calcext:value-type="float">
            <text:p>0,2249441674</text:p>
          </table:table-cell>
          <table:table-cell office:value-type="float" office:value="0.0315246499905755" calcext:value-type="float">
            <text:p>0,03152465</text:p>
          </table:table-cell>
          <table:table-cell office:value-type="float" office:value="0.102145288583415" calcext:value-type="float">
            <text:p>0,1021452886</text:p>
          </table:table-cell>
          <table:table-cell office:value-type="float" office:value="0.17137967016145" calcext:value-type="float">
            <text:p>0,1713796702</text:p>
          </table:table-cell>
          <table:table-cell office:value-type="float" office:value="3.10677678327494" calcext:value-type="float">
            <text:p>3,1067767833</text:p>
          </table:table-cell>
          <table:table-cell office:value-type="float" office:value="0.501727149003597" calcext:value-type="float">
            <text:p>0,501727149</text:p>
          </table:table-cell>
          <table:table-cell office:value-type="float" office:value="0.635052912964903" calcext:value-type="float">
            <text:p>0,635052913</text:p>
          </table:table-cell>
          <table:table-cell office:value-type="float" office:value="0.861883461588474" calcext:value-type="float">
            <text:p>0,8618834616</text:p>
          </table:table-cell>
          <table:table-cell office:value-type="float" office:value="4.50111658100424" calcext:value-type="float">
            <text:p>4,501116581</text:p>
          </table:table-cell>
          <table:table-cell office:value-type="float" office:value="0.976597090449083" calcext:value-type="float">
            <text:p>0,9765970904</text:p>
          </table:table-cell>
          <table:table-cell office:value-type="float" office:value="0.727011494252874" calcext:value-type="float">
            <text:p>0,7270114943</text:p>
          </table:table-cell>
          <table:table-cell office:value-type="float" office:value="0.0704400970558925" calcext:value-type="float">
            <text:p>0,0704400971</text:p>
          </table:table-cell>
          <table:table-cell office:value-type="float" office:value="0.0577912190071389" calcext:value-type="float">
            <text:p>0,057791219</text:p>
          </table:table-cell>
          <table:table-cell office:value-type="float" office:value="141.338057951793" calcext:value-type="float">
            <text:p>141,3380579518</text:p>
          </table:table-cell>
        </table:table-row>
        <table:table-row table:style-name="ro1">
          <table:table-cell office:value-type="float" office:value="0.0250133687055054" calcext:value-type="float">
            <text:p>0,0250133687</text:p>
          </table:table-cell>
          <table:table-cell office:value-type="float" office:value="0.24355304634032" calcext:value-type="float">
            <text:p>0,2435530463</text:p>
          </table:table-cell>
          <table:table-cell office:value-type="float" office:value="0.0226375537992613" calcext:value-type="float">
            <text:p>0,0226375538</text:p>
          </table:table-cell>
          <table:table-cell office:value-type="float" office:value="0.174075325609387" calcext:value-type="float">
            <text:p>0,1740753256</text:p>
          </table:table-cell>
          <table:table-cell office:value-type="float" office:value="0.0230771245888193" calcext:value-type="float">
            <text:p>0,0230771246</text:p>
          </table:table-cell>
          <table:table-cell office:value-type="float" office:value="0.198412132608265" calcext:value-type="float">
            <text:p>0,1984121326</text:p>
          </table:table-cell>
          <table:table-cell office:value-type="float" office:value="0.0151741883417577" calcext:value-type="float">
            <text:p>0,0151741883</text:p>
          </table:table-cell>
          <table:table-cell office:value-type="float" office:value="0.0821954071655549" calcext:value-type="float">
            <text:p>0,0821954072</text:p>
          </table:table-cell>
          <table:table-cell office:value-type="float" office:value="0.0752824971971917" calcext:value-type="float">
            <text:p>0,0752824972</text:p>
          </table:table-cell>
          <table:table-cell office:value-type="float" office:value="4.16543769733659" calcext:value-type="float">
            <text:p>4,1654376973</text:p>
          </table:table-cell>
          <table:table-cell office:value-type="float" office:value="0.481896263683317" calcext:value-type="float">
            <text:p>0,4818962637</text:p>
          </table:table-cell>
          <table:table-cell office:value-type="float" office:value="0.587753429495055" calcext:value-type="float">
            <text:p>0,5877534295</text:p>
          </table:table-cell>
          <table:table-cell office:value-type="float" office:value="0.64308099491094" calcext:value-type="float">
            <text:p>0,6430809949</text:p>
          </table:table-cell>
          <table:table-cell office:value-type="float" office:value="5.45142699110097" calcext:value-type="float">
            <text:p>5,4514269911</text:p>
          </table:table-cell>
          <table:table-cell office:value-type="float" office:value="0.993358633776091" calcext:value-type="float">
            <text:p>0,9933586338</text:p>
          </table:table-cell>
          <table:table-cell office:value-type="float" office:value="0.709770114942529" calcext:value-type="float">
            <text:p>0,7097701149</text:p>
          </table:table-cell>
          <table:table-cell office:value-type="float" office:value="0.127019045351727" calcext:value-type="float">
            <text:p>0,1270190454</text:p>
          </table:table-cell>
          <table:table-cell office:value-type="float" office:value="0.0978004294915403" calcext:value-type="float">
            <text:p>0,0978004295</text:p>
          </table:table-cell>
          <table:table-cell office:value-type="float" office:value="233.514825482635" calcext:value-type="float">
            <text:p>233,5148254826</text:p>
          </table:table-cell>
        </table:table-row>
        <table:table-row table:style-name="ro1">
          <table:table-cell office:value-type="float" office:value="0.0139420009097877" calcext:value-type="float">
            <text:p>0,0139420009</text:p>
          </table:table-cell>
          <table:table-cell office:value-type="float" office:value="0.260886242607551" calcext:value-type="float">
            <text:p>0,2608862426</text:p>
          </table:table-cell>
          <table:table-cell office:value-type="float" office:value="0.0125885347690694" calcext:value-type="float">
            <text:p>0,0125885348</text:p>
          </table:table-cell>
          <table:table-cell office:value-type="float" office:value="0.166146633829189" calcext:value-type="float">
            <text:p>0,1661466338</text:p>
          </table:table-cell>
          <table:table-cell office:value-type="float" office:value="0.0131182305405291" calcext:value-type="float">
            <text:p>0,0131182305</text:p>
          </table:table-cell>
          <table:table-cell office:value-type="float" office:value="0.198359916320348" calcext:value-type="float">
            <text:p>0,1983599163</text:p>
          </table:table-cell>
          <table:table-cell office:value-type="float" office:value="0.00931690848524918" calcext:value-type="float">
            <text:p>0,0093169085</text:p>
          </table:table-cell>
          <table:table-cell office:value-type="float" office:value="0.0873035867515964" calcext:value-type="float">
            <text:p>0,0873035868</text:p>
          </table:table-cell>
          <table:table-cell office:value-type="float" office:value="0.0493748732705546" calcext:value-type="float">
            <text:p>0,0493748733</text:p>
          </table:table-cell>
          <table:table-cell office:value-type="float" office:value="5.03659237625784" calcext:value-type="float">
            <text:p>5,0365923763</text:p>
          </table:table-cell>
          <table:table-cell office:value-type="float" office:value="0.479254328322365" calcext:value-type="float">
            <text:p>0,4792543283</text:p>
          </table:table-cell>
          <table:table-cell office:value-type="float" office:value="0.600212045527738" calcext:value-type="float">
            <text:p>0,6002120455</text:p>
          </table:table-cell>
          <table:table-cell office:value-type="float" office:value="0.577594875271452" calcext:value-type="float">
            <text:p>0,5775948753</text:p>
          </table:table-cell>
          <table:table-cell office:value-type="float" office:value="6.34950083905253" calcext:value-type="float">
            <text:p>6,3495008391</text:p>
          </table:table-cell>
          <table:table-cell office:value-type="float" office:value="0.994623655913979" calcext:value-type="float">
            <text:p>0,9946236559</text:p>
          </table:table-cell>
          <table:table-cell office:value-type="float" office:value="0.669540229885058" calcext:value-type="float">
            <text:p>0,6695402299</text:p>
          </table:table-cell>
          <table:table-cell office:value-type="float" office:value="0.180937152720144" calcext:value-type="float">
            <text:p>0,1809371527</text:p>
          </table:table-cell>
          <table:table-cell office:value-type="float" office:value="0.112389978877596" calcext:value-type="float">
            <text:p>0,1123899789</text:p>
          </table:table-cell>
          <table:table-cell office:value-type="float" office:value="253.139695758639" calcext:value-type="float">
            <text:p>253,1396957586</text:p>
          </table:table-cell>
        </table:table-row>
        <table:table-row table:style-name="ro1">
          <table:table-cell office:value-type="float" office:value="0.00989392912152067" calcext:value-type="float">
            <text:p>0,0098939291</text:p>
          </table:table-cell>
          <table:table-cell office:value-type="float" office:value="0.276673018208636" calcext:value-type="float">
            <text:p>0,2766730182</text:p>
          </table:table-cell>
          <table:table-cell office:value-type="float" office:value="0.00938053800099187" calcext:value-type="float">
            <text:p>0,009380538</text:p>
          </table:table-cell>
          <table:table-cell office:value-type="float" office:value="0.168622817921177" calcext:value-type="float">
            <text:p>0,1686228179</text:p>
          </table:table-cell>
          <table:table-cell office:value-type="float" office:value="0.00959543647031251" calcext:value-type="float">
            <text:p>0,0095954365</text:p>
          </table:table-cell>
          <table:table-cell office:value-type="float" office:value="0.202837654421556" calcext:value-type="float">
            <text:p>0,2028376544</text:p>
          </table:table-cell>
          <table:table-cell office:value-type="float" office:value="0.00814054074858108" calcext:value-type="float">
            <text:p>0,0081405407</text:p>
          </table:table-cell>
          <table:table-cell office:value-type="float" office:value="0.0962110117480138" calcext:value-type="float">
            <text:p>0,0962110117</text:p>
          </table:table-cell>
          <table:table-cell office:value-type="float" office:value="0.0419808679554776" calcext:value-type="float">
            <text:p>0,041980868</text:p>
          </table:table-cell>
          <table:table-cell office:value-type="float" office:value="5.51707400611184" calcext:value-type="float">
            <text:p>5,5170740061</text:p>
          </table:table-cell>
          <table:table-cell office:value-type="float" office:value="0.479113923643753" calcext:value-type="float">
            <text:p>0,4791139236</text:p>
          </table:table-cell>
          <table:table-cell office:value-type="float" office:value="0.604224718850234" calcext:value-type="float">
            <text:p>0,6042247189</text:p>
          </table:table-cell>
          <table:table-cell office:value-type="float" office:value="0.558105236099612" calcext:value-type="float">
            <text:p>0,5581052361</text:p>
          </table:table-cell>
          <table:table-cell office:value-type="float" office:value="6.86564322483951" calcext:value-type="float">
            <text:p>6,8656432248</text:p>
          </table:table-cell>
          <table:table-cell office:value-type="float" office:value="0.994623655913979" calcext:value-type="float">
            <text:p>0,9946236559</text:p>
          </table:table-cell>
          <table:table-cell office:value-type="float" office:value="0.64367816091954" calcext:value-type="float">
            <text:p>0,6436781609</text:p>
          </table:table-cell>
          <table:table-cell office:value-type="float" office:value="0.213238666604983" calcext:value-type="float">
            <text:p>0,2132386666</text:p>
          </table:table-cell>
          <table:table-cell office:value-type="float" office:value="0.123578753895074" calcext:value-type="float">
            <text:p>0,1235787539</text:p>
          </table:table-cell>
          <table:table-cell office:value-type="float" office:value="267.589195100799" calcext:value-type="float">
            <text:p>267,5891951008</text:p>
          </table:table-cell>
        </table:table-row>
        <table:table-row table:style-name="ro1">
          <table:table-cell office:value-type="float" office:value="0.00942168514505873" calcext:value-type="float">
            <text:p>0,0094216851</text:p>
          </table:table-cell>
          <table:table-cell office:value-type="float" office:value="0.255860139343863" calcext:value-type="float">
            <text:p>0,2558601393</text:p>
          </table:table-cell>
          <table:table-cell office:value-type="float" office:value="0.00824270285612981" calcext:value-type="float">
            <text:p>0,0082427029</text:p>
          </table:table-cell>
          <table:table-cell office:value-type="float" office:value="0.172480413387379" calcext:value-type="float">
            <text:p>0,1724804134</text:p>
          </table:table-cell>
          <table:table-cell office:value-type="float" office:value="0.010953359772254" calcext:value-type="float">
            <text:p>0,0109533598</text:p>
          </table:table-cell>
          <table:table-cell office:value-type="float" office:value="0.212658622188083" calcext:value-type="float">
            <text:p>0,2126586222</text:p>
          </table:table-cell>
          <table:table-cell office:value-type="float" office:value="0.00976175149714498" calcext:value-type="float">
            <text:p>0,0097617515</text:p>
          </table:table-cell>
          <table:table-cell office:value-type="float" office:value="0.100154659812186" calcext:value-type="float">
            <text:p>0,1001546598</text:p>
          </table:table-cell>
          <table:table-cell office:value-type="float" office:value="0.0375761395547604" calcext:value-type="float">
            <text:p>0,0375761396</text:p>
          </table:table-cell>
          <table:table-cell office:value-type="float" office:value="5.96756664988713" calcext:value-type="float">
            <text:p>5,9675666499</text:p>
          </table:table-cell>
          <table:table-cell office:value-type="float" office:value="0.479102674680824" calcext:value-type="float">
            <text:p>0,4791026747</text:p>
          </table:table-cell>
          <table:table-cell office:value-type="float" office:value="0.591349178090178" calcext:value-type="float">
            <text:p>0,5913491781</text:p>
          </table:table-cell>
          <table:table-cell office:value-type="float" office:value="0.555058312710141" calcext:value-type="float">
            <text:p>0,5550583127</text:p>
          </table:table-cell>
          <table:table-cell office:value-type="float" office:value="7.30006959212237" calcext:value-type="float">
            <text:p>7,3000695921</text:p>
          </table:table-cell>
          <table:table-cell office:value-type="float" office:value="0.994623655913979" calcext:value-type="float">
            <text:p>0,9946236559</text:p>
          </table:table-cell>
          <table:table-cell office:value-type="float" office:value="0.617816091954023" calcext:value-type="float">
            <text:p>0,617816092</text:p>
          </table:table-cell>
          <table:table-cell office:value-type="float" office:value="0.232045454658252" calcext:value-type="float">
            <text:p>0,2320454547</text:p>
          </table:table-cell>
          <table:table-cell office:value-type="float" office:value="0.132279394916682" calcext:value-type="float">
            <text:p>0,1322793949</text:p>
          </table:table-cell>
          <table:table-cell office:value-type="float" office:value="274.920675768504" calcext:value-type="float">
            <text:p>274,9206757685</text:p>
          </table:table-cell>
        </table:table-row>
        <table:table-row table:style-name="ro1">
          <table:table-cell office:value-type="float" office:value="0.0465485818052167" calcext:value-type="float">
            <text:p>0,0465485818</text:p>
          </table:table-cell>
          <table:table-cell office:value-type="float" office:value="0.240846105248583" calcext:value-type="float">
            <text:p>0,2408461052</text:p>
          </table:table-cell>
          <table:table-cell office:value-type="float" office:value="0.0421804651507056" calcext:value-type="float">
            <text:p>0,0421804652</text:p>
          </table:table-cell>
          <table:table-cell office:value-type="float" office:value="0.196669739927466" calcext:value-type="float">
            <text:p>0,1966697399</text:p>
          </table:table-cell>
          <table:table-cell office:value-type="float" office:value="0.0469654344426825" calcext:value-type="float">
            <text:p>0,0469654344</text:p>
          </table:table-cell>
          <table:table-cell office:value-type="float" office:value="0.31066835484897" calcext:value-type="float">
            <text:p>0,3106683548</text:p>
          </table:table-cell>
          <table:table-cell office:value-type="float" office:value="0.0311199767219291" calcext:value-type="float">
            <text:p>0,0311199767</text:p>
          </table:table-cell>
          <table:table-cell office:value-type="float" office:value="0.118834436096347" calcext:value-type="float">
            <text:p>0,1188344361</text:p>
          </table:table-cell>
          <table:table-cell office:value-type="float" office:value="0.189990074090917" calcext:value-type="float">
            <text:p>0,1899900741</text:p>
          </table:table-cell>
          <table:table-cell office:value-type="float" office:value="2.02250267044994" calcext:value-type="float">
            <text:p>2,0225026704</text:p>
          </table:table-cell>
          <table:table-cell office:value-type="float" office:value="0.496279837284414" calcext:value-type="float">
            <text:p>0,4962798373</text:p>
          </table:table-cell>
          <table:table-cell office:value-type="float" office:value="0.639467249913462" calcext:value-type="float">
            <text:p>0,6394672499</text:p>
          </table:table-cell>
          <table:table-cell office:value-type="float" office:value="0.853084369221494" calcext:value-type="float">
            <text:p>0,8530843692</text:p>
          </table:table-cell>
          <table:table-cell office:value-type="float" office:value="3.52898851961925" calcext:value-type="float">
            <text:p>3,5289885196</text:p>
          </table:table-cell>
          <table:table-cell office:value-type="float" office:value="0.970588235294117" calcext:value-type="float">
            <text:p>0,9705882353</text:p>
          </table:table-cell>
          <table:table-cell office:value-type="float" office:value="0.729885057471264" calcext:value-type="float">
            <text:p>0,7298850575</text:p>
          </table:table-cell>
          <table:table-cell office:value-type="float" office:value="0.181796633458765" calcext:value-type="float">
            <text:p>0,1817966335</text:p>
          </table:table-cell>
          <table:table-cell office:value-type="float" office:value="0.0245306679507419" calcext:value-type="float">
            <text:p>0,024530668</text:p>
          </table:table-cell>
          <table:table-cell office:value-type="float" office:value="60.2309667083883" calcext:value-type="float">
            <text:p>60,2309667084</text:p>
          </table:table-cell>
        </table:table-row>
        <table:table-row table:style-name="ro1">
          <table:table-cell office:value-type="float" office:value="0.0706958386670356" calcext:value-type="float">
            <text:p>0,0706958387</text:p>
          </table:table-cell>
          <table:table-cell office:value-type="float" office:value="0.220415419543158" calcext:value-type="float">
            <text:p>0,2204154195</text:p>
          </table:table-cell>
          <table:table-cell office:value-type="float" office:value="0.0631018525556762" calcext:value-type="float">
            <text:p>0,0631018526</text:p>
          </table:table-cell>
          <table:table-cell office:value-type="float" office:value="0.198248172247108" calcext:value-type="float">
            <text:p>0,1982481722</text:p>
          </table:table-cell>
          <table:table-cell office:value-type="float" office:value="0.0562625688659331" calcext:value-type="float">
            <text:p>0,0562625689</text:p>
          </table:table-cell>
          <table:table-cell office:value-type="float" office:value="0.326700016868111" calcext:value-type="float">
            <text:p>0,3267000169</text:p>
          </table:table-cell>
          <table:table-cell office:value-type="float" office:value="0.0381810521717581" calcext:value-type="float">
            <text:p>0,0381810522</text:p>
          </table:table-cell>
          <table:table-cell office:value-type="float" office:value="0.264801885451749" calcext:value-type="float">
            <text:p>0,2648018855</text:p>
          </table:table-cell>
          <table:table-cell office:value-type="float" office:value="0.188023229343446" calcext:value-type="float">
            <text:p>0,1880232293</text:p>
          </table:table-cell>
          <table:table-cell office:value-type="float" office:value="4.1469631253838" calcext:value-type="float">
            <text:p>4,1469631254</text:p>
          </table:table-cell>
          <table:table-cell office:value-type="float" office:value="0.499899035584768" calcext:value-type="float">
            <text:p>0,4998990356</text:p>
          </table:table-cell>
          <table:table-cell office:value-type="float" office:value="0.629843700034865" calcext:value-type="float">
            <text:p>0,6298437</text:p>
          </table:table-cell>
          <table:table-cell office:value-type="float" office:value="0.916163578205362" calcext:value-type="float">
            <text:p>0,9161635782</text:p>
          </table:table-cell>
          <table:table-cell office:value-type="float" office:value="5.78697234905999" calcext:value-type="float">
            <text:p>5,7869723491</text:p>
          </table:table-cell>
          <table:table-cell office:value-type="float" office:value="0.975015812776723" calcext:value-type="float">
            <text:p>0,9750158128</text:p>
          </table:table-cell>
          <table:table-cell office:value-type="float" office:value="0.71551724137931" calcext:value-type="float">
            <text:p>0,7155172414</text:p>
          </table:table-cell>
          <table:table-cell office:value-type="float" office:value="0.0731188018059742" calcext:value-type="float">
            <text:p>0,0731188018</text:p>
          </table:table-cell>
          <table:table-cell office:value-type="float" office:value="0.0310297849561528" calcext:value-type="float">
            <text:p>0,031029785</text:p>
          </table:table-cell>
          <table:table-cell office:value-type="float" office:value="74.6886923894598" calcext:value-type="float">
            <text:p>74,6886923895</text:p>
          </table:table-cell>
        </table:table-row>
        <table:table-row table:style-name="ro1">
          <table:table-cell office:value-type="float" office:value="0.0445104426093386" calcext:value-type="float">
            <text:p>0,0445104426</text:p>
          </table:table-cell>
          <table:table-cell office:value-type="float" office:value="0.229681514586916" calcext:value-type="float">
            <text:p>0,2296815146</text:p>
          </table:table-cell>
          <table:table-cell office:value-type="float" office:value="0.0390440957707995" calcext:value-type="float">
            <text:p>0,0390440958</text:p>
          </table:table-cell>
          <table:table-cell office:value-type="float" office:value="0.168499021202134" calcext:value-type="float">
            <text:p>0,1684990212</text:p>
          </table:table-cell>
          <table:table-cell office:value-type="float" office:value="0.032555164251383" calcext:value-type="float">
            <text:p>0,0325551643</text:p>
          </table:table-cell>
          <table:table-cell office:value-type="float" office:value="0.217583457869076" calcext:value-type="float">
            <text:p>0,2175834579</text:p>
          </table:table-cell>
          <table:table-cell office:value-type="float" office:value="0.0206959618061184" calcext:value-type="float">
            <text:p>0,0206959618</text:p>
          </table:table-cell>
          <table:table-cell office:value-type="float" office:value="0.0909728981229097" calcext:value-type="float">
            <text:p>0,0909728981</text:p>
          </table:table-cell>
          <table:table-cell office:value-type="float" office:value="0.115409312570959" calcext:value-type="float">
            <text:p>0,1154093126</text:p>
          </table:table-cell>
          <table:table-cell office:value-type="float" office:value="3.61170829447179" calcext:value-type="float">
            <text:p>3,6117082945</text:p>
          </table:table-cell>
          <table:table-cell office:value-type="float" office:value="0.48547289247644" calcext:value-type="float">
            <text:p>0,4854728925</text:p>
          </table:table-cell>
          <table:table-cell office:value-type="float" office:value="0.600230872631073" calcext:value-type="float">
            <text:p>0,6002308726</text:p>
          </table:table-cell>
          <table:table-cell office:value-type="float" office:value="0.737687868909094" calcext:value-type="float">
            <text:p>0,7376878689</text:p>
          </table:table-cell>
          <table:table-cell office:value-type="float" office:value="4.91867609578988" calcext:value-type="float">
            <text:p>4,9186760958</text:p>
          </table:table-cell>
          <table:table-cell office:value-type="float" office:value="0.989879822896901" calcext:value-type="float">
            <text:p>0,9898798229</text:p>
          </table:table-cell>
          <table:table-cell office:value-type="float" office:value="0.721264367816092" calcext:value-type="float">
            <text:p>0,7212643678</text:p>
          </table:table-cell>
          <table:table-cell office:value-type="float" office:value="0.0939618158703475" calcext:value-type="float">
            <text:p>0,0939618159</text:p>
          </table:table-cell>
          <table:table-cell office:value-type="float" office:value="0.0760682451272297" calcext:value-type="float">
            <text:p>0,0760682451</text:p>
          </table:table-cell>
          <table:table-cell office:value-type="float" office:value="184.566918760368" calcext:value-type="float">
            <text:p>184,5669187604</text:p>
          </table:table-cell>
        </table:table-row>
        <table:table-row table:style-name="ro1">
          <table:table-cell office:value-type="float" office:value="0.0422174632833648" calcext:value-type="float">
            <text:p>0,0422174633</text:p>
          </table:table-cell>
          <table:table-cell office:value-type="float" office:value="0.221266798505455" calcext:value-type="float">
            <text:p>0,2212667985</text:p>
          </table:table-cell>
          <table:table-cell office:value-type="float" office:value="0.0359111271556601" calcext:value-type="float">
            <text:p>0,0359111272</text:p>
          </table:table-cell>
          <table:table-cell office:value-type="float" office:value="0.176710850541111" calcext:value-type="float">
            <text:p>0,1767108505</text:p>
          </table:table-cell>
          <table:table-cell office:value-type="float" office:value="0.0343978001076831" calcext:value-type="float">
            <text:p>0,0343978001</text:p>
          </table:table-cell>
          <table:table-cell office:value-type="float" office:value="0.234924230644788" calcext:value-type="float">
            <text:p>0,2349242306</text:p>
          </table:table-cell>
          <table:table-cell office:value-type="float" office:value="0.0292515404724486" calcext:value-type="float">
            <text:p>0,0292515405</text:p>
          </table:table-cell>
          <table:table-cell office:value-type="float" office:value="0.0794351638742228" calcext:value-type="float">
            <text:p>0,0794351639</text:p>
          </table:table-cell>
          <table:table-cell office:value-type="float" office:value="0.204800627153257" calcext:value-type="float">
            <text:p>0,2048006272</text:p>
          </table:table-cell>
          <table:table-cell office:value-type="float" office:value="3.36464654982636" calcext:value-type="float">
            <text:p>3,3646465498</text:p>
          </table:table-cell>
          <table:table-cell office:value-type="float" office:value="0.483810436991406" calcext:value-type="float">
            <text:p>0,483810437</text:p>
          </table:table-cell>
          <table:table-cell office:value-type="float" office:value="0.602744469097976" calcext:value-type="float">
            <text:p>0,6027444691</text:p>
          </table:table-cell>
          <table:table-cell office:value-type="float" office:value="0.830388994891006" calcext:value-type="float">
            <text:p>0,8303889949</text:p>
          </table:table-cell>
          <table:table-cell office:value-type="float" office:value="4.67972796641547" calcext:value-type="float">
            <text:p>4,6797279664</text:p>
          </table:table-cell>
          <table:table-cell office:value-type="float" office:value="0.990512333965845" calcext:value-type="float">
            <text:p>0,990512334</text:p>
          </table:table-cell>
          <table:table-cell office:value-type="float" office:value="0.698275862068966" calcext:value-type="float">
            <text:p>0,6982758621</text:p>
          </table:table-cell>
          <table:table-cell office:value-type="float" office:value="0.106665167399961" calcext:value-type="float">
            <text:p>0,1066651674</text:p>
          </table:table-cell>
          <table:table-cell office:value-type="float" office:value="0.0778957845492295" calcext:value-type="float">
            <text:p>0,0778957845</text:p>
          </table:table-cell>
          <table:table-cell office:value-type="float" office:value="182.97719790614" calcext:value-type="float">
            <text:p>182,9771979061</text:p>
          </table:table-cell>
        </table:table-row>
        <table:table-row table:style-name="ro1">
          <table:table-cell office:value-type="float" office:value="0.0247600258962636" calcext:value-type="float">
            <text:p>0,0247600259</text:p>
          </table:table-cell>
          <table:table-cell office:value-type="float" office:value="0.238392487067201" calcext:value-type="float">
            <text:p>0,2383924871</text:p>
          </table:table-cell>
          <table:table-cell office:value-type="float" office:value="0.0217156869140175" calcext:value-type="float">
            <text:p>0,0217156869</text:p>
          </table:table-cell>
          <table:table-cell office:value-type="float" office:value="0.175630158190196" calcext:value-type="float">
            <text:p>0,1756301582</text:p>
          </table:table-cell>
          <table:table-cell office:value-type="float" office:value="0.0197953373785166" calcext:value-type="float">
            <text:p>0,0197953374</text:p>
          </table:table-cell>
          <table:table-cell office:value-type="float" office:value="0.255475543592936" calcext:value-type="float">
            <text:p>0,2554755436</text:p>
          </table:table-cell>
          <table:table-cell office:value-type="float" office:value="0.0136218457769899" calcext:value-type="float">
            <text:p>0,0136218458</text:p>
          </table:table-cell>
          <table:table-cell office:value-type="float" office:value="0.074551569263349" calcext:value-type="float">
            <text:p>0,0745515693</text:p>
          </table:table-cell>
          <table:table-cell office:value-type="float" office:value="0.0730248769410343" calcext:value-type="float">
            <text:p>0,0730248769</text:p>
          </table:table-cell>
          <table:table-cell office:value-type="float" office:value="3.99692874946953" calcext:value-type="float">
            <text:p>3,9969287495</text:p>
          </table:table-cell>
          <table:table-cell office:value-type="float" office:value="0.480600476151852" calcext:value-type="float">
            <text:p>0,4806004762</text:p>
          </table:table-cell>
          <table:table-cell office:value-type="float" office:value="0.597874439738948" calcext:value-type="float">
            <text:p>0,5978744397</text:p>
          </table:table-cell>
          <table:table-cell office:value-type="float" office:value="0.633518248400607" calcext:value-type="float">
            <text:p>0,6335182484</text:p>
          </table:table-cell>
          <table:table-cell office:value-type="float" office:value="5.33885293068557" calcext:value-type="float">
            <text:p>5,3388529307</text:p>
          </table:table-cell>
          <table:table-cell office:value-type="float" office:value="0.993674889310563" calcext:value-type="float">
            <text:p>0,9936748893</text:p>
          </table:table-cell>
          <table:table-cell office:value-type="float" office:value="0.704022988505747" calcext:value-type="float">
            <text:p>0,7040229885</text:p>
          </table:table-cell>
          <table:table-cell office:value-type="float" office:value="0.133545140218876" calcext:value-type="float">
            <text:p>0,1335451402</text:p>
          </table:table-cell>
          <table:table-cell office:value-type="float" office:value="0.100006205267367" calcext:value-type="float">
            <text:p>0,1000062053</text:p>
          </table:table-cell>
          <table:table-cell office:value-type="float" office:value="236.848029474881" calcext:value-type="float">
            <text:p>236,8480294749</text:p>
          </table:table-cell>
        </table:table-row>
        <table:table-row table:style-name="ro1">
          <table:table-cell office:value-type="float" office:value="0.0144837641057927" calcext:value-type="float">
            <text:p>0,0144837641</text:p>
          </table:table-cell>
          <table:table-cell office:value-type="float" office:value="0.238269525516381" calcext:value-type="float">
            <text:p>0,2382695255</text:p>
          </table:table-cell>
          <table:table-cell office:value-type="float" office:value="0.0133413031313605" calcext:value-type="float">
            <text:p>0,0133413031</text:p>
          </table:table-cell>
          <table:table-cell office:value-type="float" office:value="0.178207213883258" calcext:value-type="float">
            <text:p>0,1782072139</text:p>
          </table:table-cell>
          <table:table-cell office:value-type="float" office:value="0.0132266757772399" calcext:value-type="float">
            <text:p>0,0132266758</text:p>
          </table:table-cell>
          <table:table-cell office:value-type="float" office:value="0.234709195562479" calcext:value-type="float">
            <text:p>0,2347091956</text:p>
          </table:table-cell>
          <table:table-cell office:value-type="float" office:value="0.00952800860298588" calcext:value-type="float">
            <text:p>0,0095280086</text:p>
          </table:table-cell>
          <table:table-cell office:value-type="float" office:value="0.0780259665848932" calcext:value-type="float">
            <text:p>0,0780259666</text:p>
          </table:table-cell>
          <table:table-cell office:value-type="float" office:value="0.0515661041729022" calcext:value-type="float">
            <text:p>0,0515661042</text:p>
          </table:table-cell>
          <table:table-cell office:value-type="float" office:value="4.56751451428562" calcext:value-type="float">
            <text:p>4,5675145143</text:p>
          </table:table-cell>
          <table:table-cell office:value-type="float" office:value="0.479317275634074" calcext:value-type="float">
            <text:p>0,4793172756</text:p>
          </table:table-cell>
          <table:table-cell office:value-type="float" office:value="0.599437401212495" calcext:value-type="float">
            <text:p>0,5994374012</text:p>
          </table:table-cell>
          <table:table-cell office:value-type="float" office:value="0.581463131325521" calcext:value-type="float">
            <text:p>0,5814631313</text:p>
          </table:table-cell>
          <table:table-cell office:value-type="float" office:value="5.89616379244574" calcext:value-type="float">
            <text:p>5,8961637924</text:p>
          </table:table-cell>
          <table:table-cell office:value-type="float" office:value="0.994623655913979" calcext:value-type="float">
            <text:p>0,9946236559</text:p>
          </table:table-cell>
          <table:table-cell office:value-type="float" office:value="0.689655172413793" calcext:value-type="float">
            <text:p>0,6896551724</text:p>
          </table:table-cell>
          <table:table-cell office:value-type="float" office:value="0.175421042826813" calcext:value-type="float">
            <text:p>0,1754210428</text:p>
          </table:table-cell>
          <table:table-cell office:value-type="float" office:value="0.116393788668859" calcext:value-type="float">
            <text:p>0,1163937887</text:p>
          </table:table-cell>
          <table:table-cell office:value-type="float" office:value="270.033589711754" calcext:value-type="float">
            <text:p>270,0335897118</text:p>
          </table:table-cell>
        </table:table-row>
        <table:table-row table:style-name="ro1">
          <table:table-cell office:value-type="float" office:value="0.0101337505188264" calcext:value-type="float">
            <text:p>0,0101337505</text:p>
          </table:table-cell>
          <table:table-cell office:value-type="float" office:value="0.239806991973229" calcext:value-type="float">
            <text:p>0,239806992</text:p>
          </table:table-cell>
          <table:table-cell office:value-type="float" office:value="0.0092026795382975" calcext:value-type="float">
            <text:p>0,0092026795</text:p>
          </table:table-cell>
          <table:table-cell office:value-type="float" office:value="0.181619570449302" calcext:value-type="float">
            <text:p>0,1816195704</text:p>
          </table:table-cell>
          <table:table-cell office:value-type="float" office:value="0.0109485407292069" calcext:value-type="float">
            <text:p>0,0109485407</text:p>
          </table:table-cell>
          <table:table-cell office:value-type="float" office:value="0.22891154184818" calcext:value-type="float">
            <text:p>0,2289115418</text:p>
          </table:table-cell>
          <table:table-cell office:value-type="float" office:value="0.00827265996818348" calcext:value-type="float">
            <text:p>0,00827266</text:p>
          </table:table-cell>
          <table:table-cell office:value-type="float" office:value="0.0735572442603809" calcext:value-type="float">
            <text:p>0,0735572443</text:p>
          </table:table-cell>
          <table:table-cell office:value-type="float" office:value="0.0427154117283514" calcext:value-type="float">
            <text:p>0,0427154117</text:p>
          </table:table-cell>
          <table:table-cell office:value-type="float" office:value="5.25100369594092" calcext:value-type="float">
            <text:p>5,2510036959</text:p>
          </table:table-cell>
          <table:table-cell office:value-type="float" office:value="0.479155687894495" calcext:value-type="float">
            <text:p>0,4791556879</text:p>
          </table:table-cell>
          <table:table-cell office:value-type="float" office:value="0.60404165191897" calcext:value-type="float">
            <text:p>0,6040416519</text:p>
          </table:table-cell>
          <table:table-cell office:value-type="float" office:value="0.560428731468642" calcext:value-type="float">
            <text:p>0,5604287315</text:p>
          </table:table-cell>
          <table:table-cell office:value-type="float" office:value="6.57894070908941" calcext:value-type="float">
            <text:p>6,5789407091</text:p>
          </table:table-cell>
          <table:table-cell office:value-type="float" office:value="0.994623655913979" calcext:value-type="float">
            <text:p>0,9946236559</text:p>
          </table:table-cell>
          <table:table-cell office:value-type="float" office:value="0.649425287356322" calcext:value-type="float">
            <text:p>0,6494252874</text:p>
          </table:table-cell>
          <table:table-cell office:value-type="float" office:value="0.211155676967796" calcext:value-type="float">
            <text:p>0,211155677</text:p>
          </table:table-cell>
          <table:table-cell office:value-type="float" office:value="0.125918206416096" calcext:value-type="float">
            <text:p>0,1259182064</text:p>
          </table:table-cell>
          <table:table-cell office:value-type="float" office:value="275.089308283697" calcext:value-type="float">
            <text:p>275,0893082837</text:p>
          </table:table-cell>
        </table:table-row>
        <table:table-row table:style-name="ro1">
          <table:table-cell office:value-type="float" office:value="0.0090798060733976" calcext:value-type="float">
            <text:p>0,0090798061</text:p>
          </table:table-cell>
          <table:table-cell office:value-type="float" office:value="0.240813974947349" calcext:value-type="float">
            <text:p>0,2408139749</text:p>
          </table:table-cell>
          <table:table-cell office:value-type="float" office:value="0.00718563676398722" calcext:value-type="float">
            <text:p>0,0071856368</text:p>
          </table:table-cell>
          <table:table-cell office:value-type="float" office:value="0.182731692794136" calcext:value-type="float">
            <text:p>0,1827316928</text:p>
          </table:table-cell>
          <table:table-cell office:value-type="float" office:value="0.0115448902560214" calcext:value-type="float">
            <text:p>0,0115448903</text:p>
          </table:table-cell>
          <table:table-cell office:value-type="float" office:value="0.240899266680634" calcext:value-type="float">
            <text:p>0,2408992667</text:p>
          </table:table-cell>
          <table:table-cell office:value-type="float" office:value="0.00881575251499562" calcext:value-type="float">
            <text:p>0,0088157525</text:p>
          </table:table-cell>
          <table:table-cell office:value-type="float" office:value="0.0842500501502368" calcext:value-type="float">
            <text:p>0,0842500502</text:p>
          </table:table-cell>
          <table:table-cell office:value-type="float" office:value="0.0383413258624202" calcext:value-type="float">
            <text:p>0,0383413259</text:p>
          </table:table-cell>
          <table:table-cell office:value-type="float" office:value="5.68421701805923" calcext:value-type="float">
            <text:p>5,6842170181</text:p>
          </table:table-cell>
          <table:table-cell office:value-type="float" office:value="0.479085865803416" calcext:value-type="float">
            <text:p>0,4790858658</text:p>
          </table:table-cell>
          <table:table-cell office:value-type="float" office:value="0.610107423673416" calcext:value-type="float">
            <text:p>0,6101074237</text:p>
          </table:table-cell>
          <table:table-cell office:value-type="float" office:value="0.554053276833818" calcext:value-type="float">
            <text:p>0,5540532768</text:p>
          </table:table-cell>
          <table:table-cell office:value-type="float" office:value="7.04301937386907" calcext:value-type="float">
            <text:p>7,0430193739</text:p>
          </table:table-cell>
          <table:table-cell office:value-type="float" office:value="0.994623655913979" calcext:value-type="float">
            <text:p>0,9946236559</text:p>
          </table:table-cell>
          <table:table-cell office:value-type="float" office:value="0.637931034482759" calcext:value-type="float">
            <text:p>0,6379310345</text:p>
          </table:table-cell>
          <table:table-cell office:value-type="float" office:value="0.231731316169218" calcext:value-type="float">
            <text:p>0,2317313162</text:p>
          </table:table-cell>
          <table:table-cell office:value-type="float" office:value="0.129298720848196" calcext:value-type="float">
            <text:p>0,1292987208</text:p>
          </table:table-cell>
          <table:table-cell office:value-type="float" office:value="277.475054940229" calcext:value-type="float">
            <text:p>277,4750549402</text:p>
          </table:table-cell>
        </table:table-row>
        <table:table-row table:style-name="ro1">
          <table:table-cell office:value-type="float" office:value="0.0138324997860177" calcext:value-type="float">
            <text:p>0,0138324998</text:p>
          </table:table-cell>
          <table:table-cell office:value-type="float" office:value="0.240003927330565" calcext:value-type="float">
            <text:p>0,2400039273</text:p>
          </table:table-cell>
          <table:table-cell office:value-type="float" office:value="0.0104865720860247" calcext:value-type="float">
            <text:p>0,0104865721</text:p>
          </table:table-cell>
          <table:table-cell office:value-type="float" office:value="0.185584920690636" calcext:value-type="float">
            <text:p>0,1855849207</text:p>
          </table:table-cell>
          <table:table-cell office:value-type="float" office:value="0.0158982953514613" calcext:value-type="float">
            <text:p>0,0158982954</text:p>
          </table:table-cell>
          <table:table-cell office:value-type="float" office:value="0.233311685873246" calcext:value-type="float">
            <text:p>0,2333116859</text:p>
          </table:table-cell>
          <table:table-cell office:value-type="float" office:value="0.012841084059451" calcext:value-type="float">
            <text:p>0,0128410841</text:p>
          </table:table-cell>
          <table:table-cell office:value-type="float" office:value="0.0900465496876426" calcext:value-type="float">
            <text:p>0,0900465497</text:p>
          </table:table-cell>
          <table:table-cell office:value-type="float" office:value="0.04528841546493" calcext:value-type="float">
            <text:p>0,0452884155</text:p>
          </table:table-cell>
          <table:table-cell office:value-type="float" office:value="5.61875443134039" calcext:value-type="float">
            <text:p>5,6187544313</text:p>
          </table:table-cell>
          <table:table-cell office:value-type="float" office:value="0.479236368803869" calcext:value-type="float">
            <text:p>0,4792363688</text:p>
          </table:table-cell>
          <table:table-cell office:value-type="float" office:value="0.602542262395908" calcext:value-type="float">
            <text:p>0,6025422624</text:p>
          </table:table-cell>
          <table:table-cell office:value-type="float" office:value="0.577583236079062" calcext:value-type="float">
            <text:p>0,5775832361</text:p>
          </table:table-cell>
          <table:table-cell office:value-type="float" office:value="6.97024369034274" calcext:value-type="float">
            <text:p>6,9702436903</text:p>
          </table:table-cell>
          <table:table-cell office:value-type="float" office:value="0.994623655913979" calcext:value-type="float">
            <text:p>0,9946236559</text:p>
          </table:table-cell>
          <table:table-cell office:value-type="float" office:value="0.660919540229885" calcext:value-type="float">
            <text:p>0,6609195402</text:p>
          </table:table-cell>
          <table:table-cell office:value-type="float" office:value="0.208692881344527" calcext:value-type="float">
            <text:p>0,2086928813</text:p>
          </table:table-cell>
          <table:table-cell office:value-type="float" office:value="0.115936860034882" calcext:value-type="float">
            <text:p>0,11593686</text:p>
          </table:table-cell>
          <table:table-cell office:value-type="float" office:value="257.766285477555" calcext:value-type="float">
            <text:p>257,7662854776</text:p>
          </table:table-cell>
        </table:table-row>
        <table:table-row table:style-name="ro1">
          <table:table-cell office:value-type="float" office:value="0.0187265769865608" calcext:value-type="float">
            <text:p>0,018726577</text:p>
          </table:table-cell>
          <table:table-cell office:value-type="float" office:value="0.260623512312906" calcext:value-type="float">
            <text:p>0,2606235123</text:p>
          </table:table-cell>
          <table:table-cell office:value-type="float" office:value="0.0148321721244553" calcext:value-type="float">
            <text:p>0,0148321721</text:p>
          </table:table-cell>
          <table:table-cell office:value-type="float" office:value="0.172671882594747" calcext:value-type="float">
            <text:p>0,1726718826</text:p>
          </table:table-cell>
          <table:table-cell office:value-type="float" office:value="0.0205324469359277" calcext:value-type="float">
            <text:p>0,0205324469</text:p>
          </table:table-cell>
          <table:table-cell office:value-type="float" office:value="0.238488005199229" calcext:value-type="float">
            <text:p>0,2384880052</text:p>
          </table:table-cell>
          <table:table-cell office:value-type="float" office:value="0.0156714411298749" calcext:value-type="float">
            <text:p>0,0156714411</text:p>
          </table:table-cell>
          <table:table-cell office:value-type="float" office:value="0.0762320227854773" calcext:value-type="float">
            <text:p>0,0762320228</text:p>
          </table:table-cell>
          <table:table-cell office:value-type="float" office:value="0.0414355743921183" calcext:value-type="float">
            <text:p>0,0414355744</text:p>
          </table:table-cell>
          <table:table-cell office:value-type="float" office:value="5.67117286447821" calcext:value-type="float">
            <text:p>5,6711728645</text:p>
          </table:table-cell>
          <table:table-cell office:value-type="float" office:value="0.479272926130829" calcext:value-type="float">
            <text:p>0,4792729261</text:p>
          </table:table-cell>
          <table:table-cell office:value-type="float" office:value="0.596788492439122" calcext:value-type="float">
            <text:p>0,5967884924</text:p>
          </table:table-cell>
          <table:table-cell office:value-type="float" office:value="0.590471138085541" calcext:value-type="float">
            <text:p>0,5904711381</text:p>
          </table:table-cell>
          <table:table-cell office:value-type="float" office:value="7.01597681847112" calcext:value-type="float">
            <text:p>7,0159768185</text:p>
          </table:table-cell>
          <table:table-cell office:value-type="float" office:value="0.994623655913979" calcext:value-type="float">
            <text:p>0,9946236559</text:p>
          </table:table-cell>
          <table:table-cell office:value-type="float" office:value="0.655172413793103" calcext:value-type="float">
            <text:p>0,6551724138</text:p>
          </table:table-cell>
          <table:table-cell office:value-type="float" office:value="0.221953739126744" calcext:value-type="float">
            <text:p>0,2219537391</text:p>
          </table:table-cell>
          <table:table-cell office:value-type="float" office:value="0.12650598839799" calcext:value-type="float">
            <text:p>0,1265059884</text:p>
          </table:table-cell>
          <table:table-cell office:value-type="float" office:value="278.819198429169" calcext:value-type="float">
            <text:p>278,8191984292</text:p>
          </table:table-cell>
        </table:table-row>
        <table:table-row table:style-name="ro1">
          <table:table-cell office:value-type="float" office:value="0.0613904855945209" calcext:value-type="float">
            <text:p>0,0613904856</text:p>
          </table:table-cell>
          <table:table-cell office:value-type="float" office:value="0.22478873564376" calcext:value-type="float">
            <text:p>0,2247887356</text:p>
          </table:table-cell>
          <table:table-cell office:value-type="float" office:value="0.0494871069320538" calcext:value-type="float">
            <text:p>0,0494871069</text:p>
          </table:table-cell>
          <table:table-cell office:value-type="float" office:value="0.178014963003957" calcext:value-type="float">
            <text:p>0,178014963</text:p>
          </table:table-cell>
          <table:table-cell office:value-type="float" office:value="0.0509366943959484" calcext:value-type="float">
            <text:p>0,0509366944</text:p>
          </table:table-cell>
          <table:table-cell office:value-type="float" office:value="0.236784515768234" calcext:value-type="float">
            <text:p>0,2367845158</text:p>
          </table:table-cell>
          <table:table-cell office:value-type="float" office:value="0.0269072387007437" calcext:value-type="float">
            <text:p>0,0269072387</text:p>
          </table:table-cell>
          <table:table-cell office:value-type="float" office:value="0.0754167922316904" calcext:value-type="float">
            <text:p>0,0754167922</text:p>
          </table:table-cell>
          <table:table-cell office:value-type="float" office:value="0.141529524438631" calcext:value-type="float">
            <text:p>0,1415295244</text:p>
          </table:table-cell>
          <table:table-cell office:value-type="float" office:value="3.69232753287712" calcext:value-type="float">
            <text:p>3,6923275329</text:p>
          </table:table-cell>
          <table:table-cell office:value-type="float" office:value="0.49617529022852" calcext:value-type="float">
            <text:p>0,4961752902</text:p>
          </table:table-cell>
          <table:table-cell office:value-type="float" office:value="0.609236788133095" calcext:value-type="float">
            <text:p>0,6092367881</text:p>
          </table:table-cell>
          <table:table-cell office:value-type="float" office:value="0.826426339217336" calcext:value-type="float">
            <text:p>0,8264263392</text:p>
          </table:table-cell>
          <table:table-cell office:value-type="float" office:value="5.01656939448981" calcext:value-type="float">
            <text:p>5,0165693945</text:p>
          </table:table-cell>
          <table:table-cell office:value-type="float" office:value="0.980392156862746" calcext:value-type="float">
            <text:p>0,9803921569</text:p>
          </table:table-cell>
          <table:table-cell office:value-type="float" office:value="0.709770114942529" calcext:value-type="float">
            <text:p>0,7097701149</text:p>
          </table:table-cell>
          <table:table-cell office:value-type="float" office:value="0.126886779206208" calcext:value-type="float">
            <text:p>0,1268867792</text:p>
          </table:table-cell>
          <table:table-cell office:value-type="float" office:value="0.090108029623537" calcext:value-type="float">
            <text:p>0,0901080296</text:p>
          </table:table-cell>
          <table:table-cell office:value-type="float" office:value="215.147938731132" calcext:value-type="float">
            <text:p>215,1479387311</text:p>
          </table:table-cell>
        </table:table-row>
        <table:table-row table:style-name="ro1">
          <table:table-cell office:value-type="float" office:value="0.0259583921522119" calcext:value-type="float">
            <text:p>0,0259583922</text:p>
          </table:table-cell>
          <table:table-cell office:value-type="float" office:value="0.216264540004415" calcext:value-type="float">
            <text:p>0,21626454</text:p>
          </table:table-cell>
          <table:table-cell office:value-type="float" office:value="0.0200159951453538" calcext:value-type="float">
            <text:p>0,0200159951</text:p>
          </table:table-cell>
          <table:table-cell office:value-type="float" office:value="0.173493836228992" calcext:value-type="float">
            <text:p>0,1734938362</text:p>
          </table:table-cell>
          <table:table-cell office:value-type="float" office:value="0.0221083623310712" calcext:value-type="float">
            <text:p>0,0221083623</text:p>
          </table:table-cell>
          <table:table-cell office:value-type="float" office:value="0.237269383837664" calcext:value-type="float">
            <text:p>0,2372693838</text:p>
          </table:table-cell>
          <table:table-cell office:value-type="float" office:value="0.0144966076310287" calcext:value-type="float">
            <text:p>0,0144966076</text:p>
          </table:table-cell>
          <table:table-cell office:value-type="float" office:value="0.0820563892867258" calcext:value-type="float">
            <text:p>0,0820563893</text:p>
          </table:table-cell>
          <table:table-cell office:value-type="float" office:value="0.0590233665354642" calcext:value-type="float">
            <text:p>0,0590233665</text:p>
          </table:table-cell>
          <table:table-cell office:value-type="float" office:value="4.87911964846968" calcext:value-type="float">
            <text:p>4,8791196485</text:p>
          </table:table-cell>
          <table:table-cell office:value-type="float" office:value="0.479740637020549" calcext:value-type="float">
            <text:p>0,479740637</text:p>
          </table:table-cell>
          <table:table-cell office:value-type="float" office:value="0.604966009228394" calcext:value-type="float">
            <text:p>0,6049660092</text:p>
          </table:table-cell>
          <table:table-cell office:value-type="float" office:value="0.621343360793206" calcext:value-type="float">
            <text:p>0,6213433608</text:p>
          </table:table-cell>
          <table:table-cell office:value-type="float" office:value="6.19316982298062" calcext:value-type="float">
            <text:p>6,193169823</text:p>
          </table:table-cell>
          <table:table-cell office:value-type="float" office:value="0.994623655913979" calcext:value-type="float">
            <text:p>0,9946236559</text:p>
          </table:table-cell>
          <table:table-cell office:value-type="float" office:value="0.635057471264368" calcext:value-type="float">
            <text:p>0,6350574713</text:p>
          </table:table-cell>
          <table:table-cell office:value-type="float" office:value="0.174906897668916" calcext:value-type="float">
            <text:p>0,1749068977</text:p>
          </table:table-cell>
          <table:table-cell office:value-type="float" office:value="0.115488263203728" calcext:value-type="float">
            <text:p>0,1154882632</text:p>
          </table:table-cell>
          <table:table-cell office:value-type="float" office:value="246.721426290898" calcext:value-type="float">
            <text:p>246,7214262909</text:p>
          </table:table-cell>
        </table:table-row>
        <table:table-row table:style-name="ro1">
          <table:table-cell office:value-type="float" office:value="0.0128122263328294" calcext:value-type="float">
            <text:p>0,0128122263</text:p>
          </table:table-cell>
          <table:table-cell office:value-type="float" office:value="0.226061769611361" calcext:value-type="float">
            <text:p>0,2260617696</text:p>
          </table:table-cell>
          <table:table-cell office:value-type="float" office:value="0.0110202958773676" calcext:value-type="float">
            <text:p>0,0110202959</text:p>
          </table:table-cell>
          <table:table-cell office:value-type="float" office:value="0.175549128633881" calcext:value-type="float">
            <text:p>0,1755491286</text:p>
          </table:table-cell>
          <table:table-cell office:value-type="float" office:value="0.0121662672524906" calcext:value-type="float">
            <text:p>0,0121662673</text:p>
          </table:table-cell>
          <table:table-cell office:value-type="float" office:value="0.211937017305523" calcext:value-type="float">
            <text:p>0,2119370173</text:p>
          </table:table-cell>
          <table:table-cell office:value-type="float" office:value="0.00874060962813786" calcext:value-type="float">
            <text:p>0,0087406096</text:p>
          </table:table-cell>
          <table:table-cell office:value-type="float" office:value="0.0924346487794035" calcext:value-type="float">
            <text:p>0,0924346488</text:p>
          </table:table-cell>
          <table:table-cell office:value-type="float" office:value="0.0438436043190954" calcext:value-type="float">
            <text:p>0,0438436043</text:p>
          </table:table-cell>
          <table:table-cell office:value-type="float" office:value="5.70196621781536" calcext:value-type="float">
            <text:p>5,7019662178</text:p>
          </table:table-cell>
          <table:table-cell office:value-type="float" office:value="0.47884931970932" calcext:value-type="float">
            <text:p>0,4788493197</text:p>
          </table:table-cell>
          <table:table-cell office:value-type="float" office:value="0.605580032642545" calcext:value-type="float">
            <text:p>0,6055800326</text:p>
          </table:table-cell>
          <table:table-cell office:value-type="float" office:value="0.567432323375282" calcext:value-type="float">
            <text:p>0,5674323234</text:p>
          </table:table-cell>
          <table:table-cell office:value-type="float" office:value="7.01352882693554" calcext:value-type="float">
            <text:p>7,0135288269</text:p>
          </table:table-cell>
          <table:table-cell office:value-type="float" office:value="0.99493991144845" calcext:value-type="float">
            <text:p>0,9949399114</text:p>
          </table:table-cell>
          <table:table-cell office:value-type="float" office:value="0.637931034482758" calcext:value-type="float">
            <text:p>0,6379310345</text:p>
          </table:table-cell>
          <table:table-cell office:value-type="float" office:value="0.207751111446385" calcext:value-type="float">
            <text:p>0,2077511114</text:p>
          </table:table-cell>
          <table:table-cell office:value-type="float" office:value="0.119799540739149" calcext:value-type="float">
            <text:p>0,1197995407</text:p>
          </table:table-cell>
          <table:table-cell office:value-type="float" office:value="257.089814426214" calcext:value-type="float">
            <text:p>257,0898144262</text:p>
          </table:table-cell>
        </table:table-row>
        <table:table-row table:style-name="ro1">
          <table:table-cell office:value-type="float" office:value="0.00959285247366447" calcext:value-type="float">
            <text:p>0,0095928525</text:p>
          </table:table-cell>
          <table:table-cell office:value-type="float" office:value="0.239904966775894" calcext:value-type="float">
            <text:p>0,2399049668</text:p>
          </table:table-cell>
          <table:table-cell office:value-type="float" office:value="0.00784174833123986" calcext:value-type="float">
            <text:p>0,0078417483</text:p>
          </table:table-cell>
          <table:table-cell office:value-type="float" office:value="0.172721243464711" calcext:value-type="float">
            <text:p>0,1727212435</text:p>
          </table:table-cell>
          <table:table-cell office:value-type="float" office:value="0.0111680322181929" calcext:value-type="float">
            <text:p>0,0111680322</text:p>
          </table:table-cell>
          <table:table-cell office:value-type="float" office:value="0.237536300753508" calcext:value-type="float">
            <text:p>0,2375363008</text:p>
          </table:table-cell>
          <table:table-cell office:value-type="float" office:value="0.00779874625726981" calcext:value-type="float">
            <text:p>0,0077987463</text:p>
          </table:table-cell>
          <table:table-cell office:value-type="float" office:value="0.0887818159548072" calcext:value-type="float">
            <text:p>0,088781816</text:p>
          </table:table-cell>
          <table:table-cell office:value-type="float" office:value="0.0365276055109415" calcext:value-type="float">
            <text:p>0,0365276055</text:p>
          </table:table-cell>
          <table:table-cell office:value-type="float" office:value="6.33878199300921" calcext:value-type="float">
            <text:p>6,338781993</text:p>
          </table:table-cell>
          <table:table-cell office:value-type="float" office:value="0.478176835139743" calcext:value-type="float">
            <text:p>0,4781768351</text:p>
          </table:table-cell>
          <table:table-cell office:value-type="float" office:value="0.599971578809722" calcext:value-type="float">
            <text:p>0,5999715788</text:p>
          </table:table-cell>
          <table:table-cell office:value-type="float" office:value="0.551105821381484" calcext:value-type="float">
            <text:p>0,5511058214</text:p>
          </table:table-cell>
          <table:table-cell office:value-type="float" office:value="7.67769786407208" calcext:value-type="float">
            <text:p>7,6776978641</text:p>
          </table:table-cell>
          <table:table-cell office:value-type="float" office:value="0.995256166982922" calcext:value-type="float">
            <text:p>0,995256167</text:p>
          </table:table-cell>
          <table:table-cell office:value-type="float" office:value="0.60632183908046" calcext:value-type="float">
            <text:p>0,6063218391</text:p>
          </table:table-cell>
          <table:table-cell office:value-type="float" office:value="0.236354329108014" calcext:value-type="float">
            <text:p>0,2363543291</text:p>
          </table:table-cell>
          <table:table-cell office:value-type="float" office:value="0.134967562221809" calcext:value-type="float">
            <text:p>0,1349675622</text:p>
          </table:table-cell>
          <table:table-cell office:value-type="float" office:value="275.288837745083" calcext:value-type="float">
            <text:p>275,2888377451</text:p>
          </table:table-cell>
        </table:table-row>
        <table:table-row table:style-name="ro1">
          <table:table-cell office:value-type="float" office:value="0.00951007059431273" calcext:value-type="float">
            <text:p>0,0095100706</text:p>
          </table:table-cell>
          <table:table-cell office:value-type="float" office:value="0.238778726507384" calcext:value-type="float">
            <text:p>0,2387787265</text:p>
          </table:table-cell>
          <table:table-cell office:value-type="float" office:value="0.0073032428623481" calcext:value-type="float">
            <text:p>0,0073032429</text:p>
          </table:table-cell>
          <table:table-cell office:value-type="float" office:value="0.171927101043523" calcext:value-type="float">
            <text:p>0,171927101</text:p>
          </table:table-cell>
          <table:table-cell office:value-type="float" office:value="0.0111192500721747" calcext:value-type="float">
            <text:p>0,0111192501</text:p>
          </table:table-cell>
          <table:table-cell office:value-type="float" office:value="0.240150266653629" calcext:value-type="float">
            <text:p>0,2401502667</text:p>
          </table:table-cell>
          <table:table-cell office:value-type="float" office:value="0.00854762625479334" calcext:value-type="float">
            <text:p>0,0085476263</text:p>
          </table:table-cell>
          <table:table-cell office:value-type="float" office:value="0.0892043369070146" calcext:value-type="float">
            <text:p>0,0892043369</text:p>
          </table:table-cell>
          <table:table-cell office:value-type="float" office:value="0.0320970169852282" calcext:value-type="float">
            <text:p>0,032097017</text:p>
          </table:table-cell>
          <table:table-cell office:value-type="float" office:value="7.04689745437193" calcext:value-type="float">
            <text:p>7,0468974544</text:p>
          </table:table-cell>
          <table:table-cell office:value-type="float" office:value="0.477926200944966" calcext:value-type="float">
            <text:p>0,4779262009</text:p>
          </table:table-cell>
          <table:table-cell office:value-type="float" office:value="0.598462003058401" calcext:value-type="float">
            <text:p>0,5984620031</text:p>
          </table:table-cell>
          <table:table-cell office:value-type="float" office:value="0.546503409206076" calcext:value-type="float">
            <text:p>0,5465034092</text:p>
          </table:table-cell>
          <table:table-cell office:value-type="float" office:value="8.38541981886173" calcext:value-type="float">
            <text:p>8,3854198189</text:p>
          </table:table-cell>
          <table:table-cell office:value-type="float" office:value="0.995572422517394" calcext:value-type="float">
            <text:p>0,9955724225</text:p>
          </table:table-cell>
          <table:table-cell office:value-type="float" office:value="0.620689655172414" calcext:value-type="float">
            <text:p>0,6206896552</text:p>
          </table:table-cell>
          <table:table-cell office:value-type="float" office:value="0.263601576686599" calcext:value-type="float">
            <text:p>0,2636015767</text:p>
          </table:table-cell>
          <table:table-cell office:value-type="float" office:value="0.144496667827037" calcext:value-type="float">
            <text:p>0,1444966678</text:p>
          </table:table-cell>
          <table:table-cell office:value-type="float" office:value="301.709042422854" calcext:value-type="float">
            <text:p>301,7090424229</text:p>
          </table:table-cell>
        </table:table-row>
        <table:table-row table:style-name="ro1">
          <table:table-cell office:value-type="float" office:value="0.0287698228604122" calcext:value-type="float">
            <text:p>0,0287698229</text:p>
          </table:table-cell>
          <table:table-cell office:value-type="float" office:value="0.269915175032644" calcext:value-type="float">
            <text:p>0,269915175</text:p>
          </table:table-cell>
          <table:table-cell office:value-type="float" office:value="0.020358130554751" calcext:value-type="float">
            <text:p>0,0203581306</text:p>
          </table:table-cell>
          <table:table-cell office:value-type="float" office:value="0.167494001631737" calcext:value-type="float">
            <text:p>0,1674940016</text:p>
          </table:table-cell>
          <table:table-cell office:value-type="float" office:value="0.0280640286776325" calcext:value-type="float">
            <text:p>0,0280640287</text:p>
          </table:table-cell>
          <table:table-cell office:value-type="float" office:value="0.205947172835044" calcext:value-type="float">
            <text:p>0,2059471728</text:p>
          </table:table-cell>
          <table:table-cell office:value-type="float" office:value="0.0164639118112382" calcext:value-type="float">
            <text:p>0,0164639118</text:p>
          </table:table-cell>
          <table:table-cell office:value-type="float" office:value="0.103219756515563" calcext:value-type="float">
            <text:p>0,1032197565</text:p>
          </table:table-cell>
          <table:table-cell office:value-type="float" office:value="0.0554104495106687" calcext:value-type="float">
            <text:p>0,0554104495</text:p>
          </table:table-cell>
          <table:table-cell office:value-type="float" office:value="5.84395760949701" calcext:value-type="float">
            <text:p>5,8439576095</text:p>
          </table:table-cell>
          <table:table-cell office:value-type="float" office:value="0.481420673868235" calcext:value-type="float">
            <text:p>0,4814206739</text:p>
          </table:table-cell>
          <table:table-cell office:value-type="float" office:value="0.64226920979804" calcext:value-type="float">
            <text:p>0,6422692098</text:p>
          </table:table-cell>
          <table:table-cell office:value-type="float" office:value="0.630487018337286" calcext:value-type="float">
            <text:p>0,6304870183</text:p>
          </table:table-cell>
          <table:table-cell office:value-type="float" office:value="7.23280287611074" calcext:value-type="float">
            <text:p>7,2328028761</text:p>
          </table:table-cell>
          <table:table-cell office:value-type="float" office:value="0.993042378241619" calcext:value-type="float">
            <text:p>0,9930423782</text:p>
          </table:table-cell>
          <table:table-cell office:value-type="float" office:value="0.623563218390805" calcext:value-type="float">
            <text:p>0,6235632184</text:p>
          </table:table-cell>
          <table:table-cell office:value-type="float" office:value="0.215131286733865" calcext:value-type="float">
            <text:p>0,2151312867</text:p>
          </table:table-cell>
          <table:table-cell office:value-type="float" office:value="0.0785410685088629" calcext:value-type="float">
            <text:p>0,0785410685</text:p>
          </table:table-cell>
          <table:table-cell office:value-type="float" office:value="164.752981375425" calcext:value-type="float">
            <text:p>164,7529813754</text:p>
          </table:table-cell>
        </table:table-row>
        <table:table-row table:style-name="ro1">
          <table:table-cell office:value-type="float" office:value="0.0518535115848687" calcext:value-type="float">
            <text:p>0,0518535116</text:p>
          </table:table-cell>
          <table:table-cell office:value-type="float" office:value="0.240215222450607" calcext:value-type="float">
            <text:p>0,2402152225</text:p>
          </table:table-cell>
          <table:table-cell office:value-type="float" office:value="0.0433186926080709" calcext:value-type="float">
            <text:p>0,0433186926</text:p>
          </table:table-cell>
          <table:table-cell office:value-type="float" office:value="0.181434608030345" calcext:value-type="float">
            <text:p>0,181434608</text:p>
          </table:table-cell>
          <table:table-cell office:value-type="float" office:value="0.0460365653026457" calcext:value-type="float">
            <text:p>0,0460365653</text:p>
          </table:table-cell>
          <table:table-cell office:value-type="float" office:value="0.172725044527083" calcext:value-type="float">
            <text:p>0,1727250445</text:p>
          </table:table-cell>
          <table:table-cell office:value-type="float" office:value="0.0273586772475992" calcext:value-type="float">
            <text:p>0,0273586772</text:p>
          </table:table-cell>
          <table:table-cell office:value-type="float" office:value="0.0824612860486578" calcext:value-type="float">
            <text:p>0,082461286</text:p>
          </table:table-cell>
          <table:table-cell office:value-type="float" office:value="0.139437464825752" calcext:value-type="float">
            <text:p>0,1394374648</text:p>
          </table:table-cell>
          <table:table-cell office:value-type="float" office:value="3.31839132313777" calcext:value-type="float">
            <text:p>3,3183913231</text:p>
          </table:table-cell>
          <table:table-cell office:value-type="float" office:value="0.490877901608623" calcext:value-type="float">
            <text:p>0,4908779016</text:p>
          </table:table-cell>
          <table:table-cell office:value-type="float" office:value="0.59960526305026" calcext:value-type="float">
            <text:p>0,5996052631</text:p>
          </table:table-cell>
          <table:table-cell office:value-type="float" office:value="0.798882813675354" calcext:value-type="float">
            <text:p>0,7988828137</text:p>
          </table:table-cell>
          <table:table-cell office:value-type="float" office:value="4.59483277283866" calcext:value-type="float">
            <text:p>4,5948327728</text:p>
          </table:table-cell>
          <table:table-cell office:value-type="float" office:value="0.983554712207464" calcext:value-type="float">
            <text:p>0,9835547122</text:p>
          </table:table-cell>
          <table:table-cell office:value-type="float" office:value="0.75" calcext:value-type="float">
            <text:p>0,75</text:p>
          </table:table-cell>
          <table:table-cell office:value-type="float" office:value="0.110652906734441" calcext:value-type="float">
            <text:p>0,1106529067</text:p>
          </table:table-cell>
          <table:table-cell office:value-type="float" office:value="0.0793942729806336" calcext:value-type="float">
            <text:p>0,079394273</text:p>
          </table:table-cell>
          <table:table-cell office:value-type="float" office:value="200.311750730139" calcext:value-type="float">
            <text:p>200,3117507301</text:p>
          </table:table-cell>
        </table:table-row>
        <table:table-row table:style-name="ro1">
          <table:table-cell office:value-type="float" office:value="0.0232287219276067" calcext:value-type="float">
            <text:p>0,0232287219</text:p>
          </table:table-cell>
          <table:table-cell office:value-type="float" office:value="0.228410416324111" calcext:value-type="float">
            <text:p>0,2284104163</text:p>
          </table:table-cell>
          <table:table-cell office:value-type="float" office:value="0.0193633928189362" calcext:value-type="float">
            <text:p>0,0193633928</text:p>
          </table:table-cell>
          <table:table-cell office:value-type="float" office:value="0.172590210073332" calcext:value-type="float">
            <text:p>0,1725902101</text:p>
          </table:table-cell>
          <table:table-cell office:value-type="float" office:value="0.0222315770292181" calcext:value-type="float">
            <text:p>0,022231577</text:p>
          </table:table-cell>
          <table:table-cell office:value-type="float" office:value="0.192883992599522" calcext:value-type="float">
            <text:p>0,1928839926</text:p>
          </table:table-cell>
          <table:table-cell office:value-type="float" office:value="0.0141793025294928" calcext:value-type="float">
            <text:p>0,0141793025</text:p>
          </table:table-cell>
          <table:table-cell office:value-type="float" office:value="0.0840963925865222" calcext:value-type="float">
            <text:p>0,0840963926</text:p>
          </table:table-cell>
          <table:table-cell office:value-type="float" office:value="0.0616410748794078" calcext:value-type="float">
            <text:p>0,0616410749</text:p>
          </table:table-cell>
          <table:table-cell office:value-type="float" office:value="4.68160860372129" calcext:value-type="float">
            <text:p>4,6816086037</text:p>
          </table:table-cell>
          <table:table-cell office:value-type="float" office:value="0.478915172888839" calcext:value-type="float">
            <text:p>0,4789151729</text:p>
          </table:table-cell>
          <table:table-cell office:value-type="float" office:value="0.615657115547821" calcext:value-type="float">
            <text:p>0,6156571155</text:p>
          </table:table-cell>
          <table:table-cell office:value-type="float" office:value="0.619559242105574" calcext:value-type="float">
            <text:p>0,6195592421</text:p>
          </table:table-cell>
          <table:table-cell office:value-type="float" office:value="5.97524671718992" calcext:value-type="float">
            <text:p>5,9752467172</text:p>
          </table:table-cell>
          <table:table-cell office:value-type="float" office:value="0.995256166982922" calcext:value-type="float">
            <text:p>0,995256167</text:p>
          </table:table-cell>
          <table:table-cell office:value-type="float" office:value="0.681034482758621" calcext:value-type="float">
            <text:p>0,6810344828</text:p>
          </table:table-cell>
          <table:table-cell office:value-type="float" office:value="0.160324921405886" calcext:value-type="float">
            <text:p>0,1603249214</text:p>
          </table:table-cell>
          <table:table-cell office:value-type="float" office:value="0.118300507980886" calcext:value-type="float">
            <text:p>0,118300508</text:p>
          </table:table-cell>
          <table:table-cell office:value-type="float" office:value="271.02646378421" calcext:value-type="float">
            <text:p>271,0264637842</text:p>
          </table:table-cell>
        </table:table-row>
        <table:table-row table:style-name="ro1">
          <table:table-cell office:value-type="float" office:value="0.0113663383273885" calcext:value-type="float">
            <text:p>0,0113663383</text:p>
          </table:table-cell>
          <table:table-cell office:value-type="float" office:value="0.234998874911729" calcext:value-type="float">
            <text:p>0,2349988749</text:p>
          </table:table-cell>
          <table:table-cell office:value-type="float" office:value="0.0105242933757293" calcext:value-type="float">
            <text:p>0,0105242934</text:p>
          </table:table-cell>
          <table:table-cell office:value-type="float" office:value="0.167474050162253" calcext:value-type="float">
            <text:p>0,1674740502</text:p>
          </table:table-cell>
          <table:table-cell office:value-type="float" office:value="0.011983413137475" calcext:value-type="float">
            <text:p>0,0119834131</text:p>
          </table:table-cell>
          <table:table-cell office:value-type="float" office:value="0.205345626703688" calcext:value-type="float">
            <text:p>0,2053456267</text:p>
          </table:table-cell>
          <table:table-cell office:value-type="float" office:value="0.00896613655274924" calcext:value-type="float">
            <text:p>0,0089661366</text:p>
          </table:table-cell>
          <table:table-cell office:value-type="float" office:value="0.0868578998652711" calcext:value-type="float">
            <text:p>0,0868578999</text:p>
          </table:table-cell>
          <table:table-cell office:value-type="float" office:value="0.0395818103399292" calcext:value-type="float">
            <text:p>0,0395818103</text:p>
          </table:table-cell>
          <table:table-cell office:value-type="float" office:value="5.94004357911261" calcext:value-type="float">
            <text:p>5,9400435791</text:p>
          </table:table-cell>
          <table:table-cell office:value-type="float" office:value="0.477796215118674" calcext:value-type="float">
            <text:p>0,4777962151</text:p>
          </table:table-cell>
          <table:table-cell office:value-type="float" office:value="0.615058071140585" calcext:value-type="float">
            <text:p>0,6150580711</text:p>
          </table:table-cell>
          <table:table-cell office:value-type="float" office:value="0.560218206732278" calcext:value-type="float">
            <text:p>0,5602182067</text:p>
          </table:table-cell>
          <table:table-cell office:value-type="float" office:value="7.24977816589947" calcext:value-type="float">
            <text:p>7,2497781659</text:p>
          </table:table-cell>
          <table:table-cell office:value-type="float" office:value="0.995256166982922" calcext:value-type="float">
            <text:p>0,995256167</text:p>
          </table:table-cell>
          <table:table-cell office:value-type="float" office:value="0.626436781609195" calcext:value-type="float">
            <text:p>0,6264367816</text:p>
          </table:table-cell>
          <table:table-cell office:value-type="float" office:value="0.221899486362835" calcext:value-type="float">
            <text:p>0,2218994864</text:p>
          </table:table-cell>
          <table:table-cell office:value-type="float" office:value="0.13356494518763" calcext:value-type="float">
            <text:p>0,1335649452</text:p>
          </table:table-cell>
          <table:table-cell office:value-type="float" office:value="281.465861158731" calcext:value-type="float">
            <text:p>281,4658611587</text:p>
          </table:table-cell>
        </table:table-row>
        <table:table-row table:style-name="ro1">
          <table:table-cell office:value-type="float" office:value="0.00759654750561842" calcext:value-type="float">
            <text:p>0,0075965475</text:p>
          </table:table-cell>
          <table:table-cell office:value-type="float" office:value="0.241162452455118" calcext:value-type="float">
            <text:p>0,2411624525</text:p>
          </table:table-cell>
          <table:table-cell office:value-type="float" office:value="0.00660292200979169" calcext:value-type="float">
            <text:p>0,006602922</text:p>
          </table:table-cell>
          <table:table-cell office:value-type="float" office:value="0.162865652354506" calcext:value-type="float">
            <text:p>0,1628656524</text:p>
          </table:table-cell>
          <table:table-cell office:value-type="float" office:value="0.00908737114184338" calcext:value-type="float">
            <text:p>0,0090873711</text:p>
          </table:table-cell>
          <table:table-cell office:value-type="float" office:value="0.211994542023729" calcext:value-type="float">
            <text:p>0,211994542</text:p>
          </table:table-cell>
          <table:table-cell office:value-type="float" office:value="0.00710821752753535" calcext:value-type="float">
            <text:p>0,0071082175</text:p>
          </table:table-cell>
          <table:table-cell office:value-type="float" office:value="0.0907241590366225" calcext:value-type="float">
            <text:p>0,090724159</text:p>
          </table:table-cell>
          <table:table-cell office:value-type="float" office:value="0.0323473437831947" calcext:value-type="float">
            <text:p>0,0323473438</text:p>
          </table:table-cell>
          <table:table-cell office:value-type="float" office:value="6.60016750990702" calcext:value-type="float">
            <text:p>6,6001675099</text:p>
          </table:table-cell>
          <table:table-cell office:value-type="float" office:value="0.477180474453678" calcext:value-type="float">
            <text:p>0,4771804745</text:p>
          </table:table-cell>
          <table:table-cell office:value-type="float" office:value="0.609509609125811" calcext:value-type="float">
            <text:p>0,6095096091</text:p>
          </table:table-cell>
          <table:table-cell office:value-type="float" office:value="0.539922874215884" calcext:value-type="float">
            <text:p>0,5399228742</text:p>
          </table:table-cell>
          <table:table-cell office:value-type="float" office:value="7.91642397950436" calcext:value-type="float">
            <text:p>7,9164239795</text:p>
          </table:table-cell>
          <table:table-cell office:value-type="float" office:value="0.995888678051866" calcext:value-type="float">
            <text:p>0,9958886781</text:p>
          </table:table-cell>
          <table:table-cell office:value-type="float" office:value="0.60632183908046" calcext:value-type="float">
            <text:p>0,6063218391</text:p>
          </table:table-cell>
          <table:table-cell office:value-type="float" office:value="0.25907567109721" calcext:value-type="float">
            <text:p>0,2590756711</text:p>
          </table:table-cell>
          <table:table-cell office:value-type="float" office:value="0.144070027313424" calcext:value-type="float">
            <text:p>0,1440700273</text:p>
          </table:table-cell>
          <table:table-cell office:value-type="float" office:value="293.854832376948" calcext:value-type="float">
            <text:p>293,8548323769</text:p>
          </table:table-cell>
        </table:table-row>
        <table:table-row table:style-name="ro1">
          <table:table-cell office:value-type="float" office:value="0.00678046696323533" calcext:value-type="float">
            <text:p>0,006780467</text:p>
          </table:table-cell>
          <table:table-cell office:value-type="float" office:value="0.239498600607727" calcext:value-type="float">
            <text:p>0,2394986006</text:p>
          </table:table-cell>
          <table:table-cell office:value-type="float" office:value="0.0057745128036558" calcext:value-type="float">
            <text:p>0,0057745128</text:p>
          </table:table-cell>
          <table:table-cell office:value-type="float" office:value="0.166776633447594" calcext:value-type="float">
            <text:p>0,1667766334</text:p>
          </table:table-cell>
          <table:table-cell office:value-type="float" office:value="0.00902179440967875" calcext:value-type="float">
            <text:p>0,0090217944</text:p>
          </table:table-cell>
          <table:table-cell office:value-type="float" office:value="0.214139826421662" calcext:value-type="float">
            <text:p>0,2141398264</text:p>
          </table:table-cell>
          <table:table-cell office:value-type="float" office:value="0.00721589776655498" calcext:value-type="float">
            <text:p>0,0072158978</text:p>
          </table:table-cell>
          <table:table-cell office:value-type="float" office:value="0.0936852302707331" calcext:value-type="float">
            <text:p>0,0936852303</text:p>
          </table:table-cell>
          <table:table-cell office:value-type="float" office:value="0.0284933362079831" calcext:value-type="float">
            <text:p>0,0284933362</text:p>
          </table:table-cell>
          <table:table-cell office:value-type="float" office:value="6.94622915600234" calcext:value-type="float">
            <text:p>6,946229156</text:p>
          </table:table-cell>
          <table:table-cell office:value-type="float" office:value="0.477156964492979" calcext:value-type="float">
            <text:p>0,4771569645</text:p>
          </table:table-cell>
          <table:table-cell office:value-type="float" office:value="0.609929945191433" calcext:value-type="float">
            <text:p>0,6099299452</text:p>
          </table:table-cell>
          <table:table-cell office:value-type="float" office:value="0.534442972073745" calcext:value-type="float">
            <text:p>0,5344429721</text:p>
          </table:table-cell>
          <table:table-cell office:value-type="float" office:value="8.27025936492558" calcext:value-type="float">
            <text:p>8,2702593649</text:p>
          </table:table-cell>
          <table:table-cell office:value-type="float" office:value="0.995888678051866" calcext:value-type="float">
            <text:p>0,9958886781</text:p>
          </table:table-cell>
          <table:table-cell office:value-type="float" office:value="0.603448275862069" calcext:value-type="float">
            <text:p>0,6034482759</text:p>
          </table:table-cell>
          <table:table-cell office:value-type="float" office:value="0.285731012656448" calcext:value-type="float">
            <text:p>0,2857310127</text:p>
          </table:table-cell>
          <table:table-cell office:value-type="float" office:value="0.143357027949283" calcext:value-type="float">
            <text:p>0,1433570279</text:p>
          </table:table-cell>
          <table:table-cell office:value-type="float" office:value="291.014766737045" calcext:value-type="float">
            <text:p>291,014766737</text:p>
          </table:table-cell>
        </table:table-row>
        <table:table-row table:style-name="ro1">
          <table:table-cell office:value-type="float" office:value="0.00963551350279094" calcext:value-type="float">
            <text:p>0,0096355135</text:p>
          </table:table-cell>
          <table:table-cell office:value-type="float" office:value="0.250819609268641" calcext:value-type="float">
            <text:p>0,2508196093</text:p>
          </table:table-cell>
          <table:table-cell office:value-type="float" office:value="0.00775567356731764" calcext:value-type="float">
            <text:p>0,0077556736</text:p>
          </table:table-cell>
          <table:table-cell office:value-type="float" office:value="0.168532592372654" calcext:value-type="float">
            <text:p>0,1685325924</text:p>
          </table:table-cell>
          <table:table-cell office:value-type="float" office:value="0.0132924683535519" calcext:value-type="float">
            <text:p>0,0132924684</text:p>
          </table:table-cell>
          <table:table-cell office:value-type="float" office:value="0.250029557400984" calcext:value-type="float">
            <text:p>0,2500295574</text:p>
          </table:table-cell>
          <table:table-cell office:value-type="float" office:value="0.0098611821090767" calcext:value-type="float">
            <text:p>0,0098611821</text:p>
          </table:table-cell>
          <table:table-cell office:value-type="float" office:value="0.090501404081116" calcext:value-type="float">
            <text:p>0,0905014041</text:p>
          </table:table-cell>
          <table:table-cell office:value-type="float" office:value="0.027714483753824" calcext:value-type="float">
            <text:p>0,0277144838</text:p>
          </table:table-cell>
          <table:table-cell office:value-type="float" office:value="7.01163775368658" calcext:value-type="float">
            <text:p>7,0116377537</text:p>
          </table:table-cell>
          <table:table-cell office:value-type="float" office:value="0.477195708332071" calcext:value-type="float">
            <text:p>0,4771957083</text:p>
          </table:table-cell>
          <table:table-cell office:value-type="float" office:value="0.606831463760343" calcext:value-type="float">
            <text:p>0,6068314638</text:p>
          </table:table-cell>
          <table:table-cell office:value-type="float" office:value="0.545455028933863" calcext:value-type="float">
            <text:p>0,5454550289</text:p>
          </table:table-cell>
          <table:table-cell office:value-type="float" office:value="8.37835247763272" calcext:value-type="float">
            <text:p>8,3783524776</text:p>
          </table:table-cell>
          <table:table-cell office:value-type="float" office:value="0.995888678051866" calcext:value-type="float">
            <text:p>0,9958886781</text:p>
          </table:table-cell>
          <table:table-cell office:value-type="float" office:value="0.603448275862069" calcext:value-type="float">
            <text:p>0,6034482759</text:p>
          </table:table-cell>
          <table:table-cell office:value-type="float" office:value="0.293218364754254" calcext:value-type="float">
            <text:p>0,2932183648</text:p>
          </table:table-cell>
          <table:table-cell office:value-type="float" office:value="0.147482426687152" calcext:value-type="float">
            <text:p>0,1474824267</text:p>
          </table:table-cell>
          <table:table-cell office:value-type="float" office:value="299.389326174918" calcext:value-type="float">
            <text:p>299,3893261749</text:p>
          </table:table-cell>
        </table:table-row>
        <table:table-row table:style-name="ro1">
          <table:table-cell office:value-type="float" office:value="0.0163681057294198" calcext:value-type="float">
            <text:p>0,0163681057</text:p>
          </table:table-cell>
          <table:table-cell office:value-type="float" office:value="0.227559647724586" calcext:value-type="float">
            <text:p>0,2275596477</text:p>
          </table:table-cell>
          <table:table-cell office:value-type="float" office:value="0.0122502568472756" calcext:value-type="float">
            <text:p>0,0122502568</text:p>
          </table:table-cell>
          <table:table-cell office:value-type="float" office:value="0.164735542619822" calcext:value-type="float">
            <text:p>0,1647355426</text:p>
          </table:table-cell>
          <table:table-cell office:value-type="float" office:value="0.0187887568498372" calcext:value-type="float">
            <text:p>0,0187887568</text:p>
          </table:table-cell>
          <table:table-cell office:value-type="float" office:value="0.224788297701362" calcext:value-type="float">
            <text:p>0,2247882977</text:p>
          </table:table-cell>
          <table:table-cell office:value-type="float" office:value="0.0130228608129297" calcext:value-type="float">
            <text:p>0,0130228608</text:p>
          </table:table-cell>
          <table:table-cell office:value-type="float" office:value="0.0789001058573345" calcext:value-type="float">
            <text:p>0,0789001059</text:p>
          </table:table-cell>
          <table:table-cell office:value-type="float" office:value="0.0309596908694556" calcext:value-type="float">
            <text:p>0,0309596909</text:p>
          </table:table-cell>
          <table:table-cell office:value-type="float" office:value="5.90531675063941" calcext:value-type="float">
            <text:p>5,9053167506</text:p>
          </table:table-cell>
          <table:table-cell office:value-type="float" office:value="0.477411950505436" calcext:value-type="float">
            <text:p>0,4774119505</text:p>
          </table:table-cell>
          <table:table-cell office:value-type="float" office:value="0.609357693072023" calcext:value-type="float">
            <text:p>0,6093576931</text:p>
          </table:table-cell>
          <table:table-cell office:value-type="float" office:value="0.568801621105911" calcext:value-type="float">
            <text:p>0,5688016211</text:p>
          </table:table-cell>
          <table:table-cell office:value-type="float" office:value="7.21065807856362" calcext:value-type="float">
            <text:p>7,2106580786</text:p>
          </table:table-cell>
          <table:table-cell office:value-type="float" office:value="0.995888678051866" calcext:value-type="float">
            <text:p>0,9958886781</text:p>
          </table:table-cell>
          <table:table-cell office:value-type="float" office:value="0.64080459770115" calcext:value-type="float">
            <text:p>0,6408045977</text:p>
          </table:table-cell>
          <table:table-cell office:value-type="float" office:value="0.279401829130044" calcext:value-type="float">
            <text:p>0,2794018291</text:p>
          </table:table-cell>
          <table:table-cell office:value-type="float" office:value="0.124582845837799" calcext:value-type="float">
            <text:p>0,1245828458</text:p>
          </table:table-cell>
          <table:table-cell office:value-type="float" office:value="268.559088011015" calcext:value-type="float">
            <text:p>268,559088011</text:p>
          </table:table-cell>
        </table:table-row>
        <table:table-row table:style-name="ro1">
          <table:table-cell office:value-type="float" office:value="0.0534198192500873" calcext:value-type="float">
            <text:p>0,0534198193</text:p>
          </table:table-cell>
          <table:table-cell office:value-type="float" office:value="0.244270847220472" calcext:value-type="float">
            <text:p>0,2442708472</text:p>
          </table:table-cell>
          <table:table-cell office:value-type="float" office:value="0.0428185516115888" calcext:value-type="float">
            <text:p>0,0428185516</text:p>
          </table:table-cell>
          <table:table-cell office:value-type="float" office:value="0.180094900447424" calcext:value-type="float">
            <text:p>0,1800949004</text:p>
          </table:table-cell>
          <table:table-cell office:value-type="float" office:value="0.0474031254519508" calcext:value-type="float">
            <text:p>0,0474031255</text:p>
          </table:table-cell>
          <table:table-cell office:value-type="float" office:value="0.227534624668273" calcext:value-type="float">
            <text:p>0,2275346247</text:p>
          </table:table-cell>
          <table:table-cell office:value-type="float" office:value="0.0294816920507737" calcext:value-type="float">
            <text:p>0,0294816921</text:p>
          </table:table-cell>
          <table:table-cell office:value-type="float" office:value="0.0803867548674416" calcext:value-type="float">
            <text:p>0,0803867549</text:p>
          </table:table-cell>
          <table:table-cell office:value-type="float" office:value="0.154306469965929" calcext:value-type="float">
            <text:p>0,15430647</text:p>
          </table:table-cell>
          <table:table-cell office:value-type="float" office:value="4.04414251670723" calcext:value-type="float">
            <text:p>4,0441425167</text:p>
          </table:table-cell>
          <table:table-cell office:value-type="float" office:value="0.492022081248222" calcext:value-type="float">
            <text:p>0,4920220812</text:p>
          </table:table-cell>
          <table:table-cell office:value-type="float" office:value="0.605827215673595" calcext:value-type="float">
            <text:p>0,6058272157</text:p>
          </table:table-cell>
          <table:table-cell office:value-type="float" office:value="0.819451740276655" calcext:value-type="float">
            <text:p>0,8194517403</text:p>
          </table:table-cell>
          <table:table-cell office:value-type="float" office:value="5.38225685111408" calcext:value-type="float">
            <text:p>5,3822568511</text:p>
          </table:table-cell>
          <table:table-cell office:value-type="float" office:value="0.981973434535104" calcext:value-type="float">
            <text:p>0,9819734345</text:p>
          </table:table-cell>
          <table:table-cell office:value-type="float" office:value="0.701149425287356" calcext:value-type="float">
            <text:p>0,7011494253</text:p>
          </table:table-cell>
          <table:table-cell office:value-type="float" office:value="0.113631931253228" calcext:value-type="float">
            <text:p>0,1136319313</text:p>
          </table:table-cell>
          <table:table-cell office:value-type="float" office:value="0.0784273357776831" calcext:value-type="float">
            <text:p>0,0784273358</text:p>
          </table:table-cell>
          <table:table-cell office:value-type="float" office:value="184.983942654295" calcext:value-type="float">
            <text:p>184,9839426543</text:p>
          </table:table-cell>
        </table:table-row>
        <table:table-row table:style-name="ro1">
          <table:table-cell office:value-type="float" office:value="0.0235220573399276" calcext:value-type="float">
            <text:p>0,0235220573</text:p>
          </table:table-cell>
          <table:table-cell office:value-type="float" office:value="0.228892577419393" calcext:value-type="float">
            <text:p>0,2288925774</text:p>
          </table:table-cell>
          <table:table-cell office:value-type="float" office:value="0.0172887330388128" calcext:value-type="float">
            <text:p>0,017288733</text:p>
          </table:table-cell>
          <table:table-cell office:value-type="float" office:value="0.174978952902667" calcext:value-type="float">
            <text:p>0,1749789529</text:p>
          </table:table-cell>
          <table:table-cell office:value-type="float" office:value="0.020722194426303" calcext:value-type="float">
            <text:p>0,0207221944</text:p>
          </table:table-cell>
          <table:table-cell office:value-type="float" office:value="0.201428552236064" calcext:value-type="float">
            <text:p>0,2014285522</text:p>
          </table:table-cell>
          <table:table-cell office:value-type="float" office:value="0.0154734435118036" calcext:value-type="float">
            <text:p>0,0154734435</text:p>
          </table:table-cell>
          <table:table-cell office:value-type="float" office:value="0.0914029523807805" calcext:value-type="float">
            <text:p>0,0914029524</text:p>
          </table:table-cell>
          <table:table-cell office:value-type="float" office:value="0.0568804113692259" calcext:value-type="float">
            <text:p>0,0568804114</text:p>
          </table:table-cell>
          <table:table-cell office:value-type="float" office:value="5.002400211464" calcext:value-type="float">
            <text:p>5,0024002115</text:p>
          </table:table-cell>
          <table:table-cell office:value-type="float" office:value="0.479592274103943" calcext:value-type="float">
            <text:p>0,4795922741</text:p>
          </table:table-cell>
          <table:table-cell office:value-type="float" office:value="0.597568068781803" calcext:value-type="float">
            <text:p>0,5975680688</text:p>
          </table:table-cell>
          <table:table-cell office:value-type="float" office:value="0.613479114913398" calcext:value-type="float">
            <text:p>0,6134791149</text:p>
          </table:table-cell>
          <table:table-cell office:value-type="float" office:value="6.29667117677886" calcext:value-type="float">
            <text:p>6,2966711768</text:p>
          </table:table-cell>
          <table:table-cell office:value-type="float" office:value="0.993991144845035" calcext:value-type="float">
            <text:p>0,9939911448</text:p>
          </table:table-cell>
          <table:table-cell office:value-type="float" office:value="0.67816091954023" calcext:value-type="float">
            <text:p>0,6781609195</text:p>
          </table:table-cell>
          <table:table-cell office:value-type="float" office:value="0.170467562354096" calcext:value-type="float">
            <text:p>0,1704675624</text:p>
          </table:table-cell>
          <table:table-cell office:value-type="float" office:value="0.117148903183648" calcext:value-type="float">
            <text:p>0,1171489032</text:p>
          </table:table-cell>
          <table:table-cell office:value-type="float" office:value="267.255697796295" calcext:value-type="float">
            <text:p>267,2556977963</text:p>
          </table:table-cell>
        </table:table-row>
        <table:table-row table:style-name="ro1">
          <table:table-cell office:value-type="float" office:value="0.016848412819919" calcext:value-type="float">
            <text:p>0,0168484128</text:p>
          </table:table-cell>
          <table:table-cell office:value-type="float" office:value="0.260700008087763" calcext:value-type="float">
            <text:p>0,2607000081</text:p>
          </table:table-cell>
          <table:table-cell office:value-type="float" office:value="0.0139400245123512" calcext:value-type="float">
            <text:p>0,0139400245</text:p>
          </table:table-cell>
          <table:table-cell office:value-type="float" office:value="0.189464757525049" calcext:value-type="float">
            <text:p>0,1894647575</text:p>
          </table:table-cell>
          <table:table-cell office:value-type="float" office:value="0.0150918983930415" calcext:value-type="float">
            <text:p>0,0150918984</text:p>
          </table:table-cell>
          <table:table-cell office:value-type="float" office:value="0.178526672081403" calcext:value-type="float">
            <text:p>0,1785266721</text:p>
          </table:table-cell>
          <table:table-cell office:value-type="float" office:value="0.011023973830982" calcext:value-type="float">
            <text:p>0,0110239738</text:p>
          </table:table-cell>
          <table:table-cell office:value-type="float" office:value="0.0841780831723836" calcext:value-type="float">
            <text:p>0,0841780832</text:p>
          </table:table-cell>
          <table:table-cell office:value-type="float" office:value="0.0582865618433948" calcext:value-type="float">
            <text:p>0,0582865618</text:p>
          </table:table-cell>
          <table:table-cell office:value-type="float" office:value="5.3283776618733" calcext:value-type="float">
            <text:p>5,3283776619</text:p>
          </table:table-cell>
          <table:table-cell office:value-type="float" office:value="0.478272881040763" calcext:value-type="float">
            <text:p>0,478272881</text:p>
          </table:table-cell>
          <table:table-cell office:value-type="float" office:value="0.60773383851709" calcext:value-type="float">
            <text:p>0,6077338385</text:p>
          </table:table-cell>
          <table:table-cell office:value-type="float" office:value="0.593463751690664" calcext:value-type="float">
            <text:p>0,5934637517</text:p>
          </table:table-cell>
          <table:table-cell office:value-type="float" office:value="6.6489810409217" calcext:value-type="float">
            <text:p>6,6489810409</text:p>
          </table:table-cell>
          <table:table-cell office:value-type="float" office:value="0.993674889310563" calcext:value-type="float">
            <text:p>0,9936748893</text:p>
          </table:table-cell>
          <table:table-cell office:value-type="float" office:value="0.683908045977011" calcext:value-type="float">
            <text:p>0,683908046</text:p>
          </table:table-cell>
          <table:table-cell office:value-type="float" office:value="0.200750780218172" calcext:value-type="float">
            <text:p>0,2007507802</text:p>
          </table:table-cell>
          <table:table-cell office:value-type="float" office:value="0.0931277462039901" calcext:value-type="float">
            <text:p>0,0931277462</text:p>
          </table:table-cell>
          <table:table-cell office:value-type="float" office:value="214.255901433313" calcext:value-type="float">
            <text:p>214,2559014333</text:p>
          </table:table-cell>
        </table:table-row>
        <table:table-row table:style-name="ro1">
          <table:table-cell office:value-type="float" office:value="0.0145182754029113" calcext:value-type="float">
            <text:p>0,0145182754</text:p>
          </table:table-cell>
          <table:table-cell office:value-type="float" office:value="0.229779120522764" calcext:value-type="float">
            <text:p>0,2297791205</text:p>
          </table:table-cell>
          <table:table-cell office:value-type="float" office:value="0.0115176911830895" calcext:value-type="float">
            <text:p>0,0115176912</text:p>
          </table:table-cell>
          <table:table-cell office:value-type="float" office:value="0.180534947874737" calcext:value-type="float">
            <text:p>0,1805349479</text:p>
          </table:table-cell>
          <table:table-cell office:value-type="float" office:value="0.0136983511243865" calcext:value-type="float">
            <text:p>0,0136983511</text:p>
          </table:table-cell>
          <table:table-cell office:value-type="float" office:value="0.186566788020706" calcext:value-type="float">
            <text:p>0,186566788</text:p>
          </table:table-cell>
          <table:table-cell office:value-type="float" office:value="0.00991530720851065" calcext:value-type="float">
            <text:p>0,0099153072</text:p>
          </table:table-cell>
          <table:table-cell office:value-type="float" office:value="0.0900023326987515" calcext:value-type="float">
            <text:p>0,0900023327</text:p>
          </table:table-cell>
          <table:table-cell office:value-type="float" office:value="0.042528795549912" calcext:value-type="float">
            <text:p>0,0425287955</text:p>
          </table:table-cell>
          <table:table-cell office:value-type="float" office:value="6.1474857155619" calcext:value-type="float">
            <text:p>6,1474857156</text:p>
          </table:table-cell>
          <table:table-cell office:value-type="float" office:value="0.477427948301612" calcext:value-type="float">
            <text:p>0,4774279483</text:p>
          </table:table-cell>
          <table:table-cell office:value-type="float" office:value="0.59923300712273" calcext:value-type="float">
            <text:p>0,5992330071</text:p>
          </table:table-cell>
          <table:table-cell office:value-type="float" office:value="0.56960637033325" calcext:value-type="float">
            <text:p>0,5696063703</text:p>
          </table:table-cell>
          <table:table-cell office:value-type="float" office:value="7.43360196516432" calcext:value-type="float">
            <text:p>7,4336019652</text:p>
          </table:table-cell>
          <table:table-cell office:value-type="float" office:value="0.995888678051866" calcext:value-type="float">
            <text:p>0,9958886781</text:p>
          </table:table-cell>
          <table:table-cell office:value-type="float" office:value="0.609195402298851" calcext:value-type="float">
            <text:p>0,6091954023</text:p>
          </table:table-cell>
          <table:table-cell office:value-type="float" office:value="0.204560913673566" calcext:value-type="float">
            <text:p>0,2045609137</text:p>
          </table:table-cell>
          <table:table-cell office:value-type="float" office:value="0.134389596823726" calcext:value-type="float">
            <text:p>0,1343895968</text:p>
          </table:table-cell>
          <table:table-cell office:value-type="float" office:value="275.409080424089" calcext:value-type="float">
            <text:p>275,4090804241</text:p>
          </table:table-cell>
        </table:table-row>
        <table:table-row table:style-name="ro1">
          <table:table-cell office:value-type="float" office:value="0.00784003823001334" calcext:value-type="float">
            <text:p>0,0078400382</text:p>
          </table:table-cell>
          <table:table-cell office:value-type="float" office:value="0.236330673905694" calcext:value-type="float">
            <text:p>0,2363306739</text:p>
          </table:table-cell>
          <table:table-cell office:value-type="float" office:value="0.00665448714168035" calcext:value-type="float">
            <text:p>0,0066544871</text:p>
          </table:table-cell>
          <table:table-cell office:value-type="float" office:value="0.176639559916833" calcext:value-type="float">
            <text:p>0,1766395599</text:p>
          </table:table-cell>
          <table:table-cell office:value-type="float" office:value="0.00966875096951497" calcext:value-type="float">
            <text:p>0,009668751</text:p>
          </table:table-cell>
          <table:table-cell office:value-type="float" office:value="0.170525483421757" calcext:value-type="float">
            <text:p>0,1705254834</text:p>
          </table:table-cell>
          <table:table-cell office:value-type="float" office:value="0.00715364846077692" calcext:value-type="float">
            <text:p>0,0071536485</text:p>
          </table:table-cell>
          <table:table-cell office:value-type="float" office:value="0.0947678370257249" calcext:value-type="float">
            <text:p>0,094767837</text:p>
          </table:table-cell>
          <table:table-cell office:value-type="float" office:value="0.0292512318678841" calcext:value-type="float">
            <text:p>0,0292512319</text:p>
          </table:table-cell>
          <table:table-cell office:value-type="float" office:value="7.24709272752355" calcext:value-type="float">
            <text:p>7,2470927275</text:p>
          </table:table-cell>
          <table:table-cell office:value-type="float" office:value="0.477150325219817" calcext:value-type="float">
            <text:p>0,4771503252</text:p>
          </table:table-cell>
          <table:table-cell office:value-type="float" office:value="0.597017841863221" calcext:value-type="float">
            <text:p>0,5970178419</text:p>
          </table:table-cell>
          <table:table-cell office:value-type="float" office:value="0.537718481085558" calcext:value-type="float">
            <text:p>0,5377184811</text:p>
          </table:table-cell>
          <table:table-cell office:value-type="float" office:value="8.52237404625991" calcext:value-type="float">
            <text:p>8,5223740463</text:p>
          </table:table-cell>
          <table:table-cell office:value-type="float" office:value="0.995888678051866" calcext:value-type="float">
            <text:p>0,9958886781</text:p>
          </table:table-cell>
          <table:table-cell office:value-type="float" office:value="0.574712643678161" calcext:value-type="float">
            <text:p>0,5747126437</text:p>
          </table:table-cell>
          <table:table-cell office:value-type="float" office:value="0.278606448410742" calcext:value-type="float">
            <text:p>0,2786064484</text:p>
          </table:table-cell>
          <table:table-cell office:value-type="float" office:value="0.153345138818921" calcext:value-type="float">
            <text:p>0,1533451388</text:p>
          </table:table-cell>
          <table:table-cell office:value-type="float" office:value="296.467268383248" calcext:value-type="float">
            <text:p>296,4672683832</text:p>
          </table:table-cell>
        </table:table-row>
        <table:table-row table:style-name="ro1">
          <table:table-cell office:value-type="float" office:value="0.00628107398590907" calcext:value-type="float">
            <text:p>0,006281074</text:p>
          </table:table-cell>
          <table:table-cell office:value-type="float" office:value="0.237570098035513" calcext:value-type="float">
            <text:p>0,237570098</text:p>
          </table:table-cell>
          <table:table-cell office:value-type="float" office:value="0.00508936817238289" calcext:value-type="float">
            <text:p>0,0050893682</text:p>
          </table:table-cell>
          <table:table-cell office:value-type="float" office:value="0.178851573229622" calcext:value-type="float">
            <text:p>0,1788515732</text:p>
          </table:table-cell>
          <table:table-cell office:value-type="float" office:value="0.00871874764368607" calcext:value-type="float">
            <text:p>0,0087187476</text:p>
          </table:table-cell>
          <table:table-cell office:value-type="float" office:value="0.181503617847017" calcext:value-type="float">
            <text:p>0,1815036178</text:p>
          </table:table-cell>
          <table:table-cell office:value-type="float" office:value="0.00640828225311238" calcext:value-type="float">
            <text:p>0,0064082823</text:p>
          </table:table-cell>
          <table:table-cell office:value-type="float" office:value="0.10152090779513" calcext:value-type="float">
            <text:p>0,1015209078</text:p>
          </table:table-cell>
          <table:table-cell office:value-type="float" office:value="0.0254098798489186" calcext:value-type="float">
            <text:p>0,0254098798</text:p>
          </table:table-cell>
          <table:table-cell office:value-type="float" office:value="8.09885105200048" calcext:value-type="float">
            <text:p>8,098851052</text:p>
          </table:table-cell>
          <table:table-cell office:value-type="float" office:value="0.477122261441636" calcext:value-type="float">
            <text:p>0,4771222614</text:p>
          </table:table-cell>
          <table:table-cell office:value-type="float" office:value="0.605042255644141" calcext:value-type="float">
            <text:p>0,6050422556</text:p>
          </table:table-cell>
          <table:table-cell office:value-type="float" office:value="0.529029613088611" calcext:value-type="float">
            <text:p>0,5290296131</text:p>
          </table:table-cell>
          <table:table-cell office:value-type="float" office:value="9.40333946717196" calcext:value-type="float">
            <text:p>9,4033394672</text:p>
          </table:table-cell>
          <table:table-cell office:value-type="float" office:value="0.995888678051866" calcext:value-type="float">
            <text:p>0,9958886781</text:p>
          </table:table-cell>
          <table:table-cell office:value-type="float" office:value="0.577586206896552" calcext:value-type="float">
            <text:p>0,5775862069</text:p>
          </table:table-cell>
          <table:table-cell office:value-type="float" office:value="0.3053546286543" calcext:value-type="float">
            <text:p>0,3053546287</text:p>
          </table:table-cell>
          <table:table-cell office:value-type="float" office:value="0.161407175303507" calcext:value-type="float">
            <text:p>0,1614071753</text:p>
          </table:table-cell>
          <table:table-cell office:value-type="float" office:value="313.614141614715" calcext:value-type="float">
            <text:p>313,6141416147</text:p>
          </table:table-cell>
        </table:table-row>
        <table:table-row table:style-name="ro1">
          <table:table-cell office:value-type="float" office:value="0.00818881645141662" calcext:value-type="float">
            <text:p>0,0081888165</text:p>
          </table:table-cell>
          <table:table-cell office:value-type="float" office:value="0.232683773897187" calcext:value-type="float">
            <text:p>0,2326837739</text:p>
          </table:table-cell>
          <table:table-cell office:value-type="float" office:value="0.007166378504108" calcext:value-type="float">
            <text:p>0,0071663785</text:p>
          </table:table-cell>
          <table:table-cell office:value-type="float" office:value="0.178851499409638" calcext:value-type="float">
            <text:p>0,1788514994</text:p>
          </table:table-cell>
          <table:table-cell office:value-type="float" office:value="0.0113965248243456" calcext:value-type="float">
            <text:p>0,0113965248</text:p>
          </table:table-cell>
          <table:table-cell office:value-type="float" office:value="0.186375704037032" calcext:value-type="float">
            <text:p>0,186375704</text:p>
          </table:table-cell>
          <table:table-cell office:value-type="float" office:value="0.00929351056531195" calcext:value-type="float">
            <text:p>0,0092935106</text:p>
          </table:table-cell>
          <table:table-cell office:value-type="float" office:value="0.0897657345559655" calcext:value-type="float">
            <text:p>0,0897657346</text:p>
          </table:table-cell>
          <table:table-cell office:value-type="float" office:value="0.0237602226636496" calcext:value-type="float">
            <text:p>0,0237602227</text:p>
          </table:table-cell>
          <table:table-cell office:value-type="float" office:value="8.91678243787188" calcext:value-type="float">
            <text:p>8,9167824379</text:p>
          </table:table-cell>
          <table:table-cell office:value-type="float" office:value="0.477144977823607" calcext:value-type="float">
            <text:p>0,4771449778</text:p>
          </table:table-cell>
          <table:table-cell office:value-type="float" office:value="0.6080499245175" calcext:value-type="float">
            <text:p>0,6080499245</text:p>
          </table:table-cell>
          <table:table-cell office:value-type="float" office:value="0.53695042999691" calcext:value-type="float">
            <text:p>0,53695043</text:p>
          </table:table-cell>
          <table:table-cell office:value-type="float" office:value="10.2125091234158" calcext:value-type="float">
            <text:p>10,2125091234</text:p>
          </table:table-cell>
          <table:table-cell office:value-type="float" office:value="0.995888678051866" calcext:value-type="float">
            <text:p>0,9958886781</text:p>
          </table:table-cell>
          <table:table-cell office:value-type="float" office:value="0.540229885057471" calcext:value-type="float">
            <text:p>0,5402298851</text:p>
          </table:table-cell>
          <table:table-cell office:value-type="float" office:value="0.321219577280671" calcext:value-type="float">
            <text:p>0,3212195773</text:p>
          </table:table-cell>
          <table:table-cell office:value-type="float" office:value="0.165239214433338" calcext:value-type="float">
            <text:p>0,1652392144</text:p>
          </table:table-cell>
          <table:table-cell office:value-type="float" office:value="300.294732363519" calcext:value-type="float">
            <text:p>300,2947323635</text:p>
          </table:table-cell>
        </table:table-row>
        <table:table-row table:style-name="ro1">
          <table:table-cell office:value-type="float" office:value="0.0359088429305521" calcext:value-type="float">
            <text:p>0,0359088429</text:p>
          </table:table-cell>
          <table:table-cell office:value-type="float" office:value="0.23870291949023" calcext:value-type="float">
            <text:p>0,2387029195</text:p>
          </table:table-cell>
          <table:table-cell office:value-type="float" office:value="0.0329838433858852" calcext:value-type="float">
            <text:p>0,0329838434</text:p>
          </table:table-cell>
          <table:table-cell office:value-type="float" office:value="0.235412750664683" calcext:value-type="float">
            <text:p>0,2354127507</text:p>
          </table:table-cell>
          <table:table-cell office:value-type="float" office:value="0.0343013867950094" calcext:value-type="float">
            <text:p>0,0343013868</text:p>
          </table:table-cell>
          <table:table-cell office:value-type="float" office:value="0.279516115822781" calcext:value-type="float">
            <text:p>0,2795161158</text:p>
          </table:table-cell>
          <table:table-cell office:value-type="float" office:value="0.0217789023216669" calcext:value-type="float">
            <text:p>0,0217789023</text:p>
          </table:table-cell>
          <table:table-cell office:value-type="float" office:value="0.103876764707695" calcext:value-type="float">
            <text:p>0,1038767647</text:p>
          </table:table-cell>
          <table:table-cell office:value-type="float" office:value="0.138457788142568" calcext:value-type="float">
            <text:p>0,1384577881</text:p>
          </table:table-cell>
          <table:table-cell office:value-type="float" office:value="3.76270906453759" calcext:value-type="float">
            <text:p>3,7627090645</text:p>
          </table:table-cell>
          <table:table-cell office:value-type="float" office:value="0.488289980921166" calcext:value-type="float">
            <text:p>0,4882899809</text:p>
          </table:table-cell>
          <table:table-cell office:value-type="float" office:value="0.604764853315107" calcext:value-type="float">
            <text:p>0,6047648533</text:p>
          </table:table-cell>
          <table:table-cell office:value-type="float" office:value="0.751720747979361" calcext:value-type="float">
            <text:p>0,751720748</text:p>
          </table:table-cell>
          <table:table-cell office:value-type="float" office:value="5.22498250624229" calcext:value-type="float">
            <text:p>5,2249825062</text:p>
          </table:table-cell>
          <table:table-cell office:value-type="float" office:value="0.982289690069576" calcext:value-type="float">
            <text:p>0,9822896901</text:p>
          </table:table-cell>
          <table:table-cell office:value-type="float" office:value="0.75" calcext:value-type="float">
            <text:p>0,75</text:p>
          </table:table-cell>
          <table:table-cell office:value-type="float" office:value="0.256256211370555" calcext:value-type="float">
            <text:p>0,2562562114</text:p>
          </table:table-cell>
          <table:table-cell office:value-type="float" office:value="0.0298787238014686" calcext:value-type="float">
            <text:p>0,0298787238</text:p>
          </table:table-cell>
          <table:table-cell office:value-type="float" office:value="75.3840201511052" calcext:value-type="float">
            <text:p>75,3840201511</text:p>
          </table:table-cell>
        </table:table-row>
        <table:table-row table:style-name="ro1">
          <table:table-cell office:value-type="float" office:value="0.0515441219735833" calcext:value-type="float">
            <text:p>0,051544122</text:p>
          </table:table-cell>
          <table:table-cell office:value-type="float" office:value="0.241959958390186" calcext:value-type="float">
            <text:p>0,2419599584</text:p>
          </table:table-cell>
          <table:table-cell office:value-type="float" office:value="0.0494414503651454" calcext:value-type="float">
            <text:p>0,0494414504</text:p>
          </table:table-cell>
          <table:table-cell office:value-type="float" office:value="0.178843958603403" calcext:value-type="float">
            <text:p>0,1788439586</text:p>
          </table:table-cell>
          <table:table-cell office:value-type="float" office:value="0.0461949103129496" calcext:value-type="float">
            <text:p>0,0461949103</text:p>
          </table:table-cell>
          <table:table-cell office:value-type="float" office:value="0.186630831498248" calcext:value-type="float">
            <text:p>0,1866308315</text:p>
          </table:table-cell>
          <table:table-cell office:value-type="float" office:value="0.0279613568466231" calcext:value-type="float">
            <text:p>0,0279613568</text:p>
          </table:table-cell>
          <table:table-cell office:value-type="float" office:value="0.0788657190988206" calcext:value-type="float">
            <text:p>0,0788657191</text:p>
          </table:table-cell>
          <table:table-cell office:value-type="float" office:value="0.145338058166835" calcext:value-type="float">
            <text:p>0,1453380582</text:p>
          </table:table-cell>
          <table:table-cell office:value-type="float" office:value="3.52231727702672" calcext:value-type="float">
            <text:p>3,522317277</text:p>
          </table:table-cell>
          <table:table-cell office:value-type="float" office:value="0.488103223027948" calcext:value-type="float">
            <text:p>0,488103223</text:p>
          </table:table-cell>
          <table:table-cell office:value-type="float" office:value="0.593422646152562" calcext:value-type="float">
            <text:p>0,5934226462</text:p>
          </table:table-cell>
          <table:table-cell office:value-type="float" office:value="0.808583120693518" calcext:value-type="float">
            <text:p>0,8085831207</text:p>
          </table:table-cell>
          <table:table-cell office:value-type="float" office:value="4.80204034982056" calcext:value-type="float">
            <text:p>4,8020403498</text:p>
          </table:table-cell>
          <table:table-cell office:value-type="float" office:value="0.986717267552182" calcext:value-type="float">
            <text:p>0,9867172676</text:p>
          </table:table-cell>
          <table:table-cell office:value-type="float" office:value="0.721264367816092" calcext:value-type="float">
            <text:p>0,7212643678</text:p>
          </table:table-cell>
          <table:table-cell office:value-type="float" office:value="0.0930287189905456" calcext:value-type="float">
            <text:p>0,093028719</text:p>
          </table:table-cell>
          <table:table-cell office:value-type="float" office:value="0.0883740225072219" calcext:value-type="float">
            <text:p>0,0883740225</text:p>
          </table:table-cell>
          <table:table-cell office:value-type="float" office:value="214.424836610023" calcext:value-type="float">
            <text:p>214,42483661</text:p>
          </table:table-cell>
        </table:table-row>
        <table:table-row table:style-name="ro1">
          <table:table-cell office:value-type="float" office:value="0.0196956135212536" calcext:value-type="float">
            <text:p>0,0196956135</text:p>
          </table:table-cell>
          <table:table-cell office:value-type="float" office:value="0.239967521369118" calcext:value-type="float">
            <text:p>0,2399675214</text:p>
          </table:table-cell>
          <table:table-cell office:value-type="float" office:value="0.0161229684211078" calcext:value-type="float">
            <text:p>0,0161229684</text:p>
          </table:table-cell>
          <table:table-cell office:value-type="float" office:value="0.174279418078092" calcext:value-type="float">
            <text:p>0,1742794181</text:p>
          </table:table-cell>
          <table:table-cell office:value-type="float" office:value="0.0175181859622883" calcext:value-type="float">
            <text:p>0,017518186</text:p>
          </table:table-cell>
          <table:table-cell office:value-type="float" office:value="0.197006785819369" calcext:value-type="float">
            <text:p>0,1970067858</text:p>
          </table:table-cell>
          <table:table-cell office:value-type="float" office:value="0.0116329492982226" calcext:value-type="float">
            <text:p>0,0116329493</text:p>
          </table:table-cell>
          <table:table-cell office:value-type="float" office:value="0.075408383150026" calcext:value-type="float">
            <text:p>0,0754083832</text:p>
          </table:table-cell>
          <table:table-cell office:value-type="float" office:value="0.0514640040153132" calcext:value-type="float">
            <text:p>0,051464004</text:p>
          </table:table-cell>
          <table:table-cell office:value-type="float" office:value="4.95559905186809" calcext:value-type="float">
            <text:p>4,9555990519</text:p>
          </table:table-cell>
          <table:table-cell office:value-type="float" office:value="0.478515963400564" calcext:value-type="float">
            <text:p>0,4785159634</text:p>
          </table:table-cell>
          <table:table-cell office:value-type="float" office:value="0.59653438396495" calcext:value-type="float">
            <text:p>0,596534384</text:p>
          </table:table-cell>
          <table:table-cell office:value-type="float" office:value="0.594949684853346" calcext:value-type="float">
            <text:p>0,5949496849</text:p>
          </table:table-cell>
          <table:table-cell office:value-type="float" office:value="6.23879550654313" calcext:value-type="float">
            <text:p>6,2387955065</text:p>
          </table:table-cell>
          <table:table-cell office:value-type="float" office:value="0.995256166982922" calcext:value-type="float">
            <text:p>0,995256167</text:p>
          </table:table-cell>
          <table:table-cell office:value-type="float" office:value="0.655172413793104" calcext:value-type="float">
            <text:p>0,6551724138</text:p>
          </table:table-cell>
          <table:table-cell office:value-type="float" office:value="0.177855204738519" calcext:value-type="float">
            <text:p>0,1778552047</text:p>
          </table:table-cell>
          <table:table-cell office:value-type="float" office:value="0.110706809333618" calcext:value-type="float">
            <text:p>0,1107068093</text:p>
          </table:table-cell>
          <table:table-cell office:value-type="float" office:value="243.997807771295" calcext:value-type="float">
            <text:p>243,9978077713</text:p>
          </table:table-cell>
        </table:table-row>
        <table:table-row table:style-name="ro1">
          <table:table-cell office:value-type="float" office:value="0.00983206560430305" calcext:value-type="float">
            <text:p>0,0098320656</text:p>
          </table:table-cell>
          <table:table-cell office:value-type="float" office:value="0.233142201213672" calcext:value-type="float">
            <text:p>0,2331422012</text:p>
          </table:table-cell>
          <table:table-cell office:value-type="float" office:value="0.00850835667286311" calcext:value-type="float">
            <text:p>0,0085083567</text:p>
          </table:table-cell>
          <table:table-cell office:value-type="float" office:value="0.175962196606445" calcext:value-type="float">
            <text:p>0,1759621966</text:p>
          </table:table-cell>
          <table:table-cell office:value-type="float" office:value="0.00958014659964242" calcext:value-type="float">
            <text:p>0,0095801466</text:p>
          </table:table-cell>
          <table:table-cell office:value-type="float" office:value="0.19334435924975" calcext:value-type="float">
            <text:p>0,1933443592</text:p>
          </table:table-cell>
          <table:table-cell office:value-type="float" office:value="0.00724673532374644" calcext:value-type="float">
            <text:p>0,0072467353</text:p>
          </table:table-cell>
          <table:table-cell office:value-type="float" office:value="0.0779998561089903" calcext:value-type="float">
            <text:p>0,0779998561</text:p>
          </table:table-cell>
          <table:table-cell office:value-type="float" office:value="0.0352186567323161" calcext:value-type="float">
            <text:p>0,0352186567</text:p>
          </table:table-cell>
          <table:table-cell office:value-type="float" office:value="6.38383432612594" calcext:value-type="float">
            <text:p>6,3838343261</text:p>
          </table:table-cell>
          <table:table-cell office:value-type="float" office:value="0.477292097723235" calcext:value-type="float">
            <text:p>0,4772920977</text:p>
          </table:table-cell>
          <table:table-cell office:value-type="float" office:value="0.603252734603553" calcext:value-type="float">
            <text:p>0,6032527346</text:p>
          </table:table-cell>
          <table:table-cell office:value-type="float" office:value="0.547678059825861" calcext:value-type="float">
            <text:p>0,5476780598</text:p>
          </table:table-cell>
          <table:table-cell office:value-type="float" office:value="7.66753576233469" calcext:value-type="float">
            <text:p>7,6675357623</text:p>
          </table:table-cell>
          <table:table-cell office:value-type="float" office:value="0.995888678051866" calcext:value-type="float">
            <text:p>0,9958886781</text:p>
          </table:table-cell>
          <table:table-cell office:value-type="float" office:value="0.60632183908046" calcext:value-type="float">
            <text:p>0,6063218391</text:p>
          </table:table-cell>
          <table:table-cell office:value-type="float" office:value="0.238645750488037" calcext:value-type="float">
            <text:p>0,2386457505</text:p>
          </table:table-cell>
          <table:table-cell office:value-type="float" office:value="0.138596300359116" calcext:value-type="float">
            <text:p>0,1385963004</text:p>
          </table:table-cell>
          <table:table-cell office:value-type="float" office:value="282.69025396581" calcext:value-type="float">
            <text:p>282,6902539658</text:p>
          </table:table-cell>
        </table:table-row>
        <table:table-row table:style-name="ro1">
          <table:table-cell office:value-type="float" office:value="0.00614208190672837" calcext:value-type="float">
            <text:p>0,0061420819</text:p>
          </table:table-cell>
          <table:table-cell office:value-type="float" office:value="0.235020016039047" calcext:value-type="float">
            <text:p>0,235020016</text:p>
          </table:table-cell>
          <table:table-cell office:value-type="float" office:value="0.00561996653329939" calcext:value-type="float">
            <text:p>0,0056199665</text:p>
          </table:table-cell>
          <table:table-cell office:value-type="float" office:value="0.175171389776018" calcext:value-type="float">
            <text:p>0,1751713898</text:p>
          </table:table-cell>
          <table:table-cell office:value-type="float" office:value="0.00700965228874204" calcext:value-type="float">
            <text:p>0,0070096523</text:p>
          </table:table-cell>
          <table:table-cell office:value-type="float" office:value="0.197548266047118" calcext:value-type="float">
            <text:p>0,197548266</text:p>
          </table:table-cell>
          <table:table-cell office:value-type="float" office:value="0.00573148588112276" calcext:value-type="float">
            <text:p>0,0057314859</text:p>
          </table:table-cell>
          <table:table-cell office:value-type="float" office:value="0.0830407564571001" calcext:value-type="float">
            <text:p>0,0830407565</text:p>
          </table:table-cell>
          <table:table-cell office:value-type="float" office:value="0.0282037648373263" calcext:value-type="float">
            <text:p>0,0282037648</text:p>
          </table:table-cell>
          <table:table-cell office:value-type="float" office:value="7.29940634440823" calcext:value-type="float">
            <text:p>7,2994063444</text:p>
          </table:table-cell>
          <table:table-cell office:value-type="float" office:value="0.47722279666384" calcext:value-type="float">
            <text:p>0,4772227967</text:p>
          </table:table-cell>
          <table:table-cell office:value-type="float" office:value="0.600475870329758" calcext:value-type="float">
            <text:p>0,6004758703</text:p>
          </table:table-cell>
          <table:table-cell office:value-type="float" office:value="0.529929747787327" calcext:value-type="float">
            <text:p>0,5299297478</text:p>
          </table:table-cell>
          <table:table-cell office:value-type="float" office:value="8.59066259963759" calcext:value-type="float">
            <text:p>8,5906625996</text:p>
          </table:table-cell>
          <table:table-cell office:value-type="float" office:value="0.995888678051866" calcext:value-type="float">
            <text:p>0,9958886781</text:p>
          </table:table-cell>
          <table:table-cell office:value-type="float" office:value="0.577586206896552" calcext:value-type="float">
            <text:p>0,5775862069</text:p>
          </table:table-cell>
          <table:table-cell office:value-type="float" office:value="0.281973819445317" calcext:value-type="float">
            <text:p>0,2819738194</text:p>
          </table:table-cell>
          <table:table-cell office:value-type="float" office:value="0.143438548314567" calcext:value-type="float">
            <text:p>0,1434385483</text:p>
          </table:table-cell>
          <table:table-cell office:value-type="float" office:value="278.701099375203" calcext:value-type="float">
            <text:p>278,7010993752</text:p>
          </table:table-cell>
        </table:table-row>
        <table:table-row table:style-name="ro1">
          <table:table-cell office:value-type="float" office:value="0.00465572151223574" calcext:value-type="float">
            <text:p>0,0046557215</text:p>
          </table:table-cell>
          <table:table-cell office:value-type="float" office:value="0.245488306891338" calcext:value-type="float">
            <text:p>0,2454883069</text:p>
          </table:table-cell>
          <table:table-cell office:value-type="float" office:value="0.0043830994143009" calcext:value-type="float">
            <text:p>0,0043830994</text:p>
          </table:table-cell>
          <table:table-cell office:value-type="float" office:value="0.176098588358902" calcext:value-type="float">
            <text:p>0,1760985884</text:p>
          </table:table-cell>
          <table:table-cell office:value-type="float" office:value="0.00629700034571657" calcext:value-type="float">
            <text:p>0,0062970003</text:p>
          </table:table-cell>
          <table:table-cell office:value-type="float" office:value="0.211631307973033" calcext:value-type="float">
            <text:p>0,211631308</text:p>
          </table:table-cell>
          <table:table-cell office:value-type="float" office:value="0.00551715449884245" calcext:value-type="float">
            <text:p>0,0055171545</text:p>
          </table:table-cell>
          <table:table-cell office:value-type="float" office:value="0.0799363982253547" calcext:value-type="float">
            <text:p>0,0799363982</text:p>
          </table:table-cell>
          <table:table-cell office:value-type="float" office:value="0.0244171968662629" calcext:value-type="float">
            <text:p>0,0244171969</text:p>
          </table:table-cell>
          <table:table-cell office:value-type="float" office:value="7.76811210156001" calcext:value-type="float">
            <text:p>7,7681121016</text:p>
          </table:table-cell>
          <table:table-cell office:value-type="float" office:value="0.477129934974142" calcext:value-type="float">
            <text:p>0,477129935</text:p>
          </table:table-cell>
          <table:table-cell office:value-type="float" office:value="0.604275730406416" calcext:value-type="float">
            <text:p>0,6042757304</text:p>
          </table:table-cell>
          <table:table-cell office:value-type="float" office:value="0.522400106662139" calcext:value-type="float">
            <text:p>0,5224001067</text:p>
          </table:table-cell>
          <table:table-cell office:value-type="float" office:value="9.08554242808243" calcext:value-type="float">
            <text:p>9,0855424281</text:p>
          </table:table-cell>
          <table:table-cell office:value-type="float" office:value="0.995888678051866" calcext:value-type="float">
            <text:p>0,9958886781</text:p>
          </table:table-cell>
          <table:table-cell office:value-type="float" office:value="0.563218390804598" calcext:value-type="float">
            <text:p>0,5632183908</text:p>
          </table:table-cell>
          <table:table-cell office:value-type="float" office:value="0.312277910711312" calcext:value-type="float">
            <text:p>0,3122779107</text:p>
          </table:table-cell>
          <table:table-cell office:value-type="float" office:value="0.149748118949697" calcext:value-type="float">
            <text:p>0,1497481189</text:p>
          </table:table-cell>
          <table:table-cell office:value-type="float" office:value="283.722769370025" calcext:value-type="float">
            <text:p>283,72276937</text:p>
          </table:table-cell>
        </table:table-row>
        <table:table-row table:style-name="ro1">
          <table:table-cell office:value-type="float" office:value="0.00525445778887684" calcext:value-type="float">
            <text:p>0,0052544578</text:p>
          </table:table-cell>
          <table:table-cell office:value-type="float" office:value="0.232919275082983" calcext:value-type="float">
            <text:p>0,2329192751</text:p>
          </table:table-cell>
          <table:table-cell office:value-type="float" office:value="0.00475289195239459" calcext:value-type="float">
            <text:p>0,004752892</text:p>
          </table:table-cell>
          <table:table-cell office:value-type="float" office:value="0.172017902122677" calcext:value-type="float">
            <text:p>0,1720179021</text:p>
          </table:table-cell>
          <table:table-cell office:value-type="float" office:value="0.00944281973185419" calcext:value-type="float">
            <text:p>0,0094428197</text:p>
          </table:table-cell>
          <table:table-cell office:value-type="float" office:value="0.170056327824192" calcext:value-type="float">
            <text:p>0,1700563278</text:p>
          </table:table-cell>
          <table:table-cell office:value-type="float" office:value="0.00817293143663725" calcext:value-type="float">
            <text:p>0,0081729314</text:p>
          </table:table-cell>
          <table:table-cell office:value-type="float" office:value="0.0953603746931925" calcext:value-type="float">
            <text:p>0,0953603747</text:p>
          </table:table-cell>
          <table:table-cell office:value-type="float" office:value="0.022172419862684" calcext:value-type="float">
            <text:p>0,0221724199</text:p>
          </table:table-cell>
          <table:table-cell office:value-type="float" office:value="8.49262546509472" calcext:value-type="float">
            <text:p>8,4926254651</text:p>
          </table:table-cell>
          <table:table-cell office:value-type="float" office:value="0.477128347194625" calcext:value-type="float">
            <text:p>0,4771283472</text:p>
          </table:table-cell>
          <table:table-cell office:value-type="float" office:value="0.602412486641571" calcext:value-type="float">
            <text:p>0,6024124866</text:p>
          </table:table-cell>
          <table:table-cell office:value-type="float" office:value="0.526923868529484" calcext:value-type="float">
            <text:p>0,5269238685</text:p>
          </table:table-cell>
          <table:table-cell office:value-type="float" office:value="9.76539169200536" calcext:value-type="float">
            <text:p>9,765391692</text:p>
          </table:table-cell>
          <table:table-cell office:value-type="float" office:value="0.995888678051866" calcext:value-type="float">
            <text:p>0,9958886781</text:p>
          </table:table-cell>
          <table:table-cell office:value-type="float" office:value="0.551724137931034" calcext:value-type="float">
            <text:p>0,5517241379</text:p>
          </table:table-cell>
          <table:table-cell office:value-type="float" office:value="0.329828472586752" calcext:value-type="float">
            <text:p>0,3298284726</text:p>
          </table:table-cell>
          <table:table-cell office:value-type="float" office:value="0.155970808189731" calcext:value-type="float">
            <text:p>0,1559708082</text:p>
          </table:table-cell>
          <table:table-cell office:value-type="float" office:value="289.481820000141" calcext:value-type="float">
            <text:p>289,4818200001</text:p>
          </table:table-cell>
        </table:table-row>
        <table:table-row table:style-name="ro1">
          <table:table-cell office:value-type="float" office:value="0.0107974835646999" calcext:value-type="float">
            <text:p>0,0107974836</text:p>
          </table:table-cell>
          <table:table-cell office:value-type="float" office:value="0.258305148432555" calcext:value-type="float">
            <text:p>0,2583051484</text:p>
          </table:table-cell>
          <table:table-cell office:value-type="float" office:value="0.00839529590758801" calcext:value-type="float">
            <text:p>0,0083952959</text:p>
          </table:table-cell>
          <table:table-cell office:value-type="float" office:value="0.182478313832877" calcext:value-type="float">
            <text:p>0,1824783138</text:p>
          </table:table-cell>
          <table:table-cell office:value-type="float" office:value="0.014951169761484" calcext:value-type="float">
            <text:p>0,0149511698</text:p>
          </table:table-cell>
          <table:table-cell office:value-type="float" office:value="0.23470746893797" calcext:value-type="float">
            <text:p>0,2347074689</text:p>
          </table:table-cell>
          <table:table-cell office:value-type="float" office:value="0.0125196104345412" calcext:value-type="float">
            <text:p>0,0125196104</text:p>
          </table:table-cell>
          <table:table-cell office:value-type="float" office:value="0.0935326799778428" calcext:value-type="float">
            <text:p>0,09353268</text:p>
          </table:table-cell>
          <table:table-cell office:value-type="float" office:value="0.0241038547606442" calcext:value-type="float">
            <text:p>0,0241038548</text:p>
          </table:table-cell>
          <table:table-cell office:value-type="float" office:value="8.24035266488951" calcext:value-type="float">
            <text:p>8,2403526649</text:p>
          </table:table-cell>
          <table:table-cell office:value-type="float" office:value="0.478950163529765" calcext:value-type="float">
            <text:p>0,4789501635</text:p>
          </table:table-cell>
          <table:table-cell office:value-type="float" office:value="0.608210153106985" calcext:value-type="float">
            <text:p>0,6082101531</text:p>
          </table:table-cell>
          <table:table-cell office:value-type="float" office:value="0.549717577969553" calcext:value-type="float">
            <text:p>0,549717578</text:p>
          </table:table-cell>
          <table:table-cell office:value-type="float" office:value="9.61758648938146" calcext:value-type="float">
            <text:p>9,6175864894</text:p>
          </table:table-cell>
          <table:table-cell office:value-type="float" office:value="0.99493991144845" calcext:value-type="float">
            <text:p>0,9949399114</text:p>
          </table:table-cell>
          <table:table-cell office:value-type="float" office:value="0.548850574712644" calcext:value-type="float">
            <text:p>0,5488505747</text:p>
          </table:table-cell>
          <table:table-cell office:value-type="float" office:value="0.313302730047387" calcext:value-type="float">
            <text:p>0,31330273</text:p>
          </table:table-cell>
          <table:table-cell office:value-type="float" office:value="0.148688423601967" calcext:value-type="float">
            <text:p>0,1486884236</text:p>
          </table:table-cell>
          <table:table-cell office:value-type="float" office:value="274.528392777098" calcext:value-type="float">
            <text:p>274,5283927771</text:p>
          </table:table-cell>
        </table:table-row>
        <table:table-row table:style-name="ro1">
          <table:table-cell office:value-type="float" office:value="0.0179227676769983" calcext:value-type="float">
            <text:p>0,0179227677</text:p>
          </table:table-cell>
          <table:table-cell office:value-type="float" office:value="0.234755908426576" calcext:value-type="float">
            <text:p>0,2347559084</text:p>
          </table:table-cell>
          <table:table-cell office:value-type="float" office:value="0.0154245985591055" calcext:value-type="float">
            <text:p>0,0154245986</text:p>
          </table:table-cell>
          <table:table-cell office:value-type="float" office:value="0.202318480163552" calcext:value-type="float">
            <text:p>0,2023184802</text:p>
          </table:table-cell>
          <table:table-cell office:value-type="float" office:value="0.0201632047979559" calcext:value-type="float">
            <text:p>0,0201632048</text:p>
          </table:table-cell>
          <table:table-cell office:value-type="float" office:value="0.209545261084713" calcext:value-type="float">
            <text:p>0,2095452611</text:p>
          </table:table-cell>
          <table:table-cell office:value-type="float" office:value="0.0139064185461015" calcext:value-type="float">
            <text:p>0,0139064185</text:p>
          </table:table-cell>
          <table:table-cell office:value-type="float" office:value="0.0806589042947272" calcext:value-type="float">
            <text:p>0,0806589043</text:p>
          </table:table-cell>
          <table:table-cell office:value-type="float" office:value="0.0261806222383806" calcext:value-type="float">
            <text:p>0,0261806222</text:p>
          </table:table-cell>
          <table:table-cell office:value-type="float" office:value="8.25365658277838" calcext:value-type="float">
            <text:p>8,2536565828</text:p>
          </table:table-cell>
          <table:table-cell office:value-type="float" office:value="0.477015582727979" calcext:value-type="float">
            <text:p>0,4770155827</text:p>
          </table:table-cell>
          <table:table-cell office:value-type="float" office:value="0.605155026861306" calcext:value-type="float">
            <text:p>0,6051550269</text:p>
          </table:table-cell>
          <table:table-cell office:value-type="float" office:value="0.570613194462018" calcext:value-type="float">
            <text:p>0,5706131945</text:p>
          </table:table-cell>
          <table:table-cell office:value-type="float" office:value="9.5860900765863" calcext:value-type="float">
            <text:p>9,5860900766</text:p>
          </table:table-cell>
          <table:table-cell office:value-type="float" office:value="0.996204933586338" calcext:value-type="float">
            <text:p>0,9962049336</text:p>
          </table:table-cell>
          <table:table-cell office:value-type="float" office:value="0.577586206896552" calcext:value-type="float">
            <text:p>0,5775862069</text:p>
          </table:table-cell>
          <table:table-cell office:value-type="float" office:value="0.312006058731613" calcext:value-type="float">
            <text:p>0,3120060587</text:p>
          </table:table-cell>
          <table:table-cell office:value-type="float" office:value="0.138400556113425" calcext:value-type="float">
            <text:p>0,1384005561</text:p>
          </table:table-cell>
          <table:table-cell office:value-type="float" office:value="268.912280528384" calcext:value-type="float">
            <text:p>268,9122805284</text:p>
          </table:table-cell>
        </table:table-row>
        <table:table-row table:style-name="ro1">
          <table:table-cell office:value-type="float" office:value="0.0578383518732714" calcext:value-type="float">
            <text:p>0,0578383519</text:p>
          </table:table-cell>
          <table:table-cell office:value-type="float" office:value="0.234345063880279" calcext:value-type="float">
            <text:p>0,2343450639</text:p>
          </table:table-cell>
          <table:table-cell office:value-type="float" office:value="0.0493176406692102" calcext:value-type="float">
            <text:p>0,0493176407</text:p>
          </table:table-cell>
          <table:table-cell office:value-type="float" office:value="0.165025560294704" calcext:value-type="float">
            <text:p>0,1650255603</text:p>
          </table:table-cell>
          <table:table-cell office:value-type="float" office:value="0.0461112055606198" calcext:value-type="float">
            <text:p>0,0461112056</text:p>
          </table:table-cell>
          <table:table-cell office:value-type="float" office:value="0.171991533332842" calcext:value-type="float">
            <text:p>0,1719915333</text:p>
          </table:table-cell>
          <table:table-cell office:value-type="float" office:value="0.0298876673384731" calcext:value-type="float">
            <text:p>0,0298876673</text:p>
          </table:table-cell>
          <table:table-cell office:value-type="float" office:value="0.0796092891548518" calcext:value-type="float">
            <text:p>0,0796092892</text:p>
          </table:table-cell>
          <table:table-cell office:value-type="float" office:value="0.20738189791566" calcext:value-type="float">
            <text:p>0,2073818979</text:p>
          </table:table-cell>
          <table:table-cell office:value-type="float" office:value="3.88951491490649" calcext:value-type="float">
            <text:p>3,8895149149</text:p>
          </table:table-cell>
          <table:table-cell office:value-type="float" office:value="0.499371475213167" calcext:value-type="float">
            <text:p>0,4993714752</text:p>
          </table:table-cell>
          <table:table-cell office:value-type="float" office:value="0.632263906300068" calcext:value-type="float">
            <text:p>0,6322639063</text:p>
          </table:table-cell>
          <table:table-cell office:value-type="float" office:value="0.889908236955103" calcext:value-type="float">
            <text:p>0,889908237</text:p>
          </table:table-cell>
          <table:table-cell office:value-type="float" office:value="5.17275022329955" calcext:value-type="float">
            <text:p>5,1727502233</text:p>
          </table:table-cell>
          <table:table-cell office:value-type="float" office:value="0.975648323845667" calcext:value-type="float">
            <text:p>0,9756483238</text:p>
          </table:table-cell>
          <table:table-cell office:value-type="float" office:value="0.704022988505747" calcext:value-type="float">
            <text:p>0,7040229885</text:p>
          </table:table-cell>
          <table:table-cell office:value-type="float" office:value="0.110084760061459" calcext:value-type="float">
            <text:p>0,1100847601</text:p>
          </table:table-cell>
          <table:table-cell office:value-type="float" office:value="0.0907651092469266" calcext:value-type="float">
            <text:p>0,0907651092</text:p>
          </table:table-cell>
          <table:table-cell office:value-type="float" office:value="214.962033733138" calcext:value-type="float">
            <text:p>214,9620337331</text:p>
          </table:table-cell>
        </table:table-row>
        <table:table-row table:style-name="ro1">
          <table:table-cell office:value-type="float" office:value="0.025751259018947" calcext:value-type="float">
            <text:p>0,025751259</text:p>
          </table:table-cell>
          <table:table-cell office:value-type="float" office:value="0.231678035650412" calcext:value-type="float">
            <text:p>0,2316780357</text:p>
          </table:table-cell>
          <table:table-cell office:value-type="float" office:value="0.0218642319925407" calcext:value-type="float">
            <text:p>0,021864232</text:p>
          </table:table-cell>
          <table:table-cell office:value-type="float" office:value="0.170421403721713" calcext:value-type="float">
            <text:p>0,1704214037</text:p>
          </table:table-cell>
          <table:table-cell office:value-type="float" office:value="0.0216562277026583" calcext:value-type="float">
            <text:p>0,0216562277</text:p>
          </table:table-cell>
          <table:table-cell office:value-type="float" office:value="0.168705133540745" calcext:value-type="float">
            <text:p>0,1687051335</text:p>
          </table:table-cell>
          <table:table-cell office:value-type="float" office:value="0.013595295650225" calcext:value-type="float">
            <text:p>0,0135952957</text:p>
          </table:table-cell>
          <table:table-cell office:value-type="float" office:value="0.0798266780407018" calcext:value-type="float">
            <text:p>0,079826678</text:p>
          </table:table-cell>
          <table:table-cell office:value-type="float" office:value="0.0591362566978536" calcext:value-type="float">
            <text:p>0,0591362567</text:p>
          </table:table-cell>
          <table:table-cell office:value-type="float" office:value="4.90551405660969" calcext:value-type="float">
            <text:p>4,9055140566</text:p>
          </table:table-cell>
          <table:table-cell office:value-type="float" office:value="0.482553396013475" calcext:value-type="float">
            <text:p>0,482553396</text:p>
          </table:table-cell>
          <table:table-cell office:value-type="float" office:value="0.612529681160532" calcext:value-type="float">
            <text:p>0,6125296812</text:p>
          </table:table-cell>
          <table:table-cell office:value-type="float" office:value="0.624556666420352" calcext:value-type="float">
            <text:p>0,6245566664</text:p>
          </table:table-cell>
          <table:table-cell office:value-type="float" office:value="6.16867496330163" calcext:value-type="float">
            <text:p>6,1686749633</text:p>
          </table:table-cell>
          <table:table-cell office:value-type="float" office:value="0.992409867172676" calcext:value-type="float">
            <text:p>0,9924098672</text:p>
          </table:table-cell>
          <table:table-cell office:value-type="float" office:value="0.658045977011494" calcext:value-type="float">
            <text:p>0,658045977</text:p>
          </table:table-cell>
          <table:table-cell office:value-type="float" office:value="0.171002730286111" calcext:value-type="float">
            <text:p>0,1710027303</text:p>
          </table:table-cell>
          <table:table-cell office:value-type="float" office:value="0.116420440724176" calcext:value-type="float">
            <text:p>0,1164204407</text:p>
          </table:table-cell>
          <table:table-cell office:value-type="float" office:value="257.716048949752" calcext:value-type="float">
            <text:p>257,7160489498</text:p>
          </table:table-cell>
        </table:table-row>
        <table:table-row table:style-name="ro1">
          <table:table-cell office:value-type="float" office:value="0.0111204067896797" calcext:value-type="float">
            <text:p>0,0111204068</text:p>
          </table:table-cell>
          <table:table-cell office:value-type="float" office:value="0.234302500107803" calcext:value-type="float">
            <text:p>0,2343025001</text:p>
          </table:table-cell>
          <table:table-cell office:value-type="float" office:value="0.00949371166462478" calcext:value-type="float">
            <text:p>0,0094937117</text:p>
          </table:table-cell>
          <table:table-cell office:value-type="float" office:value="0.169804266270242" calcext:value-type="float">
            <text:p>0,1698042663</text:p>
          </table:table-cell>
          <table:table-cell office:value-type="float" office:value="0.0108231719732361" calcext:value-type="float">
            <text:p>0,010823172</text:p>
          </table:table-cell>
          <table:table-cell office:value-type="float" office:value="0.174963814924985" calcext:value-type="float">
            <text:p>0,1749638149</text:p>
          </table:table-cell>
          <table:table-cell office:value-type="float" office:value="0.00758329188662766" calcext:value-type="float">
            <text:p>0,0075832919</text:p>
          </table:table-cell>
          <table:table-cell office:value-type="float" office:value="0.0777508350458667" calcext:value-type="float">
            <text:p>0,077750835</text:p>
          </table:table-cell>
          <table:table-cell office:value-type="float" office:value="0.0346859347196609" calcext:value-type="float">
            <text:p>0,0346859347</text:p>
          </table:table-cell>
          <table:table-cell office:value-type="float" office:value="6.46044642304006" calcext:value-type="float">
            <text:p>6,460446423</text:p>
          </table:table-cell>
          <table:table-cell office:value-type="float" office:value="0.477773861058297" calcext:value-type="float">
            <text:p>0,4777738611</text:p>
          </table:table-cell>
          <table:table-cell office:value-type="float" office:value="0.605304864460024" calcext:value-type="float">
            <text:p>0,6053048645</text:p>
          </table:table-cell>
          <table:table-cell office:value-type="float" office:value="0.551480377760965" calcext:value-type="float">
            <text:p>0,5514803778</text:p>
          </table:table-cell>
          <table:table-cell office:value-type="float" office:value="7.72257261748972" calcext:value-type="float">
            <text:p>7,7225726175</text:p>
          </table:table-cell>
          <table:table-cell office:value-type="float" office:value="0.995572422517394" calcext:value-type="float">
            <text:p>0,9955724225</text:p>
          </table:table-cell>
          <table:table-cell office:value-type="float" office:value="0.612068965517241" calcext:value-type="float">
            <text:p>0,6120689655</text:p>
          </table:table-cell>
          <table:table-cell office:value-type="float" office:value="0.240378141926938" calcext:value-type="float">
            <text:p>0,2403781419</text:p>
          </table:table-cell>
          <table:table-cell office:value-type="float" office:value="0.141044170116364" calcext:value-type="float">
            <text:p>0,1410441701</text:p>
          </table:table-cell>
          <table:table-cell office:value-type="float" office:value="290.409946269593" calcext:value-type="float">
            <text:p>290,4099462696</text:p>
          </table:table-cell>
        </table:table-row>
        <table:table-row table:style-name="ro1">
          <table:table-cell office:value-type="float" office:value="0.00669073716469536" calcext:value-type="float">
            <text:p>0,0066907372</text:p>
          </table:table-cell>
          <table:table-cell office:value-type="float" office:value="0.231416617067037" calcext:value-type="float">
            <text:p>0,2314166171</text:p>
          </table:table-cell>
          <table:table-cell office:value-type="float" office:value="0.00581536544185914" calcext:value-type="float">
            <text:p>0,0058153654</text:p>
          </table:table-cell>
          <table:table-cell office:value-type="float" office:value="0.171402873423333" calcext:value-type="float">
            <text:p>0,1714028734</text:p>
          </table:table-cell>
          <table:table-cell office:value-type="float" office:value="0.00698677499418449" calcext:value-type="float">
            <text:p>0,006986775</text:p>
          </table:table-cell>
          <table:table-cell office:value-type="float" office:value="0.172990381567396" calcext:value-type="float">
            <text:p>0,1729903816</text:p>
          </table:table-cell>
          <table:table-cell office:value-type="float" office:value="0.00528728317537296" calcext:value-type="float">
            <text:p>0,0052872832</text:p>
          </table:table-cell>
          <table:table-cell office:value-type="float" office:value="0.0794331940525243" calcext:value-type="float">
            <text:p>0,0794331941</text:p>
          </table:table-cell>
          <table:table-cell office:value-type="float" office:value="0.0265904607415196" calcext:value-type="float">
            <text:p>0,0265904607</text:p>
          </table:table-cell>
          <table:table-cell office:value-type="float" office:value="7.62045148966416" calcext:value-type="float">
            <text:p>7,6204514897</text:p>
          </table:table-cell>
          <table:table-cell office:value-type="float" office:value="0.477201632292945" calcext:value-type="float">
            <text:p>0,4772016323</text:p>
          </table:table-cell>
          <table:table-cell office:value-type="float" office:value="0.606374382972717" calcext:value-type="float">
            <text:p>0,606374383</text:p>
          </table:table-cell>
          <table:table-cell office:value-type="float" office:value="0.528572255565274" calcext:value-type="float">
            <text:p>0,5285722556</text:p>
          </table:table-cell>
          <table:table-cell office:value-type="float" office:value="8.88206897316308" calcext:value-type="float">
            <text:p>8,8820689732</text:p>
          </table:table-cell>
          <table:table-cell office:value-type="float" office:value="0.995888678051866" calcext:value-type="float">
            <text:p>0,9958886781</text:p>
          </table:table-cell>
          <table:table-cell office:value-type="float" office:value="0.589080459770115" calcext:value-type="float">
            <text:p>0,5890804598</text:p>
          </table:table-cell>
          <table:table-cell office:value-type="float" office:value="0.290450289469037" calcext:value-type="float">
            <text:p>0,2904502895</text:p>
          </table:table-cell>
          <table:table-cell office:value-type="float" office:value="0.163389483251485" calcext:value-type="float">
            <text:p>0,1633894833</text:p>
          </table:table-cell>
          <table:table-cell office:value-type="float" office:value="323.783492643359" calcext:value-type="float">
            <text:p>323,7834926434</text:p>
          </table:table-cell>
        </table:table-row>
        <table:table-row table:style-name="ro1">
          <table:table-cell office:value-type="float" office:value="0.00482573169692684" calcext:value-type="float">
            <text:p>0,0048257317</text:p>
          </table:table-cell>
          <table:table-cell office:value-type="float" office:value="0.234154942175996" calcext:value-type="float">
            <text:p>0,2341549422</text:p>
          </table:table-cell>
          <table:table-cell office:value-type="float" office:value="0.00412790655008792" calcext:value-type="float">
            <text:p>0,0041279066</text:p>
          </table:table-cell>
          <table:table-cell office:value-type="float" office:value="0.175661166605445" calcext:value-type="float">
            <text:p>0,1756611666</text:p>
          </table:table-cell>
          <table:table-cell office:value-type="float" office:value="0.00629058765397252" calcext:value-type="float">
            <text:p>0,0062905877</text:p>
          </table:table-cell>
          <table:table-cell office:value-type="float" office:value="0.175632531068976" calcext:value-type="float">
            <text:p>0,1756325311</text:p>
          </table:table-cell>
          <table:table-cell office:value-type="float" office:value="0.0048924372794101" calcext:value-type="float">
            <text:p>0,0048924373</text:p>
          </table:table-cell>
          <table:table-cell office:value-type="float" office:value="0.0839887856034003" calcext:value-type="float">
            <text:p>0,0839887856</text:p>
          </table:table-cell>
          <table:table-cell office:value-type="float" office:value="0.0224238788385478" calcext:value-type="float">
            <text:p>0,0224238788</text:p>
          </table:table-cell>
          <table:table-cell office:value-type="float" office:value="8.58019541043403" calcext:value-type="float">
            <text:p>8,5801954104</text:p>
          </table:table-cell>
          <table:table-cell office:value-type="float" office:value="0.477117842978725" calcext:value-type="float">
            <text:p>0,477117843</text:p>
          </table:table-cell>
          <table:table-cell office:value-type="float" office:value="0.607164063073438" calcext:value-type="float">
            <text:p>0,6071640631</text:p>
          </table:table-cell>
          <table:table-cell office:value-type="float" office:value="0.519678385083544" calcext:value-type="float">
            <text:p>0,5196783851</text:p>
          </table:table-cell>
          <table:table-cell office:value-type="float" office:value="9.85679683603089" calcext:value-type="float">
            <text:p>9,856796836</text:p>
          </table:table-cell>
          <table:table-cell office:value-type="float" office:value="0.995888678051866" calcext:value-type="float">
            <text:p>0,9958886781</text:p>
          </table:table-cell>
          <table:table-cell office:value-type="float" office:value="0.563218390804598" calcext:value-type="float">
            <text:p>0,5632183908</text:p>
          </table:table-cell>
          <table:table-cell office:value-type="float" office:value="0.327391261266418" calcext:value-type="float">
            <text:p>0,3273912613</text:p>
          </table:table-cell>
          <table:table-cell office:value-type="float" office:value="0.168076333562542" calcext:value-type="float">
            <text:p>0,1680763336</text:p>
          </table:table-cell>
          <table:table-cell office:value-type="float" office:value="318.448626656497" calcext:value-type="float">
            <text:p>318,4486266565</text:p>
          </table:table-cell>
        </table:table-row>
        <table:table-row table:style-name="ro1">
          <table:table-cell table:style-name="ce1" office:value-type="float" office:value="0.00462079403190437" calcext:value-type="float">
            <text:p>0,004620794</text:p>
          </table:table-cell>
          <table:table-cell table:style-name="ce1" office:value-type="float" office:value="0.232242412792802" calcext:value-type="float">
            <text:p>0,2322424128</text:p>
          </table:table-cell>
          <table:table-cell table:style-name="ce1" office:value-type="float" office:value="0.00375286346018996" calcext:value-type="float">
            <text:p>0,0037528635</text:p>
          </table:table-cell>
          <table:table-cell table:style-name="ce1" office:value-type="float" office:value="0.174325128299799" calcext:value-type="float">
            <text:p>0,1743251283</text:p>
          </table:table-cell>
          <table:table-cell table:style-name="ce1" office:value-type="float" office:value="0.0072488679090118" calcext:value-type="float">
            <text:p>0,0072488679</text:p>
          </table:table-cell>
          <table:table-cell table:style-name="ce1" office:value-type="float" office:value="0.173030700838792" calcext:value-type="float">
            <text:p>0,1730307008</text:p>
          </table:table-cell>
          <table:table-cell table:style-name="ce1" office:value-type="float" office:value="0.00611884745742558" calcext:value-type="float">
            <text:p>0,0061188475</text:p>
          </table:table-cell>
          <table:table-cell table:style-name="ce1" office:value-type="float" office:value="0.079668882413961" calcext:value-type="float">
            <text:p>0,0796688824</text:p>
          </table:table-cell>
          <table:table-cell table:style-name="ce1" office:value-type="float" office:value="0.0201356415133871" calcext:value-type="float">
            <text:p>0,0201356415</text:p>
          </table:table-cell>
          <table:table-cell table:style-name="ce1" office:value-type="float" office:value="9.25229263664544" calcext:value-type="float">
            <text:p>9,2522926366</text:p>
          </table:table-cell>
          <table:table-cell table:style-name="ce1" office:value-type="float" office:value="0.477110585010482" calcext:value-type="float">
            <text:p>0,477110585</text:p>
          </table:table-cell>
          <table:table-cell table:style-name="ce1" office:value-type="float" office:value="0.607502381349432" calcext:value-type="float">
            <text:p>0,6075023813</text:p>
          </table:table-cell>
          <table:table-cell table:style-name="ce1" office:value-type="float" office:value="0.518987601520441" calcext:value-type="float">
            <text:p>0,5189876015</text:p>
          </table:table-cell>
          <table:table-cell table:style-name="ce1" office:value-type="float" office:value="10.5190621306156" calcext:value-type="float">
            <text:p>10,5190621306</text:p>
          </table:table-cell>
          <table:table-cell table:style-name="ce1" office:value-type="float" office:value="0.995888678051866" calcext:value-type="float">
            <text:p>0,9958886781</text:p>
          </table:table-cell>
          <table:table-cell table:style-name="ce1" office:value-type="float" office:value="0.548850574712644" calcext:value-type="float">
            <text:p>0,5488505747</text:p>
          </table:table-cell>
          <table:table-cell table:style-name="ce1" office:value-type="float" office:value="0.347621882502321" calcext:value-type="float">
            <text:p>0,3476218825</text:p>
          </table:table-cell>
          <table:table-cell table:style-name="ce1" office:value-type="float" office:value="0.181214765408644" calcext:value-type="float">
            <text:p>0,1812147654</text:p>
          </table:table-cell>
          <table:table-cell table:style-name="ce1" office:value-type="float" office:value="334.582861866159" calcext:value-type="float">
            <text:p>334,5828618662</text:p>
          </table:table-cell>
        </table:table-row>
        <table:table-row table:style-name="ro1">
          <table:table-cell office:value-type="float" office:value="0.0084553912526154" calcext:value-type="float">
            <text:p>0,0084553913</text:p>
          </table:table-cell>
          <table:table-cell office:value-type="float" office:value="0.231828855419861" calcext:value-type="float">
            <text:p>0,2318288554</text:p>
          </table:table-cell>
          <table:table-cell office:value-type="float" office:value="0.00624411344797847" calcext:value-type="float">
            <text:p>0,0062441134</text:p>
          </table:table-cell>
          <table:table-cell office:value-type="float" office:value="0.168010199733544" calcext:value-type="float">
            <text:p>0,1680101997</text:p>
          </table:table-cell>
          <table:table-cell office:value-type="float" office:value="0.0126678092402785" calcext:value-type="float">
            <text:p>0,0126678092</text:p>
          </table:table-cell>
          <table:table-cell office:value-type="float" office:value="0.18116581946228" calcext:value-type="float">
            <text:p>0,1811658195</text:p>
          </table:table-cell>
          <table:table-cell office:value-type="float" office:value="0.0101088814656636" calcext:value-type="float">
            <text:p>0,0101088815</text:p>
          </table:table-cell>
          <table:table-cell office:value-type="float" office:value="0.0898001750114778" calcext:value-type="float">
            <text:p>0,089800175</text:p>
          </table:table-cell>
          <table:table-cell office:value-type="float" office:value="0.0203886020175788" calcext:value-type="float">
            <text:p>0,020388602</text:p>
          </table:table-cell>
          <table:table-cell office:value-type="float" office:value="8.48143107421568" calcext:value-type="float">
            <text:p>8,4814310742</text:p>
          </table:table-cell>
          <table:table-cell office:value-type="float" office:value="0.477361405144606" calcext:value-type="float">
            <text:p>0,4773614051</text:p>
          </table:table-cell>
          <table:table-cell office:value-type="float" office:value="0.602530932118153" calcext:value-type="float">
            <text:p>0,6025309321</text:p>
          </table:table-cell>
          <table:table-cell office:value-type="float" office:value="0.535226202780201" calcext:value-type="float">
            <text:p>0,5352262028</text:p>
          </table:table-cell>
          <table:table-cell office:value-type="float" office:value="9.75476716921247" calcext:value-type="float">
            <text:p>9,7547671692</text:p>
          </table:table-cell>
          <table:table-cell office:value-type="float" office:value="0.995888678051866" calcext:value-type="float">
            <text:p>0,9958886781</text:p>
          </table:table-cell>
          <table:table-cell office:value-type="float" office:value="0.574712643678161" calcext:value-type="float">
            <text:p>0,5747126437</text:p>
          </table:table-cell>
          <table:table-cell office:value-type="float" office:value="0.345657689955854" calcext:value-type="float">
            <text:p>0,34565769</text:p>
          </table:table-cell>
          <table:table-cell office:value-type="float" office:value="0.152143850795739" calcext:value-type="float">
            <text:p>0,1521438508</text:p>
          </table:table-cell>
          <table:table-cell office:value-type="float" office:value="294.144778205096" calcext:value-type="float">
            <text:p>294,1447782051</text:p>
          </table:table-cell>
        </table:table-row>
        <table:table-row table:style-name="ro1">
          <table:table-cell office:value-type="float" office:value="0.0441410361644923" calcext:value-type="float">
            <text:p>0,0441410362</text:p>
          </table:table-cell>
          <table:table-cell office:value-type="float" office:value="0.233592984116042" calcext:value-type="float">
            <text:p>0,2335929841</text:p>
          </table:table-cell>
          <table:table-cell office:value-type="float" office:value="0.037516295417209" calcext:value-type="float">
            <text:p>0,0375162954</text:p>
          </table:table-cell>
          <table:table-cell office:value-type="float" office:value="0.190116259547722" calcext:value-type="float">
            <text:p>0,1901162595</text:p>
          </table:table-cell>
          <table:table-cell office:value-type="float" office:value="0.0430450734760075" calcext:value-type="float">
            <text:p>0,0430450735</text:p>
          </table:table-cell>
          <table:table-cell office:value-type="float" office:value="0.245314307416516" calcext:value-type="float">
            <text:p>0,2453143074</text:p>
          </table:table-cell>
          <table:table-cell office:value-type="float" office:value="0.024847910031464" calcext:value-type="float">
            <text:p>0,02484791</text:p>
          </table:table-cell>
          <table:table-cell office:value-type="float" office:value="0.0771524815454854" calcext:value-type="float">
            <text:p>0,0771524815</text:p>
          </table:table-cell>
          <table:table-cell office:value-type="float" office:value="0.187724303389229" calcext:value-type="float">
            <text:p>0,1877243034</text:p>
          </table:table-cell>
          <table:table-cell office:value-type="float" office:value="4.21958514439456" calcext:value-type="float">
            <text:p>4,2195851444</text:p>
          </table:table-cell>
          <table:table-cell office:value-type="float" office:value="0.496064268914979" calcext:value-type="float">
            <text:p>0,4960642689</text:p>
          </table:table-cell>
          <table:table-cell office:value-type="float" office:value="0.627636884820872" calcext:value-type="float">
            <text:p>0,6276368848</text:p>
          </table:table-cell>
          <table:table-cell office:value-type="float" office:value="0.833338885255285" calcext:value-type="float">
            <text:p>0,8333388853</text:p>
          </table:table-cell>
          <table:table-cell office:value-type="float" office:value="5.59339797188496" calcext:value-type="float">
            <text:p>5,5933979719</text:p>
          </table:table-cell>
          <table:table-cell office:value-type="float" office:value="0.975015812776722" calcext:value-type="float">
            <text:p>0,9750158128</text:p>
          </table:table-cell>
          <table:table-cell office:value-type="float" office:value="0.721264367816092" calcext:value-type="float">
            <text:p>0,7212643678</text:p>
          </table:table-cell>
          <table:table-cell office:value-type="float" office:value="0.237200353790738" calcext:value-type="float">
            <text:p>0,2372003538</text:p>
          </table:table-cell>
          <table:table-cell office:value-type="float" office:value="0.0451119951330622" calcext:value-type="float">
            <text:p>0,0451119951</text:p>
          </table:table-cell>
          <table:table-cell office:value-type="float" office:value="109.45673752452" calcext:value-type="float">
            <text:p>109,4567375245</text:p>
          </table:table-cell>
        </table:table-row>
        <table:table-row table:style-name="ro1">
          <table:table-cell office:value-type="float" office:value="0.0432761359850665" calcext:value-type="float">
            <text:p>0,043276136</text:p>
          </table:table-cell>
          <table:table-cell office:value-type="float" office:value="0.232403684046184" calcext:value-type="float">
            <text:p>0,232403684</text:p>
          </table:table-cell>
          <table:table-cell office:value-type="float" office:value="0.0358612679271001" calcext:value-type="float">
            <text:p>0,0358612679</text:p>
          </table:table-cell>
          <table:table-cell office:value-type="float" office:value="0.184016686906849" calcext:value-type="float">
            <text:p>0,1840166869</text:p>
          </table:table-cell>
          <table:table-cell office:value-type="float" office:value="0.0366014142039532" calcext:value-type="float">
            <text:p>0,0366014142</text:p>
          </table:table-cell>
          <table:table-cell office:value-type="float" office:value="0.168054372690927" calcext:value-type="float">
            <text:p>0,1680543727</text:p>
          </table:table-cell>
          <table:table-cell office:value-type="float" office:value="0.0194157263758256" calcext:value-type="float">
            <text:p>0,0194157264</text:p>
          </table:table-cell>
          <table:table-cell office:value-type="float" office:value="0.0829513384820091" calcext:value-type="float">
            <text:p>0,0829513385</text:p>
          </table:table-cell>
          <table:table-cell office:value-type="float" office:value="0.0998648233580062" calcext:value-type="float">
            <text:p>0,0998648234</text:p>
          </table:table-cell>
          <table:table-cell office:value-type="float" office:value="5.37662339173578" calcext:value-type="float">
            <text:p>5,3766233917</text:p>
          </table:table-cell>
          <table:table-cell office:value-type="float" office:value="0.482516630635768" calcext:value-type="float">
            <text:p>0,4825166306</text:p>
          </table:table-cell>
          <table:table-cell office:value-type="float" office:value="0.606589010306473" calcext:value-type="float">
            <text:p>0,6065890103</text:p>
          </table:table-cell>
          <table:table-cell office:value-type="float" office:value="0.717535998382423" calcext:value-type="float">
            <text:p>0,7175359984</text:p>
          </table:table-cell>
          <table:table-cell office:value-type="float" office:value="6.65063851249629" calcext:value-type="float">
            <text:p>6,6506385125</text:p>
          </table:table-cell>
          <table:table-cell office:value-type="float" office:value="0.991777356103732" calcext:value-type="float">
            <text:p>0,9917773561</text:p>
          </table:table-cell>
          <table:table-cell office:value-type="float" office:value="0.675287356321839" calcext:value-type="float">
            <text:p>0,6752873563</text:p>
          </table:table-cell>
          <table:table-cell office:value-type="float" office:value="0.110558668745626" calcext:value-type="float">
            <text:p>0,1105586687</text:p>
          </table:table-cell>
          <table:table-cell office:value-type="float" office:value="0.092823525764867" calcext:value-type="float">
            <text:p>0,0928235258</text:p>
          </table:table-cell>
          <table:table-cell office:value-type="float" office:value="210.864109362523" calcext:value-type="float">
            <text:p>210,8641093625</text:p>
          </table:table-cell>
        </table:table-row>
        <table:table-row table:style-name="ro1">
          <table:table-cell office:value-type="float" office:value="0.0163822679223528" calcext:value-type="float">
            <text:p>0,0163822679</text:p>
          </table:table-cell>
          <table:table-cell office:value-type="float" office:value="0.238702579304588" calcext:value-type="float">
            <text:p>0,2387025793</text:p>
          </table:table-cell>
          <table:table-cell office:value-type="float" office:value="0.0139740464679075" calcext:value-type="float">
            <text:p>0,0139740465</text:p>
          </table:table-cell>
          <table:table-cell office:value-type="float" office:value="0.180733256196555" calcext:value-type="float">
            <text:p>0,1807332562</text:p>
          </table:table-cell>
          <table:table-cell office:value-type="float" office:value="0.0142966426305345" calcext:value-type="float">
            <text:p>0,0142966426</text:p>
          </table:table-cell>
          <table:table-cell office:value-type="float" office:value="0.160281324708821" calcext:value-type="float">
            <text:p>0,1602813247</text:p>
          </table:table-cell>
          <table:table-cell office:value-type="float" office:value="0.00922113541835977" calcext:value-type="float">
            <text:p>0,0092211354</text:p>
          </table:table-cell>
          <table:table-cell office:value-type="float" office:value="0.0831949678033417" calcext:value-type="float">
            <text:p>0,0831949678</text:p>
          </table:table-cell>
          <table:table-cell office:value-type="float" office:value="0.0431660362208957" calcext:value-type="float">
            <text:p>0,0431660362</text:p>
          </table:table-cell>
          <table:table-cell office:value-type="float" office:value="6.9311708589245" calcext:value-type="float">
            <text:p>6,9311708589</text:p>
          </table:table-cell>
          <table:table-cell office:value-type="float" office:value="0.476122458643886" calcext:value-type="float">
            <text:p>0,4761224586</text:p>
          </table:table-cell>
          <table:table-cell office:value-type="float" office:value="0.609047701646542" calcext:value-type="float">
            <text:p>0,6090477016</text:p>
          </table:table-cell>
          <table:table-cell office:value-type="float" office:value="0.573162588380998" calcext:value-type="float">
            <text:p>0,5731625884</text:p>
          </table:table-cell>
          <table:table-cell office:value-type="float" office:value="8.20313057611729" calcext:value-type="float">
            <text:p>8,2031305761</text:p>
          </table:table-cell>
          <table:table-cell office:value-type="float" office:value="0.99652118912081" calcext:value-type="float">
            <text:p>0,9965211891</text:p>
          </table:table-cell>
          <table:table-cell office:value-type="float" office:value="0.629310344827586" calcext:value-type="float">
            <text:p>0,6293103448</text:p>
          </table:table-cell>
          <table:table-cell office:value-type="float" office:value="0.201556628440138" calcext:value-type="float">
            <text:p>0,2015566284</text:p>
          </table:table-cell>
          <table:table-cell office:value-type="float" office:value="0.122844631464815" calcext:value-type="float">
            <text:p>0,1228446315</text:p>
          </table:table-cell>
          <table:table-cell office:value-type="float" office:value="260.062084811013" calcext:value-type="float">
            <text:p>260,062084811</text:p>
          </table:table-cell>
        </table:table-row>
        <table:table-row table:style-name="ro1">
          <table:table-cell office:value-type="float" office:value="0.00829505180554984" calcext:value-type="float">
            <text:p>0,0082950518</text:p>
          </table:table-cell>
          <table:table-cell office:value-type="float" office:value="0.239528137017322" calcext:value-type="float">
            <text:p>0,239528137</text:p>
          </table:table-cell>
          <table:table-cell office:value-type="float" office:value="0.00690521371240599" calcext:value-type="float">
            <text:p>0,0069052137</text:p>
          </table:table-cell>
          <table:table-cell office:value-type="float" office:value="0.1768036542931" calcext:value-type="float">
            <text:p>0,1768036543</text:p>
          </table:table-cell>
          <table:table-cell office:value-type="float" office:value="0.00808993649807901" calcext:value-type="float">
            <text:p>0,0080899365</text:p>
          </table:table-cell>
          <table:table-cell office:value-type="float" office:value="0.167954345571255" calcext:value-type="float">
            <text:p>0,1679543456</text:p>
          </table:table-cell>
          <table:table-cell office:value-type="float" office:value="0.00610371073950067" calcext:value-type="float">
            <text:p>0,0061037107</text:p>
          </table:table-cell>
          <table:table-cell office:value-type="float" office:value="0.0862469238489776" calcext:value-type="float">
            <text:p>0,0862469238</text:p>
          </table:table-cell>
          <table:table-cell office:value-type="float" office:value="0.0292657966385836" calcext:value-type="float">
            <text:p>0,0292657966</text:p>
          </table:table-cell>
          <table:table-cell office:value-type="float" office:value="8.18750047735099" calcext:value-type="float">
            <text:p>8,1875004774</text:p>
          </table:table-cell>
          <table:table-cell office:value-type="float" office:value="0.475849880608933" calcext:value-type="float">
            <text:p>0,4758498806</text:p>
          </table:table-cell>
          <table:table-cell office:value-type="float" office:value="0.608090427928957" calcext:value-type="float">
            <text:p>0,6080904279</text:p>
          </table:table-cell>
          <table:table-cell office:value-type="float" office:value="0.534509592083419" calcext:value-type="float">
            <text:p>0,5345095921</text:p>
          </table:table-cell>
          <table:table-cell office:value-type="float" office:value="9.46612402077379" calcext:value-type="float">
            <text:p>9,4661240208</text:p>
          </table:table-cell>
          <table:table-cell office:value-type="float" office:value="0.996837444655282" calcext:value-type="float">
            <text:p>0,9968374447</text:p>
          </table:table-cell>
          <table:table-cell office:value-type="float" office:value="0.574712643678161" calcext:value-type="float">
            <text:p>0,5747126437</text:p>
          </table:table-cell>
          <table:table-cell office:value-type="float" office:value="0.267810761997485" calcext:value-type="float">
            <text:p>0,267810762</text:p>
          </table:table-cell>
          <table:table-cell office:value-type="float" office:value="0.13613542261649" calcext:value-type="float">
            <text:p>0,1361354226</text:p>
          </table:table-cell>
          <table:table-cell office:value-type="float" office:value="263.19515039188" calcext:value-type="float">
            <text:p>263,1951503919</text:p>
          </table:table-cell>
        </table:table-row>
        <table:table-row table:style-name="ro1">
          <table:table-cell office:value-type="float" office:value="0.00504181650244672" calcext:value-type="float">
            <text:p>0,0050418165</text:p>
          </table:table-cell>
          <table:table-cell office:value-type="float" office:value="0.243623136294853" calcext:value-type="float">
            <text:p>0,2436231363</text:p>
          </table:table-cell>
          <table:table-cell office:value-type="float" office:value="0.00427514188951324" calcext:value-type="float">
            <text:p>0,0042751419</text:p>
          </table:table-cell>
          <table:table-cell office:value-type="float" office:value="0.175884915532841" calcext:value-type="float">
            <text:p>0,1758849155</text:p>
          </table:table-cell>
          <table:table-cell office:value-type="float" office:value="0.00559949802634733" calcext:value-type="float">
            <text:p>0,005599498</text:p>
          </table:table-cell>
          <table:table-cell office:value-type="float" office:value="0.17235169057513" calcext:value-type="float">
            <text:p>0,1723516906</text:p>
          </table:table-cell>
          <table:table-cell office:value-type="float" office:value="0.0047233928084801" calcext:value-type="float">
            <text:p>0,0047233928</text:p>
          </table:table-cell>
          <table:table-cell office:value-type="float" office:value="0.0866793601442561" calcext:value-type="float">
            <text:p>0,0866793601</text:p>
          </table:table-cell>
          <table:table-cell office:value-type="float" office:value="0.0236458259504369" calcext:value-type="float">
            <text:p>0,023645826</text:p>
          </table:table-cell>
          <table:table-cell office:value-type="float" office:value="9.2963311238664" calcext:value-type="float">
            <text:p>9,2963311239</text:p>
          </table:table-cell>
          <table:table-cell office:value-type="float" office:value="0.475743423942371" calcext:value-type="float">
            <text:p>0,4757434239</text:p>
          </table:table-cell>
          <table:table-cell office:value-type="float" office:value="0.607005863097207" calcext:value-type="float">
            <text:p>0,6070058631</text:p>
          </table:table-cell>
          <table:table-cell office:value-type="float" office:value="0.519029099020605" calcext:value-type="float">
            <text:p>0,519029099</text:p>
          </table:table-cell>
          <table:table-cell office:value-type="float" office:value="10.5818761525483" calcext:value-type="float">
            <text:p>10,5818761525</text:p>
          </table:table-cell>
          <table:table-cell office:value-type="float" office:value="0.996837444655282" calcext:value-type="float">
            <text:p>0,9968374447</text:p>
          </table:table-cell>
          <table:table-cell office:value-type="float" office:value="0.560344827586207" calcext:value-type="float">
            <text:p>0,5603448276</text:p>
          </table:table-cell>
          <table:table-cell office:value-type="float" office:value="0.311683489667511" calcext:value-type="float">
            <text:p>0,3116834897</text:p>
          </table:table-cell>
          <table:table-cell office:value-type="float" office:value="0.156164418787354" calcext:value-type="float">
            <text:p>0,1561644188</text:p>
          </table:table-cell>
          <table:table-cell office:value-type="float" office:value="294.369929414162" calcext:value-type="float">
            <text:p>294,3699294142</text:p>
          </table:table-cell>
        </table:table-row>
        <table:table-row table:style-name="ro1">
          <table:table-cell office:value-type="float" office:value="0.00369690973955182" calcext:value-type="float">
            <text:p>0,0036969097</text:p>
          </table:table-cell>
          <table:table-cell office:value-type="float" office:value="0.246613028946991" calcext:value-type="float">
            <text:p>0,2466130289</text:p>
          </table:table-cell>
          <table:table-cell office:value-type="float" office:value="0.0031046714232857" calcext:value-type="float">
            <text:p>0,0031046714</text:p>
          </table:table-cell>
          <table:table-cell office:value-type="float" office:value="0.174860660985673" calcext:value-type="float">
            <text:p>0,174860661</text:p>
          </table:table-cell>
          <table:table-cell office:value-type="float" office:value="0.00468050662326632" calcext:value-type="float">
            <text:p>0,0046805066</text:p>
          </table:table-cell>
          <table:table-cell office:value-type="float" office:value="0.180317267334713" calcext:value-type="float">
            <text:p>0,1803172673</text:p>
          </table:table-cell>
          <table:table-cell office:value-type="float" office:value="0.00451899245370406" calcext:value-type="float">
            <text:p>0,0045189925</text:p>
          </table:table-cell>
          <table:table-cell office:value-type="float" office:value="0.087014186496382" calcext:value-type="float">
            <text:p>0,0870141865</text:p>
          </table:table-cell>
          <table:table-cell office:value-type="float" office:value="0.0202533228911301" calcext:value-type="float">
            <text:p>0,0202533229</text:p>
          </table:table-cell>
          <table:table-cell office:value-type="float" office:value="10.3207794923801" calcext:value-type="float">
            <text:p>10,3207794924</text:p>
          </table:table-cell>
          <table:table-cell office:value-type="float" office:value="0.475695660885643" calcext:value-type="float">
            <text:p>0,4756956609</text:p>
          </table:table-cell>
          <table:table-cell office:value-type="float" office:value="0.605708483221202" calcext:value-type="float">
            <text:p>0,6057084832</text:p>
          </table:table-cell>
          <table:table-cell office:value-type="float" office:value="0.511950061827955" calcext:value-type="float">
            <text:p>0,5119500618</text:p>
          </table:table-cell>
          <table:table-cell office:value-type="float" office:value="11.6152931718991" calcext:value-type="float">
            <text:p>11,6152931719</text:p>
          </table:table-cell>
          <table:table-cell office:value-type="float" office:value="0.996837444655282" calcext:value-type="float">
            <text:p>0,9968374447</text:p>
          </table:table-cell>
          <table:table-cell office:value-type="float" office:value="0.525862068965517" calcext:value-type="float">
            <text:p>0,525862069</text:p>
          </table:table-cell>
          <table:table-cell office:value-type="float" office:value="0.34424447071294" calcext:value-type="float">
            <text:p>0,3442444707</text:p>
          </table:table-cell>
          <table:table-cell office:value-type="float" office:value="0.155997321604853" calcext:value-type="float">
            <text:p>0,1559973216</text:p>
          </table:table-cell>
          <table:table-cell office:value-type="float" office:value="275.959261918985" calcext:value-type="float">
            <text:p>275,959261919</text:p>
          </table:table-cell>
        </table:table-row>
        <table:table-row table:style-name="ro1">
          <table:table-cell office:value-type="float" office:value="0.00394287043981956" calcext:value-type="float">
            <text:p>0,0039428704</text:p>
          </table:table-cell>
          <table:table-cell office:value-type="float" office:value="0.246313714966226" calcext:value-type="float">
            <text:p>0,246313715</text:p>
          </table:table-cell>
          <table:table-cell office:value-type="float" office:value="0.00319399626736356" calcext:value-type="float">
            <text:p>0,0031939963</text:p>
          </table:table-cell>
          <table:table-cell office:value-type="float" office:value="0.172021285870618" calcext:value-type="float">
            <text:p>0,1720212859</text:p>
          </table:table-cell>
          <table:table-cell office:value-type="float" office:value="0.00612181753659068" calcext:value-type="float">
            <text:p>0,0061218175</text:p>
          </table:table-cell>
          <table:table-cell office:value-type="float" office:value="0.181776725132107" calcext:value-type="float">
            <text:p>0,1817767251</text:p>
          </table:table-cell>
          <table:table-cell office:value-type="float" office:value="0.00583341990567353" calcext:value-type="float">
            <text:p>0,0058334199</text:p>
          </table:table-cell>
          <table:table-cell office:value-type="float" office:value="0.0904600703519275" calcext:value-type="float">
            <text:p>0,0904600704</text:p>
          </table:table-cell>
          <table:table-cell office:value-type="float" office:value="0.0181626447051687" calcext:value-type="float">
            <text:p>0,0181626447</text:p>
          </table:table-cell>
          <table:table-cell office:value-type="float" office:value="10.5312100751085" calcext:value-type="float">
            <text:p>10,5312100751</text:p>
          </table:table-cell>
          <table:table-cell office:value-type="float" office:value="0.475677169760445" calcext:value-type="float">
            <text:p>0,4756771698</text:p>
          </table:table-cell>
          <table:table-cell office:value-type="float" office:value="0.604295756539394" calcext:value-type="float">
            <text:p>0,6042957565</text:p>
          </table:table-cell>
          <table:table-cell office:value-type="float" office:value="0.512931919923543" calcext:value-type="float">
            <text:p>0,5129319199</text:p>
          </table:table-cell>
          <table:table-cell office:value-type="float" office:value="11.8260776893846" calcext:value-type="float">
            <text:p>11,8260776894</text:p>
          </table:table-cell>
          <table:table-cell office:value-type="float" office:value="0.996837444655282" calcext:value-type="float">
            <text:p>0,9968374447</text:p>
          </table:table-cell>
          <table:table-cell office:value-type="float" office:value="0.531609195402299" calcext:value-type="float">
            <text:p>0,5316091954</text:p>
          </table:table-cell>
          <table:table-cell office:value-type="float" office:value="0.367798387070313" calcext:value-type="float">
            <text:p>0,3677983871</text:p>
          </table:table-cell>
          <table:table-cell office:value-type="float" office:value="0.166270618551522" calcext:value-type="float">
            <text:p>0,1662706186</text:p>
          </table:table-cell>
          <table:table-cell office:value-type="float" office:value="297.347289509639" calcext:value-type="float">
            <text:p>297,3472895096</text:p>
          </table:table-cell>
        </table:table-row>
        <table:table-row table:style-name="ro1">
          <table:table-cell office:value-type="float" office:value="0.0105263499573049" calcext:value-type="float">
            <text:p>0,01052635</text:p>
          </table:table-cell>
          <table:table-cell office:value-type="float" office:value="0.250237299422161" calcext:value-type="float">
            <text:p>0,2502372994</text:p>
          </table:table-cell>
          <table:table-cell office:value-type="float" office:value="0.00895211017649024" calcext:value-type="float">
            <text:p>0,0089521102</text:p>
          </table:table-cell>
          <table:table-cell office:value-type="float" office:value="0.183125219491777" calcext:value-type="float">
            <text:p>0,1831252195</text:p>
          </table:table-cell>
          <table:table-cell office:value-type="float" office:value="0.0135861376753992" calcext:value-type="float">
            <text:p>0,0135861377</text:p>
          </table:table-cell>
          <table:table-cell office:value-type="float" office:value="0.202786908563149" calcext:value-type="float">
            <text:p>0,2027869086</text:p>
          </table:table-cell>
          <table:table-cell office:value-type="float" office:value="0.0102516439923316" calcext:value-type="float">
            <text:p>0,010251644</text:p>
          </table:table-cell>
          <table:table-cell office:value-type="float" office:value="0.0917853727878537" calcext:value-type="float">
            <text:p>0,0917853728</text:p>
          </table:table-cell>
          <table:table-cell office:value-type="float" office:value="0.0223135892109958" calcext:value-type="float">
            <text:p>0,0223135892</text:p>
          </table:table-cell>
          <table:table-cell office:value-type="float" office:value="7.78501614930654" calcext:value-type="float">
            <text:p>7,7850161493</text:p>
          </table:table-cell>
          <table:table-cell office:value-type="float" office:value="0.475845320768782" calcext:value-type="float">
            <text:p>0,4758453208</text:p>
          </table:table-cell>
          <table:table-cell office:value-type="float" office:value="0.614161147125836" calcext:value-type="float">
            <text:p>0,6141611471</text:p>
          </table:table-cell>
          <table:table-cell office:value-type="float" office:value="0.541475150910908" calcext:value-type="float">
            <text:p>0,5414751509</text:p>
          </table:table-cell>
          <table:table-cell office:value-type="float" office:value="9.12711206181296" calcext:value-type="float">
            <text:p>9,1271120618</text:p>
          </table:table-cell>
          <table:table-cell office:value-type="float" office:value="0.996837444655282" calcext:value-type="float">
            <text:p>0,9968374447</text:p>
          </table:table-cell>
          <table:table-cell office:value-type="float" office:value="0.614942528735632" calcext:value-type="float">
            <text:p>0,6149425287</text:p>
          </table:table-cell>
          <table:table-cell office:value-type="float" office:value="0.357447932210455" calcext:value-type="float">
            <text:p>0,3574479322</text:p>
          </table:table-cell>
          <table:table-cell office:value-type="float" office:value="0.122638357687834" calcext:value-type="float">
            <text:p>0,1226383577</text:p>
          </table:table-cell>
          <table:table-cell office:value-type="float" office:value="253.697882603567" calcext:value-type="float">
            <text:p>253,6978826036</text:p>
          </table:table-cell>
        </table:table-row>
        <table:table-row table:style-name="ro1">
          <table:table-cell office:value-type="float" office:value="0.0501525525717862" calcext:value-type="float">
            <text:p>0,0501525526</text:p>
          </table:table-cell>
          <table:table-cell office:value-type="float" office:value="0.252674590595265" calcext:value-type="float">
            <text:p>0,2526745906</text:p>
          </table:table-cell>
          <table:table-cell office:value-type="float" office:value="0.0412768009685082" calcext:value-type="float">
            <text:p>0,041276801</text:p>
          </table:table-cell>
          <table:table-cell office:value-type="float" office:value="0.181473584654104" calcext:value-type="float">
            <text:p>0,1814735847</text:p>
          </table:table-cell>
          <table:table-cell office:value-type="float" office:value="0.0439300600589732" calcext:value-type="float">
            <text:p>0,0439300601</text:p>
          </table:table-cell>
          <table:table-cell office:value-type="float" office:value="0.197964569909" calcext:value-type="float">
            <text:p>0,1979645699</text:p>
          </table:table-cell>
          <table:table-cell office:value-type="float" office:value="0.0238306903804672" calcext:value-type="float">
            <text:p>0,0238306904</text:p>
          </table:table-cell>
          <table:table-cell office:value-type="float" office:value="0.10618413233696" calcext:value-type="float">
            <text:p>0,1061841323</text:p>
          </table:table-cell>
          <table:table-cell office:value-type="float" office:value="0.123934409078739" calcext:value-type="float">
            <text:p>0,1239344091</text:p>
          </table:table-cell>
          <table:table-cell office:value-type="float" office:value="5.64882054754758" calcext:value-type="float">
            <text:p>5,6488205475</text:p>
          </table:table-cell>
          <table:table-cell office:value-type="float" office:value="0.490110516859187" calcext:value-type="float">
            <text:p>0,4901105169</text:p>
          </table:table-cell>
          <table:table-cell office:value-type="float" office:value="0.626829096983219" calcext:value-type="float">
            <text:p>0,626829097</text:p>
          </table:table-cell>
          <table:table-cell office:value-type="float" office:value="0.773235030373315" calcext:value-type="float">
            <text:p>0,7732350304</text:p>
          </table:table-cell>
          <table:table-cell office:value-type="float" office:value="7.01394656300545" calcext:value-type="float">
            <text:p>7,013946563</text:p>
          </table:table-cell>
          <table:table-cell office:value-type="float" office:value="0.983870967741935" calcext:value-type="float">
            <text:p>0,9838709677</text:p>
          </table:table-cell>
          <table:table-cell office:value-type="float" office:value="0.732758620689655" calcext:value-type="float">
            <text:p>0,7327586207</text:p>
          </table:table-cell>
          <table:table-cell office:value-type="float" office:value="0.182978778530343" calcext:value-type="float">
            <text:p>0,1829787785</text:p>
          </table:table-cell>
          <table:table-cell office:value-type="float" office:value="0.0668797480092128" calcext:value-type="float">
            <text:p>0,066879748</text:p>
          </table:table-cell>
          <table:table-cell office:value-type="float" office:value="164.85857884271" calcext:value-type="float">
            <text:p>164,8585788427</text:p>
          </table:table-cell>
        </table:table-row>
        <table:table-row table:style-name="ro1">
          <table:table-cell office:value-type="float" office:value="0.0328231032783886" calcext:value-type="float">
            <text:p>0,0328231033</text:p>
          </table:table-cell>
          <table:table-cell office:value-type="float" office:value="0.236025036147049" calcext:value-type="float">
            <text:p>0,2360250361</text:p>
          </table:table-cell>
          <table:table-cell office:value-type="float" office:value="0.0286897835854675" calcext:value-type="float">
            <text:p>0,0286897836</text:p>
          </table:table-cell>
          <table:table-cell office:value-type="float" office:value="0.171995213224238" calcext:value-type="float">
            <text:p>0,1719952132</text:p>
          </table:table-cell>
          <table:table-cell office:value-type="float" office:value="0.0285877751511763" calcext:value-type="float">
            <text:p>0,0285877752</text:p>
          </table:table-cell>
          <table:table-cell office:value-type="float" office:value="0.165042898962415" calcext:value-type="float">
            <text:p>0,165042899</text:p>
          </table:table-cell>
          <table:table-cell office:value-type="float" office:value="0.0174277321499893" calcext:value-type="float">
            <text:p>0,0174277321</text:p>
          </table:table-cell>
          <table:table-cell office:value-type="float" office:value="0.0897846372792848" calcext:value-type="float">
            <text:p>0,0897846373</text:p>
          </table:table-cell>
          <table:table-cell office:value-type="float" office:value="0.0645262207788419" calcext:value-type="float">
            <text:p>0,0645262208</text:p>
          </table:table-cell>
          <table:table-cell office:value-type="float" office:value="5.98852154561158" calcext:value-type="float">
            <text:p>5,9885215456</text:p>
          </table:table-cell>
          <table:table-cell office:value-type="float" office:value="0.480642688031215" calcext:value-type="float">
            <text:p>0,480642688</text:p>
          </table:table-cell>
          <table:table-cell office:value-type="float" office:value="0.621511663856178" calcext:value-type="float">
            <text:p>0,6215116639</text:p>
          </table:table-cell>
          <table:table-cell office:value-type="float" office:value="0.652697302697958" calcext:value-type="float">
            <text:p>0,6526973027</text:p>
          </table:table-cell>
          <table:table-cell office:value-type="float" office:value="7.27288103925771" calcext:value-type="float">
            <text:p>7,2728810393</text:p>
          </table:table-cell>
          <table:table-cell office:value-type="float" office:value="0.993991144845035" calcext:value-type="float">
            <text:p>0,9939911448</text:p>
          </table:table-cell>
          <table:table-cell office:value-type="float" office:value="0.675287356321839" calcext:value-type="float">
            <text:p>0,6752873563</text:p>
          </table:table-cell>
          <table:table-cell office:value-type="float" office:value="0.180300099756106" calcext:value-type="float">
            <text:p>0,1803000998</text:p>
          </table:table-cell>
          <table:table-cell office:value-type="float" office:value="0.116694604760895" calcext:value-type="float">
            <text:p>0,1166946048</text:p>
          </table:table-cell>
          <table:table-cell office:value-type="float" office:value="265.091243815166" calcext:value-type="float">
            <text:p>265,0912438152</text:p>
          </table:table-cell>
        </table:table-row>
        <table:table-row table:style-name="ro1">
          <table:table-cell office:value-type="float" office:value="0.0129745900773426" calcext:value-type="float">
            <text:p>0,0129745901</text:p>
          </table:table-cell>
          <table:table-cell office:value-type="float" office:value="0.234474014947472" calcext:value-type="float">
            <text:p>0,2344740149</text:p>
          </table:table-cell>
          <table:table-cell office:value-type="float" office:value="0.010400735207676" calcext:value-type="float">
            <text:p>0,0104007352</text:p>
          </table:table-cell>
          <table:table-cell office:value-type="float" office:value="0.176211315413552" calcext:value-type="float">
            <text:p>0,1762113154</text:p>
          </table:table-cell>
          <table:table-cell office:value-type="float" office:value="0.0121623488725246" calcext:value-type="float">
            <text:p>0,0121623489</text:p>
          </table:table-cell>
          <table:table-cell office:value-type="float" office:value="0.160423004441013" calcext:value-type="float">
            <text:p>0,1604230044</text:p>
          </table:table-cell>
          <table:table-cell office:value-type="float" office:value="0.0085907513942436" calcext:value-type="float">
            <text:p>0,0085907514</text:p>
          </table:table-cell>
          <table:table-cell office:value-type="float" office:value="0.0888782247606412" calcext:value-type="float">
            <text:p>0,0888782248</text:p>
          </table:table-cell>
          <table:table-cell office:value-type="float" office:value="0.0310325205285876" calcext:value-type="float">
            <text:p>0,0310325205</text:p>
          </table:table-cell>
          <table:table-cell office:value-type="float" office:value="7.86584892891476" calcext:value-type="float">
            <text:p>7,8658489289</text:p>
          </table:table-cell>
          <table:table-cell office:value-type="float" office:value="0.475967422099448" calcext:value-type="float">
            <text:p>0,4759674221</text:p>
          </table:table-cell>
          <table:table-cell office:value-type="float" office:value="0.614888193535394" calcext:value-type="float">
            <text:p>0,6148881935</text:p>
          </table:table-cell>
          <table:table-cell office:value-type="float" office:value="0.551128366979747" calcext:value-type="float">
            <text:p>0,551128367</text:p>
          </table:table-cell>
          <table:table-cell office:value-type="float" office:value="9.14072366212976" calcext:value-type="float">
            <text:p>9,1407236621</text:p>
          </table:table-cell>
          <table:table-cell office:value-type="float" office:value="0.996837444655282" calcext:value-type="float">
            <text:p>0,9968374447</text:p>
          </table:table-cell>
          <table:table-cell office:value-type="float" office:value="0.591954022988506" calcext:value-type="float">
            <text:p>0,591954023</text:p>
          </table:table-cell>
          <table:table-cell office:value-type="float" office:value="0.270982193754844" calcext:value-type="float">
            <text:p>0,2709821938</text:p>
          </table:table-cell>
          <table:table-cell office:value-type="float" office:value="0.146021829090778" calcext:value-type="float">
            <text:p>0,1460218291</text:p>
          </table:table-cell>
          <table:table-cell office:value-type="float" office:value="290.778135662769" calcext:value-type="float">
            <text:p>290,7781356628</text:p>
          </table:table-cell>
        </table:table-row>
        <table:table-row table:style-name="ro1">
          <table:table-cell office:value-type="float" office:value="0.00660572119416062" calcext:value-type="float">
            <text:p>0,0066057212</text:p>
          </table:table-cell>
          <table:table-cell office:value-type="float" office:value="0.237160512576369" calcext:value-type="float">
            <text:p>0,2371605126</text:p>
          </table:table-cell>
          <table:table-cell office:value-type="float" office:value="0.00530848989705162" calcext:value-type="float">
            <text:p>0,0053084899</text:p>
          </table:table-cell>
          <table:table-cell office:value-type="float" office:value="0.177193324505612" calcext:value-type="float">
            <text:p>0,1771933245</text:p>
          </table:table-cell>
          <table:table-cell office:value-type="float" office:value="0.00741236974277811" calcext:value-type="float">
            <text:p>0,0074123697</text:p>
          </table:table-cell>
          <table:table-cell office:value-type="float" office:value="0.163106970199492" calcext:value-type="float">
            <text:p>0,1631069702</text:p>
          </table:table-cell>
          <table:table-cell office:value-type="float" office:value="0.00577118857670672" calcext:value-type="float">
            <text:p>0,0057711886</text:p>
          </table:table-cell>
          <table:table-cell office:value-type="float" office:value="0.0897553366857806" calcext:value-type="float">
            <text:p>0,0897553367</text:p>
          </table:table-cell>
          <table:table-cell office:value-type="float" office:value="0.0228559863770875" calcext:value-type="float">
            <text:p>0,0228559864</text:p>
          </table:table-cell>
          <table:table-cell office:value-type="float" office:value="9.22065891820841" calcext:value-type="float">
            <text:p>9,2206589182</text:p>
          </table:table-cell>
          <table:table-cell office:value-type="float" office:value="0.475716273234963" calcext:value-type="float">
            <text:p>0,4757162732</text:p>
          </table:table-cell>
          <table:table-cell office:value-type="float" office:value="0.617638501113859" calcext:value-type="float">
            <text:p>0,6176385011</text:p>
          </table:table-cell>
          <table:table-cell office:value-type="float" office:value="0.523670030782526" calcext:value-type="float">
            <text:p>0,5236700308</text:p>
          </table:table-cell>
          <table:table-cell office:value-type="float" office:value="10.5055137173883" calcext:value-type="float">
            <text:p>10,5055137174</text:p>
          </table:table-cell>
          <table:table-cell office:value-type="float" office:value="0.996837444655282" calcext:value-type="float">
            <text:p>0,9968374447</text:p>
          </table:table-cell>
          <table:table-cell office:value-type="float" office:value="0.53735632183908" calcext:value-type="float">
            <text:p>0,5373563218</text:p>
          </table:table-cell>
          <table:table-cell office:value-type="float" office:value="0.329002791960843" calcext:value-type="float">
            <text:p>0,329002792</text:p>
          </table:table-cell>
          <table:table-cell office:value-type="float" office:value="0.161425882654861" calcext:value-type="float">
            <text:p>0,1614258827</text:p>
          </table:table-cell>
          <table:table-cell office:value-type="float" office:value="291.804187212437" calcext:value-type="float">
            <text:p>291,8041872124</text:p>
          </table:table-cell>
        </table:table-row>
        <table:table-row table:style-name="ro1">
          <table:table-cell office:value-type="float" office:value="0.00456931401229534" calcext:value-type="float">
            <text:p>0,004569314</text:p>
          </table:table-cell>
          <table:table-cell office:value-type="float" office:value="0.235321793215478" calcext:value-type="float">
            <text:p>0,2353217932</text:p>
          </table:table-cell>
          <table:table-cell office:value-type="float" office:value="0.00362634796600365" calcext:value-type="float">
            <text:p>0,003626348</text:p>
          </table:table-cell>
          <table:table-cell office:value-type="float" office:value="0.178083744114325" calcext:value-type="float">
            <text:p>0,1780837441</text:p>
          </table:table-cell>
          <table:table-cell office:value-type="float" office:value="0.00556760974062038" calcext:value-type="float">
            <text:p>0,0055676097</text:p>
          </table:table-cell>
          <table:table-cell office:value-type="float" office:value="0.158944875773418" calcext:value-type="float">
            <text:p>0,1589448758</text:p>
          </table:table-cell>
          <table:table-cell office:value-type="float" office:value="0.00470999620242595" calcext:value-type="float">
            <text:p>0,0047099962</text:p>
          </table:table-cell>
          <table:table-cell office:value-type="float" office:value="0.0914376289370796" calcext:value-type="float">
            <text:p>0,0914376289</text:p>
          </table:table-cell>
          <table:table-cell office:value-type="float" office:value="0.0189920433405145" calcext:value-type="float">
            <text:p>0,0189920433</text:p>
          </table:table-cell>
          <table:table-cell office:value-type="float" office:value="10.2706380165343" calcext:value-type="float">
            <text:p>10,2706380165</text:p>
          </table:table-cell>
          <table:table-cell office:value-type="float" office:value="0.47565552371729" calcext:value-type="float">
            <text:p>0,4756555237</text:p>
          </table:table-cell>
          <table:table-cell office:value-type="float" office:value="0.6206024751581" calcext:value-type="float">
            <text:p>0,6206024752</text:p>
          </table:table-cell>
          <table:table-cell office:value-type="float" office:value="0.51312083373486" calcext:value-type="float">
            <text:p>0,5131208337</text:p>
          </table:table-cell>
          <table:table-cell office:value-type="float" office:value="11.5550284827578" calcext:value-type="float">
            <text:p>11,5550284828</text:p>
          </table:table-cell>
          <table:table-cell office:value-type="float" office:value="0.996837444655282" calcext:value-type="float">
            <text:p>0,9968374447</text:p>
          </table:table-cell>
          <table:table-cell office:value-type="float" office:value="0.520114942528736" calcext:value-type="float">
            <text:p>0,5201149425</text:p>
          </table:table-cell>
          <table:table-cell office:value-type="float" office:value="0.366358078902987" calcext:value-type="float">
            <text:p>0,3663580789</text:p>
          </table:table-cell>
          <table:table-cell office:value-type="float" office:value="0.175879376545248" calcext:value-type="float">
            <text:p>0,1758793765</text:p>
          </table:table-cell>
          <table:table-cell office:value-type="float" office:value="307.730282495335" calcext:value-type="float">
            <text:p>307,7302824953</text:p>
          </table:table-cell>
        </table:table-row>
        <table:table-row table:style-name="ro1">
          <table:table-cell office:value-type="float" office:value="0.00427499116327549" calcext:value-type="float">
            <text:p>0,0042749912</text:p>
          </table:table-cell>
          <table:table-cell office:value-type="float" office:value="0.235744911536036" calcext:value-type="float">
            <text:p>0,2357449115</text:p>
          </table:table-cell>
          <table:table-cell office:value-type="float" office:value="0.00320127522004492" calcext:value-type="float">
            <text:p>0,0032012752</text:p>
          </table:table-cell>
          <table:table-cell office:value-type="float" office:value="0.171769575989637" calcext:value-type="float">
            <text:p>0,171769576</text:p>
          </table:table-cell>
          <table:table-cell office:value-type="float" office:value="0.00602690582331584" calcext:value-type="float">
            <text:p>0,0060269058</text:p>
          </table:table-cell>
          <table:table-cell office:value-type="float" office:value="0.160897928322685" calcext:value-type="float">
            <text:p>0,1608979283</text:p>
          </table:table-cell>
          <table:table-cell office:value-type="float" office:value="0.00510759102236356" calcext:value-type="float">
            <text:p>0,005107591</text:p>
          </table:table-cell>
          <table:table-cell office:value-type="float" office:value="0.0941399937091146" calcext:value-type="float">
            <text:p>0,0941399937</text:p>
          </table:table-cell>
          <table:table-cell office:value-type="float" office:value="0.0168491329012031" calcext:value-type="float">
            <text:p>0,0168491329</text:p>
          </table:table-cell>
          <table:table-cell office:value-type="float" office:value="11.1264732385432" calcext:value-type="float">
            <text:p>11,1264732385</text:p>
          </table:table-cell>
          <table:table-cell office:value-type="float" office:value="0.475631380414827" calcext:value-type="float">
            <text:p>0,4756313804</text:p>
          </table:table-cell>
          <table:table-cell office:value-type="float" office:value="0.617402344171343" calcext:value-type="float">
            <text:p>0,6174023442</text:p>
          </table:table-cell>
          <table:table-cell office:value-type="float" office:value="0.511091276239851" calcext:value-type="float">
            <text:p>0,5110912762</text:p>
          </table:table-cell>
          <table:table-cell office:value-type="float" office:value="12.4064281048446" calcext:value-type="float">
            <text:p>12,4064281048</text:p>
          </table:table-cell>
          <table:table-cell office:value-type="float" office:value="0.996837444655282" calcext:value-type="float">
            <text:p>0,9968374447</text:p>
          </table:table-cell>
          <table:table-cell office:value-type="float" office:value="0.491379310344828" calcext:value-type="float">
            <text:p>0,4913793103</text:p>
          </table:table-cell>
          <table:table-cell office:value-type="float" office:value="0.388842327442974" calcext:value-type="float">
            <text:p>0,3888423274</text:p>
          </table:table-cell>
          <table:table-cell office:value-type="float" office:value="0.180417610448386" calcext:value-type="float">
            <text:p>0,1804176104</text:p>
          </table:table-cell>
          <table:table-cell office:value-type="float" office:value="298.230310071181" calcext:value-type="float">
            <text:p>298,2303100712</text:p>
          </table:table-cell>
        </table:table-row>
        <table:table-row table:style-name="ro1">
          <table:table-cell office:value-type="float" office:value="0.0335190183417325" calcext:value-type="float">
            <text:p>0,0335190183</text:p>
          </table:table-cell>
          <table:table-cell office:value-type="float" office:value="0.250695386152325" calcext:value-type="float">
            <text:p>0,2506953862</text:p>
          </table:table-cell>
          <table:table-cell office:value-type="float" office:value="0.0252202369008986" calcext:value-type="float">
            <text:p>0,0252202369</text:p>
          </table:table-cell>
          <table:table-cell office:value-type="float" office:value="0.199633190018458" calcext:value-type="float">
            <text:p>0,19963319</text:p>
          </table:table-cell>
          <table:table-cell office:value-type="float" office:value="0.0360825284748108" calcext:value-type="float">
            <text:p>0,0360825285</text:p>
          </table:table-cell>
          <table:table-cell office:value-type="float" office:value="0.264084252493721" calcext:value-type="float">
            <text:p>0,2640842525</text:p>
          </table:table-cell>
          <table:table-cell office:value-type="float" office:value="0.023874251650399" calcext:value-type="float">
            <text:p>0,0238742517</text:p>
          </table:table-cell>
          <table:table-cell office:value-type="float" office:value="0.140275305136536" calcext:value-type="float">
            <text:p>0,1402753051</text:p>
          </table:table-cell>
          <table:table-cell office:value-type="float" office:value="0.174203749422201" calcext:value-type="float">
            <text:p>0,1742037494</text:p>
          </table:table-cell>
          <table:table-cell office:value-type="float" office:value="2.58821327464077" calcext:value-type="float">
            <text:p>2,5882132746</text:p>
          </table:table-cell>
          <table:table-cell office:value-type="float" office:value="0.496678151911305" calcext:value-type="float">
            <text:p>0,4966781519</text:p>
          </table:table-cell>
          <table:table-cell office:value-type="float" office:value="0.631386382055694" calcext:value-type="float">
            <text:p>0,6313863821</text:p>
          </table:table-cell>
          <table:table-cell office:value-type="float" office:value="0.789577936877336" calcext:value-type="float">
            <text:p>0,7895779369</text:p>
          </table:table-cell>
          <table:table-cell office:value-type="float" office:value="4.0742878317833" calcext:value-type="float">
            <text:p>4,0742878318</text:p>
          </table:table-cell>
          <table:table-cell office:value-type="float" office:value="0.974383301707779" calcext:value-type="float">
            <text:p>0,9743833017</text:p>
          </table:table-cell>
          <table:table-cell office:value-type="float" office:value="0.767241379310345" calcext:value-type="float">
            <text:p>0,7672413793</text:p>
          </table:table-cell>
          <table:table-cell office:value-type="float" office:value="0.267559520029858" calcext:value-type="float">
            <text:p>0,26755952</text:p>
          </table:table-cell>
          <table:table-cell office:value-type="float" office:value="0.0289930795971686" calcext:value-type="float">
            <text:p>0,0289930796</text:p>
          </table:table-cell>
          <table:table-cell office:value-type="float" office:value="74.8311384402921" calcext:value-type="float">
            <text:p>74,8311384403</text:p>
          </table:table-cell>
        </table:table-row>
        <table:table-row table:style-name="ro1">
          <table:table-cell office:value-type="float" office:value="0.0544801619165969" calcext:value-type="float">
            <text:p>0,0544801619</text:p>
          </table:table-cell>
          <table:table-cell office:value-type="float" office:value="0.218555295637182" calcext:value-type="float">
            <text:p>0,2185552956</text:p>
          </table:table-cell>
          <table:table-cell office:value-type="float" office:value="0.0466293071989125" calcext:value-type="float">
            <text:p>0,0466293072</text:p>
          </table:table-cell>
          <table:table-cell office:value-type="float" office:value="0.170747743605371" calcext:value-type="float">
            <text:p>0,1707477436</text:p>
          </table:table-cell>
          <table:table-cell office:value-type="float" office:value="0.046909100532192" calcext:value-type="float">
            <text:p>0,0469091005</text:p>
          </table:table-cell>
          <table:table-cell office:value-type="float" office:value="0.190499049201678" calcext:value-type="float">
            <text:p>0,1904990492</text:p>
          </table:table-cell>
          <table:table-cell office:value-type="float" office:value="0.0281205724775205" calcext:value-type="float">
            <text:p>0,0281205725</text:p>
          </table:table-cell>
          <table:table-cell office:value-type="float" office:value="0.085630974825296" calcext:value-type="float">
            <text:p>0,0856309748</text:p>
          </table:table-cell>
          <table:table-cell office:value-type="float" office:value="0.140035549745996" calcext:value-type="float">
            <text:p>0,1400355497</text:p>
          </table:table-cell>
          <table:table-cell office:value-type="float" office:value="5.13538798998142" calcext:value-type="float">
            <text:p>5,13538799</text:p>
          </table:table-cell>
          <table:table-cell office:value-type="float" office:value="0.486147968688771" calcext:value-type="float">
            <text:p>0,4861479687</text:p>
          </table:table-cell>
          <table:table-cell office:value-type="float" office:value="0.612084397211157" calcext:value-type="float">
            <text:p>0,6120843972</text:p>
          </table:table-cell>
          <table:table-cell office:value-type="float" office:value="0.802322659365819" calcext:value-type="float">
            <text:p>0,8023226594</text:p>
          </table:table-cell>
          <table:table-cell office:value-type="float" office:value="6.41290544846962" calcext:value-type="float">
            <text:p>6,4129054485</text:p>
          </table:table-cell>
          <table:table-cell office:value-type="float" office:value="0.98640101201771" calcext:value-type="float">
            <text:p>0,986401012</text:p>
          </table:table-cell>
          <table:table-cell office:value-type="float" office:value="0.683908045977011" calcext:value-type="float">
            <text:p>0,683908046</text:p>
          </table:table-cell>
          <table:table-cell office:value-type="float" office:value="0.0944765599313816" calcext:value-type="float">
            <text:p>0,0944765599</text:p>
          </table:table-cell>
          <table:table-cell office:value-type="float" office:value="0.093700088268669" calcext:value-type="float">
            <text:p>0,0937000883</text:p>
          </table:table-cell>
          <table:table-cell office:value-type="float" office:value="215.572669743451" calcext:value-type="float">
            <text:p>215,5726697435</text:p>
          </table:table-cell>
        </table:table-row>
        <table:table-row table:style-name="ro1">
          <table:table-cell office:value-type="float" office:value="0.0213314338748347" calcext:value-type="float">
            <text:p>0,0213314339</text:p>
          </table:table-cell>
          <table:table-cell office:value-type="float" office:value="0.231934313383355" calcext:value-type="float">
            <text:p>0,2319343134</text:p>
          </table:table-cell>
          <table:table-cell office:value-type="float" office:value="0.0168767181656643" calcext:value-type="float">
            <text:p>0,0168767182</text:p>
          </table:table-cell>
          <table:table-cell office:value-type="float" office:value="0.174033823201798" calcext:value-type="float">
            <text:p>0,1740338232</text:p>
          </table:table-cell>
          <table:table-cell office:value-type="float" office:value="0.0172833946877364" calcext:value-type="float">
            <text:p>0,0172833947</text:p>
          </table:table-cell>
          <table:table-cell office:value-type="float" office:value="0.182190817589109" calcext:value-type="float">
            <text:p>0,1821908176</text:p>
          </table:table-cell>
          <table:table-cell office:value-type="float" office:value="0.010988181372277" calcext:value-type="float">
            <text:p>0,0109881814</text:p>
          </table:table-cell>
          <table:table-cell office:value-type="float" office:value="0.0835208047397389" calcext:value-type="float">
            <text:p>0,0835208047</text:p>
          </table:table-cell>
          <table:table-cell office:value-type="float" office:value="0.0535357808817949" calcext:value-type="float">
            <text:p>0,0535357809</text:p>
          </table:table-cell>
          <table:table-cell office:value-type="float" office:value="6.63803339682937" calcext:value-type="float">
            <text:p>6,6380333968</text:p>
          </table:table-cell>
          <table:table-cell office:value-type="float" office:value="0.476472446316786" calcext:value-type="float">
            <text:p>0,4764724463</text:p>
          </table:table-cell>
          <table:table-cell office:value-type="float" office:value="0.60846925552549" calcext:value-type="float">
            <text:p>0,6084692555</text:p>
          </table:table-cell>
          <table:table-cell office:value-type="float" office:value="0.596487955078907" calcext:value-type="float">
            <text:p>0,5964879551</text:p>
          </table:table-cell>
          <table:table-cell office:value-type="float" office:value="7.91818250253283" calcext:value-type="float">
            <text:p>7,9181825025</text:p>
          </table:table-cell>
          <table:table-cell office:value-type="float" office:value="0.99652118912081" calcext:value-type="float">
            <text:p>0,9965211891</text:p>
          </table:table-cell>
          <table:table-cell office:value-type="float" office:value="0.660919540229885" calcext:value-type="float">
            <text:p>0,6609195402</text:p>
          </table:table-cell>
          <table:table-cell office:value-type="float" office:value="0.170286094398298" calcext:value-type="float">
            <text:p>0,1702860944</text:p>
          </table:table-cell>
          <table:table-cell office:value-type="float" office:value="0.123413448151905" calcext:value-type="float">
            <text:p>0,1234134482</text:p>
          </table:table-cell>
          <table:table-cell office:value-type="float" office:value="274.389233057735" calcext:value-type="float">
            <text:p>274,3892330577</text:p>
          </table:table-cell>
        </table:table-row>
        <table:table-row table:style-name="ro1">
          <table:table-cell office:value-type="float" office:value="0.0101316744822938" calcext:value-type="float">
            <text:p>0,0101316745</text:p>
          </table:table-cell>
          <table:table-cell office:value-type="float" office:value="0.235268528829128" calcext:value-type="float">
            <text:p>0,2352685288</text:p>
          </table:table-cell>
          <table:table-cell office:value-type="float" office:value="0.00874515812386069" calcext:value-type="float">
            <text:p>0,0087451581</text:p>
          </table:table-cell>
          <table:table-cell office:value-type="float" office:value="0.174423912554505" calcext:value-type="float">
            <text:p>0,1744239126</text:p>
          </table:table-cell>
          <table:table-cell office:value-type="float" office:value="0.00932885342362419" calcext:value-type="float">
            <text:p>0,0093288534</text:p>
          </table:table-cell>
          <table:table-cell office:value-type="float" office:value="0.173438480706456" calcext:value-type="float">
            <text:p>0,1734384807</text:p>
          </table:table-cell>
          <table:table-cell office:value-type="float" office:value="0.00626918126569842" calcext:value-type="float">
            <text:p>0,0062691813</text:p>
          </table:table-cell>
          <table:table-cell office:value-type="float" office:value="0.0810716986910659" calcext:value-type="float">
            <text:p>0,0810716987</text:p>
          </table:table-cell>
          <table:table-cell office:value-type="float" office:value="0.0324630197462044" calcext:value-type="float">
            <text:p>0,0324630197</text:p>
          </table:table-cell>
          <table:table-cell office:value-type="float" office:value="8.06780564979698" calcext:value-type="float">
            <text:p>8,0678056498</text:p>
          </table:table-cell>
          <table:table-cell office:value-type="float" office:value="0.475572265048407" calcext:value-type="float">
            <text:p>0,475572265</text:p>
          </table:table-cell>
          <table:table-cell office:value-type="float" office:value="0.604697160422802" calcext:value-type="float">
            <text:p>0,6046971604</text:p>
          </table:table-cell>
          <table:table-cell office:value-type="float" office:value="0.542510151863098" calcext:value-type="float">
            <text:p>0,5425101519</text:p>
          </table:table-cell>
          <table:table-cell office:value-type="float" office:value="9.33670550173727" calcext:value-type="float">
            <text:p>9,3367055017</text:p>
          </table:table-cell>
          <table:table-cell office:value-type="float" office:value="0.996837444655282" calcext:value-type="float">
            <text:p>0,9968374447</text:p>
          </table:table-cell>
          <table:table-cell office:value-type="float" office:value="0.597701149425287" calcext:value-type="float">
            <text:p>0,5977011494</text:p>
          </table:table-cell>
          <table:table-cell office:value-type="float" office:value="0.241562178915981" calcext:value-type="float">
            <text:p>0,2415621789</text:p>
          </table:table-cell>
          <table:table-cell office:value-type="float" office:value="0.143581625998739" calcext:value-type="float">
            <text:p>0,143581626</text:p>
          </table:table-cell>
          <table:table-cell office:value-type="float" office:value="288.694789341464" calcext:value-type="float">
            <text:p>288,6947893415</text:p>
          </table:table-cell>
        </table:table-row>
        <table:table-row table:style-name="ro1">
          <table:table-cell office:value-type="float" office:value="0.00600789491689105" calcext:value-type="float">
            <text:p>0,0060078949</text:p>
          </table:table-cell>
          <table:table-cell office:value-type="float" office:value="0.238503100138242" calcext:value-type="float">
            <text:p>0,2385031001</text:p>
          </table:table-cell>
          <table:table-cell office:value-type="float" office:value="0.005447970206538" calcext:value-type="float">
            <text:p>0,0054479702</text:p>
          </table:table-cell>
          <table:table-cell office:value-type="float" office:value="0.175347882640977" calcext:value-type="float">
            <text:p>0,1753478826</text:p>
          </table:table-cell>
          <table:table-cell office:value-type="float" office:value="0.0066344204890298" calcext:value-type="float">
            <text:p>0,0066344205</text:p>
          </table:table-cell>
          <table:table-cell office:value-type="float" office:value="0.173458004615205" calcext:value-type="float">
            <text:p>0,1734580046</text:p>
          </table:table-cell>
          <table:table-cell office:value-type="float" office:value="0.0046745414456028" calcext:value-type="float">
            <text:p>0,0046745414</text:p>
          </table:table-cell>
          <table:table-cell office:value-type="float" office:value="0.0821756016896259" calcext:value-type="float">
            <text:p>0,0821756017</text:p>
          </table:table-cell>
          <table:table-cell office:value-type="float" office:value="0.0240130393590084" calcext:value-type="float">
            <text:p>0,0240130394</text:p>
          </table:table-cell>
          <table:table-cell office:value-type="float" office:value="9.19775019128454" calcext:value-type="float">
            <text:p>9,1977501913</text:p>
          </table:table-cell>
          <table:table-cell office:value-type="float" office:value="0.475202323278621" calcext:value-type="float">
            <text:p>0,4752023233</text:p>
          </table:table-cell>
          <table:table-cell office:value-type="float" office:value="0.60145886370848" calcext:value-type="float">
            <text:p>0,6014588637</text:p>
          </table:table-cell>
          <table:table-cell office:value-type="float" office:value="0.521980191487289" calcext:value-type="float">
            <text:p>0,5219801915</text:p>
          </table:table-cell>
          <table:table-cell office:value-type="float" office:value="10.46869370033" calcext:value-type="float">
            <text:p>10,4686937003</text:p>
          </table:table-cell>
          <table:table-cell office:value-type="float" office:value="0.997153700189754" calcext:value-type="float">
            <text:p>0,9971537002</text:p>
          </table:table-cell>
          <table:table-cell office:value-type="float" office:value="0.563218390804598" calcext:value-type="float">
            <text:p>0,5632183908</text:p>
          </table:table-cell>
          <table:table-cell office:value-type="float" office:value="0.30391616298572" calcext:value-type="float">
            <text:p>0,303916163</text:p>
          </table:table-cell>
          <table:table-cell office:value-type="float" office:value="0.159298631205794" calcext:value-type="float">
            <text:p>0,1592986312</text:p>
          </table:table-cell>
          <table:table-cell office:value-type="float" office:value="301.817806591244" calcext:value-type="float">
            <text:p>301,8178065912</text:p>
          </table:table-cell>
        </table:table-row>
        <table:table-row table:style-name="ro1">
          <table:table-cell office:value-type="float" office:value="0.00435011217840307" calcext:value-type="float">
            <text:p>0,0043501122</text:p>
          </table:table-cell>
          <table:table-cell office:value-type="float" office:value="0.236509559365443" calcext:value-type="float">
            <text:p>0,2365095594</text:p>
          </table:table-cell>
          <table:table-cell office:value-type="float" office:value="0.0041681463784697" calcext:value-type="float">
            <text:p>0,0041681464</text:p>
          </table:table-cell>
          <table:table-cell office:value-type="float" office:value="0.177928382648478" calcext:value-type="float">
            <text:p>0,1779283826</text:p>
          </table:table-cell>
          <table:table-cell office:value-type="float" office:value="0.00516949813409216" calcext:value-type="float">
            <text:p>0,0051694981</text:p>
          </table:table-cell>
          <table:table-cell office:value-type="float" office:value="0.171471467253186" calcext:value-type="float">
            <text:p>0,1714714673</text:p>
          </table:table-cell>
          <table:table-cell office:value-type="float" office:value="0.00430022970680299" calcext:value-type="float">
            <text:p>0,0043002297</text:p>
          </table:table-cell>
          <table:table-cell office:value-type="float" office:value="0.0852380976002364" calcext:value-type="float">
            <text:p>0,0852380976</text:p>
          </table:table-cell>
          <table:table-cell office:value-type="float" office:value="0.0201471932333719" calcext:value-type="float">
            <text:p>0,0201471932</text:p>
          </table:table-cell>
          <table:table-cell office:value-type="float" office:value="10.2524184286032" calcext:value-type="float">
            <text:p>10,2524184286</text:p>
          </table:table-cell>
          <table:table-cell office:value-type="float" office:value="0.474423406642121" calcext:value-type="float">
            <text:p>0,4744234066</text:p>
          </table:table-cell>
          <table:table-cell office:value-type="float" office:value="0.595732919101057" calcext:value-type="float">
            <text:p>0,5957329191</text:p>
          </table:table-cell>
          <table:table-cell office:value-type="float" office:value="0.512558587022705" calcext:value-type="float">
            <text:p>0,512558587</text:p>
          </table:table-cell>
          <table:table-cell office:value-type="float" office:value="11.5192988001067" calcext:value-type="float">
            <text:p>11,5192988001</text:p>
          </table:table-cell>
          <table:table-cell office:value-type="float" office:value="0.997786211258697" calcext:value-type="float">
            <text:p>0,9977862113</text:p>
          </table:table-cell>
          <table:table-cell office:value-type="float" office:value="0.545977011494253" calcext:value-type="float">
            <text:p>0,5459770115</text:p>
          </table:table-cell>
          <table:table-cell office:value-type="float" office:value="0.343236949357959" calcext:value-type="float">
            <text:p>0,3432369494</text:p>
          </table:table-cell>
          <table:table-cell office:value-type="float" office:value="0.180517591842677" calcext:value-type="float">
            <text:p>0,1805175918</text:p>
          </table:table-cell>
          <table:table-cell office:value-type="float" office:value="331.550643684383" calcext:value-type="float">
            <text:p>331,5506436844</text:p>
          </table:table-cell>
        </table:table-row>
        <table:table-row table:style-name="ro1">
          <table:table-cell office:value-type="float" office:value="0.00365692993100799" calcext:value-type="float">
            <text:p>0,0036569299</text:p>
          </table:table-cell>
          <table:table-cell office:value-type="float" office:value="0.240631296136818" calcext:value-type="float">
            <text:p>0,2406312961</text:p>
          </table:table-cell>
          <table:table-cell office:value-type="float" office:value="0.00348858800525318" calcext:value-type="float">
            <text:p>0,003488588</text:p>
          </table:table-cell>
          <table:table-cell office:value-type="float" office:value="0.175877636685919" calcext:value-type="float">
            <text:p>0,1758776367</text:p>
          </table:table-cell>
          <table:table-cell office:value-type="float" office:value="0.00563114692741615" calcext:value-type="float">
            <text:p>0,0056311469</text:p>
          </table:table-cell>
          <table:table-cell office:value-type="float" office:value="0.166962099761867" calcext:value-type="float">
            <text:p>0,1669620998</text:p>
          </table:table-cell>
          <table:table-cell office:value-type="float" office:value="0.00516049273011837" calcext:value-type="float">
            <text:p>0,0051604927</text:p>
          </table:table-cell>
          <table:table-cell office:value-type="float" office:value="0.0905367026191706" calcext:value-type="float">
            <text:p>0,0905367026</text:p>
          </table:table-cell>
          <table:table-cell office:value-type="float" office:value="0.0174725765726843" calcext:value-type="float">
            <text:p>0,0174725766</text:p>
          </table:table-cell>
          <table:table-cell office:value-type="float" office:value="10.5967283496304" calcext:value-type="float">
            <text:p>10,5967283496</text:p>
          </table:table-cell>
          <table:table-cell office:value-type="float" office:value="0.474218368417172" calcext:value-type="float">
            <text:p>0,4742183684</text:p>
          </table:table-cell>
          <table:table-cell office:value-type="float" office:value="0.599340040879003" calcext:value-type="float">
            <text:p>0,5993400409</text:p>
          </table:table-cell>
          <table:table-cell office:value-type="float" office:value="0.509628102155066" calcext:value-type="float">
            <text:p>0,5096281022</text:p>
          </table:table-cell>
          <table:table-cell office:value-type="float" office:value="11.8700761589511" calcext:value-type="float">
            <text:p>11,870076159</text:p>
          </table:table-cell>
          <table:table-cell office:value-type="float" office:value="0.997786211258697" calcext:value-type="float">
            <text:p>0,9977862113</text:p>
          </table:table-cell>
          <table:table-cell office:value-type="float" office:value="0.531609195402299" calcext:value-type="float">
            <text:p>0,5316091954</text:p>
          </table:table-cell>
          <table:table-cell office:value-type="float" office:value="0.369882576120035" calcext:value-type="float">
            <text:p>0,3698825761</text:p>
          </table:table-cell>
          <table:table-cell office:value-type="float" office:value="0.181720013289298" calcext:value-type="float">
            <text:p>0,1817200133</text:p>
          </table:table-cell>
          <table:table-cell office:value-type="float" office:value="324.975957099028" calcext:value-type="float">
            <text:p>324,975957099</text:p>
          </table:table-cell>
        </table:table-row>
        <table:table-row table:style-name="ro1">
          <table:table-cell office:value-type="float" office:value="0.00675930201298455" calcext:value-type="float">
            <text:p>0,006759302</text:p>
          </table:table-cell>
          <table:table-cell office:value-type="float" office:value="0.250130615189093" calcext:value-type="float">
            <text:p>0,2501306152</text:p>
          </table:table-cell>
          <table:table-cell office:value-type="float" office:value="0.00551655177616924" calcext:value-type="float">
            <text:p>0,0055165518</text:p>
          </table:table-cell>
          <table:table-cell office:value-type="float" office:value="0.180134180323813" calcext:value-type="float">
            <text:p>0,1801341803</text:p>
          </table:table-cell>
          <table:table-cell office:value-type="float" office:value="0.0101790002487511" calcext:value-type="float">
            <text:p>0,0101790002</text:p>
          </table:table-cell>
          <table:table-cell office:value-type="float" office:value="0.183897389827256" calcext:value-type="float">
            <text:p>0,1838973898</text:p>
          </table:table-cell>
          <table:table-cell office:value-type="float" office:value="0.00841652041755009" calcext:value-type="float">
            <text:p>0,0084165204</text:p>
          </table:table-cell>
          <table:table-cell office:value-type="float" office:value="0.0906362217858008" calcext:value-type="float">
            <text:p>0,0906362218</text:p>
          </table:table-cell>
          <table:table-cell office:value-type="float" office:value="0.0183972735817311" calcext:value-type="float">
            <text:p>0,0183972736</text:p>
          </table:table-cell>
          <table:table-cell office:value-type="float" office:value="10.5824444427572" calcext:value-type="float">
            <text:p>10,5824444428</text:p>
          </table:table-cell>
          <table:table-cell office:value-type="float" office:value="0.474190626102561" calcext:value-type="float">
            <text:p>0,4741906261</text:p>
          </table:table-cell>
          <table:table-cell office:value-type="float" office:value="0.606780036770064" calcext:value-type="float">
            <text:p>0,6067800368</text:p>
          </table:table-cell>
          <table:table-cell office:value-type="float" office:value="0.523459275884013" calcext:value-type="float">
            <text:p>0,5234592759</text:p>
          </table:table-cell>
          <table:table-cell office:value-type="float" office:value="11.8940229230914" calcext:value-type="float">
            <text:p>11,8940229231</text:p>
          </table:table-cell>
          <table:table-cell office:value-type="float" office:value="0.997786211258697" calcext:value-type="float">
            <text:p>0,9977862113</text:p>
          </table:table-cell>
          <table:table-cell office:value-type="float" office:value="0.514367816091954" calcext:value-type="float">
            <text:p>0,5143678161</text:p>
          </table:table-cell>
          <table:table-cell office:value-type="float" office:value="0.376601944603811" calcext:value-type="float">
            <text:p>0,3766019446</text:p>
          </table:table-cell>
          <table:table-cell office:value-type="float" office:value="0.171931872264946" calcext:value-type="float">
            <text:p>0,1719318723</text:p>
          </table:table-cell>
          <table:table-cell office:value-type="float" office:value="297.499449642444" calcext:value-type="float">
            <text:p>297,4994496424</text:p>
          </table:table-cell>
        </table:table-row>
        <table:table-row table:style-name="ro1">
          <table:table-cell office:value-type="float" office:value="0.0102040667353085" calcext:value-type="float">
            <text:p>0,0102040667</text:p>
          </table:table-cell>
          <table:table-cell office:value-type="float" office:value="0.240417061217033" calcext:value-type="float">
            <text:p>0,2404170612</text:p>
          </table:table-cell>
          <table:table-cell office:value-type="float" office:value="0.00914260859489577" calcext:value-type="float">
            <text:p>0,0091426086</text:p>
          </table:table-cell>
          <table:table-cell office:value-type="float" office:value="0.17503328800652" calcext:value-type="float">
            <text:p>0,175033288</text:p>
          </table:table-cell>
          <table:table-cell office:value-type="float" office:value="0.0153574860923499" calcext:value-type="float">
            <text:p>0,0153574861</text:p>
          </table:table-cell>
          <table:table-cell office:value-type="float" office:value="0.172429579788688" calcext:value-type="float">
            <text:p>0,1724295798</text:p>
          </table:table-cell>
          <table:table-cell office:value-type="float" office:value="0.00999032575174882" calcext:value-type="float">
            <text:p>0,0099903258</text:p>
          </table:table-cell>
          <table:table-cell office:value-type="float" office:value="0.079748926855214" calcext:value-type="float">
            <text:p>0,0797489269</text:p>
          </table:table-cell>
          <table:table-cell office:value-type="float" office:value="0.0184226358378958" calcext:value-type="float">
            <text:p>0,0184226358</text:p>
          </table:table-cell>
          <table:table-cell office:value-type="float" office:value="9.87906081274007" calcext:value-type="float">
            <text:p>9,8790608127</text:p>
          </table:table-cell>
          <table:table-cell office:value-type="float" office:value="0.473905909728732" calcext:value-type="float">
            <text:p>0,4739059097</text:p>
          </table:table-cell>
          <table:table-cell office:value-type="float" office:value="0.616943258663704" calcext:value-type="float">
            <text:p>0,6169432587</text:p>
          </table:table-cell>
          <table:table-cell office:value-type="float" office:value="0.537023032695564" calcext:value-type="float">
            <text:p>0,5370230327</text:p>
          </table:table-cell>
          <table:table-cell office:value-type="float" office:value="11.1636327638708" calcext:value-type="float">
            <text:p>11,1636327639</text:p>
          </table:table-cell>
          <table:table-cell office:value-type="float" office:value="0.998102466793169" calcext:value-type="float">
            <text:p>0,9981024668</text:p>
          </table:table-cell>
          <table:table-cell office:value-type="float" office:value="0.540229885057471" calcext:value-type="float">
            <text:p>0,5402298851</text:p>
          </table:table-cell>
          <table:table-cell office:value-type="float" office:value="0.369039374298696" calcext:value-type="float">
            <text:p>0,3690393743</text:p>
          </table:table-cell>
          <table:table-cell office:value-type="float" office:value="0.161196744011137" calcext:value-type="float">
            <text:p>0,161196744</text:p>
          </table:table-cell>
          <table:table-cell office:value-type="float" office:value="292.94821611624" calcext:value-type="float">
            <text:p>292,9482161162</text:p>
          </table:table-cell>
        </table:table-row>
        <table:table-row table:style-name="ro1">
          <table:table-cell office:value-type="float" office:value="0.0143142394333009" calcext:value-type="float">
            <text:p>0,0143142394</text:p>
          </table:table-cell>
          <table:table-cell office:value-type="float" office:value="0.228333896713468" calcext:value-type="float">
            <text:p>0,2283338967</text:p>
          </table:table-cell>
          <table:table-cell office:value-type="float" office:value="0.0112483417184432" calcext:value-type="float">
            <text:p>0,0112483417</text:p>
          </table:table-cell>
          <table:table-cell office:value-type="float" office:value="0.165741122989732" calcext:value-type="float">
            <text:p>0,165741123</text:p>
          </table:table-cell>
          <table:table-cell office:value-type="float" office:value="0.0139811264013059" calcext:value-type="float">
            <text:p>0,0139811264</text:p>
          </table:table-cell>
          <table:table-cell office:value-type="float" office:value="0.197959187270593" calcext:value-type="float">
            <text:p>0,1979591873</text:p>
          </table:table-cell>
          <table:table-cell office:value-type="float" office:value="0.00984788304870034" calcext:value-type="float">
            <text:p>0,009847883</text:p>
          </table:table-cell>
          <table:table-cell office:value-type="float" office:value="0.0847805763875119" calcext:value-type="float">
            <text:p>0,0847805764</text:p>
          </table:table-cell>
          <table:table-cell office:value-type="float" office:value="0.0189704523067055" calcext:value-type="float">
            <text:p>0,0189704523</text:p>
          </table:table-cell>
          <table:table-cell office:value-type="float" office:value="9.69606851676383" calcext:value-type="float">
            <text:p>9,6960685168</text:p>
          </table:table-cell>
          <table:table-cell office:value-type="float" office:value="0.473911728759418" calcext:value-type="float">
            <text:p>0,4739117288</text:p>
          </table:table-cell>
          <table:table-cell office:value-type="float" office:value="0.622045267244865" calcext:value-type="float">
            <text:p>0,6220452672</text:p>
          </table:table-cell>
          <table:table-cell office:value-type="float" office:value="0.542273769568673" calcext:value-type="float">
            <text:p>0,5422737696</text:p>
          </table:table-cell>
          <table:table-cell office:value-type="float" office:value="10.9949285418823" calcext:value-type="float">
            <text:p>10,9949285419</text:p>
          </table:table-cell>
          <table:table-cell office:value-type="float" office:value="0.998102466793169" calcext:value-type="float">
            <text:p>0,9981024668</text:p>
          </table:table-cell>
          <table:table-cell office:value-type="float" office:value="0.560344827586207" calcext:value-type="float">
            <text:p>0,5603448276</text:p>
          </table:table-cell>
          <table:table-cell office:value-type="float" office:value="0.362459619000754" calcext:value-type="float">
            <text:p>0,362459619</text:p>
          </table:table-cell>
          <table:table-cell office:value-type="float" office:value="0.16931701487734" calcext:value-type="float">
            <text:p>0,1693170149</text:p>
          </table:table-cell>
          <table:table-cell office:value-type="float" office:value="319.162573043786" calcext:value-type="float">
            <text:p>319,1625730438</text:p>
          </table:table-cell>
        </table:table-row>
        <table:table-row table:style-name="ro1">
          <table:table-cell office:value-type="float" office:value="0.0245573796617661" calcext:value-type="float">
            <text:p>0,0245573797</text:p>
          </table:table-cell>
          <table:table-cell office:value-type="float" office:value="0.243823075488386" calcext:value-type="float">
            <text:p>0,2438230755</text:p>
          </table:table-cell>
          <table:table-cell office:value-type="float" office:value="0.0274567081916785" calcext:value-type="float">
            <text:p>0,0274567082</text:p>
          </table:table-cell>
          <table:table-cell office:value-type="float" office:value="0.210641123882193" calcext:value-type="float">
            <text:p>0,2106411239</text:p>
          </table:table-cell>
          <table:table-cell office:value-type="float" office:value="0.0256501127186762" calcext:value-type="float">
            <text:p>0,0256501127</text:p>
          </table:table-cell>
          <table:table-cell office:value-type="float" office:value="0.274191309540364" calcext:value-type="float">
            <text:p>0,2741913095</text:p>
          </table:table-cell>
          <table:table-cell office:value-type="float" office:value="0.0178567890709588" calcext:value-type="float">
            <text:p>0,0178567891</text:p>
          </table:table-cell>
          <table:table-cell office:value-type="float" office:value="0.106101643439866" calcext:value-type="float">
            <text:p>0,1061016434</text:p>
          </table:table-cell>
          <table:table-cell office:value-type="float" office:value="0.106715452472739" calcext:value-type="float">
            <text:p>0,1067154525</text:p>
          </table:table-cell>
          <table:table-cell office:value-type="float" office:value="3.90913170315968" calcext:value-type="float">
            <text:p>3,9091317032</text:p>
          </table:table-cell>
          <table:table-cell office:value-type="float" office:value="0.481146864861646" calcext:value-type="float">
            <text:p>0,4811468649</text:p>
          </table:table-cell>
          <table:table-cell office:value-type="float" office:value="0.641066033264686" calcext:value-type="float">
            <text:p>0,6410660333</text:p>
          </table:table-cell>
          <table:table-cell office:value-type="float" office:value="0.683383304208687" calcext:value-type="float">
            <text:p>0,6833833042</text:p>
          </table:table-cell>
          <table:table-cell office:value-type="float" office:value="5.38495492935181" calcext:value-type="float">
            <text:p>5,3849549294</text:p>
          </table:table-cell>
          <table:table-cell office:value-type="float" office:value="0.987982289690069" calcext:value-type="float">
            <text:p>0,9879822897</text:p>
          </table:table-cell>
          <table:table-cell office:value-type="float" office:value="0.698275862068966" calcext:value-type="float">
            <text:p>0,6982758621</text:p>
          </table:table-cell>
          <table:table-cell office:value-type="float" office:value="0.331366281391934" calcext:value-type="float">
            <text:p>0,3313662814</text:p>
          </table:table-cell>
          <table:table-cell office:value-type="float" office:value="0.0335079374171077" calcext:value-type="float">
            <text:p>0,0335079374</text:p>
          </table:table-cell>
          <table:table-cell office:value-type="float" office:value="78.710144992786" calcext:value-type="float">
            <text:p>78,7101449928</text:p>
          </table:table-cell>
        </table:table-row>
        <table:table-row table:style-name="ro1">
          <table:table-cell office:value-type="float" office:value="0.0583965177016128" calcext:value-type="float">
            <text:p>0,0583965177</text:p>
          </table:table-cell>
          <table:table-cell office:value-type="float" office:value="0.219767923402632" calcext:value-type="float">
            <text:p>0,2197679234</text:p>
          </table:table-cell>
          <table:table-cell office:value-type="float" office:value="0.0547788081582161" calcext:value-type="float">
            <text:p>0,0547788082</text:p>
          </table:table-cell>
          <table:table-cell office:value-type="float" office:value="0.176832476781344" calcext:value-type="float">
            <text:p>0,1768324768</text:p>
          </table:table-cell>
          <table:table-cell office:value-type="float" office:value="0.0473273889641921" calcext:value-type="float">
            <text:p>0,047327389</text:p>
          </table:table-cell>
          <table:table-cell office:value-type="float" office:value="0.181668078513808" calcext:value-type="float">
            <text:p>0,1816680785</text:p>
          </table:table-cell>
          <table:table-cell office:value-type="float" office:value="0.0294214074438867" calcext:value-type="float">
            <text:p>0,0294214074</text:p>
          </table:table-cell>
          <table:table-cell office:value-type="float" office:value="0.0725500810672358" calcext:value-type="float">
            <text:p>0,0725500811</text:p>
          </table:table-cell>
          <table:table-cell office:value-type="float" office:value="0.219037797453988" calcext:value-type="float">
            <text:p>0,2190377975</text:p>
          </table:table-cell>
          <table:table-cell office:value-type="float" office:value="4.26067110424026" calcext:value-type="float">
            <text:p>4,2606711042</text:p>
          </table:table-cell>
          <table:table-cell office:value-type="float" office:value="0.491533628140048" calcext:value-type="float">
            <text:p>0,4915336281</text:p>
          </table:table-cell>
          <table:table-cell office:value-type="float" office:value="0.618156935377368" calcext:value-type="float">
            <text:p>0,6181569354</text:p>
          </table:table-cell>
          <table:table-cell office:value-type="float" office:value="0.900495544330445" calcext:value-type="float">
            <text:p>0,9004955443</text:p>
          </table:table-cell>
          <table:table-cell office:value-type="float" office:value="5.52964659394889" calcext:value-type="float">
            <text:p>5,5296465939</text:p>
          </table:table-cell>
          <table:table-cell office:value-type="float" office:value="0.98134092346616" calcext:value-type="float">
            <text:p>0,9813409235</text:p>
          </table:table-cell>
          <table:table-cell office:value-type="float" office:value="0.666666666666667" calcext:value-type="float">
            <text:p>0,6666666667</text:p>
          </table:table-cell>
          <table:table-cell office:value-type="float" office:value="0.0758507559107242" calcext:value-type="float">
            <text:p>0,0758507559</text:p>
          </table:table-cell>
          <table:table-cell office:value-type="float" office:value="0.0849939380838811" calcext:value-type="float">
            <text:p>0,0849939381</text:p>
          </table:table-cell>
          <table:table-cell office:value-type="float" office:value="190.613071809451" calcext:value-type="float">
            <text:p>190,6130718095</text:p>
          </table:table-cell>
        </table:table-row>
        <table:table-row table:style-name="ro1">
          <table:table-cell office:value-type="float" office:value="0.0200949459139747" calcext:value-type="float">
            <text:p>0,0200949459</text:p>
          </table:table-cell>
          <table:table-cell office:value-type="float" office:value="0.221038912563205" calcext:value-type="float">
            <text:p>0,2210389126</text:p>
          </table:table-cell>
          <table:table-cell office:value-type="float" office:value="0.0189542626169713" calcext:value-type="float">
            <text:p>0,0189542626</text:p>
          </table:table-cell>
          <table:table-cell office:value-type="float" office:value="0.169841007632856" calcext:value-type="float">
            <text:p>0,1698410076</text:p>
          </table:table-cell>
          <table:table-cell office:value-type="float" office:value="0.0175590741148417" calcext:value-type="float">
            <text:p>0,0175590741</text:p>
          </table:table-cell>
          <table:table-cell office:value-type="float" office:value="0.174374424627629" calcext:value-type="float">
            <text:p>0,1743744246</text:p>
          </table:table-cell>
          <table:table-cell office:value-type="float" office:value="0.0109698495293022" calcext:value-type="float">
            <text:p>0,0109698495</text:p>
          </table:table-cell>
          <table:table-cell office:value-type="float" office:value="0.0712798123509731" calcext:value-type="float">
            <text:p>0,0712798124</text:p>
          </table:table-cell>
          <table:table-cell office:value-type="float" office:value="0.0508835218445088" calcext:value-type="float">
            <text:p>0,0508835218</text:p>
          </table:table-cell>
          <table:table-cell office:value-type="float" office:value="5.73717642402084" calcext:value-type="float">
            <text:p>5,737176424</text:p>
          </table:table-cell>
          <table:table-cell office:value-type="float" office:value="0.475427262386063" calcext:value-type="float">
            <text:p>0,4754272624</text:p>
          </table:table-cell>
          <table:table-cell office:value-type="float" office:value="0.601244304714532" calcext:value-type="float">
            <text:p>0,6012443047</text:p>
          </table:table-cell>
          <table:table-cell office:value-type="float" office:value="0.593888918181751" calcext:value-type="float">
            <text:p>0,5938889182</text:p>
          </table:table-cell>
          <table:table-cell office:value-type="float" office:value="6.97495496067508" calcext:value-type="float">
            <text:p>6,9749549607</text:p>
          </table:table-cell>
          <table:table-cell office:value-type="float" office:value="0.997153700189754" calcext:value-type="float">
            <text:p>0,9971537002</text:p>
          </table:table-cell>
          <table:table-cell office:value-type="float" office:value="0.646551724137931" calcext:value-type="float">
            <text:p>0,6465517241</text:p>
          </table:table-cell>
          <table:table-cell office:value-type="float" office:value="0.186717060980973" calcext:value-type="float">
            <text:p>0,186717061</text:p>
          </table:table-cell>
          <table:table-cell office:value-type="float" office:value="0.11796515560761" calcext:value-type="float">
            <text:p>0,1179651556</text:p>
          </table:table-cell>
          <table:table-cell office:value-type="float" office:value="256.574213446552" calcext:value-type="float">
            <text:p>256,5742134466</text:p>
          </table:table-cell>
        </table:table-row>
        <table:table-row table:style-name="ro1">
          <table:table-cell office:value-type="float" office:value="0.0104470803925272" calcext:value-type="float">
            <text:p>0,0104470804</text:p>
          </table:table-cell>
          <table:table-cell office:value-type="float" office:value="0.224576973615983" calcext:value-type="float">
            <text:p>0,2245769736</text:p>
          </table:table-cell>
          <table:table-cell office:value-type="float" office:value="0.00997157374434499" calcext:value-type="float">
            <text:p>0,0099715737</text:p>
          </table:table-cell>
          <table:table-cell office:value-type="float" office:value="0.176985505826075" calcext:value-type="float">
            <text:p>0,1769855058</text:p>
          </table:table-cell>
          <table:table-cell office:value-type="float" office:value="0.00968549309407242" calcext:value-type="float">
            <text:p>0,0096854931</text:p>
          </table:table-cell>
          <table:table-cell office:value-type="float" office:value="0.164798711947038" calcext:value-type="float">
            <text:p>0,1647987119</text:p>
          </table:table-cell>
          <table:table-cell office:value-type="float" office:value="0.0063244967196761" calcext:value-type="float">
            <text:p>0,0063244967</text:p>
          </table:table-cell>
          <table:table-cell office:value-type="float" office:value="0.0717446321805569" calcext:value-type="float">
            <text:p>0,0717446322</text:p>
          </table:table-cell>
          <table:table-cell office:value-type="float" office:value="0.0305353109715707" calcext:value-type="float">
            <text:p>0,030535311</text:p>
          </table:table-cell>
          <table:table-cell office:value-type="float" office:value="7.2442994478544" calcext:value-type="float">
            <text:p>7,2442994479</text:p>
          </table:table-cell>
          <table:table-cell office:value-type="float" office:value="0.474484948805433" calcext:value-type="float">
            <text:p>0,4744849488</text:p>
          </table:table-cell>
          <table:table-cell office:value-type="float" office:value="0.603216762172765" calcext:value-type="float">
            <text:p>0,6032167622</text:p>
          </table:table-cell>
          <table:table-cell office:value-type="float" office:value="0.541448902755806" calcext:value-type="float">
            <text:p>0,5414489028</text:p>
          </table:table-cell>
          <table:table-cell office:value-type="float" office:value="8.48562196616469" calcext:value-type="float">
            <text:p>8,4856219662</text:p>
          </table:table-cell>
          <table:table-cell office:value-type="float" office:value="0.997786211258697" calcext:value-type="float">
            <text:p>0,9977862113</text:p>
          </table:table-cell>
          <table:table-cell office:value-type="float" office:value="0.60632183908046" calcext:value-type="float">
            <text:p>0,6063218391</text:p>
          </table:table-cell>
          <table:table-cell office:value-type="float" office:value="0.263868006365157" calcext:value-type="float">
            <text:p>0,2638680064</text:p>
          </table:table-cell>
          <table:table-cell office:value-type="float" office:value="0.149794111541699" calcext:value-type="float">
            <text:p>0,1497941115</text:p>
          </table:table-cell>
          <table:table-cell office:value-type="float" office:value="305.530056174552" calcext:value-type="float">
            <text:p>305,5300561746</text:p>
          </table:table-cell>
        </table:table-row>
        <table:table-row table:style-name="ro1">
          <table:table-cell office:value-type="float" office:value="0.00620937667609427" calcext:value-type="float">
            <text:p>0,0062093767</text:p>
          </table:table-cell>
          <table:table-cell office:value-type="float" office:value="0.22733483829958" calcext:value-type="float">
            <text:p>0,2273348383</text:p>
          </table:table-cell>
          <table:table-cell office:value-type="float" office:value="0.00565931775474222" calcext:value-type="float">
            <text:p>0,0056593178</text:p>
          </table:table-cell>
          <table:table-cell office:value-type="float" office:value="0.175260597769199" calcext:value-type="float">
            <text:p>0,1752605978</text:p>
          </table:table-cell>
          <table:table-cell office:value-type="float" office:value="0.0061555912775777" calcext:value-type="float">
            <text:p>0,0061555913</text:p>
          </table:table-cell>
          <table:table-cell office:value-type="float" office:value="0.164109182352369" calcext:value-type="float">
            <text:p>0,1641091824</text:p>
          </table:table-cell>
          <table:table-cell office:value-type="float" office:value="0.00457992609175059" calcext:value-type="float">
            <text:p>0,0045799261</text:p>
          </table:table-cell>
          <table:table-cell office:value-type="float" office:value="0.0697979665686756" calcext:value-type="float">
            <text:p>0,0697979666</text:p>
          </table:table-cell>
          <table:table-cell office:value-type="float" office:value="0.0229604452118022" calcext:value-type="float">
            <text:p>0,0229604452</text:p>
          </table:table-cell>
          <table:table-cell office:value-type="float" office:value="8.65144815572923" calcext:value-type="float">
            <text:p>8,6514481557</text:p>
          </table:table-cell>
          <table:table-cell office:value-type="float" office:value="0.473780082202953" calcext:value-type="float">
            <text:p>0,4737800822</text:p>
          </table:table-cell>
          <table:table-cell office:value-type="float" office:value="0.602503718487148" calcext:value-type="float">
            <text:p>0,6025037185</text:p>
          </table:table-cell>
          <table:table-cell office:value-type="float" office:value="0.519344739092821" calcext:value-type="float">
            <text:p>0,5193447391</text:p>
          </table:table-cell>
          <table:table-cell office:value-type="float" office:value="9.89045448858163" calcext:value-type="float">
            <text:p>9,8904544886</text:p>
          </table:table-cell>
          <table:table-cell office:value-type="float" office:value="0.998102466793169" calcext:value-type="float">
            <text:p>0,9981024668</text:p>
          </table:table-cell>
          <table:table-cell office:value-type="float" office:value="0.560344827586207" calcext:value-type="float">
            <text:p>0,5603448276</text:p>
          </table:table-cell>
          <table:table-cell office:value-type="float" office:value="0.317890167476992" calcext:value-type="float">
            <text:p>0,3178901675</text:p>
          </table:table-cell>
          <table:table-cell office:value-type="float" office:value="0.17077307514265" calcext:value-type="float">
            <text:p>0,1707730751</text:p>
          </table:table-cell>
          <table:table-cell office:value-type="float" office:value="321.907246643896" calcext:value-type="float">
            <text:p>321,9072466439</text:p>
          </table:table-cell>
        </table:table-row>
        <table:table-row table:style-name="ro1">
          <table:table-cell office:value-type="float" office:value="0.0043115130086267" calcext:value-type="float">
            <text:p>0,004311513</text:p>
          </table:table-cell>
          <table:table-cell office:value-type="float" office:value="0.229206817093278" calcext:value-type="float">
            <text:p>0,2292068171</text:p>
          </table:table-cell>
          <table:table-cell office:value-type="float" office:value="0.00376866342769155" calcext:value-type="float">
            <text:p>0,0037686634</text:p>
          </table:table-cell>
          <table:table-cell office:value-type="float" office:value="0.176300579589412" calcext:value-type="float">
            <text:p>0,1763005796</text:p>
          </table:table-cell>
          <table:table-cell office:value-type="float" office:value="0.00486316996522595" calcext:value-type="float">
            <text:p>0,00486317</text:p>
          </table:table-cell>
          <table:table-cell office:value-type="float" office:value="0.163259631643525" calcext:value-type="float">
            <text:p>0,1632596316</text:p>
          </table:table-cell>
          <table:table-cell office:value-type="float" office:value="0.00412421253625283" calcext:value-type="float">
            <text:p>0,0041242125</text:p>
          </table:table-cell>
          <table:table-cell office:value-type="float" office:value="0.0727863074439327" calcext:value-type="float">
            <text:p>0,0727863074</text:p>
          </table:table-cell>
          <table:table-cell office:value-type="float" office:value="0.0187979485968336" calcext:value-type="float">
            <text:p>0,0187979486</text:p>
          </table:table-cell>
          <table:table-cell office:value-type="float" office:value="9.95700807621349" calcext:value-type="float">
            <text:p>9,9570080762</text:p>
          </table:table-cell>
          <table:table-cell office:value-type="float" office:value="0.473459721572938" calcext:value-type="float">
            <text:p>0,4734597216</text:p>
          </table:table-cell>
          <table:table-cell office:value-type="float" office:value="0.605873089412163" calcext:value-type="float">
            <text:p>0,6058730894</text:p>
          </table:table-cell>
          <table:table-cell office:value-type="float" office:value="0.50932522873046" calcext:value-type="float">
            <text:p>0,5093252287</text:p>
          </table:table-cell>
          <table:table-cell office:value-type="float" office:value="11.204434620923" calcext:value-type="float">
            <text:p>11,2044346209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525862068965517" calcext:value-type="float">
            <text:p>0,525862069</text:p>
          </table:table-cell>
          <table:table-cell office:value-type="float" office:value="0.357830743678881" calcext:value-type="float">
            <text:p>0,3578307437</text:p>
          </table:table-cell>
          <table:table-cell office:value-type="float" office:value="0.177561682151973" calcext:value-type="float">
            <text:p>0,1775616822</text:p>
          </table:table-cell>
          <table:table-cell office:value-type="float" office:value="314.106615726841" calcext:value-type="float">
            <text:p>314,1066157268</text:p>
          </table:table-cell>
        </table:table-row>
        <table:table-row table:style-name="ro1">
          <table:table-cell office:value-type="float" office:value="0.003375648154264" calcext:value-type="float">
            <text:p>0,0033756482</text:p>
          </table:table-cell>
          <table:table-cell office:value-type="float" office:value="0.23023444928273" calcext:value-type="float">
            <text:p>0,2302344493</text:p>
          </table:table-cell>
          <table:table-cell office:value-type="float" office:value="0.0029523567787149" calcext:value-type="float">
            <text:p>0,0029523568</text:p>
          </table:table-cell>
          <table:table-cell office:value-type="float" office:value="0.176238595251373" calcext:value-type="float">
            <text:p>0,1762385953</text:p>
          </table:table-cell>
          <table:table-cell office:value-type="float" office:value="0.00508138741662842" calcext:value-type="float">
            <text:p>0,0050813874</text:p>
          </table:table-cell>
          <table:table-cell office:value-type="float" office:value="0.176344036546903" calcext:value-type="float">
            <text:p>0,1763440365</text:p>
          </table:table-cell>
          <table:table-cell office:value-type="float" office:value="0.00432757444521889" calcext:value-type="float">
            <text:p>0,0043275744</text:p>
          </table:table-cell>
          <table:table-cell office:value-type="float" office:value="0.0748484088807941" calcext:value-type="float">
            <text:p>0,0748484089</text:p>
          </table:table-cell>
          <table:table-cell office:value-type="float" office:value="0.0162121156917284" calcext:value-type="float">
            <text:p>0,0162121157</text:p>
          </table:table-cell>
          <table:table-cell office:value-type="float" office:value="10.5947447927259" calcext:value-type="float">
            <text:p>10,5947447927</text:p>
          </table:table-cell>
          <table:table-cell office:value-type="float" office:value="0.473315672217329" calcext:value-type="float">
            <text:p>0,4733156722</text:p>
          </table:table-cell>
          <table:table-cell office:value-type="float" office:value="0.602232014310771" calcext:value-type="float">
            <text:p>0,6022320143</text:p>
          </table:table-cell>
          <table:table-cell office:value-type="float" office:value="0.505264753917589" calcext:value-type="float">
            <text:p>0,5052647539</text:p>
          </table:table-cell>
          <table:table-cell office:value-type="float" office:value="11.8546423912048" calcext:value-type="float">
            <text:p>11,8546423912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520114942528736" calcext:value-type="float">
            <text:p>0,5201149425</text:p>
          </table:table-cell>
          <table:table-cell office:value-type="float" office:value="0.387849841339406" calcext:value-type="float">
            <text:p>0,3878498413</text:p>
          </table:table-cell>
          <table:table-cell office:value-type="float" office:value="0.189067976953108" calcext:value-type="float">
            <text:p>0,189067977</text:p>
          </table:table-cell>
          <table:table-cell office:value-type="float" office:value="330.805937008955" calcext:value-type="float">
            <text:p>330,805937009</text:p>
          </table:table-cell>
        </table:table-row>
        <table:table-row table:style-name="ro1">
          <table:table-cell office:value-type="float" office:value="0.00388020883609081" calcext:value-type="float">
            <text:p>0,0038802088</text:p>
          </table:table-cell>
          <table:table-cell office:value-type="float" office:value="0.223594870523686" calcext:value-type="float">
            <text:p>0,2235948705</text:p>
          </table:table-cell>
          <table:table-cell office:value-type="float" office:value="0.00321844623687546" calcext:value-type="float">
            <text:p>0,0032184462</text:p>
          </table:table-cell>
          <table:table-cell office:value-type="float" office:value="0.178128462711952" calcext:value-type="float">
            <text:p>0,1781284627</text:p>
          </table:table-cell>
          <table:table-cell office:value-type="float" office:value="0.00704522249691778" calcext:value-type="float">
            <text:p>0,0070452225</text:p>
          </table:table-cell>
          <table:table-cell office:value-type="float" office:value="0.16441945990526" calcext:value-type="float">
            <text:p>0,1644194599</text:p>
          </table:table-cell>
          <table:table-cell office:value-type="float" office:value="0.00575527301969037" calcext:value-type="float">
            <text:p>0,005755273</text:p>
          </table:table-cell>
          <table:table-cell office:value-type="float" office:value="0.0736398354972686" calcext:value-type="float">
            <text:p>0,0736398355</text:p>
          </table:table-cell>
          <table:table-cell office:value-type="float" office:value="0.0144294395344249" calcext:value-type="float">
            <text:p>0,0144294395</text:p>
          </table:table-cell>
          <table:table-cell office:value-type="float" office:value="11.596236124141" calcext:value-type="float">
            <text:p>11,5962361241</text:p>
          </table:table-cell>
          <table:table-cell office:value-type="float" office:value="0.473295922834688" calcext:value-type="float">
            <text:p>0,4732959228</text:p>
          </table:table-cell>
          <table:table-cell office:value-type="float" office:value="0.609759202805059" calcext:value-type="float">
            <text:p>0,6097592028</text:p>
          </table:table-cell>
          <table:table-cell office:value-type="float" office:value="0.507624513679935" calcext:value-type="float">
            <text:p>0,5076245137</text:p>
          </table:table-cell>
          <table:table-cell office:value-type="float" office:value="12.8457778815565" calcext:value-type="float">
            <text:p>12,8457778816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502873563218391" calcext:value-type="float">
            <text:p>0,5028735632</text:p>
          </table:table-cell>
          <table:table-cell office:value-type="float" office:value="0.408661534938279" calcext:value-type="float">
            <text:p>0,4086615349</text:p>
          </table:table-cell>
          <table:table-cell office:value-type="float" office:value="0.186604765715706" calcext:value-type="float">
            <text:p>0,1866047657</text:p>
          </table:table-cell>
          <table:table-cell office:value-type="float" office:value="315.673062002403" calcext:value-type="float">
            <text:p>315,6730620024</text:p>
          </table:table-cell>
        </table:table-row>
        <table:table-row table:style-name="ro1">
          <table:table-cell office:value-type="float" office:value="0.00738829104652102" calcext:value-type="float">
            <text:p>0,007388291</text:p>
          </table:table-cell>
          <table:table-cell office:value-type="float" office:value="0.232214702217883" calcext:value-type="float">
            <text:p>0,2322147022</text:p>
          </table:table-cell>
          <table:table-cell office:value-type="float" office:value="0.00514728567363335" calcext:value-type="float">
            <text:p>0,0051472857</text:p>
          </table:table-cell>
          <table:table-cell office:value-type="float" office:value="0.173881225042131" calcext:value-type="float">
            <text:p>0,173881225</text:p>
          </table:table-cell>
          <table:table-cell office:value-type="float" office:value="0.0117218470395183" calcext:value-type="float">
            <text:p>0,011721847</text:p>
          </table:table-cell>
          <table:table-cell office:value-type="float" office:value="0.174419752005006" calcext:value-type="float">
            <text:p>0,174419752</text:p>
          </table:table-cell>
          <table:table-cell office:value-type="float" office:value="0.00842214402375793" calcext:value-type="float">
            <text:p>0,008422144</text:p>
          </table:table-cell>
          <table:table-cell office:value-type="float" office:value="0.066885912084123" calcext:value-type="float">
            <text:p>0,0668859121</text:p>
          </table:table-cell>
          <table:table-cell office:value-type="float" office:value="0.0143230110400318" calcext:value-type="float">
            <text:p>0,014323011</text:p>
          </table:table-cell>
          <table:table-cell office:value-type="float" office:value="10.2608950574318" calcext:value-type="float">
            <text:p>10,2608950574</text:p>
          </table:table-cell>
          <table:table-cell office:value-type="float" office:value="0.473308359196788" calcext:value-type="float">
            <text:p>0,4733083592</text:p>
          </table:table-cell>
          <table:table-cell office:value-type="float" office:value="0.605397918871765" calcext:value-type="float">
            <text:p>0,6053979189</text:p>
          </table:table-cell>
          <table:table-cell office:value-type="float" office:value="0.520310936718331" calcext:value-type="float">
            <text:p>0,5203109367</text:p>
          </table:table-cell>
          <table:table-cell office:value-type="float" office:value="11.5136946891916" calcext:value-type="float">
            <text:p>11,5136946892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511494252873563" calcext:value-type="float">
            <text:p>0,5114942529</text:p>
          </table:table-cell>
          <table:table-cell office:value-type="float" office:value="0.415269794754751" calcext:value-type="float">
            <text:p>0,4152697948</text:p>
          </table:table-cell>
          <table:table-cell office:value-type="float" office:value="0.179253317713008" calcext:value-type="float">
            <text:p>0,1792533177</text:p>
          </table:table-cell>
          <table:table-cell office:value-type="float" office:value="308.435208678182" calcext:value-type="float">
            <text:p>308,4352086782</text:p>
          </table:table-cell>
        </table:table-row>
        <table:table-row table:style-name="ro1">
          <table:table-cell office:value-type="float" office:value="0.0133796339304002" calcext:value-type="float">
            <text:p>0,0133796339</text:p>
          </table:table-cell>
          <table:table-cell office:value-type="float" office:value="0.247716529309275" calcext:value-type="float">
            <text:p>0,2477165293</text:p>
          </table:table-cell>
          <table:table-cell office:value-type="float" office:value="0.0104662261047795" calcext:value-type="float">
            <text:p>0,0104662261</text:p>
          </table:table-cell>
          <table:table-cell office:value-type="float" office:value="0.186256583118879" calcext:value-type="float">
            <text:p>0,1862565831</text:p>
          </table:table-cell>
          <table:table-cell office:value-type="float" office:value="0.0141053235444976" calcext:value-type="float">
            <text:p>0,0141053235</text:p>
          </table:table-cell>
          <table:table-cell office:value-type="float" office:value="0.177716782736313" calcext:value-type="float">
            <text:p>0,1777167827</text:p>
          </table:table-cell>
          <table:table-cell office:value-type="float" office:value="0.0109251616221413" calcext:value-type="float">
            <text:p>0,0109251616</text:p>
          </table:table-cell>
          <table:table-cell office:value-type="float" office:value="0.0925923105938825" calcext:value-type="float">
            <text:p>0,0925923106</text:p>
          </table:table-cell>
          <table:table-cell office:value-type="float" office:value="0.0169687495480877" calcext:value-type="float">
            <text:p>0,0169687495</text:p>
          </table:table-cell>
          <table:table-cell office:value-type="float" office:value="10.9285303175425" calcext:value-type="float">
            <text:p>10,9285303175</text:p>
          </table:table-cell>
          <table:table-cell office:value-type="float" office:value="0.475131864792029" calcext:value-type="float">
            <text:p>0,4751318648</text:p>
          </table:table-cell>
          <table:table-cell office:value-type="float" office:value="0.632027309259464" calcext:value-type="float">
            <text:p>0,6320273093</text:p>
          </table:table-cell>
          <table:table-cell office:value-type="float" office:value="0.540976959512175" calcext:value-type="float">
            <text:p>0,5409769595</text:p>
          </table:table-cell>
          <table:table-cell office:value-type="float" office:value="12.2648397581331" calcext:value-type="float">
            <text:p>12,2648397581</text:p>
          </table:table-cell>
          <table:table-cell office:value-type="float" office:value="0.997153700189753" calcext:value-type="float">
            <text:p>0,9971537002</text:p>
          </table:table-cell>
          <table:table-cell office:value-type="float" office:value="0.520114942528736" calcext:value-type="float">
            <text:p>0,5201149425</text:p>
          </table:table-cell>
          <table:table-cell office:value-type="float" office:value="0.394309988506542" calcext:value-type="float">
            <text:p>0,3943099885</text:p>
          </table:table-cell>
          <table:table-cell office:value-type="float" office:value="0.158430877282697" calcext:value-type="float">
            <text:p>0,1584308773</text:p>
          </table:table-cell>
          <table:table-cell office:value-type="float" office:value="277.201224952292" calcext:value-type="float">
            <text:p>277,2012249523</text:p>
          </table:table-cell>
        </table:table-row>
        <table:table-row table:style-name="ro1">
          <table:table-cell office:value-type="float" office:value="0.0527087194310915" calcext:value-type="float">
            <text:p>0,0527087194</text:p>
          </table:table-cell>
          <table:table-cell office:value-type="float" office:value="0.241235708944228" calcext:value-type="float">
            <text:p>0,2412357089</text:p>
          </table:table-cell>
          <table:table-cell office:value-type="float" office:value="0.045859177697264" calcext:value-type="float">
            <text:p>0,0458591777</text:p>
          </table:table-cell>
          <table:table-cell office:value-type="float" office:value="0.179153932257828" calcext:value-type="float">
            <text:p>0,1791539323</text:p>
          </table:table-cell>
          <table:table-cell office:value-type="float" office:value="0.0446938109932023" calcext:value-type="float">
            <text:p>0,044693811</text:p>
          </table:table-cell>
          <table:table-cell office:value-type="float" office:value="0.164987404324949" calcext:value-type="float">
            <text:p>0,1649874043</text:p>
          </table:table-cell>
          <table:table-cell office:value-type="float" office:value="0.0287618206491059" calcext:value-type="float">
            <text:p>0,0287618206</text:p>
          </table:table-cell>
          <table:table-cell office:value-type="float" office:value="0.07088267706378" calcext:value-type="float">
            <text:p>0,0708826771</text:p>
          </table:table-cell>
          <table:table-cell office:value-type="float" office:value="0.212497842436658" calcext:value-type="float">
            <text:p>0,2124978424</text:p>
          </table:table-cell>
          <table:table-cell office:value-type="float" office:value="4.44171397200111" calcext:value-type="float">
            <text:p>4,441713972</text:p>
          </table:table-cell>
          <table:table-cell office:value-type="float" office:value="0.488281750277505" calcext:value-type="float">
            <text:p>0,4882817503</text:p>
          </table:table-cell>
          <table:table-cell office:value-type="float" office:value="0.614923416026707" calcext:value-type="float">
            <text:p>0,614923416</text:p>
          </table:table-cell>
          <table:table-cell office:value-type="float" office:value="0.872803123332065" calcext:value-type="float">
            <text:p>0,8728031233</text:p>
          </table:table-cell>
          <table:table-cell office:value-type="float" office:value="5.7128971640406" calcext:value-type="float">
            <text:p>5,712897164</text:p>
          </table:table-cell>
          <table:table-cell office:value-type="float" office:value="0.982605945604048" calcext:value-type="float">
            <text:p>0,9826059456</text:p>
          </table:table-cell>
          <table:table-cell office:value-type="float" office:value="0.701149425287357" calcext:value-type="float">
            <text:p>0,7011494253</text:p>
          </table:table-cell>
          <table:table-cell office:value-type="float" office:value="0.102839366294384" calcext:value-type="float">
            <text:p>0,1028393663</text:p>
          </table:table-cell>
          <table:table-cell office:value-type="float" office:value="0.0843662018809583" calcext:value-type="float">
            <text:p>0,0843662019</text:p>
          </table:table-cell>
          <table:table-cell office:value-type="float" office:value="198.991748169887" calcext:value-type="float">
            <text:p>198,9917481699</text:p>
          </table:table-cell>
        </table:table-row>
        <table:table-row table:style-name="ro1">
          <table:table-cell office:value-type="float" office:value="0.018637290433929" calcext:value-type="float">
            <text:p>0,0186372904</text:p>
          </table:table-cell>
          <table:table-cell office:value-type="float" office:value="0.231836923757359" calcext:value-type="float">
            <text:p>0,2318369238</text:p>
          </table:table-cell>
          <table:table-cell office:value-type="float" office:value="0.0165025128216806" calcext:value-type="float">
            <text:p>0,0165025128</text:p>
          </table:table-cell>
          <table:table-cell office:value-type="float" office:value="0.180205034396655" calcext:value-type="float">
            <text:p>0,1802050344</text:p>
          </table:table-cell>
          <table:table-cell office:value-type="float" office:value="0.0152399880310499" calcext:value-type="float">
            <text:p>0,015239988</text:p>
          </table:table-cell>
          <table:table-cell office:value-type="float" office:value="0.149503831401897" calcext:value-type="float">
            <text:p>0,1495038314</text:p>
          </table:table-cell>
          <table:table-cell office:value-type="float" office:value="0.0117438467251864" calcext:value-type="float">
            <text:p>0,0117438467</text:p>
          </table:table-cell>
          <table:table-cell office:value-type="float" office:value="0.065330366830463" calcext:value-type="float">
            <text:p>0,0653303668</text:p>
          </table:table-cell>
          <table:table-cell office:value-type="float" office:value="0.0459025309932676" calcext:value-type="float">
            <text:p>0,045902531</text:p>
          </table:table-cell>
          <table:table-cell office:value-type="float" office:value="6.91561675089379" calcext:value-type="float">
            <text:p>6,9156167509</text:p>
          </table:table-cell>
          <table:table-cell office:value-type="float" office:value="0.474835101409022" calcext:value-type="float">
            <text:p>0,4748351014</text:p>
          </table:table-cell>
          <table:table-cell office:value-type="float" office:value="0.606627974530746" calcext:value-type="float">
            <text:p>0,6066279745</text:p>
          </table:table-cell>
          <table:table-cell office:value-type="float" office:value="0.582861269900197" calcext:value-type="float">
            <text:p>0,5828612699</text:p>
          </table:table-cell>
          <table:table-cell office:value-type="float" office:value="8.14912081278604" calcext:value-type="float">
            <text:p>8,1491208128</text:p>
          </table:table-cell>
          <table:table-cell office:value-type="float" office:value="0.997469955724225" calcext:value-type="float">
            <text:p>0,9974699557</text:p>
          </table:table-cell>
          <table:table-cell office:value-type="float" office:value="0.583333333333333" calcext:value-type="float">
            <text:p>0,5833333333</text:p>
          </table:table-cell>
          <table:table-cell office:value-type="float" office:value="0.198528024256288" calcext:value-type="float">
            <text:p>0,1985280243</text:p>
          </table:table-cell>
          <table:table-cell office:value-type="float" office:value="0.121395385860644" calcext:value-type="float">
            <text:p>0,1213953859</text:p>
          </table:table-cell>
          <table:table-cell office:value-type="float" office:value="238.218212187204" calcext:value-type="float">
            <text:p>238,2182121872</text:p>
          </table:table-cell>
        </table:table-row>
        <table:table-row table:style-name="ro1">
          <table:table-cell office:value-type="float" office:value="0.0083943650323229" calcext:value-type="float">
            <text:p>0,008394365</text:p>
          </table:table-cell>
          <table:table-cell office:value-type="float" office:value="0.228903042687432" calcext:value-type="float">
            <text:p>0,2289030427</text:p>
          </table:table-cell>
          <table:table-cell office:value-type="float" office:value="0.00740082711650365" calcext:value-type="float">
            <text:p>0,0074008271</text:p>
          </table:table-cell>
          <table:table-cell office:value-type="float" office:value="0.179664439319634" calcext:value-type="float">
            <text:p>0,1796644393</text:p>
          </table:table-cell>
          <table:table-cell office:value-type="float" office:value="0.00774455866835543" calcext:value-type="float">
            <text:p>0,0077445587</text:p>
          </table:table-cell>
          <table:table-cell office:value-type="float" office:value="0.14196416474367" calcext:value-type="float">
            <text:p>0,1419641647</text:p>
          </table:table-cell>
          <table:table-cell office:value-type="float" office:value="0.00616881007913504" calcext:value-type="float">
            <text:p>0,0061688101</text:p>
          </table:table-cell>
          <table:table-cell office:value-type="float" office:value="0.0683289014616156" calcext:value-type="float">
            <text:p>0,0683289015</text:p>
          </table:table-cell>
          <table:table-cell office:value-type="float" office:value="0.02591087276249" calcext:value-type="float">
            <text:p>0,0259108728</text:p>
          </table:table-cell>
          <table:table-cell office:value-type="float" office:value="8.3991860932799" calcext:value-type="float">
            <text:p>8,3991860933</text:p>
          </table:table-cell>
          <table:table-cell office:value-type="float" office:value="0.473388519300682" calcext:value-type="float">
            <text:p>0,4733885193</text:p>
          </table:table-cell>
          <table:table-cell office:value-type="float" office:value="0.604906312093653" calcext:value-type="float">
            <text:p>0,6049063121</text:p>
          </table:table-cell>
          <table:table-cell office:value-type="float" office:value="0.529007953982199" calcext:value-type="float">
            <text:p>0,529007954</text:p>
          </table:table-cell>
          <table:table-cell office:value-type="float" office:value="9.62295301104414" calcext:value-type="float">
            <text:p>9,622953011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557471264367816" calcext:value-type="float">
            <text:p>0,5574712644</text:p>
          </table:table-cell>
          <table:table-cell office:value-type="float" office:value="0.285706510140585" calcext:value-type="float">
            <text:p>0,2857065101</text:p>
          </table:table-cell>
          <table:table-cell office:value-type="float" office:value="0.142337127142688" calcext:value-type="float">
            <text:p>0,1423371271</text:p>
          </table:table-cell>
          <table:table-cell office:value-type="float" office:value="266.929559101587" calcext:value-type="float">
            <text:p>266,9295591016</text:p>
          </table:table-cell>
        </table:table-row>
        <table:table-row table:style-name="ro1">
          <table:table-cell office:value-type="float" office:value="0.00492920514499542" calcext:value-type="float">
            <text:p>0,0049292051</text:p>
          </table:table-cell>
          <table:table-cell office:value-type="float" office:value="0.226454200997852" calcext:value-type="float">
            <text:p>0,226454201</text:p>
          </table:table-cell>
          <table:table-cell office:value-type="float" office:value="0.00438326576596864" calcext:value-type="float">
            <text:p>0,0043832658</text:p>
          </table:table-cell>
          <table:table-cell office:value-type="float" office:value="0.18032728621107" calcext:value-type="float">
            <text:p>0,1803272862</text:p>
          </table:table-cell>
          <table:table-cell office:value-type="float" office:value="0.00489373068481664" calcext:value-type="float">
            <text:p>0,0048937307</text:p>
          </table:table-cell>
          <table:table-cell office:value-type="float" office:value="0.143772121044157" calcext:value-type="float">
            <text:p>0,143772121</text:p>
          </table:table-cell>
          <table:table-cell office:value-type="float" office:value="0.00423222226810965" calcext:value-type="float">
            <text:p>0,0042322223</text:p>
          </table:table-cell>
          <table:table-cell office:value-type="float" office:value="0.0699912107671041" calcext:value-type="float">
            <text:p>0,0699912108</text:p>
          </table:table-cell>
          <table:table-cell office:value-type="float" office:value="0.0193897309814736" calcext:value-type="float">
            <text:p>0,019389731</text:p>
          </table:table-cell>
          <table:table-cell office:value-type="float" office:value="9.71428554353368" calcext:value-type="float">
            <text:p>9,7142855435</text:p>
          </table:table-cell>
          <table:table-cell office:value-type="float" office:value="0.473315286285737" calcext:value-type="float">
            <text:p>0,4733152863</text:p>
          </table:table-cell>
          <table:table-cell office:value-type="float" office:value="0.605295645008827" calcext:value-type="float">
            <text:p>0,605295645</text:p>
          </table:table-cell>
          <table:table-cell office:value-type="float" office:value="0.511143441105251" calcext:value-type="float">
            <text:p>0,5111434411</text:p>
          </table:table-cell>
          <table:table-cell office:value-type="float" office:value="10.9401260306095" calcext:value-type="float">
            <text:p>10,9401260306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53448275862069" calcext:value-type="float">
            <text:p>0,5344827586</text:p>
          </table:table-cell>
          <table:table-cell office:value-type="float" office:value="0.344588890990626" calcext:value-type="float">
            <text:p>0,344588891</text:p>
          </table:table-cell>
          <table:table-cell office:value-type="float" office:value="0.160826282032084" calcext:value-type="float">
            <text:p>0,160826282</text:p>
          </table:table-cell>
          <table:table-cell office:value-type="float" office:value="289.165655093687" calcext:value-type="float">
            <text:p>289,1656550937</text:p>
          </table:table-cell>
        </table:table-row>
        <table:table-row table:style-name="ro1">
          <table:table-cell office:value-type="float" office:value="0.0031750678099609" calcext:value-type="float">
            <text:p>0,0031750678</text:p>
          </table:table-cell>
          <table:table-cell office:value-type="float" office:value="0.226387764030168" calcext:value-type="float">
            <text:p>0,226387764</text:p>
          </table:table-cell>
          <table:table-cell office:value-type="float" office:value="0.00295856141234691" calcext:value-type="float">
            <text:p>0,0029585614</text:p>
          </table:table-cell>
          <table:table-cell office:value-type="float" office:value="0.180533503913184" calcext:value-type="float">
            <text:p>0,1805335039</text:p>
          </table:table-cell>
          <table:table-cell office:value-type="float" office:value="0.00405141147766654" calcext:value-type="float">
            <text:p>0,0040514115</text:p>
          </table:table-cell>
          <table:table-cell office:value-type="float" office:value="0.148680144591896" calcext:value-type="float">
            <text:p>0,1486801446</text:p>
          </table:table-cell>
          <table:table-cell office:value-type="float" office:value="0.00343409363146689" calcext:value-type="float">
            <text:p>0,0034340936</text:p>
          </table:table-cell>
          <table:table-cell office:value-type="float" office:value="0.0691984403489688" calcext:value-type="float">
            <text:p>0,0691984403</text:p>
          </table:table-cell>
          <table:table-cell office:value-type="float" office:value="0.0158049200285574" calcext:value-type="float">
            <text:p>0,01580492</text:p>
          </table:table-cell>
          <table:table-cell office:value-type="float" office:value="11.0765369223061" calcext:value-type="float">
            <text:p>11,0765369223</text:p>
          </table:table-cell>
          <table:table-cell office:value-type="float" office:value="0.473281349272837" calcext:value-type="float">
            <text:p>0,4732813493</text:p>
          </table:table-cell>
          <table:table-cell office:value-type="float" office:value="0.603917591016868" calcext:value-type="float">
            <text:p>0,603917591</text:p>
          </table:table-cell>
          <table:table-cell office:value-type="float" office:value="0.502705404722261" calcext:value-type="float">
            <text:p>0,5027054047</text:p>
          </table:table-cell>
          <table:table-cell office:value-type="float" office:value="12.3052545230964" calcext:value-type="float">
            <text:p>12,3052545231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505747126436781" calcext:value-type="float">
            <text:p>0,5057471264</text:p>
          </table:table-cell>
          <table:table-cell office:value-type="float" office:value="0.386396906332273" calcext:value-type="float">
            <text:p>0,3863969063</text:p>
          </table:table-cell>
          <table:table-cell office:value-type="float" office:value="0.172212612407372" calcext:value-type="float">
            <text:p>0,1722126124</text:p>
          </table:table-cell>
          <table:table-cell office:value-type="float" office:value="292.991057909075" calcext:value-type="float">
            <text:p>292,9910579091</text:p>
          </table:table-cell>
        </table:table-row>
        <table:table-row table:style-name="ro1">
          <table:table-cell office:value-type="float" office:value="0.00262724078199495" calcext:value-type="float">
            <text:p>0,0026272408</text:p>
          </table:table-cell>
          <table:table-cell office:value-type="float" office:value="0.220804310658611" calcext:value-type="float">
            <text:p>0,2208043107</text:p>
          </table:table-cell>
          <table:table-cell office:value-type="float" office:value="0.00245982514755733" calcext:value-type="float">
            <text:p>0,0024598251</text:p>
          </table:table-cell>
          <table:table-cell office:value-type="float" office:value="0.182339138844641" calcext:value-type="float">
            <text:p>0,1823391388</text:p>
          </table:table-cell>
          <table:table-cell office:value-type="float" office:value="0.00417610266521575" calcext:value-type="float">
            <text:p>0,0041761027</text:p>
          </table:table-cell>
          <table:table-cell office:value-type="float" office:value="0.153490944377342" calcext:value-type="float">
            <text:p>0,1534909444</text:p>
          </table:table-cell>
          <table:table-cell office:value-type="float" office:value="0.00359443127857673" calcext:value-type="float">
            <text:p>0,0035944313</text:p>
          </table:table-cell>
          <table:table-cell office:value-type="float" office:value="0.0693234897025048" calcext:value-type="float">
            <text:p>0,0693234897</text:p>
          </table:table-cell>
          <table:table-cell office:value-type="float" office:value="0.0136499375646625" calcext:value-type="float">
            <text:p>0,0136499376</text:p>
          </table:table-cell>
          <table:table-cell office:value-type="float" office:value="12.0376376986889" calcext:value-type="float">
            <text:p>12,0376376987</text:p>
          </table:table-cell>
          <table:table-cell office:value-type="float" office:value="0.473260223950335" calcext:value-type="float">
            <text:p>0,473260224</text:p>
          </table:table-cell>
          <table:table-cell office:value-type="float" office:value="0.612397287426324" calcext:value-type="float">
            <text:p>0,6123972874</text:p>
          </table:table-cell>
          <table:table-cell office:value-type="float" office:value="0.499767761868363" calcext:value-type="float">
            <text:p>0,4997677619</text:p>
          </table:table-cell>
          <table:table-cell office:value-type="float" office:value="13.2759929381568" calcext:value-type="float">
            <text:p>13,2759929382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485632183908046" calcext:value-type="float">
            <text:p>0,4856321839</text:p>
          </table:table-cell>
          <table:table-cell office:value-type="float" office:value="0.418385639791292" calcext:value-type="float">
            <text:p>0,4183856398</text:p>
          </table:table-cell>
          <table:table-cell office:value-type="float" office:value="0.17918507566513" calcext:value-type="float">
            <text:p>0,1791850757</text:p>
          </table:table-cell>
          <table:table-cell office:value-type="float" office:value="292.728685278268" calcext:value-type="float">
            <text:p>292,7286852783</text:p>
          </table:table-cell>
        </table:table-row>
        <table:table-row table:style-name="ro1">
          <table:table-cell office:value-type="float" office:value="0.00358457049489861" calcext:value-type="float">
            <text:p>0,0035845705</text:p>
          </table:table-cell>
          <table:table-cell office:value-type="float" office:value="0.229033125981193" calcext:value-type="float">
            <text:p>0,229033126</text:p>
          </table:table-cell>
          <table:table-cell office:value-type="float" office:value="0.00301716526476021" calcext:value-type="float">
            <text:p>0,0030171653</text:p>
          </table:table-cell>
          <table:table-cell office:value-type="float" office:value="0.179893451419926" calcext:value-type="float">
            <text:p>0,1798934514</text:p>
          </table:table-cell>
          <table:table-cell office:value-type="float" office:value="0.00673254506719947" calcext:value-type="float">
            <text:p>0,0067325451</text:p>
          </table:table-cell>
          <table:table-cell office:value-type="float" office:value="0.172151153211197" calcext:value-type="float">
            <text:p>0,1721511532</text:p>
          </table:table-cell>
          <table:table-cell office:value-type="float" office:value="0.00555379586202619" calcext:value-type="float">
            <text:p>0,0055537959</text:p>
          </table:table-cell>
          <table:table-cell office:value-type="float" office:value="0.0731749055023478" calcext:value-type="float">
            <text:p>0,0731749055</text:p>
          </table:table-cell>
          <table:table-cell office:value-type="float" office:value="0.0123870769980204" calcext:value-type="float">
            <text:p>0,012387077</text:p>
          </table:table-cell>
          <table:table-cell office:value-type="float" office:value="12.1667370484612" calcext:value-type="float">
            <text:p>12,1667370485</text:p>
          </table:table-cell>
          <table:table-cell office:value-type="float" office:value="0.473283564371447" calcext:value-type="float">
            <text:p>0,4732835644</text:p>
          </table:table-cell>
          <table:table-cell office:value-type="float" office:value="0.600712987112588" calcext:value-type="float">
            <text:p>0,6007129871</text:p>
          </table:table-cell>
          <table:table-cell office:value-type="float" office:value="0.504558717333614" calcext:value-type="float">
            <text:p>0,5045587173</text:p>
          </table:table-cell>
          <table:table-cell office:value-type="float" office:value="13.4217026747506" calcext:value-type="float">
            <text:p>13,4217026748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477011494252873" calcext:value-type="float">
            <text:p>0,4770114943</text:p>
          </table:table-cell>
          <table:table-cell office:value-type="float" office:value="0.435484892396602" calcext:value-type="float">
            <text:p>0,4354848924</text:p>
          </table:table-cell>
          <table:table-cell office:value-type="float" office:value="0.183078970928581" calcext:value-type="float">
            <text:p>0,1830789709</text:p>
          </table:table-cell>
          <table:table-cell office:value-type="float" office:value="293.780722016729" calcext:value-type="float">
            <text:p>293,7807220167</text:p>
          </table:table-cell>
        </table:table-row>
        <table:table-row table:style-name="ro1">
          <table:table-cell office:value-type="float" office:value="0.00932619799374476" calcext:value-type="float">
            <text:p>0,009326198</text:p>
          </table:table-cell>
          <table:table-cell office:value-type="float" office:value="0.227696998940293" calcext:value-type="float">
            <text:p>0,2276969989</text:p>
          </table:table-cell>
          <table:table-cell office:value-type="float" office:value="0.00702983274670947" calcext:value-type="float">
            <text:p>0,0070298327</text:p>
          </table:table-cell>
          <table:table-cell office:value-type="float" office:value="0.174232589994752" calcext:value-type="float">
            <text:p>0,17423259</text:p>
          </table:table-cell>
          <table:table-cell office:value-type="float" office:value="0.0121219609186731" calcext:value-type="float">
            <text:p>0,0121219609</text:p>
          </table:table-cell>
          <table:table-cell office:value-type="float" office:value="0.176148234183623" calcext:value-type="float">
            <text:p>0,1761482342</text:p>
          </table:table-cell>
          <table:table-cell office:value-type="float" office:value="0.00980467919091587" calcext:value-type="float">
            <text:p>0,0098046792</text:p>
          </table:table-cell>
          <table:table-cell office:value-type="float" office:value="0.075631112891705" calcext:value-type="float">
            <text:p>0,0756311129</text:p>
          </table:table-cell>
          <table:table-cell office:value-type="float" office:value="0.0135298372993374" calcext:value-type="float">
            <text:p>0,0135298373</text:p>
          </table:table-cell>
          <table:table-cell office:value-type="float" office:value="10.5751942047038" calcext:value-type="float">
            <text:p>10,5751942047</text:p>
          </table:table-cell>
          <table:table-cell office:value-type="float" office:value="0.473334579868154" calcext:value-type="float">
            <text:p>0,4733345799</text:p>
          </table:table-cell>
          <table:table-cell office:value-type="float" office:value="0.596039725017959" calcext:value-type="float">
            <text:p>0,596039725</text:p>
          </table:table-cell>
          <table:table-cell office:value-type="float" office:value="0.525147088451675" calcext:value-type="float">
            <text:p>0,5251470885</text:p>
          </table:table-cell>
          <table:table-cell office:value-type="float" office:value="11.8249427871457" calcext:value-type="float">
            <text:p>11,8249427871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508620689655172" calcext:value-type="float">
            <text:p>0,5086206897</text:p>
          </table:table-cell>
          <table:table-cell office:value-type="float" office:value="0.42237649882177" calcext:value-type="float">
            <text:p>0,4223764988</text:p>
          </table:table-cell>
          <table:table-cell office:value-type="float" office:value="0.159977230388094" calcext:value-type="float">
            <text:p>0,1599772304</text:p>
          </table:table-cell>
          <table:table-cell office:value-type="float" office:value="273.721041194029" calcext:value-type="float">
            <text:p>273,721041194</text:p>
          </table:table-cell>
        </table:table-row>
        <table:table-row table:style-name="ro1">
          <table:table-cell office:value-type="float" office:value="0.0146802949469955" calcext:value-type="float">
            <text:p>0,0146802949</text:p>
          </table:table-cell>
          <table:table-cell office:value-type="float" office:value="0.245146219096757" calcext:value-type="float">
            <text:p>0,2451462191</text:p>
          </table:table-cell>
          <table:table-cell office:value-type="float" office:value="0.0120996690891108" calcext:value-type="float">
            <text:p>0,0120996691</text:p>
          </table:table-cell>
          <table:table-cell office:value-type="float" office:value="0.182264376367224" calcext:value-type="float">
            <text:p>0,1822643764</text:p>
          </table:table-cell>
          <table:table-cell office:value-type="float" office:value="0.0160154957317151" calcext:value-type="float">
            <text:p>0,0160154957</text:p>
          </table:table-cell>
          <table:table-cell office:value-type="float" office:value="0.162014449656924" calcext:value-type="float">
            <text:p>0,1620144497</text:p>
          </table:table-cell>
          <table:table-cell office:value-type="float" office:value="0.0114129759647879" calcext:value-type="float">
            <text:p>0,011412976</text:p>
          </table:table-cell>
          <table:table-cell office:value-type="float" office:value="0.0805842778458618" calcext:value-type="float">
            <text:p>0,0805842778</text:p>
          </table:table-cell>
          <table:table-cell office:value-type="float" office:value="0.0173187364540989" calcext:value-type="float">
            <text:p>0,0173187365</text:p>
          </table:table-cell>
          <table:table-cell office:value-type="float" office:value="9.75312978437909" calcext:value-type="float">
            <text:p>9,7531297844</text:p>
          </table:table-cell>
          <table:table-cell office:value-type="float" office:value="0.473407045346057" calcext:value-type="float">
            <text:p>0,4734070453</text:p>
          </table:table-cell>
          <table:table-cell office:value-type="float" office:value="0.602718870958378" calcext:value-type="float">
            <text:p>0,602718871</text:p>
          </table:table-cell>
          <table:table-cell office:value-type="float" office:value="0.544934218194498" calcext:value-type="float">
            <text:p>0,5449342182</text:p>
          </table:table-cell>
          <table:table-cell office:value-type="float" office:value="11.0258580590117" calcext:value-type="float">
            <text:p>11,025858059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568965517241379" calcext:value-type="float">
            <text:p>0,5689655172</text:p>
          </table:table-cell>
          <table:table-cell office:value-type="float" office:value="0.389426796817594" calcext:value-type="float">
            <text:p>0,3894267968</text:p>
          </table:table-cell>
          <table:table-cell office:value-type="float" office:value="0.131521842883083" calcext:value-type="float">
            <text:p>0,1315218429</text:p>
          </table:table-cell>
          <table:table-cell office:value-type="float" office:value="251.732807278221" calcext:value-type="float">
            <text:p>251,7328072782</text:p>
          </table:table-cell>
        </table:table-row>
        <table:table-row table:style-name="ro1">
          <table:table-cell office:value-type="float" office:value="0.0201509817828831" calcext:value-type="float">
            <text:p>0,0201509818</text:p>
          </table:table-cell>
          <table:table-cell office:value-type="float" office:value="0.227539887046642" calcext:value-type="float">
            <text:p>0,227539887</text:p>
          </table:table-cell>
          <table:table-cell office:value-type="float" office:value="0.019495860431521" calcext:value-type="float">
            <text:p>0,0194958604</text:p>
          </table:table-cell>
          <table:table-cell office:value-type="float" office:value="0.18174358309487" calcext:value-type="float">
            <text:p>0,1817435831</text:p>
          </table:table-cell>
          <table:table-cell office:value-type="float" office:value="0.0206614262305095" calcext:value-type="float">
            <text:p>0,0206614262</text:p>
          </table:table-cell>
          <table:table-cell office:value-type="float" office:value="0.16214863737111" calcext:value-type="float">
            <text:p>0,1621486374</text:p>
          </table:table-cell>
          <table:table-cell office:value-type="float" office:value="0.0129002169068923" calcext:value-type="float">
            <text:p>0,0129002169</text:p>
          </table:table-cell>
          <table:table-cell office:value-type="float" office:value="0.0847705150971988" calcext:value-type="float">
            <text:p>0,0847705151</text:p>
          </table:table-cell>
          <table:table-cell office:value-type="float" office:value="0.0263603921261721" calcext:value-type="float">
            <text:p>0,0263603921</text:p>
          </table:table-cell>
          <table:table-cell office:value-type="float" office:value="10.4001667817396" calcext:value-type="float">
            <text:p>10,4001667817</text:p>
          </table:table-cell>
          <table:table-cell office:value-type="float" office:value="0.47709665084134" calcext:value-type="float">
            <text:p>0,4770966508</text:p>
          </table:table-cell>
          <table:table-cell office:value-type="float" office:value="0.616753276565979" calcext:value-type="float">
            <text:p>0,6167532766</text:p>
          </table:table-cell>
          <table:table-cell office:value-type="float" office:value="0.57666552762379" calcext:value-type="float">
            <text:p>0,5766655276</text:p>
          </table:table-cell>
          <table:table-cell office:value-type="float" office:value="11.6731224645828" calcext:value-type="float">
            <text:p>11,6731224646</text:p>
          </table:table-cell>
          <table:table-cell office:value-type="float" office:value="0.99652118912081" calcext:value-type="float">
            <text:p>0,9965211891</text:p>
          </table:table-cell>
          <table:table-cell office:value-type="float" office:value="0.551724137931034" calcext:value-type="float">
            <text:p>0,5517241379</text:p>
          </table:table-cell>
          <table:table-cell office:value-type="float" office:value="0.352443642965386" calcext:value-type="float">
            <text:p>0,352443643</text:p>
          </table:table-cell>
          <table:table-cell office:value-type="float" office:value="0.114982126604052" calcext:value-type="float">
            <text:p>0,1149821266</text:p>
          </table:table-cell>
          <table:table-cell office:value-type="float" office:value="213.406826977121" calcext:value-type="float">
            <text:p>213,4068269771</text:p>
          </table:table-cell>
        </table:table-row>
        <table:table-row table:style-name="ro1">
          <table:table-cell office:value-type="float" office:value="0.0436976053148054" calcext:value-type="float">
            <text:p>0,0436976053</text:p>
          </table:table-cell>
          <table:table-cell office:value-type="float" office:value="0.220013393681288" calcext:value-type="float">
            <text:p>0,2200133937</text:p>
          </table:table-cell>
          <table:table-cell office:value-type="float" office:value="0.0369329692345983" calcext:value-type="float">
            <text:p>0,0369329692</text:p>
          </table:table-cell>
          <table:table-cell office:value-type="float" office:value="0.166808961501249" calcext:value-type="float">
            <text:p>0,1668089615</text:p>
          </table:table-cell>
          <table:table-cell office:value-type="float" office:value="0.0406358042698137" calcext:value-type="float">
            <text:p>0,0406358043</text:p>
          </table:table-cell>
          <table:table-cell office:value-type="float" office:value="0.17141722496609" calcext:value-type="float">
            <text:p>0,171417225</text:p>
          </table:table-cell>
          <table:table-cell office:value-type="float" office:value="0.022919507814527" calcext:value-type="float">
            <text:p>0,0229195078</text:p>
          </table:table-cell>
          <table:table-cell office:value-type="float" office:value="0.0623489818543272" calcext:value-type="float">
            <text:p>0,0623489819</text:p>
          </table:table-cell>
          <table:table-cell office:value-type="float" office:value="0.143283675426246" calcext:value-type="float">
            <text:p>0,1432836754</text:p>
          </table:table-cell>
          <table:table-cell office:value-type="float" office:value="5.91082503729909" calcext:value-type="float">
            <text:p>5,9108250373</text:p>
          </table:table-cell>
          <table:table-cell office:value-type="float" office:value="0.492679593459026" calcext:value-type="float">
            <text:p>0,4926795935</text:p>
          </table:table-cell>
          <table:table-cell office:value-type="float" office:value="0.596059618581986" calcext:value-type="float">
            <text:p>0,5960596186</text:p>
          </table:table-cell>
          <table:table-cell office:value-type="float" office:value="0.780149155595045" calcext:value-type="float">
            <text:p>0,7801491556</text:p>
          </table:table-cell>
          <table:table-cell office:value-type="float" office:value="7.1274732567113" calcext:value-type="float">
            <text:p>7,1274732567</text:p>
          </table:table-cell>
          <table:table-cell office:value-type="float" office:value="0.983870967741936" calcext:value-type="float">
            <text:p>0,9838709677</text:p>
          </table:table-cell>
          <table:table-cell office:value-type="float" office:value="0.660919540229885" calcext:value-type="float">
            <text:p>0,6609195402</text:p>
          </table:table-cell>
          <table:table-cell office:value-type="float" office:value="0.146017351591557" calcext:value-type="float">
            <text:p>0,1460173516</text:p>
          </table:table-cell>
          <table:table-cell office:value-type="float" office:value="0.106446086190374" calcext:value-type="float">
            <text:p>0,1064460862</text:p>
          </table:table-cell>
          <table:table-cell office:value-type="float" office:value="236.66513162993" calcext:value-type="float">
            <text:p>236,6651316299</text:p>
          </table:table-cell>
        </table:table-row>
        <table:table-row table:style-name="ro1">
          <table:table-cell office:value-type="float" office:value="0.0159642102557828" calcext:value-type="float">
            <text:p>0,0159642103</text:p>
          </table:table-cell>
          <table:table-cell office:value-type="float" office:value="0.223192535934655" calcext:value-type="float">
            <text:p>0,2231925359</text:p>
          </table:table-cell>
          <table:table-cell office:value-type="float" office:value="0.0139301231139613" calcext:value-type="float">
            <text:p>0,0139301231</text:p>
          </table:table-cell>
          <table:table-cell office:value-type="float" office:value="0.171124013350044" calcext:value-type="float">
            <text:p>0,1711240134</text:p>
          </table:table-cell>
          <table:table-cell office:value-type="float" office:value="0.0148856046643788" calcext:value-type="float">
            <text:p>0,0148856047</text:p>
          </table:table-cell>
          <table:table-cell office:value-type="float" office:value="0.154290821669716" calcext:value-type="float">
            <text:p>0,1542908217</text:p>
          </table:table-cell>
          <table:table-cell office:value-type="float" office:value="0.0103129010470981" calcext:value-type="float">
            <text:p>0,010312901</text:p>
          </table:table-cell>
          <table:table-cell office:value-type="float" office:value="0.0687543462264675" calcext:value-type="float">
            <text:p>0,0687543462</text:p>
          </table:table-cell>
          <table:table-cell office:value-type="float" office:value="0.037240693775246" calcext:value-type="float">
            <text:p>0,0372406938</text:p>
          </table:table-cell>
          <table:table-cell office:value-type="float" office:value="7.98717294325892" calcext:value-type="float">
            <text:p>7,9871729433</text:p>
          </table:table-cell>
          <table:table-cell office:value-type="float" office:value="0.473942184386036" calcext:value-type="float">
            <text:p>0,4739421844</text:p>
          </table:table-cell>
          <table:table-cell office:value-type="float" office:value="0.591353330889652" calcext:value-type="float">
            <text:p>0,5913533309</text:p>
          </table:table-cell>
          <table:table-cell office:value-type="float" office:value="0.566275718768588" calcext:value-type="float">
            <text:p>0,5662757188</text:p>
          </table:table-cell>
          <table:table-cell office:value-type="float" office:value="9.19588800237097" calcext:value-type="float">
            <text:p>9,1958880024</text:p>
          </table:table-cell>
          <table:table-cell office:value-type="float" office:value="0.998102466793169" calcext:value-type="float">
            <text:p>0,9981024668</text:p>
          </table:table-cell>
          <table:table-cell office:value-type="float" office:value="0.580459770114942" calcext:value-type="float">
            <text:p>0,5804597701</text:p>
          </table:table-cell>
          <table:table-cell office:value-type="float" office:value="0.245689771270942" calcext:value-type="float">
            <text:p>0,2456897713</text:p>
          </table:table-cell>
          <table:table-cell office:value-type="float" office:value="0.154134415753685" calcext:value-type="float">
            <text:p>0,1541344158</text:p>
          </table:table-cell>
          <table:table-cell office:value-type="float" office:value="300.973135828363" calcext:value-type="float">
            <text:p>300,9731358284</text:p>
          </table:table-cell>
        </table:table-row>
        <table:table-row table:style-name="ro1">
          <table:table-cell office:value-type="float" office:value="0.00783682725756189" calcext:value-type="float">
            <text:p>0,0078368273</text:p>
          </table:table-cell>
          <table:table-cell office:value-type="float" office:value="0.220946810658618" calcext:value-type="float">
            <text:p>0,2209468107</text:p>
          </table:table-cell>
          <table:table-cell office:value-type="float" office:value="0.00698630212740987" calcext:value-type="float">
            <text:p>0,0069863021</text:p>
          </table:table-cell>
          <table:table-cell office:value-type="float" office:value="0.170225992390348" calcext:value-type="float">
            <text:p>0,1702259924</text:p>
          </table:table-cell>
          <table:table-cell office:value-type="float" office:value="0.00728282117872706" calcext:value-type="float">
            <text:p>0,0072828212</text:p>
          </table:table-cell>
          <table:table-cell office:value-type="float" office:value="0.151295437864911" calcext:value-type="float">
            <text:p>0,1512954379</text:p>
          </table:table-cell>
          <table:table-cell office:value-type="float" office:value="0.0055275446099074" calcext:value-type="float">
            <text:p>0,0055275446</text:p>
          </table:table-cell>
          <table:table-cell office:value-type="float" office:value="0.0699074464395506" calcext:value-type="float">
            <text:p>0,0699074464</text:p>
          </table:table-cell>
          <table:table-cell office:value-type="float" office:value="0.0198834903000407" calcext:value-type="float">
            <text:p>0,0198834903</text:p>
          </table:table-cell>
          <table:table-cell office:value-type="float" office:value="9.91131974751098" calcext:value-type="float">
            <text:p>9,9113197475</text:p>
          </table:table-cell>
          <table:table-cell office:value-type="float" office:value="0.473382067776495" calcext:value-type="float">
            <text:p>0,4733820678</text:p>
          </table:table-cell>
          <table:table-cell office:value-type="float" office:value="0.595195429078464" calcext:value-type="float">
            <text:p>0,5951954291</text:p>
          </table:table-cell>
          <table:table-cell office:value-type="float" office:value="0.520899052751132" calcext:value-type="float">
            <text:p>0,5208990528</text:p>
          </table:table-cell>
          <table:table-cell office:value-type="float" office:value="11.1188909976647" calcext:value-type="float">
            <text:p>11,1188909977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540229885057472" calcext:value-type="float">
            <text:p>0,5402298851</text:p>
          </table:table-cell>
          <table:table-cell office:value-type="float" office:value="0.346926263096985" calcext:value-type="float">
            <text:p>0,3469262631</text:p>
          </table:table-cell>
          <table:table-cell office:value-type="float" office:value="0.17837303887271" calcext:value-type="float">
            <text:p>0,1783730389</text:p>
          </table:table-cell>
          <table:table-cell office:value-type="float" office:value="324.163269311339" calcext:value-type="float">
            <text:p>324,1632693113</text:p>
          </table:table-cell>
        </table:table-row>
        <table:table-row table:style-name="ro1">
          <table:table-cell office:value-type="float" office:value="0.00475025184658767" calcext:value-type="float">
            <text:p>0,0047502518</text:p>
          </table:table-cell>
          <table:table-cell office:value-type="float" office:value="0.221652728707403" calcext:value-type="float">
            <text:p>0,2216527287</text:p>
          </table:table-cell>
          <table:table-cell office:value-type="float" office:value="0.00420233640955937" calcext:value-type="float">
            <text:p>0,0042023364</text:p>
          </table:table-cell>
          <table:table-cell office:value-type="float" office:value="0.172289534151787" calcext:value-type="float">
            <text:p>0,1722895342</text:p>
          </table:table-cell>
          <table:table-cell office:value-type="float" office:value="0.00471977230491557" calcext:value-type="float">
            <text:p>0,0047197723</text:p>
          </table:table-cell>
          <table:table-cell office:value-type="float" office:value="0.151383632905953" calcext:value-type="float">
            <text:p>0,1513836329</text:p>
          </table:table-cell>
          <table:table-cell office:value-type="float" office:value="0.00426630539845337" calcext:value-type="float">
            <text:p>0,0042663054</text:p>
          </table:table-cell>
          <table:table-cell office:value-type="float" office:value="0.0748201593681282" calcext:value-type="float">
            <text:p>0,0748201594</text:p>
          </table:table-cell>
          <table:table-cell office:value-type="float" office:value="0.0151988181356342" calcext:value-type="float">
            <text:p>0,0151988181</text:p>
          </table:table-cell>
          <table:table-cell office:value-type="float" office:value="11.5042089295919" calcext:value-type="float">
            <text:p>11,5042089296</text:p>
          </table:table-cell>
          <table:table-cell office:value-type="float" office:value="0.473284277534802" calcext:value-type="float">
            <text:p>0,4732842775</text:p>
          </table:table-cell>
          <table:table-cell office:value-type="float" office:value="0.593273834678633" calcext:value-type="float">
            <text:p>0,5932738347</text:p>
          </table:table-cell>
          <table:table-cell office:value-type="float" office:value="0.506421761279767" calcext:value-type="float">
            <text:p>0,5064217613</text:p>
          </table:table-cell>
          <table:table-cell office:value-type="float" office:value="12.7176287893591" calcext:value-type="float">
            <text:p>12,7176287894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502873563218391" calcext:value-type="float">
            <text:p>0,5028735632</text:p>
          </table:table-cell>
          <table:table-cell office:value-type="float" office:value="0.405127206958688" calcext:value-type="float">
            <text:p>0,405127207</text:p>
          </table:table-cell>
          <table:table-cell office:value-type="float" office:value="0.181291885106381" calcext:value-type="float">
            <text:p>0,1812918851</text:p>
          </table:table-cell>
          <table:table-cell office:value-type="float" office:value="306.685438971628" calcext:value-type="float">
            <text:p>306,6854389716</text:p>
          </table:table-cell>
        </table:table-row>
        <table:table-row table:style-name="ro1">
          <table:table-cell office:value-type="float" office:value="0.00335724516359588" calcext:value-type="float">
            <text:p>0,0033572452</text:p>
          </table:table-cell>
          <table:table-cell office:value-type="float" office:value="0.223536933639793" calcext:value-type="float">
            <text:p>0,2235369336</text:p>
          </table:table-cell>
          <table:table-cell office:value-type="float" office:value="0.00287030040925801" calcext:value-type="float">
            <text:p>0,0028703004</text:p>
          </table:table-cell>
          <table:table-cell office:value-type="float" office:value="0.171939685019958" calcext:value-type="float">
            <text:p>0,171939685</text:p>
          </table:table-cell>
          <table:table-cell office:value-type="float" office:value="0.00389506502178094" calcext:value-type="float">
            <text:p>0,003895065</text:p>
          </table:table-cell>
          <table:table-cell office:value-type="float" office:value="0.148056956605207" calcext:value-type="float">
            <text:p>0,1480569566</text:p>
          </table:table-cell>
          <table:table-cell office:value-type="float" office:value="0.00360849450186873" calcext:value-type="float">
            <text:p>0,0036084945</text:p>
          </table:table-cell>
          <table:table-cell office:value-type="float" office:value="0.0775488021124053" calcext:value-type="float">
            <text:p>0,0775488021</text:p>
          </table:table-cell>
          <table:table-cell office:value-type="float" office:value="0.012681811577458" calcext:value-type="float">
            <text:p>0,0126818116</text:p>
          </table:table-cell>
          <table:table-cell office:value-type="float" office:value="12.7000716857789" calcext:value-type="float">
            <text:p>12,7000716858</text:p>
          </table:table-cell>
          <table:table-cell office:value-type="float" office:value="0.473254387106117" calcext:value-type="float">
            <text:p>0,4732543871</text:p>
          </table:table-cell>
          <table:table-cell office:value-type="float" office:value="0.5935744730563" calcext:value-type="float">
            <text:p>0,5935744731</text:p>
          </table:table-cell>
          <table:table-cell office:value-type="float" office:value="0.49966730242436" calcext:value-type="float">
            <text:p>0,4996673024</text:p>
          </table:table-cell>
          <table:table-cell office:value-type="float" office:value="13.9147285356604" calcext:value-type="float">
            <text:p>13,9147285357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485632183908046" calcext:value-type="float">
            <text:p>0,4856321839</text:p>
          </table:table-cell>
          <table:table-cell office:value-type="float" office:value="0.441791485865162" calcext:value-type="float">
            <text:p>0,4417914859</text:p>
          </table:table-cell>
          <table:table-cell office:value-type="float" office:value="0.193278263381224" calcext:value-type="float">
            <text:p>0,1932782634</text:p>
          </table:table-cell>
          <table:table-cell office:value-type="float" office:value="315.752256277126" calcext:value-type="float">
            <text:p>315,7522562771</text:p>
          </table:table-cell>
        </table:table-row>
        <table:table-row table:style-name="ro1">
          <table:table-cell office:value-type="float" office:value="0.0028518592507779" calcext:value-type="float">
            <text:p>0,0028518593</text:p>
          </table:table-cell>
          <table:table-cell office:value-type="float" office:value="0.223233469778969" calcext:value-type="float">
            <text:p>0,2232334698</text:p>
          </table:table-cell>
          <table:table-cell office:value-type="float" office:value="0.0025563700150903" calcext:value-type="float">
            <text:p>0,00255637</text:p>
          </table:table-cell>
          <table:table-cell office:value-type="float" office:value="0.173743278271888" calcext:value-type="float">
            <text:p>0,1737432783</text:p>
          </table:table-cell>
          <table:table-cell office:value-type="float" office:value="0.00460060613667562" calcext:value-type="float">
            <text:p>0,0046006061</text:p>
          </table:table-cell>
          <table:table-cell office:value-type="float" office:value="0.150034581954844" calcext:value-type="float">
            <text:p>0,150034582</text:p>
          </table:table-cell>
          <table:table-cell office:value-type="float" office:value="0.00427936776139956" calcext:value-type="float">
            <text:p>0,0042793678</text:p>
          </table:table-cell>
          <table:table-cell office:value-type="float" office:value="0.0791456035832857" calcext:value-type="float">
            <text:p>0,0791456036</text:p>
          </table:table-cell>
          <table:table-cell office:value-type="float" office:value="0.0110290159554178" calcext:value-type="float">
            <text:p>0,011029016</text:p>
          </table:table-cell>
          <table:table-cell office:value-type="float" office:value="13.4917648537486" calcext:value-type="float">
            <text:p>13,4917648537</text:p>
          </table:table-cell>
          <table:table-cell office:value-type="float" office:value="0.473252975737121" calcext:value-type="float">
            <text:p>0,4732529757</text:p>
          </table:table-cell>
          <table:table-cell office:value-type="float" office:value="0.591483645398041" calcext:value-type="float">
            <text:p>0,5914836454</text:p>
          </table:table-cell>
          <table:table-cell office:value-type="float" office:value="0.498570196372961" calcext:value-type="float">
            <text:p>0,4985701964</text:p>
          </table:table-cell>
          <table:table-cell office:value-type="float" office:value="14.7094054222107" calcext:value-type="float">
            <text:p>14,7094054222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474137931034483" calcext:value-type="float">
            <text:p>0,474137931</text:p>
          </table:table-cell>
          <table:table-cell office:value-type="float" office:value="0.469687057518623" calcext:value-type="float">
            <text:p>0,4696870575</text:p>
          </table:table-cell>
          <table:table-cell office:value-type="float" office:value="0.199160713769767" calcext:value-type="float">
            <text:p>0,1991607138</text:p>
          </table:table-cell>
          <table:table-cell office:value-type="float" office:value="317.661338462779" calcext:value-type="float">
            <text:p>317,6613384628</text:p>
          </table:table-cell>
        </table:table-row>
        <table:table-row table:style-name="ro1">
          <table:table-cell office:value-type="float" office:value="0.00475576846958917" calcext:value-type="float">
            <text:p>0,0047557685</text:p>
          </table:table-cell>
          <table:table-cell office:value-type="float" office:value="0.226808121067985" calcext:value-type="float">
            <text:p>0,2268081211</text:p>
          </table:table-cell>
          <table:table-cell office:value-type="float" office:value="0.00379120028405852" calcext:value-type="float">
            <text:p>0,0037912003</text:p>
          </table:table-cell>
          <table:table-cell office:value-type="float" office:value="0.173297679754263" calcext:value-type="float">
            <text:p>0,1732976798</text:p>
          </table:table-cell>
          <table:table-cell office:value-type="float" office:value="0.00819987965055862" calcext:value-type="float">
            <text:p>0,0081998797</text:p>
          </table:table-cell>
          <table:table-cell office:value-type="float" office:value="0.141340369819302" calcext:value-type="float">
            <text:p>0,1413403698</text:p>
          </table:table-cell>
          <table:table-cell office:value-type="float" office:value="0.00778866306978024" calcext:value-type="float">
            <text:p>0,0077886631</text:p>
          </table:table-cell>
          <table:table-cell office:value-type="float" office:value="0.0693906949475796" calcext:value-type="float">
            <text:p>0,0693906949</text:p>
          </table:table-cell>
          <table:table-cell office:value-type="float" office:value="0.0106638835497672" calcext:value-type="float">
            <text:p>0,0106638835</text:p>
          </table:table-cell>
          <table:table-cell office:value-type="float" office:value="13.1934730095331" calcext:value-type="float">
            <text:p>13,1934730095</text:p>
          </table:table-cell>
          <table:table-cell office:value-type="float" office:value="0.473272951917133" calcext:value-type="float">
            <text:p>0,4732729519</text:p>
          </table:table-cell>
          <table:table-cell office:value-type="float" office:value="0.596471395215084" calcext:value-type="float">
            <text:p>0,5964713952</text:p>
          </table:table-cell>
          <table:table-cell office:value-type="float" office:value="0.508472348922118" calcext:value-type="float">
            <text:p>0,5084723489</text:p>
          </table:table-cell>
          <table:table-cell office:value-type="float" office:value="14.4007811649092" calcext:value-type="float">
            <text:p>14,4007811649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485632183908046" calcext:value-type="float">
            <text:p>0,4856321839</text:p>
          </table:table-cell>
          <table:table-cell office:value-type="float" office:value="0.474378619915894" calcext:value-type="float">
            <text:p>0,4743786199</text:p>
          </table:table-cell>
          <table:table-cell office:value-type="float" office:value="0.19342230601161" calcext:value-type="float">
            <text:p>0,193422306</text:p>
          </table:table-cell>
          <table:table-cell office:value-type="float" office:value="315.987573920966" calcext:value-type="float">
            <text:p>315,987573921</text:p>
          </table:table-cell>
        </table:table-row>
        <table:table-row table:style-name="ro1">
          <table:table-cell office:value-type="float" office:value="0.0117336351831826" calcext:value-type="float">
            <text:p>0,0117336352</text:p>
          </table:table-cell>
          <table:table-cell office:value-type="float" office:value="0.231820723600384" calcext:value-type="float">
            <text:p>0,2318207236</text:p>
          </table:table-cell>
          <table:table-cell office:value-type="float" office:value="0.0093091076961946" calcext:value-type="float">
            <text:p>0,0093091077</text:p>
          </table:table-cell>
          <table:table-cell office:value-type="float" office:value="0.175720882031877" calcext:value-type="float">
            <text:p>0,175720882</text:p>
          </table:table-cell>
          <table:table-cell office:value-type="float" office:value="0.0142881376982302" calcext:value-type="float">
            <text:p>0,0142881377</text:p>
          </table:table-cell>
          <table:table-cell office:value-type="float" office:value="0.161107720429848" calcext:value-type="float">
            <text:p>0,1611077204</text:p>
          </table:table-cell>
          <table:table-cell office:value-type="float" office:value="0.0101669580144162" calcext:value-type="float">
            <text:p>0,010166958</text:p>
          </table:table-cell>
          <table:table-cell office:value-type="float" office:value="0.0722881777697255" calcext:value-type="float">
            <text:p>0,0722881778</text:p>
          </table:table-cell>
          <table:table-cell office:value-type="float" office:value="0.0126233239115928" calcext:value-type="float">
            <text:p>0,0126233239</text:p>
          </table:table-cell>
          <table:table-cell office:value-type="float" office:value="12.5612738590832" calcext:value-type="float">
            <text:p>12,5612738591</text:p>
          </table:table-cell>
          <table:table-cell office:value-type="float" office:value="0.473392582821891" calcext:value-type="float">
            <text:p>0,4733925828</text:p>
          </table:table-cell>
          <table:table-cell office:value-type="float" office:value="0.598648876208684" calcext:value-type="float">
            <text:p>0,5986488762</text:p>
          </table:table-cell>
          <table:table-cell office:value-type="float" office:value="0.531513743031862" calcext:value-type="float">
            <text:p>0,531513743</text:p>
          </table:table-cell>
          <table:table-cell office:value-type="float" office:value="13.800860304257" calcext:value-type="float">
            <text:p>13,8008603043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482758620689655" calcext:value-type="float">
            <text:p>0,4827586207</text:p>
          </table:table-cell>
          <table:table-cell office:value-type="float" office:value="0.440782291929251" calcext:value-type="float">
            <text:p>0,4407822919</text:p>
          </table:table-cell>
          <table:table-cell office:value-type="float" office:value="0.191046384050726" calcext:value-type="float">
            <text:p>0,1910463841</text:p>
          </table:table-cell>
          <table:table-cell office:value-type="float" office:value="310.259327698378" calcext:value-type="float">
            <text:p>310,2593276984</text:p>
          </table:table-cell>
        </table:table-row>
        <table:table-row table:style-name="ro1">
          <table:table-cell office:value-type="float" office:value="0.0155329147525914" calcext:value-type="float">
            <text:p>0,0155329148</text:p>
          </table:table-cell>
          <table:table-cell office:value-type="float" office:value="0.217505604271568" calcext:value-type="float">
            <text:p>0,2175056043</text:p>
          </table:table-cell>
          <table:table-cell office:value-type="float" office:value="0.0134032331126299" calcext:value-type="float">
            <text:p>0,0134032331</text:p>
          </table:table-cell>
          <table:table-cell office:value-type="float" office:value="0.179500589506492" calcext:value-type="float">
            <text:p>0,1795005895</text:p>
          </table:table-cell>
          <table:table-cell office:value-type="float" office:value="0.0158171118716919" calcext:value-type="float">
            <text:p>0,0158171119</text:p>
          </table:table-cell>
          <table:table-cell office:value-type="float" office:value="0.161600261132819" calcext:value-type="float">
            <text:p>0,1616002611</text:p>
          </table:table-cell>
          <table:table-cell office:value-type="float" office:value="0.00979326411040594" calcext:value-type="float">
            <text:p>0,0097932641</text:p>
          </table:table-cell>
          <table:table-cell office:value-type="float" office:value="0.0864966373836947" calcext:value-type="float">
            <text:p>0,0864966374</text:p>
          </table:table-cell>
          <table:table-cell office:value-type="float" office:value="0.0159830704182797" calcext:value-type="float">
            <text:p>0,0159830704</text:p>
          </table:table-cell>
          <table:table-cell office:value-type="float" office:value="11.6174720439835" calcext:value-type="float">
            <text:p>11,617472044</text:p>
          </table:table-cell>
          <table:table-cell office:value-type="float" office:value="0.473493616794725" calcext:value-type="float">
            <text:p>0,4734936168</text:p>
          </table:table-cell>
          <table:table-cell office:value-type="float" office:value="0.604067243378738" calcext:value-type="float">
            <text:p>0,6040672434</text:p>
          </table:table-cell>
          <table:table-cell office:value-type="float" office:value="0.544023210454937" calcext:value-type="float">
            <text:p>0,5440232105</text:p>
          </table:table-cell>
          <table:table-cell office:value-type="float" office:value="12.8666424648515" calcext:value-type="float">
            <text:p>12,8666424649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517241379310345" calcext:value-type="float">
            <text:p>0,5172413793</text:p>
          </table:table-cell>
          <table:table-cell office:value-type="float" office:value="0.404078299726045" calcext:value-type="float">
            <text:p>0,4040782997</text:p>
          </table:table-cell>
          <table:table-cell office:value-type="float" office:value="0.165055075537448" calcext:value-type="float">
            <text:p>0,1650550755</text:p>
          </table:table-cell>
          <table:table-cell office:value-type="float" office:value="287.19583143516" calcext:value-type="float">
            <text:p>287,1958314352</text:p>
          </table:table-cell>
        </table:table-row>
        <table:table-row table:style-name="ro1">
          <table:table-cell office:value-type="float" office:value="0.0510327896406262" calcext:value-type="float">
            <text:p>0,0510327896</text:p>
          </table:table-cell>
          <table:table-cell office:value-type="float" office:value="0.238554662530579" calcext:value-type="float">
            <text:p>0,2385546625</text:p>
          </table:table-cell>
          <table:table-cell office:value-type="float" office:value="0.0402024045997411" calcext:value-type="float">
            <text:p>0,0402024046</text:p>
          </table:table-cell>
          <table:table-cell office:value-type="float" office:value="0.181794367689973" calcext:value-type="float">
            <text:p>0,1817943677</text:p>
          </table:table-cell>
          <table:table-cell office:value-type="float" office:value="0.0441559487991361" calcext:value-type="float">
            <text:p>0,0441559488</text:p>
          </table:table-cell>
          <table:table-cell office:value-type="float" office:value="0.217522724399369" calcext:value-type="float">
            <text:p>0,2175227244</text:p>
          </table:table-cell>
          <table:table-cell office:value-type="float" office:value="0.0240445848865187" calcext:value-type="float">
            <text:p>0,0240445849</text:p>
          </table:table-cell>
          <table:table-cell office:value-type="float" office:value="0.0800664562556731" calcext:value-type="float">
            <text:p>0,0800664563</text:p>
          </table:table-cell>
          <table:table-cell office:value-type="float" office:value="0.216436730110884" calcext:value-type="float">
            <text:p>0,2164367301</text:p>
          </table:table-cell>
          <table:table-cell office:value-type="float" office:value="4.67493594293322" calcext:value-type="float">
            <text:p>4,6749359429</text:p>
          </table:table-cell>
          <table:table-cell office:value-type="float" office:value="0.491731938646233" calcext:value-type="float">
            <text:p>0,4917319386</text:p>
          </table:table-cell>
          <table:table-cell office:value-type="float" office:value="0.605102089458498" calcext:value-type="float">
            <text:p>0,6051020895</text:p>
          </table:table-cell>
          <table:table-cell office:value-type="float" office:value="0.867604394339067" calcext:value-type="float">
            <text:p>0,8676043943</text:p>
          </table:table-cell>
          <table:table-cell office:value-type="float" office:value="5.99797630104525" calcext:value-type="float">
            <text:p>5,997976301</text:p>
          </table:table-cell>
          <table:table-cell office:value-type="float" office:value="0.979127134724857" calcext:value-type="float">
            <text:p>0,9791271347</text:p>
          </table:table-cell>
          <table:table-cell office:value-type="float" office:value="0.729885057471265" calcext:value-type="float">
            <text:p>0,7298850575</text:p>
          </table:table-cell>
          <table:table-cell office:value-type="float" office:value="0.181170351325967" calcext:value-type="float">
            <text:p>0,1811703513</text:p>
          </table:table-cell>
          <table:table-cell office:value-type="float" office:value="0.0676604188632642" calcext:value-type="float">
            <text:p>0,0676604189</text:p>
          </table:table-cell>
          <table:table-cell office:value-type="float" office:value="166.128881782268" calcext:value-type="float">
            <text:p>166,1288817823</text:p>
          </table:table-cell>
        </table:table-row>
        <table:table-row table:style-name="ro1">
          <table:table-cell office:value-type="float" office:value="0.0321065062911057" calcext:value-type="float">
            <text:p>0,0321065063</text:p>
          </table:table-cell>
          <table:table-cell office:value-type="float" office:value="0.228400168809959" calcext:value-type="float">
            <text:p>0,2284001688</text:p>
          </table:table-cell>
          <table:table-cell office:value-type="float" office:value="0.0279872349937745" calcext:value-type="float">
            <text:p>0,027987235</text:p>
          </table:table-cell>
          <table:table-cell office:value-type="float" office:value="0.171230007151437" calcext:value-type="float">
            <text:p>0,1712300072</text:p>
          </table:table-cell>
          <table:table-cell office:value-type="float" office:value="0.0287397312338112" calcext:value-type="float">
            <text:p>0,0287397312</text:p>
          </table:table-cell>
          <table:table-cell office:value-type="float" office:value="0.172250595178098" calcext:value-type="float">
            <text:p>0,1722505952</text:p>
          </table:table-cell>
          <table:table-cell office:value-type="float" office:value="0.0155529242053804" calcext:value-type="float">
            <text:p>0,0155529242</text:p>
          </table:table-cell>
          <table:table-cell office:value-type="float" office:value="0.0702170544539293" calcext:value-type="float">
            <text:p>0,0702170545</text:p>
          </table:table-cell>
          <table:table-cell office:value-type="float" office:value="0.0851663026130156" calcext:value-type="float">
            <text:p>0,0851663026</text:p>
          </table:table-cell>
          <table:table-cell office:value-type="float" office:value="5.61989851774455" calcext:value-type="float">
            <text:p>5,6198985177</text:p>
          </table:table-cell>
          <table:table-cell office:value-type="float" office:value="0.476317852452765" calcext:value-type="float">
            <text:p>0,4763178525</text:p>
          </table:table-cell>
          <table:table-cell office:value-type="float" office:value="0.601997443828089" calcext:value-type="float">
            <text:p>0,6019974438</text:p>
          </table:table-cell>
          <table:table-cell office:value-type="float" office:value="0.665870552044892" calcext:value-type="float">
            <text:p>0,665870552</text:p>
          </table:table-cell>
          <table:table-cell office:value-type="float" office:value="6.86399386874561" calcext:value-type="float">
            <text:p>6,8639938687</text:p>
          </table:table-cell>
          <table:table-cell office:value-type="float" office:value="0.995572422517394" calcext:value-type="float">
            <text:p>0,9955724225</text:p>
          </table:table-cell>
          <table:table-cell office:value-type="float" office:value="0.652298850574713" calcext:value-type="float">
            <text:p>0,6522988506</text:p>
          </table:table-cell>
          <table:table-cell office:value-type="float" office:value="0.141364811757831" calcext:value-type="float">
            <text:p>0,1413648118</text:p>
          </table:table-cell>
          <table:table-cell office:value-type="float" office:value="0.0857706031786529" calcext:value-type="float">
            <text:p>0,0857706032</text:p>
          </table:table-cell>
          <table:table-cell office:value-type="float" office:value="188.209293575024" calcext:value-type="float">
            <text:p>188,209293575</text:p>
          </table:table-cell>
        </table:table-row>
        <table:table-row table:style-name="ro1">
          <table:table-cell office:value-type="float" office:value="0.0141896181394552" calcext:value-type="float">
            <text:p>0,0141896181</text:p>
          </table:table-cell>
          <table:table-cell office:value-type="float" office:value="0.227662719383982" calcext:value-type="float">
            <text:p>0,2276627194</text:p>
          </table:table-cell>
          <table:table-cell office:value-type="float" office:value="0.0122343761341449" calcext:value-type="float">
            <text:p>0,0122343761</text:p>
          </table:table-cell>
          <table:table-cell office:value-type="float" office:value="0.171456363076717" calcext:value-type="float">
            <text:p>0,1714563631</text:p>
          </table:table-cell>
          <table:table-cell office:value-type="float" office:value="0.0126810652289383" calcext:value-type="float">
            <text:p>0,0126810652</text:p>
          </table:table-cell>
          <table:table-cell office:value-type="float" office:value="0.152658430754071" calcext:value-type="float">
            <text:p>0,1526584308</text:p>
          </table:table-cell>
          <table:table-cell office:value-type="float" office:value="0.0082028686127624" calcext:value-type="float">
            <text:p>0,0082028686</text:p>
          </table:table-cell>
          <table:table-cell office:value-type="float" office:value="0.0741217674190482" calcext:value-type="float">
            <text:p>0,0741217674</text:p>
          </table:table-cell>
          <table:table-cell office:value-type="float" office:value="0.0384253234677286" calcext:value-type="float">
            <text:p>0,0384253235</text:p>
          </table:table-cell>
          <table:table-cell office:value-type="float" office:value="7.73409771012817" calcext:value-type="float">
            <text:p>7,7340977101</text:p>
          </table:table-cell>
          <table:table-cell office:value-type="float" office:value="0.47415974312082" calcext:value-type="float">
            <text:p>0,4741597431</text:p>
          </table:table-cell>
          <table:table-cell office:value-type="float" office:value="0.608335689994796" calcext:value-type="float">
            <text:p>0,60833569</text:p>
          </table:table-cell>
          <table:table-cell office:value-type="float" office:value="0.559892993837425" calcext:value-type="float">
            <text:p>0,5598929938</text:p>
          </table:table-cell>
          <table:table-cell office:value-type="float" office:value="8.96833275104391" calcext:value-type="float">
            <text:p>8,968332751</text:p>
          </table:table-cell>
          <table:table-cell office:value-type="float" office:value="0.997786211258697" calcext:value-type="float">
            <text:p>0,9977862113</text:p>
          </table:table-cell>
          <table:table-cell office:value-type="float" office:value="0.583333333333333" calcext:value-type="float">
            <text:p>0,5833333333</text:p>
          </table:table-cell>
          <table:table-cell office:value-type="float" office:value="0.216643449044396" calcext:value-type="float">
            <text:p>0,216643449</text:p>
          </table:table-cell>
          <table:table-cell office:value-type="float" office:value="0.133210626682079" calcext:value-type="float">
            <text:p>0,1332106267</text:p>
          </table:table-cell>
          <table:table-cell office:value-type="float" office:value="261.403653092466" calcext:value-type="float">
            <text:p>261,4036530925</text:p>
          </table:table-cell>
        </table:table-row>
        <table:table-row table:style-name="ro1">
          <table:table-cell office:value-type="float" office:value="0.0134373366626618" calcext:value-type="float">
            <text:p>0,0134373367</text:p>
          </table:table-cell>
          <table:table-cell office:value-type="float" office:value="0.225106095249618" calcext:value-type="float">
            <text:p>0,2251060952</text:p>
          </table:table-cell>
          <table:table-cell office:value-type="float" office:value="0.0123702438438626" calcext:value-type="float">
            <text:p>0,0123702438</text:p>
          </table:table-cell>
          <table:table-cell office:value-type="float" office:value="0.163902960379973" calcext:value-type="float">
            <text:p>0,1639029604</text:p>
          </table:table-cell>
          <table:table-cell office:value-type="float" office:value="0.0131714124398523" calcext:value-type="float">
            <text:p>0,0131714124</text:p>
          </table:table-cell>
          <table:table-cell office:value-type="float" office:value="0.156417787596403" calcext:value-type="float">
            <text:p>0,1564177876</text:p>
          </table:table-cell>
          <table:table-cell office:value-type="float" office:value="0.00912498249788706" calcext:value-type="float">
            <text:p>0,0091249825</text:p>
          </table:table-cell>
          <table:table-cell office:value-type="float" office:value="0.0785958799915534" calcext:value-type="float">
            <text:p>0,07859588</text:p>
          </table:table-cell>
          <table:table-cell office:value-type="float" office:value="0.0463202685512915" calcext:value-type="float">
            <text:p>0,0463202686</text:p>
          </table:table-cell>
          <table:table-cell office:value-type="float" office:value="8.32987350630092" calcext:value-type="float">
            <text:p>8,3298735063</text:p>
          </table:table-cell>
          <table:table-cell office:value-type="float" office:value="0.4755537401906" calcext:value-type="float">
            <text:p>0,4755537402</text:p>
          </table:table-cell>
          <table:table-cell office:value-type="float" office:value="0.593378664604549" calcext:value-type="float">
            <text:p>0,5933786646</text:p>
          </table:table-cell>
          <table:table-cell office:value-type="float" office:value="0.569977982220659" calcext:value-type="float">
            <text:p>0,5699779822</text:p>
          </table:table-cell>
          <table:table-cell office:value-type="float" office:value="9.54727495436011" calcext:value-type="float">
            <text:p>9,5472749544</text:p>
          </table:table-cell>
          <table:table-cell office:value-type="float" office:value="0.995888678051866" calcext:value-type="float">
            <text:p>0,9958886781</text:p>
          </table:table-cell>
          <table:table-cell office:value-type="float" office:value="0.620689655172414" calcext:value-type="float">
            <text:p>0,6206896552</text:p>
          </table:table-cell>
          <table:table-cell office:value-type="float" office:value="0.216220209634319" calcext:value-type="float">
            <text:p>0,2162202096</text:p>
          </table:table-cell>
          <table:table-cell office:value-type="float" office:value="0.11341212974642" calcext:value-type="float">
            <text:p>0,1134121297</text:p>
          </table:table-cell>
          <table:table-cell office:value-type="float" office:value="236.804526910525" calcext:value-type="float">
            <text:p>236,8045269105</text:p>
          </table:table-cell>
        </table:table-row>
        <table:table-row table:style-name="ro1">
          <table:table-cell office:value-type="float" office:value="0.0111117068413922" calcext:value-type="float">
            <text:p>0,0111117068</text:p>
          </table:table-cell>
          <table:table-cell office:value-type="float" office:value="0.221984891217415" calcext:value-type="float">
            <text:p>0,2219848912</text:p>
          </table:table-cell>
          <table:table-cell office:value-type="float" office:value="0.0106481754184213" calcext:value-type="float">
            <text:p>0,0106481754</text:p>
          </table:table-cell>
          <table:table-cell office:value-type="float" office:value="0.166730662243308" calcext:value-type="float">
            <text:p>0,1667306622</text:p>
          </table:table-cell>
          <table:table-cell office:value-type="float" office:value="0.0112858954802129" calcext:value-type="float">
            <text:p>0,0112858955</text:p>
          </table:table-cell>
          <table:table-cell office:value-type="float" office:value="0.168148439742599" calcext:value-type="float">
            <text:p>0,1681484397</text:p>
          </table:table-cell>
          <table:table-cell office:value-type="float" office:value="0.00795805846558186" calcext:value-type="float">
            <text:p>0,0079580585</text:p>
          </table:table-cell>
          <table:table-cell office:value-type="float" office:value="0.0768834208143305" calcext:value-type="float">
            <text:p>0,0768834208</text:p>
          </table:table-cell>
          <table:table-cell office:value-type="float" office:value="0.047824063608392" calcext:value-type="float">
            <text:p>0,0478240636</text:p>
          </table:table-cell>
          <table:table-cell office:value-type="float" office:value="8.98099801613917" calcext:value-type="float">
            <text:p>8,9809980161</text:p>
          </table:table-cell>
          <table:table-cell office:value-type="float" office:value="0.474332030742399" calcext:value-type="float">
            <text:p>0,4743320307</text:p>
          </table:table-cell>
          <table:table-cell office:value-type="float" office:value="0.597747605679364" calcext:value-type="float">
            <text:p>0,5977476057</text:p>
          </table:table-cell>
          <table:table-cell office:value-type="float" office:value="0.563159931995385" calcext:value-type="float">
            <text:p>0,563159932</text:p>
          </table:table-cell>
          <table:table-cell office:value-type="float" office:value="10.212493013719" calcext:value-type="float">
            <text:p>10,2124930137</text:p>
          </table:table-cell>
          <table:table-cell office:value-type="float" office:value="0.997469955724225" calcext:value-type="float">
            <text:p>0,9974699557</text:p>
          </table:table-cell>
          <table:table-cell office:value-type="float" office:value="0.545977011494253" calcext:value-type="float">
            <text:p>0,5459770115</text:p>
          </table:table-cell>
          <table:table-cell office:value-type="float" office:value="0.204738609091031" calcext:value-type="float">
            <text:p>0,2047386091</text:p>
          </table:table-cell>
          <table:table-cell office:value-type="float" office:value="0.10531705313139" calcext:value-type="float">
            <text:p>0,1053170531</text:p>
          </table:table-cell>
          <table:table-cell office:value-type="float" office:value="193.432320917986" calcext:value-type="float">
            <text:p>193,432320918</text:p>
          </table:table-cell>
        </table:table-row>
        <table:table-row table:style-name="ro1">
          <table:table-cell office:value-type="float" office:value="0.00677913841321605" calcext:value-type="float">
            <text:p>0,0067791384</text:p>
          </table:table-cell>
          <table:table-cell office:value-type="float" office:value="0.216423252286435" calcext:value-type="float">
            <text:p>0,2164232523</text:p>
          </table:table-cell>
          <table:table-cell office:value-type="float" office:value="0.00643157850341425" calcext:value-type="float">
            <text:p>0,0064315785</text:p>
          </table:table-cell>
          <table:table-cell office:value-type="float" office:value="0.166554463803236" calcext:value-type="float">
            <text:p>0,1665544638</text:p>
          </table:table-cell>
          <table:table-cell office:value-type="float" office:value="0.00799965269889619" calcext:value-type="float">
            <text:p>0,0079996527</text:p>
          </table:table-cell>
          <table:table-cell office:value-type="float" office:value="0.161290910467556" calcext:value-type="float">
            <text:p>0,1612909105</text:p>
          </table:table-cell>
          <table:table-cell office:value-type="float" office:value="0.00606418457849107" calcext:value-type="float">
            <text:p>0,0060641846</text:p>
          </table:table-cell>
          <table:table-cell office:value-type="float" office:value="0.0740612783540263" calcext:value-type="float">
            <text:p>0,0740612784</text:p>
          </table:table-cell>
          <table:table-cell office:value-type="float" office:value="0.0237869272069894" calcext:value-type="float">
            <text:p>0,0237869272</text:p>
          </table:table-cell>
          <table:table-cell office:value-type="float" office:value="10.6143891966805" calcext:value-type="float">
            <text:p>10,6143891967</text:p>
          </table:table-cell>
          <table:table-cell office:value-type="float" office:value="0.473447233664695" calcext:value-type="float">
            <text:p>0,4734472337</text:p>
          </table:table-cell>
          <table:table-cell office:value-type="float" office:value="0.593331831282583" calcext:value-type="float">
            <text:p>0,5933318313</text:p>
          </table:table-cell>
          <table:table-cell office:value-type="float" office:value="0.524508713601436" calcext:value-type="float">
            <text:p>0,5245087136</text:p>
          </table:table-cell>
          <table:table-cell office:value-type="float" office:value="11.8260509885591" calcext:value-type="float">
            <text:p>11,8260509886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508620689655172" calcext:value-type="float">
            <text:p>0,5086206897</text:p>
          </table:table-cell>
          <table:table-cell office:value-type="float" office:value="0.299439835073353" calcext:value-type="float">
            <text:p>0,2994398351</text:p>
          </table:table-cell>
          <table:table-cell office:value-type="float" office:value="0.153595412054668" calcext:value-type="float">
            <text:p>0,1535954121</text:p>
          </table:table-cell>
          <table:table-cell office:value-type="float" office:value="262.801750025536" calcext:value-type="float">
            <text:p>262,8017500255</text:p>
          </table:table-cell>
        </table:table-row>
        <table:table-row table:style-name="ro1">
          <table:table-cell office:value-type="float" office:value="0.00429487104109002" calcext:value-type="float">
            <text:p>0,004294871</text:p>
          </table:table-cell>
          <table:table-cell office:value-type="float" office:value="0.220319673863491" calcext:value-type="float">
            <text:p>0,2203196739</text:p>
          </table:table-cell>
          <table:table-cell office:value-type="float" office:value="0.00406548123772541" calcext:value-type="float">
            <text:p>0,0040654812</text:p>
          </table:table-cell>
          <table:table-cell office:value-type="float" office:value="0.170870405485842" calcext:value-type="float">
            <text:p>0,1708704055</text:p>
          </table:table-cell>
          <table:table-cell office:value-type="float" office:value="0.00548049729233241" calcext:value-type="float">
            <text:p>0,0054804973</text:p>
          </table:table-cell>
          <table:table-cell office:value-type="float" office:value="0.154627772964008" calcext:value-type="float">
            <text:p>0,154627773</text:p>
          </table:table-cell>
          <table:table-cell office:value-type="float" office:value="0.00419450774013907" calcext:value-type="float">
            <text:p>0,0041945077</text:p>
          </table:table-cell>
          <table:table-cell office:value-type="float" office:value="0.0770206161178694" calcext:value-type="float">
            <text:p>0,0770206161</text:p>
          </table:table-cell>
          <table:table-cell office:value-type="float" office:value="0.0170822685768023" calcext:value-type="float">
            <text:p>0,0170822686</text:p>
          </table:table-cell>
          <table:table-cell office:value-type="float" office:value="12.1767183430814" calcext:value-type="float">
            <text:p>12,1767183431</text:p>
          </table:table-cell>
          <table:table-cell office:value-type="float" office:value="0.473281527125406" calcext:value-type="float">
            <text:p>0,4732815271</text:p>
          </table:table-cell>
          <table:table-cell office:value-type="float" office:value="0.59515840996956" calcext:value-type="float">
            <text:p>0,59515841</text:p>
          </table:table-cell>
          <table:table-cell office:value-type="float" office:value="0.508399153909376" calcext:value-type="float">
            <text:p>0,5083991539</text:p>
          </table:table-cell>
          <table:table-cell office:value-type="float" office:value="13.3947152670088" calcext:value-type="float">
            <text:p>13,394715267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488505747126437" calcext:value-type="float">
            <text:p>0,4885057471</text:p>
          </table:table-cell>
          <table:table-cell office:value-type="float" office:value="0.367743029376104" calcext:value-type="float">
            <text:p>0,3677430294</text:p>
          </table:table-cell>
          <table:table-cell office:value-type="float" office:value="0.167083098783589" calcext:value-type="float">
            <text:p>0,1670830988</text:p>
          </table:table-cell>
          <table:table-cell office:value-type="float" office:value="274.573225667699" calcext:value-type="float">
            <text:p>274,5732256677</text:p>
          </table:table-cell>
        </table:table-row>
        <table:table-row table:style-name="ro1">
          <table:table-cell office:value-type="float" office:value="0.00338616986204139" calcext:value-type="float">
            <text:p>0,0033861699</text:p>
          </table:table-cell>
          <table:table-cell office:value-type="float" office:value="0.222378546618937" calcext:value-type="float">
            <text:p>0,2223785466</text:p>
          </table:table-cell>
          <table:table-cell office:value-type="float" office:value="0.00295402183425862" calcext:value-type="float">
            <text:p>0,0029540218</text:p>
          </table:table-cell>
          <table:table-cell office:value-type="float" office:value="0.170426547200021" calcext:value-type="float">
            <text:p>0,1704265472</text:p>
          </table:table-cell>
          <table:table-cell office:value-type="float" office:value="0.00443854144247011" calcext:value-type="float">
            <text:p>0,0044385414</text:p>
          </table:table-cell>
          <table:table-cell office:value-type="float" office:value="0.156784606856647" calcext:value-type="float">
            <text:p>0,1567846069</text:p>
          </table:table-cell>
          <table:table-cell office:value-type="float" office:value="0.00398087868594672" calcext:value-type="float">
            <text:p>0,0039808787</text:p>
          </table:table-cell>
          <table:table-cell office:value-type="float" office:value="0.0755879882120506" calcext:value-type="float">
            <text:p>0,0755879882</text:p>
          </table:table-cell>
          <table:table-cell office:value-type="float" office:value="0.0138680576986533" calcext:value-type="float">
            <text:p>0,0138680577</text:p>
          </table:table-cell>
          <table:table-cell office:value-type="float" office:value="13.6357857162586" calcext:value-type="float">
            <text:p>13,6357857163</text:p>
          </table:table-cell>
          <table:table-cell office:value-type="float" office:value="0.473254254268062" calcext:value-type="float">
            <text:p>0,4732542543</text:p>
          </table:table-cell>
          <table:table-cell office:value-type="float" office:value="0.594732544288553" calcext:value-type="float">
            <text:p>0,5947325443</text:p>
          </table:table-cell>
          <table:table-cell office:value-type="float" office:value="0.501881923689109" calcext:value-type="float">
            <text:p>0,5018819237</text:p>
          </table:table-cell>
          <table:table-cell office:value-type="float" office:value="14.8556959618782" calcext:value-type="float">
            <text:p>14,8556959619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474137931034483" calcext:value-type="float">
            <text:p>0,474137931</text:p>
          </table:table-cell>
          <table:table-cell office:value-type="float" office:value="0.412250200940008" calcext:value-type="float">
            <text:p>0,4122502009</text:p>
          </table:table-cell>
          <table:table-cell office:value-type="float" office:value="0.17785830435623" calcext:value-type="float">
            <text:p>0,1778583044</text:p>
          </table:table-cell>
          <table:table-cell office:value-type="float" office:value="283.683995448186" calcext:value-type="float">
            <text:p>283,6839954482</text:p>
          </table:table-cell>
        </table:table-row>
        <table:table-row table:style-name="ro1">
          <table:table-cell office:value-type="float" office:value="0.00309838313856063" calcext:value-type="float">
            <text:p>0,0030983831</text:p>
          </table:table-cell>
          <table:table-cell office:value-type="float" office:value="0.217945498192045" calcext:value-type="float">
            <text:p>0,2179454982</text:p>
          </table:table-cell>
          <table:table-cell office:value-type="float" office:value="0.00269076749923296" calcext:value-type="float">
            <text:p>0,0026907675</text:p>
          </table:table-cell>
          <table:table-cell office:value-type="float" office:value="0.173847079754868" calcext:value-type="float">
            <text:p>0,1738470798</text:p>
          </table:table-cell>
          <table:table-cell office:value-type="float" office:value="0.00495010892157973" calcext:value-type="float">
            <text:p>0,0049501089</text:p>
          </table:table-cell>
          <table:table-cell office:value-type="float" office:value="0.153582695025699" calcext:value-type="float">
            <text:p>0,153582695</text:p>
          </table:table-cell>
          <table:table-cell office:value-type="float" office:value="0.00487399564635696" calcext:value-type="float">
            <text:p>0,0048739956</text:p>
          </table:table-cell>
          <table:table-cell office:value-type="float" office:value="0.0769974081414807" calcext:value-type="float">
            <text:p>0,0769974081</text:p>
          </table:table-cell>
          <table:table-cell office:value-type="float" office:value="0.011971580869121" calcext:value-type="float">
            <text:p>0,0119715809</text:p>
          </table:table-cell>
          <table:table-cell office:value-type="float" office:value="14.430692363689" calcext:value-type="float">
            <text:p>14,4306923637</text:p>
          </table:table-cell>
          <table:table-cell office:value-type="float" office:value="0.473241998529525" calcext:value-type="float">
            <text:p>0,4732419985</text:p>
          </table:table-cell>
          <table:table-cell office:value-type="float" office:value="0.59273413054902" calcext:value-type="float">
            <text:p>0,5927341305</text:p>
          </table:table-cell>
          <table:table-cell office:value-type="float" office:value="0.500826834444755" calcext:value-type="float">
            <text:p>0,5008268344</text:p>
          </table:table-cell>
          <table:table-cell office:value-type="float" office:value="15.6457992751023" calcext:value-type="float">
            <text:p>15,6457992751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46551724137931" calcext:value-type="float">
            <text:p>0,4655172414</text:p>
          </table:table-cell>
          <table:table-cell office:value-type="float" office:value="0.444988524550177" calcext:value-type="float">
            <text:p>0,4449885246</text:p>
          </table:table-cell>
          <table:table-cell office:value-type="float" office:value="0.180556553579204" calcext:value-type="float">
            <text:p>0,1805565536</text:p>
          </table:table-cell>
          <table:table-cell office:value-type="float" office:value="282.751562905033" calcext:value-type="float">
            <text:p>282,751562905</text:p>
          </table:table-cell>
        </table:table-row>
        <table:table-row table:style-name="ro1">
          <table:table-cell office:value-type="float" office:value="0.00446674632686766" calcext:value-type="float">
            <text:p>0,0044667463</text:p>
          </table:table-cell>
          <table:table-cell office:value-type="float" office:value="0.224537374333585" calcext:value-type="float">
            <text:p>0,2245373743</text:p>
          </table:table-cell>
          <table:table-cell office:value-type="float" office:value="0.00366083849779125" calcext:value-type="float">
            <text:p>0,0036608385</text:p>
          </table:table-cell>
          <table:table-cell office:value-type="float" office:value="0.172217777807795" calcext:value-type="float">
            <text:p>0,1722177778</text:p>
          </table:table-cell>
          <table:table-cell office:value-type="float" office:value="0.00681484813592163" calcext:value-type="float">
            <text:p>0,0068148481</text:p>
          </table:table-cell>
          <table:table-cell office:value-type="float" office:value="0.164298406267711" calcext:value-type="float">
            <text:p>0,1642984063</text:p>
          </table:table-cell>
          <table:table-cell office:value-type="float" office:value="0.0063347640608204" calcext:value-type="float">
            <text:p>0,0063347641</text:p>
          </table:table-cell>
          <table:table-cell office:value-type="float" office:value="0.0806764384995341" calcext:value-type="float">
            <text:p>0,0806764385</text:p>
          </table:table-cell>
          <table:table-cell office:value-type="float" office:value="0.0109431374281343" calcext:value-type="float">
            <text:p>0,0109431374</text:p>
          </table:table-cell>
          <table:table-cell office:value-type="float" office:value="15.0292667108186" calcext:value-type="float">
            <text:p>15,0292667108</text:p>
          </table:table-cell>
          <table:table-cell office:value-type="float" office:value="0.473257798623767" calcext:value-type="float">
            <text:p>0,4732577986</text:p>
          </table:table-cell>
          <table:table-cell office:value-type="float" office:value="0.586760237556079" calcext:value-type="float">
            <text:p>0,5867602376</text:p>
          </table:table-cell>
          <table:table-cell office:value-type="float" office:value="0.505478133286652" calcext:value-type="float">
            <text:p>0,5054781333</text:p>
          </table:table-cell>
          <table:table-cell office:value-type="float" office:value="16.2577570738464" calcext:value-type="float">
            <text:p>16,2577570738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433908045977011" calcext:value-type="float">
            <text:p>0,433908046</text:p>
          </table:table-cell>
          <table:table-cell office:value-type="float" office:value="0.459744108527517" calcext:value-type="float">
            <text:p>0,4597441085</text:p>
          </table:table-cell>
          <table:table-cell office:value-type="float" office:value="0.181962182532181" calcext:value-type="float">
            <text:p>0,1819621825</text:p>
          </table:table-cell>
          <table:table-cell office:value-type="float" office:value="265.60413243614" calcext:value-type="float">
            <text:p>265,6041324361</text:p>
          </table:table-cell>
        </table:table-row>
        <table:table-row table:style-name="ro1">
          <table:table-cell office:value-type="float" office:value="0.00759017148033804" calcext:value-type="float">
            <text:p>0,0075901715</text:p>
          </table:table-cell>
          <table:table-cell office:value-type="float" office:value="0.213003595743242" calcext:value-type="float">
            <text:p>0,2130035957</text:p>
          </table:table-cell>
          <table:table-cell office:value-type="float" office:value="0.00634720794321966" calcext:value-type="float">
            <text:p>0,0063472079</text:p>
          </table:table-cell>
          <table:table-cell office:value-type="float" office:value="0.175383240191234" calcext:value-type="float">
            <text:p>0,1753832402</text:p>
          </table:table-cell>
          <table:table-cell office:value-type="float" office:value="0.010517921927371" calcext:value-type="float">
            <text:p>0,0105179219</text:p>
          </table:table-cell>
          <table:table-cell office:value-type="float" office:value="0.166812577573966" calcext:value-type="float">
            <text:p>0,1668125776</text:p>
          </table:table-cell>
          <table:table-cell office:value-type="float" office:value="0.00946114018278382" calcext:value-type="float">
            <text:p>0,0094611402</text:p>
          </table:table-cell>
          <table:table-cell office:value-type="float" office:value="0.0791970480171711" calcext:value-type="float">
            <text:p>0,079197048</text:p>
          </table:table-cell>
          <table:table-cell office:value-type="float" office:value="0.0112514737364202" calcext:value-type="float">
            <text:p>0,0112514737</text:p>
          </table:table-cell>
          <table:table-cell office:value-type="float" office:value="13.8696995460978" calcext:value-type="float">
            <text:p>13,8696995461</text:p>
          </table:table-cell>
          <table:table-cell office:value-type="float" office:value="0.473303009679919" calcext:value-type="float">
            <text:p>0,4733030097</text:p>
          </table:table-cell>
          <table:table-cell office:value-type="float" office:value="0.600067510943988" calcext:value-type="float">
            <text:p>0,6000675109</text:p>
          </table:table-cell>
          <table:table-cell office:value-type="float" office:value="0.518470927252941" calcext:value-type="float">
            <text:p>0,5184709273</text:p>
          </table:table-cell>
          <table:table-cell office:value-type="float" office:value="15.104163665196" calcext:value-type="float">
            <text:p>15,1041636652</text:p>
          </table:table-cell>
          <table:table-cell office:value-type="float" office:value="0.998418722327641" calcext:value-type="float">
            <text:p>0,9984187223</text:p>
          </table:table-cell>
          <table:table-cell office:value-type="float" office:value="0.474137931034483" calcext:value-type="float">
            <text:p>0,474137931</text:p>
          </table:table-cell>
          <table:table-cell office:value-type="float" office:value="0.459633154969215" calcext:value-type="float">
            <text:p>0,459633155</text:p>
          </table:table-cell>
          <table:table-cell office:value-type="float" office:value="0.185425484791499" calcext:value-type="float">
            <text:p>0,1854254848</text:p>
          </table:table-cell>
          <table:table-cell office:value-type="float" office:value="295.753648242441" calcext:value-type="float">
            <text:p>295,7536482424</text:p>
          </table:table-cell>
        </table:table-row>
        <table:table-row table:style-name="ro1">
          <table:table-cell table:number-columns-repeated="17"/>
          <table:table-cell table:style-name="ce2" office:value-type="string" calcext:value-type="string">
            <text:p>mAP</text:p>
          </table:table-cell>
          <table:table-cell table:style-name="ce3" table:formula="of:=AVERAGE([.S2:.S243])" office:value-type="float" office:value="173.200791690045" calcext:value-type="float">
            <text:p>173,20079169</text:p>
          </table:table-cell>
        </table:table-row>
      </table:table>
      <table:table table:name="Average Precision (AP)" table:style-name="ta1">
        <table:table-column table:style-name="co12" table:number-columns-repeated="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default-cell-style-name="Default"/>
        <table:table-row table:style-name="ro1">
          <table:table-cell table:style-name="ce4" office:value-type="string" calcext:value-type="string">
            <text:p>Recall</text:p>
          </table:table-cell>
          <table:table-cell table:style-name="ce4" office:value-type="string" calcext:value-type="string">
            <text:p>Precision</text:p>
          </table:table-cell>
          <table:table-cell/>
          <table:table-cell table:style-name="ce4"/>
          <table:table-cell table:style-name="ce15" office:value-type="string" calcext:value-type="string">
            <text:p>Recall</text:p>
          </table:table-cell>
          <table:table-cell table:style-name="ce15" office:value-type="string" calcext:value-type="string">
            <text:p>Precision</text:p>
          </table:table-cell>
          <table:table-cell table:style-name="ce4" office:value-type="string" calcext:value-type="string">
            <text:p>AP</text:p>
          </table:table-cell>
          <table:table-cell table:style-name="ce26"/>
        </table:table-row>
        <table:table-row table:style-name="ro1">
          <table:table-cell table:style-name="ce5" office:value-type="float" office:value="0.00862068965517241" calcext:value-type="float">
            <text:p>0,0086206897</text:p>
          </table:table-cell>
          <table:table-cell table:number-columns-repeated="2" table:style-name="ce5" office:value-type="float" office:value="0.0000140035713776795" calcext:value-type="float">
            <text:p>1,40035713776795E-05</text:p>
          </table:table-cell>
          <table:table-cell table:style-name="ce14"/>
          <table:table-cell table:style-name="ce16" office:value-type="float" office:value="0" calcext:value-type="float">
            <text:p>0</text:p>
          </table:table-cell>
          <table:table-cell table:style-name="ce17" office:value-type="float" office:value="0.0000140035713776795" calcext:value-type="float">
            <text:p>1,40035713776795E-05</text:p>
          </table:table-cell>
          <table:table-cell table:style-name="ce25" table:formula="of:=AVERAGE([.F2:.F12]) * 100" office:value-type="float" office:value="6.38584069122573" calcext:value-type="float">
            <text:p>6,3858406912</text:p>
          </table:table-cell>
          <table:table-cell table:style-name="ce27" office:value-type="string" calcext:value-type="string">
            <text:p>%</text:p>
          </table:table-cell>
        </table:table-row>
        <table:table-row table:style-name="ro1">
          <table:table-cell table:style-name="ce6" office:value-type="float" office:value="0.379310344827586" calcext:value-type="float">
            <text:p>0,3793103448</text:p>
          </table:table-cell>
          <table:table-cell table:number-columns-repeated="2" table:style-name="ce6" office:value-type="float" office:value="0.000931311974641764" calcext:value-type="float">
            <text:p>0,000931312</text:p>
          </table:table-cell>
          <table:table-cell/>
          <table:table-cell table:style-name="ce16" office:value-type="float" office:value="0.1" calcext:value-type="float">
            <text:p>0,1</text:p>
          </table:table-cell>
          <table:table-cell table:style-name="ce17" office:value-type="float" office:value="0.0000140035713776795" calcext:value-type="float">
            <text:p>1,40035713776795E-05</text:p>
          </table:table-cell>
          <table:table-cell table:number-columns-repeated="2"/>
        </table:table-row>
        <table:table-row table:style-name="ro1">
          <table:table-cell table:style-name="ce7" office:value-type="float" office:value="0.42816091954023" calcext:value-type="float">
            <text:p>0,4281609195</text:p>
          </table:table-cell>
          <table:table-cell table:style-name="ce7" office:value-type="float" office:value="0.00104012699247443" calcext:value-type="float">
            <text:p>0,001040127</text:p>
          </table:table-cell>
          <table:table-cell table:style-name="ce7" table:formula="of:=MAX([.B4:.B17])" office:value-type="float" office:value="0.199160713769767" calcext:value-type="float">
            <text:p>0,1991607138</text:p>
          </table:table-cell>
          <table:table-cell/>
          <table:table-cell table:style-name="ce16" office:value-type="float" office:value="0.2" calcext:value-type="float">
            <text:p>0,2</text:p>
          </table:table-cell>
          <table:table-cell table:style-name="ce17" office:value-type="float" office:value="0.0000140035713776795" calcext:value-type="float">
            <text:p>1,40035713776795E-05</text:p>
          </table:table-cell>
          <table:table-cell table:number-columns-repeated="2"/>
        </table:table-row>
        <table:table-row table:style-name="ro1">
          <table:table-cell table:style-name="ce7" office:value-type="float" office:value="0.433908045977011" calcext:value-type="float">
            <text:p>0,433908046</text:p>
          </table:table-cell>
          <table:table-cell table:style-name="ce7" office:value-type="float" office:value="0.181962182532181" calcext:value-type="float">
            <text:p>0,1819621825</text:p>
          </table:table-cell>
          <table:table-cell table:number-columns-repeated="2"/>
          <table:table-cell table:style-name="ce16" office:value-type="float" office:value="0.3" calcext:value-type="float">
            <text:p>0,3</text:p>
          </table:table-cell>
          <table:table-cell table:style-name="ce18" office:value-type="float" office:value="0.000931311974641764" calcext:value-type="float">
            <text:p>0,000931312</text:p>
          </table:table-cell>
          <table:table-cell table:number-columns-repeated="2"/>
        </table:table-row>
        <table:table-row table:style-name="ro1">
          <table:table-cell table:style-name="ce7" office:value-type="float" office:value="0.448275862068966" calcext:value-type="float">
            <text:p>0,4482758621</text:p>
          </table:table-cell>
          <table:table-cell table:style-name="ce7" office:value-type="float" office:value="0.00537550480178004" calcext:value-type="float">
            <text:p>0,0053755048</text:p>
          </table:table-cell>
          <table:table-cell table:number-columns-repeated="2"/>
          <table:table-cell table:style-name="ce16" office:value-type="float" office:value="0.4" calcext:value-type="float">
            <text:p>0,4</text:p>
          </table:table-cell>
          <table:table-cell table:style-name="ce19" office:value-type="float" office:value="0.199160713769767" calcext:value-type="float">
            <text:p>0,1991607138</text:p>
          </table:table-cell>
          <table:table-cell table:number-columns-repeated="2"/>
        </table:table-row>
        <table:table-row table:style-name="ro1">
          <table:table-cell table:style-name="ce7" office:value-type="float" office:value="0.46551724137931" calcext:value-type="float">
            <text:p>0,4655172414</text:p>
          </table:table-cell>
          <table:table-cell table:style-name="ce7" office:value-type="float" office:value="0.180556553579204" calcext:value-type="float">
            <text:p>0,1805565536</text:p>
          </table:table-cell>
          <table:table-cell table:number-columns-repeated="2"/>
          <table:table-cell table:style-name="ce16" office:value-type="float" office:value="0.5" calcext:value-type="float">
            <text:p>0,5</text:p>
          </table:table-cell>
          <table:table-cell table:style-name="ce20" table:formula="of:=MAX([.B18:.B77])" office:value-type="float" office:value="0.189067976953108" calcext:value-type="float">
            <text:p>0,189067977</text:p>
          </table:table-cell>
          <table:table-cell table:number-columns-repeated="2"/>
        </table:table-row>
        <table:table-row table:style-name="ro1">
          <table:table-cell table:style-name="ce7" office:value-type="float" office:value="0.474137931034483" calcext:value-type="float">
            <text:p>0,474137931</text:p>
          </table:table-cell>
          <table:table-cell table:style-name="ce7" office:value-type="float" office:value="0.199160713769767" calcext:value-type="float">
            <text:p>0,1991607138</text:p>
          </table:table-cell>
          <table:table-cell table:number-columns-repeated="2"/>
          <table:table-cell table:style-name="ce16" office:value-type="float" office:value="0.6" calcext:value-type="float">
            <text:p>0,6</text:p>
          </table:table-cell>
          <table:table-cell table:style-name="ce21" table:formula="of:=MAX([.B78:.B146])" office:value-type="float" office:value="0.149794111541699" calcext:value-type="float">
            <text:p>0,1497941115</text:p>
          </table:table-cell>
          <table:table-cell table:number-columns-repeated="2"/>
        </table:table-row>
        <table:table-row table:style-name="ro1">
          <table:table-cell table:style-name="ce7" office:value-type="float" office:value="0.474137931034483" calcext:value-type="float">
            <text:p>0,474137931</text:p>
          </table:table-cell>
          <table:table-cell table:style-name="ce7" office:value-type="float" office:value="0.17785830435623" calcext:value-type="float">
            <text:p>0,1778583044</text:p>
          </table:table-cell>
          <table:table-cell table:number-columns-repeated="2"/>
          <table:table-cell table:style-name="ce16" office:value-type="float" office:value="0.7" calcext:value-type="float">
            <text:p>0,7</text:p>
          </table:table-cell>
          <table:table-cell table:style-name="ce22" table:formula="of:=MAX([.B147:.B240])" office:value-type="float" office:value="0.11199116379539" calcext:value-type="float">
            <text:p>0,1119911638</text:p>
          </table:table-cell>
          <table:table-cell table:number-columns-repeated="2"/>
        </table:table-row>
        <table:table-row table:style-name="ro1">
          <table:table-cell table:style-name="ce7" office:value-type="float" office:value="0.474137931034483" calcext:value-type="float">
            <text:p>0,474137931</text:p>
          </table:table-cell>
          <table:table-cell table:style-name="ce7" office:value-type="float" office:value="0.185425484791499" calcext:value-type="float">
            <text:p>0,1854254848</text:p>
          </table:table-cell>
          <table:table-cell table:number-columns-repeated="2"/>
          <table:table-cell table:style-name="ce16" office:value-type="float" office:value="0.8" calcext:value-type="float">
            <text:p>0,8</text:p>
          </table:table-cell>
          <table:table-cell table:style-name="ce23" office:value-type="float" office:value="0.0514551872860919" calcext:value-type="float">
            <text:p>0,0514551873</text:p>
          </table:table-cell>
          <table:table-cell table:number-columns-repeated="2"/>
        </table:table-row>
        <table:table-row table:style-name="ro1">
          <table:table-cell table:style-name="ce7" office:value-type="float" office:value="0.477011494252873" calcext:value-type="float">
            <text:p>0,4770114943</text:p>
          </table:table-cell>
          <table:table-cell table:style-name="ce7" office:value-type="float" office:value="0.183078970928581" calcext:value-type="float">
            <text:p>0,1830789709</text:p>
          </table:table-cell>
          <table:table-cell table:number-columns-repeated="2"/>
          <table:table-cell table:style-name="ce16" office:value-type="float" office:value="0.9" calcext:value-type="float">
            <text:p>0,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7" office:value-type="float" office:value="0.482758620689655" calcext:value-type="float">
            <text:p>0,4827586207</text:p>
          </table:table-cell>
          <table:table-cell table:style-name="ce7" office:value-type="float" office:value="0.191046384050726" calcext:value-type="float">
            <text:p>0,1910463841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7" office:value-type="float" office:value="0.485632183908046" calcext:value-type="float">
            <text:p>0,4856321839</text:p>
          </table:table-cell>
          <table:table-cell table:style-name="ce7" office:value-type="float" office:value="0.17918507566513" calcext:value-type="float">
            <text:p>0,1791850757</text:p>
          </table:table-cell>
          <table:table-cell table:number-columns-repeated="6"/>
        </table:table-row>
        <table:table-row table:style-name="ro1">
          <table:table-cell table:style-name="ce7" office:value-type="float" office:value="0.485632183908046" calcext:value-type="float">
            <text:p>0,4856321839</text:p>
          </table:table-cell>
          <table:table-cell table:style-name="ce7" office:value-type="float" office:value="0.193278263381224" calcext:value-type="float">
            <text:p>0,1932782634</text:p>
          </table:table-cell>
          <table:table-cell table:number-columns-repeated="6"/>
        </table:table-row>
        <table:table-row table:style-name="ro1">
          <table:table-cell table:style-name="ce7" office:value-type="float" office:value="0.485632183908046" calcext:value-type="float">
            <text:p>0,4856321839</text:p>
          </table:table-cell>
          <table:table-cell table:style-name="ce7" office:value-type="float" office:value="0.19342230601161" calcext:value-type="float">
            <text:p>0,193422306</text:p>
          </table:table-cell>
          <table:table-cell table:number-columns-repeated="6"/>
        </table:table-row>
        <table:table-row table:style-name="ro1">
          <table:table-cell table:style-name="ce7" office:value-type="float" office:value="0.488505747126437" calcext:value-type="float">
            <text:p>0,4885057471</text:p>
          </table:table-cell>
          <table:table-cell table:style-name="ce7" office:value-type="float" office:value="0.167083098783589" calcext:value-type="float">
            <text:p>0,1670830988</text:p>
          </table:table-cell>
          <table:table-cell table:number-columns-repeated="6"/>
        </table:table-row>
        <table:table-row table:style-name="ro1">
          <table:table-cell table:style-name="ce7" office:value-type="float" office:value="0.491379310344828" calcext:value-type="float">
            <text:p>0,4913793103</text:p>
          </table:table-cell>
          <table:table-cell table:style-name="ce7" office:value-type="float" office:value="0.180417610448386" calcext:value-type="float">
            <text:p>0,1804176104</text:p>
          </table:table-cell>
          <table:table-cell table:number-columns-repeated="6"/>
        </table:table-row>
        <table:table-row table:style-name="ro1">
          <table:table-cell table:style-name="ce8" office:value-type="float" office:value="0.502873563218391" calcext:value-type="float">
            <text:p>0,5028735632</text:p>
          </table:table-cell>
          <table:table-cell table:style-name="ce8" office:value-type="float" office:value="0.0310457975766987" calcext:value-type="float">
            <text:p>0,0310457976</text:p>
          </table:table-cell>
          <table:table-cell table:style-name="ce13" table:formula="of:=MAX([.B18:.B77])" office:value-type="float" office:value="0.189067976953108" calcext:value-type="float">
            <text:p>0,189067977</text:p>
          </table:table-cell>
          <table:table-cell table:number-columns-repeated="5"/>
        </table:table-row>
        <table:table-row table:style-name="ro1">
          <table:table-cell table:style-name="ce8" office:value-type="float" office:value="0.502873563218391" calcext:value-type="float">
            <text:p>0,5028735632</text:p>
          </table:table-cell>
          <table:table-cell table:style-name="ce8" office:value-type="float" office:value="0.186604765715706" calcext:value-type="float">
            <text:p>0,1866047657</text:p>
          </table:table-cell>
          <table:table-cell table:number-columns-repeated="6"/>
        </table:table-row>
        <table:table-row table:style-name="ro1">
          <table:table-cell table:style-name="ce8" office:value-type="float" office:value="0.502873563218391" calcext:value-type="float">
            <text:p>0,5028735632</text:p>
          </table:table-cell>
          <table:table-cell table:style-name="ce8" office:value-type="float" office:value="0.181291885106381" calcext:value-type="float">
            <text:p>0,1812918851</text:p>
          </table:table-cell>
          <table:table-cell table:number-columns-repeated="6"/>
        </table:table-row>
        <table:table-row table:style-name="ro1">
          <table:table-cell table:style-name="ce8" office:value-type="float" office:value="0.505747126436781" calcext:value-type="float">
            <text:p>0,5057471264</text:p>
          </table:table-cell>
          <table:table-cell table:style-name="ce8" office:value-type="float" office:value="0.172212612407372" calcext:value-type="float">
            <text:p>0,1722126124</text:p>
          </table:table-cell>
          <table:table-cell table:number-columns-repeated="6"/>
        </table:table-row>
        <table:table-row table:style-name="ro1">
          <table:table-cell table:style-name="ce8" office:value-type="float" office:value="0.508620689655172" calcext:value-type="float">
            <text:p>0,5086206897</text:p>
          </table:table-cell>
          <table:table-cell table:style-name="ce8" office:value-type="float" office:value="0.00161374671882721" calcext:value-type="float">
            <text:p>0,0016137467</text:p>
          </table:table-cell>
          <table:table-cell table:number-columns-repeated="6"/>
        </table:table-row>
        <table:table-row table:style-name="ro1">
          <table:table-cell table:style-name="ce8" office:value-type="float" office:value="0.508620689655172" calcext:value-type="float">
            <text:p>0,5086206897</text:p>
          </table:table-cell>
          <table:table-cell table:style-name="ce8" office:value-type="float" office:value="0.159977230388094" calcext:value-type="float">
            <text:p>0,1599772304</text:p>
          </table:table-cell>
          <table:table-cell table:number-columns-repeated="6"/>
        </table:table-row>
        <table:table-row table:style-name="ro1">
          <table:table-cell table:style-name="ce8" office:value-type="float" office:value="0.508620689655172" calcext:value-type="float">
            <text:p>0,5086206897</text:p>
          </table:table-cell>
          <table:table-cell table:style-name="ce8" office:value-type="float" office:value="0.153595412054668" calcext:value-type="float">
            <text:p>0,1535954121</text:p>
          </table:table-cell>
          <table:table-cell table:number-columns-repeated="6"/>
        </table:table-row>
        <table:table-row table:style-name="ro1">
          <table:table-cell table:style-name="ce8" office:value-type="float" office:value="0.511494252873563" calcext:value-type="float">
            <text:p>0,5114942529</text:p>
          </table:table-cell>
          <table:table-cell table:style-name="ce8" office:value-type="float" office:value="0.179253317713008" calcext:value-type="float">
            <text:p>0,1792533177</text:p>
          </table:table-cell>
          <table:table-cell table:number-columns-repeated="6"/>
        </table:table-row>
        <table:table-row table:style-name="ro1">
          <table:table-cell table:style-name="ce8" office:value-type="float" office:value="0.514367816091954" calcext:value-type="float">
            <text:p>0,5143678161</text:p>
          </table:table-cell>
          <table:table-cell table:style-name="ce8" office:value-type="float" office:value="0.00173460409557672" calcext:value-type="float">
            <text:p>0,0017346041</text:p>
          </table:table-cell>
          <table:table-cell table:number-columns-repeated="6"/>
        </table:table-row>
        <table:table-row table:style-name="ro1">
          <table:table-cell table:style-name="ce8" office:value-type="float" office:value="0.514367816091954" calcext:value-type="float">
            <text:p>0,5143678161</text:p>
          </table:table-cell>
          <table:table-cell table:style-name="ce8" office:value-type="float" office:value="0.171931872264946" calcext:value-type="float">
            <text:p>0,1719318723</text:p>
          </table:table-cell>
          <table:table-cell table:number-columns-repeated="6"/>
        </table:table-row>
        <table:table-row table:style-name="ro1">
          <table:table-cell table:style-name="ce8" office:value-type="float" office:value="0.517241379310345" calcext:value-type="float">
            <text:p>0,5172413793</text:p>
          </table:table-cell>
          <table:table-cell table:style-name="ce8" office:value-type="float" office:value="0.00199559899166852" calcext:value-type="float">
            <text:p>0,001995599</text:p>
          </table:table-cell>
          <table:table-cell table:number-columns-repeated="6"/>
        </table:table-row>
        <table:table-row table:style-name="ro1">
          <table:table-cell table:style-name="ce8" office:value-type="float" office:value="0.517241379310345" calcext:value-type="float">
            <text:p>0,5172413793</text:p>
          </table:table-cell>
          <table:table-cell table:style-name="ce8" office:value-type="float" office:value="0.165055075537448" calcext:value-type="float">
            <text:p>0,1650550755</text:p>
          </table:table-cell>
          <table:table-cell table:number-columns-repeated="6"/>
        </table:table-row>
        <table:table-row table:style-name="ro1">
          <table:table-cell table:style-name="ce8" office:value-type="float" office:value="0.520114942528736" calcext:value-type="float">
            <text:p>0,5201149425</text:p>
          </table:table-cell>
          <table:table-cell table:style-name="ce8" office:value-type="float" office:value="0.175879376545248" calcext:value-type="float">
            <text:p>0,1758793765</text:p>
          </table:table-cell>
          <table:table-cell table:number-columns-repeated="6"/>
        </table:table-row>
        <table:table-row table:style-name="ro1">
          <table:table-cell table:style-name="ce8" office:value-type="float" office:value="0.520114942528736" calcext:value-type="float">
            <text:p>0,5201149425</text:p>
          </table:table-cell>
          <table:table-cell table:style-name="ce8" office:value-type="float" office:value="0.189067976953108" calcext:value-type="float">
            <text:p>0,189067977</text:p>
          </table:table-cell>
          <table:table-cell table:number-columns-repeated="6"/>
        </table:table-row>
        <table:table-row table:style-name="ro1">
          <table:table-cell table:style-name="ce8" office:value-type="float" office:value="0.520114942528736" calcext:value-type="float">
            <text:p>0,5201149425</text:p>
          </table:table-cell>
          <table:table-cell table:style-name="ce8" office:value-type="float" office:value="0.158430877282697" calcext:value-type="float">
            <text:p>0,1584308773</text:p>
          </table:table-cell>
          <table:table-cell table:number-columns-repeated="6"/>
        </table:table-row>
        <table:table-row table:style-name="ro1">
          <table:table-cell table:style-name="ce8" office:value-type="float" office:value="0.525862068965517" calcext:value-type="float">
            <text:p>0,525862069</text:p>
          </table:table-cell>
          <table:table-cell table:style-name="ce8" office:value-type="float" office:value="0.00257053211061804" calcext:value-type="float">
            <text:p>0,0025705321</text:p>
          </table:table-cell>
          <table:table-cell table:number-columns-repeated="6"/>
        </table:table-row>
        <table:table-row table:style-name="ro1">
          <table:table-cell table:style-name="ce8" office:value-type="float" office:value="0.525862068965517" calcext:value-type="float">
            <text:p>0,525862069</text:p>
          </table:table-cell>
          <table:table-cell table:style-name="ce8" office:value-type="float" office:value="0.155997321604853" calcext:value-type="float">
            <text:p>0,1559973216</text:p>
          </table:table-cell>
          <table:table-cell table:number-columns-repeated="6"/>
        </table:table-row>
        <table:table-row table:style-name="ro1">
          <table:table-cell table:style-name="ce8" office:value-type="float" office:value="0.525862068965517" calcext:value-type="float">
            <text:p>0,525862069</text:p>
          </table:table-cell>
          <table:table-cell table:style-name="ce8" office:value-type="float" office:value="0.177561682151973" calcext:value-type="float">
            <text:p>0,1775616822</text:p>
          </table:table-cell>
          <table:table-cell table:number-columns-repeated="6"/>
        </table:table-row>
        <table:table-row table:style-name="ro1">
          <table:table-cell table:style-name="ce8" office:value-type="float" office:value="0.531609195402299" calcext:value-type="float">
            <text:p>0,5316091954</text:p>
          </table:table-cell>
          <table:table-cell table:style-name="ce8" office:value-type="float" office:value="0.166270618551522" calcext:value-type="float">
            <text:p>0,1662706186</text:p>
          </table:table-cell>
          <table:table-cell table:number-columns-repeated="6"/>
        </table:table-row>
        <table:table-row table:style-name="ro1">
          <table:table-cell table:style-name="ce8" office:value-type="float" office:value="0.531609195402299" calcext:value-type="float">
            <text:p>0,5316091954</text:p>
          </table:table-cell>
          <table:table-cell table:style-name="ce8" office:value-type="float" office:value="0.181720013289298" calcext:value-type="float">
            <text:p>0,1817200133</text:p>
          </table:table-cell>
          <table:table-cell table:number-columns-repeated="6"/>
        </table:table-row>
        <table:table-row table:style-name="ro1">
          <table:table-cell table:style-name="ce8" office:value-type="float" office:value="0.53448275862069" calcext:value-type="float">
            <text:p>0,5344827586</text:p>
          </table:table-cell>
          <table:table-cell table:style-name="ce8" office:value-type="float" office:value="0.160826282032084" calcext:value-type="float">
            <text:p>0,160826282</text:p>
          </table:table-cell>
          <table:table-cell table:number-columns-repeated="6"/>
        </table:table-row>
        <table:table-row table:style-name="ro1">
          <table:table-cell table:style-name="ce8" office:value-type="float" office:value="0.53735632183908" calcext:value-type="float">
            <text:p>0,5373563218</text:p>
          </table:table-cell>
          <table:table-cell table:style-name="ce8" office:value-type="float" office:value="0.00495539475917383" calcext:value-type="float">
            <text:p>0,0049553948</text:p>
          </table:table-cell>
          <table:table-cell table:number-columns-repeated="6"/>
        </table:table-row>
        <table:table-row table:style-name="ro1">
          <table:table-cell table:style-name="ce8" office:value-type="float" office:value="0.53735632183908" calcext:value-type="float">
            <text:p>0,5373563218</text:p>
          </table:table-cell>
          <table:table-cell table:style-name="ce8" office:value-type="float" office:value="0.161425882654861" calcext:value-type="float">
            <text:p>0,1614258827</text:p>
          </table:table-cell>
          <table:table-cell table:number-columns-repeated="6"/>
        </table:table-row>
        <table:table-row table:style-name="ro1">
          <table:table-cell table:style-name="ce8" office:value-type="float" office:value="0.540229885057471" calcext:value-type="float">
            <text:p>0,5402298851</text:p>
          </table:table-cell>
          <table:table-cell table:style-name="ce8" office:value-type="float" office:value="0.165239214433338" calcext:value-type="float">
            <text:p>0,1652392144</text:p>
          </table:table-cell>
          <table:table-cell table:number-columns-repeated="6"/>
        </table:table-row>
        <table:table-row table:style-name="ro1">
          <table:table-cell table:style-name="ce8" office:value-type="float" office:value="0.540229885057471" calcext:value-type="float">
            <text:p>0,5402298851</text:p>
          </table:table-cell>
          <table:table-cell table:style-name="ce8" office:value-type="float" office:value="0.161196744011137" calcext:value-type="float">
            <text:p>0,161196744</text:p>
          </table:table-cell>
          <table:table-cell table:number-columns-repeated="6"/>
        </table:table-row>
        <table:table-row table:style-name="ro1">
          <table:table-cell table:style-name="ce8" office:value-type="float" office:value="0.540229885057472" calcext:value-type="float">
            <text:p>0,5402298851</text:p>
          </table:table-cell>
          <table:table-cell table:style-name="ce8" office:value-type="float" office:value="0.17837303887271" calcext:value-type="float">
            <text:p>0,1783730389</text:p>
          </table:table-cell>
          <table:table-cell table:number-columns-repeated="6"/>
        </table:table-row>
        <table:table-row table:style-name="ro1">
          <table:table-cell table:style-name="ce8" office:value-type="float" office:value="0.545977011494253" calcext:value-type="float">
            <text:p>0,5459770115</text:p>
          </table:table-cell>
          <table:table-cell table:style-name="ce8" office:value-type="float" office:value="0.180517591842677" calcext:value-type="float">
            <text:p>0,1805175918</text:p>
          </table:table-cell>
          <table:table-cell table:number-columns-repeated="6"/>
        </table:table-row>
        <table:table-row table:style-name="ro1">
          <table:table-cell table:style-name="ce8" office:value-type="float" office:value="0.545977011494253" calcext:value-type="float">
            <text:p>0,5459770115</text:p>
          </table:table-cell>
          <table:table-cell table:style-name="ce8" office:value-type="float" office:value="0.10531705313139" calcext:value-type="float">
            <text:p>0,1053170531</text:p>
          </table:table-cell>
          <table:table-cell table:number-columns-repeated="6"/>
        </table:table-row>
        <table:table-row table:style-name="ro1">
          <table:table-cell table:style-name="ce8" office:value-type="float" office:value="0.548850574712644" calcext:value-type="float">
            <text:p>0,5488505747</text:p>
          </table:table-cell>
          <table:table-cell table:style-name="ce8" office:value-type="float" office:value="0.148688423601967" calcext:value-type="float">
            <text:p>0,1486884236</text:p>
          </table:table-cell>
          <table:table-cell table:number-columns-repeated="6"/>
        </table:table-row>
        <table:table-row table:style-name="ro1">
          <table:table-cell table:style-name="ce9" office:value-type="float" office:value="0.548850574712644" calcext:value-type="float">
            <text:p>0,5488505747</text:p>
          </table:table-cell>
          <table:table-cell table:style-name="ce9" office:value-type="float" office:value="0.181214765408644" calcext:value-type="float">
            <text:p>0,1812147654</text:p>
          </table:table-cell>
          <table:table-cell table:number-columns-repeated="6"/>
        </table:table-row>
        <table:table-row table:style-name="ro1">
          <table:table-cell table:style-name="ce8" office:value-type="float" office:value="0.551724137931034" calcext:value-type="float">
            <text:p>0,5517241379</text:p>
          </table:table-cell>
          <table:table-cell table:style-name="ce8" office:value-type="float" office:value="0.00271495393477538" calcext:value-type="float">
            <text:p>0,0027149539</text:p>
          </table:table-cell>
          <table:table-cell table:number-columns-repeated="6"/>
        </table:table-row>
        <table:table-row table:style-name="ro1">
          <table:table-cell table:style-name="ce8" office:value-type="float" office:value="0.551724137931034" calcext:value-type="float">
            <text:p>0,5517241379</text:p>
          </table:table-cell>
          <table:table-cell table:style-name="ce8" office:value-type="float" office:value="0.155970808189731" calcext:value-type="float">
            <text:p>0,1559708082</text:p>
          </table:table-cell>
          <table:table-cell table:number-columns-repeated="6"/>
        </table:table-row>
        <table:table-row table:style-name="ro1">
          <table:table-cell table:style-name="ce8" office:value-type="float" office:value="0.551724137931034" calcext:value-type="float">
            <text:p>0,5517241379</text:p>
          </table:table-cell>
          <table:table-cell table:style-name="ce8" office:value-type="float" office:value="0.114982126604052" calcext:value-type="float">
            <text:p>0,1149821266</text:p>
          </table:table-cell>
          <table:table-cell table:number-columns-repeated="6"/>
        </table:table-row>
        <table:table-row table:style-name="ro1">
          <table:table-cell table:style-name="ce8" office:value-type="float" office:value="0.557471264367816" calcext:value-type="float">
            <text:p>0,5574712644</text:p>
          </table:table-cell>
          <table:table-cell table:style-name="ce8" office:value-type="float" office:value="0.00206704115023991" calcext:value-type="float">
            <text:p>0,0020670412</text:p>
          </table:table-cell>
          <table:table-cell table:number-columns-repeated="6"/>
        </table:table-row>
        <table:table-row table:style-name="ro1">
          <table:table-cell table:style-name="ce8" office:value-type="float" office:value="0.557471264367816" calcext:value-type="float">
            <text:p>0,5574712644</text:p>
          </table:table-cell>
          <table:table-cell table:style-name="ce8" office:value-type="float" office:value="0.142337127142688" calcext:value-type="float">
            <text:p>0,1423371271</text:p>
          </table:table-cell>
          <table:table-cell table:number-columns-repeated="6"/>
        </table:table-row>
        <table:table-row table:style-name="ro1">
          <table:table-cell table:style-name="ce8" office:value-type="float" office:value="0.560344827586207" calcext:value-type="float">
            <text:p>0,5603448276</text:p>
          </table:table-cell>
          <table:table-cell table:style-name="ce8" office:value-type="float" office:value="0.0027921256424771" calcext:value-type="float">
            <text:p>0,0027921256</text:p>
          </table:table-cell>
          <table:table-cell table:number-columns-repeated="6"/>
        </table:table-row>
        <table:table-row table:style-name="ro1">
          <table:table-cell table:style-name="ce8" office:value-type="float" office:value="0.560344827586207" calcext:value-type="float">
            <text:p>0,5603448276</text:p>
          </table:table-cell>
          <table:table-cell table:style-name="ce8" office:value-type="float" office:value="0.156164418787354" calcext:value-type="float">
            <text:p>0,1561644188</text:p>
          </table:table-cell>
          <table:table-cell table:number-columns-repeated="6"/>
        </table:table-row>
        <table:table-row table:style-name="ro1">
          <table:table-cell table:style-name="ce8" office:value-type="float" office:value="0.560344827586207" calcext:value-type="float">
            <text:p>0,5603448276</text:p>
          </table:table-cell>
          <table:table-cell table:style-name="ce8" office:value-type="float" office:value="0.16931701487734" calcext:value-type="float">
            <text:p>0,1693170149</text:p>
          </table:table-cell>
          <table:table-cell table:number-columns-repeated="6"/>
        </table:table-row>
        <table:table-row table:style-name="ro1">
          <table:table-cell table:style-name="ce8" office:value-type="float" office:value="0.560344827586207" calcext:value-type="float">
            <text:p>0,5603448276</text:p>
          </table:table-cell>
          <table:table-cell table:style-name="ce8" office:value-type="float" office:value="0.17077307514265" calcext:value-type="float">
            <text:p>0,1707730751</text:p>
          </table:table-cell>
          <table:table-cell table:number-columns-repeated="6"/>
        </table:table-row>
        <table:table-row table:style-name="ro1">
          <table:table-cell table:style-name="ce8" office:value-type="float" office:value="0.563218390804598" calcext:value-type="float">
            <text:p>0,5632183908</text:p>
          </table:table-cell>
          <table:table-cell table:style-name="ce8" office:value-type="float" office:value="0.149748118949697" calcext:value-type="float">
            <text:p>0,1497481189</text:p>
          </table:table-cell>
          <table:table-cell table:number-columns-repeated="6"/>
        </table:table-row>
        <table:table-row table:style-name="ro1">
          <table:table-cell table:style-name="ce8" office:value-type="float" office:value="0.563218390804598" calcext:value-type="float">
            <text:p>0,5632183908</text:p>
          </table:table-cell>
          <table:table-cell table:style-name="ce8" office:value-type="float" office:value="0.168076333562542" calcext:value-type="float">
            <text:p>0,1680763336</text:p>
          </table:table-cell>
          <table:table-cell table:number-columns-repeated="6"/>
        </table:table-row>
        <table:table-row table:style-name="ro1">
          <table:table-cell table:style-name="ce8" office:value-type="float" office:value="0.563218390804598" calcext:value-type="float">
            <text:p>0,5632183908</text:p>
          </table:table-cell>
          <table:table-cell table:style-name="ce8" office:value-type="float" office:value="0.159298631205794" calcext:value-type="float">
            <text:p>0,1592986312</text:p>
          </table:table-cell>
          <table:table-cell table:number-columns-repeated="6"/>
        </table:table-row>
        <table:table-row table:style-name="ro1">
          <table:table-cell table:style-name="ce8" office:value-type="float" office:value="0.566091954022988" calcext:value-type="float">
            <text:p>0,566091954</text:p>
          </table:table-cell>
          <table:table-cell table:style-name="ce8" office:value-type="float" office:value="0.00844139329615794" calcext:value-type="float">
            <text:p>0,0084413933</text:p>
          </table:table-cell>
          <table:table-cell table:number-columns-repeated="6"/>
        </table:table-row>
        <table:table-row table:style-name="ro1">
          <table:table-cell table:style-name="ce8" office:value-type="float" office:value="0.568965517241379" calcext:value-type="float">
            <text:p>0,5689655172</text:p>
          </table:table-cell>
          <table:table-cell table:style-name="ce8" office:value-type="float" office:value="0.00320771644831281" calcext:value-type="float">
            <text:p>0,0032077164</text:p>
          </table:table-cell>
          <table:table-cell table:number-columns-repeated="6"/>
        </table:table-row>
        <table:table-row table:style-name="ro1">
          <table:table-cell table:style-name="ce8" office:value-type="float" office:value="0.568965517241379" calcext:value-type="float">
            <text:p>0,5689655172</text:p>
          </table:table-cell>
          <table:table-cell table:style-name="ce8" office:value-type="float" office:value="0.131521842883083" calcext:value-type="float">
            <text:p>0,1315218429</text:p>
          </table:table-cell>
          <table:table-cell table:number-columns-repeated="6"/>
        </table:table-row>
        <table:table-row table:style-name="ro1">
          <table:table-cell table:style-name="ce8" office:value-type="float" office:value="0.574712643678161" calcext:value-type="float">
            <text:p>0,5747126437</text:p>
          </table:table-cell>
          <table:table-cell table:style-name="ce8" office:value-type="float" office:value="0.153345138818921" calcext:value-type="float">
            <text:p>0,1533451388</text:p>
          </table:table-cell>
          <table:table-cell table:number-columns-repeated="6"/>
        </table:table-row>
        <table:table-row table:style-name="ro1">
          <table:table-cell table:style-name="ce8" office:value-type="float" office:value="0.574712643678161" calcext:value-type="float">
            <text:p>0,5747126437</text:p>
          </table:table-cell>
          <table:table-cell table:style-name="ce8" office:value-type="float" office:value="0.152143850795739" calcext:value-type="float">
            <text:p>0,1521438508</text:p>
          </table:table-cell>
          <table:table-cell table:number-columns-repeated="6"/>
        </table:table-row>
        <table:table-row table:style-name="ro1">
          <table:table-cell table:style-name="ce8" office:value-type="float" office:value="0.574712643678161" calcext:value-type="float">
            <text:p>0,5747126437</text:p>
          </table:table-cell>
          <table:table-cell table:style-name="ce8" office:value-type="float" office:value="0.13613542261649" calcext:value-type="float">
            <text:p>0,1361354226</text:p>
          </table:table-cell>
          <table:table-cell table:number-columns-repeated="6"/>
        </table:table-row>
        <table:table-row table:style-name="ro1">
          <table:table-cell table:style-name="ce8" office:value-type="float" office:value="0.577586206896552" calcext:value-type="float">
            <text:p>0,5775862069</text:p>
          </table:table-cell>
          <table:table-cell table:style-name="ce8" office:value-type="float" office:value="0.00314414966117968" calcext:value-type="float">
            <text:p>0,0031441497</text:p>
          </table:table-cell>
          <table:table-cell table:number-columns-repeated="6"/>
        </table:table-row>
        <table:table-row table:style-name="ro1">
          <table:table-cell table:style-name="ce8" office:value-type="float" office:value="0.577586206896552" calcext:value-type="float">
            <text:p>0,5775862069</text:p>
          </table:table-cell>
          <table:table-cell table:style-name="ce8" office:value-type="float" office:value="0.161407175303507" calcext:value-type="float">
            <text:p>0,1614071753</text:p>
          </table:table-cell>
          <table:table-cell table:number-columns-repeated="6"/>
        </table:table-row>
        <table:table-row table:style-name="ro1">
          <table:table-cell table:style-name="ce8" office:value-type="float" office:value="0.577586206896552" calcext:value-type="float">
            <text:p>0,5775862069</text:p>
          </table:table-cell>
          <table:table-cell table:style-name="ce8" office:value-type="float" office:value="0.143438548314567" calcext:value-type="float">
            <text:p>0,1434385483</text:p>
          </table:table-cell>
          <table:table-cell table:number-columns-repeated="6"/>
        </table:table-row>
        <table:table-row table:style-name="ro1">
          <table:table-cell table:style-name="ce8" office:value-type="float" office:value="0.577586206896552" calcext:value-type="float">
            <text:p>0,5775862069</text:p>
          </table:table-cell>
          <table:table-cell table:style-name="ce8" office:value-type="float" office:value="0.138400556113425" calcext:value-type="float">
            <text:p>0,1384005561</text:p>
          </table:table-cell>
          <table:table-cell table:number-columns-repeated="6"/>
        </table:table-row>
        <table:table-row table:style-name="ro1">
          <table:table-cell table:style-name="ce8" office:value-type="float" office:value="0.580459770114942" calcext:value-type="float">
            <text:p>0,5804597701</text:p>
          </table:table-cell>
          <table:table-cell table:style-name="ce8" office:value-type="float" office:value="0.154134415753685" calcext:value-type="float">
            <text:p>0,1541344158</text:p>
          </table:table-cell>
          <table:table-cell table:number-columns-repeated="6"/>
        </table:table-row>
        <table:table-row table:style-name="ro1">
          <table:table-cell table:style-name="ce8" office:value-type="float" office:value="0.583333333333333" calcext:value-type="float">
            <text:p>0,5833333333</text:p>
          </table:table-cell>
          <table:table-cell table:style-name="ce8" office:value-type="float" office:value="0.00331447508790584" calcext:value-type="float">
            <text:p>0,0033144751</text:p>
          </table:table-cell>
          <table:table-cell table:number-columns-repeated="6"/>
        </table:table-row>
        <table:table-row table:style-name="ro1">
          <table:table-cell table:style-name="ce8" office:value-type="float" office:value="0.583333333333333" calcext:value-type="float">
            <text:p>0,5833333333</text:p>
          </table:table-cell>
          <table:table-cell table:style-name="ce8" office:value-type="float" office:value="0.121395385860644" calcext:value-type="float">
            <text:p>0,1213953859</text:p>
          </table:table-cell>
          <table:table-cell table:number-columns-repeated="6"/>
        </table:table-row>
        <table:table-row table:style-name="ro1">
          <table:table-cell table:style-name="ce8" office:value-type="float" office:value="0.583333333333333" calcext:value-type="float">
            <text:p>0,5833333333</text:p>
          </table:table-cell>
          <table:table-cell table:style-name="ce8" office:value-type="float" office:value="0.133210626682079" calcext:value-type="float">
            <text:p>0,1332106267</text:p>
          </table:table-cell>
          <table:table-cell table:number-columns-repeated="6"/>
        </table:table-row>
        <table:table-row table:style-name="ro1">
          <table:table-cell table:style-name="ce8" office:value-type="float" office:value="0.589080459770115" calcext:value-type="float">
            <text:p>0,5890804598</text:p>
          </table:table-cell>
          <table:table-cell table:style-name="ce8" office:value-type="float" office:value="0.163389483251485" calcext:value-type="float">
            <text:p>0,1633894833</text:p>
          </table:table-cell>
          <table:table-cell table:number-columns-repeated="6"/>
        </table:table-row>
        <table:table-row table:style-name="ro1">
          <table:table-cell table:style-name="ce8" office:value-type="float" office:value="0.591954022988506" calcext:value-type="float">
            <text:p>0,591954023</text:p>
          </table:table-cell>
          <table:table-cell table:style-name="ce8" office:value-type="float" office:value="0.0079252496292264" calcext:value-type="float">
            <text:p>0,0079252496</text:p>
          </table:table-cell>
          <table:table-cell table:number-columns-repeated="6"/>
        </table:table-row>
        <table:table-row table:style-name="ro1">
          <table:table-cell table:style-name="ce8" office:value-type="float" office:value="0.591954022988506" calcext:value-type="float">
            <text:p>0,591954023</text:p>
          </table:table-cell>
          <table:table-cell table:style-name="ce8" office:value-type="float" office:value="0.146021829090778" calcext:value-type="float">
            <text:p>0,1460218291</text:p>
          </table:table-cell>
          <table:table-cell table:number-columns-repeated="6"/>
        </table:table-row>
        <table:table-row table:style-name="ro1">
          <table:table-cell table:style-name="ce8" office:value-type="float" office:value="0.597701149425287" calcext:value-type="float">
            <text:p>0,5977011494</text:p>
          </table:table-cell>
          <table:table-cell table:style-name="ce8" office:value-type="float" office:value="0.143581625998739" calcext:value-type="float">
            <text:p>0,143581626</text:p>
          </table:table-cell>
          <table:table-cell table:number-columns-repeated="6"/>
        </table:table-row>
        <table:table-row table:style-name="ro1">
          <table:table-cell table:style-name="ce10" office:value-type="float" office:value="0.603448275862069" calcext:value-type="float">
            <text:p>0,6034482759</text:p>
          </table:table-cell>
          <table:table-cell table:style-name="ce10" office:value-type="float" office:value="0.143357027949283" calcext:value-type="float">
            <text:p>0,1433570279</text:p>
          </table:table-cell>
          <table:table-cell table:style-name="ce10" table:formula="of:=MAX([.B78:.B146])" office:value-type="float" office:value="0.149794111541699" calcext:value-type="float">
            <text:p>0,1497941115</text:p>
          </table:table-cell>
          <table:table-cell table:number-columns-repeated="5"/>
        </table:table-row>
        <table:table-row table:style-name="ro1">
          <table:table-cell table:style-name="ce10" office:value-type="float" office:value="0.603448275862069" calcext:value-type="float">
            <text:p>0,6034482759</text:p>
          </table:table-cell>
          <table:table-cell table:style-name="ce10" office:value-type="float" office:value="0.147482426687152" calcext:value-type="float">
            <text:p>0,1474824267</text:p>
          </table:table-cell>
          <table:table-cell table:number-columns-repeated="6"/>
        </table:table-row>
        <table:table-row table:style-name="ro1">
          <table:table-cell table:style-name="ce10" office:value-type="float" office:value="0.60632183908046" calcext:value-type="float">
            <text:p>0,6063218391</text:p>
          </table:table-cell>
          <table:table-cell table:style-name="ce10" office:value-type="float" office:value="0.134967562221809" calcext:value-type="float">
            <text:p>0,1349675622</text:p>
          </table:table-cell>
          <table:table-cell table:number-columns-repeated="6"/>
        </table:table-row>
        <table:table-row table:style-name="ro1">
          <table:table-cell table:style-name="ce10" office:value-type="float" office:value="0.60632183908046" calcext:value-type="float">
            <text:p>0,6063218391</text:p>
          </table:table-cell>
          <table:table-cell table:style-name="ce10" office:value-type="float" office:value="0.144070027313424" calcext:value-type="float">
            <text:p>0,1440700273</text:p>
          </table:table-cell>
          <table:table-cell table:number-columns-repeated="6"/>
        </table:table-row>
        <table:table-row table:style-name="ro1">
          <table:table-cell table:style-name="ce10" office:value-type="float" office:value="0.60632183908046" calcext:value-type="float">
            <text:p>0,6063218391</text:p>
          </table:table-cell>
          <table:table-cell table:style-name="ce10" office:value-type="float" office:value="0.138596300359116" calcext:value-type="float">
            <text:p>0,1385963004</text:p>
          </table:table-cell>
          <table:table-cell table:number-columns-repeated="6"/>
        </table:table-row>
        <table:table-row table:style-name="ro1">
          <table:table-cell table:style-name="ce10" office:value-type="float" office:value="0.60632183908046" calcext:value-type="float">
            <text:p>0,6063218391</text:p>
          </table:table-cell>
          <table:table-cell table:style-name="ce10" office:value-type="float" office:value="0.149794111541699" calcext:value-type="float">
            <text:p>0,1497941115</text:p>
          </table:table-cell>
          <table:table-cell table:number-columns-repeated="6"/>
        </table:table-row>
        <table:table-row table:style-name="ro1">
          <table:table-cell table:style-name="ce10" office:value-type="float" office:value="0.609195402298851" calcext:value-type="float">
            <text:p>0,6091954023</text:p>
          </table:table-cell>
          <table:table-cell table:style-name="ce10" office:value-type="float" office:value="0.134389596823726" calcext:value-type="float">
            <text:p>0,1343895968</text:p>
          </table:table-cell>
          <table:table-cell table:number-columns-repeated="6"/>
        </table:table-row>
        <table:table-row table:style-name="ro1">
          <table:table-cell table:style-name="ce10" office:value-type="float" office:value="0.612068965517241" calcext:value-type="float">
            <text:p>0,6120689655</text:p>
          </table:table-cell>
          <table:table-cell table:style-name="ce10" office:value-type="float" office:value="0.00348163803549528" calcext:value-type="float">
            <text:p>0,003481638</text:p>
          </table:table-cell>
          <table:table-cell table:number-columns-repeated="6"/>
        </table:table-row>
        <table:table-row table:style-name="ro1">
          <table:table-cell table:style-name="ce10" office:value-type="float" office:value="0.612068965517241" calcext:value-type="float">
            <text:p>0,6120689655</text:p>
          </table:table-cell>
          <table:table-cell table:style-name="ce10" office:value-type="float" office:value="0.141044170116364" calcext:value-type="float">
            <text:p>0,1410441701</text:p>
          </table:table-cell>
          <table:table-cell table:number-columns-repeated="6"/>
        </table:table-row>
        <table:table-row table:style-name="ro1">
          <table:table-cell table:style-name="ce10" office:value-type="float" office:value="0.614942528735632" calcext:value-type="float">
            <text:p>0,6149425287</text:p>
          </table:table-cell>
          <table:table-cell table:style-name="ce10" office:value-type="float" office:value="0.0098029247722246" calcext:value-type="float">
            <text:p>0,0098029248</text:p>
          </table:table-cell>
          <table:table-cell table:number-columns-repeated="6"/>
        </table:table-row>
        <table:table-row table:style-name="ro1">
          <table:table-cell table:style-name="ce10" office:value-type="float" office:value="0.614942528735632" calcext:value-type="float">
            <text:p>0,6149425287</text:p>
          </table:table-cell>
          <table:table-cell table:style-name="ce10" office:value-type="float" office:value="0.122638357687834" calcext:value-type="float">
            <text:p>0,1226383577</text:p>
          </table:table-cell>
          <table:table-cell table:number-columns-repeated="6"/>
        </table:table-row>
        <table:table-row table:style-name="ro1">
          <table:table-cell table:style-name="ce10" office:value-type="float" office:value="0.617816091954023" calcext:value-type="float">
            <text:p>0,617816092</text:p>
          </table:table-cell>
          <table:table-cell table:style-name="ce10" office:value-type="float" office:value="0.132279394916682" calcext:value-type="float">
            <text:p>0,1322793949</text:p>
          </table:table-cell>
          <table:table-cell table:number-columns-repeated="6"/>
        </table:table-row>
        <table:table-row table:style-name="ro1">
          <table:table-cell table:style-name="ce10" office:value-type="float" office:value="0.620689655172414" calcext:value-type="float">
            <text:p>0,6206896552</text:p>
          </table:table-cell>
          <table:table-cell table:style-name="ce10" office:value-type="float" office:value="0.00382925157922323" calcext:value-type="float">
            <text:p>0,0038292516</text:p>
          </table:table-cell>
          <table:table-cell table:number-columns-repeated="6"/>
        </table:table-row>
        <table:table-row table:style-name="ro1">
          <table:table-cell table:style-name="ce10" office:value-type="float" office:value="0.620689655172414" calcext:value-type="float">
            <text:p>0,6206896552</text:p>
          </table:table-cell>
          <table:table-cell table:style-name="ce10" office:value-type="float" office:value="0.00446837377586965" calcext:value-type="float">
            <text:p>0,0044683738</text:p>
          </table:table-cell>
          <table:table-cell table:number-columns-repeated="6"/>
        </table:table-row>
        <table:table-row table:style-name="ro1">
          <table:table-cell table:style-name="ce10" office:value-type="float" office:value="0.620689655172414" calcext:value-type="float">
            <text:p>0,6206896552</text:p>
          </table:table-cell>
          <table:table-cell table:style-name="ce10" office:value-type="float" office:value="0.144496667827037" calcext:value-type="float">
            <text:p>0,1444966678</text:p>
          </table:table-cell>
          <table:table-cell table:number-columns-repeated="6"/>
        </table:table-row>
        <table:table-row table:style-name="ro1">
          <table:table-cell table:style-name="ce10" office:value-type="float" office:value="0.620689655172414" calcext:value-type="float">
            <text:p>0,6206896552</text:p>
          </table:table-cell>
          <table:table-cell table:style-name="ce10" office:value-type="float" office:value="0.11341212974642" calcext:value-type="float">
            <text:p>0,1134121297</text:p>
          </table:table-cell>
          <table:table-cell table:number-columns-repeated="6"/>
        </table:table-row>
        <table:table-row table:style-name="ro1">
          <table:table-cell table:style-name="ce10" office:value-type="float" office:value="0.623563218390805" calcext:value-type="float">
            <text:p>0,6235632184</text:p>
          </table:table-cell>
          <table:table-cell table:style-name="ce10" office:value-type="float" office:value="0.00399370990396747" calcext:value-type="float">
            <text:p>0,0039937099</text:p>
          </table:table-cell>
          <table:table-cell table:number-columns-repeated="6"/>
        </table:table-row>
        <table:table-row table:style-name="ro1">
          <table:table-cell table:style-name="ce10" office:value-type="float" office:value="0.623563218390805" calcext:value-type="float">
            <text:p>0,6235632184</text:p>
          </table:table-cell>
          <table:table-cell table:style-name="ce10" office:value-type="float" office:value="0.0785410685088629" calcext:value-type="float">
            <text:p>0,0785410685</text:p>
          </table:table-cell>
          <table:table-cell table:number-columns-repeated="6"/>
        </table:table-row>
        <table:table-row table:style-name="ro1">
          <table:table-cell table:style-name="ce10" office:value-type="float" office:value="0.626436781609195" calcext:value-type="float">
            <text:p>0,6264367816</text:p>
          </table:table-cell>
          <table:table-cell table:style-name="ce10" office:value-type="float" office:value="0.13356494518763" calcext:value-type="float">
            <text:p>0,1335649452</text:p>
          </table:table-cell>
          <table:table-cell table:number-columns-repeated="6"/>
        </table:table-row>
        <table:table-row table:style-name="ro1">
          <table:table-cell table:style-name="ce10" office:value-type="float" office:value="0.629310344827586" calcext:value-type="float">
            <text:p>0,6293103448</text:p>
          </table:table-cell>
          <table:table-cell table:style-name="ce10" office:value-type="float" office:value="0.122844631464815" calcext:value-type="float">
            <text:p>0,1228446315</text:p>
          </table:table-cell>
          <table:table-cell table:number-columns-repeated="6"/>
        </table:table-row>
        <table:table-row table:style-name="ro1">
          <table:table-cell table:style-name="ce10" office:value-type="float" office:value="0.632183908045977" calcext:value-type="float">
            <text:p>0,632183908</text:p>
          </table:table-cell>
          <table:table-cell table:style-name="ce10" office:value-type="float" office:value="0.0853151785729884" calcext:value-type="float">
            <text:p>0,0853151786</text:p>
          </table:table-cell>
          <table:table-cell table:number-columns-repeated="6"/>
        </table:table-row>
        <table:table-row table:style-name="ro1">
          <table:table-cell table:style-name="ce10" office:value-type="float" office:value="0.635057471264368" calcext:value-type="float">
            <text:p>0,6350574713</text:p>
          </table:table-cell>
          <table:table-cell table:style-name="ce10" office:value-type="float" office:value="0.115488263203728" calcext:value-type="float">
            <text:p>0,1154882632</text:p>
          </table:table-cell>
          <table:table-cell table:number-columns-repeated="6"/>
        </table:table-row>
        <table:table-row table:style-name="ro1">
          <table:table-cell table:style-name="ce10" office:value-type="float" office:value="0.637931034482758" calcext:value-type="float">
            <text:p>0,6379310345</text:p>
          </table:table-cell>
          <table:table-cell table:style-name="ce10" office:value-type="float" office:value="0.119799540739149" calcext:value-type="float">
            <text:p>0,1197995407</text:p>
          </table:table-cell>
          <table:table-cell table:number-columns-repeated="6"/>
        </table:table-row>
        <table:table-row table:style-name="ro1">
          <table:table-cell table:style-name="ce10" office:value-type="float" office:value="0.637931034482759" calcext:value-type="float">
            <text:p>0,6379310345</text:p>
          </table:table-cell>
          <table:table-cell table:style-name="ce10" office:value-type="float" office:value="0.129298720848196" calcext:value-type="float">
            <text:p>0,1292987208</text:p>
          </table:table-cell>
          <table:table-cell table:number-columns-repeated="6"/>
        </table:table-row>
        <table:table-row table:style-name="ro1">
          <table:table-cell table:style-name="ce10" office:value-type="float" office:value="0.640804597701149" calcext:value-type="float">
            <text:p>0,6408045977</text:p>
          </table:table-cell>
          <table:table-cell table:style-name="ce10" office:value-type="float" office:value="0.119059263690471" calcext:value-type="float">
            <text:p>0,1190592637</text:p>
          </table:table-cell>
          <table:table-cell table:number-columns-repeated="6"/>
        </table:table-row>
        <table:table-row table:style-name="ro1">
          <table:table-cell table:style-name="ce10" office:value-type="float" office:value="0.64080459770115" calcext:value-type="float">
            <text:p>0,6408045977</text:p>
          </table:table-cell>
          <table:table-cell table:style-name="ce10" office:value-type="float" office:value="0.124582845837799" calcext:value-type="float">
            <text:p>0,1245828458</text:p>
          </table:table-cell>
          <table:table-cell table:number-columns-repeated="6"/>
        </table:table-row>
        <table:table-row table:style-name="ro1">
          <table:table-cell table:style-name="ce10" office:value-type="float" office:value="0.64367816091954" calcext:value-type="float">
            <text:p>0,6436781609</text:p>
          </table:table-cell>
          <table:table-cell table:style-name="ce10" office:value-type="float" office:value="0.118374245265767" calcext:value-type="float">
            <text:p>0,1183742453</text:p>
          </table:table-cell>
          <table:table-cell table:number-columns-repeated="6"/>
        </table:table-row>
        <table:table-row table:style-name="ro1">
          <table:table-cell table:style-name="ce10" office:value-type="float" office:value="0.64367816091954" calcext:value-type="float">
            <text:p>0,6436781609</text:p>
          </table:table-cell>
          <table:table-cell table:style-name="ce10" office:value-type="float" office:value="0.135151306349972" calcext:value-type="float">
            <text:p>0,1351513063</text:p>
          </table:table-cell>
          <table:table-cell table:number-columns-repeated="6"/>
        </table:table-row>
        <table:table-row table:style-name="ro1">
          <table:table-cell table:style-name="ce10" office:value-type="float" office:value="0.64367816091954" calcext:value-type="float">
            <text:p>0,6436781609</text:p>
          </table:table-cell>
          <table:table-cell table:style-name="ce10" office:value-type="float" office:value="0.123578753895074" calcext:value-type="float">
            <text:p>0,1235787539</text:p>
          </table:table-cell>
          <table:table-cell table:number-columns-repeated="6"/>
        </table:table-row>
        <table:table-row table:style-name="ro1">
          <table:table-cell table:style-name="ce10" office:value-type="float" office:value="0.646551724137931" calcext:value-type="float">
            <text:p>0,6465517241</text:p>
          </table:table-cell>
          <table:table-cell table:style-name="ce10" office:value-type="float" office:value="0.11796515560761" calcext:value-type="float">
            <text:p>0,1179651556</text:p>
          </table:table-cell>
          <table:table-cell table:number-columns-repeated="6"/>
        </table:table-row>
        <table:table-row table:style-name="ro1">
          <table:table-cell table:style-name="ce10" office:value-type="float" office:value="0.649425287356322" calcext:value-type="float">
            <text:p>0,6494252874</text:p>
          </table:table-cell>
          <table:table-cell table:style-name="ce10" office:value-type="float" office:value="0.125918206416096" calcext:value-type="float">
            <text:p>0,1259182064</text:p>
          </table:table-cell>
          <table:table-cell table:number-columns-repeated="6"/>
        </table:table-row>
        <table:table-row table:style-name="ro1">
          <table:table-cell table:style-name="ce10" office:value-type="float" office:value="0.652298850574713" calcext:value-type="float">
            <text:p>0,6522988506</text:p>
          </table:table-cell>
          <table:table-cell table:style-name="ce10" office:value-type="float" office:value="0.139408249103559" calcext:value-type="float">
            <text:p>0,1394082491</text:p>
          </table:table-cell>
          <table:table-cell table:number-columns-repeated="6"/>
        </table:table-row>
        <table:table-row table:style-name="ro1">
          <table:table-cell table:style-name="ce10" office:value-type="float" office:value="0.652298850574713" calcext:value-type="float">
            <text:p>0,6522988506</text:p>
          </table:table-cell>
          <table:table-cell table:style-name="ce10" office:value-type="float" office:value="0.0857706031786529" calcext:value-type="float">
            <text:p>0,0857706032</text:p>
          </table:table-cell>
          <table:table-cell table:number-columns-repeated="6"/>
        </table:table-row>
        <table:table-row table:style-name="ro1">
          <table:table-cell table:style-name="ce10" office:value-type="float" office:value="0.655172413793103" calcext:value-type="float">
            <text:p>0,6551724138</text:p>
          </table:table-cell>
          <table:table-cell table:style-name="ce10" office:value-type="float" office:value="0.12650598839799" calcext:value-type="float">
            <text:p>0,1265059884</text:p>
          </table:table-cell>
          <table:table-cell table:number-columns-repeated="6"/>
        </table:table-row>
        <table:table-row table:style-name="ro1">
          <table:table-cell table:style-name="ce10" office:value-type="float" office:value="0.655172413793104" calcext:value-type="float">
            <text:p>0,6551724138</text:p>
          </table:table-cell>
          <table:table-cell table:style-name="ce10" office:value-type="float" office:value="0.110706809333618" calcext:value-type="float">
            <text:p>0,1107068093</text:p>
          </table:table-cell>
          <table:table-cell table:number-columns-repeated="6"/>
        </table:table-row>
        <table:table-row table:style-name="ro1">
          <table:table-cell table:style-name="ce10" office:value-type="float" office:value="0.658045977011494" calcext:value-type="float">
            <text:p>0,658045977</text:p>
          </table:table-cell>
          <table:table-cell table:style-name="ce10" office:value-type="float" office:value="0.116420440724176" calcext:value-type="float">
            <text:p>0,1164204407</text:p>
          </table:table-cell>
          <table:table-cell table:number-columns-repeated="6"/>
        </table:table-row>
        <table:table-row table:style-name="ro1">
          <table:table-cell table:style-name="ce10" office:value-type="float" office:value="0.660919540229885" calcext:value-type="float">
            <text:p>0,6609195402</text:p>
          </table:table-cell>
          <table:table-cell table:style-name="ce10" office:value-type="float" office:value="0.00525000740528018" calcext:value-type="float">
            <text:p>0,0052500074</text:p>
          </table:table-cell>
          <table:table-cell table:number-columns-repeated="6"/>
        </table:table-row>
        <table:table-row table:style-name="ro1">
          <table:table-cell table:style-name="ce10" office:value-type="float" office:value="0.660919540229885" calcext:value-type="float">
            <text:p>0,6609195402</text:p>
          </table:table-cell>
          <table:table-cell table:style-name="ce10" office:value-type="float" office:value="0.115936860034882" calcext:value-type="float">
            <text:p>0,11593686</text:p>
          </table:table-cell>
          <table:table-cell table:number-columns-repeated="6"/>
        </table:table-row>
        <table:table-row table:style-name="ro1">
          <table:table-cell table:style-name="ce10" office:value-type="float" office:value="0.660919540229885" calcext:value-type="float">
            <text:p>0,6609195402</text:p>
          </table:table-cell>
          <table:table-cell table:style-name="ce10" office:value-type="float" office:value="0.123413448151905" calcext:value-type="float">
            <text:p>0,1234134482</text:p>
          </table:table-cell>
          <table:table-cell table:number-columns-repeated="6"/>
        </table:table-row>
        <table:table-row table:style-name="ro1">
          <table:table-cell table:style-name="ce10" office:value-type="float" office:value="0.660919540229885" calcext:value-type="float">
            <text:p>0,6609195402</text:p>
          </table:table-cell>
          <table:table-cell table:style-name="ce10" office:value-type="float" office:value="0.106446086190374" calcext:value-type="float">
            <text:p>0,1064460862</text:p>
          </table:table-cell>
          <table:table-cell table:number-columns-repeated="6"/>
        </table:table-row>
        <table:table-row table:style-name="ro1">
          <table:table-cell table:style-name="ce10" office:value-type="float" office:value="0.663793103448276" calcext:value-type="float">
            <text:p>0,6637931034</text:p>
          </table:table-cell>
          <table:table-cell table:style-name="ce10" office:value-type="float" office:value="0.110830570413917" calcext:value-type="float">
            <text:p>0,1108305704</text:p>
          </table:table-cell>
          <table:table-cell table:number-columns-repeated="6"/>
        </table:table-row>
        <table:table-row table:style-name="ro1">
          <table:table-cell table:style-name="ce10" office:value-type="float" office:value="0.666666666666667" calcext:value-type="float">
            <text:p>0,6666666667</text:p>
          </table:table-cell>
          <table:table-cell table:style-name="ce10" office:value-type="float" office:value="0.0849939380838811" calcext:value-type="float">
            <text:p>0,0849939381</text:p>
          </table:table-cell>
          <table:table-cell table:number-columns-repeated="6"/>
        </table:table-row>
        <table:table-row table:style-name="ro1">
          <table:table-cell table:style-name="ce10" office:value-type="float" office:value="0.669540229885057" calcext:value-type="float">
            <text:p>0,6695402299</text:p>
          </table:table-cell>
          <table:table-cell table:style-name="ce10" office:value-type="float" office:value="0.0062297269950134" calcext:value-type="float">
            <text:p>0,006229727</text:p>
          </table:table-cell>
          <table:table-cell table:number-columns-repeated="6"/>
        </table:table-row>
        <table:table-row table:style-name="ro1">
          <table:table-cell table:style-name="ce10" office:value-type="float" office:value="0.669540229885058" calcext:value-type="float">
            <text:p>0,6695402299</text:p>
          </table:table-cell>
          <table:table-cell table:style-name="ce10" office:value-type="float" office:value="0.112389978877596" calcext:value-type="float">
            <text:p>0,1123899789</text:p>
          </table:table-cell>
          <table:table-cell table:number-columns-repeated="6"/>
        </table:table-row>
        <table:table-row table:style-name="ro1">
          <table:table-cell table:style-name="ce10" office:value-type="float" office:value="0.675287356321839" calcext:value-type="float">
            <text:p>0,6752873563</text:p>
          </table:table-cell>
          <table:table-cell table:style-name="ce10" office:value-type="float" office:value="0.00573854372748926" calcext:value-type="float">
            <text:p>0,0057385437</text:p>
          </table:table-cell>
          <table:table-cell table:number-columns-repeated="6"/>
        </table:table-row>
        <table:table-row table:style-name="ro1">
          <table:table-cell table:style-name="ce10" office:value-type="float" office:value="0.675287356321839" calcext:value-type="float">
            <text:p>0,6752873563</text:p>
          </table:table-cell>
          <table:table-cell table:style-name="ce10" office:value-type="float" office:value="0.0079602851498522" calcext:value-type="float">
            <text:p>0,0079602851</text:p>
          </table:table-cell>
          <table:table-cell table:number-columns-repeated="6"/>
        </table:table-row>
        <table:table-row table:style-name="ro1">
          <table:table-cell table:style-name="ce10" office:value-type="float" office:value="0.675287356321839" calcext:value-type="float">
            <text:p>0,6752873563</text:p>
          </table:table-cell>
          <table:table-cell table:style-name="ce10" office:value-type="float" office:value="0.092823525764867" calcext:value-type="float">
            <text:p>0,0928235258</text:p>
          </table:table-cell>
          <table:table-cell table:number-columns-repeated="6"/>
        </table:table-row>
        <table:table-row table:style-name="ro1">
          <table:table-cell table:style-name="ce10" office:value-type="float" office:value="0.675287356321839" calcext:value-type="float">
            <text:p>0,6752873563</text:p>
          </table:table-cell>
          <table:table-cell table:style-name="ce10" office:value-type="float" office:value="0.116694604760895" calcext:value-type="float">
            <text:p>0,1166946048</text:p>
          </table:table-cell>
          <table:table-cell table:number-columns-repeated="6"/>
        </table:table-row>
        <table:table-row table:style-name="ro1">
          <table:table-cell table:style-name="ce10" office:value-type="float" office:value="0.67816091954023" calcext:value-type="float">
            <text:p>0,6781609195</text:p>
          </table:table-cell>
          <table:table-cell table:style-name="ce10" office:value-type="float" office:value="0.0872476823790584" calcext:value-type="float">
            <text:p>0,0872476824</text:p>
          </table:table-cell>
          <table:table-cell table:number-columns-repeated="6"/>
        </table:table-row>
        <table:table-row table:style-name="ro1">
          <table:table-cell table:style-name="ce10" office:value-type="float" office:value="0.67816091954023" calcext:value-type="float">
            <text:p>0,6781609195</text:p>
          </table:table-cell>
          <table:table-cell table:style-name="ce10" office:value-type="float" office:value="0.117148903183648" calcext:value-type="float">
            <text:p>0,1171489032</text:p>
          </table:table-cell>
          <table:table-cell table:number-columns-repeated="6"/>
        </table:table-row>
        <table:table-row table:style-name="ro1">
          <table:table-cell table:style-name="ce10" office:value-type="float" office:value="0.681034482758621" calcext:value-type="float">
            <text:p>0,6810344828</text:p>
          </table:table-cell>
          <table:table-cell table:style-name="ce10" office:value-type="float" office:value="0.00640436149638017" calcext:value-type="float">
            <text:p>0,0064043615</text:p>
          </table:table-cell>
          <table:table-cell table:number-columns-repeated="6"/>
        </table:table-row>
        <table:table-row table:style-name="ro1">
          <table:table-cell table:style-name="ce10" office:value-type="float" office:value="0.681034482758621" calcext:value-type="float">
            <text:p>0,6810344828</text:p>
          </table:table-cell>
          <table:table-cell table:style-name="ce10" office:value-type="float" office:value="0.0138960207687836" calcext:value-type="float">
            <text:p>0,0138960208</text:p>
          </table:table-cell>
          <table:table-cell table:number-columns-repeated="6"/>
        </table:table-row>
        <table:table-row table:style-name="ro1">
          <table:table-cell table:style-name="ce10" office:value-type="float" office:value="0.681034482758621" calcext:value-type="float">
            <text:p>0,6810344828</text:p>
          </table:table-cell>
          <table:table-cell table:style-name="ce10" office:value-type="float" office:value="0.108495007929149" calcext:value-type="float">
            <text:p>0,1084950079</text:p>
          </table:table-cell>
          <table:table-cell table:number-columns-repeated="6"/>
        </table:table-row>
        <table:table-row table:style-name="ro1">
          <table:table-cell table:style-name="ce10" office:value-type="float" office:value="0.681034482758621" calcext:value-type="float">
            <text:p>0,6810344828</text:p>
          </table:table-cell>
          <table:table-cell table:style-name="ce10" office:value-type="float" office:value="0.118300507980886" calcext:value-type="float">
            <text:p>0,118300508</text:p>
          </table:table-cell>
          <table:table-cell table:number-columns-repeated="6"/>
        </table:table-row>
        <table:table-row table:style-name="ro1">
          <table:table-cell table:style-name="ce10" office:value-type="float" office:value="0.683908045977011" calcext:value-type="float">
            <text:p>0,683908046</text:p>
          </table:table-cell>
          <table:table-cell table:style-name="ce10" office:value-type="float" office:value="0.117856850055984" calcext:value-type="float">
            <text:p>0,1178568501</text:p>
          </table:table-cell>
          <table:table-cell table:number-columns-repeated="6"/>
        </table:table-row>
        <table:table-row table:style-name="ro1">
          <table:table-cell table:style-name="ce10" office:value-type="float" office:value="0.683908045977011" calcext:value-type="float">
            <text:p>0,683908046</text:p>
          </table:table-cell>
          <table:table-cell table:style-name="ce10" office:value-type="float" office:value="0.0931277462039901" calcext:value-type="float">
            <text:p>0,0931277462</text:p>
          </table:table-cell>
          <table:table-cell table:number-columns-repeated="6"/>
        </table:table-row>
        <table:table-row table:style-name="ro1">
          <table:table-cell table:style-name="ce10" office:value-type="float" office:value="0.683908045977011" calcext:value-type="float">
            <text:p>0,683908046</text:p>
          </table:table-cell>
          <table:table-cell table:style-name="ce10" office:value-type="float" office:value="0.093700088268669" calcext:value-type="float">
            <text:p>0,0937000883</text:p>
          </table:table-cell>
          <table:table-cell table:number-columns-repeated="6"/>
        </table:table-row>
        <table:table-row table:style-name="ro1">
          <table:table-cell table:style-name="ce10" office:value-type="float" office:value="0.689655172413793" calcext:value-type="float">
            <text:p>0,6896551724</text:p>
          </table:table-cell>
          <table:table-cell table:style-name="ce10" office:value-type="float" office:value="0.00795443750057728" calcext:value-type="float">
            <text:p>0,0079544375</text:p>
          </table:table-cell>
          <table:table-cell table:number-columns-repeated="6"/>
        </table:table-row>
        <table:table-row table:style-name="ro1">
          <table:table-cell table:style-name="ce10" office:value-type="float" office:value="0.689655172413793" calcext:value-type="float">
            <text:p>0,6896551724</text:p>
          </table:table-cell>
          <table:table-cell table:style-name="ce10" office:value-type="float" office:value="0.00944392811132279" calcext:value-type="float">
            <text:p>0,0094439281</text:p>
          </table:table-cell>
          <table:table-cell table:number-columns-repeated="6"/>
        </table:table-row>
        <table:table-row table:style-name="ro1">
          <table:table-cell table:style-name="ce10" office:value-type="float" office:value="0.689655172413793" calcext:value-type="float">
            <text:p>0,6896551724</text:p>
          </table:table-cell>
          <table:table-cell table:style-name="ce10" office:value-type="float" office:value="0.0974514148415869" calcext:value-type="float">
            <text:p>0,0974514148</text:p>
          </table:table-cell>
          <table:table-cell table:number-columns-repeated="6"/>
        </table:table-row>
        <table:table-row table:style-name="ro1">
          <table:table-cell table:style-name="ce10" office:value-type="float" office:value="0.689655172413793" calcext:value-type="float">
            <text:p>0,6896551724</text:p>
          </table:table-cell>
          <table:table-cell table:style-name="ce10" office:value-type="float" office:value="0.116393788668859" calcext:value-type="float">
            <text:p>0,1163937887</text:p>
          </table:table-cell>
          <table:table-cell table:number-columns-repeated="6"/>
        </table:table-row>
        <table:table-row table:style-name="ro1">
          <table:table-cell table:style-name="ce10" office:value-type="float" office:value="0.692528735632184" calcext:value-type="float">
            <text:p>0,6925287356</text:p>
          </table:table-cell>
          <table:table-cell table:style-name="ce10" office:value-type="float" office:value="0.00890621580122566" calcext:value-type="float">
            <text:p>0,0089062158</text:p>
          </table:table-cell>
          <table:table-cell table:number-columns-repeated="6"/>
        </table:table-row>
        <table:table-row table:style-name="ro1">
          <table:table-cell table:style-name="ce10" office:value-type="float" office:value="0.695402298850574" calcext:value-type="float">
            <text:p>0,6954022989</text:p>
          </table:table-cell>
          <table:table-cell table:style-name="ce10" office:value-type="float" office:value="0.00724347439640614" calcext:value-type="float">
            <text:p>0,0072434744</text:p>
          </table:table-cell>
          <table:table-cell table:number-columns-repeated="6"/>
        </table:table-row>
        <table:table-row table:style-name="ro1">
          <table:table-cell table:style-name="ce10" office:value-type="float" office:value="0.695402298850575" calcext:value-type="float">
            <text:p>0,6954022989</text:p>
          </table:table-cell>
          <table:table-cell table:style-name="ce10" office:value-type="float" office:value="0.00912485684878624" calcext:value-type="float">
            <text:p>0,0091248568</text:p>
          </table:table-cell>
          <table:table-cell table:number-columns-repeated="6"/>
        </table:table-row>
        <table:table-row table:style-name="ro1">
          <table:table-cell table:style-name="ce10" office:value-type="float" office:value="0.695402298850575" calcext:value-type="float">
            <text:p>0,6954022989</text:p>
          </table:table-cell>
          <table:table-cell table:style-name="ce10" office:value-type="float" office:value="0.0907345917977971" calcext:value-type="float">
            <text:p>0,0907345918</text:p>
          </table:table-cell>
          <table:table-cell table:number-columns-repeated="6"/>
        </table:table-row>
        <table:table-row table:style-name="ro1">
          <table:table-cell table:style-name="ce10" office:value-type="float" office:value="0.695402298850575" calcext:value-type="float">
            <text:p>0,6954022989</text:p>
          </table:table-cell>
          <table:table-cell table:style-name="ce10" office:value-type="float" office:value="0.0922352757673426" calcext:value-type="float">
            <text:p>0,0922352758</text:p>
          </table:table-cell>
          <table:table-cell table:number-columns-repeated="6"/>
        </table:table-row>
        <table:table-row table:style-name="ro1">
          <table:table-cell table:style-name="ce10" office:value-type="float" office:value="0.698275862068966" calcext:value-type="float">
            <text:p>0,6982758621</text:p>
          </table:table-cell>
          <table:table-cell table:style-name="ce10" office:value-type="float" office:value="0.0110586121444644" calcext:value-type="float">
            <text:p>0,0110586121</text:p>
          </table:table-cell>
          <table:table-cell table:number-columns-repeated="6"/>
        </table:table-row>
        <table:table-row table:style-name="ro1">
          <table:table-cell table:style-name="ce10" office:value-type="float" office:value="0.698275862068966" calcext:value-type="float">
            <text:p>0,6982758621</text:p>
          </table:table-cell>
          <table:table-cell table:style-name="ce10" office:value-type="float" office:value="0.0778957845492295" calcext:value-type="float">
            <text:p>0,0778957845</text:p>
          </table:table-cell>
          <table:table-cell table:number-columns-repeated="6"/>
        </table:table-row>
        <table:table-row table:style-name="ro1">
          <table:table-cell table:style-name="ce10" office:value-type="float" office:value="0.698275862068966" calcext:value-type="float">
            <text:p>0,6982758621</text:p>
          </table:table-cell>
          <table:table-cell table:style-name="ce10" office:value-type="float" office:value="0.0335079374171077" calcext:value-type="float">
            <text:p>0,0335079374</text:p>
          </table:table-cell>
          <table:table-cell table:number-columns-repeated="6"/>
        </table:table-row>
        <table:table-row table:style-name="ro1">
          <table:table-cell office:value-type="float" office:value="0.701149425287356" calcext:value-type="float">
            <text:p>0,7011494253</text:p>
          </table:table-cell>
          <table:table-cell office:value-type="float" office:value="0.00646121357587255" calcext:value-type="float">
            <text:p>0,0064612136</text:p>
          </table:table-cell>
          <table:table-cell table:style-name="ce11" table:formula="of:=MAX([.B147:.B240])" office:value-type="float" office:value="0.11199116379539" calcext:value-type="float">
            <text:p>0,1119911638</text:p>
          </table:table-cell>
          <table:table-cell table:number-columns-repeated="5"/>
        </table:table-row>
        <table:table-row table:style-name="ro1">
          <table:table-cell office:value-type="float" office:value="0.701149425287356" calcext:value-type="float">
            <text:p>0,7011494253</text:p>
          </table:table-cell>
          <table:table-cell office:value-type="float" office:value="0.00771706595400042" calcext:value-type="float">
            <text:p>0,007717066</text:p>
          </table:table-cell>
          <table:table-cell table:number-columns-repeated="6"/>
        </table:table-row>
        <table:table-row table:style-name="ro1">
          <table:table-cell office:value-type="float" office:value="0.701149425287356" calcext:value-type="float">
            <text:p>0,7011494253</text:p>
          </table:table-cell>
          <table:table-cell office:value-type="float" office:value="0.0784273357776831" calcext:value-type="float">
            <text:p>0,0784273358</text:p>
          </table:table-cell>
          <table:table-cell table:number-columns-repeated="6"/>
        </table:table-row>
        <table:table-row table:style-name="ro1">
          <table:table-cell office:value-type="float" office:value="0.701149425287357" calcext:value-type="float">
            <text:p>0,7011494253</text:p>
          </table:table-cell>
          <table:table-cell office:value-type="float" office:value="0.0843662018809583" calcext:value-type="float">
            <text:p>0,0843662019</text:p>
          </table:table-cell>
          <table:table-cell table:number-columns-repeated="6"/>
        </table:table-row>
        <table:table-row table:style-name="ro1">
          <table:table-cell office:value-type="float" office:value="0.704022988505747" calcext:value-type="float">
            <text:p>0,7040229885</text:p>
          </table:table-cell>
          <table:table-cell office:value-type="float" office:value="0.0191380677489484" calcext:value-type="float">
            <text:p>0,0191380677</text:p>
          </table:table-cell>
          <table:table-cell table:number-columns-repeated="6"/>
        </table:table-row>
        <table:table-row table:style-name="ro1">
          <table:table-cell office:value-type="float" office:value="0.704022988505747" calcext:value-type="float">
            <text:p>0,7040229885</text:p>
          </table:table-cell>
          <table:table-cell office:value-type="float" office:value="0.0973933831945094" calcext:value-type="float">
            <text:p>0,0973933832</text:p>
          </table:table-cell>
          <table:table-cell table:number-columns-repeated="6"/>
        </table:table-row>
        <table:table-row table:style-name="ro1">
          <table:table-cell office:value-type="float" office:value="0.704022988505747" calcext:value-type="float">
            <text:p>0,7040229885</text:p>
          </table:table-cell>
          <table:table-cell office:value-type="float" office:value="0.100006205267367" calcext:value-type="float">
            <text:p>0,1000062053</text:p>
          </table:table-cell>
          <table:table-cell table:number-columns-repeated="6"/>
        </table:table-row>
        <table:table-row table:style-name="ro1">
          <table:table-cell office:value-type="float" office:value="0.704022988505747" calcext:value-type="float">
            <text:p>0,7040229885</text:p>
          </table:table-cell>
          <table:table-cell office:value-type="float" office:value="0.0907651092469266" calcext:value-type="float">
            <text:p>0,0907651092</text:p>
          </table:table-cell>
          <table:table-cell table:number-columns-repeated="6"/>
        </table:table-row>
        <table:table-row table:style-name="ro1">
          <table:table-cell office:value-type="float" office:value="0.706896551724138" calcext:value-type="float">
            <text:p>0,7068965517</text:p>
          </table:table-cell>
          <table:table-cell office:value-type="float" office:value="0.0829080634392348" calcext:value-type="float">
            <text:p>0,0829080634</text:p>
          </table:table-cell>
          <table:table-cell table:number-columns-repeated="6"/>
        </table:table-row>
        <table:table-row table:style-name="ro1">
          <table:table-cell office:value-type="float" office:value="0.706896551724138" calcext:value-type="float">
            <text:p>0,7068965517</text:p>
          </table:table-cell>
          <table:table-cell office:value-type="float" office:value="0.101955651370653" calcext:value-type="float">
            <text:p>0,1019556514</text:p>
          </table:table-cell>
          <table:table-cell table:number-columns-repeated="6"/>
        </table:table-row>
        <table:table-row table:style-name="ro1">
          <table:table-cell office:value-type="float" office:value="0.709770114942529" calcext:value-type="float">
            <text:p>0,7097701149</text:p>
          </table:table-cell>
          <table:table-cell office:value-type="float" office:value="0.00918517433392308" calcext:value-type="float">
            <text:p>0,0091851743</text:p>
          </table:table-cell>
          <table:table-cell table:number-columns-repeated="6"/>
        </table:table-row>
        <table:table-row table:style-name="ro1">
          <table:table-cell office:value-type="float" office:value="0.709770114942529" calcext:value-type="float">
            <text:p>0,7097701149</text:p>
          </table:table-cell>
          <table:table-cell office:value-type="float" office:value="0.0148853539657242" calcext:value-type="float">
            <text:p>0,014885354</text:p>
          </table:table-cell>
          <table:table-cell table:number-columns-repeated="6"/>
        </table:table-row>
        <table:table-row table:style-name="ro1">
          <table:table-cell office:value-type="float" office:value="0.709770114942529" calcext:value-type="float">
            <text:p>0,7097701149</text:p>
          </table:table-cell>
          <table:table-cell office:value-type="float" office:value="0.0997833484871321" calcext:value-type="float">
            <text:p>0,0997833485</text:p>
          </table:table-cell>
          <table:table-cell table:number-columns-repeated="6"/>
        </table:table-row>
        <table:table-row table:style-name="ro1">
          <table:table-cell office:value-type="float" office:value="0.709770114942529" calcext:value-type="float">
            <text:p>0,7097701149</text:p>
          </table:table-cell>
          <table:table-cell office:value-type="float" office:value="0.11199116379539" calcext:value-type="float">
            <text:p>0,1119911638</text:p>
          </table:table-cell>
          <table:table-cell table:number-columns-repeated="6"/>
        </table:table-row>
        <table:table-row table:style-name="ro1">
          <table:table-cell office:value-type="float" office:value="0.709770114942529" calcext:value-type="float">
            <text:p>0,7097701149</text:p>
          </table:table-cell>
          <table:table-cell office:value-type="float" office:value="0.0978004294915403" calcext:value-type="float">
            <text:p>0,0978004295</text:p>
          </table:table-cell>
          <table:table-cell table:number-columns-repeated="6"/>
        </table:table-row>
        <table:table-row table:style-name="ro1">
          <table:table-cell office:value-type="float" office:value="0.709770114942529" calcext:value-type="float">
            <text:p>0,7097701149</text:p>
          </table:table-cell>
          <table:table-cell office:value-type="float" office:value="0.090108029623537" calcext:value-type="float">
            <text:p>0,0901080296</text:p>
          </table:table-cell>
          <table:table-cell table:number-columns-repeated="6"/>
        </table:table-row>
        <table:table-row table:style-name="ro1">
          <table:table-cell office:value-type="float" office:value="0.712643678160919" calcext:value-type="float">
            <text:p>0,7126436782</text:p>
          </table:table-cell>
          <table:table-cell office:value-type="float" office:value="0.00876604134246863" calcext:value-type="float">
            <text:p>0,0087660413</text:p>
          </table:table-cell>
          <table:table-cell table:number-columns-repeated="6"/>
        </table:table-row>
        <table:table-row table:style-name="ro1">
          <table:table-cell office:value-type="float" office:value="0.71264367816092" calcext:value-type="float">
            <text:p>0,7126436782</text:p>
          </table:table-cell>
          <table:table-cell office:value-type="float" office:value="0.0382547987031274" calcext:value-type="float">
            <text:p>0,0382547987</text:p>
          </table:table-cell>
          <table:table-cell table:number-columns-repeated="6"/>
        </table:table-row>
        <table:table-row table:style-name="ro1">
          <table:table-cell office:value-type="float" office:value="0.71264367816092" calcext:value-type="float">
            <text:p>0,7126436782</text:p>
          </table:table-cell>
          <table:table-cell office:value-type="float" office:value="0.0847913432517944" calcext:value-type="float">
            <text:p>0,0847913433</text:p>
          </table:table-cell>
          <table:table-cell table:number-columns-repeated="6"/>
        </table:table-row>
        <table:table-row table:style-name="ro1">
          <table:table-cell office:value-type="float" office:value="0.71264367816092" calcext:value-type="float">
            <text:p>0,7126436782</text:p>
          </table:table-cell>
          <table:table-cell office:value-type="float" office:value="0.0989280834015347" calcext:value-type="float">
            <text:p>0,0989280834</text:p>
          </table:table-cell>
          <table:table-cell table:number-columns-repeated="6"/>
        </table:table-row>
        <table:table-row table:style-name="ro1">
          <table:table-cell office:value-type="float" office:value="0.71551724137931" calcext:value-type="float">
            <text:p>0,7155172414</text:p>
          </table:table-cell>
          <table:table-cell office:value-type="float" office:value="0.00721217678543429" calcext:value-type="float">
            <text:p>0,0072121768</text:p>
          </table:table-cell>
          <table:table-cell table:number-columns-repeated="6"/>
        </table:table-row>
        <table:table-row table:style-name="ro1">
          <table:table-cell office:value-type="float" office:value="0.71551724137931" calcext:value-type="float">
            <text:p>0,7155172414</text:p>
          </table:table-cell>
          <table:table-cell office:value-type="float" office:value="0.0194495912487698" calcext:value-type="float">
            <text:p>0,0194495912</text:p>
          </table:table-cell>
          <table:table-cell table:number-columns-repeated="6"/>
        </table:table-row>
        <table:table-row table:style-name="ro1">
          <table:table-cell office:value-type="float" office:value="0.71551724137931" calcext:value-type="float">
            <text:p>0,7155172414</text:p>
          </table:table-cell>
          <table:table-cell office:value-type="float" office:value="0.111638399800456" calcext:value-type="float">
            <text:p>0,1116383998</text:p>
          </table:table-cell>
          <table:table-cell table:number-columns-repeated="6"/>
        </table:table-row>
        <table:table-row table:style-name="ro1">
          <table:table-cell office:value-type="float" office:value="0.71551724137931" calcext:value-type="float">
            <text:p>0,7155172414</text:p>
          </table:table-cell>
          <table:table-cell office:value-type="float" office:value="0.0310297849561528" calcext:value-type="float">
            <text:p>0,031029785</text:p>
          </table:table-cell>
          <table:table-cell table:number-columns-repeated="6"/>
        </table:table-row>
        <table:table-row table:style-name="ro1">
          <table:table-cell office:value-type="float" office:value="0.718390804597701" calcext:value-type="float">
            <text:p>0,7183908046</text:p>
          </table:table-cell>
          <table:table-cell office:value-type="float" office:value="0.00923909709775925" calcext:value-type="float">
            <text:p>0,0092390971</text:p>
          </table:table-cell>
          <table:table-cell table:number-columns-repeated="6"/>
        </table:table-row>
        <table:table-row table:style-name="ro1">
          <table:table-cell office:value-type="float" office:value="0.718390804597701" calcext:value-type="float">
            <text:p>0,7183908046</text:p>
          </table:table-cell>
          <table:table-cell office:value-type="float" office:value="0.0134266453502089" calcext:value-type="float">
            <text:p>0,0134266454</text:p>
          </table:table-cell>
          <table:table-cell table:number-columns-repeated="6"/>
        </table:table-row>
        <table:table-row table:style-name="ro1">
          <table:table-cell office:value-type="float" office:value="0.718390804597701" calcext:value-type="float">
            <text:p>0,7183908046</text:p>
          </table:table-cell>
          <table:table-cell office:value-type="float" office:value="0.0162675987471783" calcext:value-type="float">
            <text:p>0,0162675987</text:p>
          </table:table-cell>
          <table:table-cell table:number-columns-repeated="6"/>
        </table:table-row>
        <table:table-row table:style-name="ro1">
          <table:table-cell office:value-type="float" office:value="0.721264367816092" calcext:value-type="float">
            <text:p>0,7212643678</text:p>
          </table:table-cell>
          <table:table-cell office:value-type="float" office:value="0.00832440682899615" calcext:value-type="float">
            <text:p>0,0083244068</text:p>
          </table:table-cell>
          <table:table-cell table:number-columns-repeated="6"/>
        </table:table-row>
        <table:table-row table:style-name="ro1">
          <table:table-cell office:value-type="float" office:value="0.721264367816092" calcext:value-type="float">
            <text:p>0,7212643678</text:p>
          </table:table-cell>
          <table:table-cell office:value-type="float" office:value="0.0760682451272297" calcext:value-type="float">
            <text:p>0,0760682451</text:p>
          </table:table-cell>
          <table:table-cell table:number-columns-repeated="6"/>
        </table:table-row>
        <table:table-row table:style-name="ro1">
          <table:table-cell office:value-type="float" office:value="0.721264367816092" calcext:value-type="float">
            <text:p>0,7212643678</text:p>
          </table:table-cell>
          <table:table-cell office:value-type="float" office:value="0.0883740225072219" calcext:value-type="float">
            <text:p>0,0883740225</text:p>
          </table:table-cell>
          <table:table-cell table:number-columns-repeated="6"/>
        </table:table-row>
        <table:table-row table:style-name="ro1">
          <table:table-cell office:value-type="float" office:value="0.721264367816092" calcext:value-type="float">
            <text:p>0,7212643678</text:p>
          </table:table-cell>
          <table:table-cell office:value-type="float" office:value="0.0451119951330622" calcext:value-type="float">
            <text:p>0,0451119951</text:p>
          </table:table-cell>
          <table:table-cell table:number-columns-repeated="6"/>
        </table:table-row>
        <table:table-row table:style-name="ro1">
          <table:table-cell office:value-type="float" office:value="0.724137931034483" calcext:value-type="float">
            <text:p>0,724137931</text:p>
          </table:table-cell>
          <table:table-cell office:value-type="float" office:value="0.0314188074578461" calcext:value-type="float">
            <text:p>0,0314188075</text:p>
          </table:table-cell>
          <table:table-cell table:number-columns-repeated="6"/>
        </table:table-row>
        <table:table-row table:style-name="ro1">
          <table:table-cell office:value-type="float" office:value="0.724137931034483" calcext:value-type="float">
            <text:p>0,724137931</text:p>
          </table:table-cell>
          <table:table-cell office:value-type="float" office:value="0.0849578243334909" calcext:value-type="float">
            <text:p>0,0849578243</text:p>
          </table:table-cell>
          <table:table-cell table:number-columns-repeated="6"/>
        </table:table-row>
        <table:table-row table:style-name="ro1">
          <table:table-cell office:value-type="float" office:value="0.724137931034483" calcext:value-type="float">
            <text:p>0,724137931</text:p>
          </table:table-cell>
          <table:table-cell office:value-type="float" office:value="0.0692462258578075" calcext:value-type="float">
            <text:p>0,0692462259</text:p>
          </table:table-cell>
          <table:table-cell table:number-columns-repeated="6"/>
        </table:table-row>
        <table:table-row table:style-name="ro1">
          <table:table-cell office:value-type="float" office:value="0.727011494252873" calcext:value-type="float">
            <text:p>0,7270114943</text:p>
          </table:table-cell>
          <table:table-cell office:value-type="float" office:value="0.0104786136389774" calcext:value-type="float">
            <text:p>0,0104786136</text:p>
          </table:table-cell>
          <table:table-cell table:number-columns-repeated="6"/>
        </table:table-row>
        <table:table-row table:style-name="ro1">
          <table:table-cell office:value-type="float" office:value="0.727011494252873" calcext:value-type="float">
            <text:p>0,7270114943</text:p>
          </table:table-cell>
          <table:table-cell office:value-type="float" office:value="0.0174011370054281" calcext:value-type="float">
            <text:p>0,017401137</text:p>
          </table:table-cell>
          <table:table-cell table:number-columns-repeated="6"/>
        </table:table-row>
        <table:table-row table:style-name="ro1">
          <table:table-cell office:value-type="float" office:value="0.727011494252873" calcext:value-type="float">
            <text:p>0,7270114943</text:p>
          </table:table-cell>
          <table:table-cell office:value-type="float" office:value="0.0234020507329282" calcext:value-type="float">
            <text:p>0,0234020507</text:p>
          </table:table-cell>
          <table:table-cell table:number-columns-repeated="6"/>
        </table:table-row>
        <table:table-row table:style-name="ro1">
          <table:table-cell office:value-type="float" office:value="0.727011494252874" calcext:value-type="float">
            <text:p>0,7270114943</text:p>
          </table:table-cell>
          <table:table-cell office:value-type="float" office:value="0.0120964054295999" calcext:value-type="float">
            <text:p>0,0120964054</text:p>
          </table:table-cell>
          <table:table-cell table:number-columns-repeated="6"/>
        </table:table-row>
        <table:table-row table:style-name="ro1">
          <table:table-cell office:value-type="float" office:value="0.727011494252874" calcext:value-type="float">
            <text:p>0,7270114943</text:p>
          </table:table-cell>
          <table:table-cell office:value-type="float" office:value="0.0577912190071389" calcext:value-type="float">
            <text:p>0,057791219</text:p>
          </table:table-cell>
          <table:table-cell table:number-columns-repeated="6"/>
        </table:table-row>
        <table:table-row table:style-name="ro1">
          <table:table-cell office:value-type="float" office:value="0.729885057471264" calcext:value-type="float">
            <text:p>0,7298850575</text:p>
          </table:table-cell>
          <table:table-cell office:value-type="float" office:value="0.0860872815265771" calcext:value-type="float">
            <text:p>0,0860872815</text:p>
          </table:table-cell>
          <table:table-cell table:number-columns-repeated="6"/>
        </table:table-row>
        <table:table-row table:style-name="ro1">
          <table:table-cell office:value-type="float" office:value="0.729885057471264" calcext:value-type="float">
            <text:p>0,7298850575</text:p>
          </table:table-cell>
          <table:table-cell office:value-type="float" office:value="0.0681466456326191" calcext:value-type="float">
            <text:p>0,0681466456</text:p>
          </table:table-cell>
          <table:table-cell table:number-columns-repeated="6"/>
        </table:table-row>
        <table:table-row table:style-name="ro1">
          <table:table-cell office:value-type="float" office:value="0.729885057471264" calcext:value-type="float">
            <text:p>0,7298850575</text:p>
          </table:table-cell>
          <table:table-cell office:value-type="float" office:value="0.0245306679507419" calcext:value-type="float">
            <text:p>0,024530668</text:p>
          </table:table-cell>
          <table:table-cell table:number-columns-repeated="6"/>
        </table:table-row>
        <table:table-row table:style-name="ro1">
          <table:table-cell office:value-type="float" office:value="0.729885057471265" calcext:value-type="float">
            <text:p>0,7298850575</text:p>
          </table:table-cell>
          <table:table-cell office:value-type="float" office:value="0.0676604188632642" calcext:value-type="float">
            <text:p>0,0676604189</text:p>
          </table:table-cell>
          <table:table-cell table:number-columns-repeated="6"/>
        </table:table-row>
        <table:table-row table:style-name="ro1">
          <table:table-cell office:value-type="float" office:value="0.732758620689655" calcext:value-type="float">
            <text:p>0,7327586207</text:p>
          </table:table-cell>
          <table:table-cell office:value-type="float" office:value="0.0120327741069193" calcext:value-type="float">
            <text:p>0,0120327741</text:p>
          </table:table-cell>
          <table:table-cell table:number-columns-repeated="6"/>
        </table:table-row>
        <table:table-row table:style-name="ro1">
          <table:table-cell office:value-type="float" office:value="0.732758620689655" calcext:value-type="float">
            <text:p>0,7327586207</text:p>
          </table:table-cell>
          <table:table-cell office:value-type="float" office:value="0.0189518372792758" calcext:value-type="float">
            <text:p>0,0189518373</text:p>
          </table:table-cell>
          <table:table-cell table:number-columns-repeated="6"/>
        </table:table-row>
        <table:table-row table:style-name="ro1">
          <table:table-cell office:value-type="float" office:value="0.732758620689655" calcext:value-type="float">
            <text:p>0,7327586207</text:p>
          </table:table-cell>
          <table:table-cell office:value-type="float" office:value="0.0648923382026945" calcext:value-type="float">
            <text:p>0,0648923382</text:p>
          </table:table-cell>
          <table:table-cell table:number-columns-repeated="6"/>
        </table:table-row>
        <table:table-row table:style-name="ro1">
          <table:table-cell office:value-type="float" office:value="0.732758620689655" calcext:value-type="float">
            <text:p>0,7327586207</text:p>
          </table:table-cell>
          <table:table-cell office:value-type="float" office:value="0.0658574507700855" calcext:value-type="float">
            <text:p>0,0658574508</text:p>
          </table:table-cell>
          <table:table-cell table:number-columns-repeated="6"/>
        </table:table-row>
        <table:table-row table:style-name="ro1">
          <table:table-cell office:value-type="float" office:value="0.732758620689655" calcext:value-type="float">
            <text:p>0,7327586207</text:p>
          </table:table-cell>
          <table:table-cell office:value-type="float" office:value="0.0668797480092128" calcext:value-type="float">
            <text:p>0,066879748</text:p>
          </table:table-cell>
          <table:table-cell table:number-columns-repeated="6"/>
        </table:table-row>
        <table:table-row table:style-name="ro1">
          <table:table-cell office:value-type="float" office:value="0.735632183908046" calcext:value-type="float">
            <text:p>0,7356321839</text:p>
          </table:table-cell>
          <table:table-cell office:value-type="float" office:value="0.0186829053734699" calcext:value-type="float">
            <text:p>0,0186829054</text:p>
          </table:table-cell>
          <table:table-cell table:number-columns-repeated="6"/>
        </table:table-row>
        <table:table-row table:style-name="ro1">
          <table:table-cell office:value-type="float" office:value="0.735632183908046" calcext:value-type="float">
            <text:p>0,7356321839</text:p>
          </table:table-cell>
          <table:table-cell office:value-type="float" office:value="0.0548456868865622" calcext:value-type="float">
            <text:p>0,0548456869</text:p>
          </table:table-cell>
          <table:table-cell table:number-columns-repeated="6"/>
        </table:table-row>
        <table:table-row table:style-name="ro1">
          <table:table-cell office:value-type="float" office:value="0.735632183908046" calcext:value-type="float">
            <text:p>0,7356321839</text:p>
          </table:table-cell>
          <table:table-cell office:value-type="float" office:value="0.0599383709091123" calcext:value-type="float">
            <text:p>0,0599383709</text:p>
          </table:table-cell>
          <table:table-cell table:number-columns-repeated="6"/>
        </table:table-row>
        <table:table-row table:style-name="ro1">
          <table:table-cell office:value-type="float" office:value="0.738505747126437" calcext:value-type="float">
            <text:p>0,7385057471</text:p>
          </table:table-cell>
          <table:table-cell office:value-type="float" office:value="0.0276741170987081" calcext:value-type="float">
            <text:p>0,0276741171</text:p>
          </table:table-cell>
          <table:table-cell table:number-columns-repeated="6"/>
        </table:table-row>
        <table:table-row table:style-name="ro1">
          <table:table-cell office:value-type="float" office:value="0.741379310344828" calcext:value-type="float">
            <text:p>0,7413793103</text:p>
          </table:table-cell>
          <table:table-cell office:value-type="float" office:value="0.0309631515177662" calcext:value-type="float">
            <text:p>0,0309631515</text:p>
          </table:table-cell>
          <table:table-cell table:number-columns-repeated="6"/>
        </table:table-row>
        <table:table-row table:style-name="ro1">
          <table:table-cell office:value-type="float" office:value="0.741379310344828" calcext:value-type="float">
            <text:p>0,7413793103</text:p>
          </table:table-cell>
          <table:table-cell office:value-type="float" office:value="0.0608356932917608" calcext:value-type="float">
            <text:p>0,0608356933</text:p>
          </table:table-cell>
          <table:table-cell table:number-columns-repeated="6"/>
        </table:table-row>
        <table:table-row table:style-name="ro1">
          <table:table-cell office:value-type="float" office:value="0.741379310344828" calcext:value-type="float">
            <text:p>0,7413793103</text:p>
          </table:table-cell>
          <table:table-cell office:value-type="float" office:value="0.0631457762368745" calcext:value-type="float">
            <text:p>0,0631457762</text:p>
          </table:table-cell>
          <table:table-cell table:number-columns-repeated="6"/>
        </table:table-row>
        <table:table-row table:style-name="ro1">
          <table:table-cell office:value-type="float" office:value="0.744252873563218" calcext:value-type="float">
            <text:p>0,7442528736</text:p>
          </table:table-cell>
          <table:table-cell office:value-type="float" office:value="0.0326085575684955" calcext:value-type="float">
            <text:p>0,0326085576</text:p>
          </table:table-cell>
          <table:table-cell table:number-columns-repeated="6"/>
        </table:table-row>
        <table:table-row table:style-name="ro1">
          <table:table-cell office:value-type="float" office:value="0.744252873563218" calcext:value-type="float">
            <text:p>0,7442528736</text:p>
          </table:table-cell>
          <table:table-cell office:value-type="float" office:value="0.0571764875385885" calcext:value-type="float">
            <text:p>0,0571764875</text:p>
          </table:table-cell>
          <table:table-cell table:number-columns-repeated="6"/>
        </table:table-row>
        <table:table-row table:style-name="ro1">
          <table:table-cell office:value-type="float" office:value="0.744252873563218" calcext:value-type="float">
            <text:p>0,7442528736</text:p>
          </table:table-cell>
          <table:table-cell office:value-type="float" office:value="0.0734789052026084" calcext:value-type="float">
            <text:p>0,0734789052</text:p>
          </table:table-cell>
          <table:table-cell table:number-columns-repeated="6"/>
        </table:table-row>
        <table:table-row table:style-name="ro1">
          <table:table-cell office:value-type="float" office:value="0.747126436781609" calcext:value-type="float">
            <text:p>0,7471264368</text:p>
          </table:table-cell>
          <table:table-cell office:value-type="float" office:value="0.0111861831416756" calcext:value-type="float">
            <text:p>0,0111861831</text:p>
          </table:table-cell>
          <table:table-cell table:number-columns-repeated="6"/>
        </table:table-row>
        <table:table-row table:style-name="ro1">
          <table:table-cell office:value-type="float" office:value="0.747126436781609" calcext:value-type="float">
            <text:p>0,7471264368</text:p>
          </table:table-cell>
          <table:table-cell office:value-type="float" office:value="0.0298472162779976" calcext:value-type="float">
            <text:p>0,0298472163</text:p>
          </table:table-cell>
          <table:table-cell table:number-columns-repeated="6"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0.0257739150230621" calcext:value-type="float">
            <text:p>0,025773915</text:p>
          </table:table-cell>
          <table:table-cell table:number-columns-repeated="6"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0.0736574599864332" calcext:value-type="float">
            <text:p>0,07365746</text:p>
          </table:table-cell>
          <table:table-cell table:number-columns-repeated="6"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0.0702201750304499" calcext:value-type="float">
            <text:p>0,070220175</text:p>
          </table:table-cell>
          <table:table-cell table:number-columns-repeated="6"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0.0793942729806336" calcext:value-type="float">
            <text:p>0,079394273</text:p>
          </table:table-cell>
          <table:table-cell table:number-columns-repeated="6"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0.0298787238014686" calcext:value-type="float">
            <text:p>0,0298787238</text:p>
          </table:table-cell>
          <table:table-cell table:number-columns-repeated="6"/>
        </table:table-row>
        <table:table-row table:style-name="ro1">
          <table:table-cell office:value-type="float" office:value="0.752873563218391" calcext:value-type="float">
            <text:p>0,7528735632</text:p>
          </table:table-cell>
          <table:table-cell office:value-type="float" office:value="0.0612340651311407" calcext:value-type="float">
            <text:p>0,0612340651</text:p>
          </table:table-cell>
          <table:table-cell table:number-columns-repeated="6"/>
        </table:table-row>
        <table:table-row table:style-name="ro1">
          <table:table-cell office:value-type="float" office:value="0.752873563218391" calcext:value-type="float">
            <text:p>0,7528735632</text:p>
          </table:table-cell>
          <table:table-cell office:value-type="float" office:value="0.035488735307593" calcext:value-type="float">
            <text:p>0,0354887353</text:p>
          </table:table-cell>
          <table:table-cell table:number-columns-repeated="6"/>
        </table:table-row>
        <table:table-row table:style-name="ro1">
          <table:table-cell office:value-type="float" office:value="0.752873563218391" calcext:value-type="float">
            <text:p>0,7528735632</text:p>
          </table:table-cell>
          <table:table-cell office:value-type="float" office:value="0.062511648136844" calcext:value-type="float">
            <text:p>0,0625116481</text:p>
          </table:table-cell>
          <table:table-cell table:number-columns-repeated="6"/>
        </table:table-row>
        <table:table-row table:style-name="ro1">
          <table:table-cell office:value-type="float" office:value="0.752873563218391" calcext:value-type="float">
            <text:p>0,7528735632</text:p>
          </table:table-cell>
          <table:table-cell office:value-type="float" office:value="0.0758030027933599" calcext:value-type="float">
            <text:p>0,0758030028</text:p>
          </table:table-cell>
          <table:table-cell table:number-columns-repeated="6"/>
        </table:table-row>
        <table:table-row table:style-name="ro1">
          <table:table-cell office:value-type="float" office:value="0.755747126436782" calcext:value-type="float">
            <text:p>0,7557471264</text:p>
          </table:table-cell>
          <table:table-cell office:value-type="float" office:value="0.0682121519302821" calcext:value-type="float">
            <text:p>0,0682121519</text:p>
          </table:table-cell>
          <table:table-cell table:number-columns-repeated="6"/>
        </table:table-row>
        <table:table-row table:style-name="ro1">
          <table:table-cell office:value-type="float" office:value="0.758620689655172" calcext:value-type="float">
            <text:p>0,7586206897</text:p>
          </table:table-cell>
          <table:table-cell office:value-type="float" office:value="0.0224729209637397" calcext:value-type="float">
            <text:p>0,022472921</text:p>
          </table:table-cell>
          <table:table-cell table:number-columns-repeated="6"/>
        </table:table-row>
        <table:table-row table:style-name="ro1">
          <table:table-cell office:value-type="float" office:value="0.758620689655172" calcext:value-type="float">
            <text:p>0,7586206897</text:p>
          </table:table-cell>
          <table:table-cell office:value-type="float" office:value="0.0320790461981149" calcext:value-type="float">
            <text:p>0,0320790462</text:p>
          </table:table-cell>
          <table:table-cell table:number-columns-repeated="6"/>
        </table:table-row>
        <table:table-row table:style-name="ro1">
          <table:table-cell office:value-type="float" office:value="0.764367816091954" calcext:value-type="float">
            <text:p>0,7643678161</text:p>
          </table:table-cell>
          <table:table-cell office:value-type="float" office:value="0.0330889023851084" calcext:value-type="float">
            <text:p>0,0330889024</text:p>
          </table:table-cell>
          <table:table-cell table:number-columns-repeated="6"/>
        </table:table-row>
        <table:table-row table:style-name="ro1">
          <table:table-cell office:value-type="float" office:value="0.767241379310345" calcext:value-type="float">
            <text:p>0,7672413793</text:p>
          </table:table-cell>
          <table:table-cell office:value-type="float" office:value="0.0488389840179786" calcext:value-type="float">
            <text:p>0,048838984</text:p>
          </table:table-cell>
          <table:table-cell table:number-columns-repeated="6"/>
        </table:table-row>
        <table:table-row table:style-name="ro1">
          <table:table-cell office:value-type="float" office:value="0.767241379310345" calcext:value-type="float">
            <text:p>0,7672413793</text:p>
          </table:table-cell>
          <table:table-cell office:value-type="float" office:value="0.0256367968215041" calcext:value-type="float">
            <text:p>0,0256367968</text:p>
          </table:table-cell>
          <table:table-cell table:number-columns-repeated="6"/>
        </table:table-row>
        <table:table-row table:style-name="ro1">
          <table:table-cell office:value-type="float" office:value="0.767241379310345" calcext:value-type="float">
            <text:p>0,7672413793</text:p>
          </table:table-cell>
          <table:table-cell office:value-type="float" office:value="0.0289930795971686" calcext:value-type="float">
            <text:p>0,0289930796</text:p>
          </table:table-cell>
          <table:table-cell table:number-columns-repeated="6"/>
        </table:table-row>
        <table:table-row table:style-name="ro1">
          <table:table-cell office:value-type="float" office:value="0.770114942528736" calcext:value-type="float">
            <text:p>0,7701149425</text:p>
          </table:table-cell>
          <table:table-cell office:value-type="float" office:value="0.0285744184240906" calcext:value-type="float">
            <text:p>0,0285744184</text:p>
          </table:table-cell>
          <table:table-cell table:number-columns-repeated="6"/>
        </table:table-row>
        <table:table-row table:style-name="ro1">
          <table:table-cell office:value-type="float" office:value="0.770114942528736" calcext:value-type="float">
            <text:p>0,7701149425</text:p>
          </table:table-cell>
          <table:table-cell office:value-type="float" office:value="0.0610169066380285" calcext:value-type="float">
            <text:p>0,0610169066</text:p>
          </table:table-cell>
          <table:table-cell table:number-columns-repeated="6"/>
        </table:table-row>
        <table:table-row table:style-name="ro1">
          <table:table-cell office:value-type="float" office:value="0.772988505747127" calcext:value-type="float">
            <text:p>0,7729885057</text:p>
          </table:table-cell>
          <table:table-cell office:value-type="float" office:value="0.0278959867315122" calcext:value-type="float">
            <text:p>0,0278959867</text:p>
          </table:table-cell>
          <table:table-cell table:number-columns-repeated="6"/>
        </table:table-row>
        <table:table-row table:style-name="ro1">
          <table:table-cell office:value-type="float" office:value="0.775862068965517" calcext:value-type="float">
            <text:p>0,775862069</text:p>
          </table:table-cell>
          <table:table-cell office:value-type="float" office:value="0.0408215614198637" calcext:value-type="float">
            <text:p>0,0408215614</text:p>
          </table:table-cell>
          <table:table-cell table:number-columns-repeated="6"/>
        </table:table-row>
        <table:table-row table:style-name="ro1">
          <table:table-cell office:value-type="float" office:value="0.778735632183908" calcext:value-type="float">
            <text:p>0,7787356322</text:p>
          </table:table-cell>
          <table:table-cell office:value-type="float" office:value="0.0330713565503353" calcext:value-type="float">
            <text:p>0,0330713566</text:p>
          </table:table-cell>
          <table:table-cell table:number-columns-repeated="6"/>
        </table:table-row>
        <table:table-row table:style-name="ro1">
          <table:table-cell office:value-type="float" office:value="0.778735632183908" calcext:value-type="float">
            <text:p>0,7787356322</text:p>
          </table:table-cell>
          <table:table-cell office:value-type="float" office:value="0.018412846451067" calcext:value-type="float">
            <text:p>0,0184128465</text:p>
          </table:table-cell>
          <table:table-cell table:number-columns-repeated="6"/>
        </table:table-row>
        <table:table-row table:style-name="ro1">
          <table:table-cell office:value-type="float" office:value="0.781609195402299" calcext:value-type="float">
            <text:p>0,7816091954</text:p>
          </table:table-cell>
          <table:table-cell office:value-type="float" office:value="0.0657900908119364" calcext:value-type="float">
            <text:p>0,0657900908</text:p>
          </table:table-cell>
          <table:table-cell table:number-columns-repeated="6"/>
        </table:table-row>
        <table:table-row table:style-name="ro1">
          <table:table-cell office:value-type="float" office:value="0.78448275862069" calcext:value-type="float">
            <text:p>0,7844827586</text:p>
          </table:table-cell>
          <table:table-cell office:value-type="float" office:value="0.0573835464325431" calcext:value-type="float">
            <text:p>0,0573835464</text:p>
          </table:table-cell>
          <table:table-cell table:number-columns-repeated="6"/>
        </table:table-row>
        <table:table-row table:style-name="ro1">
          <table:table-cell office:value-type="float" office:value="0.78735632183908" calcext:value-type="float">
            <text:p>0,7873563218</text:p>
          </table:table-cell>
          <table:table-cell office:value-type="float" office:value="0.065482912661243" calcext:value-type="float">
            <text:p>0,0654829127</text:p>
          </table:table-cell>
          <table:table-cell table:number-columns-repeated="6"/>
        </table:table-row>
        <table:table-row table:style-name="ro1">
          <table:table-cell office:value-type="float" office:value="0.787356321839081" calcext:value-type="float">
            <text:p>0,7873563218</text:p>
          </table:table-cell>
          <table:table-cell office:value-type="float" office:value="0.029850829393835" calcext:value-type="float">
            <text:p>0,0298508294</text:p>
          </table:table-cell>
          <table:table-cell table:number-columns-repeated="6"/>
        </table:table-row>
        <table:table-row table:style-name="ro1">
          <table:table-cell office:value-type="float" office:value="0.787356321839081" calcext:value-type="float">
            <text:p>0,7873563218</text:p>
          </table:table-cell>
          <table:table-cell office:value-type="float" office:value="0.0264721982995384" calcext:value-type="float">
            <text:p>0,0264721983</text:p>
          </table:table-cell>
          <table:table-cell table:number-columns-repeated="6"/>
        </table:table-row>
        <table:table-row table:style-name="ro1">
          <table:table-cell office:value-type="float" office:value="0.787356321839081" calcext:value-type="float">
            <text:p>0,7873563218</text:p>
          </table:table-cell>
          <table:table-cell office:value-type="float" office:value="0.0368831225484253" calcext:value-type="float">
            <text:p>0,0368831225</text:p>
          </table:table-cell>
          <table:table-cell table:number-columns-repeated="6"/>
        </table:table-row>
        <table:table-row table:style-name="ro1">
          <table:table-cell office:value-type="float" office:value="0.787356321839081" calcext:value-type="float">
            <text:p>0,7873563218</text:p>
          </table:table-cell>
          <table:table-cell office:value-type="float" office:value="0.046438695600607" calcext:value-type="float">
            <text:p>0,0464386956</text:p>
          </table:table-cell>
          <table:table-cell table:number-columns-repeated="6"/>
        </table:table-row>
        <table:table-row table:style-name="ro1">
          <table:table-cell office:value-type="float" office:value="0.793103448275862" calcext:value-type="float">
            <text:p>0,7931034483</text:p>
          </table:table-cell>
          <table:table-cell office:value-type="float" office:value="0.0214990629613535" calcext:value-type="float">
            <text:p>0,021499063</text:p>
          </table:table-cell>
          <table:table-cell table:number-columns-repeated="6"/>
        </table:table-row>
        <table:table-row table:style-name="ro1">
          <table:table-cell office:value-type="float" office:value="0.793103448275862" calcext:value-type="float">
            <text:p>0,7931034483</text:p>
          </table:table-cell>
          <table:table-cell office:value-type="float" office:value="0.0243378713092846" calcext:value-type="float">
            <text:p>0,0243378713</text:p>
          </table:table-cell>
          <table:table-cell table:number-columns-repeated="6"/>
        </table:table-row>
        <table:table-row table:style-name="ro1">
          <table:table-cell office:value-type="float" office:value="0.795977011494253" calcext:value-type="float">
            <text:p>0,7959770115</text:p>
          </table:table-cell>
          <table:table-cell office:value-type="float" office:value="0.036995369679387" calcext:value-type="float">
            <text:p>0,0369953697</text:p>
          </table:table-cell>
          <table:table-cell table:number-columns-repeated="6"/>
        </table:table-row>
        <table:table-row table:style-name="ro1">
          <table:table-cell office:value-type="float" office:value="0.798850574712644" calcext:value-type="float">
            <text:p>0,7988505747</text:p>
          </table:table-cell>
          <table:table-cell office:value-type="float" office:value="0.0379314544804198" calcext:value-type="float">
            <text:p>0,0379314545</text:p>
          </table:table-cell>
          <table:table-cell table:number-columns-repeated="6"/>
        </table:table-row>
        <table:table-row table:style-name="ro1">
          <table:table-cell office:value-type="float" office:value="0.798850574712644" calcext:value-type="float">
            <text:p>0,7988505747</text:p>
          </table:table-cell>
          <table:table-cell office:value-type="float" office:value="0.0428111526012479" calcext:value-type="float">
            <text:p>0,0428111526</text:p>
          </table:table-cell>
          <table:table-cell table:number-columns-repeated="6"/>
        </table:table-row>
        <table:table-row table:style-name="ro1">
          <table:table-cell table:style-name="ce12" office:value-type="float" office:value="0.801724137931035" calcext:value-type="float">
            <text:p>0,8017241379</text:p>
          </table:table-cell>
          <table:table-cell table:style-name="ce12" office:value-type="float" office:value="0.0280322102911259" calcext:value-type="float">
            <text:p>0,0280322103</text:p>
          </table:table-cell>
          <table:table-cell table:style-name="ce12" office:value-type="float" office:value="0.0514551872860919" calcext:value-type="float">
            <text:p>0,0514551873</text:p>
          </table:table-cell>
          <table:table-cell table:number-columns-repeated="5"/>
        </table:table-row>
        <table:table-row table:style-name="ro1">
          <table:table-cell table:style-name="ce12" office:value-type="float" office:value="0.804597701149425" calcext:value-type="float">
            <text:p>0,8045977011</text:p>
          </table:table-cell>
          <table:table-cell table:style-name="ce12" office:value-type="float" office:value="0.0514551872860919" calcext:value-type="float">
            <text:p>0,0514551873</text:p>
          </table:table-cell>
          <table:table-cell table:number-columns-repeated="6"/>
        </table:table-row>
        <table:table-row table:style-name="ro1">
          <table:table-cell table:style-name="ce12" office:value-type="float" office:value="0.807471264367816" calcext:value-type="float">
            <text:p>0,8074712644</text:p>
          </table:table-cell>
          <table:table-cell table:style-name="ce12" office:value-type="float" office:value="0.0433777241937765" calcext:value-type="float">
            <text:p>0,0433777242</text:p>
          </table:table-cell>
          <table:table-cell table:number-columns-repeated="6"/>
        </table:table-row>
      </table:table>
      <table:named-expressions/>
      <table:database-ranges>
        <table:database-range table:name="__Anonymous_Sheet_DB__1" table:target-range-address="'Average Precision (AP)'.A2:'Average Precision (AP)'.B24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2">00/00/0000</text:date>, <text:time style:data-style-name="N2" text:time-value="16:16:09.47179545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2T17:59:06.754575447</dc:date>
    <meta:editing-duration>PT1H3M51S</meta:editing-duration>
    <meta:editing-cycles>3</meta:editing-cycles>
    <meta:generator>LibreOffice/5.1.6.2$Linux_X86_64 LibreOffice_project/10m0$Build-2</meta:generator>
    <meta:document-statistic meta:table-count="2" meta:cell-count="5139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." xlink:type="simple" chart:class="chart:line" chart:style-name="ch1">
        <chart:title svg:x="5.845cm" svg:y="0.314cm" chart:style-name="ch2">
          <text:p>Learning Rate 0.004</text:p>
        </chart:title>
        <chart:legend chart:legend-position="end" svg:x="13.914cm" svg:y="3.951cm" style:legend-expansion="high" chart:style-name="ch3"/>
        <chart:plot-area chart:style-name="ch4" table:cell-range-address="train_log__LR_004.A1:train_log__LR_004.B243" chart:data-source-has-labels="row" svg:x="1.317cm" svg:y="1.286cm" svg:width="12.278cm" svg:height="6.566cm">
          <chartooo:coordinate-region svg:x="2.071cm" svg:y="1.393cm" svg:width="11.431cm" svg:height="5.414cm"/>
          <chart:axis chart:dimension="x" chart:name="primary-x" chart:style-name="ch5">
            <chart:title svg:x="6.876cm" svg:y="8.032cm" chart:style-name="ch6">
              <text:p>Epochs</text:p>
            </chart:title>
          </chart:axis>
          <chart:axis chart:dimension="y" chart:name="primary-y" chart:style-name="ch5">
            <chart:title svg:x="0.451cm" svg:y="5.109cm" chart:style-name="ch7">
              <text:p>Loss X</text:p>
            </chart:title>
            <chart:grid chart:style-name="ch8" chart:class="major"/>
          </chart:axis>
          <chart:series chart:style-name="ch9" chart:values-cell-range-address="train_log__LR_004.A2:train_log__LR_004.A243" chart:label-cell-address="train_log__LR_004.A1:train_log__LR_004.A1" chart:class="chart:line">
            <chart:data-point chart:repeated="242"/>
          </chart:series>
          <chart:series chart:style-name="ch10" chart:values-cell-range-address="train_log__LR_004.B2:train_log__LR_004.B243" chart:label-cell-address="train_log__LR_004.B1:train_log__LR_004.B1" chart:class="chart:line">
            <chart:data-point chart:repeated="2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</text:p>
                <draw:g>
                  <svg:desc>train_log__LR_004.A1:train_log__LR_004.A1</svg:desc>
                </draw:g>
              </table:table-cell>
              <table:table-cell office:value-type="string">
                <text:p>valid</text:p>
                <draw:g>
                  <svg:desc>train_log__LR_004.B1:train_log__LR_004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60950761911757">
                <text:p>0.260950761911757</text:p>
                <draw:g>
                  <svg:desc>train_log__LR_004.A2:train_log__LR_004.A243</svg:desc>
                </draw:g>
              </table:table-cell>
              <table:table-cell office:value-type="float" office:value="0.233680968665606">
                <text:p>0.233680968665606</text:p>
                <draw:g>
                  <svg:desc>train_log__LR_004.B2:train_log__LR_004.B2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6110908026301">
                <text:p>0.236110908026301</text:p>
              </table:table-cell>
              <table:table-cell office:value-type="float" office:value="0.22424162257812">
                <text:p>0.224241622578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8790688475188">
                <text:p>0.228790688475188</text:p>
              </table:table-cell>
              <table:table-cell office:value-type="float" office:value="0.844690318500366">
                <text:p>0.8446903185003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75081442607257">
                <text:p>0.275081442607257</text:p>
              </table:table-cell>
              <table:table-cell office:value-type="float" office:value="0.280605465147628">
                <text:p>0.2806054651476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5379942965743">
                <text:p>0.265379942965743</text:p>
              </table:table-cell>
              <table:table-cell office:value-type="float" office:value="0.278929018371353">
                <text:p>0.2789290183713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1718402548642">
                <text:p>0.261718402548642</text:p>
              </table:table-cell>
              <table:table-cell office:value-type="float" office:value="0.2549470137315">
                <text:p>0.2549470137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60862500171562">
                <text:p>0.260862500171562</text:p>
              </table:table-cell>
              <table:table-cell office:value-type="float" office:value="0.254029692857173">
                <text:p>0.2540296928571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7005663840445">
                <text:p>0.257005663840445</text:p>
              </table:table-cell>
              <table:table-cell office:value-type="float" office:value="0.249338614418179">
                <text:p>0.2493386144181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5348659259779">
                <text:p>0.255348659259779</text:p>
              </table:table-cell>
              <table:table-cell office:value-type="float" office:value="0.252158256773516">
                <text:p>0.2521582567735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3235137629585">
                <text:p>0.253235137629585</text:p>
              </table:table-cell>
              <table:table-cell office:value-type="float" office:value="0.24941983430823">
                <text:p>0.249419834308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0721857696222">
                <text:p>0.250721857696222</text:p>
              </table:table-cell>
              <table:table-cell office:value-type="float" office:value="0.248137804033267">
                <text:p>0.2481378040332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799099177724">
                <text:p>0.24799099177724</text:p>
              </table:table-cell>
              <table:table-cell office:value-type="float" office:value="0.250846590549717">
                <text:p>0.2508465905497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6797044346156">
                <text:p>0.246797044346156</text:p>
              </table:table-cell>
              <table:table-cell office:value-type="float" office:value="0.243331000932436">
                <text:p>0.2433310009324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44608378837462">
                <text:p>0.244608378837462</text:p>
              </table:table-cell>
              <table:table-cell office:value-type="float" office:value="0.239494061948539">
                <text:p>0.2394940619485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40224306683767">
                <text:p>0.240224306683767</text:p>
              </table:table-cell>
              <table:table-cell office:value-type="float" office:value="0.239213942453779">
                <text:p>0.2392139424537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38781146025232">
                <text:p>0.238781146025232</text:p>
              </table:table-cell>
              <table:table-cell office:value-type="float" office:value="0.234186625959159">
                <text:p>0.2341866259591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4338360508509">
                <text:p>0.234338360508509</text:p>
              </table:table-cell>
              <table:table-cell office:value-type="float" office:value="0.238080083794996">
                <text:p>0.2380800837949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30721084195932">
                <text:p>0.230721084195932</text:p>
              </table:table-cell>
              <table:table-cell office:value-type="float" office:value="0.236213724670835">
                <text:p>0.2362137246708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27019284012477">
                <text:p>0.227019284012477</text:p>
              </table:table-cell>
              <table:table-cell office:value-type="float" office:value="0.23605138150943">
                <text:p>0.236051381509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25490636151775">
                <text:p>0.225490636151775</text:p>
              </table:table-cell>
              <table:table-cell office:value-type="float" office:value="0.269246350289403">
                <text:p>0.2692463502894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31123261553033">
                <text:p>0.231123261553033</text:p>
              </table:table-cell>
              <table:table-cell office:value-type="float" office:value="0.227102956501767">
                <text:p>0.2271029565017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9104478227821">
                <text:p>0.219104478227821</text:p>
              </table:table-cell>
              <table:table-cell office:value-type="float" office:value="0.217570770921282">
                <text:p>0.2175707709212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14167977279251">
                <text:p>0.214167977279251</text:p>
              </table:table-cell>
              <table:table-cell office:value-type="float" office:value="0.218202179667122">
                <text:p>0.2182021796671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10062124668923">
                <text:p>0.210062124668923</text:p>
              </table:table-cell>
              <table:table-cell office:value-type="float" office:value="0.225072201118345">
                <text:p>0.2250722011183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07338347699581">
                <text:p>0.207338347699581</text:p>
              </table:table-cell>
              <table:table-cell office:value-type="float" office:value="0.221963078988132">
                <text:p>0.2219630789881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05021520613991">
                <text:p>0.205021520613991</text:p>
              </table:table-cell>
              <table:table-cell office:value-type="float" office:value="0.218313676497301">
                <text:p>0.2183136764973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99143372731269">
                <text:p>0.199143372731269</text:p>
              </table:table-cell>
              <table:table-cell office:value-type="float" office:value="0.22671930855396">
                <text:p>0.226719308553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99317053299729">
                <text:p>0.199317053299729</text:p>
              </table:table-cell>
              <table:table-cell office:value-type="float" office:value="0.218468356918712">
                <text:p>0.2184683569187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12726774275337">
                <text:p>0.212726774275337</text:p>
              </table:table-cell>
              <table:table-cell office:value-type="float" office:value="0.253761937727365">
                <text:p>0.2537619377273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21434410342497">
                <text:p>0.221434410342497</text:p>
              </table:table-cell>
              <table:table-cell office:value-type="float" office:value="0.228359854901571">
                <text:p>0.2283598549015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06858601840472">
                <text:p>0.206858601840472</text:p>
              </table:table-cell>
              <table:table-cell office:value-type="float" office:value="0.229455548232213">
                <text:p>0.2294555482322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9952339922135">
                <text:p>0.19952339922135</text:p>
              </table:table-cell>
              <table:table-cell office:value-type="float" office:value="0.227823517153818">
                <text:p>0.2278235171538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94552540686528">
                <text:p>0.194552540686528</text:p>
              </table:table-cell>
              <table:table-cell office:value-type="float" office:value="0.2192854827575">
                <text:p>0.21928548275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90437734458104">
                <text:p>0.190437734458104</text:p>
              </table:table-cell>
              <table:table-cell office:value-type="float" office:value="0.230847942855627">
                <text:p>0.2308479428556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90161547589111">
                <text:p>0.190161547589111</text:p>
              </table:table-cell>
              <table:table-cell office:value-type="float" office:value="0.222452238003386">
                <text:p>0.2224522380033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84583715168162">
                <text:p>0.184583715168162</text:p>
              </table:table-cell>
              <table:table-cell office:value-type="float" office:value="0.21317988074212">
                <text:p>0.213179880742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79911817922641">
                <text:p>0.179911817922641</text:p>
              </table:table-cell>
              <table:table-cell office:value-type="float" office:value="0.229516854454514">
                <text:p>0.2295168544545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12716819169725">
                <text:p>0.212716819169725</text:p>
              </table:table-cell>
              <table:table-cell office:value-type="float" office:value="0.284014144342329">
                <text:p>0.2840141443423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11241599663419">
                <text:p>0.211241599663419</text:p>
              </table:table-cell>
              <table:table-cell office:value-type="float" office:value="0.243231988468826">
                <text:p>0.2432319884688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99967026917009">
                <text:p>0.199967026917009</text:p>
              </table:table-cell>
              <table:table-cell office:value-type="float" office:value="0.257033602597497">
                <text:p>0.2570336025974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88932090437947">
                <text:p>0.188932090437947</text:p>
              </table:table-cell>
              <table:table-cell office:value-type="float" office:value="0.238937128055489">
                <text:p>0.2389371280554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86429657944611">
                <text:p>0.186429657944611</text:p>
              </table:table-cell>
              <table:table-cell office:value-type="float" office:value="0.265156677657144">
                <text:p>0.2651566776571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82945197657356">
                <text:p>0.182945197657356</text:p>
              </table:table-cell>
              <table:table-cell office:value-type="float" office:value="0.249624335004322">
                <text:p>0.2496243350043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81009333906466">
                <text:p>0.181009333906466</text:p>
              </table:table-cell>
              <table:table-cell office:value-type="float" office:value="0.241375773609214">
                <text:p>0.2413757736092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77855216167764">
                <text:p>0.177855216167764</text:p>
              </table:table-cell>
              <table:table-cell office:value-type="float" office:value="0.257501573518123">
                <text:p>0.2575015735181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99803967464427">
                <text:p>0.199803967464427</text:p>
              </table:table-cell>
              <table:table-cell office:value-type="float" office:value="0.222077545653708">
                <text:p>0.2220775456537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79430791560479">
                <text:p>0.179430791560479</text:p>
              </table:table-cell>
              <table:table-cell office:value-type="float" office:value="0.229485118396355">
                <text:p>0.2294851183963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71706804025286">
                <text:p>0.171706804025286</text:p>
              </table:table-cell>
              <table:table-cell office:value-type="float" office:value="0.234635965741071">
                <text:p>0.2346359657410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64458396882585">
                <text:p>0.164458396882585</text:p>
              </table:table-cell>
              <table:table-cell office:value-type="float" office:value="0.243101800095936">
                <text:p>0.2431018000959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63227134107176">
                <text:p>0.163227134107176</text:p>
              </table:table-cell>
              <table:table-cell office:value-type="float" office:value="0.23048786275442">
                <text:p>0.230487862754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58521991716763">
                <text:p>0.158521991716763</text:p>
              </table:table-cell>
              <table:table-cell office:value-type="float" office:value="0.232235519209443">
                <text:p>0.2322355192094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55775373289483">
                <text:p>0.155775373289483</text:p>
              </table:table-cell>
              <table:table-cell office:value-type="float" office:value="0.24431342544129">
                <text:p>0.244313425441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56462635247596">
                <text:p>0.156462635247596</text:p>
              </table:table-cell>
              <table:table-cell office:value-type="float" office:value="0.220445954624226">
                <text:p>0.2204459546242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47664050698101">
                <text:p>0.147664050698101</text:p>
              </table:table-cell>
              <table:table-cell office:value-type="float" office:value="0.229765781939054">
                <text:p>0.2297657819390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60411507334394">
                <text:p>0.160411507334394</text:p>
              </table:table-cell>
              <table:table-cell office:value-type="float" office:value="0.233759797234409">
                <text:p>0.2337597972344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44243576843646">
                <text:p>0.144243576843646</text:p>
              </table:table-cell>
              <table:table-cell office:value-type="float" office:value="0.243975969106722">
                <text:p>0.2439759691067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41858755825229">
                <text:p>0.141858755825229</text:p>
              </table:table-cell>
              <table:table-cell office:value-type="float" office:value="0.236497656732761">
                <text:p>0.2364976567327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36092010133071">
                <text:p>0.136092010133071</text:p>
              </table:table-cell>
              <table:table-cell office:value-type="float" office:value="0.236329968786871">
                <text:p>0.2363299687868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38032087798349">
                <text:p>0.138032087798349</text:p>
              </table:table-cell>
              <table:table-cell office:value-type="float" office:value="0.259054346884709">
                <text:p>0.2590543468847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37186943367639">
                <text:p>0.137186943367639</text:p>
              </table:table-cell>
              <table:table-cell office:value-type="float" office:value="0.259603850099297">
                <text:p>0.2596038500992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58203091751552">
                <text:p>0.158203091751552</text:p>
              </table:table-cell>
              <table:table-cell office:value-type="float" office:value="0.23013532845775">
                <text:p>0.230135328457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38326391244752">
                <text:p>0.138326391244752</text:p>
              </table:table-cell>
              <table:table-cell office:value-type="float" office:value="0.229265576513516">
                <text:p>0.2292655765135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3089519787052">
                <text:p>0.13089519787052</text:p>
              </table:table-cell>
              <table:table-cell office:value-type="float" office:value="0.248093377023028">
                <text:p>0.2480933770230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24976211158997">
                <text:p>0.124976211158997</text:p>
              </table:table-cell>
              <table:table-cell office:value-type="float" office:value="0.243419529075317">
                <text:p>0.2434195290753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29002965024335">
                <text:p>0.129002965024335</text:p>
              </table:table-cell>
              <table:table-cell office:value-type="float" office:value="0.241928698511088">
                <text:p>0.2419286985110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24488258122249">
                <text:p>0.124488258122249</text:p>
              </table:table-cell>
              <table:table-cell office:value-type="float" office:value="0.233854452873668">
                <text:p>0.2338544528736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25303631105496">
                <text:p>0.125303631105496</text:p>
              </table:table-cell>
              <table:table-cell office:value-type="float" office:value="0.22487843382385">
                <text:p>0.224878433823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20129468524931">
                <text:p>0.120129468524931</text:p>
              </table:table-cell>
              <table:table-cell office:value-type="float" office:value="0.235511859402009">
                <text:p>0.2355118594020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15467067825393">
                <text:p>0.115467067825393</text:p>
              </table:table-cell>
              <table:table-cell office:value-type="float" office:value="0.228518333597157">
                <text:p>0.2285183335971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18453936594042">
                <text:p>0.118453936594042</text:p>
              </table:table-cell>
              <table:table-cell office:value-type="float" office:value="0.24436790833361">
                <text:p>0.244367908333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25884404602806">
                <text:p>0.125884404602806</text:p>
              </table:table-cell>
              <table:table-cell office:value-type="float" office:value="0.229438048805479">
                <text:p>0.2294380488054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12622501955268">
                <text:p>0.112622501955268</text:p>
              </table:table-cell>
              <table:table-cell office:value-type="float" office:value="0.241243053436408">
                <text:p>0.2412430534364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03172426653869">
                <text:p>0.103172426653869</text:p>
              </table:table-cell>
              <table:table-cell office:value-type="float" office:value="0.231838929633498">
                <text:p>0.2318389296334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982581611934746">
                <text:p>0.0982581611934746</text:p>
              </table:table-cell>
              <table:table-cell office:value-type="float" office:value="0.288565349863473">
                <text:p>0.2885653498634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03232340457136">
                <text:p>0.103232340457136</text:p>
              </table:table-cell>
              <table:table-cell office:value-type="float" office:value="0.247571185200098">
                <text:p>0.2475711852000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02727278475949">
                <text:p>0.102727278475949</text:p>
              </table:table-cell>
              <table:table-cell office:value-type="float" office:value="0.251184674786381">
                <text:p>0.2511846747863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06863001424955">
                <text:p>0.106863001424955</text:p>
              </table:table-cell>
              <table:table-cell office:value-type="float" office:value="0.244321605941187">
                <text:p>0.2443216059411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00891098886109">
                <text:p>0.100891098886109</text:p>
              </table:table-cell>
              <table:table-cell office:value-type="float" office:value="0.23377785214237">
                <text:p>0.233777852142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0180230907623">
                <text:p>0.10180230907623</text:p>
              </table:table-cell>
              <table:table-cell office:value-type="float" office:value="0.237592142260963">
                <text:p>0.2375921422609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947303640818904">
                <text:p>0.0947303640818904</text:p>
              </table:table-cell>
              <table:table-cell office:value-type="float" office:value="0.259698101804855">
                <text:p>0.2596981018048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983493718041924">
                <text:p>0.0983493718041924</text:p>
              </table:table-cell>
              <table:table-cell office:value-type="float" office:value="0.256685268569433">
                <text:p>0.2566852685694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818647239325478">
                <text:p>0.0818647239325478</text:p>
              </table:table-cell>
              <table:table-cell office:value-type="float" office:value="0.246348461955018">
                <text:p>0.2463484619550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728642310965798">
                <text:p>0.0728642310965798</text:p>
              </table:table-cell>
              <table:table-cell office:value-type="float" office:value="0.247618804864409">
                <text:p>0.2476188048644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698900252976529">
                <text:p>0.0698900252976529</text:p>
              </table:table-cell>
              <table:table-cell office:value-type="float" office:value="0.261679453022351">
                <text:p>0.2616794530223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759404231741352">
                <text:p>0.0759404231741352</text:p>
              </table:table-cell>
              <table:table-cell office:value-type="float" office:value="0.251070703675741">
                <text:p>0.2510707036757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942896003715168">
                <text:p>0.0942896003715168</text:p>
              </table:table-cell>
              <table:table-cell office:value-type="float" office:value="0.245844008299675">
                <text:p>0.2458440082996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846927553116757">
                <text:p>0.0846927553116757</text:p>
              </table:table-cell>
              <table:table-cell office:value-type="float" office:value="0.244267226925425">
                <text:p>0.2442672269254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638173801502326">
                <text:p>0.0638173801502326</text:p>
              </table:table-cell>
              <table:table-cell office:value-type="float" office:value="0.252539788217303">
                <text:p>0.2525397882173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585600505671034">
                <text:p>0.0585600505671034</text:p>
              </table:table-cell>
              <table:table-cell office:value-type="float" office:value="0.265993330948073">
                <text:p>0.2659933309480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940921667508327">
                <text:p>0.0940921667508327</text:p>
              </table:table-cell>
              <table:table-cell office:value-type="float" office:value="0.249355896977218">
                <text:p>0.2493558969772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658260041300012">
                <text:p>0.0658260041300012</text:p>
              </table:table-cell>
              <table:table-cell office:value-type="float" office:value="0.254955951552958">
                <text:p>0.2549559515529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542068676265403">
                <text:p>0.0542068676265403</text:p>
              </table:table-cell>
              <table:table-cell office:value-type="float" office:value="0.258671705498649">
                <text:p>0.2586717054986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505009567434883">
                <text:p>0.0505009567434883</text:p>
              </table:table-cell>
              <table:table-cell office:value-type="float" office:value="0.25943492055702">
                <text:p>0.259434920557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543514493643782">
                <text:p>0.0543514493643782</text:p>
              </table:table-cell>
              <table:table-cell office:value-type="float" office:value="0.247510520890375">
                <text:p>0.2475105208903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952768380656306">
                <text:p>0.0952768380656306</text:p>
              </table:table-cell>
              <table:table-cell office:value-type="float" office:value="0.240609132758029">
                <text:p>0.2406091327580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565623559743879">
                <text:p>0.0565623559743879</text:p>
              </table:table-cell>
              <table:table-cell office:value-type="float" office:value="0.249437246333149">
                <text:p>0.2494372463331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03352926985979">
                <text:p>0.0403352926985979</text:p>
              </table:table-cell>
              <table:table-cell office:value-type="float" office:value="0.258817799042124">
                <text:p>0.2588177990421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3482927109146">
                <text:p>0.03482927109146</text:p>
              </table:table-cell>
              <table:table-cell office:value-type="float" office:value="0.25592107148259">
                <text:p>0.255921071482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348273186301452">
                <text:p>0.0348273186301452</text:p>
              </table:table-cell>
              <table:table-cell office:value-type="float" office:value="0.272228225865421">
                <text:p>0.2722282258654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365685097701853">
                <text:p>0.0365685097701853</text:p>
              </table:table-cell>
              <table:table-cell office:value-type="float" office:value="0.253453379129622">
                <text:p>0.2534533791296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820414141856692">
                <text:p>0.0820414141856692</text:p>
              </table:table-cell>
              <table:table-cell office:value-type="float" office:value="0.254681370643586">
                <text:p>0.2546813706435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720688100649571">
                <text:p>0.0720688100649571</text:p>
              </table:table-cell>
              <table:table-cell office:value-type="float" office:value="0.248197735632794">
                <text:p>0.24819773563279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3933174116382">
                <text:p>0.03933174116382</text:p>
              </table:table-cell>
              <table:table-cell office:value-type="float" office:value="0.254502188531754">
                <text:p>0.2545021885317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87643647177455">
                <text:p>0.0287643647177455</text:p>
              </table:table-cell>
              <table:table-cell office:value-type="float" office:value="0.260970269058628">
                <text:p>0.2609702690586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62609120085382">
                <text:p>0.0262609120085382</text:p>
              </table:table-cell>
              <table:table-cell office:value-type="float" office:value="0.260979365117864">
                <text:p>0.2609793651178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61320791994573">
                <text:p>0.0261320791994573</text:p>
              </table:table-cell>
              <table:table-cell office:value-type="float" office:value="0.254569835823374">
                <text:p>0.2545698358233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81540781942825">
                <text:p>0.0281540781942825</text:p>
              </table:table-cell>
              <table:table-cell office:value-type="float" office:value="0.271959450554026">
                <text:p>0.2719594505540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661530548331318">
                <text:p>0.0661530548331318</text:p>
              </table:table-cell>
              <table:table-cell office:value-type="float" office:value="0.270056098770573">
                <text:p>0.2700560987705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445985534314902">
                <text:p>0.0445985534314902</text:p>
              </table:table-cell>
              <table:table-cell office:value-type="float" office:value="0.25660074125586">
                <text:p>0.256600741255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488124525613966">
                <text:p>0.0488124525613966</text:p>
              </table:table-cell>
              <table:table-cell office:value-type="float" office:value="0.230082188954713">
                <text:p>0.2300821889547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359417644257958">
                <text:p>0.0359417644257958</text:p>
              </table:table-cell>
              <table:table-cell office:value-type="float" office:value="0.243994662882148">
                <text:p>0.2439946628821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6022107711196">
                <text:p>0.026022107711196</text:p>
              </table:table-cell>
              <table:table-cell office:value-type="float" office:value="0.269055859748764">
                <text:p>0.2690558597487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82703283099003">
                <text:p>0.0182703283099003</text:p>
              </table:table-cell>
              <table:table-cell office:value-type="float" office:value="0.252487609637118">
                <text:p>0.2524876096371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8574599484737">
                <text:p>0.018574599484737</text:p>
              </table:table-cell>
              <table:table-cell office:value-type="float" office:value="0.252571345370911">
                <text:p>0.2525713453709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233230828652612">
                <text:p>0.0233230828652612</text:p>
              </table:table-cell>
              <table:table-cell office:value-type="float" office:value="0.26774171282184">
                <text:p>0.267741712821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709860835099556">
                <text:p>0.0709860835099556</text:p>
              </table:table-cell>
              <table:table-cell office:value-type="float" office:value="0.237513453670795">
                <text:p>0.2375134536707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9262206538337">
                <text:p>0.029262206538337</text:p>
              </table:table-cell>
              <table:table-cell office:value-type="float" office:value="0.241093354733462">
                <text:p>0.2410933547334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60689053747551">
                <text:p>0.0160689053747551</text:p>
              </table:table-cell>
              <table:table-cell office:value-type="float" office:value="0.252970347492072">
                <text:p>0.2529703474920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25094035027504">
                <text:p>0.0125094035027504</text:p>
              </table:table-cell>
              <table:table-cell office:value-type="float" office:value="0.257144799776142">
                <text:p>0.2571447997761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43127509510096">
                <text:p>0.043127509510096</text:p>
              </table:table-cell>
              <table:table-cell office:value-type="float" office:value="0.256817176175018">
                <text:p>0.2568171761750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646990184039883">
                <text:p>0.0646990184039883</text:p>
              </table:table-cell>
              <table:table-cell office:value-type="float" office:value="0.263399713599279">
                <text:p>0.26339971359927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42173981169597">
                <text:p>0.0242173981169597</text:p>
              </table:table-cell>
              <table:table-cell office:value-type="float" office:value="0.260355427629387">
                <text:p>0.26035542762938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4712610621443">
                <text:p>0.014712610621443</text:p>
              </table:table-cell>
              <table:table-cell office:value-type="float" office:value="0.266613169469879">
                <text:p>0.2666131694698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12549135118897">
                <text:p>0.0112549135118897</text:p>
              </table:table-cell>
              <table:table-cell office:value-type="float" office:value="0.281735821378192">
                <text:p>0.2817358213781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23732285643762">
                <text:p>0.0123732285643762</text:p>
              </table:table-cell>
              <table:table-cell office:value-type="float" office:value="0.251315575967087">
                <text:p>0.2513155759670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81677874930178">
                <text:p>0.0181677874930178</text:p>
              </table:table-cell>
              <table:table-cell office:value-type="float" office:value="0.276200281816147">
                <text:p>0.2762002818161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331736962061721">
                <text:p>0.0331736962061721</text:p>
              </table:table-cell>
              <table:table-cell office:value-type="float" office:value="0.273907189791348">
                <text:p>0.2739071897913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561746364909676">
                <text:p>0.0561746364909676</text:p>
              </table:table-cell>
              <table:table-cell office:value-type="float" office:value="0.25361833189116">
                <text:p>0.253618331891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250133687055054">
                <text:p>0.0250133687055054</text:p>
              </table:table-cell>
              <table:table-cell office:value-type="float" office:value="0.24355304634032">
                <text:p>0.243553046340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39420009097877">
                <text:p>0.0139420009097877</text:p>
              </table:table-cell>
              <table:table-cell office:value-type="float" office:value="0.260886242607551">
                <text:p>0.2608862426075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989392912152067">
                <text:p>0.00989392912152067</text:p>
              </table:table-cell>
              <table:table-cell office:value-type="float" office:value="0.276673018208636">
                <text:p>0.2766730182086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942168514505873">
                <text:p>0.00942168514505873</text:p>
              </table:table-cell>
              <table:table-cell office:value-type="float" office:value="0.255860139343863">
                <text:p>0.2558601393438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465485818052167">
                <text:p>0.0465485818052167</text:p>
              </table:table-cell>
              <table:table-cell office:value-type="float" office:value="0.240846105248583">
                <text:p>0.2408461052485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706958386670356">
                <text:p>0.0706958386670356</text:p>
              </table:table-cell>
              <table:table-cell office:value-type="float" office:value="0.220415419543158">
                <text:p>0.2204154195431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445104426093386">
                <text:p>0.0445104426093386</text:p>
              </table:table-cell>
              <table:table-cell office:value-type="float" office:value="0.229681514586916">
                <text:p>0.2296815145869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422174632833648">
                <text:p>0.0422174632833648</text:p>
              </table:table-cell>
              <table:table-cell office:value-type="float" office:value="0.221266798505455">
                <text:p>0.2212667985054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247600258962636">
                <text:p>0.0247600258962636</text:p>
              </table:table-cell>
              <table:table-cell office:value-type="float" office:value="0.238392487067201">
                <text:p>0.2383924870672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44837641057927">
                <text:p>0.0144837641057927</text:p>
              </table:table-cell>
              <table:table-cell office:value-type="float" office:value="0.238269525516381">
                <text:p>0.2382695255163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01337505188264">
                <text:p>0.0101337505188264</text:p>
              </table:table-cell>
              <table:table-cell office:value-type="float" office:value="0.239806991973229">
                <text:p>0.2398069919732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90798060733976">
                <text:p>0.0090798060733976</text:p>
              </table:table-cell>
              <table:table-cell office:value-type="float" office:value="0.240813974947349">
                <text:p>0.2408139749473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38324997860177">
                <text:p>0.0138324997860177</text:p>
              </table:table-cell>
              <table:table-cell office:value-type="float" office:value="0.240003927330565">
                <text:p>0.2400039273305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87265769865608">
                <text:p>0.0187265769865608</text:p>
              </table:table-cell>
              <table:table-cell office:value-type="float" office:value="0.260623512312906">
                <text:p>0.2606235123129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613904855945209">
                <text:p>0.0613904855945209</text:p>
              </table:table-cell>
              <table:table-cell office:value-type="float" office:value="0.22478873564376">
                <text:p>0.224788735643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59583921522119">
                <text:p>0.0259583921522119</text:p>
              </table:table-cell>
              <table:table-cell office:value-type="float" office:value="0.216264540004415">
                <text:p>0.2162645400044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128122263328294">
                <text:p>0.0128122263328294</text:p>
              </table:table-cell>
              <table:table-cell office:value-type="float" office:value="0.226061769611361">
                <text:p>0.2260617696113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959285247366447">
                <text:p>0.00959285247366447</text:p>
              </table:table-cell>
              <table:table-cell office:value-type="float" office:value="0.239904966775894">
                <text:p>0.23990496677589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951007059431273">
                <text:p>0.00951007059431273</text:p>
              </table:table-cell>
              <table:table-cell office:value-type="float" office:value="0.238778726507384">
                <text:p>0.2387787265073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287698228604122">
                <text:p>0.0287698228604122</text:p>
              </table:table-cell>
              <table:table-cell office:value-type="float" office:value="0.269915175032644">
                <text:p>0.2699151750326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518535115848687">
                <text:p>0.0518535115848687</text:p>
              </table:table-cell>
              <table:table-cell office:value-type="float" office:value="0.240215222450607">
                <text:p>0.2402152224506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32287219276067">
                <text:p>0.0232287219276067</text:p>
              </table:table-cell>
              <table:table-cell office:value-type="float" office:value="0.228410416324111">
                <text:p>0.2284104163241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113663383273885">
                <text:p>0.0113663383273885</text:p>
              </table:table-cell>
              <table:table-cell office:value-type="float" office:value="0.234998874911729">
                <text:p>0.2349988749117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759654750561842">
                <text:p>0.00759654750561842</text:p>
              </table:table-cell>
              <table:table-cell office:value-type="float" office:value="0.241162452455118">
                <text:p>0.2411624524551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678046696323533">
                <text:p>0.00678046696323533</text:p>
              </table:table-cell>
              <table:table-cell office:value-type="float" office:value="0.239498600607727">
                <text:p>0.2394986006077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963551350279094">
                <text:p>0.00963551350279094</text:p>
              </table:table-cell>
              <table:table-cell office:value-type="float" office:value="0.250819609268641">
                <text:p>0.2508196092686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63681057294198">
                <text:p>0.0163681057294198</text:p>
              </table:table-cell>
              <table:table-cell office:value-type="float" office:value="0.227559647724586">
                <text:p>0.2275596477245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534198192500873">
                <text:p>0.0534198192500873</text:p>
              </table:table-cell>
              <table:table-cell office:value-type="float" office:value="0.244270847220472">
                <text:p>0.2442708472204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235220573399276">
                <text:p>0.0235220573399276</text:p>
              </table:table-cell>
              <table:table-cell office:value-type="float" office:value="0.228892577419393">
                <text:p>0.2288925774193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6848412819919">
                <text:p>0.016848412819919</text:p>
              </table:table-cell>
              <table:table-cell office:value-type="float" office:value="0.260700008087763">
                <text:p>0.2607000080877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45182754029113">
                <text:p>0.0145182754029113</text:p>
              </table:table-cell>
              <table:table-cell office:value-type="float" office:value="0.229779120522764">
                <text:p>0.2297791205227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784003823001334">
                <text:p>0.00784003823001334</text:p>
              </table:table-cell>
              <table:table-cell office:value-type="float" office:value="0.236330673905694">
                <text:p>0.2363306739056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628107398590907">
                <text:p>0.00628107398590907</text:p>
              </table:table-cell>
              <table:table-cell office:value-type="float" office:value="0.237570098035513">
                <text:p>0.2375700980355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818881645141662">
                <text:p>0.00818881645141662</text:p>
              </table:table-cell>
              <table:table-cell office:value-type="float" office:value="0.232683773897187">
                <text:p>0.23268377389718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359088429305521">
                <text:p>0.0359088429305521</text:p>
              </table:table-cell>
              <table:table-cell office:value-type="float" office:value="0.23870291949023">
                <text:p>0.238702919490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515441219735833">
                <text:p>0.0515441219735833</text:p>
              </table:table-cell>
              <table:table-cell office:value-type="float" office:value="0.241959958390186">
                <text:p>0.2419599583901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96956135212536">
                <text:p>0.0196956135212536</text:p>
              </table:table-cell>
              <table:table-cell office:value-type="float" office:value="0.239967521369118">
                <text:p>0.2399675213691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983206560430305">
                <text:p>0.00983206560430305</text:p>
              </table:table-cell>
              <table:table-cell office:value-type="float" office:value="0.233142201213672">
                <text:p>0.2331422012136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614208190672837">
                <text:p>0.00614208190672837</text:p>
              </table:table-cell>
              <table:table-cell office:value-type="float" office:value="0.235020016039047">
                <text:p>0.2350200160390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465572151223574">
                <text:p>0.00465572151223574</text:p>
              </table:table-cell>
              <table:table-cell office:value-type="float" office:value="0.245488306891338">
                <text:p>0.2454883068913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525445778887684">
                <text:p>0.00525445778887684</text:p>
              </table:table-cell>
              <table:table-cell office:value-type="float" office:value="0.232919275082983">
                <text:p>0.2329192750829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107974835646999">
                <text:p>0.0107974835646999</text:p>
              </table:table-cell>
              <table:table-cell office:value-type="float" office:value="0.258305148432555">
                <text:p>0.2583051484325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79227676769983">
                <text:p>0.0179227676769983</text:p>
              </table:table-cell>
              <table:table-cell office:value-type="float" office:value="0.234755908426576">
                <text:p>0.2347559084265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578383518732714">
                <text:p>0.0578383518732714</text:p>
              </table:table-cell>
              <table:table-cell office:value-type="float" office:value="0.234345063880279">
                <text:p>0.2343450638802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25751259018947">
                <text:p>0.025751259018947</text:p>
              </table:table-cell>
              <table:table-cell office:value-type="float" office:value="0.231678035650412">
                <text:p>0.2316780356504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11204067896797">
                <text:p>0.0111204067896797</text:p>
              </table:table-cell>
              <table:table-cell office:value-type="float" office:value="0.234302500107803">
                <text:p>0.2343025001078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669073716469536">
                <text:p>0.00669073716469536</text:p>
              </table:table-cell>
              <table:table-cell office:value-type="float" office:value="0.231416617067037">
                <text:p>0.2314166170670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482573169692684">
                <text:p>0.00482573169692684</text:p>
              </table:table-cell>
              <table:table-cell office:value-type="float" office:value="0.234154942175996">
                <text:p>0.2341549421759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462079403190437">
                <text:p>0.00462079403190437</text:p>
              </table:table-cell>
              <table:table-cell office:value-type="float" office:value="0.232242412792802">
                <text:p>0.2322424127928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84553912526154">
                <text:p>0.0084553912526154</text:p>
              </table:table-cell>
              <table:table-cell office:value-type="float" office:value="0.231828855419861">
                <text:p>0.2318288554198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441410361644923">
                <text:p>0.0441410361644923</text:p>
              </table:table-cell>
              <table:table-cell office:value-type="float" office:value="0.233592984116042">
                <text:p>0.2335929841160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432761359850665">
                <text:p>0.0432761359850665</text:p>
              </table:table-cell>
              <table:table-cell office:value-type="float" office:value="0.232403684046184">
                <text:p>0.2324036840461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163822679223528">
                <text:p>0.0163822679223528</text:p>
              </table:table-cell>
              <table:table-cell office:value-type="float" office:value="0.238702579304588">
                <text:p>0.23870257930458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829505180554984">
                <text:p>0.00829505180554984</text:p>
              </table:table-cell>
              <table:table-cell office:value-type="float" office:value="0.239528137017322">
                <text:p>0.2395281370173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504181650244672">
                <text:p>0.00504181650244672</text:p>
              </table:table-cell>
              <table:table-cell office:value-type="float" office:value="0.243623136294853">
                <text:p>0.2436231362948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369690973955182">
                <text:p>0.00369690973955182</text:p>
              </table:table-cell>
              <table:table-cell office:value-type="float" office:value="0.246613028946991">
                <text:p>0.2466130289469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394287043981956">
                <text:p>0.00394287043981956</text:p>
              </table:table-cell>
              <table:table-cell office:value-type="float" office:value="0.246313714966226">
                <text:p>0.2463137149662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05263499573049">
                <text:p>0.0105263499573049</text:p>
              </table:table-cell>
              <table:table-cell office:value-type="float" office:value="0.250237299422161">
                <text:p>0.25023729942216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501525525717862">
                <text:p>0.0501525525717862</text:p>
              </table:table-cell>
              <table:table-cell office:value-type="float" office:value="0.252674590595265">
                <text:p>0.2526745905952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328231032783886">
                <text:p>0.0328231032783886</text:p>
              </table:table-cell>
              <table:table-cell office:value-type="float" office:value="0.236025036147049">
                <text:p>0.23602503614704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129745900773426">
                <text:p>0.0129745900773426</text:p>
              </table:table-cell>
              <table:table-cell office:value-type="float" office:value="0.234474014947472">
                <text:p>0.23447401494747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660572119416062">
                <text:p>0.00660572119416062</text:p>
              </table:table-cell>
              <table:table-cell office:value-type="float" office:value="0.237160512576369">
                <text:p>0.2371605125763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456931401229534">
                <text:p>0.00456931401229534</text:p>
              </table:table-cell>
              <table:table-cell office:value-type="float" office:value="0.235321793215478">
                <text:p>0.2353217932154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427499116327549">
                <text:p>0.00427499116327549</text:p>
              </table:table-cell>
              <table:table-cell office:value-type="float" office:value="0.235744911536036">
                <text:p>0.2357449115360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335190183417325">
                <text:p>0.0335190183417325</text:p>
              </table:table-cell>
              <table:table-cell office:value-type="float" office:value="0.250695386152325">
                <text:p>0.2506953861523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544801619165969">
                <text:p>0.0544801619165969</text:p>
              </table:table-cell>
              <table:table-cell office:value-type="float" office:value="0.218555295637182">
                <text:p>0.21855529563718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213314338748347">
                <text:p>0.0213314338748347</text:p>
              </table:table-cell>
              <table:table-cell office:value-type="float" office:value="0.231934313383355">
                <text:p>0.23193431338335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101316744822938">
                <text:p>0.0101316744822938</text:p>
              </table:table-cell>
              <table:table-cell office:value-type="float" office:value="0.235268528829128">
                <text:p>0.2352685288291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600789491689105">
                <text:p>0.00600789491689105</text:p>
              </table:table-cell>
              <table:table-cell office:value-type="float" office:value="0.238503100138242">
                <text:p>0.2385031001382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435011217840307">
                <text:p>0.00435011217840307</text:p>
              </table:table-cell>
              <table:table-cell office:value-type="float" office:value="0.236509559365443">
                <text:p>0.23650955936544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365692993100799">
                <text:p>0.00365692993100799</text:p>
              </table:table-cell>
              <table:table-cell office:value-type="float" office:value="0.240631296136818">
                <text:p>0.2406312961368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675930201298455">
                <text:p>0.00675930201298455</text:p>
              </table:table-cell>
              <table:table-cell office:value-type="float" office:value="0.250130615189093">
                <text:p>0.25013061518909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102040667353085">
                <text:p>0.0102040667353085</text:p>
              </table:table-cell>
              <table:table-cell office:value-type="float" office:value="0.240417061217033">
                <text:p>0.2404170612170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143142394333009">
                <text:p>0.0143142394333009</text:p>
              </table:table-cell>
              <table:table-cell office:value-type="float" office:value="0.228333896713468">
                <text:p>0.2283338967134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245573796617661">
                <text:p>0.0245573796617661</text:p>
              </table:table-cell>
              <table:table-cell office:value-type="float" office:value="0.243823075488386">
                <text:p>0.24382307548838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583965177016128">
                <text:p>0.0583965177016128</text:p>
              </table:table-cell>
              <table:table-cell office:value-type="float" office:value="0.219767923402632">
                <text:p>0.21976792340263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200949459139747">
                <text:p>0.0200949459139747</text:p>
              </table:table-cell>
              <table:table-cell office:value-type="float" office:value="0.221038912563205">
                <text:p>0.2210389125632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104470803925272">
                <text:p>0.0104470803925272</text:p>
              </table:table-cell>
              <table:table-cell office:value-type="float" office:value="0.224576973615983">
                <text:p>0.22457697361598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620937667609427">
                <text:p>0.00620937667609427</text:p>
              </table:table-cell>
              <table:table-cell office:value-type="float" office:value="0.22733483829958">
                <text:p>0.2273348382995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43115130086267">
                <text:p>0.0043115130086267</text:p>
              </table:table-cell>
              <table:table-cell office:value-type="float" office:value="0.229206817093278">
                <text:p>0.22920681709327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3375648154264">
                <text:p>0.003375648154264</text:p>
              </table:table-cell>
              <table:table-cell office:value-type="float" office:value="0.23023444928273">
                <text:p>0.2302344492827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388020883609081">
                <text:p>0.00388020883609081</text:p>
              </table:table-cell>
              <table:table-cell office:value-type="float" office:value="0.223594870523686">
                <text:p>0.22359487052368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738829104652102">
                <text:p>0.00738829104652102</text:p>
              </table:table-cell>
              <table:table-cell office:value-type="float" office:value="0.232214702217883">
                <text:p>0.23221470221788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133796339304002">
                <text:p>0.0133796339304002</text:p>
              </table:table-cell>
              <table:table-cell office:value-type="float" office:value="0.247716529309275">
                <text:p>0.2477165293092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527087194310915">
                <text:p>0.0527087194310915</text:p>
              </table:table-cell>
              <table:table-cell office:value-type="float" office:value="0.241235708944228">
                <text:p>0.24123570894422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18637290433929">
                <text:p>0.018637290433929</text:p>
              </table:table-cell>
              <table:table-cell office:value-type="float" office:value="0.231836923757359">
                <text:p>0.23183692375735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83943650323229">
                <text:p>0.0083943650323229</text:p>
              </table:table-cell>
              <table:table-cell office:value-type="float" office:value="0.228903042687432">
                <text:p>0.22890304268743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492920514499542">
                <text:p>0.00492920514499542</text:p>
              </table:table-cell>
              <table:table-cell office:value-type="float" office:value="0.226454200997852">
                <text:p>0.22645420099785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31750678099609">
                <text:p>0.0031750678099609</text:p>
              </table:table-cell>
              <table:table-cell office:value-type="float" office:value="0.226387764030168">
                <text:p>0.2263877640301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262724078199495">
                <text:p>0.00262724078199495</text:p>
              </table:table-cell>
              <table:table-cell office:value-type="float" office:value="0.220804310658611">
                <text:p>0.22080431065861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358457049489861">
                <text:p>0.00358457049489861</text:p>
              </table:table-cell>
              <table:table-cell office:value-type="float" office:value="0.229033125981193">
                <text:p>0.22903312598119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932619799374476">
                <text:p>0.00932619799374476</text:p>
              </table:table-cell>
              <table:table-cell office:value-type="float" office:value="0.227696998940293">
                <text:p>0.22769699894029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146802949469955">
                <text:p>0.0146802949469955</text:p>
              </table:table-cell>
              <table:table-cell office:value-type="float" office:value="0.245146219096757">
                <text:p>0.24514621909675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201509817828831">
                <text:p>0.0201509817828831</text:p>
              </table:table-cell>
              <table:table-cell office:value-type="float" office:value="0.227539887046642">
                <text:p>0.22753988704664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436976053148054">
                <text:p>0.0436976053148054</text:p>
              </table:table-cell>
              <table:table-cell office:value-type="float" office:value="0.220013393681288">
                <text:p>0.22001339368128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159642102557828">
                <text:p>0.0159642102557828</text:p>
              </table:table-cell>
              <table:table-cell office:value-type="float" office:value="0.223192535934655">
                <text:p>0.2231925359346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783682725756189">
                <text:p>0.00783682725756189</text:p>
              </table:table-cell>
              <table:table-cell office:value-type="float" office:value="0.220946810658618">
                <text:p>0.22094681065861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475025184658767">
                <text:p>0.00475025184658767</text:p>
              </table:table-cell>
              <table:table-cell office:value-type="float" office:value="0.221652728707403">
                <text:p>0.22165272870740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335724516359588">
                <text:p>0.00335724516359588</text:p>
              </table:table-cell>
              <table:table-cell office:value-type="float" office:value="0.223536933639793">
                <text:p>0.22353693363979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28518592507779">
                <text:p>0.0028518592507779</text:p>
              </table:table-cell>
              <table:table-cell office:value-type="float" office:value="0.223233469778969">
                <text:p>0.22323346977896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475576846958917">
                <text:p>0.00475576846958917</text:p>
              </table:table-cell>
              <table:table-cell office:value-type="float" office:value="0.226808121067985">
                <text:p>0.22680812106798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17336351831826">
                <text:p>0.0117336351831826</text:p>
              </table:table-cell>
              <table:table-cell office:value-type="float" office:value="0.231820723600384">
                <text:p>0.2318207236003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155329147525914">
                <text:p>0.0155329147525914</text:p>
              </table:table-cell>
              <table:table-cell office:value-type="float" office:value="0.217505604271568">
                <text:p>0.21750560427156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510327896406262">
                <text:p>0.0510327896406262</text:p>
              </table:table-cell>
              <table:table-cell office:value-type="float" office:value="0.238554662530579">
                <text:p>0.23855466253057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321065062911057">
                <text:p>0.0321065062911057</text:p>
              </table:table-cell>
              <table:table-cell office:value-type="float" office:value="0.228400168809959">
                <text:p>0.22840016880995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141896181394552">
                <text:p>0.0141896181394552</text:p>
              </table:table-cell>
              <table:table-cell office:value-type="float" office:value="0.227662719383982">
                <text:p>0.22766271938398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134373366626618">
                <text:p>0.0134373366626618</text:p>
              </table:table-cell>
              <table:table-cell office:value-type="float" office:value="0.225106095249618">
                <text:p>0.22510609524961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111117068413922">
                <text:p>0.0111117068413922</text:p>
              </table:table-cell>
              <table:table-cell office:value-type="float" office:value="0.221984891217415">
                <text:p>0.2219848912174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677913841321605">
                <text:p>0.00677913841321605</text:p>
              </table:table-cell>
              <table:table-cell office:value-type="float" office:value="0.216423252286435">
                <text:p>0.21642325228643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429487104109002">
                <text:p>0.00429487104109002</text:p>
              </table:table-cell>
              <table:table-cell office:value-type="float" office:value="0.220319673863491">
                <text:p>0.2203196738634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338616986204139">
                <text:p>0.00338616986204139</text:p>
              </table:table-cell>
              <table:table-cell office:value-type="float" office:value="0.222378546618937">
                <text:p>0.22237854661893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309838313856063">
                <text:p>0.00309838313856063</text:p>
              </table:table-cell>
              <table:table-cell office:value-type="float" office:value="0.217945498192045">
                <text:p>0.21794549819204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446674632686766">
                <text:p>0.00446674632686766</text:p>
              </table:table-cell>
              <table:table-cell office:value-type="float" office:value="0.224537374333585">
                <text:p>0.22453737433358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759017148033804">
                <text:p>0.00759017148033804</text:p>
              </table:table-cell>
              <table:table-cell office:value-type="float" office:value="0.213003595743242">
                <text:p>0.2130035957432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." xlink:type="simple" chart:class="chart:line" chart:style-name="ch1">
        <chart:title svg:x="5.845cm" svg:y="0.314cm" chart:style-name="ch2">
          <text:p>Learning Rate 0.004</text:p>
        </chart:title>
        <chart:plot-area chart:style-name="ch3" table:cell-range-address="train_log__LR_004.S1:train_log__LR_004.S243" chart:data-source-has-labels="row" svg:x="1.317cm" svg:y="1.286cm" svg:width="14.363cm" svg:height="6.566cm">
          <chartooo:coordinate-region svg:x="2.163cm" svg:y="1.392cm" svg:width="13.517cm" svg:height="5.415cm"/>
          <chart:axis chart:dimension="x" chart:name="primary-x" chart:style-name="ch4">
            <chart:title svg:x="7.918cm" svg:y="8.032cm" chart:style-name="ch5">
              <text:p>Epochs</text:p>
            </chart:title>
          </chart:axis>
          <chart:axis chart:dimension="y" chart:name="primary-y" chart:style-name="ch4">
            <chart:title svg:x="0.451cm" svg:y="6.253cm" chart:style-name="ch6">
              <text:p>Average Precision (AP)</text:p>
            </chart:title>
            <chart:grid chart:style-name="ch7" chart:class="major"/>
          </chart:axis>
          <chart:series chart:style-name="ch8" chart:values-cell-range-address="train_log__LR_004.S2:train_log__LR_004.S243" chart:label-cell-address="train_log__LR_004.S1:train_log__LR_004.S1" chart:class="chart:line">
            <chart:data-point chart:repeated="24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</text:p>
                <draw:g>
                  <svg:desc>train_log__LR_004.S1:train_log__LR_004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10626124108431">
                <text:p>8.10626124108431</text:p>
                <draw:g>
                  <svg:desc>train_log__LR_004.S2:train_log__LR_004.S2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7818137616662">
                <text:p>15.78181376166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406103569952706">
                <text:p>0.0004061035699527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8835407964289">
                <text:p>1.188354079642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9812957816067">
                <text:p>1.498129578160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6112063591336">
                <text:p>2.761120635913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7234224550323">
                <text:p>3.472342245503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00144328671291">
                <text:p>3.001443286712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4727130368331">
                <text:p>4.547271303683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26315683606933">
                <text:p>5.263156836069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0389545029431">
                <text:p>5.03895450294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50410494750056">
                <text:p>6.504104947500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13956928207071">
                <text:p>6.139569282070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16869271508478">
                <text:p>7.168692715084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99547729741811">
                <text:p>7.995477297418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37747214188909">
                <text:p>8.377472141889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32996444401582">
                <text:p>9.329964444015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6725164644063">
                <text:p>11.67251646440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.0360585009464">
                <text:p>13.03605850094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7639117041659">
                <text:p>3.876391170416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2398490876247">
                <text:p>15.23984908762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.672392188207">
                <text:p>14.6723921882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3597095225403">
                <text:p>17.35970952254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0831144320809">
                <text:p>18.08311443208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.4542950013393">
                <text:p>18.45429500133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.201986230169">
                <text:p>18.2019862301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.9311345846303">
                <text:p>21.93113458463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.0314217684352">
                <text:p>14.03142176843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10908279167212">
                <text:p>6.109082791672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9449011046594">
                <text:p>16.94490110465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.197785769421">
                <text:p>20.1977857694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.3278179862515">
                <text:p>22.32781798625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.7485140782554">
                <text:p>20.74851407825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.3460817882606">
                <text:p>21.34608178826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.6271960897258">
                <text:p>25.62719608972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.6607881735561">
                <text:p>29.66078817355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.9766799273468">
                <text:p>25.97667992734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95770192633324">
                <text:p>8.957701926333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.0151231116781">
                <text:p>21.01512311167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.9099132182689">
                <text:p>21.90991321826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.5837755456583">
                <text:p>29.58377554565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278983712142">
                <text:p>20.2789837121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.8357835812832">
                <text:p>31.83578358128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.4477262630049">
                <text:p>32.44772626300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0752266336501">
                <text:p>16.07522663365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.1146069627447">
                <text:p>28.11460696274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.5412634854941">
                <text:p>35.54126348549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9.3133636390142">
                <text:p>39.31336363901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.5573807362753">
                <text:p>42.55738073627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.8151661357889">
                <text:p>46.81516613578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.3253237854261">
                <text:p>45.32532378542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6.2339631642136">
                <text:p>46.23396316421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.3594999808912">
                <text:p>57.35949998089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.7517315788904">
                <text:p>68.75173157889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.2336154091648">
                <text:p>57.23361540916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.9334406531714">
                <text:p>64.93344065317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5.0275876031857">
                <text:p>65.02758760318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4.0267933306774">
                <text:p>74.02679333067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7.2220998853089">
                <text:p>77.22209988530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6.7162788934149">
                <text:p>46.71627889341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.3508942994637">
                <text:p>57.35089429946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9.0648967878042">
                <text:p>79.06489678780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6.536214967313">
                <text:p>76.5362149673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1.6409586323231">
                <text:p>81.64095863232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2.5388641641755">
                <text:p>72.53886416417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.1160292293775">
                <text:p>70.11602922937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1.8657258975893">
                <text:p>81.86572589758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6.6359303763617">
                <text:p>86.63593037636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1.934462007048">
                <text:p>101.9344620070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8.2355200863118">
                <text:p>48.23552008631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9.0612682115052">
                <text:p>99.06126821150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7.6910972565959">
                <text:p>97.69109725659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3.000625080808">
                <text:p>123.0006250808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2.519140900582">
                <text:p>52.5191409005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6.053417750403">
                <text:p>126.0534177504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5.0825976662421">
                <text:p>85.08259766624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5.6028711551666">
                <text:p>75.60287115516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7.828358151695">
                <text:p>117.8283581516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5.047837423753">
                <text:p>115.0478374237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1.7095040909642">
                <text:p>91.70950409096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9.272040254356">
                <text:p>139.2720402543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1.435179035481">
                <text:p>151.4351790354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5.085475622136">
                <text:p>155.0854756221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5.724793148613">
                <text:p>135.7247931486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3.150865967446">
                <text:p>143.1508659674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9.8811369556971">
                <text:p>89.88113695569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1.724219069651">
                <text:p>151.7242190696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3.418027590754">
                <text:p>173.4180275907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9.959613669642">
                <text:p>159.9596136696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8.074466130252">
                <text:p>158.0744661302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8.32116751458">
                <text:p>158.321167514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2.984078774852">
                <text:p>172.9840787748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5.837771545771">
                <text:p>185.8377715457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2.338616148261">
                <text:p>162.3386161482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6.544275305844">
                <text:p>106.5442753058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7.165501601825">
                <text:p>177.1655016018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1.372971908256">
                <text:p>211.3729719082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2.25845507898">
                <text:p>212.258455078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7.1553748585">
                <text:p>197.15537485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.041046067425">
                <text:p>199.0410460674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6.1685725963019">
                <text:p>66.16857259630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3.442408002079">
                <text:p>173.4424080020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6.957260076384">
                <text:p>206.9572600763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30.659995865663">
                <text:p>230.6599958656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6.087282432482">
                <text:p>226.0872824324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2.450538959413">
                <text:p>242.4505389594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38.249375071109">
                <text:p>238.2493750711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8.327488543083">
                <text:p>148.3274885430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8.683806189619">
                <text:p>168.6838061896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1.983738407983">
                <text:p>191.9837384079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3.273113555635">
                <text:p>203.2731135556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5.769055111737">
                <text:p>215.7690551117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8.56206316568">
                <text:p>248.562063165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8.713628319699">
                <text:p>268.7136283196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1.436946431889">
                <text:p>181.4369464318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7.322730576624">
                <text:p>167.3227305766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7.163591941279">
                <text:p>237.1635919412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7.484663734276">
                <text:p>247.4846637342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6.319699082141">
                <text:p>256.3196990821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7.485565934765">
                <text:p>157.4855659347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3.966685658931">
                <text:p>183.9666856589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7.397568755459">
                <text:p>267.3975687554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71.149326362133">
                <text:p>271.1493263621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05.908167949577">
                <text:p>305.9081679495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92.64762868314">
                <text:p>292.647628683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6.652086095426">
                <text:p>256.6520860954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5.0160035787006">
                <text:p>75.01600357870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1.338057951793">
                <text:p>141.3380579517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3.514825482635">
                <text:p>233.5148254826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3.139695758639">
                <text:p>253.1396957586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7.589195100799">
                <text:p>267.5891951007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74.920675768504">
                <text:p>274.9206757685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0.2309667083883">
                <text:p>60.23096670838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4.6886923894598">
                <text:p>74.68869238945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4.566918760368">
                <text:p>184.5669187603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2.97719790614">
                <text:p>182.977197906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36.848029474881">
                <text:p>236.8480294748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0.033589711754">
                <text:p>270.0335897117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5.089308283697">
                <text:p>275.0893082836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7.475054940229">
                <text:p>277.4750549402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7.766285477555">
                <text:p>257.7662854775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78.819198429169">
                <text:p>278.8191984291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5.147938731132">
                <text:p>215.1479387311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6.721426290898">
                <text:p>246.7214262908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7.089814426214">
                <text:p>257.0898144262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75.288837745083">
                <text:p>275.2888377450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01.709042422854">
                <text:p>301.7090424228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4.752981375425">
                <text:p>164.7529813754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0.311750730139">
                <text:p>200.3117507301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71.02646378421">
                <text:p>271.026463784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81.465861158731">
                <text:p>281.4658611587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93.854832376948">
                <text:p>293.8548323769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91.014766737045">
                <text:p>291.0147667370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99.389326174918">
                <text:p>299.3893261749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8.559088011015">
                <text:p>268.5590880110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4.983942654295">
                <text:p>184.9839426542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67.255697796295">
                <text:p>267.2556977962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14.255901433313">
                <text:p>214.2559014333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75.409080424089">
                <text:p>275.4090804240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96.467268383248">
                <text:p>296.4672683832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13.614141614715">
                <text:p>313.6141416147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00.294732363519">
                <text:p>300.2947323635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5.3840201511052">
                <text:p>75.38402015110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14.424836610023">
                <text:p>214.4248366100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43.997807771295">
                <text:p>243.9978077712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82.69025396581">
                <text:p>282.6902539658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78.701099375203">
                <text:p>278.7010993752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83.722769370025">
                <text:p>283.7227693700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89.481820000141">
                <text:p>289.48182000014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74.528392777098">
                <text:p>274.5283927770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68.912280528384">
                <text:p>268.9122805283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4.962033733138">
                <text:p>214.9620337331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57.716048949752">
                <text:p>257.7160489497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90.409946269593">
                <text:p>290.40994626959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23.783492643359">
                <text:p>323.7834926433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18.448626656497">
                <text:p>318.44862665649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34.582861866159">
                <text:p>334.58286186615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94.144778205096">
                <text:p>294.14477820509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9.45673752452">
                <text:p>109.456737524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0.864109362523">
                <text:p>210.8641093625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60.062084811013">
                <text:p>260.0620848110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63.19515039188">
                <text:p>263.195150391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94.369929414162">
                <text:p>294.36992941416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75.959261918985">
                <text:p>275.9592619189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97.347289509639">
                <text:p>297.34728950963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53.697882603567">
                <text:p>253.6978826035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4.85857884271">
                <text:p>164.858578842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5.091243815166">
                <text:p>265.0912438151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90.778135662769">
                <text:p>290.77813566276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91.804187212437">
                <text:p>291.8041872124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07.730282495335">
                <text:p>307.7302824953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98.230310071181">
                <text:p>298.23031007118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4.8311384402921">
                <text:p>74.83113844029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5.572669743451">
                <text:p>215.57266974345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74.389233057735">
                <text:p>274.3892330577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88.694789341464">
                <text:p>288.6947893414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01.817806591244">
                <text:p>301.81780659124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31.550643684383">
                <text:p>331.5506436843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24.975957099028">
                <text:p>324.97595709902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97.499449642444">
                <text:p>297.4994496424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92.94821611624">
                <text:p>292.948216116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19.162573043786">
                <text:p>319.16257304378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8.710144992786">
                <text:p>78.71014499278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0.613071809451">
                <text:p>190.61307180945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6.574213446552">
                <text:p>256.5742134465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05.530056174552">
                <text:p>305.5300561745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21.907246643896">
                <text:p>321.90724664389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14.106615726841">
                <text:p>314.10661572684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30.805937008955">
                <text:p>330.8059370089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15.673062002403">
                <text:p>315.67306200240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08.435208678182">
                <text:p>308.4352086781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77.201224952292">
                <text:p>277.2012249522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8.991748169887">
                <text:p>198.99174816988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38.218212187204">
                <text:p>238.2182121872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66.929559101587">
                <text:p>266.92955910158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89.165655093687">
                <text:p>289.16565509368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92.991057909075">
                <text:p>292.9910579090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92.728685278268">
                <text:p>292.72868527826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93.780722016729">
                <text:p>293.78072201672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73.721041194029">
                <text:p>273.72104119402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51.732807278221">
                <text:p>251.73280727822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3.406826977121">
                <text:p>213.4068269771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6.66513162993">
                <text:p>236.6651316299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00.973135828363">
                <text:p>300.97313582836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24.163269311339">
                <text:p>324.16326931133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06.685438971628">
                <text:p>306.6854389716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15.752256277126">
                <text:p>315.7522562771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17.661338462779">
                <text:p>317.66133846277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15.987573920966">
                <text:p>315.98757392096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10.259327698378">
                <text:p>310.25932769837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87.19583143516">
                <text:p>287.195831435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6.128881782268">
                <text:p>166.12888178226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88.209293575024">
                <text:p>188.2092935750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61.403653092466">
                <text:p>261.40365309246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6.804526910525">
                <text:p>236.8045269105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93.432320917986">
                <text:p>193.43232091798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62.801750025536">
                <text:p>262.80175002553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74.573225667699">
                <text:p>274.57322566769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83.683995448186">
                <text:p>283.68399544818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82.751562905033">
                <text:p>282.75156290503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65.60413243614">
                <text:p>265.6041324361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95.753648242441">
                <text:p>295.75364824244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8.998cm" xlink:href=".." xlink:type="simple" chart:class="chart:line" chart:style-name="ch1">
        <chart:title svg:x="5.846cm" svg:y="0.314cm" chart:style-name="ch2">
          <text:p>Learning Rate 0.004</text:p>
        </chart:title>
        <chart:legend chart:legend-position="end" svg:x="13.915cm" svg:y="3.951cm" style:legend-expansion="high" chart:style-name="ch3"/>
        <chart:plot-area chart:style-name="ch4" table:cell-range-address="train_log__LR_004.C1:train_log__LR_004.D243" chart:data-source-has-labels="row" svg:x="1.318cm" svg:y="1.286cm" svg:width="12.277cm" svg:height="6.565cm">
          <chartooo:coordinate-region svg:x="2.072cm" svg:y="1.393cm" svg:width="11.43cm" svg:height="5.413cm"/>
          <chart:axis chart:dimension="x" chart:name="primary-x" chart:style-name="ch5">
            <chart:title svg:x="6.876cm" svg:y="8.031cm" chart:style-name="ch6">
              <text:p>Epochs</text:p>
            </chart:title>
          </chart:axis>
          <chart:axis chart:dimension="y" chart:name="primary-y" chart:style-name="ch5">
            <chart:title svg:x="0.451cm" svg:y="5.102cm" chart:style-name="ch7">
              <text:p>Loss Y</text:p>
            </chart:title>
            <chart:grid chart:style-name="ch8" chart:class="major"/>
          </chart:axis>
          <chart:series chart:style-name="ch9" chart:values-cell-range-address="train_log__LR_004.C2:train_log__LR_004.C243" chart:label-cell-address="train_log__LR_004.C1:train_log__LR_004.C1" chart:class="chart:line">
            <chart:data-point chart:repeated="242"/>
          </chart:series>
          <chart:series chart:style-name="ch10" chart:values-cell-range-address="train_log__LR_004.D2:train_log__LR_004.D243" chart:label-cell-address="train_log__LR_004.D1:train_log__LR_004.D1" chart:class="chart:line">
            <chart:data-point chart:repeated="2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</text:p>
                <draw:g>
                  <svg:desc>train_log__LR_004.C1:train_log__LR_004.C1</svg:desc>
                </draw:g>
              </table:table-cell>
              <table:table-cell office:value-type="string">
                <text:p>valid</text:p>
                <draw:g>
                  <svg:desc>train_log__LR_004.D1:train_log__LR_004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66202234660425">
                <text:p>0.266202234660425</text:p>
                <draw:g>
                  <svg:desc>train_log__LR_004.C2:train_log__LR_004.C243</svg:desc>
                </draw:g>
              </table:table-cell>
              <table:table-cell office:value-type="float" office:value="0.273014945940492">
                <text:p>0.273014945940492</text:p>
                <draw:g>
                  <svg:desc>train_log__LR_004.D2:train_log__LR_004.D2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5813451043682">
                <text:p>0.255813451043682</text:p>
              </table:table-cell>
              <table:table-cell office:value-type="float" office:value="0.248217278647393">
                <text:p>0.2482172786473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031563998317">
                <text:p>0.24031563998317</text:p>
              </table:table-cell>
              <table:table-cell office:value-type="float" office:value="0.87207013496262">
                <text:p>0.872070134962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79591695896152">
                <text:p>0.279591695896152</text:p>
              </table:table-cell>
              <table:table-cell office:value-type="float" office:value="0.285402908163539">
                <text:p>0.2854029081635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9525600223006">
                <text:p>0.269525600223006</text:p>
              </table:table-cell>
              <table:table-cell office:value-type="float" office:value="0.290344705355328">
                <text:p>0.2903447053553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7495275088072">
                <text:p>0.267495275088072</text:p>
              </table:table-cell>
              <table:table-cell office:value-type="float" office:value="0.280361072121164">
                <text:p>0.2803610721211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68340039929124">
                <text:p>0.268340039929124</text:p>
              </table:table-cell>
              <table:table-cell office:value-type="float" office:value="0.28044180852082">
                <text:p>0.280441808520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6053958680937">
                <text:p>0.266053958680937</text:p>
              </table:table-cell>
              <table:table-cell office:value-type="float" office:value="0.282121199549473">
                <text:p>0.2821211995494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63851502888373">
                <text:p>0.263851502888373</text:p>
              </table:table-cell>
              <table:table-cell office:value-type="float" office:value="0.277735970183757">
                <text:p>0.2777359701837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2455982746707">
                <text:p>0.262455982746707</text:p>
              </table:table-cell>
              <table:table-cell office:value-type="float" office:value="0.276028076953512">
                <text:p>0.2760280769535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60097422715762">
                <text:p>0.260097422715762</text:p>
              </table:table-cell>
              <table:table-cell office:value-type="float" office:value="0.276824135784911">
                <text:p>0.2768241357849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8239254619326">
                <text:p>0.258239254619326</text:p>
              </table:table-cell>
              <table:table-cell office:value-type="float" office:value="0.281269936314543">
                <text:p>0.2812699363145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7484732147067">
                <text:p>0.257484732147067</text:p>
              </table:table-cell>
              <table:table-cell office:value-type="float" office:value="0.286072944628641">
                <text:p>0.2860729446286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55508355487409">
                <text:p>0.255508355487409</text:p>
              </table:table-cell>
              <table:table-cell office:value-type="float" office:value="0.279958339581848">
                <text:p>0.2799583395818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1689917756658">
                <text:p>0.251689917756658</text:p>
              </table:table-cell>
              <table:table-cell office:value-type="float" office:value="0.282331533050355">
                <text:p>0.2823315330503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49817275904061">
                <text:p>0.249817275904061</text:p>
              </table:table-cell>
              <table:table-cell office:value-type="float" office:value="0.281075464304665">
                <text:p>0.2810754643046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46729739749127">
                <text:p>0.246729739749127</text:p>
              </table:table-cell>
              <table:table-cell office:value-type="float" office:value="0.280694785339212">
                <text:p>0.2806947853392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45181399215391">
                <text:p>0.245181399215391</text:p>
              </table:table-cell>
              <table:table-cell office:value-type="float" office:value="0.27775550111205">
                <text:p>0.277755501112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1708188893716">
                <text:p>0.241708188893716</text:p>
              </table:table-cell>
              <table:table-cell office:value-type="float" office:value="0.282432067621467">
                <text:p>0.2824320676214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41223787690585">
                <text:p>0.241223787690585</text:p>
              </table:table-cell>
              <table:table-cell office:value-type="float" office:value="0.291582217384812">
                <text:p>0.2915822173848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2059789007276">
                <text:p>0.252059789007276</text:p>
              </table:table-cell>
              <table:table-cell office:value-type="float" office:value="0.26800510005078">
                <text:p>0.268005100050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41945003742691">
                <text:p>0.241945003742691</text:p>
              </table:table-cell>
              <table:table-cell office:value-type="float" office:value="0.259741204007978">
                <text:p>0.2597412040079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6871989809546">
                <text:p>0.236871989809546</text:p>
              </table:table-cell>
              <table:table-cell office:value-type="float" office:value="0.261741340978288">
                <text:p>0.2617413409782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2474696098814">
                <text:p>0.232474696098814</text:p>
              </table:table-cell>
              <table:table-cell office:value-type="float" office:value="0.256756085740876">
                <text:p>0.2567560857408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25537089888146">
                <text:p>0.225537089888146</text:p>
              </table:table-cell>
              <table:table-cell office:value-type="float" office:value="0.245881969117206">
                <text:p>0.2458819691172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18619675804561">
                <text:p>0.218619675804561</text:p>
              </table:table-cell>
              <table:table-cell office:value-type="float" office:value="0.243379765731678">
                <text:p>0.2433797657316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09040138454271">
                <text:p>0.209040138454271</text:p>
              </table:table-cell>
              <table:table-cell office:value-type="float" office:value="0.237637705225819">
                <text:p>0.2376377052258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09396347210548">
                <text:p>0.209396347210548</text:p>
              </table:table-cell>
              <table:table-cell office:value-type="float" office:value="0.23793817800269">
                <text:p>0.237938178002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29141140233846">
                <text:p>0.229141140233846</text:p>
              </table:table-cell>
              <table:table-cell office:value-type="float" office:value="0.276282162129064">
                <text:p>0.2762821621290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31207486317515">
                <text:p>0.231207486317515</text:p>
              </table:table-cell>
              <table:table-cell office:value-type="float" office:value="0.242946019980771">
                <text:p>0.2429460199807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1142961517832">
                <text:p>0.21142961517832</text:p>
              </table:table-cell>
              <table:table-cell office:value-type="float" office:value="0.246914536929047">
                <text:p>0.2469145369290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02816686301288">
                <text:p>0.202816686301288</text:p>
              </table:table-cell>
              <table:table-cell office:value-type="float" office:value="0.240521971120274">
                <text:p>0.2405219711202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95605261260028">
                <text:p>0.195605261260028</text:p>
              </table:table-cell>
              <table:table-cell office:value-type="float" office:value="0.238757426625696">
                <text:p>0.2387574266256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91079908297979">
                <text:p>0.191079908297979</text:p>
              </table:table-cell>
              <table:table-cell office:value-type="float" office:value="0.236402690782064">
                <text:p>0.2364026907820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91789577931203">
                <text:p>0.191789577931203</text:p>
              </table:table-cell>
              <table:table-cell office:value-type="float" office:value="0.228594121914849">
                <text:p>0.2285941219148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84014114463807">
                <text:p>0.184014114463807</text:p>
              </table:table-cell>
              <table:table-cell office:value-type="float" office:value="0.232229602590388">
                <text:p>0.2322296025903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78329945876566">
                <text:p>0.178329945876566</text:p>
              </table:table-cell>
              <table:table-cell office:value-type="float" office:value="0.223013448290909">
                <text:p>0.2230134482909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17071747445885">
                <text:p>0.217071747445885</text:p>
              </table:table-cell>
              <table:table-cell office:value-type="float" office:value="0.316008488890757">
                <text:p>0.3160084888907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10802786760991">
                <text:p>0.210802786760991</text:p>
              </table:table-cell>
              <table:table-cell office:value-type="float" office:value="0.234897434060133">
                <text:p>0.2348974340601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91633377874418">
                <text:p>0.191633377874418</text:p>
              </table:table-cell>
              <table:table-cell office:value-type="float" office:value="0.237790455851468">
                <text:p>0.2377904558514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82933595440786">
                <text:p>0.182933595440786</text:p>
              </table:table-cell>
              <table:table-cell office:value-type="float" office:value="0.237698799292236">
                <text:p>0.2376987992922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841287128699">
                <text:p>0.17841287128699</text:p>
              </table:table-cell>
              <table:table-cell office:value-type="float" office:value="0.262773379248944">
                <text:p>0.2627733792489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0481593830197">
                <text:p>0.170481593830197</text:p>
              </table:table-cell>
              <table:table-cell office:value-type="float" office:value="0.219979208157446">
                <text:p>0.2199792081574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6893303120489">
                <text:p>0.16893303120489</text:p>
              </table:table-cell>
              <table:table-cell office:value-type="float" office:value="0.23123201494635">
                <text:p>0.231232014946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65385388628288">
                <text:p>0.165385388628288</text:p>
              </table:table-cell>
              <table:table-cell office:value-type="float" office:value="0.282258119090643">
                <text:p>0.2822581190906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93942664965233">
                <text:p>0.193942664965233</text:p>
              </table:table-cell>
              <table:table-cell office:value-type="float" office:value="0.22919141457934">
                <text:p>0.229191414579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71326971050503">
                <text:p>0.171326971050503</text:p>
              </table:table-cell>
              <table:table-cell office:value-type="float" office:value="0.221829828188016">
                <text:p>0.2218298281880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62423610786561">
                <text:p>0.162423610786561</text:p>
              </table:table-cell>
              <table:table-cell office:value-type="float" office:value="0.214189157540737">
                <text:p>0.2141891575407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53900652846237">
                <text:p>0.153900652846237</text:p>
              </table:table-cell>
              <table:table-cell office:value-type="float" office:value="0.213056985045365">
                <text:p>0.2130569850453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53261299450084">
                <text:p>0.153261299450084</text:p>
              </table:table-cell>
              <table:table-cell office:value-type="float" office:value="0.20698892822437">
                <text:p>0.206988928224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4563134456753">
                <text:p>0.14563134456753</text:p>
              </table:table-cell>
              <table:table-cell office:value-type="float" office:value="0.207705039715902">
                <text:p>0.2077050397159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44442684491699">
                <text:p>0.144442684491699</text:p>
              </table:table-cell>
              <table:table-cell office:value-type="float" office:value="0.21496350284285">
                <text:p>0.214963502842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41459151975141">
                <text:p>0.141459151975141</text:p>
              </table:table-cell>
              <table:table-cell office:value-type="float" office:value="0.206559764621739">
                <text:p>0.2065597646217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31869490473164">
                <text:p>0.131869490473164</text:p>
              </table:table-cell>
              <table:table-cell office:value-type="float" office:value="0.19906263735049">
                <text:p>0.199062637350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45387806298944">
                <text:p>0.145387806298944</text:p>
              </table:table-cell>
              <table:table-cell office:value-type="float" office:value="0.202826765676256">
                <text:p>0.2028267656762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24726966707635">
                <text:p>0.124726966707635</text:p>
              </table:table-cell>
              <table:table-cell office:value-type="float" office:value="0.20583555778912">
                <text:p>0.205835557789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21083550370452">
                <text:p>0.121083550370452</text:p>
              </table:table-cell>
              <table:table-cell office:value-type="float" office:value="0.200883480399076">
                <text:p>0.2008834803990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15254702034961">
                <text:p>0.115254702034961</text:p>
              </table:table-cell>
              <table:table-cell office:value-type="float" office:value="0.197163971947859">
                <text:p>0.1971639719478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15350402638217">
                <text:p>0.115350402638217</text:p>
              </table:table-cell>
              <table:table-cell office:value-type="float" office:value="0.195850232192556">
                <text:p>0.1958502321925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08520335474154">
                <text:p>0.108520335474154</text:p>
              </table:table-cell>
              <table:table-cell office:value-type="float" office:value="0.218540326070948">
                <text:p>0.2185403260709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41816552955136">
                <text:p>0.141816552955136</text:p>
              </table:table-cell>
              <table:table-cell office:value-type="float" office:value="0.217085638568247">
                <text:p>0.2170856385682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16796220930467">
                <text:p>0.116796220930467</text:p>
              </table:table-cell>
              <table:table-cell office:value-type="float" office:value="0.197262537792493">
                <text:p>0.1972625377924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04688492439794">
                <text:p>0.104688492439794</text:p>
              </table:table-cell>
              <table:table-cell office:value-type="float" office:value="0.19041560413637">
                <text:p>0.190415604136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990352387822949">
                <text:p>0.0990352387822949</text:p>
              </table:table-cell>
              <table:table-cell office:value-type="float" office:value="0.182933157160356">
                <text:p>0.1829331571603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00869928532563">
                <text:p>0.100869928532563</text:p>
              </table:table-cell>
              <table:table-cell office:value-type="float" office:value="0.194742230899182">
                <text:p>0.1947422308991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992071381607194">
                <text:p>0.0992071381607194</text:p>
              </table:table-cell>
              <table:table-cell office:value-type="float" office:value="0.185082318409168">
                <text:p>0.1850823184091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01971646517226">
                <text:p>0.101971646517226</text:p>
              </table:table-cell>
              <table:table-cell office:value-type="float" office:value="0.19226081033713">
                <text:p>0.192260810337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900447599609319">
                <text:p>0.0900447599609319</text:p>
              </table:table-cell>
              <table:table-cell office:value-type="float" office:value="0.184175484683786">
                <text:p>0.1841754846837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841733417909393">
                <text:p>0.0841733417909393</text:p>
              </table:table-cell>
              <table:table-cell office:value-type="float" office:value="0.181983164874792">
                <text:p>0.1819831648747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936818289134165">
                <text:p>0.0936818289134165</text:p>
              </table:table-cell>
              <table:table-cell office:value-type="float" office:value="0.200675413071716">
                <text:p>0.2006754130717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03538658118804">
                <text:p>0.103538658118804</text:p>
              </table:table-cell>
              <table:table-cell office:value-type="float" office:value="0.19890865086441">
                <text:p>0.198908650864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895419704674888">
                <text:p>0.0895419704674888</text:p>
              </table:table-cell>
              <table:table-cell office:value-type="float" office:value="0.189521352424545">
                <text:p>0.1895213524245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78259371043167">
                <text:p>0.078259371043167</text:p>
              </table:table-cell>
              <table:table-cell office:value-type="float" office:value="0.180735750863497">
                <text:p>0.1807357508634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711020623689891">
                <text:p>0.0711020623689891</text:p>
              </table:table-cell>
              <table:table-cell office:value-type="float" office:value="0.243838646776316">
                <text:p>0.2438386467763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737588628310075">
                <text:p>0.0737588628310075</text:p>
              </table:table-cell>
              <table:table-cell office:value-type="float" office:value="0.185199081833506">
                <text:p>0.1851990818335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74040123348362">
                <text:p>0.074040123348362</text:p>
              </table:table-cell>
              <table:table-cell office:value-type="float" office:value="0.202740147424328">
                <text:p>0.2027401474243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798520316595612">
                <text:p>0.0798520316595612</text:p>
              </table:table-cell>
              <table:table-cell office:value-type="float" office:value="0.220781090630069">
                <text:p>0.2207810906300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737709816034185">
                <text:p>0.0737709816034185</text:p>
              </table:table-cell>
              <table:table-cell office:value-type="float" office:value="0.185649227175324">
                <text:p>0.1856492271753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787682227709116">
                <text:p>0.0787682227709116</text:p>
              </table:table-cell>
              <table:table-cell office:value-type="float" office:value="0.193919157639451">
                <text:p>0.1939191576394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669121967514513">
                <text:p>0.0669121967514513</text:p>
              </table:table-cell>
              <table:table-cell office:value-type="float" office:value="0.232232156621116">
                <text:p>0.2322321566211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717059122523219">
                <text:p>0.0717059122523219</text:p>
              </table:table-cell>
              <table:table-cell office:value-type="float" office:value="0.189463158862054">
                <text:p>0.1894631588620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544727278260497">
                <text:p>0.0544727278260497</text:p>
              </table:table-cell>
              <table:table-cell office:value-type="float" office:value="0.183711502731151">
                <text:p>0.1837115027311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461326467093672">
                <text:p>0.0461326467093672</text:p>
              </table:table-cell>
              <table:table-cell office:value-type="float" office:value="0.179881747162653">
                <text:p>0.1798817471626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433151027435875">
                <text:p>0.0433151027435875</text:p>
              </table:table-cell>
              <table:table-cell office:value-type="float" office:value="0.184908310535508">
                <text:p>0.1849083105355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524102010955961">
                <text:p>0.0524102010955961</text:p>
              </table:table-cell>
              <table:table-cell office:value-type="float" office:value="0.185082353839068">
                <text:p>0.1850823538390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715755298815169">
                <text:p>0.0715755298815169</text:p>
              </table:table-cell>
              <table:table-cell office:value-type="float" office:value="0.178228806946146">
                <text:p>0.1782288069461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587632798532489">
                <text:p>0.0587632798532489</text:p>
              </table:table-cell>
              <table:table-cell office:value-type="float" office:value="0.181810458355828">
                <text:p>0.1818104583558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418206647751673">
                <text:p>0.0418206647751673</text:p>
              </table:table-cell>
              <table:table-cell office:value-type="float" office:value="0.190977941547944">
                <text:p>0.1909779415479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380444303314588">
                <text:p>0.0380444303314588</text:p>
              </table:table-cell>
              <table:table-cell office:value-type="float" office:value="0.209876649022496">
                <text:p>0.2098766490224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687435101011497">
                <text:p>0.0687435101011497</text:p>
              </table:table-cell>
              <table:table-cell office:value-type="float" office:value="0.176291204756565">
                <text:p>0.1762912047565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453963968137332">
                <text:p>0.0453963968137332</text:p>
              </table:table-cell>
              <table:table-cell office:value-type="float" office:value="0.182157818745352">
                <text:p>0.1821578187453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42493124276501">
                <text:p>0.0342493124276501</text:p>
              </table:table-cell>
              <table:table-cell office:value-type="float" office:value="0.175045558664916">
                <text:p>0.1750455586649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17155786336826">
                <text:p>0.0317155786336826</text:p>
              </table:table-cell>
              <table:table-cell office:value-type="float" office:value="0.186917528804644">
                <text:p>0.1869175288046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87022215620036">
                <text:p>0.0387022215620036</text:p>
              </table:table-cell>
              <table:table-cell office:value-type="float" office:value="0.184364710870231">
                <text:p>0.1843647108702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814556296960046">
                <text:p>0.0814556296960046</text:p>
              </table:table-cell>
              <table:table-cell office:value-type="float" office:value="0.197053683288686">
                <text:p>0.1970536832886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08296960312831">
                <text:p>0.0408296960312831</text:p>
              </table:table-cell>
              <table:table-cell office:value-type="float" office:value="0.18647485138044">
                <text:p>0.186474851380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67065447175069">
                <text:p>0.0267065447175069</text:p>
              </table:table-cell>
              <table:table-cell office:value-type="float" office:value="0.190089581554087">
                <text:p>0.1900895815540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31858305759914">
                <text:p>0.0231858305759914</text:p>
              </table:table-cell>
              <table:table-cell office:value-type="float" office:value="0.186510986908929">
                <text:p>0.1865109869089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35138646600554">
                <text:p>0.0235138646600554</text:p>
              </table:table-cell>
              <table:table-cell office:value-type="float" office:value="0.193873538647212">
                <text:p>0.1938735386472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83856404949716">
                <text:p>0.0283856404949716</text:p>
              </table:table-cell>
              <table:table-cell office:value-type="float" office:value="0.179700009929265">
                <text:p>0.1797000099292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62384574925156">
                <text:p>0.062384574925156</text:p>
              </table:table-cell>
              <table:table-cell office:value-type="float" office:value="0.220974357084397">
                <text:p>0.2209743570843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552281361409213">
                <text:p>0.0552281361409213</text:p>
              </table:table-cell>
              <table:table-cell office:value-type="float" office:value="0.178156850521818">
                <text:p>0.1781568505218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96515180355577">
                <text:p>0.0296515180355577</text:p>
              </table:table-cell>
              <table:table-cell office:value-type="float" office:value="0.179753562668589">
                <text:p>0.1797535626685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0138671312295">
                <text:p>0.020138671312295</text:p>
              </table:table-cell>
              <table:table-cell office:value-type="float" office:value="0.169865485089633">
                <text:p>0.1698654850896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84968516817214">
                <text:p>0.0184968516817214</text:p>
              </table:table-cell>
              <table:table-cell office:value-type="float" office:value="0.18582857204832">
                <text:p>0.185828572048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88532811190233">
                <text:p>0.0188532811190233</text:p>
              </table:table-cell>
              <table:table-cell office:value-type="float" office:value="0.182693003677584">
                <text:p>0.1826930036775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24561979254174">
                <text:p>0.0224561979254174</text:p>
              </table:table-cell>
              <table:table-cell office:value-type="float" office:value="0.185325639425267">
                <text:p>0.1853256394252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57613373814111">
                <text:p>0.057613373814111</text:p>
              </table:table-cell>
              <table:table-cell office:value-type="float" office:value="0.197428379232939">
                <text:p>0.1974283792329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351652794996265">
                <text:p>0.0351652794996265</text:p>
              </table:table-cell>
              <table:table-cell office:value-type="float" office:value="0.179266982393968">
                <text:p>0.1792669823939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382410536164046">
                <text:p>0.0382410536164046</text:p>
              </table:table-cell>
              <table:table-cell office:value-type="float" office:value="0.174130458860449">
                <text:p>0.1741304588604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297022538375075">
                <text:p>0.0297022538375075</text:p>
              </table:table-cell>
              <table:table-cell office:value-type="float" office:value="0.18059960874209">
                <text:p>0.180599608742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053549057018">
                <text:p>0.02053549057018</text:p>
              </table:table-cell>
              <table:table-cell office:value-type="float" office:value="0.178434775827115">
                <text:p>0.1784347758271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5027804141342">
                <text:p>0.015027804141342</text:p>
              </table:table-cell>
              <table:table-cell office:value-type="float" office:value="0.181523426992875">
                <text:p>0.1815234269928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40335127909309">
                <text:p>0.0140335127909309</text:p>
              </table:table-cell>
              <table:table-cell office:value-type="float" office:value="0.195722520602807">
                <text:p>0.1957225206028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82538732433725">
                <text:p>0.0182538732433725</text:p>
              </table:table-cell>
              <table:table-cell office:value-type="float" office:value="0.190610430834128">
                <text:p>0.1906104308341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5977000970258">
                <text:p>0.05977000970258</text:p>
              </table:table-cell>
              <table:table-cell office:value-type="float" office:value="0.174791849185818">
                <text:p>0.1747918491858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41639147475276">
                <text:p>0.0241639147475276</text:p>
              </table:table-cell>
              <table:table-cell office:value-type="float" office:value="0.179145016230779">
                <text:p>0.1791450162307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40655317949688">
                <text:p>0.0140655317949688</text:p>
              </table:table-cell>
              <table:table-cell office:value-type="float" office:value="0.172805282466941">
                <text:p>0.1728052824669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00782850263075">
                <text:p>0.0100782850263075</text:p>
              </table:table-cell>
              <table:table-cell office:value-type="float" office:value="0.180224809389168">
                <text:p>0.1802248093891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312854474937375">
                <text:p>0.0312854474937375</text:p>
              </table:table-cell>
              <table:table-cell office:value-type="float" office:value="0.188375561457837">
                <text:p>0.1883755614578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475210409730982">
                <text:p>0.0475210409730982</text:p>
              </table:table-cell>
              <table:table-cell office:value-type="float" office:value="0.174644991384161">
                <text:p>0.1746449913841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96820516385605">
                <text:p>0.0196820516385605</text:p>
              </table:table-cell>
              <table:table-cell office:value-type="float" office:value="0.175139173759691">
                <text:p>0.1751391737596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22089625007101">
                <text:p>0.0122089625007101</text:p>
              </table:table-cell>
              <table:table-cell office:value-type="float" office:value="0.177230692112814">
                <text:p>0.1772306921128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972568615919901">
                <text:p>0.00972568615919901</text:p>
              </table:table-cell>
              <table:table-cell office:value-type="float" office:value="0.175132228788149">
                <text:p>0.17513222878814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971481095706255">
                <text:p>0.00971481095706255</text:p>
              </table:table-cell>
              <table:table-cell office:value-type="float" office:value="0.189607592184671">
                <text:p>0.1896075921846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5300707091266">
                <text:p>0.015300707091266</text:p>
              </table:table-cell>
              <table:table-cell office:value-type="float" office:value="0.184900765874271">
                <text:p>0.1849007658742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318502248073103">
                <text:p>0.0318502248073103</text:p>
              </table:table-cell>
              <table:table-cell office:value-type="float" office:value="0.186686638954315">
                <text:p>0.1866866389543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514873222728281">
                <text:p>0.0514873222728281</text:p>
              </table:table-cell>
              <table:table-cell office:value-type="float" office:value="0.178579040667093">
                <text:p>0.1785790406670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226375537992613">
                <text:p>0.0226375537992613</text:p>
              </table:table-cell>
              <table:table-cell office:value-type="float" office:value="0.174075325609387">
                <text:p>0.1740753256093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25885347690694">
                <text:p>0.0125885347690694</text:p>
              </table:table-cell>
              <table:table-cell office:value-type="float" office:value="0.166146633829189">
                <text:p>0.1661466338291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938053800099187">
                <text:p>0.00938053800099187</text:p>
              </table:table-cell>
              <table:table-cell office:value-type="float" office:value="0.168622817921177">
                <text:p>0.16862281792117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824270285612981">
                <text:p>0.00824270285612981</text:p>
              </table:table-cell>
              <table:table-cell office:value-type="float" office:value="0.172480413387379">
                <text:p>0.1724804133873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421804651507056">
                <text:p>0.0421804651507056</text:p>
              </table:table-cell>
              <table:table-cell office:value-type="float" office:value="0.196669739927466">
                <text:p>0.1966697399274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631018525556762">
                <text:p>0.0631018525556762</text:p>
              </table:table-cell>
              <table:table-cell office:value-type="float" office:value="0.198248172247108">
                <text:p>0.1982481722471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390440957707995">
                <text:p>0.0390440957707995</text:p>
              </table:table-cell>
              <table:table-cell office:value-type="float" office:value="0.168499021202134">
                <text:p>0.1684990212021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359111271556601">
                <text:p>0.0359111271556601</text:p>
              </table:table-cell>
              <table:table-cell office:value-type="float" office:value="0.176710850541111">
                <text:p>0.1767108505411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217156869140175">
                <text:p>0.0217156869140175</text:p>
              </table:table-cell>
              <table:table-cell office:value-type="float" office:value="0.175630158190196">
                <text:p>0.1756301581901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33413031313605">
                <text:p>0.0133413031313605</text:p>
              </table:table-cell>
              <table:table-cell office:value-type="float" office:value="0.178207213883258">
                <text:p>0.1782072138832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92026795382975">
                <text:p>0.0092026795382975</text:p>
              </table:table-cell>
              <table:table-cell office:value-type="float" office:value="0.181619570449302">
                <text:p>0.1816195704493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718563676398722">
                <text:p>0.00718563676398722</text:p>
              </table:table-cell>
              <table:table-cell office:value-type="float" office:value="0.182731692794136">
                <text:p>0.1827316927941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04865720860247">
                <text:p>0.0104865720860247</text:p>
              </table:table-cell>
              <table:table-cell office:value-type="float" office:value="0.185584920690636">
                <text:p>0.1855849206906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48321721244553">
                <text:p>0.0148321721244553</text:p>
              </table:table-cell>
              <table:table-cell office:value-type="float" office:value="0.172671882594747">
                <text:p>0.1726718825947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494871069320538">
                <text:p>0.0494871069320538</text:p>
              </table:table-cell>
              <table:table-cell office:value-type="float" office:value="0.178014963003957">
                <text:p>0.17801496300395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00159951453538">
                <text:p>0.0200159951453538</text:p>
              </table:table-cell>
              <table:table-cell office:value-type="float" office:value="0.173493836228992">
                <text:p>0.1734938362289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110202958773676">
                <text:p>0.0110202958773676</text:p>
              </table:table-cell>
              <table:table-cell office:value-type="float" office:value="0.175549128633881">
                <text:p>0.1755491286338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784174833123986">
                <text:p>0.00784174833123986</text:p>
              </table:table-cell>
              <table:table-cell office:value-type="float" office:value="0.172721243464711">
                <text:p>0.1727212434647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73032428623481">
                <text:p>0.0073032428623481</text:p>
              </table:table-cell>
              <table:table-cell office:value-type="float" office:value="0.171927101043523">
                <text:p>0.1719271010435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20358130554751">
                <text:p>0.020358130554751</text:p>
              </table:table-cell>
              <table:table-cell office:value-type="float" office:value="0.167494001631737">
                <text:p>0.1674940016317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433186926080709">
                <text:p>0.0433186926080709</text:p>
              </table:table-cell>
              <table:table-cell office:value-type="float" office:value="0.181434608030345">
                <text:p>0.1814346080303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193633928189362">
                <text:p>0.0193633928189362</text:p>
              </table:table-cell>
              <table:table-cell office:value-type="float" office:value="0.172590210073332">
                <text:p>0.1725902100733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105242933757293">
                <text:p>0.0105242933757293</text:p>
              </table:table-cell>
              <table:table-cell office:value-type="float" office:value="0.167474050162253">
                <text:p>0.1674740501622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660292200979169">
                <text:p>0.00660292200979169</text:p>
              </table:table-cell>
              <table:table-cell office:value-type="float" office:value="0.162865652354506">
                <text:p>0.1628656523545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57745128036558">
                <text:p>0.0057745128036558</text:p>
              </table:table-cell>
              <table:table-cell office:value-type="float" office:value="0.166776633447594">
                <text:p>0.1667766334475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775567356731764">
                <text:p>0.00775567356731764</text:p>
              </table:table-cell>
              <table:table-cell office:value-type="float" office:value="0.168532592372654">
                <text:p>0.1685325923726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22502568472756">
                <text:p>0.0122502568472756</text:p>
              </table:table-cell>
              <table:table-cell office:value-type="float" office:value="0.164735542619822">
                <text:p>0.1647355426198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428185516115888">
                <text:p>0.0428185516115888</text:p>
              </table:table-cell>
              <table:table-cell office:value-type="float" office:value="0.180094900447424">
                <text:p>0.1800949004474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72887330388128">
                <text:p>0.0172887330388128</text:p>
              </table:table-cell>
              <table:table-cell office:value-type="float" office:value="0.174978952902667">
                <text:p>0.1749789529026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39400245123512">
                <text:p>0.0139400245123512</text:p>
              </table:table-cell>
              <table:table-cell office:value-type="float" office:value="0.189464757525049">
                <text:p>0.1894647575250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15176911830895">
                <text:p>0.0115176911830895</text:p>
              </table:table-cell>
              <table:table-cell office:value-type="float" office:value="0.180534947874737">
                <text:p>0.1805349478747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665448714168035">
                <text:p>0.00665448714168035</text:p>
              </table:table-cell>
              <table:table-cell office:value-type="float" office:value="0.176639559916833">
                <text:p>0.1766395599168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508936817238289">
                <text:p>0.00508936817238289</text:p>
              </table:table-cell>
              <table:table-cell office:value-type="float" office:value="0.178851573229622">
                <text:p>0.1788515732296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7166378504108">
                <text:p>0.007166378504108</text:p>
              </table:table-cell>
              <table:table-cell office:value-type="float" office:value="0.178851499409638">
                <text:p>0.1788514994096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329838433858852">
                <text:p>0.0329838433858852</text:p>
              </table:table-cell>
              <table:table-cell office:value-type="float" office:value="0.235412750664683">
                <text:p>0.23541275066468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494414503651454">
                <text:p>0.0494414503651454</text:p>
              </table:table-cell>
              <table:table-cell office:value-type="float" office:value="0.178843958603403">
                <text:p>0.1788439586034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61229684211078">
                <text:p>0.0161229684211078</text:p>
              </table:table-cell>
              <table:table-cell office:value-type="float" office:value="0.174279418078092">
                <text:p>0.17427941807809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850835667286311">
                <text:p>0.00850835667286311</text:p>
              </table:table-cell>
              <table:table-cell office:value-type="float" office:value="0.175962196606445">
                <text:p>0.1759621966064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561996653329939">
                <text:p>0.00561996653329939</text:p>
              </table:table-cell>
              <table:table-cell office:value-type="float" office:value="0.175171389776018">
                <text:p>0.1751713897760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43830994143009">
                <text:p>0.0043830994143009</text:p>
              </table:table-cell>
              <table:table-cell office:value-type="float" office:value="0.176098588358902">
                <text:p>0.17609858835890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475289195239459">
                <text:p>0.00475289195239459</text:p>
              </table:table-cell>
              <table:table-cell office:value-type="float" office:value="0.172017902122677">
                <text:p>0.1720179021226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839529590758801">
                <text:p>0.00839529590758801</text:p>
              </table:table-cell>
              <table:table-cell office:value-type="float" office:value="0.182478313832877">
                <text:p>0.1824783138328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54245985591055">
                <text:p>0.0154245985591055</text:p>
              </table:table-cell>
              <table:table-cell office:value-type="float" office:value="0.202318480163552">
                <text:p>0.2023184801635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493176406692102">
                <text:p>0.0493176406692102</text:p>
              </table:table-cell>
              <table:table-cell office:value-type="float" office:value="0.165025560294704">
                <text:p>0.1650255602947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218642319925407">
                <text:p>0.0218642319925407</text:p>
              </table:table-cell>
              <table:table-cell office:value-type="float" office:value="0.170421403721713">
                <text:p>0.1704214037217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949371166462478">
                <text:p>0.00949371166462478</text:p>
              </table:table-cell>
              <table:table-cell office:value-type="float" office:value="0.169804266270242">
                <text:p>0.1698042662702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581536544185914">
                <text:p>0.00581536544185914</text:p>
              </table:table-cell>
              <table:table-cell office:value-type="float" office:value="0.171402873423333">
                <text:p>0.1714028734233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412790655008792">
                <text:p>0.00412790655008792</text:p>
              </table:table-cell>
              <table:table-cell office:value-type="float" office:value="0.175661166605445">
                <text:p>0.1756611666054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375286346018996">
                <text:p>0.00375286346018996</text:p>
              </table:table-cell>
              <table:table-cell office:value-type="float" office:value="0.174325128299799">
                <text:p>0.1743251282997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624411344797847">
                <text:p>0.00624411344797847</text:p>
              </table:table-cell>
              <table:table-cell office:value-type="float" office:value="0.168010199733544">
                <text:p>0.16801019973354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37516295417209">
                <text:p>0.037516295417209</text:p>
              </table:table-cell>
              <table:table-cell office:value-type="float" office:value="0.190116259547722">
                <text:p>0.1901162595477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358612679271001">
                <text:p>0.0358612679271001</text:p>
              </table:table-cell>
              <table:table-cell office:value-type="float" office:value="0.184016686906849">
                <text:p>0.1840166869068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139740464679075">
                <text:p>0.0139740464679075</text:p>
              </table:table-cell>
              <table:table-cell office:value-type="float" office:value="0.180733256196555">
                <text:p>0.1807332561965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690521371240599">
                <text:p>0.00690521371240599</text:p>
              </table:table-cell>
              <table:table-cell office:value-type="float" office:value="0.1768036542931">
                <text:p>0.17680365429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427514188951324">
                <text:p>0.00427514188951324</text:p>
              </table:table-cell>
              <table:table-cell office:value-type="float" office:value="0.175884915532841">
                <text:p>0.17588491553284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31046714232857">
                <text:p>0.0031046714232857</text:p>
              </table:table-cell>
              <table:table-cell office:value-type="float" office:value="0.174860660985673">
                <text:p>0.1748606609856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319399626736356">
                <text:p>0.00319399626736356</text:p>
              </table:table-cell>
              <table:table-cell office:value-type="float" office:value="0.172021285870618">
                <text:p>0.1720212858706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895211017649024">
                <text:p>0.00895211017649024</text:p>
              </table:table-cell>
              <table:table-cell office:value-type="float" office:value="0.183125219491777">
                <text:p>0.18312521949177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412768009685082">
                <text:p>0.0412768009685082</text:p>
              </table:table-cell>
              <table:table-cell office:value-type="float" office:value="0.181473584654104">
                <text:p>0.1814735846541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286897835854675">
                <text:p>0.0286897835854675</text:p>
              </table:table-cell>
              <table:table-cell office:value-type="float" office:value="0.171995213224238">
                <text:p>0.1719952132242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10400735207676">
                <text:p>0.010400735207676</text:p>
              </table:table-cell>
              <table:table-cell office:value-type="float" office:value="0.176211315413552">
                <text:p>0.1762113154135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530848989705162">
                <text:p>0.00530848989705162</text:p>
              </table:table-cell>
              <table:table-cell office:value-type="float" office:value="0.177193324505612">
                <text:p>0.1771933245056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362634796600365">
                <text:p>0.00362634796600365</text:p>
              </table:table-cell>
              <table:table-cell office:value-type="float" office:value="0.178083744114325">
                <text:p>0.1780837441143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320127522004492">
                <text:p>0.00320127522004492</text:p>
              </table:table-cell>
              <table:table-cell office:value-type="float" office:value="0.171769575989637">
                <text:p>0.17176957598963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252202369008986">
                <text:p>0.0252202369008986</text:p>
              </table:table-cell>
              <table:table-cell office:value-type="float" office:value="0.199633190018458">
                <text:p>0.19963319001845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466293071989125">
                <text:p>0.0466293071989125</text:p>
              </table:table-cell>
              <table:table-cell office:value-type="float" office:value="0.170747743605371">
                <text:p>0.17074774360537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68767181656643">
                <text:p>0.0168767181656643</text:p>
              </table:table-cell>
              <table:table-cell office:value-type="float" office:value="0.174033823201798">
                <text:p>0.17403382320179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874515812386069">
                <text:p>0.00874515812386069</text:p>
              </table:table-cell>
              <table:table-cell office:value-type="float" office:value="0.174423912554505">
                <text:p>0.1744239125545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5447970206538">
                <text:p>0.005447970206538</text:p>
              </table:table-cell>
              <table:table-cell office:value-type="float" office:value="0.175347882640977">
                <text:p>0.17534788264097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41681463784697">
                <text:p>0.0041681463784697</text:p>
              </table:table-cell>
              <table:table-cell office:value-type="float" office:value="0.177928382648478">
                <text:p>0.1779283826484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348858800525318">
                <text:p>0.00348858800525318</text:p>
              </table:table-cell>
              <table:table-cell office:value-type="float" office:value="0.175877636685919">
                <text:p>0.1758776366859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551655177616924">
                <text:p>0.00551655177616924</text:p>
              </table:table-cell>
              <table:table-cell office:value-type="float" office:value="0.180134180323813">
                <text:p>0.18013418032381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914260859489577">
                <text:p>0.00914260859489577</text:p>
              </table:table-cell>
              <table:table-cell office:value-type="float" office:value="0.17503328800652">
                <text:p>0.1750332880065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112483417184432">
                <text:p>0.0112483417184432</text:p>
              </table:table-cell>
              <table:table-cell office:value-type="float" office:value="0.165741122989732">
                <text:p>0.16574112298973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274567081916785">
                <text:p>0.0274567081916785</text:p>
              </table:table-cell>
              <table:table-cell office:value-type="float" office:value="0.210641123882193">
                <text:p>0.21064112388219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547788081582161">
                <text:p>0.0547788081582161</text:p>
              </table:table-cell>
              <table:table-cell office:value-type="float" office:value="0.176832476781344">
                <text:p>0.1768324767813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189542626169713">
                <text:p>0.0189542626169713</text:p>
              </table:table-cell>
              <table:table-cell office:value-type="float" office:value="0.169841007632856">
                <text:p>0.1698410076328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997157374434499">
                <text:p>0.00997157374434499</text:p>
              </table:table-cell>
              <table:table-cell office:value-type="float" office:value="0.176985505826075">
                <text:p>0.1769855058260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565931775474222">
                <text:p>0.00565931775474222</text:p>
              </table:table-cell>
              <table:table-cell office:value-type="float" office:value="0.175260597769199">
                <text:p>0.17526059776919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376866342769155">
                <text:p>0.00376866342769155</text:p>
              </table:table-cell>
              <table:table-cell office:value-type="float" office:value="0.176300579589412">
                <text:p>0.1763005795894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29523567787149">
                <text:p>0.0029523567787149</text:p>
              </table:table-cell>
              <table:table-cell office:value-type="float" office:value="0.176238595251373">
                <text:p>0.17623859525137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321844623687546">
                <text:p>0.00321844623687546</text:p>
              </table:table-cell>
              <table:table-cell office:value-type="float" office:value="0.178128462711952">
                <text:p>0.1781284627119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514728567363335">
                <text:p>0.00514728567363335</text:p>
              </table:table-cell>
              <table:table-cell office:value-type="float" office:value="0.173881225042131">
                <text:p>0.17388122504213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104662261047795">
                <text:p>0.0104662261047795</text:p>
              </table:table-cell>
              <table:table-cell office:value-type="float" office:value="0.186256583118879">
                <text:p>0.18625658311887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45859177697264">
                <text:p>0.045859177697264</text:p>
              </table:table-cell>
              <table:table-cell office:value-type="float" office:value="0.179153932257828">
                <text:p>0.17915393225782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165025128216806">
                <text:p>0.0165025128216806</text:p>
              </table:table-cell>
              <table:table-cell office:value-type="float" office:value="0.180205034396655">
                <text:p>0.1802050343966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740082711650365">
                <text:p>0.00740082711650365</text:p>
              </table:table-cell>
              <table:table-cell office:value-type="float" office:value="0.179664439319634">
                <text:p>0.17966443931963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438326576596864">
                <text:p>0.00438326576596864</text:p>
              </table:table-cell>
              <table:table-cell office:value-type="float" office:value="0.18032728621107">
                <text:p>0.1803272862110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295856141234691">
                <text:p>0.00295856141234691</text:p>
              </table:table-cell>
              <table:table-cell office:value-type="float" office:value="0.180533503913184">
                <text:p>0.18053350391318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245982514755733">
                <text:p>0.00245982514755733</text:p>
              </table:table-cell>
              <table:table-cell office:value-type="float" office:value="0.182339138844641">
                <text:p>0.18233913884464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301716526476021">
                <text:p>0.00301716526476021</text:p>
              </table:table-cell>
              <table:table-cell office:value-type="float" office:value="0.179893451419926">
                <text:p>0.1798934514199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702983274670947">
                <text:p>0.00702983274670947</text:p>
              </table:table-cell>
              <table:table-cell office:value-type="float" office:value="0.174232589994752">
                <text:p>0.1742325899947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120996690891108">
                <text:p>0.0120996690891108</text:p>
              </table:table-cell>
              <table:table-cell office:value-type="float" office:value="0.182264376367224">
                <text:p>0.18226437636722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19495860431521">
                <text:p>0.019495860431521</text:p>
              </table:table-cell>
              <table:table-cell office:value-type="float" office:value="0.18174358309487">
                <text:p>0.1817435830948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369329692345983">
                <text:p>0.0369329692345983</text:p>
              </table:table-cell>
              <table:table-cell office:value-type="float" office:value="0.166808961501249">
                <text:p>0.16680896150124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139301231139613">
                <text:p>0.0139301231139613</text:p>
              </table:table-cell>
              <table:table-cell office:value-type="float" office:value="0.171124013350044">
                <text:p>0.1711240133500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698630212740987">
                <text:p>0.00698630212740987</text:p>
              </table:table-cell>
              <table:table-cell office:value-type="float" office:value="0.170225992390348">
                <text:p>0.1702259923903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420233640955937">
                <text:p>0.00420233640955937</text:p>
              </table:table-cell>
              <table:table-cell office:value-type="float" office:value="0.172289534151787">
                <text:p>0.17228953415178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287030040925801">
                <text:p>0.00287030040925801</text:p>
              </table:table-cell>
              <table:table-cell office:value-type="float" office:value="0.171939685019958">
                <text:p>0.17193968501995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25563700150903">
                <text:p>0.0025563700150903</text:p>
              </table:table-cell>
              <table:table-cell office:value-type="float" office:value="0.173743278271888">
                <text:p>0.17374327827188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379120028405852">
                <text:p>0.00379120028405852</text:p>
              </table:table-cell>
              <table:table-cell office:value-type="float" office:value="0.173297679754263">
                <text:p>0.17329767975426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93091076961946">
                <text:p>0.0093091076961946</text:p>
              </table:table-cell>
              <table:table-cell office:value-type="float" office:value="0.175720882031877">
                <text:p>0.17572088203187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134032331126299">
                <text:p>0.0134032331126299</text:p>
              </table:table-cell>
              <table:table-cell office:value-type="float" office:value="0.179500589506492">
                <text:p>0.17950058950649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402024045997411">
                <text:p>0.0402024045997411</text:p>
              </table:table-cell>
              <table:table-cell office:value-type="float" office:value="0.181794367689973">
                <text:p>0.18179436768997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279872349937745">
                <text:p>0.0279872349937745</text:p>
              </table:table-cell>
              <table:table-cell office:value-type="float" office:value="0.171230007151437">
                <text:p>0.17123000715143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122343761341449">
                <text:p>0.0122343761341449</text:p>
              </table:table-cell>
              <table:table-cell office:value-type="float" office:value="0.171456363076717">
                <text:p>0.17145636307671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123702438438626">
                <text:p>0.0123702438438626</text:p>
              </table:table-cell>
              <table:table-cell office:value-type="float" office:value="0.163902960379973">
                <text:p>0.16390296037997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106481754184213">
                <text:p>0.0106481754184213</text:p>
              </table:table-cell>
              <table:table-cell office:value-type="float" office:value="0.166730662243308">
                <text:p>0.1667306622433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643157850341425">
                <text:p>0.00643157850341425</text:p>
              </table:table-cell>
              <table:table-cell office:value-type="float" office:value="0.166554463803236">
                <text:p>0.16655446380323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406548123772541">
                <text:p>0.00406548123772541</text:p>
              </table:table-cell>
              <table:table-cell office:value-type="float" office:value="0.170870405485842">
                <text:p>0.17087040548584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295402183425862">
                <text:p>0.00295402183425862</text:p>
              </table:table-cell>
              <table:table-cell office:value-type="float" office:value="0.170426547200021">
                <text:p>0.17042654720002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269076749923296">
                <text:p>0.00269076749923296</text:p>
              </table:table-cell>
              <table:table-cell office:value-type="float" office:value="0.173847079754868">
                <text:p>0.17384707975486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366083849779125">
                <text:p>0.00366083849779125</text:p>
              </table:table-cell>
              <table:table-cell office:value-type="float" office:value="0.172217777807795">
                <text:p>0.17221777780779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634720794321966">
                <text:p>0.00634720794321966</text:p>
              </table:table-cell>
              <table:table-cell office:value-type="float" office:value="0.175383240191234">
                <text:p>0.1753832401912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5cm" svg:height="8.999cm" xlink:href=".." xlink:type="simple" chart:class="chart:line" chart:style-name="ch1">
        <chart:title svg:x="5.853cm" svg:y="0.314cm" chart:style-name="ch2">
          <text:p>Learning Rate 0.004</text:p>
        </chart:title>
        <chart:legend chart:legend-position="end" svg:x="13.93cm" svg:y="3.951cm" style:legend-expansion="high" chart:style-name="ch3"/>
        <chart:plot-area chart:style-name="ch4" table:cell-range-address="train_log__LR_004.E1:train_log__LR_004.F243" chart:data-source-has-labels="row" svg:x="1.318cm" svg:y="1.286cm" svg:width="12.292cm" svg:height="6.566cm">
          <chartooo:coordinate-region svg:x="2.27cm" svg:y="1.392cm" svg:width="11.247cm" svg:height="5.415cm"/>
          <chart:axis chart:dimension="x" chart:name="primary-x" chart:style-name="ch5">
            <chart:title svg:x="6.884cm" svg:y="8.032cm" chart:style-name="ch6">
              <text:p>Epochs</text:p>
            </chart:title>
          </chart:axis>
          <chart:axis chart:dimension="y" chart:name="primary-y" chart:style-name="ch7">
            <chart:title svg:x="0.451cm" svg:y="5.407cm" chart:style-name="ch8">
              <text:p>Loss Width</text:p>
            </chart:title>
            <chart:grid chart:style-name="ch9" chart:class="major"/>
          </chart:axis>
          <chart:series chart:style-name="ch10" chart:values-cell-range-address="train_log__LR_004.E2:train_log__LR_004.E243" chart:label-cell-address="train_log__LR_004.E1:train_log__LR_004.E1" chart:class="chart:line">
            <chart:data-point chart:repeated="242"/>
          </chart:series>
          <chart:series chart:style-name="ch11" chart:values-cell-range-address="train_log__LR_004.F2:train_log__LR_004.F243" chart:label-cell-address="train_log__LR_004.F1:train_log__LR_004.F1" chart:class="chart:line">
            <chart:data-point chart:repeated="24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</text:p>
                <draw:g>
                  <svg:desc>train_log__LR_004.E1:train_log__LR_004.E1</svg:desc>
                </draw:g>
              </table:table-cell>
              <table:table-cell office:value-type="string">
                <text:p>valid</text:p>
                <draw:g>
                  <svg:desc>train_log__LR_004.F1:train_log__LR_004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1558848217707">
                <text:p>1.01558848217707</text:p>
                <draw:g>
                  <svg:desc>train_log__LR_004.E2:train_log__LR_004.E243</svg:desc>
                </draw:g>
              </table:table-cell>
              <table:table-cell office:value-type="float" office:value="0.42750514267165">
                <text:p>0.42750514267165</text:p>
                <draw:g>
                  <svg:desc>train_log__LR_004.F2:train_log__LR_004.F2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73985444382973">
                <text:p>0.373985444382973</text:p>
              </table:table-cell>
              <table:table-cell office:value-type="float" office:value="0.308064754810465">
                <text:p>0.3080647548104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.6186407694965">
                <text:p>17.6186407694965</text:p>
              </table:table-cell>
              <table:table-cell office:value-type="float" office:value="1825147374.48349">
                <text:p>1825147374.483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47671077810678">
                <text:p>8.47671077810678</text:p>
              </table:table-cell>
              <table:table-cell office:value-type="float" office:value="4.80524166806183">
                <text:p>4.80524166806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75245633678353">
                <text:p>0.675245633678353</text:p>
              </table:table-cell>
              <table:table-cell office:value-type="float" office:value="1.45680665673692">
                <text:p>1.456806656736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3598557613883">
                <text:p>0.643598557613883</text:p>
              </table:table-cell>
              <table:table-cell office:value-type="float" office:value="0.636945326431205">
                <text:p>0.6369453264312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34041552635531">
                <text:p>0.534041552635531</text:p>
              </table:table-cell>
              <table:table-cell office:value-type="float" office:value="0.598957052976214">
                <text:p>0.5989570529762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9927115258314">
                <text:p>0.49927115258314</text:p>
              </table:table-cell>
              <table:table-cell office:value-type="float" office:value="0.585044930093412">
                <text:p>0.5850449300934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7233626529434">
                <text:p>0.457233626529434</text:p>
              </table:table-cell>
              <table:table-cell office:value-type="float" office:value="0.574972198130001">
                <text:p>0.57497219813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24516984005457">
                <text:p>0.424516984005457</text:p>
              </table:table-cell>
              <table:table-cell office:value-type="float" office:value="0.513097141869366">
                <text:p>0.5130971418693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96583899101537">
                <text:p>0.396583899101537</text:p>
              </table:table-cell>
              <table:table-cell office:value-type="float" office:value="0.52307592217403">
                <text:p>0.523075922174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76352700545786">
                <text:p>0.376352700545786</text:p>
              </table:table-cell>
              <table:table-cell office:value-type="float" office:value="0.496903177647318">
                <text:p>0.4969031776473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79703166897238">
                <text:p>0.379703166897238</text:p>
              </table:table-cell>
              <table:table-cell office:value-type="float" office:value="0.492702716441147">
                <text:p>0.4927027164411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45153613161239">
                <text:p>0.345153613161239</text:p>
              </table:table-cell>
              <table:table-cell office:value-type="float" office:value="0.493011212383486">
                <text:p>0.4930112123834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24523533554229">
                <text:p>0.324523533554229</text:p>
              </table:table-cell>
              <table:table-cell office:value-type="float" office:value="0.494647931900168">
                <text:p>0.4946479319001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11370076144803">
                <text:p>0.311370076144803</text:p>
              </table:table-cell>
              <table:table-cell office:value-type="float" office:value="0.50606677415861">
                <text:p>0.506066774158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88811944709724">
                <text:p>0.288811944709724</text:p>
              </table:table-cell>
              <table:table-cell office:value-type="float" office:value="0.478553816265393">
                <text:p>0.4785538162653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72370673395426">
                <text:p>0.272370673395426</text:p>
              </table:table-cell>
              <table:table-cell office:value-type="float" office:value="0.464348087653795">
                <text:p>0.4643480876537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9446957843279">
                <text:p>0.259446957843279</text:p>
              </table:table-cell>
              <table:table-cell office:value-type="float" office:value="0.478579856316832">
                <text:p>0.4785798563168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6408927769999">
                <text:p>0.256408927769999</text:p>
              </table:table-cell>
              <table:table-cell office:value-type="float" office:value="0.941646272601592">
                <text:p>0.9416462726015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40011421939664">
                <text:p>0.340011421939664</text:p>
              </table:table-cell>
              <table:table-cell office:value-type="float" office:value="0.381527599170081">
                <text:p>0.3815275991700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58390592650366">
                <text:p>0.258390592650366</text:p>
              </table:table-cell>
              <table:table-cell office:value-type="float" office:value="0.390981002816888">
                <text:p>0.3909810028168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8408613047992">
                <text:p>0.238408613047992</text:p>
              </table:table-cell>
              <table:table-cell office:value-type="float" office:value="0.384941644733521">
                <text:p>0.3849416447335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24781546292755">
                <text:p>0.224781546292755</text:p>
              </table:table-cell>
              <table:table-cell office:value-type="float" office:value="0.44478532074221">
                <text:p>0.444785320742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12941350998254">
                <text:p>0.212941350998254</text:p>
              </table:table-cell>
              <table:table-cell office:value-type="float" office:value="0.36045157208543">
                <text:p>0.360451572085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04941930451871">
                <text:p>0.204941930451871</text:p>
              </table:table-cell>
              <table:table-cell office:value-type="float" office:value="0.369405094700628">
                <text:p>0.3694050947006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91564501587761">
                <text:p>0.191564501587761</text:p>
              </table:table-cell>
              <table:table-cell office:value-type="float" office:value="0.347603973771991">
                <text:p>0.3476039737719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1637305937698">
                <text:p>0.271637305937698</text:p>
              </table:table-cell>
              <table:table-cell office:value-type="float" office:value="0.46890439456409">
                <text:p>0.468904394564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18125165890757">
                <text:p>0.518125165890757</text:p>
              </table:table-cell>
              <table:table-cell office:value-type="float" office:value="89.9806310851749">
                <text:p>89.98063108517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28443651030192">
                <text:p>0.328443651030192</text:p>
              </table:table-cell>
              <table:table-cell office:value-type="float" office:value="2120.68182575508">
                <text:p>2120.681825755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22553496162161">
                <text:p>0.222553496162161</text:p>
              </table:table-cell>
              <table:table-cell office:value-type="float" office:value="859.426380786264">
                <text:p>859.4263807862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98031610716105">
                <text:p>0.198031610716105</text:p>
              </table:table-cell>
              <table:table-cell office:value-type="float" office:value="1353.88088192113">
                <text:p>1353.880881921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76028654228217">
                <text:p>0.176028654228217</text:p>
              </table:table-cell>
              <table:table-cell office:value-type="float" office:value="3110.02474093894">
                <text:p>3110.024740938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68617542707596">
                <text:p>0.168617542707596</text:p>
              </table:table-cell>
              <table:table-cell office:value-type="float" office:value="2593.70703940795">
                <text:p>2593.707039407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70934814375872">
                <text:p>0.170934814375872</text:p>
              </table:table-cell>
              <table:table-cell office:value-type="float" office:value="389.845540885462">
                <text:p>389.8455408854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1911952059284">
                <text:p>0.151911952059284</text:p>
              </table:table-cell>
              <table:table-cell office:value-type="float" office:value="0.955286977790569">
                <text:p>0.9552869777905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9587979054239">
                <text:p>0.149587979054239</text:p>
              </table:table-cell>
              <table:table-cell office:value-type="float" office:value="315.617108210286">
                <text:p>315.6171082102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07952915923057">
                <text:p>0.307952915923057</text:p>
              </table:table-cell>
              <table:table-cell office:value-type="float" office:value="1515.06321511965">
                <text:p>1515.063215119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17086238097583">
                <text:p>0.317086238097583</text:p>
              </table:table-cell>
              <table:table-cell office:value-type="float" office:value="1.24785681905683">
                <text:p>1.247856819056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1129598859986">
                <text:p>0.21129598859986</text:p>
              </table:table-cell>
              <table:table-cell office:value-type="float" office:value="29.1783084440746">
                <text:p>29.17830844407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79821303864937">
                <text:p>0.179821303864937</text:p>
              </table:table-cell>
              <table:table-cell office:value-type="float" office:value="3.81979898415237">
                <text:p>3.819798984152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58308834519192">
                <text:p>0.158308834519192</text:p>
              </table:table-cell>
              <table:table-cell office:value-type="float" office:value="11.8084038815623">
                <text:p>11.80840388156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44802275346414">
                <text:p>0.144802275346414</text:p>
              </table:table-cell>
              <table:table-cell office:value-type="float" office:value="0.47424457642322">
                <text:p>0.474244576423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44374669338846">
                <text:p>0.144374669338846</text:p>
              </table:table-cell>
              <table:table-cell office:value-type="float" office:value="0.519587108239146">
                <text:p>0.5195871082391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52037004699256">
                <text:p>0.152037004699256</text:p>
              </table:table-cell>
              <table:table-cell office:value-type="float" office:value="4262.34169452366">
                <text:p>4262.341694523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72047076113671">
                <text:p>0.772047076113671</text:p>
              </table:table-cell>
              <table:table-cell office:value-type="float" office:value="334.796241913438">
                <text:p>334.7962419134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99853519668915">
                <text:p>0.199853519668915</text:p>
              </table:table-cell>
              <table:table-cell office:value-type="float" office:value="1.10733404507959">
                <text:p>1.107334045079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5626634344398">
                <text:p>0.15626634344398</text:p>
              </table:table-cell>
              <table:table-cell office:value-type="float" office:value="0.407228015318808">
                <text:p>0.4072280153188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1142743432333">
                <text:p>0.11142743432333</text:p>
              </table:table-cell>
              <table:table-cell office:value-type="float" office:value="0.465294595102274">
                <text:p>0.4652945951022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11083178913224">
                <text:p>0.111083178913224</text:p>
              </table:table-cell>
              <table:table-cell office:value-type="float" office:value="0.454690449129979">
                <text:p>0.4546904491299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02729175980006">
                <text:p>0.102729175980006</text:p>
              </table:table-cell>
              <table:table-cell office:value-type="float" office:value="0.646023385467084">
                <text:p>0.6460233854670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04709718837966">
                <text:p>0.104709718837966</text:p>
              </table:table-cell>
              <table:table-cell office:value-type="float" office:value="0.478252565460119">
                <text:p>0.4782525654601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037264063449">
                <text:p>0.1037264063449</text:p>
              </table:table-cell>
              <table:table-cell office:value-type="float" office:value="0.36508779621526">
                <text:p>0.365087796215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876114999440657">
                <text:p>0.0876114999440657</text:p>
              </table:table-cell>
              <table:table-cell office:value-type="float" office:value="0.484735917944284">
                <text:p>0.4847359179442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13088143852808">
                <text:p>0.113088143852808</text:p>
              </table:table-cell>
              <table:table-cell office:value-type="float" office:value="0.483517857855422">
                <text:p>0.4835178578554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839190753707931">
                <text:p>0.0839190753707931</text:p>
              </table:table-cell>
              <table:table-cell office:value-type="float" office:value="0.337805562660613">
                <text:p>0.3378055626606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824086177116471">
                <text:p>0.0824086177116471</text:p>
              </table:table-cell>
              <table:table-cell office:value-type="float" office:value="0.438589082184802">
                <text:p>0.4385890821848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79342506671076">
                <text:p>0.079342506671076</text:p>
              </table:table-cell>
              <table:table-cell office:value-type="float" office:value="1.99297592620986">
                <text:p>1.992975926209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851879893485305">
                <text:p>0.0851879893485305</text:p>
              </table:table-cell>
              <table:table-cell office:value-type="float" office:value="0.471216163374704">
                <text:p>0.4712161633747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732584628959528">
                <text:p>0.0732584628959528</text:p>
              </table:table-cell>
              <table:table-cell office:value-type="float" office:value="5.27319629712669">
                <text:p>5.273196297126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33527614093932">
                <text:p>0.133527614093932</text:p>
              </table:table-cell>
              <table:table-cell office:value-type="float" office:value="0.549718554695699">
                <text:p>0.5497185546956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814195173955261">
                <text:p>0.0814195173955261</text:p>
              </table:table-cell>
              <table:table-cell office:value-type="float" office:value="6.93128574652304">
                <text:p>6.931285746523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705932825907771">
                <text:p>0.0705932825907771</text:p>
              </table:table-cell>
              <table:table-cell office:value-type="float" office:value="5.79749804708388">
                <text:p>5.797498047083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86155984276549">
                <text:p>0.0686155984276549</text:p>
              </table:table-cell>
              <table:table-cell office:value-type="float" office:value="0.443821549750031">
                <text:p>0.4438215497500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746286505112003">
                <text:p>0.0746286505112003</text:p>
              </table:table-cell>
              <table:table-cell office:value-type="float" office:value="0.340499170467003">
                <text:p>0.3404991704670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716900881047523">
                <text:p>0.0716900881047523</text:p>
              </table:table-cell>
              <table:table-cell office:value-type="float" office:value="0.295810618424278">
                <text:p>0.2958106184242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783922300656068">
                <text:p>0.0783922300656068</text:p>
              </table:table-cell>
              <table:table-cell office:value-type="float" office:value="0.338009745417994">
                <text:p>0.3380097454179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63375733150361">
                <text:p>0.063375733150361</text:p>
              </table:table-cell>
              <table:table-cell office:value-type="float" office:value="0.28025998906955">
                <text:p>0.280259989069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57482583698222">
                <text:p>0.057482583698222</text:p>
              </table:table-cell>
              <table:table-cell office:value-type="float" office:value="0.234885975203285">
                <text:p>0.2348859752032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742983009253436">
                <text:p>0.0742983009253436</text:p>
              </table:table-cell>
              <table:table-cell office:value-type="float" office:value="0.475360133305818">
                <text:p>0.4753601333058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873187593356073">
                <text:p>0.0873187593356073</text:p>
              </table:table-cell>
              <table:table-cell office:value-type="float" office:value="0.220141754604591">
                <text:p>0.2201417546045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637474189159865">
                <text:p>0.0637474189159865</text:p>
              </table:table-cell>
              <table:table-cell office:value-type="float" office:value="1.42262456196151">
                <text:p>1.422624561961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520684020911706">
                <text:p>0.0520684020911706</text:p>
              </table:table-cell>
              <table:table-cell office:value-type="float" office:value="0.477652237443243">
                <text:p>0.4776522374432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54442826725151">
                <text:p>0.0454442826725151</text:p>
              </table:table-cell>
              <table:table-cell office:value-type="float" office:value="0.537132417602998">
                <text:p>0.5371324176029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558354456553454">
                <text:p>0.0558354456553454</text:p>
              </table:table-cell>
              <table:table-cell office:value-type="float" office:value="0.314188012993766">
                <text:p>0.3141880129937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640103594995441">
                <text:p>0.0640103594995441</text:p>
              </table:table-cell>
              <table:table-cell office:value-type="float" office:value="0.250092588985792">
                <text:p>0.2500925889857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649184622973971">
                <text:p>0.0649184622973971</text:p>
              </table:table-cell>
              <table:table-cell office:value-type="float" office:value="0.649159443115862">
                <text:p>0.6491594431158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553876922294191">
                <text:p>0.0553876922294191</text:p>
              </table:table-cell>
              <table:table-cell office:value-type="float" office:value="0.220929005871485">
                <text:p>0.2209290058714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592407571213812">
                <text:p>0.0592407571213812</text:p>
              </table:table-cell>
              <table:table-cell office:value-type="float" office:value="0.260128249834326">
                <text:p>0.2601282498343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82760775355762">
                <text:p>0.0482760775355762</text:p>
              </table:table-cell>
              <table:table-cell office:value-type="float" office:value="0.319680570522404">
                <text:p>0.3196805705224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56286073049636">
                <text:p>0.056286073049636</text:p>
              </table:table-cell>
              <table:table-cell office:value-type="float" office:value="0.192290340919938">
                <text:p>0.1922903409199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407545099399697">
                <text:p>0.0407545099399697</text:p>
              </table:table-cell>
              <table:table-cell office:value-type="float" office:value="0.223339348346128">
                <text:p>0.2233393483461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334150006497785">
                <text:p>0.0334150006497785</text:p>
              </table:table-cell>
              <table:table-cell office:value-type="float" office:value="0.210635990813647">
                <text:p>0.2106359908136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369263637167826">
                <text:p>0.0369263637167826</text:p>
              </table:table-cell>
              <table:table-cell office:value-type="float" office:value="0.343875015375394">
                <text:p>0.3438750153753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448116431087723">
                <text:p>0.0448116431087723</text:p>
              </table:table-cell>
              <table:table-cell office:value-type="float" office:value="14.2990647409521">
                <text:p>14.29906474095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648993310971502">
                <text:p>0.0648993310971502</text:p>
              </table:table-cell>
              <table:table-cell office:value-type="float" office:value="0.273652730091585">
                <text:p>0.2736527300915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515557776626188">
                <text:p>0.0515557776626188</text:p>
              </table:table-cell>
              <table:table-cell office:value-type="float" office:value="0.226906138694803">
                <text:p>0.2269061386948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318886045045925">
                <text:p>0.0318886045045925</text:p>
              </table:table-cell>
              <table:table-cell office:value-type="float" office:value="0.456276323520138">
                <text:p>0.4562763235201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324620700886101">
                <text:p>0.0324620700886101</text:p>
              </table:table-cell>
              <table:table-cell office:value-type="float" office:value="0.313476334168533">
                <text:p>0.3134763341685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648177704043835">
                <text:p>0.0648177704043835</text:p>
              </table:table-cell>
              <table:table-cell office:value-type="float" office:value="5.71797405753575">
                <text:p>5.717974057535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402111319893367">
                <text:p>0.0402111319893367</text:p>
              </table:table-cell>
              <table:table-cell office:value-type="float" office:value="0.215163756038111">
                <text:p>0.2151637560381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1493729420992">
                <text:p>0.031493729420992</text:p>
              </table:table-cell>
              <table:table-cell office:value-type="float" office:value="0.209225302121295">
                <text:p>0.2092253021212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99198986995063">
                <text:p>0.0299198986995063</text:p>
              </table:table-cell>
              <table:table-cell office:value-type="float" office:value="0.221134533148745">
                <text:p>0.2211345331487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61472976546896">
                <text:p>0.0361472976546896</text:p>
              </table:table-cell>
              <table:table-cell office:value-type="float" office:value="0.242203259986127">
                <text:p>0.2422032599861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679303328696797">
                <text:p>0.0679303328696797</text:p>
              </table:table-cell>
              <table:table-cell office:value-type="float" office:value="0.285183025691116">
                <text:p>0.2851830256911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344954634738293">
                <text:p>0.0344954634738293</text:p>
              </table:table-cell>
              <table:table-cell office:value-type="float" office:value="0.207833715898797">
                <text:p>0.2078337158987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60744622316204">
                <text:p>0.0260744622316204</text:p>
              </table:table-cell>
              <table:table-cell office:value-type="float" office:value="0.204524525824597">
                <text:p>0.2045245258245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27075537899496">
                <text:p>0.0227075537899496</text:p>
              </table:table-cell>
              <table:table-cell office:value-type="float" office:value="0.214926468104624">
                <text:p>0.2149264681046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60942475543256">
                <text:p>0.0260942475543256</text:p>
              </table:table-cell>
              <table:table-cell office:value-type="float" office:value="0.268198203595289">
                <text:p>0.2681982035952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326737980756151">
                <text:p>0.0326737980756151</text:p>
              </table:table-cell>
              <table:table-cell office:value-type="float" office:value="0.221494630576515">
                <text:p>0.2214946305765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637199182822146">
                <text:p>0.0637199182822146</text:p>
              </table:table-cell>
              <table:table-cell office:value-type="float" office:value="0.283023198228781">
                <text:p>0.2830231982287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511785817675497">
                <text:p>0.0511785817675497</text:p>
              </table:table-cell>
              <table:table-cell office:value-type="float" office:value="0.191632421152193">
                <text:p>0.1916324211521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69067696349037">
                <text:p>0.0269067696349037</text:p>
              </table:table-cell>
              <table:table-cell office:value-type="float" office:value="0.18895459050738">
                <text:p>0.188954590507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01722165690662">
                <text:p>0.0201722165690662</text:p>
              </table:table-cell>
              <table:table-cell office:value-type="float" office:value="0.203908561590777">
                <text:p>0.2039085615907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12128467575732">
                <text:p>0.0212128467575732</text:p>
              </table:table-cell>
              <table:table-cell office:value-type="float" office:value="0.222752247643445">
                <text:p>0.2227522476434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40805570958842">
                <text:p>0.0240805570958842</text:p>
              </table:table-cell>
              <table:table-cell office:value-type="float" office:value="0.179294451280369">
                <text:p>0.1792944512803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81952572168991">
                <text:p>0.0281952572168991</text:p>
              </table:table-cell>
              <table:table-cell office:value-type="float" office:value="0.213147184686085">
                <text:p>0.2131471846860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513089724464396">
                <text:p>0.0513089724464396</text:p>
              </table:table-cell>
              <table:table-cell office:value-type="float" office:value="0.17720749498941">
                <text:p>0.177207494989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357127524176798">
                <text:p>0.0357127524176798</text:p>
              </table:table-cell>
              <table:table-cell office:value-type="float" office:value="0.21318781076517">
                <text:p>0.213187810765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350792350794694">
                <text:p>0.0350792350794694</text:p>
              </table:table-cell>
              <table:table-cell office:value-type="float" office:value="0.209985696530425">
                <text:p>0.2099856965304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298733485773037">
                <text:p>0.0298733485773037</text:p>
              </table:table-cell>
              <table:table-cell office:value-type="float" office:value="0.239650627426554">
                <text:p>0.2396506274265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20911088971561">
                <text:p>0.0220911088971561</text:p>
              </table:table-cell>
              <table:table-cell office:value-type="float" office:value="0.206538881912836">
                <text:p>0.2065388819128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78693566623596">
                <text:p>0.0178693566623596</text:p>
              </table:table-cell>
              <table:table-cell office:value-type="float" office:value="0.200788132532235">
                <text:p>0.2007881325322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97619163808697">
                <text:p>0.0197619163808697</text:p>
              </table:table-cell>
              <table:table-cell office:value-type="float" office:value="0.208785038073356">
                <text:p>0.2087850380733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256186246658163">
                <text:p>0.0256186246658163</text:p>
              </table:table-cell>
              <table:table-cell office:value-type="float" office:value="0.220739751881599">
                <text:p>0.2207397518815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601476064233641">
                <text:p>0.0601476064233641</text:p>
              </table:table-cell>
              <table:table-cell office:value-type="float" office:value="0.243083642615037">
                <text:p>0.24308364261503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76563477122133">
                <text:p>0.0276563477122133</text:p>
              </table:table-cell>
              <table:table-cell office:value-type="float" office:value="0.209118956627333">
                <text:p>0.209118956627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61131439044493">
                <text:p>0.0161131439044493</text:p>
              </table:table-cell>
              <table:table-cell office:value-type="float" office:value="0.200269455802205">
                <text:p>0.2002694558022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34000756312232">
                <text:p>0.0134000756312232</text:p>
              </table:table-cell>
              <table:table-cell office:value-type="float" office:value="0.2196320695642">
                <text:p>0.21963206956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327725699670136">
                <text:p>0.0327725699670136</text:p>
              </table:table-cell>
              <table:table-cell office:value-type="float" office:value="0.226828619670539">
                <text:p>0.2268286196705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508345088015377">
                <text:p>0.0508345088015377</text:p>
              </table:table-cell>
              <table:table-cell office:value-type="float" office:value="0.202558617121118">
                <text:p>0.2025586171211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32520018870469">
                <text:p>0.0232520018870469</text:p>
              </table:table-cell>
              <table:table-cell office:value-type="float" office:value="0.221527585508237">
                <text:p>0.2215275855082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49776630539173">
                <text:p>0.0149776630539173</text:p>
              </table:table-cell>
              <table:table-cell office:value-type="float" office:value="0.196264681026966">
                <text:p>0.1962646810269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30761961381522">
                <text:p>0.0130761961381522</text:p>
              </table:table-cell>
              <table:table-cell office:value-type="float" office:value="0.222091942839927">
                <text:p>0.2220919428399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49086571542388">
                <text:p>0.0149086571542388</text:p>
              </table:table-cell>
              <table:table-cell office:value-type="float" office:value="0.231307934782496">
                <text:p>0.2313079347824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212006368963146">
                <text:p>0.0212006368963146</text:p>
              </table:table-cell>
              <table:table-cell office:value-type="float" office:value="0.213415188896259">
                <text:p>0.2134151888962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376624755493984">
                <text:p>0.0376624755493984</text:p>
              </table:table-cell>
              <table:table-cell office:value-type="float" office:value="0.309024050919608">
                <text:p>0.3090240509196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49590035981551">
                <text:p>0.049590035981551</text:p>
              </table:table-cell>
              <table:table-cell office:value-type="float" office:value="0.224944167375035">
                <text:p>0.2249441673750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230771245888193">
                <text:p>0.0230771245888193</text:p>
              </table:table-cell>
              <table:table-cell office:value-type="float" office:value="0.198412132608265">
                <text:p>0.1984121326082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31182305405291">
                <text:p>0.0131182305405291</text:p>
              </table:table-cell>
              <table:table-cell office:value-type="float" office:value="0.198359916320348">
                <text:p>0.1983599163203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959543647031251">
                <text:p>0.00959543647031251</text:p>
              </table:table-cell>
              <table:table-cell office:value-type="float" office:value="0.202837654421556">
                <text:p>0.2028376544215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0953359772254">
                <text:p>0.010953359772254</text:p>
              </table:table-cell>
              <table:table-cell office:value-type="float" office:value="0.212658622188083">
                <text:p>0.21265862218808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469654344426825">
                <text:p>0.0469654344426825</text:p>
              </table:table-cell>
              <table:table-cell office:value-type="float" office:value="0.31066835484897">
                <text:p>0.310668354848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562625688659331">
                <text:p>0.0562625688659331</text:p>
              </table:table-cell>
              <table:table-cell office:value-type="float" office:value="0.326700016868111">
                <text:p>0.3267000168681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32555164251383">
                <text:p>0.032555164251383</text:p>
              </table:table-cell>
              <table:table-cell office:value-type="float" office:value="0.217583457869076">
                <text:p>0.2175834578690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343978001076831">
                <text:p>0.0343978001076831</text:p>
              </table:table-cell>
              <table:table-cell office:value-type="float" office:value="0.234924230644788">
                <text:p>0.2349242306447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97953373785166">
                <text:p>0.0197953373785166</text:p>
              </table:table-cell>
              <table:table-cell office:value-type="float" office:value="0.255475543592936">
                <text:p>0.2554755435929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32266757772399">
                <text:p>0.0132266757772399</text:p>
              </table:table-cell>
              <table:table-cell office:value-type="float" office:value="0.234709195562479">
                <text:p>0.23470919556247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09485407292069">
                <text:p>0.0109485407292069</text:p>
              </table:table-cell>
              <table:table-cell office:value-type="float" office:value="0.22891154184818">
                <text:p>0.228911541848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15448902560214">
                <text:p>0.0115448902560214</text:p>
              </table:table-cell>
              <table:table-cell office:value-type="float" office:value="0.240899266680634">
                <text:p>0.2408992666806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58982953514613">
                <text:p>0.0158982953514613</text:p>
              </table:table-cell>
              <table:table-cell office:value-type="float" office:value="0.233311685873246">
                <text:p>0.2333116858732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205324469359277">
                <text:p>0.0205324469359277</text:p>
              </table:table-cell>
              <table:table-cell office:value-type="float" office:value="0.238488005199229">
                <text:p>0.2384880051992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509366943959484">
                <text:p>0.0509366943959484</text:p>
              </table:table-cell>
              <table:table-cell office:value-type="float" office:value="0.236784515768234">
                <text:p>0.2367845157682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21083623310712">
                <text:p>0.0221083623310712</text:p>
              </table:table-cell>
              <table:table-cell office:value-type="float" office:value="0.237269383837664">
                <text:p>0.2372693838376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121662672524906">
                <text:p>0.0121662672524906</text:p>
              </table:table-cell>
              <table:table-cell office:value-type="float" office:value="0.211937017305523">
                <text:p>0.2119370173055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111680322181929">
                <text:p>0.0111680322181929</text:p>
              </table:table-cell>
              <table:table-cell office:value-type="float" office:value="0.237536300753508">
                <text:p>0.2375363007535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11192500721747">
                <text:p>0.0111192500721747</text:p>
              </table:table-cell>
              <table:table-cell office:value-type="float" office:value="0.240150266653629">
                <text:p>0.2401502666536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280640286776325">
                <text:p>0.0280640286776325</text:p>
              </table:table-cell>
              <table:table-cell office:value-type="float" office:value="0.205947172835044">
                <text:p>0.2059471728350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460365653026457">
                <text:p>0.0460365653026457</text:p>
              </table:table-cell>
              <table:table-cell office:value-type="float" office:value="0.172725044527083">
                <text:p>0.1727250445270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22315770292181">
                <text:p>0.0222315770292181</text:p>
              </table:table-cell>
              <table:table-cell office:value-type="float" office:value="0.192883992599522">
                <text:p>0.1928839925995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11983413137475">
                <text:p>0.011983413137475</text:p>
              </table:table-cell>
              <table:table-cell office:value-type="float" office:value="0.205345626703688">
                <text:p>0.2053456267036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908737114184338">
                <text:p>0.00908737114184338</text:p>
              </table:table-cell>
              <table:table-cell office:value-type="float" office:value="0.211994542023729">
                <text:p>0.2119945420237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902179440967875">
                <text:p>0.00902179440967875</text:p>
              </table:table-cell>
              <table:table-cell office:value-type="float" office:value="0.214139826421662">
                <text:p>0.2141398264216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32924683535519">
                <text:p>0.0132924683535519</text:p>
              </table:table-cell>
              <table:table-cell office:value-type="float" office:value="0.250029557400984">
                <text:p>0.2500295574009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87887568498372">
                <text:p>0.0187887568498372</text:p>
              </table:table-cell>
              <table:table-cell office:value-type="float" office:value="0.224788297701362">
                <text:p>0.2247882977013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474031254519508">
                <text:p>0.0474031254519508</text:p>
              </table:table-cell>
              <table:table-cell office:value-type="float" office:value="0.227534624668273">
                <text:p>0.2275346246682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20722194426303">
                <text:p>0.020722194426303</text:p>
              </table:table-cell>
              <table:table-cell office:value-type="float" office:value="0.201428552236064">
                <text:p>0.2014285522360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50918983930415">
                <text:p>0.0150918983930415</text:p>
              </table:table-cell>
              <table:table-cell office:value-type="float" office:value="0.178526672081403">
                <text:p>0.1785266720814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36983511243865">
                <text:p>0.0136983511243865</text:p>
              </table:table-cell>
              <table:table-cell office:value-type="float" office:value="0.186566788020706">
                <text:p>0.18656678802070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966875096951497">
                <text:p>0.00966875096951497</text:p>
              </table:table-cell>
              <table:table-cell office:value-type="float" office:value="0.170525483421757">
                <text:p>0.17052548342175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871874764368607">
                <text:p>0.00871874764368607</text:p>
              </table:table-cell>
              <table:table-cell office:value-type="float" office:value="0.181503617847017">
                <text:p>0.1815036178470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13965248243456">
                <text:p>0.0113965248243456</text:p>
              </table:table-cell>
              <table:table-cell office:value-type="float" office:value="0.186375704037032">
                <text:p>0.1863757040370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343013867950094">
                <text:p>0.0343013867950094</text:p>
              </table:table-cell>
              <table:table-cell office:value-type="float" office:value="0.279516115822781">
                <text:p>0.2795161158227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461949103129496">
                <text:p>0.0461949103129496</text:p>
              </table:table-cell>
              <table:table-cell office:value-type="float" office:value="0.186630831498248">
                <text:p>0.1866308314982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75181859622883">
                <text:p>0.0175181859622883</text:p>
              </table:table-cell>
              <table:table-cell office:value-type="float" office:value="0.197006785819369">
                <text:p>0.1970067858193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958014659964242">
                <text:p>0.00958014659964242</text:p>
              </table:table-cell>
              <table:table-cell office:value-type="float" office:value="0.19334435924975">
                <text:p>0.193344359249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700965228874204">
                <text:p>0.00700965228874204</text:p>
              </table:table-cell>
              <table:table-cell office:value-type="float" office:value="0.197548266047118">
                <text:p>0.1975482660471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629700034571657">
                <text:p>0.00629700034571657</text:p>
              </table:table-cell>
              <table:table-cell office:value-type="float" office:value="0.211631307973033">
                <text:p>0.2116313079730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944281973185419">
                <text:p>0.00944281973185419</text:p>
              </table:table-cell>
              <table:table-cell office:value-type="float" office:value="0.170056327824192">
                <text:p>0.17005632782419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14951169761484">
                <text:p>0.014951169761484</text:p>
              </table:table-cell>
              <table:table-cell office:value-type="float" office:value="0.23470746893797">
                <text:p>0.234707468937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201632047979559">
                <text:p>0.0201632047979559</text:p>
              </table:table-cell>
              <table:table-cell office:value-type="float" office:value="0.209545261084713">
                <text:p>0.2095452610847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461112055606198">
                <text:p>0.0461112055606198</text:p>
              </table:table-cell>
              <table:table-cell office:value-type="float" office:value="0.171991533332842">
                <text:p>0.1719915333328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216562277026583">
                <text:p>0.0216562277026583</text:p>
              </table:table-cell>
              <table:table-cell office:value-type="float" office:value="0.168705133540745">
                <text:p>0.1687051335407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08231719732361">
                <text:p>0.0108231719732361</text:p>
              </table:table-cell>
              <table:table-cell office:value-type="float" office:value="0.174963814924985">
                <text:p>0.17496381492498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698677499418449">
                <text:p>0.00698677499418449</text:p>
              </table:table-cell>
              <table:table-cell office:value-type="float" office:value="0.172990381567396">
                <text:p>0.1729903815673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629058765397252">
                <text:p>0.00629058765397252</text:p>
              </table:table-cell>
              <table:table-cell office:value-type="float" office:value="0.175632531068976">
                <text:p>0.1756325310689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72488679090118">
                <text:p>0.0072488679090118</text:p>
              </table:table-cell>
              <table:table-cell office:value-type="float" office:value="0.173030700838792">
                <text:p>0.1730307008387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126678092402785">
                <text:p>0.0126678092402785</text:p>
              </table:table-cell>
              <table:table-cell office:value-type="float" office:value="0.18116581946228">
                <text:p>0.181165819462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430450734760075">
                <text:p>0.0430450734760075</text:p>
              </table:table-cell>
              <table:table-cell office:value-type="float" office:value="0.245314307416516">
                <text:p>0.2453143074165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366014142039532">
                <text:p>0.0366014142039532</text:p>
              </table:table-cell>
              <table:table-cell office:value-type="float" office:value="0.168054372690927">
                <text:p>0.1680543726909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142966426305345">
                <text:p>0.0142966426305345</text:p>
              </table:table-cell>
              <table:table-cell office:value-type="float" office:value="0.160281324708821">
                <text:p>0.1602813247088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808993649807901">
                <text:p>0.00808993649807901</text:p>
              </table:table-cell>
              <table:table-cell office:value-type="float" office:value="0.167954345571255">
                <text:p>0.1679543455712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559949802634733">
                <text:p>0.00559949802634733</text:p>
              </table:table-cell>
              <table:table-cell office:value-type="float" office:value="0.17235169057513">
                <text:p>0.172351690575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468050662326632">
                <text:p>0.00468050662326632</text:p>
              </table:table-cell>
              <table:table-cell office:value-type="float" office:value="0.180317267334713">
                <text:p>0.1803172673347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612181753659068">
                <text:p>0.00612181753659068</text:p>
              </table:table-cell>
              <table:table-cell office:value-type="float" office:value="0.181776725132107">
                <text:p>0.18177672513210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35861376753992">
                <text:p>0.0135861376753992</text:p>
              </table:table-cell>
              <table:table-cell office:value-type="float" office:value="0.202786908563149">
                <text:p>0.2027869085631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439300600589732">
                <text:p>0.0439300600589732</text:p>
              </table:table-cell>
              <table:table-cell office:value-type="float" office:value="0.197964569909">
                <text:p>0.1979645699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285877751511763">
                <text:p>0.0285877751511763</text:p>
              </table:table-cell>
              <table:table-cell office:value-type="float" office:value="0.165042898962415">
                <text:p>0.1650428989624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121623488725246">
                <text:p>0.0121623488725246</text:p>
              </table:table-cell>
              <table:table-cell office:value-type="float" office:value="0.160423004441013">
                <text:p>0.1604230044410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741236974277811">
                <text:p>0.00741236974277811</text:p>
              </table:table-cell>
              <table:table-cell office:value-type="float" office:value="0.163106970199492">
                <text:p>0.1631069701994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556760974062038">
                <text:p>0.00556760974062038</text:p>
              </table:table-cell>
              <table:table-cell office:value-type="float" office:value="0.158944875773418">
                <text:p>0.1589448757734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602690582331584">
                <text:p>0.00602690582331584</text:p>
              </table:table-cell>
              <table:table-cell office:value-type="float" office:value="0.160897928322685">
                <text:p>0.1608979283226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360825284748108">
                <text:p>0.0360825284748108</text:p>
              </table:table-cell>
              <table:table-cell office:value-type="float" office:value="0.264084252493721">
                <text:p>0.2640842524937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46909100532192">
                <text:p>0.046909100532192</text:p>
              </table:table-cell>
              <table:table-cell office:value-type="float" office:value="0.190499049201678">
                <text:p>0.19049904920167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72833946877364">
                <text:p>0.0172833946877364</text:p>
              </table:table-cell>
              <table:table-cell office:value-type="float" office:value="0.182190817589109">
                <text:p>0.18219081758910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932885342362419">
                <text:p>0.00932885342362419</text:p>
              </table:table-cell>
              <table:table-cell office:value-type="float" office:value="0.173438480706456">
                <text:p>0.1734384807064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66344204890298">
                <text:p>0.0066344204890298</text:p>
              </table:table-cell>
              <table:table-cell office:value-type="float" office:value="0.173458004615205">
                <text:p>0.1734580046152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516949813409216">
                <text:p>0.00516949813409216</text:p>
              </table:table-cell>
              <table:table-cell office:value-type="float" office:value="0.171471467253186">
                <text:p>0.17147146725318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563114692741615">
                <text:p>0.00563114692741615</text:p>
              </table:table-cell>
              <table:table-cell office:value-type="float" office:value="0.166962099761867">
                <text:p>0.1669620997618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101790002487511">
                <text:p>0.0101790002487511</text:p>
              </table:table-cell>
              <table:table-cell office:value-type="float" office:value="0.183897389827256">
                <text:p>0.1838973898272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153574860923499">
                <text:p>0.0153574860923499</text:p>
              </table:table-cell>
              <table:table-cell office:value-type="float" office:value="0.172429579788688">
                <text:p>0.17242957978868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139811264013059">
                <text:p>0.0139811264013059</text:p>
              </table:table-cell>
              <table:table-cell office:value-type="float" office:value="0.197959187270593">
                <text:p>0.19795918727059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256501127186762">
                <text:p>0.0256501127186762</text:p>
              </table:table-cell>
              <table:table-cell office:value-type="float" office:value="0.274191309540364">
                <text:p>0.2741913095403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473273889641921">
                <text:p>0.0473273889641921</text:p>
              </table:table-cell>
              <table:table-cell office:value-type="float" office:value="0.181668078513808">
                <text:p>0.1816680785138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175590741148417">
                <text:p>0.0175590741148417</text:p>
              </table:table-cell>
              <table:table-cell office:value-type="float" office:value="0.174374424627629">
                <text:p>0.1743744246276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968549309407242">
                <text:p>0.00968549309407242</text:p>
              </table:table-cell>
              <table:table-cell office:value-type="float" office:value="0.164798711947038">
                <text:p>0.16479871194703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61555912775777">
                <text:p>0.0061555912775777</text:p>
              </table:table-cell>
              <table:table-cell office:value-type="float" office:value="0.164109182352369">
                <text:p>0.16410918235236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486316996522595">
                <text:p>0.00486316996522595</text:p>
              </table:table-cell>
              <table:table-cell office:value-type="float" office:value="0.163259631643525">
                <text:p>0.1632596316435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508138741662842">
                <text:p>0.00508138741662842</text:p>
              </table:table-cell>
              <table:table-cell office:value-type="float" office:value="0.176344036546903">
                <text:p>0.1763440365469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704522249691778">
                <text:p>0.00704522249691778</text:p>
              </table:table-cell>
              <table:table-cell office:value-type="float" office:value="0.16441945990526">
                <text:p>0.164419459905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117218470395183">
                <text:p>0.0117218470395183</text:p>
              </table:table-cell>
              <table:table-cell office:value-type="float" office:value="0.174419752005006">
                <text:p>0.1744197520050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141053235444976">
                <text:p>0.0141053235444976</text:p>
              </table:table-cell>
              <table:table-cell office:value-type="float" office:value="0.177716782736313">
                <text:p>0.17771678273631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446938109932023">
                <text:p>0.0446938109932023</text:p>
              </table:table-cell>
              <table:table-cell office:value-type="float" office:value="0.164987404324949">
                <text:p>0.16498740432494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152399880310499">
                <text:p>0.0152399880310499</text:p>
              </table:table-cell>
              <table:table-cell office:value-type="float" office:value="0.149503831401897">
                <text:p>0.1495038314018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774455866835543">
                <text:p>0.00774455866835543</text:p>
              </table:table-cell>
              <table:table-cell office:value-type="float" office:value="0.14196416474367">
                <text:p>0.141964164743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489373068481664">
                <text:p>0.00489373068481664</text:p>
              </table:table-cell>
              <table:table-cell office:value-type="float" office:value="0.143772121044157">
                <text:p>0.14377212104415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405141147766654">
                <text:p>0.00405141147766654</text:p>
              </table:table-cell>
              <table:table-cell office:value-type="float" office:value="0.148680144591896">
                <text:p>0.14868014459189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417610266521575">
                <text:p>0.00417610266521575</text:p>
              </table:table-cell>
              <table:table-cell office:value-type="float" office:value="0.153490944377342">
                <text:p>0.15349094437734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673254506719947">
                <text:p>0.00673254506719947</text:p>
              </table:table-cell>
              <table:table-cell office:value-type="float" office:value="0.172151153211197">
                <text:p>0.17215115321119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121219609186731">
                <text:p>0.0121219609186731</text:p>
              </table:table-cell>
              <table:table-cell office:value-type="float" office:value="0.176148234183623">
                <text:p>0.17614823418362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160154957317151">
                <text:p>0.0160154957317151</text:p>
              </table:table-cell>
              <table:table-cell office:value-type="float" office:value="0.162014449656924">
                <text:p>0.16201444965692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206614262305095">
                <text:p>0.0206614262305095</text:p>
              </table:table-cell>
              <table:table-cell office:value-type="float" office:value="0.16214863737111">
                <text:p>0.162148637371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406358042698137">
                <text:p>0.0406358042698137</text:p>
              </table:table-cell>
              <table:table-cell office:value-type="float" office:value="0.17141722496609">
                <text:p>0.1714172249660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148856046643788">
                <text:p>0.0148856046643788</text:p>
              </table:table-cell>
              <table:table-cell office:value-type="float" office:value="0.154290821669716">
                <text:p>0.1542908216697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728282117872706">
                <text:p>0.00728282117872706</text:p>
              </table:table-cell>
              <table:table-cell office:value-type="float" office:value="0.151295437864911">
                <text:p>0.1512954378649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471977230491557">
                <text:p>0.00471977230491557</text:p>
              </table:table-cell>
              <table:table-cell office:value-type="float" office:value="0.151383632905953">
                <text:p>0.15138363290595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389506502178094">
                <text:p>0.00389506502178094</text:p>
              </table:table-cell>
              <table:table-cell office:value-type="float" office:value="0.148056956605207">
                <text:p>0.14805695660520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460060613667562">
                <text:p>0.00460060613667562</text:p>
              </table:table-cell>
              <table:table-cell office:value-type="float" office:value="0.150034581954844">
                <text:p>0.1500345819548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819987965055862">
                <text:p>0.00819987965055862</text:p>
              </table:table-cell>
              <table:table-cell office:value-type="float" office:value="0.141340369819302">
                <text:p>0.1413403698193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42881376982302">
                <text:p>0.0142881376982302</text:p>
              </table:table-cell>
              <table:table-cell office:value-type="float" office:value="0.161107720429848">
                <text:p>0.1611077204298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158171118716919">
                <text:p>0.0158171118716919</text:p>
              </table:table-cell>
              <table:table-cell office:value-type="float" office:value="0.161600261132819">
                <text:p>0.16160026113281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441559487991361">
                <text:p>0.0441559487991361</text:p>
              </table:table-cell>
              <table:table-cell office:value-type="float" office:value="0.217522724399369">
                <text:p>0.21752272439936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287397312338112">
                <text:p>0.0287397312338112</text:p>
              </table:table-cell>
              <table:table-cell office:value-type="float" office:value="0.172250595178098">
                <text:p>0.1722505951780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126810652289383">
                <text:p>0.0126810652289383</text:p>
              </table:table-cell>
              <table:table-cell office:value-type="float" office:value="0.152658430754071">
                <text:p>0.15265843075407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131714124398523">
                <text:p>0.0131714124398523</text:p>
              </table:table-cell>
              <table:table-cell office:value-type="float" office:value="0.156417787596403">
                <text:p>0.1564177875964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112858954802129">
                <text:p>0.0112858954802129</text:p>
              </table:table-cell>
              <table:table-cell office:value-type="float" office:value="0.168148439742599">
                <text:p>0.16814843974259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799965269889619">
                <text:p>0.00799965269889619</text:p>
              </table:table-cell>
              <table:table-cell office:value-type="float" office:value="0.161290910467556">
                <text:p>0.16129091046755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548049729233241">
                <text:p>0.00548049729233241</text:p>
              </table:table-cell>
              <table:table-cell office:value-type="float" office:value="0.154627772964008">
                <text:p>0.1546277729640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443854144247011">
                <text:p>0.00443854144247011</text:p>
              </table:table-cell>
              <table:table-cell office:value-type="float" office:value="0.156784606856647">
                <text:p>0.15678460685664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495010892157973">
                <text:p>0.00495010892157973</text:p>
              </table:table-cell>
              <table:table-cell office:value-type="float" office:value="0.153582695025699">
                <text:p>0.15358269502569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681484813592163">
                <text:p>0.00681484813592163</text:p>
              </table:table-cell>
              <table:table-cell office:value-type="float" office:value="0.164298406267711">
                <text:p>0.16429840626771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10517921927371">
                <text:p>0.010517921927371</text:p>
              </table:table-cell>
              <table:table-cell office:value-type="float" office:value="0.166812577573966">
                <text:p>0.1668125775739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8cm" xlink:href=".." xlink:type="simple" chart:class="chart:line" chart:style-name="ch1">
        <chart:title svg:x="5.845cm" svg:y="0.314cm" chart:style-name="ch2">
          <text:p>Learning Rate 0.004</text:p>
        </chart:title>
        <chart:legend chart:legend-position="end" svg:x="13.914cm" svg:y="3.951cm" style:legend-expansion="high" chart:style-name="ch3"/>
        <chart:plot-area chart:style-name="ch4" table:cell-range-address="train_log__LR_004.G1:train_log__LR_004.H243" chart:data-source-has-labels="row" svg:x="1.317cm" svg:y="1.286cm" svg:width="12.278cm" svg:height="6.565cm">
          <chartooo:coordinate-region svg:x="2.269cm" svg:y="1.393cm" svg:width="11.232cm" svg:height="5.413cm"/>
          <chart:axis chart:dimension="x" chart:name="primary-x" chart:style-name="ch5">
            <chart:title svg:x="6.876cm" svg:y="8.031cm" chart:style-name="ch6">
              <text:p>Epochs</text:p>
            </chart:title>
          </chart:axis>
          <chart:axis chart:dimension="y" chart:name="primary-y" chart:style-name="ch7">
            <chart:title svg:x="0.451cm" svg:y="5.452cm" chart:style-name="ch8">
              <text:p>Loss Height</text:p>
            </chart:title>
            <chart:grid chart:style-name="ch9" chart:class="major"/>
          </chart:axis>
          <chart:series chart:style-name="ch10" chart:values-cell-range-address="train_log__LR_004.G2:train_log__LR_004.G243" chart:label-cell-address="train_log__LR_004.G1:train_log__LR_004.G1" chart:class="chart:line">
            <chart:data-point chart:repeated="242"/>
          </chart:series>
          <chart:series chart:style-name="ch11" chart:values-cell-range-address="train_log__LR_004.H2:train_log__LR_004.H243" chart:label-cell-address="train_log__LR_004.H1:train_log__LR_004.H1" chart:class="chart:line">
            <chart:data-point chart:repeated="24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</text:p>
                <draw:g>
                  <svg:desc>train_log__LR_004.G1:train_log__LR_004.G1</svg:desc>
                </draw:g>
              </table:table-cell>
              <table:table-cell office:value-type="string">
                <text:p>valid</text:p>
                <draw:g>
                  <svg:desc>train_log__LR_004.H1:train_log__LR_004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94154114420748">
                <text:p>0.794154114420748</text:p>
                <draw:g>
                  <svg:desc>train_log__LR_004.G2:train_log__LR_004.G243</svg:desc>
                </draw:g>
              </table:table-cell>
              <table:table-cell office:value-type="float" office:value="0.209848094624688">
                <text:p>0.209848094624688</text:p>
                <draw:g>
                  <svg:desc>train_log__LR_004.H2:train_log__LR_004.H2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3353540482243">
                <text:p>0.213353540482243</text:p>
              </table:table-cell>
              <table:table-cell office:value-type="float" office:value="0.193330712900959">
                <text:p>0.1933307129009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5824341514342">
                <text:p>20.5824341514342</text:p>
              </table:table-cell>
              <table:table-cell office:value-type="float" office:value="1675988844.59838">
                <text:p>1675988844.598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15391730263108">
                <text:p>7.15391730263108</text:p>
              </table:table-cell>
              <table:table-cell office:value-type="float" office:value="3.52822979998972">
                <text:p>3.528229799989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85863681182963">
                <text:p>0.385863681182963</text:p>
              </table:table-cell>
              <table:table-cell office:value-type="float" office:value="1.10827080281411">
                <text:p>1.108270802814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83716975040063">
                <text:p>0.383716975040063</text:p>
              </table:table-cell>
              <table:table-cell office:value-type="float" office:value="0.284675006101867">
                <text:p>0.2846750061018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9306941343809">
                <text:p>0.309306941343809</text:p>
              </table:table-cell>
              <table:table-cell office:value-type="float" office:value="0.271461833616646">
                <text:p>0.2714618336166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630067943975">
                <text:p>0.28630067943975</text:p>
              </table:table-cell>
              <table:table-cell office:value-type="float" office:value="0.303406293467309">
                <text:p>0.3034062934673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60871509055895">
                <text:p>0.260871509055895</text:p>
              </table:table-cell>
              <table:table-cell office:value-type="float" office:value="0.264166472468662">
                <text:p>0.2641664724686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39721056809963">
                <text:p>0.239721056809963</text:p>
              </table:table-cell>
              <table:table-cell office:value-type="float" office:value="0.24148196076893">
                <text:p>0.241481960768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5865560247825">
                <text:p>0.225865560247825</text:p>
              </table:table-cell>
              <table:table-cell office:value-type="float" office:value="0.244056494867907">
                <text:p>0.2440564948679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240784360233">
                <text:p>0.221240784360233</text:p>
              </table:table-cell>
              <table:table-cell office:value-type="float" office:value="0.228312150998261">
                <text:p>0.2283121509982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26934069471116">
                <text:p>0.226934069471116</text:p>
              </table:table-cell>
              <table:table-cell office:value-type="float" office:value="0.233762294800695">
                <text:p>0.2337622948006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07232713555023">
                <text:p>0.207232713555023</text:p>
              </table:table-cell>
              <table:table-cell office:value-type="float" office:value="0.208056694391165">
                <text:p>0.2080566943911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00750066544181">
                <text:p>0.200750066544181</text:p>
              </table:table-cell>
              <table:table-cell office:value-type="float" office:value="0.192058578000734">
                <text:p>0.1920585780007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3354066755443">
                <text:p>0.203354066755443</text:p>
              </table:table-cell>
              <table:table-cell office:value-type="float" office:value="0.189349597974295">
                <text:p>0.1893495979742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677935526635">
                <text:p>0.17677935526635</text:p>
              </table:table-cell>
              <table:table-cell office:value-type="float" office:value="0.205604111933318">
                <text:p>0.2056041119333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66999057918093">
                <text:p>0.166999057918093</text:p>
              </table:table-cell>
              <table:table-cell office:value-type="float" office:value="0.205272714403848">
                <text:p>0.2052727144038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0736921676548">
                <text:p>0.160736921676548</text:p>
              </table:table-cell>
              <table:table-cell office:value-type="float" office:value="0.193798800420311">
                <text:p>0.1937988004203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603899246774">
                <text:p>0.1603899246774</text:p>
              </table:table-cell>
              <table:table-cell office:value-type="float" office:value="0.553899165011585">
                <text:p>0.5538991650115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00507304037831">
                <text:p>0.200507304037831</text:p>
              </table:table-cell>
              <table:table-cell office:value-type="float" office:value="0.20766431102913">
                <text:p>0.207664311029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53031348190416">
                <text:p>0.153031348190416</text:p>
              </table:table-cell>
              <table:table-cell office:value-type="float" office:value="0.190491657174225">
                <text:p>0.1904916571742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35512800482707">
                <text:p>0.135512800482707</text:p>
              </table:table-cell>
              <table:table-cell office:value-type="float" office:value="0.182302778011694">
                <text:p>0.1823027780116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23292882688683">
                <text:p>0.123292882688683</text:p>
              </table:table-cell>
              <table:table-cell office:value-type="float" office:value="0.184599180178338">
                <text:p>0.1845991801783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1157631399855">
                <text:p>0.121157631399855</text:p>
              </table:table-cell>
              <table:table-cell office:value-type="float" office:value="0.173195777328962">
                <text:p>0.1731957773289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11707958419225">
                <text:p>0.111707958419225</text:p>
              </table:table-cell>
              <table:table-cell office:value-type="float" office:value="0.159555232685871">
                <text:p>0.1595552326858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3765266716599">
                <text:p>0.103765266716599</text:p>
              </table:table-cell>
              <table:table-cell office:value-type="float" office:value="0.146403382932225">
                <text:p>0.1464033829322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39890550118631">
                <text:p>0.139890550118631</text:p>
              </table:table-cell>
              <table:table-cell office:value-type="float" office:value="0.2313541143539">
                <text:p>0.23135411435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73491412011725">
                <text:p>0.773491412011725</text:p>
              </table:table-cell>
              <table:table-cell office:value-type="float" office:value="244.884306454249">
                <text:p>244.8843064542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91265467702825">
                <text:p>0.191265467702825</text:p>
              </table:table-cell>
              <table:table-cell office:value-type="float" office:value="1977.27253392626">
                <text:p>1977.272533926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8089417741792">
                <text:p>0.128089417741792</text:p>
              </table:table-cell>
              <table:table-cell office:value-type="float" office:value="805.099623904105">
                <text:p>805.0996239041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11374868576591">
                <text:p>0.111374868576591</text:p>
              </table:table-cell>
              <table:table-cell office:value-type="float" office:value="2446.66328631953">
                <text:p>2446.663286319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01115169198845">
                <text:p>0.101115169198845</text:p>
              </table:table-cell>
              <table:table-cell office:value-type="float" office:value="5940.84945131301">
                <text:p>5940.849451313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919022283291144">
                <text:p>0.0919022283291144</text:p>
              </table:table-cell>
              <table:table-cell office:value-type="float" office:value="6785.2323575266">
                <text:p>6785.23235752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937767943334234">
                <text:p>0.0937767943334234</text:p>
              </table:table-cell>
              <table:table-cell office:value-type="float" office:value="2130.98978762955">
                <text:p>2130.989787629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53687649544846">
                <text:p>0.0853687649544846</text:p>
              </table:table-cell>
              <table:table-cell office:value-type="float" office:value="1.16583718692098">
                <text:p>1.165837186920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789745307638217">
                <text:p>0.0789745307638217</text:p>
              </table:table-cell>
              <table:table-cell office:value-type="float" office:value="1098.34539072963">
                <text:p>1098.345390729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0777530052771">
                <text:p>0.20777530052771</text:p>
              </table:table-cell>
              <table:table-cell office:value-type="float" office:value="3424.2134637935">
                <text:p>3424.21346379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66641656464945">
                <text:p>0.266641656464945</text:p>
              </table:table-cell>
              <table:table-cell office:value-type="float" office:value="0.958887748082471">
                <text:p>0.9588877480824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05396836638032">
                <text:p>0.105396836638032</text:p>
              </table:table-cell>
              <table:table-cell office:value-type="float" office:value="14.2329368296436">
                <text:p>14.23293682964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888495902478009">
                <text:p>0.0888495902478009</text:p>
              </table:table-cell>
              <table:table-cell office:value-type="float" office:value="2.58860900574862">
                <text:p>2.588609005748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815573205172233">
                <text:p>0.0815573205172233</text:p>
              </table:table-cell>
              <table:table-cell office:value-type="float" office:value="4.96734223528494">
                <text:p>4.967342235284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04535481415979">
                <text:p>0.0704535481415979</text:p>
              </table:table-cell>
              <table:table-cell office:value-type="float" office:value="0.161016569520018">
                <text:p>0.1610165695200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12447973008909">
                <text:p>0.0812447973008909</text:p>
              </table:table-cell>
              <table:table-cell office:value-type="float" office:value="0.191074441469811">
                <text:p>0.1910744414698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05147332098346">
                <text:p>0.205147332098346</text:p>
              </table:table-cell>
              <table:table-cell office:value-type="float" office:value="2741.45493436603">
                <text:p>2741.454934366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46810410736857">
                <text:p>1.46810410736857</text:p>
              </table:table-cell>
              <table:table-cell office:value-type="float" office:value="254.712620678102">
                <text:p>254.7126206781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17321301073734">
                <text:p>0.117321301073734</text:p>
              </table:table-cell>
              <table:table-cell office:value-type="float" office:value="0.311493408472447">
                <text:p>0.3114934084724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09085139933856">
                <text:p>0.109085139933856</text:p>
              </table:table-cell>
              <table:table-cell office:value-type="float" office:value="0.13133931205611">
                <text:p>0.131339312056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24047715243373">
                <text:p>0.0624047715243373</text:p>
              </table:table-cell>
              <table:table-cell office:value-type="float" office:value="0.137190437586657">
                <text:p>0.1371904375866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28204515512724">
                <text:p>0.0628204515512724</text:p>
              </table:table-cell>
              <table:table-cell office:value-type="float" office:value="0.136607386160277">
                <text:p>0.1366073861602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86434603762947">
                <text:p>0.0586434603762947</text:p>
              </table:table-cell>
              <table:table-cell office:value-type="float" office:value="0.168675586857215">
                <text:p>0.1686755868572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96835992786737">
                <text:p>0.0596835992786737</text:p>
              </table:table-cell>
              <table:table-cell office:value-type="float" office:value="0.15646256500271">
                <text:p>0.156462565002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82982034353613">
                <text:p>0.0582982034353613</text:p>
              </table:table-cell>
              <table:table-cell office:value-type="float" office:value="0.133683167594301">
                <text:p>0.1336831675943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472570973562915">
                <text:p>0.0472570973562915</text:p>
              </table:table-cell>
              <table:table-cell office:value-type="float" office:value="0.177865431979469">
                <text:p>0.1778654319794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620614428264202">
                <text:p>0.0620614428264202</text:p>
              </table:table-cell>
              <table:table-cell office:value-type="float" office:value="0.211858926960335">
                <text:p>0.2118589269603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458536904389066">
                <text:p>0.0458536904389066</text:p>
              </table:table-cell>
              <table:table-cell office:value-type="float" office:value="0.15887137030448">
                <text:p>0.158871370304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445532270896935">
                <text:p>0.0445532270896935</text:p>
              </table:table-cell>
              <table:table-cell office:value-type="float" office:value="0.17629613105287">
                <text:p>0.176296131052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425859253589174">
                <text:p>0.0425859253589174</text:p>
              </table:table-cell>
              <table:table-cell office:value-type="float" office:value="0.466878945273328">
                <text:p>0.4668789452733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472436503907635">
                <text:p>0.0472436503907635</text:p>
              </table:table-cell>
              <table:table-cell office:value-type="float" office:value="0.1986919669945">
                <text:p>0.19869196699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485516379030327">
                <text:p>0.0485516379030327</text:p>
              </table:table-cell>
              <table:table-cell office:value-type="float" office:value="0.327654248252641">
                <text:p>0.3276542482526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814179422825604">
                <text:p>0.0814179422825604</text:p>
              </table:table-cell>
              <table:table-cell office:value-type="float" office:value="0.484885966409255">
                <text:p>0.4848859664092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510618110037849">
                <text:p>0.0510618110037849</text:p>
              </table:table-cell>
              <table:table-cell office:value-type="float" office:value="0.30526431076766">
                <text:p>0.305264310767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453283434016747">
                <text:p>0.0453283434016747</text:p>
              </table:table-cell>
              <table:table-cell office:value-type="float" office:value="0.759274376575283">
                <text:p>0.7592743765752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84466626166842">
                <text:p>0.0384466626166842</text:p>
              </table:table-cell>
              <table:table-cell office:value-type="float" office:value="0.308157392445819">
                <text:p>0.3081573924458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12538364375517">
                <text:p>0.0412538364375517</text:p>
              </table:table-cell>
              <table:table-cell office:value-type="float" office:value="0.560063653544258">
                <text:p>0.5600636535442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445457559850646">
                <text:p>0.0445457559850646</text:p>
              </table:table-cell>
              <table:table-cell office:value-type="float" office:value="0.144343150165665">
                <text:p>0.1443431501656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89597471104876">
                <text:p>0.0489597471104876</text:p>
              </table:table-cell>
              <table:table-cell office:value-type="float" office:value="0.116259763305826">
                <text:p>0.1162597633058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90644710488699">
                <text:p>0.0390644710488699</text:p>
              </table:table-cell>
              <table:table-cell office:value-type="float" office:value="0.121025613423187">
                <text:p>0.1210256134231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72487947834265">
                <text:p>0.0372487947834265</text:p>
              </table:table-cell>
              <table:table-cell office:value-type="float" office:value="0.120380611433136">
                <text:p>0.1203806114331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43725423794898">
                <text:p>0.043725423794898</text:p>
              </table:table-cell>
              <table:table-cell office:value-type="float" office:value="0.127349797006524">
                <text:p>0.1273497970065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503321072187672">
                <text:p>0.0503321072187672</text:p>
              </table:table-cell>
              <table:table-cell office:value-type="float" office:value="0.109120137501687">
                <text:p>0.1091201375016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97477140428526">
                <text:p>0.0397477140428526</text:p>
              </table:table-cell>
              <table:table-cell office:value-type="float" office:value="0.788220394257098">
                <text:p>0.7882203942570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305861046158468">
                <text:p>0.0305861046158468</text:p>
              </table:table-cell>
              <table:table-cell office:value-type="float" office:value="0.48863275042446">
                <text:p>0.488632750424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81874604805184">
                <text:p>0.0281874604805184</text:p>
              </table:table-cell>
              <table:table-cell office:value-type="float" office:value="0.354935074910513">
                <text:p>0.3549350749105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56893519762139">
                <text:p>0.0356893519762139</text:p>
              </table:table-cell>
              <table:table-cell office:value-type="float" office:value="0.173611927563766">
                <text:p>0.1736119275637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76835391101486">
                <text:p>0.0376835391101486</text:p>
              </table:table-cell>
              <table:table-cell office:value-type="float" office:value="0.111920161549717">
                <text:p>0.1119201615497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71251210287249">
                <text:p>0.0371251210287249</text:p>
              </table:table-cell>
              <table:table-cell office:value-type="float" office:value="0.513266495927696">
                <text:p>0.5132664959276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37718439211412">
                <text:p>0.0337718439211412</text:p>
              </table:table-cell>
              <table:table-cell office:value-type="float" office:value="0.112005801804179">
                <text:p>0.1120058018041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73066022505816">
                <text:p>0.0373066022505816</text:p>
              </table:table-cell>
              <table:table-cell office:value-type="float" office:value="0.0990251288252505">
                <text:p>0.09902512882525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316883101330336">
                <text:p>0.0316883101330336</text:p>
              </table:table-cell>
              <table:table-cell office:value-type="float" office:value="0.130526408085204">
                <text:p>0.1305264080852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332918010724487">
                <text:p>0.0332918010724487</text:p>
              </table:table-cell>
              <table:table-cell office:value-type="float" office:value="0.0997055816225274">
                <text:p>0.09970558162252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50371933771746">
                <text:p>0.0250371933771746</text:p>
              </table:table-cell>
              <table:table-cell office:value-type="float" office:value="0.0952278054087871">
                <text:p>0.09522780540878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37121727548003">
                <text:p>0.0237121727548003</text:p>
              </table:table-cell>
              <table:table-cell office:value-type="float" office:value="0.100356332820434">
                <text:p>0.1003563328204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61026644037773">
                <text:p>0.0261026644037773</text:p>
              </table:table-cell>
              <table:table-cell office:value-type="float" office:value="0.162623772623388">
                <text:p>0.1626237726233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36780616102781">
                <text:p>0.0336780616102781</text:p>
              </table:table-cell>
              <table:table-cell office:value-type="float" office:value="61.6714110899883">
                <text:p>61.67141108998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418958814665783">
                <text:p>0.0418958814665783</text:p>
              </table:table-cell>
              <table:table-cell office:value-type="float" office:value="0.106459062017354">
                <text:p>0.1064590620173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38310324752677">
                <text:p>0.0338310324752677</text:p>
              </table:table-cell>
              <table:table-cell office:value-type="float" office:value="0.105154954621302">
                <text:p>0.1051549546213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1756501545966">
                <text:p>0.021756501545966</text:p>
              </table:table-cell>
              <table:table-cell office:value-type="float" office:value="0.565560049490212">
                <text:p>0.5655600494902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29467902997162">
                <text:p>0.0229467902997162</text:p>
              </table:table-cell>
              <table:table-cell office:value-type="float" office:value="0.275066386404495">
                <text:p>0.2750663864044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384911701130796">
                <text:p>0.0384911701130796</text:p>
              </table:table-cell>
              <table:table-cell office:value-type="float" office:value="20.2454602298826">
                <text:p>20.24546022988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53416322744152">
                <text:p>0.0253416322744152</text:p>
              </table:table-cell>
              <table:table-cell office:value-type="float" office:value="0.0947321029311516">
                <text:p>0.09473210293115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04242598647829">
                <text:p>0.0204242598647829</text:p>
              </table:table-cell>
              <table:table-cell office:value-type="float" office:value="0.100727246257834">
                <text:p>0.1007272462578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07713779986514">
                <text:p>0.0207713779986514</text:p>
              </table:table-cell>
              <table:table-cell office:value-type="float" office:value="0.101646922532382">
                <text:p>0.1016469225323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5941289173408">
                <text:p>0.025941289173408</text:p>
              </table:table-cell>
              <table:table-cell office:value-type="float" office:value="0.1018298334631">
                <text:p>0.10182983346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420170294788586">
                <text:p>0.0420170294788586</text:p>
              </table:table-cell>
              <table:table-cell office:value-type="float" office:value="0.0752412990274526">
                <text:p>0.07524129902745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41730148770034">
                <text:p>0.0241730148770034</text:p>
              </table:table-cell>
              <table:table-cell office:value-type="float" office:value="0.0824279054752345">
                <text:p>0.08242790547523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57921377026369">
                <text:p>0.0157921377026369</text:p>
              </table:table-cell>
              <table:table-cell office:value-type="float" office:value="0.09033697850739">
                <text:p>0.090336978507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50169038661142">
                <text:p>0.0150169038661142</text:p>
              </table:table-cell>
              <table:table-cell office:value-type="float" office:value="0.0849805636099706">
                <text:p>0.08498056360997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77926902581053">
                <text:p>0.0177926902581053</text:p>
              </table:table-cell>
              <table:table-cell office:value-type="float" office:value="0.0939329830061038">
                <text:p>0.09393298300610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37503552352716">
                <text:p>0.0237503552352716</text:p>
              </table:table-cell>
              <table:table-cell office:value-type="float" office:value="0.716606281076032">
                <text:p>0.7166062810760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388784953943558">
                <text:p>0.0388784953943558</text:p>
              </table:table-cell>
              <table:table-cell office:value-type="float" office:value="0.117170350168478">
                <text:p>0.1171703501684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301448540144352">
                <text:p>0.0301448540144352</text:p>
              </table:table-cell>
              <table:table-cell office:value-type="float" office:value="0.0908367236532536">
                <text:p>0.09083672365325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7629911384745">
                <text:p>0.017629911384745</text:p>
              </table:table-cell>
              <table:table-cell office:value-type="float" office:value="0.0863015063278626">
                <text:p>0.08630150632786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40306306376534">
                <text:p>0.0140306306376534</text:p>
              </table:table-cell>
              <table:table-cell office:value-type="float" office:value="0.0892483338272447">
                <text:p>0.08924833382724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46000906376523">
                <text:p>0.0146000906376523</text:p>
              </table:table-cell>
              <table:table-cell office:value-type="float" office:value="0.0914849213348072">
                <text:p>0.09148492133480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73352490672306">
                <text:p>0.0173352490672306</text:p>
              </table:table-cell>
              <table:table-cell office:value-type="float" office:value="0.0920823326903638">
                <text:p>0.09208233269036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00373117031372">
                <text:p>0.0200373117031372</text:p>
              </table:table-cell>
              <table:table-cell office:value-type="float" office:value="0.0759164863032718">
                <text:p>0.07591648630327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357413253333112">
                <text:p>0.0357413253333112</text:p>
              </table:table-cell>
              <table:table-cell office:value-type="float" office:value="0.117174417730549">
                <text:p>0.1171744177305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229031756096428">
                <text:p>0.0229031756096428</text:p>
              </table:table-cell>
              <table:table-cell office:value-type="float" office:value="0.0852580038408633">
                <text:p>0.08525800384086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220151741863027">
                <text:p>0.0220151741863027</text:p>
              </table:table-cell>
              <table:table-cell office:value-type="float" office:value="0.0929806336162387">
                <text:p>0.09298063361623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94064447080799">
                <text:p>0.0194064447080799</text:p>
              </table:table-cell>
              <table:table-cell office:value-type="float" office:value="0.0941832105440097">
                <text:p>0.09418321054400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54167459655718">
                <text:p>0.0154167459655718</text:p>
              </table:table-cell>
              <table:table-cell office:value-type="float" office:value="0.0914187319430594">
                <text:p>0.09141873194305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24232967024475">
                <text:p>0.0124232967024475</text:p>
              </table:table-cell>
              <table:table-cell office:value-type="float" office:value="0.0843960077989574">
                <text:p>0.084396007798957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38353404176992">
                <text:p>0.0138353404176992</text:p>
              </table:table-cell>
              <table:table-cell office:value-type="float" office:value="0.0796579247354861">
                <text:p>0.07965792473548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7396111171115">
                <text:p>0.017396111171115</text:p>
              </table:table-cell>
              <table:table-cell office:value-type="float" office:value="0.0903481888034203">
                <text:p>0.09034818880342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374210277231636">
                <text:p>0.0374210277231636</text:p>
              </table:table-cell>
              <table:table-cell office:value-type="float" office:value="0.0829992266788332">
                <text:p>0.08299922667883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76498865978266">
                <text:p>0.0176498865978266</text:p>
              </table:table-cell>
              <table:table-cell office:value-type="float" office:value="0.0913750325778202">
                <text:p>0.09137503257782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14587911673321">
                <text:p>0.0114587911673321</text:p>
              </table:table-cell>
              <table:table-cell office:value-type="float" office:value="0.0856219698582271">
                <text:p>0.08562196985822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927813779134382">
                <text:p>0.00927813779134382</text:p>
              </table:table-cell>
              <table:table-cell office:value-type="float" office:value="0.088965561486036">
                <text:p>0.0889655614860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230692651837742">
                <text:p>0.0230692651837742</text:p>
              </table:table-cell>
              <table:table-cell office:value-type="float" office:value="0.105912480321579">
                <text:p>0.1059124803215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293300375380373">
                <text:p>0.0293300375380373</text:p>
              </table:table-cell>
              <table:table-cell office:value-type="float" office:value="0.0832042931666867">
                <text:p>0.08320429316668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4403278628258">
                <text:p>0.014403278628258</text:p>
              </table:table-cell>
              <table:table-cell office:value-type="float" office:value="0.085572107716181">
                <text:p>0.0855721077161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10174356105853">
                <text:p>0.0110174356105853</text:p>
              </table:table-cell>
              <table:table-cell office:value-type="float" office:value="0.0913366900133732">
                <text:p>0.09133669001337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0026914106263">
                <text:p>0.010026914106263</text:p>
              </table:table-cell>
              <table:table-cell office:value-type="float" office:value="0.0895230706400765">
                <text:p>0.08952307064007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21888141533888">
                <text:p>0.0121888141533888</text:p>
              </table:table-cell>
              <table:table-cell office:value-type="float" office:value="0.0859373275122599">
                <text:p>0.08593732751225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53812738531337">
                <text:p>0.0153812738531337</text:p>
              </table:table-cell>
              <table:table-cell office:value-type="float" office:value="0.0835148869869231">
                <text:p>0.08351488698692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238289708508789">
                <text:p>0.0238289708508789</text:p>
              </table:table-cell>
              <table:table-cell office:value-type="float" office:value="0.109794951414281">
                <text:p>0.1097949514142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15246499905755">
                <text:p>0.0315246499905755</text:p>
              </table:table-cell>
              <table:table-cell office:value-type="float" office:value="0.102145288583415">
                <text:p>0.1021452885834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51741883417577">
                <text:p>0.0151741883417577</text:p>
              </table:table-cell>
              <table:table-cell office:value-type="float" office:value="0.0821954071655549">
                <text:p>0.08219540716555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931690848524918">
                <text:p>0.00931690848524918</text:p>
              </table:table-cell>
              <table:table-cell office:value-type="float" office:value="0.0873035867515964">
                <text:p>0.08730358675159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814054074858108">
                <text:p>0.00814054074858108</text:p>
              </table:table-cell>
              <table:table-cell office:value-type="float" office:value="0.0962110117480138">
                <text:p>0.09621101174801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976175149714498">
                <text:p>0.00976175149714498</text:p>
              </table:table-cell>
              <table:table-cell office:value-type="float" office:value="0.100154659812186">
                <text:p>0.1001546598121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311199767219291">
                <text:p>0.0311199767219291</text:p>
              </table:table-cell>
              <table:table-cell office:value-type="float" office:value="0.118834436096347">
                <text:p>0.1188344360963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381810521717581">
                <text:p>0.0381810521717581</text:p>
              </table:table-cell>
              <table:table-cell office:value-type="float" office:value="0.264801885451749">
                <text:p>0.26480188545174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206959618061184">
                <text:p>0.0206959618061184</text:p>
              </table:table-cell>
              <table:table-cell office:value-type="float" office:value="0.0909728981229097">
                <text:p>0.09097289812290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292515404724486">
                <text:p>0.0292515404724486</text:p>
              </table:table-cell>
              <table:table-cell office:value-type="float" office:value="0.0794351638742228">
                <text:p>0.07943516387422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36218457769899">
                <text:p>0.0136218457769899</text:p>
              </table:table-cell>
              <table:table-cell office:value-type="float" office:value="0.074551569263349">
                <text:p>0.0745515692633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952800860298588">
                <text:p>0.00952800860298588</text:p>
              </table:table-cell>
              <table:table-cell office:value-type="float" office:value="0.0780259665848932">
                <text:p>0.07802596658489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827265996818348">
                <text:p>0.00827265996818348</text:p>
              </table:table-cell>
              <table:table-cell office:value-type="float" office:value="0.0735572442603809">
                <text:p>0.07355724426038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881575251499562">
                <text:p>0.00881575251499562</text:p>
              </table:table-cell>
              <table:table-cell office:value-type="float" office:value="0.0842500501502368">
                <text:p>0.084250050150236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2841084059451">
                <text:p>0.012841084059451</text:p>
              </table:table-cell>
              <table:table-cell office:value-type="float" office:value="0.0900465496876426">
                <text:p>0.09004654968764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56714411298749">
                <text:p>0.0156714411298749</text:p>
              </table:table-cell>
              <table:table-cell office:value-type="float" office:value="0.0762320227854773">
                <text:p>0.07623202278547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269072387007437">
                <text:p>0.0269072387007437</text:p>
              </table:table-cell>
              <table:table-cell office:value-type="float" office:value="0.0754167922316904">
                <text:p>0.07541679223169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144966076310287">
                <text:p>0.0144966076310287</text:p>
              </table:table-cell>
              <table:table-cell office:value-type="float" office:value="0.0820563892867258">
                <text:p>0.082056389286725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874060962813786">
                <text:p>0.00874060962813786</text:p>
              </table:table-cell>
              <table:table-cell office:value-type="float" office:value="0.0924346487794035">
                <text:p>0.09243464877940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779874625726981">
                <text:p>0.00779874625726981</text:p>
              </table:table-cell>
              <table:table-cell office:value-type="float" office:value="0.0887818159548072">
                <text:p>0.08878181595480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854762625479334">
                <text:p>0.00854762625479334</text:p>
              </table:table-cell>
              <table:table-cell office:value-type="float" office:value="0.0892043369070146">
                <text:p>0.08920433690701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64639118112382">
                <text:p>0.0164639118112382</text:p>
              </table:table-cell>
              <table:table-cell office:value-type="float" office:value="0.103219756515563">
                <text:p>0.1032197565155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273586772475992">
                <text:p>0.0273586772475992</text:p>
              </table:table-cell>
              <table:table-cell office:value-type="float" office:value="0.0824612860486578">
                <text:p>0.08246128604865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141793025294928">
                <text:p>0.0141793025294928</text:p>
              </table:table-cell>
              <table:table-cell office:value-type="float" office:value="0.0840963925865222">
                <text:p>0.08409639258652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896613655274924">
                <text:p>0.00896613655274924</text:p>
              </table:table-cell>
              <table:table-cell office:value-type="float" office:value="0.0868578998652711">
                <text:p>0.08685789986527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710821752753535">
                <text:p>0.00710821752753535</text:p>
              </table:table-cell>
              <table:table-cell office:value-type="float" office:value="0.0907241590366225">
                <text:p>0.09072415903662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721589776655498">
                <text:p>0.00721589776655498</text:p>
              </table:table-cell>
              <table:table-cell office:value-type="float" office:value="0.0936852302707331">
                <text:p>0.093685230270733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98611821090767">
                <text:p>0.0098611821090767</text:p>
              </table:table-cell>
              <table:table-cell office:value-type="float" office:value="0.090501404081116">
                <text:p>0.0905014040811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30228608129297">
                <text:p>0.0130228608129297</text:p>
              </table:table-cell>
              <table:table-cell office:value-type="float" office:value="0.0789001058573345">
                <text:p>0.07890010585733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294816920507737">
                <text:p>0.0294816920507737</text:p>
              </table:table-cell>
              <table:table-cell office:value-type="float" office:value="0.0803867548674416">
                <text:p>0.08038675486744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54734435118036">
                <text:p>0.0154734435118036</text:p>
              </table:table-cell>
              <table:table-cell office:value-type="float" office:value="0.0914029523807805">
                <text:p>0.09140295238078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1023973830982">
                <text:p>0.011023973830982</text:p>
              </table:table-cell>
              <table:table-cell office:value-type="float" office:value="0.0841780831723836">
                <text:p>0.08417808317238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991530720851065">
                <text:p>0.00991530720851065</text:p>
              </table:table-cell>
              <table:table-cell office:value-type="float" office:value="0.0900023326987515">
                <text:p>0.09000233269875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715364846077692">
                <text:p>0.00715364846077692</text:p>
              </table:table-cell>
              <table:table-cell office:value-type="float" office:value="0.0947678370257249">
                <text:p>0.09476783702572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640828225311238">
                <text:p>0.00640828225311238</text:p>
              </table:table-cell>
              <table:table-cell office:value-type="float" office:value="0.10152090779513">
                <text:p>0.101520907795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929351056531195">
                <text:p>0.00929351056531195</text:p>
              </table:table-cell>
              <table:table-cell office:value-type="float" office:value="0.0897657345559655">
                <text:p>0.08976573455596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217789023216669">
                <text:p>0.0217789023216669</text:p>
              </table:table-cell>
              <table:table-cell office:value-type="float" office:value="0.103876764707695">
                <text:p>0.1038767647076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279613568466231">
                <text:p>0.0279613568466231</text:p>
              </table:table-cell>
              <table:table-cell office:value-type="float" office:value="0.0788657190988206">
                <text:p>0.07886571909882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16329492982226">
                <text:p>0.0116329492982226</text:p>
              </table:table-cell>
              <table:table-cell office:value-type="float" office:value="0.075408383150026">
                <text:p>0.0754083831500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724673532374644">
                <text:p>0.00724673532374644</text:p>
              </table:table-cell>
              <table:table-cell office:value-type="float" office:value="0.0779998561089903">
                <text:p>0.07799985610899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573148588112276">
                <text:p>0.00573148588112276</text:p>
              </table:table-cell>
              <table:table-cell office:value-type="float" office:value="0.0830407564571001">
                <text:p>0.08304075645710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551715449884245">
                <text:p>0.00551715449884245</text:p>
              </table:table-cell>
              <table:table-cell office:value-type="float" office:value="0.0799363982253547">
                <text:p>0.079936398225354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817293143663725">
                <text:p>0.00817293143663725</text:p>
              </table:table-cell>
              <table:table-cell office:value-type="float" office:value="0.0953603746931925">
                <text:p>0.09536037469319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125196104345412">
                <text:p>0.0125196104345412</text:p>
              </table:table-cell>
              <table:table-cell office:value-type="float" office:value="0.0935326799778428">
                <text:p>0.09353267997784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39064185461015">
                <text:p>0.0139064185461015</text:p>
              </table:table-cell>
              <table:table-cell office:value-type="float" office:value="0.0806589042947272">
                <text:p>0.080658904294727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298876673384731">
                <text:p>0.0298876673384731</text:p>
              </table:table-cell>
              <table:table-cell office:value-type="float" office:value="0.0796092891548518">
                <text:p>0.07960928915485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3595295650225">
                <text:p>0.013595295650225</text:p>
              </table:table-cell>
              <table:table-cell office:value-type="float" office:value="0.0798266780407018">
                <text:p>0.07982667804070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758329188662766">
                <text:p>0.00758329188662766</text:p>
              </table:table-cell>
              <table:table-cell office:value-type="float" office:value="0.0777508350458667">
                <text:p>0.07775083504586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528728317537296">
                <text:p>0.00528728317537296</text:p>
              </table:table-cell>
              <table:table-cell office:value-type="float" office:value="0.0794331940525243">
                <text:p>0.07943319405252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48924372794101">
                <text:p>0.0048924372794101</text:p>
              </table:table-cell>
              <table:table-cell office:value-type="float" office:value="0.0839887856034003">
                <text:p>0.083988785603400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611884745742558">
                <text:p>0.00611884745742558</text:p>
              </table:table-cell>
              <table:table-cell office:value-type="float" office:value="0.079668882413961">
                <text:p>0.07966888241396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101088814656636">
                <text:p>0.0101088814656636</text:p>
              </table:table-cell>
              <table:table-cell office:value-type="float" office:value="0.0898001750114778">
                <text:p>0.08980017501147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4847910031464">
                <text:p>0.024847910031464</text:p>
              </table:table-cell>
              <table:table-cell office:value-type="float" office:value="0.0771524815454854">
                <text:p>0.07715248154548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194157263758256">
                <text:p>0.0194157263758256</text:p>
              </table:table-cell>
              <table:table-cell office:value-type="float" office:value="0.0829513384820091">
                <text:p>0.08295133848200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922113541835977">
                <text:p>0.00922113541835977</text:p>
              </table:table-cell>
              <table:table-cell office:value-type="float" office:value="0.0831949678033417">
                <text:p>0.08319496780334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610371073950067">
                <text:p>0.00610371073950067</text:p>
              </table:table-cell>
              <table:table-cell office:value-type="float" office:value="0.0862469238489776">
                <text:p>0.08624692384897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47233928084801">
                <text:p>0.0047233928084801</text:p>
              </table:table-cell>
              <table:table-cell office:value-type="float" office:value="0.0866793601442561">
                <text:p>0.086679360144256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451899245370406">
                <text:p>0.00451899245370406</text:p>
              </table:table-cell>
              <table:table-cell office:value-type="float" office:value="0.087014186496382">
                <text:p>0.0870141864963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583341990567353">
                <text:p>0.00583341990567353</text:p>
              </table:table-cell>
              <table:table-cell office:value-type="float" office:value="0.0904600703519275">
                <text:p>0.09046007035192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02516439923316">
                <text:p>0.0102516439923316</text:p>
              </table:table-cell>
              <table:table-cell office:value-type="float" office:value="0.0917853727878537">
                <text:p>0.091785372787853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238306903804672">
                <text:p>0.0238306903804672</text:p>
              </table:table-cell>
              <table:table-cell office:value-type="float" office:value="0.10618413233696">
                <text:p>0.106184132336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74277321499893">
                <text:p>0.0174277321499893</text:p>
              </table:table-cell>
              <table:table-cell office:value-type="float" office:value="0.0897846372792848">
                <text:p>0.08978463727928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85907513942436">
                <text:p>0.0085907513942436</text:p>
              </table:table-cell>
              <table:table-cell office:value-type="float" office:value="0.0888782247606412">
                <text:p>0.08887822476064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577118857670672">
                <text:p>0.00577118857670672</text:p>
              </table:table-cell>
              <table:table-cell office:value-type="float" office:value="0.0897553366857806">
                <text:p>0.08975533668578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470999620242595">
                <text:p>0.00470999620242595</text:p>
              </table:table-cell>
              <table:table-cell office:value-type="float" office:value="0.0914376289370796">
                <text:p>0.09143762893707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510759102236356">
                <text:p>0.00510759102236356</text:p>
              </table:table-cell>
              <table:table-cell office:value-type="float" office:value="0.0941399937091146">
                <text:p>0.09413999370911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23874251650399">
                <text:p>0.023874251650399</text:p>
              </table:table-cell>
              <table:table-cell office:value-type="float" office:value="0.140275305136536">
                <text:p>0.1402753051365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281205724775205">
                <text:p>0.0281205724775205</text:p>
              </table:table-cell>
              <table:table-cell office:value-type="float" office:value="0.085630974825296">
                <text:p>0.08563097482529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0988181372277">
                <text:p>0.010988181372277</text:p>
              </table:table-cell>
              <table:table-cell office:value-type="float" office:value="0.0835208047397389">
                <text:p>0.083520804739738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626918126569842">
                <text:p>0.00626918126569842</text:p>
              </table:table-cell>
              <table:table-cell office:value-type="float" office:value="0.0810716986910659">
                <text:p>0.081071698691065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46745414456028">
                <text:p>0.0046745414456028</text:p>
              </table:table-cell>
              <table:table-cell office:value-type="float" office:value="0.0821756016896259">
                <text:p>0.082175601689625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430022970680299">
                <text:p>0.00430022970680299</text:p>
              </table:table-cell>
              <table:table-cell office:value-type="float" office:value="0.0852380976002364">
                <text:p>0.08523809760023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516049273011837">
                <text:p>0.00516049273011837</text:p>
              </table:table-cell>
              <table:table-cell office:value-type="float" office:value="0.0905367026191706">
                <text:p>0.09053670261917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841652041755009">
                <text:p>0.00841652041755009</text:p>
              </table:table-cell>
              <table:table-cell office:value-type="float" office:value="0.0906362217858008">
                <text:p>0.09063622178580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999032575174882">
                <text:p>0.00999032575174882</text:p>
              </table:table-cell>
              <table:table-cell office:value-type="float" office:value="0.079748926855214">
                <text:p>0.07974892685521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984788304870034">
                <text:p>0.00984788304870034</text:p>
              </table:table-cell>
              <table:table-cell office:value-type="float" office:value="0.0847805763875119">
                <text:p>0.08478057638751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178567890709588">
                <text:p>0.0178567890709588</text:p>
              </table:table-cell>
              <table:table-cell office:value-type="float" office:value="0.106101643439866">
                <text:p>0.1061016434398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294214074438867">
                <text:p>0.0294214074438867</text:p>
              </table:table-cell>
              <table:table-cell office:value-type="float" office:value="0.0725500810672358">
                <text:p>0.072550081067235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109698495293022">
                <text:p>0.0109698495293022</text:p>
              </table:table-cell>
              <table:table-cell office:value-type="float" office:value="0.0712798123509731">
                <text:p>0.071279812350973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63244967196761">
                <text:p>0.0063244967196761</text:p>
              </table:table-cell>
              <table:table-cell office:value-type="float" office:value="0.0717446321805569">
                <text:p>0.071744632180556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457992609175059">
                <text:p>0.00457992609175059</text:p>
              </table:table-cell>
              <table:table-cell office:value-type="float" office:value="0.0697979665686756">
                <text:p>0.069797966568675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412421253625283">
                <text:p>0.00412421253625283</text:p>
              </table:table-cell>
              <table:table-cell office:value-type="float" office:value="0.0727863074439327">
                <text:p>0.072786307443932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432757444521889">
                <text:p>0.00432757444521889</text:p>
              </table:table-cell>
              <table:table-cell office:value-type="float" office:value="0.0748484088807941">
                <text:p>0.07484840888079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575527301969037">
                <text:p>0.00575527301969037</text:p>
              </table:table-cell>
              <table:table-cell office:value-type="float" office:value="0.0736398354972686">
                <text:p>0.073639835497268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842214402375793">
                <text:p>0.00842214402375793</text:p>
              </table:table-cell>
              <table:table-cell office:value-type="float" office:value="0.066885912084123">
                <text:p>0.06688591208412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109251616221413">
                <text:p>0.0109251616221413</text:p>
              </table:table-cell>
              <table:table-cell office:value-type="float" office:value="0.0925923105938825">
                <text:p>0.09259231059388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287618206491059">
                <text:p>0.0287618206491059</text:p>
              </table:table-cell>
              <table:table-cell office:value-type="float" office:value="0.07088267706378">
                <text:p>0.0708826770637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117438467251864">
                <text:p>0.0117438467251864</text:p>
              </table:table-cell>
              <table:table-cell office:value-type="float" office:value="0.065330366830463">
                <text:p>0.06533036683046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616881007913504">
                <text:p>0.00616881007913504</text:p>
              </table:table-cell>
              <table:table-cell office:value-type="float" office:value="0.0683289014616156">
                <text:p>0.06832890146161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423222226810965">
                <text:p>0.00423222226810965</text:p>
              </table:table-cell>
              <table:table-cell office:value-type="float" office:value="0.0699912107671041">
                <text:p>0.069991210767104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343409363146689">
                <text:p>0.00343409363146689</text:p>
              </table:table-cell>
              <table:table-cell office:value-type="float" office:value="0.0691984403489688">
                <text:p>0.069198440348968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359443127857673">
                <text:p>0.00359443127857673</text:p>
              </table:table-cell>
              <table:table-cell office:value-type="float" office:value="0.0693234897025048">
                <text:p>0.06932348970250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555379586202619">
                <text:p>0.00555379586202619</text:p>
              </table:table-cell>
              <table:table-cell office:value-type="float" office:value="0.0731749055023478">
                <text:p>0.073174905502347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980467919091587">
                <text:p>0.00980467919091587</text:p>
              </table:table-cell>
              <table:table-cell office:value-type="float" office:value="0.075631112891705">
                <text:p>0.0756311128917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114129759647879">
                <text:p>0.0114129759647879</text:p>
              </table:table-cell>
              <table:table-cell office:value-type="float" office:value="0.0805842778458618">
                <text:p>0.080584277845861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129002169068923">
                <text:p>0.0129002169068923</text:p>
              </table:table-cell>
              <table:table-cell office:value-type="float" office:value="0.0847705150971988">
                <text:p>0.08477051509719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22919507814527">
                <text:p>0.022919507814527</text:p>
              </table:table-cell>
              <table:table-cell office:value-type="float" office:value="0.0623489818543272">
                <text:p>0.062348981854327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103129010470981">
                <text:p>0.0103129010470981</text:p>
              </table:table-cell>
              <table:table-cell office:value-type="float" office:value="0.0687543462264675">
                <text:p>0.06875434622646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55275446099074">
                <text:p>0.0055275446099074</text:p>
              </table:table-cell>
              <table:table-cell office:value-type="float" office:value="0.0699074464395506">
                <text:p>0.069907446439550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426630539845337">
                <text:p>0.00426630539845337</text:p>
              </table:table-cell>
              <table:table-cell office:value-type="float" office:value="0.0748201593681282">
                <text:p>0.074820159368128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360849450186873">
                <text:p>0.00360849450186873</text:p>
              </table:table-cell>
              <table:table-cell office:value-type="float" office:value="0.0775488021124053">
                <text:p>0.077548802112405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427936776139956">
                <text:p>0.00427936776139956</text:p>
              </table:table-cell>
              <table:table-cell office:value-type="float" office:value="0.0791456035832857">
                <text:p>0.07914560358328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778866306978024">
                <text:p>0.00778866306978024</text:p>
              </table:table-cell>
              <table:table-cell office:value-type="float" office:value="0.0693906949475796">
                <text:p>0.069390694947579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01669580144162">
                <text:p>0.0101669580144162</text:p>
              </table:table-cell>
              <table:table-cell office:value-type="float" office:value="0.0722881777697255">
                <text:p>0.07228817776972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979326411040594">
                <text:p>0.00979326411040594</text:p>
              </table:table-cell>
              <table:table-cell office:value-type="float" office:value="0.0864966373836947">
                <text:p>0.086496637383694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240445848865187">
                <text:p>0.0240445848865187</text:p>
              </table:table-cell>
              <table:table-cell office:value-type="float" office:value="0.0800664562556731">
                <text:p>0.080066456255673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155529242053804">
                <text:p>0.0155529242053804</text:p>
              </table:table-cell>
              <table:table-cell office:value-type="float" office:value="0.0702170544539293">
                <text:p>0.070217054453929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82028686127624">
                <text:p>0.0082028686127624</text:p>
              </table:table-cell>
              <table:table-cell office:value-type="float" office:value="0.0741217674190482">
                <text:p>0.074121767419048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912498249788706">
                <text:p>0.00912498249788706</text:p>
              </table:table-cell>
              <table:table-cell office:value-type="float" office:value="0.0785958799915534">
                <text:p>0.078595879991553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795805846558186">
                <text:p>0.00795805846558186</text:p>
              </table:table-cell>
              <table:table-cell office:value-type="float" office:value="0.0768834208143305">
                <text:p>0.07688342081433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606418457849107">
                <text:p>0.00606418457849107</text:p>
              </table:table-cell>
              <table:table-cell office:value-type="float" office:value="0.0740612783540263">
                <text:p>0.074061278354026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419450774013907">
                <text:p>0.00419450774013907</text:p>
              </table:table-cell>
              <table:table-cell office:value-type="float" office:value="0.0770206161178694">
                <text:p>0.07702061611786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398087868594672">
                <text:p>0.00398087868594672</text:p>
              </table:table-cell>
              <table:table-cell office:value-type="float" office:value="0.0755879882120506">
                <text:p>0.075587988212050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487399564635696">
                <text:p>0.00487399564635696</text:p>
              </table:table-cell>
              <table:table-cell office:value-type="float" office:value="0.0769974081414807">
                <text:p>0.076997408141480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63347640608204">
                <text:p>0.0063347640608204</text:p>
              </table:table-cell>
              <table:table-cell office:value-type="float" office:value="0.0806764384995341">
                <text:p>0.080676438499534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946114018278382">
                <text:p>0.00946114018278382</text:p>
              </table:table-cell>
              <table:table-cell office:value-type="float" office:value="0.0791970480171711">
                <text:p>0.07919704801717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line" chart:style-name="ch1">
        <chart:title svg:x="5.846cm" svg:y="0.314cm" chart:style-name="ch2">
          <text:p>Learning Rate 0.004</text:p>
        </chart:title>
        <chart:legend chart:legend-position="end" svg:x="13.915cm" svg:y="3.951cm" style:legend-expansion="high" chart:style-name="ch3"/>
        <chart:plot-area chart:style-name="ch4" table:cell-range-address="train_log__LR_004.I1:train_log__LR_004.J243" chart:data-source-has-labels="row" svg:x="1.318cm" svg:y="1.286cm" svg:width="12.277cm" svg:height="6.566cm">
          <chartooo:coordinate-region svg:x="1.767cm" svg:y="1.392cm" svg:width="11.538cm" svg:height="5.415cm"/>
          <chart:axis chart:dimension="x" chart:name="primary-x" chart:style-name="ch5">
            <chart:title svg:x="6.876cm" svg:y="8.032cm" chart:style-name="ch6">
              <text:p>Epochs</text:p>
            </chart:title>
          </chart:axis>
          <chart:axis chart:dimension="y" chart:name="primary-y" chart:style-name="ch7">
            <chart:title svg:x="0.451cm" svg:y="5.79cm" chart:style-name="ch8">
              <text:p>Loss Confidence</text:p>
            </chart:title>
            <chart:grid chart:style-name="ch9" chart:class="major"/>
          </chart:axis>
          <chart:series chart:style-name="ch10" chart:values-cell-range-address="train_log__LR_004.I2:train_log__LR_004.I243" chart:label-cell-address="train_log__LR_004.I1:train_log__LR_004.I1" chart:class="chart:line">
            <chart:data-point chart:repeated="242"/>
          </chart:series>
          <chart:series chart:style-name="ch11" chart:values-cell-range-address="train_log__LR_004.J2:train_log__LR_004.J243" chart:label-cell-address="train_log__LR_004.J1:train_log__LR_004.J1" chart:class="chart:line">
            <chart:data-point chart:repeated="24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</text:p>
                <draw:g>
                  <svg:desc>train_log__LR_004.I1:train_log__LR_004.I1</svg:desc>
                </draw:g>
              </table:table-cell>
              <table:table-cell office:value-type="string">
                <text:p>valid</text:p>
                <draw:g>
                  <svg:desc>train_log__LR_004.J1:train_log__LR_004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9086080589376">
                <text:p>1.79086080589376</text:p>
                <draw:g>
                  <svg:desc>train_log__LR_004.I2:train_log__LR_004.I243</svg:desc>
                </draw:g>
              </table:table-cell>
              <table:table-cell office:value-type="float" office:value="0.98577878906809">
                <text:p>0.98577878906809</text:p>
                <draw:g>
                  <svg:desc>train_log__LR_004.J2:train_log__LR_004.J2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59611316248633">
                <text:p>0.959611316248633</text:p>
              </table:table-cell>
              <table:table-cell office:value-type="float" office:value="0.886905038022789">
                <text:p>0.8869050380227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3251667526856">
                <text:p>1.23251667526856</text:p>
              </table:table-cell>
              <table:table-cell office:value-type="float" office:value="161.228823067813">
                <text:p>161.2288230678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3262736212597">
                <text:p>3.23262736212597</text:p>
              </table:table-cell>
              <table:table-cell office:value-type="float" office:value="3.38505658892722">
                <text:p>3.385056588927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5803832167466">
                <text:p>2.35803832167466</text:p>
              </table:table-cell>
              <table:table-cell office:value-type="float" office:value="3.19643714767078">
                <text:p>3.196437147670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1938876739263">
                <text:p>2.11938876739263</text:p>
              </table:table-cell>
              <table:table-cell office:value-type="float" office:value="1.96028334673109">
                <text:p>1.960283346731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1279817608095">
                <text:p>1.81279817608095</text:p>
              </table:table-cell>
              <table:table-cell office:value-type="float" office:value="1.67389802120883">
                <text:p>1.673898021208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352031434227">
                <text:p>1.6352031434227</text:p>
              </table:table-cell>
              <table:table-cell office:value-type="float" office:value="1.81117478937938">
                <text:p>1.811174789379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1131472217743">
                <text:p>1.51131472217743</text:p>
              </table:table-cell>
              <table:table-cell office:value-type="float" office:value="1.52215027269618">
                <text:p>1.522150272696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8566158171849">
                <text:p>1.38566158171849</text:p>
              </table:table-cell>
              <table:table-cell office:value-type="float" office:value="1.50281023234129">
                <text:p>1.502810232341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1829416616139">
                <text:p>1.31829416616139</text:p>
              </table:table-cell>
              <table:table-cell office:value-type="float" office:value="1.52327524934863">
                <text:p>1.523275249348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7233574195876">
                <text:p>1.27233574195876</text:p>
              </table:table-cell>
              <table:table-cell office:value-type="float" office:value="1.6507139312553">
                <text:p>1.65071393125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7763409002117">
                <text:p>1.27763409002117</text:p>
              </table:table-cell>
              <table:table-cell office:value-type="float" office:value="1.47174492504062">
                <text:p>1.47174492504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6183820002672">
                <text:p>1.26183820002672</text:p>
              </table:table-cell>
              <table:table-cell office:value-type="float" office:value="1.40642483853574">
                <text:p>1.406424838535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8048293419196">
                <text:p>1.18048293419196</text:p>
              </table:table-cell>
              <table:table-cell office:value-type="float" office:value="1.42005415787471">
                <text:p>1.420054157874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0788967860492">
                <text:p>1.10788967860492</text:p>
              </table:table-cell>
              <table:table-cell office:value-type="float" office:value="1.35809135925153">
                <text:p>1.358091359251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3583369918691">
                <text:p>1.03583369918691</text:p>
              </table:table-cell>
              <table:table-cell office:value-type="float" office:value="1.32198423866568">
                <text:p>1.321984238665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71106658638428">
                <text:p>0.971106658638428</text:p>
              </table:table-cell>
              <table:table-cell office:value-type="float" office:value="1.29874159241545">
                <text:p>1.298741592415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10716712771715">
                <text:p>0.910716712771715</text:p>
              </table:table-cell>
              <table:table-cell office:value-type="float" office:value="1.3036476436617">
                <text:p>1.30364764366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23263504026737">
                <text:p>0.923263504026737</text:p>
              </table:table-cell>
              <table:table-cell office:value-type="float" office:value="3.45596300232513">
                <text:p>3.455963002325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6772652887359">
                <text:p>1.26772652887359</text:p>
              </table:table-cell>
              <table:table-cell office:value-type="float" office:value="1.06857125364758">
                <text:p>1.068571253647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80558774016614">
                <text:p>0.880558774016614</text:p>
              </table:table-cell>
              <table:table-cell office:value-type="float" office:value="0.976336495372756">
                <text:p>0.9763364953727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60826160548082">
                <text:p>0.760826160548082</text:p>
              </table:table-cell>
              <table:table-cell office:value-type="float" office:value="0.955629448502742">
                <text:p>0.9556294485027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08574098854748">
                <text:p>0.708574098854748</text:p>
              </table:table-cell>
              <table:table-cell office:value-type="float" office:value="1.03501725762055">
                <text:p>1.035017257620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69481171878228">
                <text:p>0.669481171878228</text:p>
              </table:table-cell>
              <table:table-cell office:value-type="float" office:value="1.11032749127982">
                <text:p>1.110327491279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53287995854071">
                <text:p>0.653287995854071</text:p>
              </table:table-cell>
              <table:table-cell office:value-type="float" office:value="0.994239356882613">
                <text:p>0.9942393568826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01086890879856">
                <text:p>0.601086890879856</text:p>
              </table:table-cell>
              <table:table-cell office:value-type="float" office:value="0.961097266589259">
                <text:p>0.9610972665892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14148506004738">
                <text:p>0.814148506004738</text:p>
              </table:table-cell>
              <table:table-cell office:value-type="float" office:value="1.04430025559047">
                <text:p>1.044300255590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25959714715576">
                <text:p>1.25959714715576</text:p>
              </table:table-cell>
              <table:table-cell office:value-type="float" office:value="2.59501394526712">
                <text:p>2.595013945267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5638580773542">
                <text:p>1.05638580773542</text:p>
              </table:table-cell>
              <table:table-cell office:value-type="float" office:value="2.3265748670132">
                <text:p>2.32657486701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43467220502854">
                <text:p>0.743467220502854</text:p>
              </table:table-cell>
              <table:table-cell office:value-type="float" office:value="2.62016196169987">
                <text:p>2.620161961699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18029736675167">
                <text:p>0.618029736675167</text:p>
              </table:table-cell>
              <table:table-cell office:value-type="float" office:value="1.89436047280143">
                <text:p>1.894360472801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7321363900288">
                <text:p>0.57321363900288</text:p>
              </table:table-cell>
              <table:table-cell office:value-type="float" office:value="2.06296132569169">
                <text:p>2.062961325691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0510218980134">
                <text:p>0.530510218980134</text:p>
              </table:table-cell>
              <table:table-cell office:value-type="float" office:value="3.59088449604039">
                <text:p>3.590884496040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78065140402577">
                <text:p>0.578065140402577</text:p>
              </table:table-cell>
              <table:table-cell office:value-type="float" office:value="2.17030676518535">
                <text:p>2.170306765185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00519384688343">
                <text:p>0.500519384688343</text:p>
              </table:table-cell>
              <table:table-cell office:value-type="float" office:value="1.05486599445857">
                <text:p>1.054865994458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78855119498563">
                <text:p>0.478855119498563</text:p>
              </table:table-cell>
              <table:table-cell office:value-type="float" office:value="2.38025116310294">
                <text:p>2.380251163102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0606672472163">
                <text:p>1.00606672472163</text:p>
              </table:table-cell>
              <table:table-cell office:value-type="float" office:value="14.9896800108896">
                <text:p>14.98968001088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70414523339249">
                <text:p>0.970414523339249</text:p>
              </table:table-cell>
              <table:table-cell office:value-type="float" office:value="1.52607348619093">
                <text:p>1.526073486190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69966656438992">
                <text:p>0.669966656438992</text:p>
              </table:table-cell>
              <table:table-cell office:value-type="float" office:value="3.37739344243089">
                <text:p>3.377393442430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77251987606004">
                <text:p>0.577251987606004</text:p>
              </table:table-cell>
              <table:table-cell office:value-type="float" office:value="1.44196652794449">
                <text:p>1.441966527944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06385410879606">
                <text:p>0.506385410879606</text:p>
              </table:table-cell>
              <table:table-cell office:value-type="float" office:value="4.2637259141253">
                <text:p>4.26372591412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7798232587171">
                <text:p>0.47798232587171</text:p>
              </table:table-cell>
              <table:table-cell office:value-type="float" office:value="1.34300661787134">
                <text:p>1.343006617871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69350064226357">
                <text:p>0.469350064226357</text:p>
              </table:table-cell>
              <table:table-cell office:value-type="float" office:value="1.47468830118405">
                <text:p>1.474688301184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91453870742156">
                <text:p>0.491453870742156</text:p>
              </table:table-cell>
              <table:table-cell office:value-type="float" office:value="10.5447411040037">
                <text:p>10.54474110400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39581829821249">
                <text:p>0.939581829821249</text:p>
              </table:table-cell>
              <table:table-cell office:value-type="float" office:value="2.54064023591064">
                <text:p>2.540640235910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01816900104171">
                <text:p>0.501816900104171</text:p>
              </table:table-cell>
              <table:table-cell office:value-type="float" office:value="1.30459750112917">
                <text:p>1.304597501129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1728358676187">
                <text:p>0.41728358676187</text:p>
              </table:table-cell>
              <table:table-cell office:value-type="float" office:value="1.20815490321096">
                <text:p>1.208154903210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57523113510358">
                <text:p>0.357523113510358</text:p>
              </table:table-cell>
              <table:table-cell office:value-type="float" office:value="1.52829392418137">
                <text:p>1.528293924181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53993607971259">
                <text:p>0.353993607971259</text:p>
              </table:table-cell>
              <table:table-cell office:value-type="float" office:value="1.76989669185774">
                <text:p>1.769896691857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24537441021351">
                <text:p>0.324537441021351</text:p>
              </table:table-cell>
              <table:table-cell office:value-type="float" office:value="2.12556734074164">
                <text:p>2.125567340741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34135155163465">
                <text:p>0.334135155163465</text:p>
              </table:table-cell>
              <table:table-cell office:value-type="float" office:value="1.37589641676509">
                <text:p>1.375896416765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44894294953946">
                <text:p>0.344894294953946</text:p>
              </table:table-cell>
              <table:table-cell office:value-type="float" office:value="1.25479850365684">
                <text:p>1.254798503656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66644647733734">
                <text:p>0.266644647733734</text:p>
              </table:table-cell>
              <table:table-cell office:value-type="float" office:value="2.20984823661375">
                <text:p>2.209848236613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95140178448589">
                <text:p>0.395140178448589</text:p>
              </table:table-cell>
              <table:table-cell office:value-type="float" office:value="1.92286024322926">
                <text:p>1.922860243229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70083981818843">
                <text:p>0.270083981818843</text:p>
              </table:table-cell>
              <table:table-cell office:value-type="float" office:value="1.34572599558481">
                <text:p>1.345725995584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52636987281224">
                <text:p>0.252636987281224</text:p>
              </table:table-cell>
              <table:table-cell office:value-type="float" office:value="1.58217008042567">
                <text:p>1.582170080425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3430594539648">
                <text:p>0.23430594539648</text:p>
              </table:table-cell>
              <table:table-cell office:value-type="float" office:value="2.44712524902846">
                <text:p>2.447125249028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36582475044611">
                <text:p>0.236582475044611</text:p>
              </table:table-cell>
              <table:table-cell office:value-type="float" office:value="1.99108852002898">
                <text:p>1.991088520028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36876041389846">
                <text:p>0.236876041389846</text:p>
              </table:table-cell>
              <table:table-cell office:value-type="float" office:value="2.42460593950517">
                <text:p>2.424605939505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62112503405484">
                <text:p>0.462112503405484</text:p>
              </table:table-cell>
              <table:table-cell office:value-type="float" office:value="1.84010769365805">
                <text:p>1.840107693658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68581931523456">
                <text:p>0.268581931523456</text:p>
              </table:table-cell>
              <table:table-cell office:value-type="float" office:value="2.0722726588298">
                <text:p>2.07227265882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32652884906253">
                <text:p>0.232652884906253</text:p>
              </table:table-cell>
              <table:table-cell office:value-type="float" office:value="2.8003537140883">
                <text:p>2.80035371408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0123253405391">
                <text:p>0.20123253405391</text:p>
              </table:table-cell>
              <table:table-cell office:value-type="float" office:value="2.30323807641478">
                <text:p>2.303238076414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18975198036325">
                <text:p>0.218975198036325</text:p>
              </table:table-cell>
              <table:table-cell office:value-type="float" office:value="2.21527074457243">
                <text:p>2.215270744572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15456060895544">
                <text:p>0.215456060895544</text:p>
              </table:table-cell>
              <table:table-cell office:value-type="float" office:value="1.06989481770594">
                <text:p>1.069894817705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48858360778646">
                <text:p>0.248858360778646</text:p>
              </table:table-cell>
              <table:table-cell office:value-type="float" office:value="1.32764595817646">
                <text:p>1.327645958176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9608958446168">
                <text:p>0.19608958446168</text:p>
              </table:table-cell>
              <table:table-cell office:value-type="float" office:value="1.47225040621285">
                <text:p>1.472250406212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82521984200267">
                <text:p>0.182521984200267</text:p>
              </table:table-cell>
              <table:table-cell office:value-type="float" office:value="1.47472451044375">
                <text:p>1.474724510443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36752703849516">
                <text:p>0.236752703849516</text:p>
              </table:table-cell>
              <table:table-cell office:value-type="float" office:value="1.75963086345843">
                <text:p>1.759630863458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90564243195745">
                <text:p>0.290564243195745</text:p>
              </table:table-cell>
              <table:table-cell office:value-type="float" office:value="1.38143481094197">
                <text:p>1.381434810941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21407522025043">
                <text:p>0.221407522025043</text:p>
              </table:table-cell>
              <table:table-cell office:value-type="float" office:value="2.28688699585097">
                <text:p>2.286886995850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69959979511769">
                <text:p>0.169959979511769</text:p>
              </table:table-cell>
              <table:table-cell office:value-type="float" office:value="2.34551099165953">
                <text:p>2.345510991659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52745904637752">
                <text:p>0.152745904637752</text:p>
              </table:table-cell>
              <table:table-cell office:value-type="float" office:value="6.05096574121251">
                <text:p>6.050965741212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56274223845077">
                <text:p>0.156274223845077</text:p>
              </table:table-cell>
              <table:table-cell office:value-type="float" office:value="2.43230581371884">
                <text:p>2.432305813718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72903718868627">
                <text:p>0.172903718868627</text:p>
              </table:table-cell>
              <table:table-cell office:value-type="float" office:value="1.4309443856172">
                <text:p>1.43094438561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28791905572352">
                <text:p>0.228791905572352</text:p>
              </table:table-cell>
              <table:table-cell office:value-type="float" office:value="2.05394626685001">
                <text:p>2.05394626685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74622160598169">
                <text:p>0.174622160598169</text:p>
              </table:table-cell>
              <table:table-cell office:value-type="float" office:value="1.72285983705058">
                <text:p>1.722859837050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13058145391619">
                <text:p>0.213058145391619</text:p>
              </table:table-cell>
              <table:table-cell office:value-type="float" office:value="1.33491122171861">
                <text:p>1.334911221718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79354736652133">
                <text:p>0.179354736652133</text:p>
              </table:table-cell>
              <table:table-cell office:value-type="float" office:value="2.71969888621042">
                <text:p>2.719698886210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83562505986732">
                <text:p>0.183562505986732</text:p>
              </table:table-cell>
              <table:table-cell office:value-type="float" office:value="1.64217886280525">
                <text:p>1.642178862805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27415551131581">
                <text:p>0.127415551131581</text:p>
              </table:table-cell>
              <table:table-cell office:value-type="float" office:value="1.99965583736976">
                <text:p>1.999655837369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08793198434102">
                <text:p>0.108793198434102</text:p>
              </table:table-cell>
              <table:table-cell office:value-type="float" office:value="2.24112634412174">
                <text:p>2.241126344121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06458282279314">
                <text:p>0.106458282279314</text:p>
              </table:table-cell>
              <table:table-cell office:value-type="float" office:value="3.47843757040542">
                <text:p>3.478437570405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21670961328756">
                <text:p>0.121670961328756</text:p>
              </table:table-cell>
              <table:table-cell office:value-type="float" office:value="3.38896808065153">
                <text:p>3.388968080651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99373447793965">
                <text:p>0.199373447793965</text:p>
              </table:table-cell>
              <table:table-cell office:value-type="float" office:value="1.66282336161761">
                <text:p>1.662823361617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59546550633686">
                <text:p>0.159546550633686</text:p>
              </table:table-cell>
              <table:table-cell office:value-type="float" office:value="2.24217162189748">
                <text:p>2.242171621897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06656264035699">
                <text:p>0.106656264035699</text:p>
              </table:table-cell>
              <table:table-cell office:value-type="float" office:value="3.24998391902973">
                <text:p>3.249983919029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960211953116436">
                <text:p>0.0960211953116436</text:p>
              </table:table-cell>
              <table:table-cell office:value-type="float" office:value="3.48258353039173">
                <text:p>3.482583530391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10257669131446">
                <text:p>0.210257669131446</text:p>
              </table:table-cell>
              <table:table-cell office:value-type="float" office:value="3.36074391424913">
                <text:p>3.360743914249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17306668475709">
                <text:p>0.117306668475709</text:p>
              </table:table-cell>
              <table:table-cell office:value-type="float" office:value="2.24440467298224">
                <text:p>2.244404672982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969049089660681">
                <text:p>0.0969049089660681</text:p>
              </table:table-cell>
              <table:table-cell office:value-type="float" office:value="2.27263082902686">
                <text:p>2.272630829026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890669330673564">
                <text:p>0.0890669330673564</text:p>
              </table:table-cell>
              <table:table-cell office:value-type="float" office:value="2.73450141456299">
                <text:p>2.734501414562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00422404193544">
                <text:p>0.100422404193544</text:p>
              </table:table-cell>
              <table:table-cell office:value-type="float" office:value="2.47578716437043">
                <text:p>2.475787164370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54447934600353">
                <text:p>0.254447934600353</text:p>
              </table:table-cell>
              <table:table-cell office:value-type="float" office:value="1.90130748305919">
                <text:p>1.901307483059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17465152476775">
                <text:p>0.117465152476775</text:p>
              </table:table-cell>
              <table:table-cell office:value-type="float" office:value="2.18975223673925">
                <text:p>2.189752236739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860870863126319">
                <text:p>0.0860870863126319</text:p>
              </table:table-cell>
              <table:table-cell office:value-type="float" office:value="2.93266997672617">
                <text:p>2.932669976726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757688610908174">
                <text:p>0.0757688610908174</text:p>
              </table:table-cell>
              <table:table-cell office:value-type="float" office:value="3.36161524393788">
                <text:p>3.361615243937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723400198681319">
                <text:p>0.0723400198681319</text:p>
              </table:table-cell>
              <table:table-cell office:value-type="float" office:value="3.1735453209358">
                <text:p>3.17354532093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723756754769108">
                <text:p>0.0723756754769108</text:p>
              </table:table-cell>
              <table:table-cell office:value-type="float" office:value="4.15539954072828">
                <text:p>4.155399540728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23110832622102">
                <text:p>0.223110832622102</text:p>
              </table:table-cell>
              <table:table-cell office:value-type="float" office:value="1.6170216793644">
                <text:p>1.61702167936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5455078029125">
                <text:p>0.15455078029125</text:p>
              </table:table-cell>
              <table:table-cell office:value-type="float" office:value="2.08016836596653">
                <text:p>2.080168365966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879142362062432">
                <text:p>0.0879142362062432</text:p>
              </table:table-cell>
              <table:table-cell office:value-type="float" office:value="2.94750122433721">
                <text:p>2.947501224337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720320460687001">
                <text:p>0.0720320460687001</text:p>
              </table:table-cell>
              <table:table-cell office:value-type="float" office:value="3.65662418022463">
                <text:p>3.656624180224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674762865881907">
                <text:p>0.0674762865881907</text:p>
              </table:table-cell>
              <table:table-cell office:value-type="float" office:value="3.83211174956523">
                <text:p>3.832111749565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22623635679519">
                <text:p>0.0622623635679519</text:p>
              </table:table-cell>
              <table:table-cell office:value-type="float" office:value="4.1156923868292">
                <text:p>4.11569238682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43679884176673">
                <text:p>0.0643679884176673</text:p>
              </table:table-cell>
              <table:table-cell office:value-type="float" office:value="4.10801394664329">
                <text:p>4.108013946643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46483416426962">
                <text:p>0.146483416426962</text:p>
              </table:table-cell>
              <table:table-cell office:value-type="float" office:value="2.5361689545439">
                <text:p>2.53616895454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06655674375085">
                <text:p>0.106655674375085</text:p>
              </table:table-cell>
              <table:table-cell office:value-type="float" office:value="2.85184243363168">
                <text:p>2.851842433631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26139021657966">
                <text:p>0.126139021657966</text:p>
              </table:table-cell>
              <table:table-cell office:value-type="float" office:value="2.99137236173104">
                <text:p>2.991372361731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995558623822699">
                <text:p>0.0995558623822699</text:p>
              </table:table-cell>
              <table:table-cell office:value-type="float" office:value="3.19527941850688">
                <text:p>3.195279418506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787271808451165">
                <text:p>0.0787271808451165</text:p>
              </table:table-cell>
              <table:table-cell office:value-type="float" office:value="3.69483665828914">
                <text:p>3.694836658289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597367012059047">
                <text:p>0.0597367012059047</text:p>
              </table:table-cell>
              <table:table-cell office:value-type="float" office:value="4.36821782417949">
                <text:p>4.368217824179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548623359392784">
                <text:p>0.0548623359392784</text:p>
              </table:table-cell>
              <table:table-cell office:value-type="float" office:value="3.95478453282427">
                <text:p>3.954784532824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567916316137427">
                <text:p>0.0567916316137427</text:p>
              </table:table-cell>
              <table:table-cell office:value-type="float" office:value="4.18329309407172">
                <text:p>4.183293094071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88696932177496">
                <text:p>0.188696932177496</text:p>
              </table:table-cell>
              <table:table-cell office:value-type="float" office:value="2.52466568157302">
                <text:p>2.524665681573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819911533145789">
                <text:p>0.0819911533145789</text:p>
              </table:table-cell>
              <table:table-cell office:value-type="float" office:value="3.65992432465809">
                <text:p>3.659924324658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564224607632822">
                <text:p>0.0564224607632822</text:p>
              </table:table-cell>
              <table:table-cell office:value-type="float" office:value="4.37514083669521">
                <text:p>4.375140836695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475832534574221">
                <text:p>0.0475832534574221</text:p>
              </table:table-cell>
              <table:table-cell office:value-type="float" office:value="5.15130081087158">
                <text:p>5.151300810871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15910775927461">
                <text:p>0.115910775927461</text:p>
              </table:table-cell>
              <table:table-cell office:value-type="float" office:value="3.29372929161864">
                <text:p>3.293729291618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75219722314821">
                <text:p>0.175219722314821</text:p>
              </table:table-cell>
              <table:table-cell office:value-type="float" office:value="3.05577936244261">
                <text:p>3.055779362442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665967636569394">
                <text:p>0.0665967636569394</text:p>
              </table:table-cell>
              <table:table-cell office:value-type="float" office:value="3.66773005033811">
                <text:p>3.667730050338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516684131879727">
                <text:p>0.0516684131879727</text:p>
              </table:table-cell>
              <table:table-cell office:value-type="float" office:value="4.62663294634268">
                <text:p>4.626632946342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446168543846347">
                <text:p>0.0446168543846347</text:p>
              </table:table-cell>
              <table:table-cell office:value-type="float" office:value="5.46272852215595">
                <text:p>5.462728522155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416228194861095">
                <text:p>0.0416228194861095</text:p>
              </table:table-cell>
              <table:table-cell office:value-type="float" office:value="5.88154358516351">
                <text:p>5.881543585163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441624527620161">
                <text:p>0.0441624527620161</text:p>
              </table:table-cell>
              <table:table-cell office:value-type="float" office:value="5.44219045813099">
                <text:p>5.442190458130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04210458541312">
                <text:p>0.104210458541312</text:p>
              </table:table-cell>
              <table:table-cell office:value-type="float" office:value="2.34717369930626">
                <text:p>2.347173699306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7137967016145">
                <text:p>0.17137967016145</text:p>
              </table:table-cell>
              <table:table-cell office:value-type="float" office:value="3.10677678327494">
                <text:p>3.106776783274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752824971971917">
                <text:p>0.0752824971971917</text:p>
              </table:table-cell>
              <table:table-cell office:value-type="float" office:value="4.16543769733659">
                <text:p>4.165437697336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493748732705546">
                <text:p>0.0493748732705546</text:p>
              </table:table-cell>
              <table:table-cell office:value-type="float" office:value="5.03659237625784">
                <text:p>5.036592376257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419808679554776">
                <text:p>0.0419808679554776</text:p>
              </table:table-cell>
              <table:table-cell office:value-type="float" office:value="5.51707400611184">
                <text:p>5.517074006111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375761395547604">
                <text:p>0.0375761395547604</text:p>
              </table:table-cell>
              <table:table-cell office:value-type="float" office:value="5.96756664988713">
                <text:p>5.967566649887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89990074090917">
                <text:p>0.189990074090917</text:p>
              </table:table-cell>
              <table:table-cell office:value-type="float" office:value="2.02250267044994">
                <text:p>2.022502670449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88023229343446">
                <text:p>0.188023229343446</text:p>
              </table:table-cell>
              <table:table-cell office:value-type="float" office:value="4.1469631253838">
                <text:p>4.14696312538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15409312570959">
                <text:p>0.115409312570959</text:p>
              </table:table-cell>
              <table:table-cell office:value-type="float" office:value="3.61170829447179">
                <text:p>3.611708294471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04800627153257">
                <text:p>0.204800627153257</text:p>
              </table:table-cell>
              <table:table-cell office:value-type="float" office:value="3.36464654982636">
                <text:p>3.364646549826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730248769410343">
                <text:p>0.0730248769410343</text:p>
              </table:table-cell>
              <table:table-cell office:value-type="float" office:value="3.99692874946953">
                <text:p>3.996928749469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515661041729022">
                <text:p>0.0515661041729022</text:p>
              </table:table-cell>
              <table:table-cell office:value-type="float" office:value="4.56751451428562">
                <text:p>4.5675145142856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427154117283514">
                <text:p>0.0427154117283514</text:p>
              </table:table-cell>
              <table:table-cell office:value-type="float" office:value="5.25100369594092">
                <text:p>5.251003695940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383413258624202">
                <text:p>0.0383413258624202</text:p>
              </table:table-cell>
              <table:table-cell office:value-type="float" office:value="5.68421701805923">
                <text:p>5.684217018059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4528841546493">
                <text:p>0.04528841546493</text:p>
              </table:table-cell>
              <table:table-cell office:value-type="float" office:value="5.61875443134039">
                <text:p>5.618754431340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414355743921183">
                <text:p>0.0414355743921183</text:p>
              </table:table-cell>
              <table:table-cell office:value-type="float" office:value="5.67117286447821">
                <text:p>5.671172864478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41529524438631">
                <text:p>0.141529524438631</text:p>
              </table:table-cell>
              <table:table-cell office:value-type="float" office:value="3.69232753287712">
                <text:p>3.692327532877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590233665354642">
                <text:p>0.0590233665354642</text:p>
              </table:table-cell>
              <table:table-cell office:value-type="float" office:value="4.87911964846968">
                <text:p>4.879119648469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438436043190954">
                <text:p>0.0438436043190954</text:p>
              </table:table-cell>
              <table:table-cell office:value-type="float" office:value="5.70196621781536">
                <text:p>5.701966217815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365276055109415">
                <text:p>0.0365276055109415</text:p>
              </table:table-cell>
              <table:table-cell office:value-type="float" office:value="6.33878199300921">
                <text:p>6.338781993009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320970169852282">
                <text:p>0.0320970169852282</text:p>
              </table:table-cell>
              <table:table-cell office:value-type="float" office:value="7.04689745437193">
                <text:p>7.0468974543719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554104495106687">
                <text:p>0.0554104495106687</text:p>
              </table:table-cell>
              <table:table-cell office:value-type="float" office:value="5.84395760949701">
                <text:p>5.843957609497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39437464825752">
                <text:p>0.139437464825752</text:p>
              </table:table-cell>
              <table:table-cell office:value-type="float" office:value="3.31839132313777">
                <text:p>3.318391323137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616410748794078">
                <text:p>0.0616410748794078</text:p>
              </table:table-cell>
              <table:table-cell office:value-type="float" office:value="4.68160860372129">
                <text:p>4.681608603721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395818103399292">
                <text:p>0.0395818103399292</text:p>
              </table:table-cell>
              <table:table-cell office:value-type="float" office:value="5.94004357911261">
                <text:p>5.940043579112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323473437831947">
                <text:p>0.0323473437831947</text:p>
              </table:table-cell>
              <table:table-cell office:value-type="float" office:value="6.60016750990702">
                <text:p>6.600167509907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284933362079831">
                <text:p>0.0284933362079831</text:p>
              </table:table-cell>
              <table:table-cell office:value-type="float" office:value="6.94622915600234">
                <text:p>6.9462291560023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27714483753824">
                <text:p>0.027714483753824</text:p>
              </table:table-cell>
              <table:table-cell office:value-type="float" office:value="7.01163775368658">
                <text:p>7.011637753686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309596908694556">
                <text:p>0.0309596908694556</text:p>
              </table:table-cell>
              <table:table-cell office:value-type="float" office:value="5.90531675063941">
                <text:p>5.905316750639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54306469965929">
                <text:p>0.154306469965929</text:p>
              </table:table-cell>
              <table:table-cell office:value-type="float" office:value="4.04414251670723">
                <text:p>4.044142516707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568804113692259">
                <text:p>0.0568804113692259</text:p>
              </table:table-cell>
              <table:table-cell office:value-type="float" office:value="5.002400211464">
                <text:p>5.0024002114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582865618433948">
                <text:p>0.0582865618433948</text:p>
              </table:table-cell>
              <table:table-cell office:value-type="float" office:value="5.3283776618733">
                <text:p>5.32837766187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42528795549912">
                <text:p>0.042528795549912</text:p>
              </table:table-cell>
              <table:table-cell office:value-type="float" office:value="6.1474857155619">
                <text:p>6.14748571556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292512318678841">
                <text:p>0.0292512318678841</text:p>
              </table:table-cell>
              <table:table-cell office:value-type="float" office:value="7.24709272752355">
                <text:p>7.247092727523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254098798489186">
                <text:p>0.0254098798489186</text:p>
              </table:table-cell>
              <table:table-cell office:value-type="float" office:value="8.09885105200048">
                <text:p>8.098851052000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237602226636496">
                <text:p>0.0237602226636496</text:p>
              </table:table-cell>
              <table:table-cell office:value-type="float" office:value="8.91678243787188">
                <text:p>8.9167824378718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38457788142568">
                <text:p>0.138457788142568</text:p>
              </table:table-cell>
              <table:table-cell office:value-type="float" office:value="3.76270906453759">
                <text:p>3.7627090645375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45338058166835">
                <text:p>0.145338058166835</text:p>
              </table:table-cell>
              <table:table-cell office:value-type="float" office:value="3.52231727702672">
                <text:p>3.522317277026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514640040153132">
                <text:p>0.0514640040153132</text:p>
              </table:table-cell>
              <table:table-cell office:value-type="float" office:value="4.95559905186809">
                <text:p>4.955599051868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352186567323161">
                <text:p>0.0352186567323161</text:p>
              </table:table-cell>
              <table:table-cell office:value-type="float" office:value="6.38383432612594">
                <text:p>6.3838343261259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282037648373263">
                <text:p>0.0282037648373263</text:p>
              </table:table-cell>
              <table:table-cell office:value-type="float" office:value="7.29940634440823">
                <text:p>7.299406344408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244171968662629">
                <text:p>0.0244171968662629</text:p>
              </table:table-cell>
              <table:table-cell office:value-type="float" office:value="7.76811210156001">
                <text:p>7.768112101560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22172419862684">
                <text:p>0.022172419862684</text:p>
              </table:table-cell>
              <table:table-cell office:value-type="float" office:value="8.49262546509472">
                <text:p>8.492625465094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241038547606442">
                <text:p>0.0241038547606442</text:p>
              </table:table-cell>
              <table:table-cell office:value-type="float" office:value="8.24035266488951">
                <text:p>8.240352664889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261806222383806">
                <text:p>0.0261806222383806</text:p>
              </table:table-cell>
              <table:table-cell office:value-type="float" office:value="8.25365658277838">
                <text:p>8.253656582778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0738189791566">
                <text:p>0.20738189791566</text:p>
              </table:table-cell>
              <table:table-cell office:value-type="float" office:value="3.88951491490649">
                <text:p>3.889514914906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591362566978536">
                <text:p>0.0591362566978536</text:p>
              </table:table-cell>
              <table:table-cell office:value-type="float" office:value="4.90551405660969">
                <text:p>4.905514056609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346859347196609">
                <text:p>0.0346859347196609</text:p>
              </table:table-cell>
              <table:table-cell office:value-type="float" office:value="6.46044642304006">
                <text:p>6.460446423040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265904607415196">
                <text:p>0.0265904607415196</text:p>
              </table:table-cell>
              <table:table-cell office:value-type="float" office:value="7.62045148966416">
                <text:p>7.620451489664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224238788385478">
                <text:p>0.0224238788385478</text:p>
              </table:table-cell>
              <table:table-cell office:value-type="float" office:value="8.58019541043403">
                <text:p>8.5801954104340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201356415133871">
                <text:p>0.0201356415133871</text:p>
              </table:table-cell>
              <table:table-cell office:value-type="float" office:value="9.25229263664544">
                <text:p>9.252292636645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203886020175788">
                <text:p>0.0203886020175788</text:p>
              </table:table-cell>
              <table:table-cell office:value-type="float" office:value="8.48143107421568">
                <text:p>8.481431074215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87724303389229">
                <text:p>0.187724303389229</text:p>
              </table:table-cell>
              <table:table-cell office:value-type="float" office:value="4.21958514439456">
                <text:p>4.219585144394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998648233580062">
                <text:p>0.0998648233580062</text:p>
              </table:table-cell>
              <table:table-cell office:value-type="float" office:value="5.37662339173578">
                <text:p>5.376623391735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431660362208957">
                <text:p>0.0431660362208957</text:p>
              </table:table-cell>
              <table:table-cell office:value-type="float" office:value="6.9311708589245">
                <text:p>6.931170858924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292657966385836">
                <text:p>0.0292657966385836</text:p>
              </table:table-cell>
              <table:table-cell office:value-type="float" office:value="8.18750047735099">
                <text:p>8.1875004773509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236458259504369">
                <text:p>0.0236458259504369</text:p>
              </table:table-cell>
              <table:table-cell office:value-type="float" office:value="9.2963311238664">
                <text:p>9.29633112386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202533228911301">
                <text:p>0.0202533228911301</text:p>
              </table:table-cell>
              <table:table-cell office:value-type="float" office:value="10.3207794923801">
                <text:p>10.32077949238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81626447051687">
                <text:p>0.0181626447051687</text:p>
              </table:table-cell>
              <table:table-cell office:value-type="float" office:value="10.5312100751085">
                <text:p>10.531210075108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223135892109958">
                <text:p>0.0223135892109958</text:p>
              </table:table-cell>
              <table:table-cell office:value-type="float" office:value="7.78501614930654">
                <text:p>7.785016149306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23934409078739">
                <text:p>0.123934409078739</text:p>
              </table:table-cell>
              <table:table-cell office:value-type="float" office:value="5.64882054754758">
                <text:p>5.648820547547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645262207788419">
                <text:p>0.0645262207788419</text:p>
              </table:table-cell>
              <table:table-cell office:value-type="float" office:value="5.98852154561158">
                <text:p>5.9885215456115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310325205285876">
                <text:p>0.0310325205285876</text:p>
              </table:table-cell>
              <table:table-cell office:value-type="float" office:value="7.86584892891476">
                <text:p>7.865848928914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228559863770875">
                <text:p>0.0228559863770875</text:p>
              </table:table-cell>
              <table:table-cell office:value-type="float" office:value="9.22065891820841">
                <text:p>9.2206589182084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189920433405145">
                <text:p>0.0189920433405145</text:p>
              </table:table-cell>
              <table:table-cell office:value-type="float" office:value="10.2706380165343">
                <text:p>10.27063801653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168491329012031">
                <text:p>0.0168491329012031</text:p>
              </table:table-cell>
              <table:table-cell office:value-type="float" office:value="11.1264732385432">
                <text:p>11.12647323854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74203749422201">
                <text:p>0.174203749422201</text:p>
              </table:table-cell>
              <table:table-cell office:value-type="float" office:value="2.58821327464077">
                <text:p>2.5882132746407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40035549745996">
                <text:p>0.140035549745996</text:p>
              </table:table-cell>
              <table:table-cell office:value-type="float" office:value="5.13538798998142">
                <text:p>5.1353879899814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535357808817949">
                <text:p>0.0535357808817949</text:p>
              </table:table-cell>
              <table:table-cell office:value-type="float" office:value="6.63803339682937">
                <text:p>6.638033396829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324630197462044">
                <text:p>0.0324630197462044</text:p>
              </table:table-cell>
              <table:table-cell office:value-type="float" office:value="8.06780564979698">
                <text:p>8.067805649796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240130393590084">
                <text:p>0.0240130393590084</text:p>
              </table:table-cell>
              <table:table-cell office:value-type="float" office:value="9.19775019128454">
                <text:p>9.197750191284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201471932333719">
                <text:p>0.0201471932333719</text:p>
              </table:table-cell>
              <table:table-cell office:value-type="float" office:value="10.2524184286032">
                <text:p>10.252418428603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174725765726843">
                <text:p>0.0174725765726843</text:p>
              </table:table-cell>
              <table:table-cell office:value-type="float" office:value="10.5967283496304">
                <text:p>10.59672834963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183972735817311">
                <text:p>0.0183972735817311</text:p>
              </table:table-cell>
              <table:table-cell office:value-type="float" office:value="10.5824444427572">
                <text:p>10.58244444275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184226358378958">
                <text:p>0.0184226358378958</text:p>
              </table:table-cell>
              <table:table-cell office:value-type="float" office:value="9.87906081274007">
                <text:p>9.8790608127400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189704523067055">
                <text:p>0.0189704523067055</text:p>
              </table:table-cell>
              <table:table-cell office:value-type="float" office:value="9.69606851676383">
                <text:p>9.6960685167638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06715452472739">
                <text:p>0.106715452472739</text:p>
              </table:table-cell>
              <table:table-cell office:value-type="float" office:value="3.90913170315968">
                <text:p>3.909131703159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19037797453988">
                <text:p>0.219037797453988</text:p>
              </table:table-cell>
              <table:table-cell office:value-type="float" office:value="4.26067110424026">
                <text:p>4.260671104240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508835218445088">
                <text:p>0.0508835218445088</text:p>
              </table:table-cell>
              <table:table-cell office:value-type="float" office:value="5.73717642402084">
                <text:p>5.7371764240208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305353109715707">
                <text:p>0.0305353109715707</text:p>
              </table:table-cell>
              <table:table-cell office:value-type="float" office:value="7.2442994478544">
                <text:p>7.244299447854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229604452118022">
                <text:p>0.0229604452118022</text:p>
              </table:table-cell>
              <table:table-cell office:value-type="float" office:value="8.65144815572923">
                <text:p>8.6514481557292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187979485968336">
                <text:p>0.0187979485968336</text:p>
              </table:table-cell>
              <table:table-cell office:value-type="float" office:value="9.95700807621349">
                <text:p>9.9570080762134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162121156917284">
                <text:p>0.0162121156917284</text:p>
              </table:table-cell>
              <table:table-cell office:value-type="float" office:value="10.5947447927259">
                <text:p>10.59474479272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144294395344249">
                <text:p>0.0144294395344249</text:p>
              </table:table-cell>
              <table:table-cell office:value-type="float" office:value="11.596236124141">
                <text:p>11.59623612414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143230110400318">
                <text:p>0.0143230110400318</text:p>
              </table:table-cell>
              <table:table-cell office:value-type="float" office:value="10.2608950574318">
                <text:p>10.26089505743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169687495480877">
                <text:p>0.0169687495480877</text:p>
              </table:table-cell>
              <table:table-cell office:value-type="float" office:value="10.9285303175425">
                <text:p>10.92853031754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12497842436658">
                <text:p>0.212497842436658</text:p>
              </table:table-cell>
              <table:table-cell office:value-type="float" office:value="4.44171397200111">
                <text:p>4.441713972001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459025309932676">
                <text:p>0.0459025309932676</text:p>
              </table:table-cell>
              <table:table-cell office:value-type="float" office:value="6.91561675089379">
                <text:p>6.9156167508937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2591087276249">
                <text:p>0.02591087276249</text:p>
              </table:table-cell>
              <table:table-cell office:value-type="float" office:value="8.3991860932799">
                <text:p>8.399186093279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193897309814736">
                <text:p>0.0193897309814736</text:p>
              </table:table-cell>
              <table:table-cell office:value-type="float" office:value="9.71428554353368">
                <text:p>9.7142855435336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158049200285574">
                <text:p>0.0158049200285574</text:p>
              </table:table-cell>
              <table:table-cell office:value-type="float" office:value="11.0765369223061">
                <text:p>11.076536922306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136499375646625">
                <text:p>0.0136499375646625</text:p>
              </table:table-cell>
              <table:table-cell office:value-type="float" office:value="12.0376376986889">
                <text:p>12.037637698688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123870769980204">
                <text:p>0.0123870769980204</text:p>
              </table:table-cell>
              <table:table-cell office:value-type="float" office:value="12.1667370484612">
                <text:p>12.16673704846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135298372993374">
                <text:p>0.0135298372993374</text:p>
              </table:table-cell>
              <table:table-cell office:value-type="float" office:value="10.5751942047038">
                <text:p>10.575194204703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173187364540989">
                <text:p>0.0173187364540989</text:p>
              </table:table-cell>
              <table:table-cell office:value-type="float" office:value="9.75312978437909">
                <text:p>9.7531297843790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263603921261721">
                <text:p>0.0263603921261721</text:p>
              </table:table-cell>
              <table:table-cell office:value-type="float" office:value="10.4001667817396">
                <text:p>10.40016678173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43283675426246">
                <text:p>0.143283675426246</text:p>
              </table:table-cell>
              <table:table-cell office:value-type="float" office:value="5.91082503729909">
                <text:p>5.9108250372990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37240693775246">
                <text:p>0.037240693775246</text:p>
              </table:table-cell>
              <table:table-cell office:value-type="float" office:value="7.98717294325892">
                <text:p>7.9871729432589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198834903000407">
                <text:p>0.0198834903000407</text:p>
              </table:table-cell>
              <table:table-cell office:value-type="float" office:value="9.91131974751098">
                <text:p>9.9113197475109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151988181356342">
                <text:p>0.0151988181356342</text:p>
              </table:table-cell>
              <table:table-cell office:value-type="float" office:value="11.5042089295919">
                <text:p>11.504208929591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12681811577458">
                <text:p>0.012681811577458</text:p>
              </table:table-cell>
              <table:table-cell office:value-type="float" office:value="12.7000716857789">
                <text:p>12.700071685778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110290159554178">
                <text:p>0.0110290159554178</text:p>
              </table:table-cell>
              <table:table-cell office:value-type="float" office:value="13.4917648537486">
                <text:p>13.491764853748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106638835497672">
                <text:p>0.0106638835497672</text:p>
              </table:table-cell>
              <table:table-cell office:value-type="float" office:value="13.1934730095331">
                <text:p>13.193473009533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26233239115928">
                <text:p>0.0126233239115928</text:p>
              </table:table-cell>
              <table:table-cell office:value-type="float" office:value="12.5612738590832">
                <text:p>12.561273859083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159830704182797">
                <text:p>0.0159830704182797</text:p>
              </table:table-cell>
              <table:table-cell office:value-type="float" office:value="11.6174720439835">
                <text:p>11.617472043983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16436730110884">
                <text:p>0.216436730110884</text:p>
              </table:table-cell>
              <table:table-cell office:value-type="float" office:value="4.67493594293322">
                <text:p>4.6749359429332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851663026130156">
                <text:p>0.0851663026130156</text:p>
              </table:table-cell>
              <table:table-cell office:value-type="float" office:value="5.61989851774455">
                <text:p>5.619898517744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384253234677286">
                <text:p>0.0384253234677286</text:p>
              </table:table-cell>
              <table:table-cell office:value-type="float" office:value="7.73409771012817">
                <text:p>7.7340977101281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463202685512915">
                <text:p>0.0463202685512915</text:p>
              </table:table-cell>
              <table:table-cell office:value-type="float" office:value="8.32987350630092">
                <text:p>8.3298735063009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47824063608392">
                <text:p>0.047824063608392</text:p>
              </table:table-cell>
              <table:table-cell office:value-type="float" office:value="8.98099801613917">
                <text:p>8.9809980161391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237869272069894">
                <text:p>0.0237869272069894</text:p>
              </table:table-cell>
              <table:table-cell office:value-type="float" office:value="10.6143891966805">
                <text:p>10.61438919668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170822685768023">
                <text:p>0.0170822685768023</text:p>
              </table:table-cell>
              <table:table-cell office:value-type="float" office:value="12.1767183430814">
                <text:p>12.176718343081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138680576986533">
                <text:p>0.0138680576986533</text:p>
              </table:table-cell>
              <table:table-cell office:value-type="float" office:value="13.6357857162586">
                <text:p>13.635785716258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11971580869121">
                <text:p>0.011971580869121</text:p>
              </table:table-cell>
              <table:table-cell office:value-type="float" office:value="14.430692363689">
                <text:p>14.43069236368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109431374281343">
                <text:p>0.0109431374281343</text:p>
              </table:table-cell>
              <table:table-cell office:value-type="float" office:value="15.0292667108186">
                <text:p>15.029266710818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112514737364202">
                <text:p>0.0112514737364202</text:p>
              </table:table-cell>
              <table:table-cell office:value-type="float" office:value="13.8696995460978">
                <text:p>13.86969954609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5cm" svg:height="8.998cm" xlink:href=".." xlink:type="simple" chart:class="chart:line" chart:style-name="ch1">
        <chart:title svg:x="5.853cm" svg:y="0.314cm" chart:style-name="ch2">
          <text:p>Learning Rate 0.004</text:p>
        </chart:title>
        <chart:legend chart:legend-position="end" svg:x="13.93cm" svg:y="3.951cm" style:legend-expansion="high" chart:style-name="ch3"/>
        <chart:plot-area chart:style-name="ch4" table:cell-range-address="train_log__LR_004.K1:train_log__LR_004.L243" chart:data-source-has-labels="row" svg:x="1.318cm" svg:y="1.286cm" svg:width="12.292cm" svg:height="6.565cm">
          <chartooo:coordinate-region svg:x="2.072cm" svg:y="1.393cm" svg:width="11.445cm" svg:height="5.413cm"/>
          <chart:axis chart:dimension="x" chart:name="primary-x" chart:style-name="ch5">
            <chart:title svg:x="6.884cm" svg:y="8.031cm" chart:style-name="ch6">
              <text:p>Epochs</text:p>
            </chart:title>
          </chart:axis>
          <chart:axis chart:dimension="y" chart:name="primary-y" chart:style-name="ch5">
            <chart:title svg:x="0.451cm" svg:y="5.393cm" chart:style-name="ch7">
              <text:p>Loss Class</text:p>
            </chart:title>
            <chart:grid chart:style-name="ch8" chart:class="major"/>
          </chart:axis>
          <chart:series chart:style-name="ch9" chart:values-cell-range-address="train_log__LR_004.K2:train_log__LR_004.K243" chart:label-cell-address="train_log__LR_004.K1:train_log__LR_004.K1" chart:class="chart:line">
            <chart:data-point chart:repeated="242"/>
          </chart:series>
          <chart:series chart:style-name="ch10" chart:values-cell-range-address="train_log__LR_004.L2:train_log__LR_004.L243" chart:label-cell-address="train_log__LR_004.L1:train_log__LR_004.L1" chart:class="chart:line">
            <chart:data-point chart:repeated="2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</text:p>
                <draw:g>
                  <svg:desc>train_log__LR_004.K1:train_log__LR_004.K1</svg:desc>
                </draw:g>
              </table:table-cell>
              <table:table-cell office:value-type="string">
                <text:p>valid</text:p>
                <draw:g>
                  <svg:desc>train_log__LR_004.L1:train_log__LR_004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3614998827962">
                <text:p>1.03614998827962</text:p>
                <draw:g>
                  <svg:desc>train_log__LR_004.K2:train_log__LR_004.K243</svg:desc>
                </draw:g>
              </table:table-cell>
              <table:table-cell office:value-type="float" office:value="1.02913394544659">
                <text:p>1.02913394544659</text:p>
                <draw:g>
                  <svg:desc>train_log__LR_004.L2:train_log__LR_004.L2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442435004906">
                <text:p>1.01442435004906</text:p>
              </table:table-cell>
              <table:table-cell office:value-type="float" office:value="0.958379409693438">
                <text:p>0.9583794096934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60562807332859">
                <text:p>0.960562807332859</text:p>
              </table:table-cell>
              <table:table-cell office:value-type="float" office:value="1.11082072453252">
                <text:p>1.110820724532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2430233184029">
                <text:p>1.02430233184029</text:p>
              </table:table-cell>
              <table:table-cell office:value-type="float" office:value="0.950644616936815">
                <text:p>0.9506446169368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1828207151374">
                <text:p>0.91828207151374</text:p>
              </table:table-cell>
              <table:table-cell office:value-type="float" office:value="0.906647988691412">
                <text:p>0.9066479886914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6958165252457">
                <text:p>0.896958165252457</text:p>
              </table:table-cell>
              <table:table-cell office:value-type="float" office:value="0.900345585469542">
                <text:p>0.9003455854695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83174011105604">
                <text:p>0.883174011105604</text:p>
              </table:table-cell>
              <table:table-cell office:value-type="float" office:value="0.8894269417586">
                <text:p>0.88942694175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65787324094456">
                <text:p>0.865787324094456</text:p>
              </table:table-cell>
              <table:table-cell office:value-type="float" office:value="0.886040354083324">
                <text:p>0.8860403540833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5887635610927">
                <text:p>0.85887635610927</text:p>
              </table:table-cell>
              <table:table-cell office:value-type="float" office:value="0.867589443408209">
                <text:p>0.8675894434082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4578373530558">
                <text:p>0.84578373530558</text:p>
              </table:table-cell>
              <table:table-cell office:value-type="float" office:value="0.838882819075009">
                <text:p>0.8388828190750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29618577232171">
                <text:p>0.829618577232171</text:p>
              </table:table-cell>
              <table:table-cell office:value-type="float" office:value="0.826751076198857">
                <text:p>0.8267510761988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09431587920243">
                <text:p>0.809431587920243</text:p>
              </table:table-cell>
              <table:table-cell office:value-type="float" office:value="0.804519310593605">
                <text:p>0.8045193105936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02930061459768">
                <text:p>0.802930061459768</text:p>
              </table:table-cell>
              <table:table-cell office:value-type="float" office:value="0.802978893806194">
                <text:p>0.8029788938061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83824969429445">
                <text:p>0.783824969429445</text:p>
              </table:table-cell>
              <table:table-cell office:value-type="float" office:value="0.775976301267229">
                <text:p>0.7759763012672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60653662274413">
                <text:p>0.760653662274413</text:p>
              </table:table-cell>
              <table:table-cell office:value-type="float" office:value="0.766883280770532">
                <text:p>0.7668832807705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47028512028408">
                <text:p>0.747028512028408</text:p>
              </table:table-cell>
              <table:table-cell office:value-type="float" office:value="0.768949941828333">
                <text:p>0.768949941828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34685958477985">
                <text:p>0.734685958477985</text:p>
              </table:table-cell>
              <table:table-cell office:value-type="float" office:value="0.767171245453687">
                <text:p>0.7671712454536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2320211165544">
                <text:p>0.72320211165544</text:p>
              </table:table-cell>
              <table:table-cell office:value-type="float" office:value="0.740304812532047">
                <text:p>0.7403048125320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08628344778997">
                <text:p>0.708628344778997</text:p>
              </table:table-cell>
              <table:table-cell office:value-type="float" office:value="0.735533771586829">
                <text:p>0.7355337715868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99314213002655">
                <text:p>0.699314213002655</text:p>
              </table:table-cell>
              <table:table-cell office:value-type="float" office:value="0.83089798509047">
                <text:p>0.830897985090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35595749779489">
                <text:p>0.735595749779489</text:p>
              </table:table-cell>
              <table:table-cell office:value-type="float" office:value="0.73692054327192">
                <text:p>0.736920543271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94074121439932">
                <text:p>0.694074121439932</text:p>
              </table:table-cell>
              <table:table-cell office:value-type="float" office:value="0.72424633158692">
                <text:p>0.724246331586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72488227854191">
                <text:p>0.672488227854191</text:p>
              </table:table-cell>
              <table:table-cell office:value-type="float" office:value="0.705094507799066">
                <text:p>0.7050945077990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68870191278901">
                <text:p>0.668870191278901</text:p>
              </table:table-cell>
              <table:table-cell office:value-type="float" office:value="0.72376170882891">
                <text:p>0.723761708828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55019974685937">
                <text:p>0.655019974685937</text:p>
              </table:table-cell>
              <table:table-cell office:value-type="float" office:value="0.721789660895693">
                <text:p>0.7217896608956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44317282954022">
                <text:p>0.644317282954022</text:p>
              </table:table-cell>
              <table:table-cell office:value-type="float" office:value="0.694606884800155">
                <text:p>0.6946068848001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35449942901193">
                <text:p>0.635449942901193</text:p>
              </table:table-cell>
              <table:table-cell office:value-type="float" office:value="0.695017698253023">
                <text:p>0.6950176982530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36044898736635">
                <text:p>0.636044898736635</text:p>
              </table:table-cell>
              <table:table-cell office:value-type="float" office:value="0.742484059570165">
                <text:p>0.7424840595701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94701085110995">
                <text:p>0.694701085110995</text:p>
              </table:table-cell>
              <table:table-cell office:value-type="float" office:value="0.848379099420432">
                <text:p>0.8483790994204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8917277713202">
                <text:p>0.728917277713202</text:p>
              </table:table-cell>
              <table:table-cell office:value-type="float" office:value="0.707985119573001">
                <text:p>0.7079851195730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66631828138226">
                <text:p>0.666631828138226</text:p>
              </table:table-cell>
              <table:table-cell office:value-type="float" office:value="0.699082098130522">
                <text:p>0.6990820981305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43244441450208">
                <text:p>0.643244441450208</text:p>
              </table:table-cell>
              <table:table-cell office:value-type="float" office:value="0.689935582978972">
                <text:p>0.6899355829789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29393955957731">
                <text:p>0.629393955957731</text:p>
              </table:table-cell>
              <table:table-cell office:value-type="float" office:value="0.704729143144755">
                <text:p>0.7047291431447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20286898775843">
                <text:p>0.620286898775843</text:p>
              </table:table-cell>
              <table:table-cell office:value-type="float" office:value="0.695009923443712">
                <text:p>0.6950099234437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18193162771285">
                <text:p>0.618193162771285</text:p>
              </table:table-cell>
              <table:table-cell office:value-type="float" office:value="0.657977774996182">
                <text:p>0.6579777749961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07011960398766">
                <text:p>0.607011960398766</text:p>
              </table:table-cell>
              <table:table-cell office:value-type="float" office:value="0.670719645146666">
                <text:p>0.6707196451466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98386763593277">
                <text:p>0.598386763593277</text:p>
              </table:table-cell>
              <table:table-cell office:value-type="float" office:value="0.665606402374547">
                <text:p>0.6656064023745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85555208820772">
                <text:p>0.685555208820772</text:p>
              </table:table-cell>
              <table:table-cell office:value-type="float" office:value="0.814368814229965">
                <text:p>0.8143688142299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91022389188437">
                <text:p>0.691022389188437</text:p>
              </table:table-cell>
              <table:table-cell office:value-type="float" office:value="0.722712646013704">
                <text:p>0.7227126460137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48443759335965">
                <text:p>0.648443759335965</text:p>
              </table:table-cell>
              <table:table-cell office:value-type="float" office:value="0.722023920509322">
                <text:p>0.7220239205093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2334985717198">
                <text:p>0.62334985717198</text:p>
              </table:table-cell>
              <table:table-cell office:value-type="float" office:value="0.67937443765073">
                <text:p>0.679374437650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09660810831602">
                <text:p>0.609660810831602</text:p>
              </table:table-cell>
              <table:table-cell office:value-type="float" office:value="0.71287447034285">
                <text:p>0.712874470342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99194571432398">
                <text:p>0.599194571432398</text:p>
              </table:table-cell>
              <table:table-cell office:value-type="float" office:value="0.675997580176797">
                <text:p>0.6759975801767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95923644541789">
                <text:p>0.595923644541789</text:p>
              </table:table-cell>
              <table:table-cell office:value-type="float" office:value="0.657620637838183">
                <text:p>0.6576206378381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86462066256118">
                <text:p>0.586462066256118</text:p>
              </table:table-cell>
              <table:table-cell office:value-type="float" office:value="0.72392809596555">
                <text:p>0.723928095965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40045744616121">
                <text:p>0.640045744616121</text:p>
              </table:table-cell>
              <table:table-cell office:value-type="float" office:value="0.676934013078953">
                <text:p>0.6769340130789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9877316402077">
                <text:p>0.59877316402077</text:p>
              </table:table-cell>
              <table:table-cell office:value-type="float" office:value="0.663436229629763">
                <text:p>0.6634362296297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79597950434097">
                <text:p>0.579597950434097</text:p>
              </table:table-cell>
              <table:table-cell office:value-type="float" office:value="0.65300017980666">
                <text:p>0.653000179806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64940843992713">
                <text:p>0.564940843992713</text:p>
              </table:table-cell>
              <table:table-cell office:value-type="float" office:value="0.646923944610974">
                <text:p>0.6469239446109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61909339289964">
                <text:p>0.561909339289964</text:p>
              </table:table-cell>
              <table:table-cell office:value-type="float" office:value="0.648339339371385">
                <text:p>0.6483393393713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56169286794409">
                <text:p>0.556169286794409</text:p>
              </table:table-cell>
              <table:table-cell office:value-type="float" office:value="0.658548650813514">
                <text:p>0.6585486508135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0465238049089">
                <text:p>0.550465238049089</text:p>
              </table:table-cell>
              <table:table-cell office:value-type="float" office:value="0.65062412002991">
                <text:p>0.650624120029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49460090315093">
                <text:p>0.549460090315093</text:p>
              </table:table-cell>
              <table:table-cell office:value-type="float" office:value="0.632037941237976">
                <text:p>0.6320379412379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7565047956961">
                <text:p>0.537565047956961</text:p>
              </table:table-cell>
              <table:table-cell office:value-type="float" office:value="0.636205374937633">
                <text:p>0.6362053749376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9469671846567">
                <text:p>0.549469671846567</text:p>
              </table:table-cell>
              <table:table-cell office:value-type="float" office:value="0.634895944389804">
                <text:p>0.6348959443898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35878437463427">
                <text:p>0.535878437463427</text:p>
              </table:table-cell>
              <table:table-cell office:value-type="float" office:value="0.636997639875987">
                <text:p>0.6369976398759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27352656342047">
                <text:p>0.527352656342047</text:p>
              </table:table-cell>
              <table:table-cell office:value-type="float" office:value="0.627704330302518">
                <text:p>0.6277043303025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26592048397553">
                <text:p>0.526592048397553</text:p>
              </table:table-cell>
              <table:table-cell office:value-type="float" office:value="0.63831598363046">
                <text:p>0.638315983630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30663130716536">
                <text:p>0.530663130716536</text:p>
              </table:table-cell>
              <table:table-cell office:value-type="float" office:value="0.623319820597254">
                <text:p>0.6233198205972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2176620450712">
                <text:p>0.52176620450712</text:p>
              </table:table-cell>
              <table:table-cell office:value-type="float" office:value="0.63889515913766">
                <text:p>0.638895159137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67068392767852">
                <text:p>0.567068392767852</text:p>
              </table:table-cell>
              <table:table-cell office:value-type="float" office:value="0.624742186788855">
                <text:p>0.6247421867888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32778244458521">
                <text:p>0.532778244458521</text:p>
              </table:table-cell>
              <table:table-cell office:value-type="float" office:value="0.617127074506776">
                <text:p>0.6171270745067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194782964758">
                <text:p>0.5194782964758</text:p>
              </table:table-cell>
              <table:table-cell office:value-type="float" office:value="0.614410892385861">
                <text:p>0.6144108923858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13983988360391">
                <text:p>0.513983988360391</text:p>
              </table:table-cell>
              <table:table-cell office:value-type="float" office:value="0.625914995269529">
                <text:p>0.6259149952695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15106694917751">
                <text:p>0.515106694917751</text:p>
              </table:table-cell>
              <table:table-cell office:value-type="float" office:value="0.612442243201979">
                <text:p>0.6124422432019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18459335676407">
                <text:p>0.518459335676407</text:p>
              </table:table-cell>
              <table:table-cell office:value-type="float" office:value="0.61347835973419">
                <text:p>0.613478359734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22489187132701">
                <text:p>0.522489187132701</text:p>
              </table:table-cell>
              <table:table-cell office:value-type="float" office:value="0.620276125597543">
                <text:p>0.6202761255975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07599210433761">
                <text:p>0.507599210433761</text:p>
              </table:table-cell>
              <table:table-cell office:value-type="float" office:value="0.60171487542062">
                <text:p>0.601714875420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01365354238696">
                <text:p>0.501365354238696</text:p>
              </table:table-cell>
              <table:table-cell office:value-type="float" office:value="0.592585013858203">
                <text:p>0.5925850138582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06737336290177">
                <text:p>0.506737336290177</text:p>
              </table:table-cell>
              <table:table-cell office:value-type="float" office:value="0.607225734098204">
                <text:p>0.6072257340982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20539777837623">
                <text:p>0.520539777837623</text:p>
              </table:table-cell>
              <table:table-cell office:value-type="float" office:value="0.604279196724809">
                <text:p>0.6042791967248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10771087863866">
                <text:p>0.510771087863866</text:p>
              </table:table-cell>
              <table:table-cell office:value-type="float" office:value="0.602478538607729">
                <text:p>0.6024785386077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98867874551543">
                <text:p>0.498867874551543</text:p>
              </table:table-cell>
              <table:table-cell office:value-type="float" office:value="0.589975527905185">
                <text:p>0.5899755279051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97952388998906">
                <text:p>0.497952388998906</text:p>
              </table:table-cell>
              <table:table-cell office:value-type="float" office:value="0.733368948615831">
                <text:p>0.7333689486158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98424050817001">
                <text:p>0.498424050817001</text:p>
              </table:table-cell>
              <table:table-cell office:value-type="float" office:value="0.584389381367585">
                <text:p>0.5843893813675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00700720205931">
                <text:p>0.500700720205931</text:p>
              </table:table-cell>
              <table:table-cell office:value-type="float" office:value="0.622046431333854">
                <text:p>0.6220464313338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03604856964759">
                <text:p>0.503604856964759</text:p>
              </table:table-cell>
              <table:table-cell office:value-type="float" office:value="0.616999800862937">
                <text:p>0.6169998008629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97559238684698">
                <text:p>0.497559238684698</text:p>
              </table:table-cell>
              <table:table-cell office:value-type="float" office:value="0.582231751546778">
                <text:p>0.5822317515467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0462721780197">
                <text:p>0.50462721780197</text:p>
              </table:table-cell>
              <table:table-cell office:value-type="float" office:value="0.58126058249638">
                <text:p>0.581260582496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95187204465468">
                <text:p>0.495187204465468</text:p>
              </table:table-cell>
              <table:table-cell office:value-type="float" office:value="0.601865771772533">
                <text:p>0.6018657717725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9978132608154">
                <text:p>0.49978132608154</text:p>
              </table:table-cell>
              <table:table-cell office:value-type="float" office:value="0.585320262816446">
                <text:p>0.5853202628164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88887646619011">
                <text:p>0.488887646619011</text:p>
              </table:table-cell>
              <table:table-cell office:value-type="float" office:value="0.56638039263158">
                <text:p>0.566380392631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86774380536188">
                <text:p>0.486774380536188</text:p>
              </table:table-cell>
              <table:table-cell office:value-type="float" office:value="0.58635458247415">
                <text:p>0.586354582474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87605837451213">
                <text:p>0.487605837451213</text:p>
              </table:table-cell>
              <table:table-cell office:value-type="float" office:value="0.587839818977076">
                <text:p>0.5878398189770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90275019062312">
                <text:p>0.490275019062312</text:p>
              </table:table-cell>
              <table:table-cell office:value-type="float" office:value="0.595595471817872">
                <text:p>0.5955954718178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9989897258707">
                <text:p>0.49989897258707</text:p>
              </table:table-cell>
              <table:table-cell office:value-type="float" office:value="0.618414461098868">
                <text:p>0.6184144610988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96713358746308">
                <text:p>0.496713358746308</text:p>
              </table:table-cell>
              <table:table-cell office:value-type="float" office:value="0.588024797624555">
                <text:p>0.5880247976245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85686369848206">
                <text:p>0.485686369848206</text:p>
              </table:table-cell>
              <table:table-cell office:value-type="float" office:value="0.576174817465503">
                <text:p>0.5761748174655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86597895282948">
                <text:p>0.486597895282948</text:p>
              </table:table-cell>
              <table:table-cell office:value-type="float" office:value="0.591910903053037">
                <text:p>0.5919109030530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03481183462622">
                <text:p>0.503481183462622</text:p>
              </table:table-cell>
              <table:table-cell office:value-type="float" office:value="0.57850022408469">
                <text:p>0.578500224084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86731573373814">
                <text:p>0.486731573373814</text:p>
              </table:table-cell>
              <table:table-cell office:value-type="float" office:value="0.594906875542526">
                <text:p>0.5949068755425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83458615203284">
                <text:p>0.483458615203284</text:p>
              </table:table-cell>
              <table:table-cell office:value-type="float" office:value="0.580116293553648">
                <text:p>0.5801162935536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8272257118682">
                <text:p>0.48272257118682</text:p>
              </table:table-cell>
              <table:table-cell office:value-type="float" office:value="0.58231906438696">
                <text:p>0.582319064386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84989150114485">
                <text:p>0.484989150114485</text:p>
              </table:table-cell>
              <table:table-cell office:value-type="float" office:value="0.591261365804179">
                <text:p>0.5912613658041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24919657966217">
                <text:p>0.524919657966217</text:p>
              </table:table-cell>
              <table:table-cell office:value-type="float" office:value="0.590693474329751">
                <text:p>0.5906934743297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8599355112217">
                <text:p>0.48599355112217</text:p>
              </table:table-cell>
              <table:table-cell office:value-type="float" office:value="0.589349184570641">
                <text:p>0.5893491845706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82164990998083">
                <text:p>0.482164990998083</text:p>
              </table:table-cell>
              <table:table-cell office:value-type="float" office:value="0.583145351502402">
                <text:p>0.5831453515024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8201784994842">
                <text:p>0.48201784994842</text:p>
              </table:table-cell>
              <table:table-cell office:value-type="float" office:value="0.593295361718227">
                <text:p>0.5932953617182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81152710725732">
                <text:p>0.481152710725732</text:p>
              </table:table-cell>
              <table:table-cell office:value-type="float" office:value="0.577486618325628">
                <text:p>0.5774866183256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82392244083379">
                <text:p>0.482392244083379</text:p>
              </table:table-cell>
              <table:table-cell office:value-type="float" office:value="0.611642926417548">
                <text:p>0.6116429264175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05053079501501">
                <text:p>0.505053079501501</text:p>
              </table:table-cell>
              <table:table-cell office:value-type="float" office:value="0.608385194478364">
                <text:p>0.6083851944783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95189170089799">
                <text:p>0.495189170089799</text:p>
              </table:table-cell>
              <table:table-cell office:value-type="float" office:value="0.571188801835323">
                <text:p>0.5711888018353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82325915084618">
                <text:p>0.482325915084618</text:p>
              </table:table-cell>
              <table:table-cell office:value-type="float" office:value="0.576419814393438">
                <text:p>0.5764198143934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8131015885487">
                <text:p>0.48131015885487</text:p>
              </table:table-cell>
              <table:table-cell office:value-type="float" office:value="0.592141680933278">
                <text:p>0.5921416809332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81717148785121">
                <text:p>0.481717148785121</text:p>
              </table:table-cell>
              <table:table-cell office:value-type="float" office:value="0.591214830762354">
                <text:p>0.5912148307623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80513495698826">
                <text:p>0.480513495698826</text:p>
              </table:table-cell>
              <table:table-cell office:value-type="float" office:value="0.579164771941201">
                <text:p>0.5791647719412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81227466119082">
                <text:p>0.481227466119082</text:p>
              </table:table-cell>
              <table:table-cell office:value-type="float" office:value="0.590890895703743">
                <text:p>0.5908908957037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96122458175645">
                <text:p>0.496122458175645</text:p>
              </table:table-cell>
              <table:table-cell office:value-type="float" office:value="0.598955869674683">
                <text:p>0.5989558696746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84973458004179">
                <text:p>0.484973458004179</text:p>
              </table:table-cell>
              <table:table-cell office:value-type="float" office:value="0.603270048211361">
                <text:p>0.6032700482113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86205266565933">
                <text:p>0.486205266565933</text:p>
              </table:table-cell>
              <table:table-cell office:value-type="float" office:value="0.578068255864341">
                <text:p>0.5780682558643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84467337971847">
                <text:p>0.484467337971847</text:p>
              </table:table-cell>
              <table:table-cell office:value-type="float" office:value="0.589546182032289">
                <text:p>0.5895461820322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80606510726279">
                <text:p>0.480606510726279</text:p>
              </table:table-cell>
              <table:table-cell office:value-type="float" office:value="0.585386427312062">
                <text:p>0.5853864273120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79760997690105">
                <text:p>0.479760997690105</text:p>
              </table:table-cell>
              <table:table-cell office:value-type="float" office:value="0.590933592668895">
                <text:p>0.5909335926688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7973748676804">
                <text:p>0.47973748676804</text:p>
              </table:table-cell>
              <table:table-cell office:value-type="float" office:value="0.583896835302484">
                <text:p>0.5838968353024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81975296614745">
                <text:p>0.481975296614745</text:p>
              </table:table-cell>
              <table:table-cell office:value-type="float" office:value="0.622007222525005">
                <text:p>0.6220072225250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02186082091458">
                <text:p>0.502186082091458</text:p>
              </table:table-cell>
              <table:table-cell office:value-type="float" office:value="0.61731832037712">
                <text:p>0.617318320377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81712115981547">
                <text:p>0.481712115981547</text:p>
              </table:table-cell>
              <table:table-cell office:value-type="float" office:value="0.610797110045778">
                <text:p>0.6107971100457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79333298256094">
                <text:p>0.479333298256094</text:p>
              </table:table-cell>
              <table:table-cell office:value-type="float" office:value="0.60975723893478">
                <text:p>0.609757238934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79221910351368">
                <text:p>0.479221910351368</text:p>
              </table:table-cell>
              <table:table-cell office:value-type="float" office:value="0.595349562836104">
                <text:p>0.5953495628361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88754186955982">
                <text:p>0.488754186955982</text:p>
              </table:table-cell>
              <table:table-cell office:value-type="float" office:value="0.59782716503431">
                <text:p>0.597827165034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94880346888835">
                <text:p>0.494880346888835</text:p>
              </table:table-cell>
              <table:table-cell office:value-type="float" office:value="0.609686761580664">
                <text:p>0.6096867615806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80903771615798">
                <text:p>0.480903771615798</text:p>
              </table:table-cell>
              <table:table-cell office:value-type="float" office:value="0.598788277599318">
                <text:p>0.5987882775993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79173365619875">
                <text:p>0.479173365619875</text:p>
              </table:table-cell>
              <table:table-cell office:value-type="float" office:value="0.592197334458088">
                <text:p>0.5921973344580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79117942574581">
                <text:p>0.479117942574581</text:p>
              </table:table-cell>
              <table:table-cell office:value-type="float" office:value="0.592946980790845">
                <text:p>0.5929469807908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7913718774943">
                <text:p>0.47913718774943</text:p>
              </table:table-cell>
              <table:table-cell office:value-type="float" office:value="0.598347821112337">
                <text:p>0.5983478211123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79466639133965">
                <text:p>0.479466639133965</text:p>
              </table:table-cell>
              <table:table-cell office:value-type="float" office:value="0.598854673319849">
                <text:p>0.5988546733198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89508728996852">
                <text:p>0.489508728996852</text:p>
              </table:table-cell>
              <table:table-cell office:value-type="float" office:value="0.643571642966106">
                <text:p>0.6435716429661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01727149003597">
                <text:p>0.501727149003597</text:p>
              </table:table-cell>
              <table:table-cell office:value-type="float" office:value="0.635052912964903">
                <text:p>0.6350529129649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81896263683317">
                <text:p>0.481896263683317</text:p>
              </table:table-cell>
              <table:table-cell office:value-type="float" office:value="0.587753429495055">
                <text:p>0.5877534294950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79254328322365">
                <text:p>0.479254328322365</text:p>
              </table:table-cell>
              <table:table-cell office:value-type="float" office:value="0.600212045527738">
                <text:p>0.6002120455277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479113923643753">
                <text:p>0.479113923643753</text:p>
              </table:table-cell>
              <table:table-cell office:value-type="float" office:value="0.604224718850234">
                <text:p>0.6042247188502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79102674680824">
                <text:p>0.479102674680824</text:p>
              </table:table-cell>
              <table:table-cell office:value-type="float" office:value="0.591349178090178">
                <text:p>0.59134917809017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96279837284414">
                <text:p>0.496279837284414</text:p>
              </table:table-cell>
              <table:table-cell office:value-type="float" office:value="0.639467249913462">
                <text:p>0.6394672499134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499899035584768">
                <text:p>0.499899035584768</text:p>
              </table:table-cell>
              <table:table-cell office:value-type="float" office:value="0.629843700034865">
                <text:p>0.6298437000348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8547289247644">
                <text:p>0.48547289247644</text:p>
              </table:table-cell>
              <table:table-cell office:value-type="float" office:value="0.600230872631073">
                <text:p>0.6002308726310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83810436991406">
                <text:p>0.483810436991406</text:p>
              </table:table-cell>
              <table:table-cell office:value-type="float" office:value="0.602744469097976">
                <text:p>0.6027444690979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80600476151852">
                <text:p>0.480600476151852</text:p>
              </table:table-cell>
              <table:table-cell office:value-type="float" office:value="0.597874439738948">
                <text:p>0.5978744397389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79317275634074">
                <text:p>0.479317275634074</text:p>
              </table:table-cell>
              <table:table-cell office:value-type="float" office:value="0.599437401212495">
                <text:p>0.5994374012124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79155687894495">
                <text:p>0.479155687894495</text:p>
              </table:table-cell>
              <table:table-cell office:value-type="float" office:value="0.60404165191897">
                <text:p>0.604041651918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79085865803416">
                <text:p>0.479085865803416</text:p>
              </table:table-cell>
              <table:table-cell office:value-type="float" office:value="0.610107423673416">
                <text:p>0.6101074236734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79236368803869">
                <text:p>0.479236368803869</text:p>
              </table:table-cell>
              <table:table-cell office:value-type="float" office:value="0.602542262395908">
                <text:p>0.6025422623959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79272926130829">
                <text:p>0.479272926130829</text:p>
              </table:table-cell>
              <table:table-cell office:value-type="float" office:value="0.596788492439122">
                <text:p>0.5967884924391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9617529022852">
                <text:p>0.49617529022852</text:p>
              </table:table-cell>
              <table:table-cell office:value-type="float" office:value="0.609236788133095">
                <text:p>0.6092367881330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79740637020549">
                <text:p>0.479740637020549</text:p>
              </table:table-cell>
              <table:table-cell office:value-type="float" office:value="0.604966009228394">
                <text:p>0.60496600922839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7884931970932">
                <text:p>0.47884931970932</text:p>
              </table:table-cell>
              <table:table-cell office:value-type="float" office:value="0.605580032642545">
                <text:p>0.6055800326425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78176835139743">
                <text:p>0.478176835139743</text:p>
              </table:table-cell>
              <table:table-cell office:value-type="float" office:value="0.599971578809722">
                <text:p>0.5999715788097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77926200944966">
                <text:p>0.477926200944966</text:p>
              </table:table-cell>
              <table:table-cell office:value-type="float" office:value="0.598462003058401">
                <text:p>0.5984620030584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81420673868235">
                <text:p>0.481420673868235</text:p>
              </table:table-cell>
              <table:table-cell office:value-type="float" office:value="0.64226920979804">
                <text:p>0.642269209798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90877901608623">
                <text:p>0.490877901608623</text:p>
              </table:table-cell>
              <table:table-cell office:value-type="float" office:value="0.59960526305026">
                <text:p>0.599605263050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78915172888839">
                <text:p>0.478915172888839</text:p>
              </table:table-cell>
              <table:table-cell office:value-type="float" office:value="0.615657115547821">
                <text:p>0.6156571155478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77796215118674">
                <text:p>0.477796215118674</text:p>
              </table:table-cell>
              <table:table-cell office:value-type="float" office:value="0.615058071140585">
                <text:p>0.6150580711405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477180474453678">
                <text:p>0.477180474453678</text:p>
              </table:table-cell>
              <table:table-cell office:value-type="float" office:value="0.609509609125811">
                <text:p>0.6095096091258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77156964492979">
                <text:p>0.477156964492979</text:p>
              </table:table-cell>
              <table:table-cell office:value-type="float" office:value="0.609929945191433">
                <text:p>0.6099299451914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477195708332071">
                <text:p>0.477195708332071</text:p>
              </table:table-cell>
              <table:table-cell office:value-type="float" office:value="0.606831463760343">
                <text:p>0.6068314637603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477411950505436">
                <text:p>0.477411950505436</text:p>
              </table:table-cell>
              <table:table-cell office:value-type="float" office:value="0.609357693072023">
                <text:p>0.6093576930720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492022081248222">
                <text:p>0.492022081248222</text:p>
              </table:table-cell>
              <table:table-cell office:value-type="float" office:value="0.605827215673595">
                <text:p>0.6058272156735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79592274103943">
                <text:p>0.479592274103943</text:p>
              </table:table-cell>
              <table:table-cell office:value-type="float" office:value="0.597568068781803">
                <text:p>0.5975680687818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78272881040763">
                <text:p>0.478272881040763</text:p>
              </table:table-cell>
              <table:table-cell office:value-type="float" office:value="0.60773383851709">
                <text:p>0.6077338385170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477427948301612">
                <text:p>0.477427948301612</text:p>
              </table:table-cell>
              <table:table-cell office:value-type="float" office:value="0.59923300712273">
                <text:p>0.599233007122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77150325219817">
                <text:p>0.477150325219817</text:p>
              </table:table-cell>
              <table:table-cell office:value-type="float" office:value="0.597017841863221">
                <text:p>0.5970178418632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77122261441636">
                <text:p>0.477122261441636</text:p>
              </table:table-cell>
              <table:table-cell office:value-type="float" office:value="0.605042255644141">
                <text:p>0.6050422556441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77144977823607">
                <text:p>0.477144977823607</text:p>
              </table:table-cell>
              <table:table-cell office:value-type="float" office:value="0.6080499245175">
                <text:p>0.60804992451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488289980921166">
                <text:p>0.488289980921166</text:p>
              </table:table-cell>
              <table:table-cell office:value-type="float" office:value="0.604764853315107">
                <text:p>0.60476485331510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88103223027948">
                <text:p>0.488103223027948</text:p>
              </table:table-cell>
              <table:table-cell office:value-type="float" office:value="0.593422646152562">
                <text:p>0.59342264615256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78515963400564">
                <text:p>0.478515963400564</text:p>
              </table:table-cell>
              <table:table-cell office:value-type="float" office:value="0.59653438396495">
                <text:p>0.596534383964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477292097723235">
                <text:p>0.477292097723235</text:p>
              </table:table-cell>
              <table:table-cell office:value-type="float" office:value="0.603252734603553">
                <text:p>0.60325273460355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7722279666384">
                <text:p>0.47722279666384</text:p>
              </table:table-cell>
              <table:table-cell office:value-type="float" office:value="0.600475870329758">
                <text:p>0.6004758703297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477129934974142">
                <text:p>0.477129934974142</text:p>
              </table:table-cell>
              <table:table-cell office:value-type="float" office:value="0.604275730406416">
                <text:p>0.6042757304064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77128347194625">
                <text:p>0.477128347194625</text:p>
              </table:table-cell>
              <table:table-cell office:value-type="float" office:value="0.602412486641571">
                <text:p>0.6024124866415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478950163529765">
                <text:p>0.478950163529765</text:p>
              </table:table-cell>
              <table:table-cell office:value-type="float" office:value="0.608210153106985">
                <text:p>0.6082101531069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477015582727979">
                <text:p>0.477015582727979</text:p>
              </table:table-cell>
              <table:table-cell office:value-type="float" office:value="0.605155026861306">
                <text:p>0.6051550268613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99371475213167">
                <text:p>0.499371475213167</text:p>
              </table:table-cell>
              <table:table-cell office:value-type="float" office:value="0.632263906300068">
                <text:p>0.63226390630006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82553396013475">
                <text:p>0.482553396013475</text:p>
              </table:table-cell>
              <table:table-cell office:value-type="float" office:value="0.612529681160532">
                <text:p>0.6125296811605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77773861058297">
                <text:p>0.477773861058297</text:p>
              </table:table-cell>
              <table:table-cell office:value-type="float" office:value="0.605304864460024">
                <text:p>0.6053048644600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77201632292945">
                <text:p>0.477201632292945</text:p>
              </table:table-cell>
              <table:table-cell office:value-type="float" office:value="0.606374382972717">
                <text:p>0.60637438297271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477117842978725">
                <text:p>0.477117842978725</text:p>
              </table:table-cell>
              <table:table-cell office:value-type="float" office:value="0.607164063073438">
                <text:p>0.6071640630734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77110585010482">
                <text:p>0.477110585010482</text:p>
              </table:table-cell>
              <table:table-cell office:value-type="float" office:value="0.607502381349432">
                <text:p>0.6075023813494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77361405144606">
                <text:p>0.477361405144606</text:p>
              </table:table-cell>
              <table:table-cell office:value-type="float" office:value="0.602530932118153">
                <text:p>0.6025309321181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496064268914979">
                <text:p>0.496064268914979</text:p>
              </table:table-cell>
              <table:table-cell office:value-type="float" office:value="0.627636884820872">
                <text:p>0.6276368848208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482516630635768">
                <text:p>0.482516630635768</text:p>
              </table:table-cell>
              <table:table-cell office:value-type="float" office:value="0.606589010306473">
                <text:p>0.60658901030647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76122458643886">
                <text:p>0.476122458643886</text:p>
              </table:table-cell>
              <table:table-cell office:value-type="float" office:value="0.609047701646542">
                <text:p>0.6090477016465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75849880608933">
                <text:p>0.475849880608933</text:p>
              </table:table-cell>
              <table:table-cell office:value-type="float" office:value="0.608090427928957">
                <text:p>0.6080904279289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475743423942371">
                <text:p>0.475743423942371</text:p>
              </table:table-cell>
              <table:table-cell office:value-type="float" office:value="0.607005863097207">
                <text:p>0.60700586309720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475695660885643">
                <text:p>0.475695660885643</text:p>
              </table:table-cell>
              <table:table-cell office:value-type="float" office:value="0.605708483221202">
                <text:p>0.60570848322120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475677169760445">
                <text:p>0.475677169760445</text:p>
              </table:table-cell>
              <table:table-cell office:value-type="float" office:value="0.604295756539394">
                <text:p>0.60429575653939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75845320768782">
                <text:p>0.475845320768782</text:p>
              </table:table-cell>
              <table:table-cell office:value-type="float" office:value="0.614161147125836">
                <text:p>0.6141611471258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90110516859187">
                <text:p>0.490110516859187</text:p>
              </table:table-cell>
              <table:table-cell office:value-type="float" office:value="0.626829096983219">
                <text:p>0.6268290969832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480642688031215">
                <text:p>0.480642688031215</text:p>
              </table:table-cell>
              <table:table-cell office:value-type="float" office:value="0.621511663856178">
                <text:p>0.62151166385617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475967422099448">
                <text:p>0.475967422099448</text:p>
              </table:table-cell>
              <table:table-cell office:value-type="float" office:value="0.614888193535394">
                <text:p>0.6148881935353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75716273234963">
                <text:p>0.475716273234963</text:p>
              </table:table-cell>
              <table:table-cell office:value-type="float" office:value="0.617638501113859">
                <text:p>0.61763850111385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47565552371729">
                <text:p>0.47565552371729</text:p>
              </table:table-cell>
              <table:table-cell office:value-type="float" office:value="0.6206024751581">
                <text:p>0.620602475158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475631380414827">
                <text:p>0.475631380414827</text:p>
              </table:table-cell>
              <table:table-cell office:value-type="float" office:value="0.617402344171343">
                <text:p>0.6174023441713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496678151911305">
                <text:p>0.496678151911305</text:p>
              </table:table-cell>
              <table:table-cell office:value-type="float" office:value="0.631386382055694">
                <text:p>0.63138638205569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86147968688771">
                <text:p>0.486147968688771</text:p>
              </table:table-cell>
              <table:table-cell office:value-type="float" office:value="0.612084397211157">
                <text:p>0.61208439721115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76472446316786">
                <text:p>0.476472446316786</text:p>
              </table:table-cell>
              <table:table-cell office:value-type="float" office:value="0.60846925552549">
                <text:p>0.608469255525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75572265048407">
                <text:p>0.475572265048407</text:p>
              </table:table-cell>
              <table:table-cell office:value-type="float" office:value="0.604697160422802">
                <text:p>0.6046971604228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475202323278621">
                <text:p>0.475202323278621</text:p>
              </table:table-cell>
              <table:table-cell office:value-type="float" office:value="0.60145886370848">
                <text:p>0.601458863708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74423406642121">
                <text:p>0.474423406642121</text:p>
              </table:table-cell>
              <table:table-cell office:value-type="float" office:value="0.595732919101057">
                <text:p>0.5957329191010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474218368417172">
                <text:p>0.474218368417172</text:p>
              </table:table-cell>
              <table:table-cell office:value-type="float" office:value="0.599340040879003">
                <text:p>0.59934004087900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474190626102561">
                <text:p>0.474190626102561</text:p>
              </table:table-cell>
              <table:table-cell office:value-type="float" office:value="0.606780036770064">
                <text:p>0.6067800367700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473905909728732">
                <text:p>0.473905909728732</text:p>
              </table:table-cell>
              <table:table-cell office:value-type="float" office:value="0.616943258663704">
                <text:p>0.61694325866370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473911728759418">
                <text:p>0.473911728759418</text:p>
              </table:table-cell>
              <table:table-cell office:value-type="float" office:value="0.622045267244865">
                <text:p>0.62204526724486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481146864861646">
                <text:p>0.481146864861646</text:p>
              </table:table-cell>
              <table:table-cell office:value-type="float" office:value="0.641066033264686">
                <text:p>0.64106603326468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491533628140048">
                <text:p>0.491533628140048</text:p>
              </table:table-cell>
              <table:table-cell office:value-type="float" office:value="0.618156935377368">
                <text:p>0.61815693537736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75427262386063">
                <text:p>0.475427262386063</text:p>
              </table:table-cell>
              <table:table-cell office:value-type="float" office:value="0.601244304714532">
                <text:p>0.60124430471453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474484948805433">
                <text:p>0.474484948805433</text:p>
              </table:table-cell>
              <table:table-cell office:value-type="float" office:value="0.603216762172765">
                <text:p>0.60321676217276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473780082202953">
                <text:p>0.473780082202953</text:p>
              </table:table-cell>
              <table:table-cell office:value-type="float" office:value="0.602503718487148">
                <text:p>0.60250371848714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473459721572938">
                <text:p>0.473459721572938</text:p>
              </table:table-cell>
              <table:table-cell office:value-type="float" office:value="0.605873089412163">
                <text:p>0.6058730894121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473315672217329">
                <text:p>0.473315672217329</text:p>
              </table:table-cell>
              <table:table-cell office:value-type="float" office:value="0.602232014310771">
                <text:p>0.60223201431077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473295922834688">
                <text:p>0.473295922834688</text:p>
              </table:table-cell>
              <table:table-cell office:value-type="float" office:value="0.609759202805059">
                <text:p>0.60975920280505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73308359196788">
                <text:p>0.473308359196788</text:p>
              </table:table-cell>
              <table:table-cell office:value-type="float" office:value="0.605397918871765">
                <text:p>0.60539791887176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475131864792029">
                <text:p>0.475131864792029</text:p>
              </table:table-cell>
              <table:table-cell office:value-type="float" office:value="0.632027309259464">
                <text:p>0.63202730925946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88281750277505">
                <text:p>0.488281750277505</text:p>
              </table:table-cell>
              <table:table-cell office:value-type="float" office:value="0.614923416026707">
                <text:p>0.61492341602670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74835101409022">
                <text:p>0.474835101409022</text:p>
              </table:table-cell>
              <table:table-cell office:value-type="float" office:value="0.606627974530746">
                <text:p>0.60662797453074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473388519300682">
                <text:p>0.473388519300682</text:p>
              </table:table-cell>
              <table:table-cell office:value-type="float" office:value="0.604906312093653">
                <text:p>0.60490631209365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73315286285737">
                <text:p>0.473315286285737</text:p>
              </table:table-cell>
              <table:table-cell office:value-type="float" office:value="0.605295645008827">
                <text:p>0.60529564500882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473281349272837">
                <text:p>0.473281349272837</text:p>
              </table:table-cell>
              <table:table-cell office:value-type="float" office:value="0.603917591016868">
                <text:p>0.6039175910168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73260223950335">
                <text:p>0.473260223950335</text:p>
              </table:table-cell>
              <table:table-cell office:value-type="float" office:value="0.612397287426324">
                <text:p>0.61239728742632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73283564371447">
                <text:p>0.473283564371447</text:p>
              </table:table-cell>
              <table:table-cell office:value-type="float" office:value="0.600712987112588">
                <text:p>0.6007129871125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73334579868154">
                <text:p>0.473334579868154</text:p>
              </table:table-cell>
              <table:table-cell office:value-type="float" office:value="0.596039725017959">
                <text:p>0.59603972501795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473407045346057">
                <text:p>0.473407045346057</text:p>
              </table:table-cell>
              <table:table-cell office:value-type="float" office:value="0.602718870958378">
                <text:p>0.60271887095837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47709665084134">
                <text:p>0.47709665084134</text:p>
              </table:table-cell>
              <table:table-cell office:value-type="float" office:value="0.616753276565979">
                <text:p>0.61675327656597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92679593459026">
                <text:p>0.492679593459026</text:p>
              </table:table-cell>
              <table:table-cell office:value-type="float" office:value="0.596059618581986">
                <text:p>0.59605961858198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473942184386036">
                <text:p>0.473942184386036</text:p>
              </table:table-cell>
              <table:table-cell office:value-type="float" office:value="0.591353330889652">
                <text:p>0.5913533308896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473382067776495">
                <text:p>0.473382067776495</text:p>
              </table:table-cell>
              <table:table-cell office:value-type="float" office:value="0.595195429078464">
                <text:p>0.59519542907846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473284277534802">
                <text:p>0.473284277534802</text:p>
              </table:table-cell>
              <table:table-cell office:value-type="float" office:value="0.593273834678633">
                <text:p>0.59327383467863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73254387106117">
                <text:p>0.473254387106117</text:p>
              </table:table-cell>
              <table:table-cell office:value-type="float" office:value="0.5935744730563">
                <text:p>0.593574473056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73252975737121">
                <text:p>0.473252975737121</text:p>
              </table:table-cell>
              <table:table-cell office:value-type="float" office:value="0.591483645398041">
                <text:p>0.5914836453980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473272951917133">
                <text:p>0.473272951917133</text:p>
              </table:table-cell>
              <table:table-cell office:value-type="float" office:value="0.596471395215084">
                <text:p>0.59647139521508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73392582821891">
                <text:p>0.473392582821891</text:p>
              </table:table-cell>
              <table:table-cell office:value-type="float" office:value="0.598648876208684">
                <text:p>0.5986488762086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73493616794725">
                <text:p>0.473493616794725</text:p>
              </table:table-cell>
              <table:table-cell office:value-type="float" office:value="0.604067243378738">
                <text:p>0.6040672433787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491731938646233">
                <text:p>0.491731938646233</text:p>
              </table:table-cell>
              <table:table-cell office:value-type="float" office:value="0.605102089458498">
                <text:p>0.6051020894584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476317852452765">
                <text:p>0.476317852452765</text:p>
              </table:table-cell>
              <table:table-cell office:value-type="float" office:value="0.601997443828089">
                <text:p>0.60199744382808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47415974312082">
                <text:p>0.47415974312082</text:p>
              </table:table-cell>
              <table:table-cell office:value-type="float" office:value="0.608335689994796">
                <text:p>0.6083356899947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4755537401906">
                <text:p>0.4755537401906</text:p>
              </table:table-cell>
              <table:table-cell office:value-type="float" office:value="0.593378664604549">
                <text:p>0.5933786646045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474332030742399">
                <text:p>0.474332030742399</text:p>
              </table:table-cell>
              <table:table-cell office:value-type="float" office:value="0.597747605679364">
                <text:p>0.59774760567936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473447233664695">
                <text:p>0.473447233664695</text:p>
              </table:table-cell>
              <table:table-cell office:value-type="float" office:value="0.593331831282583">
                <text:p>0.59333183128258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473281527125406">
                <text:p>0.473281527125406</text:p>
              </table:table-cell>
              <table:table-cell office:value-type="float" office:value="0.59515840996956">
                <text:p>0.5951584099695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473254254268062">
                <text:p>0.473254254268062</text:p>
              </table:table-cell>
              <table:table-cell office:value-type="float" office:value="0.594732544288553">
                <text:p>0.59473254428855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73241998529525">
                <text:p>0.473241998529525</text:p>
              </table:table-cell>
              <table:table-cell office:value-type="float" office:value="0.59273413054902">
                <text:p>0.5927341305490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73257798623767">
                <text:p>0.473257798623767</text:p>
              </table:table-cell>
              <table:table-cell office:value-type="float" office:value="0.586760237556079">
                <text:p>0.58676023755607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473303009679919">
                <text:p>0.473303009679919</text:p>
              </table:table-cell>
              <table:table-cell office:value-type="float" office:value="0.600067510943988">
                <text:p>0.60006751094398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6cm" svg:height="8.999cm" xlink:href=".." xlink:type="simple" chart:class="chart:line" chart:style-name="ch1">
        <chart:title svg:x="5.854cm" svg:y="0.314cm" chart:style-name="ch2">
          <text:p>Learning Rate 0.004</text:p>
        </chart:title>
        <chart:legend chart:legend-position="end" svg:x="13.931cm" svg:y="3.951cm" style:legend-expansion="high" chart:style-name="ch3"/>
        <chart:plot-area chart:style-name="ch4" table:cell-range-address="train_log__LR_004.M1:train_log__LR_004.N243" chart:data-source-has-labels="row" svg:x="1.318cm" svg:y="1.286cm" svg:width="12.293cm" svg:height="6.566cm">
          <chartooo:coordinate-region svg:x="1.966cm" svg:y="1.392cm" svg:width="11.553cm" svg:height="5.415cm"/>
          <chart:axis chart:dimension="x" chart:name="primary-x" chart:style-name="ch5">
            <chart:title svg:x="6.884cm" svg:y="8.032cm" chart:style-name="ch6">
              <text:p>Epochs</text:p>
            </chart:title>
          </chart:axis>
          <chart:axis chart:dimension="y" chart:name="primary-y" chart:style-name="ch7">
            <chart:title svg:x="0.451cm" svg:y="5.327cm" chart:style-name="ch8">
              <text:p>Loss Total</text:p>
            </chart:title>
            <chart:grid chart:style-name="ch9" chart:class="major"/>
          </chart:axis>
          <chart:series chart:style-name="ch10" chart:values-cell-range-address="train_log__LR_004.M2:train_log__LR_004.M243" chart:label-cell-address="train_log__LR_004.M1:train_log__LR_004.M1" chart:class="chart:line">
            <chart:data-point chart:repeated="242"/>
          </chart:series>
          <chart:series chart:style-name="ch11" chart:values-cell-range-address="train_log__LR_004.N2:train_log__LR_004.N243" chart:label-cell-address="train_log__LR_004.N1:train_log__LR_004.N1" chart:class="chart:line">
            <chart:data-point chart:repeated="24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</text:p>
                <draw:g>
                  <svg:desc>train_log__LR_004.M1:train_log__LR_004.M1</svg:desc>
                </draw:g>
              </table:table-cell>
              <table:table-cell office:value-type="string">
                <text:p>valid</text:p>
                <draw:g>
                  <svg:desc>train_log__LR_004.N1:train_log__LR_004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16390633356865">
                <text:p>5.16390633356865</text:p>
                <draw:g>
                  <svg:desc>train_log__LR_004.M2:train_log__LR_004.M243</svg:desc>
                </draw:g>
              </table:table-cell>
              <table:table-cell office:value-type="float" office:value="3.15896188185133">
                <text:p>3.15896188185133</text:p>
                <draw:g>
                  <svg:desc>train_log__LR_004.N2:train_log__LR_004.N2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5329901307991">
                <text:p>3.05329901307991</text:p>
              </table:table-cell>
              <table:table-cell office:value-type="float" office:value="2.8191387982204">
                <text:p>2.8191387982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.863261376884">
                <text:p>40.863261376884</text:p>
              </table:table-cell>
              <table:table-cell office:value-type="float" office:value="3501136277.67436">
                <text:p>3501136277.674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.442230679731">
                <text:p>20.442230679731</text:p>
              </table:table-cell>
              <table:table-cell office:value-type="float" office:value="13.2351812453106">
                <text:p>13.23518124531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87233525073506">
                <text:p>4.87233525073506</text:p>
              </table:table-cell>
              <table:table-cell office:value-type="float" office:value="7.23743631921966">
                <text:p>7.237436319219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7287612721409">
                <text:p>4.57287612721409</text:p>
              </table:table-cell>
              <table:table-cell office:value-type="float" office:value="4.31755737600655">
                <text:p>4.317557376006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06852321380456">
                <text:p>4.06852321380456</text:p>
              </table:table-cell>
              <table:table-cell office:value-type="float" office:value="3.96821535044703">
                <text:p>3.968215350447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0962192763414">
                <text:p>3.80962192763414</text:p>
              </table:table-cell>
              <table:table-cell office:value-type="float" office:value="4.11712618942918">
                <text:p>4.117126189429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6074963701744">
                <text:p>3.6074963701744</text:p>
              </table:table-cell>
              <table:table-cell office:value-type="float" office:value="3.7587726403927">
                <text:p>3.75877264039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41137447302889">
                <text:p>3.41137447302889</text:p>
              </table:table-cell>
              <table:table-cell office:value-type="float" office:value="3.62172010643729">
                <text:p>3.621720106437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8118149492275">
                <text:p>3.28118149492275</text:p>
              </table:table-cell>
              <table:table-cell office:value-type="float" office:value="3.64212071073466">
                <text:p>3.642120710734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18559107088274">
                <text:p>3.18559107088274</text:p>
              </table:table-cell>
              <table:table-cell office:value-type="float" office:value="3.71256509937089">
                <text:p>3.712565099370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19148316555277">
                <text:p>3.19148316555277</text:p>
              </table:table-cell>
              <table:table-cell office:value-type="float" office:value="3.53059278685471">
                <text:p>3.530592786854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09816623186477">
                <text:p>3.09816623186477</text:p>
              </table:table-cell>
              <table:table-cell office:value-type="float" office:value="3.40292144643849">
                <text:p>3.402921446438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95832441450296">
                <text:p>2.95832441450296</text:p>
              </table:table-cell>
              <table:table-cell office:value-type="float" office:value="3.39518945792626">
                <text:p>3.395189457926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8582407534688">
                <text:p>2.8582407534688</text:p>
              </table:table-cell>
              <table:table-cell office:value-type="float" office:value="3.33771975287076">
                <text:p>3.337719752870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71717905070795">
                <text:p>2.71717905070795</text:p>
              </table:table-cell>
              <table:table-cell office:value-type="float" office:value="3.29208825785538">
                <text:p>3.292088257855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60958098324698">
                <text:p>2.60958098324698</text:p>
              </table:table-cell>
              <table:table-cell office:value-type="float" office:value="3.22263637904463">
                <text:p>3.222636379044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50825641232152">
                <text:p>2.50825641232152</text:p>
              </table:table-cell>
              <table:table-cell office:value-type="float" office:value="3.2300435448515">
                <text:p>3.23004354485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50609099729238">
                <text:p>2.50609099729238</text:p>
              </table:table-cell>
              <table:table-cell office:value-type="float" office:value="6.34323489254919">
                <text:p>6.343234892549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02702405782985">
                <text:p>3.02702405782985</text:p>
              </table:table-cell>
              <table:table-cell office:value-type="float" office:value="2.88979179078135">
                <text:p>2.889791790781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44710431831838">
                <text:p>2.44710431831838</text:p>
              </table:table-cell>
              <table:table-cell office:value-type="float" office:value="2.75936748036023">
                <text:p>2.759367480360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5827576516928">
                <text:p>2.25827576516928</text:p>
              </table:table-cell>
              <table:table-cell office:value-type="float" office:value="2.70791188396257">
                <text:p>2.707911883962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6805553843446">
                <text:p>2.16805553843446</text:p>
              </table:table-cell>
              <table:table-cell office:value-type="float" office:value="2.86999175055274">
                <text:p>2.869991750552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09147556524802">
                <text:p>2.09147556524802</text:p>
              </table:table-cell>
              <table:table-cell office:value-type="float" office:value="2.83360956249566">
                <text:p>2.833609562495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3789636125148">
                <text:p>2.03789636125148</text:p>
              </table:table-cell>
              <table:table-cell office:value-type="float" office:value="2.67950002900485">
                <text:p>2.679500029004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94005011109745">
                <text:p>1.94005011109745</text:p>
              </table:table-cell>
              <table:table-cell office:value-type="float" office:value="2.6144793670753">
                <text:p>2.61447936707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27043464514065">
                <text:p>2.27043464514065</text:p>
              </table:table-cell>
              <table:table-cell office:value-type="float" office:value="2.94344938006894">
                <text:p>2.943449380068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6877827384214">
                <text:p>3.6877827384214</text:p>
              </table:table-cell>
              <table:table-cell office:value-type="float" office:value="338.83840331949">
                <text:p>338.838403319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75765410410611">
                <text:p>2.75765410410611</text:p>
              </table:table-cell>
              <table:table-cell office:value-type="float" office:value="4101.45998208071">
                <text:p>4101.459982080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17903018337047">
                <text:p>2.17903018337047</text:p>
              </table:table-cell>
              <table:table-cell office:value-type="float" office:value="1668.32147773998">
                <text:p>1668.321477739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97302074540951">
                <text:p>1.97302074540951</text:p>
              </table:table-cell>
              <table:table-cell office:value-type="float" office:value="3803.59673373658">
                <text:p>3803.596733736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6990922350132">
                <text:p>1.86990922350132</text:p>
              </table:table-cell>
              <table:table-cell office:value-type="float" office:value="9054.10018415492">
                <text:p>9054.100184154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79283453221565">
                <text:p>1.79283453221565</text:p>
              </table:table-cell>
              <table:table-cell office:value-type="float" office:value="9383.6920835643">
                <text:p>9383.69208356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84292103522643">
                <text:p>1.84292103522643</text:p>
              </table:table-cell>
              <table:table-cell office:value-type="float" office:value="2524.11442966297">
                <text:p>2524.114429662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1340989580191">
                <text:p>1.71340989580191</text:p>
              </table:table-cell>
              <table:table-cell office:value-type="float" office:value="4.29211915155937">
                <text:p>4.292119151559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6404615792197">
                <text:p>1.66404615792197</text:p>
              </table:table-cell>
              <table:table-cell office:value-type="float" office:value="1417.46100221831">
                <text:p>1417.461002218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63713870962385">
                <text:p>2.63713870962385</text:p>
              </table:table-cell>
              <table:table-cell office:value-type="float" office:value="4955.6809731208">
                <text:p>4955.68097312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66720917102734">
                <text:p>2.66720917102734</text:p>
              </table:table-cell>
              <table:table-cell office:value-type="float" office:value="4.93366018040427">
                <text:p>4.933660180404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02670364723712">
                <text:p>2.02670364723712</text:p>
              </table:table-cell>
              <table:table-cell office:value-type="float" office:value="48.0054871686574">
                <text:p>48.00548716865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84113842339398">
                <text:p>1.84113842339398</text:p>
              </table:table-cell>
              <table:table-cell office:value-type="float" office:value="9.00638546614811">
                <text:p>9.006385466148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72075490548896">
                <text:p>1.72075490548896</text:p>
              </table:table-cell>
              <table:table-cell office:value-type="float" office:value="22.280276941842">
                <text:p>22.2802769418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4585950942374">
                <text:p>1.64585950942374</text:p>
              </table:table-cell>
              <table:table-cell office:value-type="float" office:value="3.1238688641581">
                <text:p>3.12386886415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64083554000511">
                <text:p>1.64083554000511</text:p>
              </table:table-cell>
              <table:table-cell office:value-type="float" office:value="3.31557830448808">
                <text:p>3.315578304488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783408797217">
                <text:p>1.7783408797217</text:p>
              </table:table-cell>
              <table:table-cell office:value-type="float" office:value="7015.60519428294">
                <text:p>7015.605194282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21352544387332">
                <text:p>4.21352544387332</text:p>
              </table:table-cell>
              <table:table-cell office:value-type="float" office:value="593.177705380423">
                <text:p>593.1777053804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76852264983378">
                <text:p>1.76852264983378</text:p>
              </table:table-cell>
              <table:table-cell office:value-type="float" office:value="3.83817617646579">
                <text:p>3.838176176465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9636342910028">
                <text:p>1.59636342910028</text:p>
              </table:table-cell>
              <table:table-cell office:value-type="float" office:value="2.84854752852999">
                <text:p>2.848547528529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41465521299862">
                <text:p>1.41465521299862</text:p>
              </table:table-cell>
              <table:table-cell office:value-type="float" office:value="3.23386164369254">
                <text:p>3.233861643692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40629500784051">
                <text:p>1.40629500784051</text:p>
              </table:table-cell>
              <table:table-cell office:value-type="float" office:value="3.44701077403693">
                <text:p>3.447010774036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34623269858351">
                <text:p>1.34623269858351</text:p>
              </table:table-cell>
              <table:table-cell office:value-type="float" office:value="4.0387554785301">
                <text:p>4.03875547853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492117645166">
                <text:p>1.3492117645166</text:p>
              </table:table-cell>
              <table:table-cell office:value-type="float" office:value="3.12051258827078">
                <text:p>3.120512588270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3543007823955">
                <text:p>1.3543007823955</text:p>
              </table:table-cell>
              <table:table-cell office:value-type="float" office:value="2.81261313886478">
                <text:p>2.812613138864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1861183089142">
                <text:p>1.21861183089142</text:p>
              </table:table-cell>
              <table:table-cell office:value-type="float" office:value="3.93748339085743">
                <text:p>3.937483390857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42555875287336">
                <text:p>1.42555875287336</text:p>
              </table:table-cell>
              <table:table-cell office:value-type="float" office:value="3.68971948993617">
                <text:p>3.689719489936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20470572818615">
                <text:p>1.20470572818615</text:p>
              </table:table-cell>
              <table:table-cell office:value-type="float" office:value="2.92921204608062">
                <text:p>2.929212046080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6989379374759">
                <text:p>1.16989379374759</text:p>
              </table:table-cell>
              <table:table-cell office:value-type="float" office:value="3.26214078685333">
                <text:p>3.26214078685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3417314261594">
                <text:p>1.13417314261594</text:p>
              </table:table-cell>
              <table:table-cell office:value-type="float" office:value="5.97879019893449">
                <text:p>5.978790198934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5305973388665">
                <text:p>1.15305973388665</text:p>
              </table:table-cell>
              <table:table-cell office:value-type="float" office:value="3.73922103643417">
                <text:p>3.739221036434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2615962397215">
                <text:p>1.12615962397215</text:p>
              </table:table-cell>
              <table:table-cell office:value-type="float" office:value="9.14249568561028">
                <text:p>9.142495685610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54414609792789">
                <text:p>1.54414609792789</text:p>
              </table:table-cell>
              <table:table-cell office:value-type="float" office:value="3.94667527593415">
                <text:p>3.946675275934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889641180889">
                <text:p>1.1889641180889</text:p>
              </table:table-cell>
              <table:table-cell office:value-type="float" office:value="10.3524780098734">
                <text:p>10.35247800987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0363649564178">
                <text:p>1.10363649564178</text:p>
              </table:table-cell>
              <table:table-cell office:value-type="float" office:value="10.4100458580872">
                <text:p>10.41004585808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4629023590848">
                <text:p>1.04629023590848</text:p>
              </table:table-cell>
              <table:table-cell office:value-type="float" office:value="4.10748471062759">
                <text:p>4.107484710627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7983727394064">
                <text:p>1.07983727394064</text:p>
              </table:table-cell>
              <table:table-cell office:value-type="float" office:value="4.16494680273122">
                <text:p>4.164946802731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7384663447031">
                <text:p>1.07384663447031</text:p>
              </table:table-cell>
              <table:table-cell office:value-type="float" office:value="2.54246376095147">
                <text:p>2.542463760951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12597480546365">
                <text:p>1.12597480546365</text:p>
              </table:table-cell>
              <table:table-cell office:value-type="float" office:value="2.8193308587732">
                <text:p>2.81933085877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1630322779379">
                <text:p>1.01630322779379</text:p>
              </table:table-cell>
              <table:table-cell office:value-type="float" office:value="2.89493822434853">
                <text:p>2.894938224348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78259127551736">
                <text:p>0.978259127551736</text:p>
              </table:table-cell>
              <table:table-cell office:value-type="float" office:value="2.8330776074837">
                <text:p>2.83307760748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7364953107128">
                <text:p>1.07364953107128</text:p>
              </table:table-cell>
              <table:table-cell office:value-type="float" office:value="3.41460985356364">
                <text:p>3.414609853563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17817795027818">
                <text:p>1.17817795027818</text:p>
              </table:table-cell>
              <table:table-cell office:value-type="float" office:value="2.74332258619111">
                <text:p>2.743322586191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3783821923909">
                <text:p>1.03783821923909</text:p>
              </table:table-cell>
              <table:table-cell office:value-type="float" office:value="5.53097520203426">
                <text:p>5.530975202034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32914160686833">
                <text:p>0.932914160686833</text:p>
              </table:table-cell>
              <table:table-cell office:value-type="float" office:value="4.31434618501828">
                <text:p>4.314346185018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93690258660398">
                <text:p>0.893690258660398</text:p>
              </table:table-cell>
              <table:table-cell office:value-type="float" office:value="8.20880625371275">
                <text:p>8.208806253712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23214275651458">
                <text:p>0.923214275651458</text:p>
              </table:table-cell>
              <table:table-cell office:value-type="float" office:value="3.93726544544615">
                <text:p>3.937265445446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52065739052572">
                <text:p>0.952065739052572</text:p>
              </table:table-cell>
              <table:table-cell office:value-type="float" office:value="2.86892835436196">
                <text:p>2.868928354361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2115537579643">
                <text:p>1.02115537579643</text:p>
              </table:table-cell>
              <table:table-cell office:value-type="float" office:value="4.29847465198616">
                <text:p>4.298474651986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36003013399113">
                <text:p>0.936003013399113</text:p>
              </table:table-cell>
              <table:table-cell office:value-type="float" office:value="3.05745350389645">
                <text:p>3.057453503896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94803251984902">
                <text:p>0.994803251984902</text:p>
              </table:table-cell>
              <table:table-cell office:value-type="float" office:value="2.70683649593386">
                <text:p>2.706836495933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16148887413502">
                <text:p>0.916148887413502</text:p>
              </table:table-cell>
              <table:table-cell office:value-type="float" office:value="4.26370188491098">
                <text:p>4.263701884910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42976990393036">
                <text:p>0.942976990393036</text:p>
              </table:table-cell>
              <table:table-cell office:value-type="float" office:value="2.96564344085496">
                <text:p>2.965643440854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8432354044869">
                <text:p>0.818432354044869</text:p>
              </table:table-cell>
              <table:table-cell office:value-type="float" office:value="3.31466335469279">
                <text:p>3.314663354692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71691629511129">
                <text:p>0.771691629511129</text:p>
              </table:table-cell>
              <table:table-cell office:value-type="float" office:value="3.56597377514017">
                <text:p>3.565973775140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70298277630525">
                <text:p>0.770298277630525</text:p>
              </table:table-cell>
              <table:table-cell office:value-type="float" office:value="5.01936397470277">
                <text:p>5.019363974702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18786308480395">
                <text:p>0.818786308480395</text:p>
              </table:table-cell>
              <table:table-cell office:value-type="float" office:value="80.3911938215124">
                <text:p>80.39119382151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71932763845237">
                <text:p>0.971932763845237</text:p>
              </table:table-cell>
              <table:table-cell office:value-type="float" office:value="3.0854224316005">
                <text:p>3.08542243160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85102753508023">
                <text:p>0.885102753508023</text:p>
              </table:table-cell>
              <table:table-cell office:value-type="float" office:value="3.58833522221138">
                <text:p>3.588335222211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51625786243851">
                <text:p>0.751625786243851</text:p>
              </table:table-cell>
              <table:table-cell office:value-type="float" office:value="5.29151295382401">
                <text:p>5.291512953824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3463243404421">
                <text:p>0.73463243404421</text:p>
              </table:table-cell>
              <table:table-cell office:value-type="float" office:value="5.13890716227992">
                <text:p>5.138907162279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79883471408424">
                <text:p>0.979883471408424</text:p>
              </table:table-cell>
              <table:table-cell office:value-type="float" office:value="30.3283292353153">
                <text:p>30.32832923531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80813408644421">
                <text:p>0.780813408644421</text:p>
              </table:table-cell>
              <table:table-cell office:value-type="float" office:value="3.58632119873474">
                <text:p>3.586321198734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20737692414018">
                <text:p>0.720737692414018</text:p>
              </table:table-cell>
              <table:table-cell office:value-type="float" office:value="3.59641695022583">
                <text:p>3.596416950225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04697317936841">
                <text:p>0.704697317936841</text:p>
              </table:table-cell>
              <table:table-cell office:value-type="float" office:value="4.08595435064415">
                <text:p>4.085954350644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40553812917315">
                <text:p>0.740553812917315</text:p>
              </table:table-cell>
              <table:table-cell office:value-type="float" office:value="3.84295688929229">
                <text:p>3.842956889292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6604742200822">
                <text:p>1.06604742200822</text:p>
              </table:table-cell>
              <table:table-cell office:value-type="float" office:value="3.29008807704366">
                <text:p>3.290088077043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5951923523275">
                <text:p>0.75951923523275</text:p>
              </table:table-cell>
              <table:table-cell office:value-type="float" office:value="3.50527516624023">
                <text:p>3.505275166240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7716051584403">
                <text:p>0.67716051584403</text:p>
              </table:table-cell>
              <table:table-cell office:value-type="float" office:value="4.25958418229531">
                <text:p>4.259584182295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5352627120389">
                <text:p>0.65352627120389</text:p>
              </table:table-cell>
              <table:table-cell office:value-type="float" office:value="4.69724965917653">
                <text:p>4.697249659176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55720854732977">
                <text:p>0.655720854732977</text:p>
              </table:table-cell>
              <table:table-cell office:value-type="float" office:value="4.579264915195">
                <text:p>4.5792649151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76146223264582">
                <text:p>0.676146223264582</text:p>
              </table:table-cell>
              <table:table-cell office:value-type="float" office:value="6.13829682921541">
                <text:p>6.138296829215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75188315254009">
                <text:p>0.975188315254009</text:p>
              </table:table-cell>
              <table:table-cell office:value-type="float" office:value="3.10125613418119">
                <text:p>3.101256134181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58360329321259">
                <text:p>0.858360329321259</text:p>
              </table:table-cell>
              <table:table-cell office:value-type="float" office:value="3.36018085993569">
                <text:p>3.360180859935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83760092312742">
                <text:p>0.683760092312742</text:p>
              </table:table-cell>
              <table:table-cell office:value-type="float" office:value="4.23343292187">
                <text:p>4.2334329218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36448088701129">
                <text:p>0.636448088701129</text:p>
              </table:table-cell>
              <table:table-cell office:value-type="float" office:value="4.97275849046378">
                <text:p>4.972758490463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29764136146097">
                <text:p>0.629764136146097</text:p>
              </table:table-cell>
              <table:table-cell office:value-type="float" office:value="5.18437166357863">
                <text:p>5.184371663578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29177024853071">
                <text:p>0.629177024853071</text:p>
              </table:table-cell>
              <table:table-cell office:value-type="float" office:value="5.40349686248549">
                <text:p>5.403496862485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44438302494317">
                <text:p>0.644438302494317</text:p>
              </table:table-cell>
              <table:table-cell office:value-type="float" office:value="5.44525353559132">
                <text:p>5.445253535591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53422600811301">
                <text:p>0.853422600811301</text:p>
              </table:table-cell>
              <table:table-cell office:value-type="float" office:value="3.89699123440118">
                <text:p>3.896991234401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30008892813941">
                <text:p>0.730008892813941</text:p>
              </table:table-cell>
              <table:table-cell office:value-type="float" office:value="4.18942596789064">
                <text:p>4.189425967890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56492203507975">
                <text:p>0.756492203507975</text:p>
              </table:table-cell>
              <table:table-cell office:value-type="float" office:value="4.27661959775563">
                <text:p>4.276619597755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9894701185896">
                <text:p>0.69894701185896</text:p>
              </table:table-cell>
              <table:table-cell office:value-type="float" office:value="4.54325371158534">
                <text:p>4.543253711585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43399145842956">
                <text:p>0.643399145842956</text:p>
              </table:table-cell>
              <table:table-cell office:value-type="float" office:value="5.02567138856855">
                <text:p>5.025671388568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03088486126749">
                <text:p>0.603088486126749</text:p>
              </table:table-cell>
              <table:table-cell office:value-type="float" office:value="5.67834650853585">
                <text:p>5.678346508535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0080519278995">
                <text:p>0.60080519278995</text:p>
              </table:table-cell>
              <table:table-cell office:value-type="float" office:value="5.27541828361051">
                <text:p>5.275418283610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23358621429899">
                <text:p>0.623358621429899</text:p>
              </table:table-cell>
              <table:table-cell office:value-type="float" office:value="5.57474036463376">
                <text:p>5.574740364633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19207742815904">
                <text:p>0.919207742815904</text:p>
              </table:table-cell>
              <table:table-cell office:value-type="float" office:value="3.88037222418292">
                <text:p>3.880372224182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62435625716902">
                <text:p>0.662435625716902</text:p>
              </table:table-cell>
              <table:table-cell office:value-type="float" office:value="4.99145375962915">
                <text:p>4.991453759629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93462129810956">
                <text:p>0.593462129810956</text:p>
              </table:table-cell>
              <table:table-cell office:value-type="float" office:value="5.69656512243994">
                <text:p>5.696565122439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72071066504412">
                <text:p>0.572071066504412</text:p>
              </table:table-cell>
              <table:table-cell office:value-type="float" office:value="6.49261765438935">
                <text:p>6.492617654389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3491975444544">
                <text:p>0.73491975444544</text:p>
              </table:table-cell>
              <table:table-cell office:value-type="float" office:value="4.66949026543519">
                <text:p>4.669490265435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62484675996444">
                <text:p>0.862484675996444</text:p>
              </table:table-cell>
              <table:table-cell office:value-type="float" office:value="4.38927371440263">
                <text:p>4.389273714402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29055266362214">
                <text:p>0.629055266362214</text:p>
              </table:table-cell>
              <table:table-cell office:value-type="float" office:value="5.00911260062251">
                <text:p>5.0091126006225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8375844998423">
                <text:p>0.58375844998423</text:p>
              </table:table-cell>
              <table:table-cell office:value-type="float" office:value="5.95027543758524">
                <text:p>5.950275437585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6781850741077">
                <text:p>0.56781850741077</text:p>
              </table:table-cell>
              <table:table-cell office:value-type="float" office:value="6.82415863254975">
                <text:p>6.824158632549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69945518613088">
                <text:p>0.569945518613088</text:p>
              </table:table-cell>
              <table:table-cell office:value-type="float" office:value="7.23805984957465">
                <text:p>7.2380598495746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93679497318883">
                <text:p>0.593679497318883</text:p>
              </table:table-cell>
              <table:table-cell office:value-type="float" office:value="6.79907622008488">
                <text:p>6.799076220084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20234555356643">
                <text:p>0.720234555356643</text:p>
              </table:table-cell>
              <table:table-cell office:value-type="float" office:value="3.87015824071292">
                <text:p>3.870158240712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61883461588474">
                <text:p>0.861883461588474</text:p>
              </table:table-cell>
              <table:table-cell office:value-type="float" office:value="4.50111658100424">
                <text:p>4.501116581004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4308099491094">
                <text:p>0.64308099491094</text:p>
              </table:table-cell>
              <table:table-cell office:value-type="float" office:value="5.45142699110097">
                <text:p>5.451426991100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77594875271452">
                <text:p>0.577594875271452</text:p>
              </table:table-cell>
              <table:table-cell office:value-type="float" office:value="6.34950083905253">
                <text:p>6.349500839052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58105236099612">
                <text:p>0.558105236099612</text:p>
              </table:table-cell>
              <table:table-cell office:value-type="float" office:value="6.86564322483951">
                <text:p>6.865643224839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55058312710141">
                <text:p>0.555058312710141</text:p>
              </table:table-cell>
              <table:table-cell office:value-type="float" office:value="7.30006959212237">
                <text:p>7.300069592122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853084369221494">
                <text:p>0.853084369221494</text:p>
              </table:table-cell>
              <table:table-cell office:value-type="float" office:value="3.52898851961925">
                <text:p>3.528988519619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16163578205362">
                <text:p>0.916163578205362</text:p>
              </table:table-cell>
              <table:table-cell office:value-type="float" office:value="5.78697234905999">
                <text:p>5.786972349059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37687868909094">
                <text:p>0.737687868909094</text:p>
              </table:table-cell>
              <table:table-cell office:value-type="float" office:value="4.91867609578988">
                <text:p>4.918676095789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30388994891006">
                <text:p>0.830388994891006</text:p>
              </table:table-cell>
              <table:table-cell office:value-type="float" office:value="4.67972796641547">
                <text:p>4.679727966415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33518248400607">
                <text:p>0.633518248400607</text:p>
              </table:table-cell>
              <table:table-cell office:value-type="float" office:value="5.33885293068557">
                <text:p>5.3388529306855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81463131325521">
                <text:p>0.581463131325521</text:p>
              </table:table-cell>
              <table:table-cell office:value-type="float" office:value="5.89616379244574">
                <text:p>5.896163792445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60428731468642">
                <text:p>0.560428731468642</text:p>
              </table:table-cell>
              <table:table-cell office:value-type="float" office:value="6.57894070908941">
                <text:p>6.578940709089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54053276833818">
                <text:p>0.554053276833818</text:p>
              </table:table-cell>
              <table:table-cell office:value-type="float" office:value="7.04301937386907">
                <text:p>7.043019373869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77583236079062">
                <text:p>0.577583236079062</text:p>
              </table:table-cell>
              <table:table-cell office:value-type="float" office:value="6.97024369034274">
                <text:p>6.970243690342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90471138085541">
                <text:p>0.590471138085541</text:p>
              </table:table-cell>
              <table:table-cell office:value-type="float" office:value="7.01597681847112">
                <text:p>7.015976818471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26426339217336">
                <text:p>0.826426339217336</text:p>
              </table:table-cell>
              <table:table-cell office:value-type="float" office:value="5.01656939448981">
                <text:p>5.016569394489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21343360793206">
                <text:p>0.621343360793206</text:p>
              </table:table-cell>
              <table:table-cell office:value-type="float" office:value="6.19316982298062">
                <text:p>6.193169822980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67432323375282">
                <text:p>0.567432323375282</text:p>
              </table:table-cell>
              <table:table-cell office:value-type="float" office:value="7.01352882693554">
                <text:p>7.013528826935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51105821381484">
                <text:p>0.551105821381484</text:p>
              </table:table-cell>
              <table:table-cell office:value-type="float" office:value="7.67769786407208">
                <text:p>7.677697864072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46503409206076">
                <text:p>0.546503409206076</text:p>
              </table:table-cell>
              <table:table-cell office:value-type="float" office:value="8.38541981886173">
                <text:p>8.3854198188617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30487018337286">
                <text:p>0.630487018337286</text:p>
              </table:table-cell>
              <table:table-cell office:value-type="float" office:value="7.23280287611074">
                <text:p>7.232802876110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98882813675354">
                <text:p>0.798882813675354</text:p>
              </table:table-cell>
              <table:table-cell office:value-type="float" office:value="4.59483277283866">
                <text:p>4.594832772838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19559242105574">
                <text:p>0.619559242105574</text:p>
              </table:table-cell>
              <table:table-cell office:value-type="float" office:value="5.97524671718992">
                <text:p>5.975246717189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60218206732278">
                <text:p>0.560218206732278</text:p>
              </table:table-cell>
              <table:table-cell office:value-type="float" office:value="7.24977816589947">
                <text:p>7.249778165899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39922874215884">
                <text:p>0.539922874215884</text:p>
              </table:table-cell>
              <table:table-cell office:value-type="float" office:value="7.91642397950436">
                <text:p>7.916423979504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34442972073745">
                <text:p>0.534442972073745</text:p>
              </table:table-cell>
              <table:table-cell office:value-type="float" office:value="8.27025936492558">
                <text:p>8.270259364925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45455028933863">
                <text:p>0.545455028933863</text:p>
              </table:table-cell>
              <table:table-cell office:value-type="float" office:value="8.37835247763272">
                <text:p>8.3783524776327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68801621105911">
                <text:p>0.568801621105911</text:p>
              </table:table-cell>
              <table:table-cell office:value-type="float" office:value="7.21065807856362">
                <text:p>7.210658078563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819451740276655">
                <text:p>0.819451740276655</text:p>
              </table:table-cell>
              <table:table-cell office:value-type="float" office:value="5.38225685111408">
                <text:p>5.382256851114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13479114913398">
                <text:p>0.613479114913398</text:p>
              </table:table-cell>
              <table:table-cell office:value-type="float" office:value="6.29667117677886">
                <text:p>6.2966711767788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93463751690664">
                <text:p>0.593463751690664</text:p>
              </table:table-cell>
              <table:table-cell office:value-type="float" office:value="6.6489810409217">
                <text:p>6.64898104092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6960637033325">
                <text:p>0.56960637033325</text:p>
              </table:table-cell>
              <table:table-cell office:value-type="float" office:value="7.43360196516432">
                <text:p>7.433601965164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37718481085558">
                <text:p>0.537718481085558</text:p>
              </table:table-cell>
              <table:table-cell office:value-type="float" office:value="8.52237404625991">
                <text:p>8.522374046259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29029613088611">
                <text:p>0.529029613088611</text:p>
              </table:table-cell>
              <table:table-cell office:value-type="float" office:value="9.40333946717196">
                <text:p>9.403339467171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3695042999691">
                <text:p>0.53695042999691</text:p>
              </table:table-cell>
              <table:table-cell office:value-type="float" office:value="10.2125091234158">
                <text:p>10.21250912341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751720747979361">
                <text:p>0.751720747979361</text:p>
              </table:table-cell>
              <table:table-cell office:value-type="float" office:value="5.22498250624229">
                <text:p>5.224982506242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08583120693518">
                <text:p>0.808583120693518</text:p>
              </table:table-cell>
              <table:table-cell office:value-type="float" office:value="4.80204034982056">
                <text:p>4.802040349820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94949684853346">
                <text:p>0.594949684853346</text:p>
              </table:table-cell>
              <table:table-cell office:value-type="float" office:value="6.23879550654313">
                <text:p>6.238795506543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47678059825861">
                <text:p>0.547678059825861</text:p>
              </table:table-cell>
              <table:table-cell office:value-type="float" office:value="7.66753576233469">
                <text:p>7.6675357623346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29929747787327">
                <text:p>0.529929747787327</text:p>
              </table:table-cell>
              <table:table-cell office:value-type="float" office:value="8.59066259963759">
                <text:p>8.5906625996375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22400106662139">
                <text:p>0.522400106662139</text:p>
              </table:table-cell>
              <table:table-cell office:value-type="float" office:value="9.08554242808243">
                <text:p>9.0855424280824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26923868529484">
                <text:p>0.526923868529484</text:p>
              </table:table-cell>
              <table:table-cell office:value-type="float" office:value="9.76539169200536">
                <text:p>9.7653916920053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49717577969553">
                <text:p>0.549717577969553</text:p>
              </table:table-cell>
              <table:table-cell office:value-type="float" office:value="9.61758648938146">
                <text:p>9.617586489381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70613194462018">
                <text:p>0.570613194462018</text:p>
              </table:table-cell>
              <table:table-cell office:value-type="float" office:value="9.5860900765863">
                <text:p>9.58609007658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89908236955103">
                <text:p>0.889908236955103</text:p>
              </table:table-cell>
              <table:table-cell office:value-type="float" office:value="5.17275022329955">
                <text:p>5.172750223299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24556666420352">
                <text:p>0.624556666420352</text:p>
              </table:table-cell>
              <table:table-cell office:value-type="float" office:value="6.16867496330163">
                <text:p>6.168674963301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51480377760965">
                <text:p>0.551480377760965</text:p>
              </table:table-cell>
              <table:table-cell office:value-type="float" office:value="7.72257261748972">
                <text:p>7.722572617489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28572255565274">
                <text:p>0.528572255565274</text:p>
              </table:table-cell>
              <table:table-cell office:value-type="float" office:value="8.88206897316308">
                <text:p>8.882068973163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19678385083544">
                <text:p>0.519678385083544</text:p>
              </table:table-cell>
              <table:table-cell office:value-type="float" office:value="9.85679683603089">
                <text:p>9.856796836030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18987601520441">
                <text:p>0.518987601520441</text:p>
              </table:table-cell>
              <table:table-cell office:value-type="float" office:value="10.5190621306156">
                <text:p>10.51906213061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35226202780201">
                <text:p>0.535226202780201</text:p>
              </table:table-cell>
              <table:table-cell office:value-type="float" office:value="9.75476716921247">
                <text:p>9.754767169212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33338885255285">
                <text:p>0.833338885255285</text:p>
              </table:table-cell>
              <table:table-cell office:value-type="float" office:value="5.59339797188496">
                <text:p>5.593397971884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17535998382423">
                <text:p>0.717535998382423</text:p>
              </table:table-cell>
              <table:table-cell office:value-type="float" office:value="6.65063851249629">
                <text:p>6.650638512496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73162588380998">
                <text:p>0.573162588380998</text:p>
              </table:table-cell>
              <table:table-cell office:value-type="float" office:value="8.20313057611729">
                <text:p>8.203130576117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534509592083419">
                <text:p>0.534509592083419</text:p>
              </table:table-cell>
              <table:table-cell office:value-type="float" office:value="9.46612402077379">
                <text:p>9.466124020773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19029099020605">
                <text:p>0.519029099020605</text:p>
              </table:table-cell>
              <table:table-cell office:value-type="float" office:value="10.5818761525483">
                <text:p>10.581876152548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11950061827955">
                <text:p>0.511950061827955</text:p>
              </table:table-cell>
              <table:table-cell office:value-type="float" office:value="11.6152931718991">
                <text:p>11.61529317189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12931919923543">
                <text:p>0.512931919923543</text:p>
              </table:table-cell>
              <table:table-cell office:value-type="float" office:value="11.8260776893846">
                <text:p>11.826077689384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41475150910908">
                <text:p>0.541475150910908</text:p>
              </table:table-cell>
              <table:table-cell office:value-type="float" office:value="9.12711206181296">
                <text:p>9.127112061812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73235030373315">
                <text:p>0.773235030373315</text:p>
              </table:table-cell>
              <table:table-cell office:value-type="float" office:value="7.01394656300545">
                <text:p>7.013946563005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652697302697958">
                <text:p>0.652697302697958</text:p>
              </table:table-cell>
              <table:table-cell office:value-type="float" office:value="7.27288103925771">
                <text:p>7.272881039257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51128366979747">
                <text:p>0.551128366979747</text:p>
              </table:table-cell>
              <table:table-cell office:value-type="float" office:value="9.14072366212976">
                <text:p>9.140723662129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23670030782526">
                <text:p>0.523670030782526</text:p>
              </table:table-cell>
              <table:table-cell office:value-type="float" office:value="10.5055137173883">
                <text:p>10.50551371738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1312083373486">
                <text:p>0.51312083373486</text:p>
              </table:table-cell>
              <table:table-cell office:value-type="float" office:value="11.5550284827578">
                <text:p>11.55502848275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11091276239851">
                <text:p>0.511091276239851</text:p>
              </table:table-cell>
              <table:table-cell office:value-type="float" office:value="12.4064281048446">
                <text:p>12.40642810484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89577936877336">
                <text:p>0.789577936877336</text:p>
              </table:table-cell>
              <table:table-cell office:value-type="float" office:value="4.0742878317833">
                <text:p>4.07428783178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02322659365819">
                <text:p>0.802322659365819</text:p>
              </table:table-cell>
              <table:table-cell office:value-type="float" office:value="6.41290544846962">
                <text:p>6.412905448469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96487955078907">
                <text:p>0.596487955078907</text:p>
              </table:table-cell>
              <table:table-cell office:value-type="float" office:value="7.91818250253283">
                <text:p>7.918182502532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42510151863098">
                <text:p>0.542510151863098</text:p>
              </table:table-cell>
              <table:table-cell office:value-type="float" office:value="9.33670550173727">
                <text:p>9.336705501737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21980191487289">
                <text:p>0.521980191487289</text:p>
              </table:table-cell>
              <table:table-cell office:value-type="float" office:value="10.46869370033">
                <text:p>10.468693700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12558587022705">
                <text:p>0.512558587022705</text:p>
              </table:table-cell>
              <table:table-cell office:value-type="float" office:value="11.5192988001067">
                <text:p>11.51929880010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09628102155066">
                <text:p>0.509628102155066</text:p>
              </table:table-cell>
              <table:table-cell office:value-type="float" office:value="11.8700761589511">
                <text:p>11.870076158951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23459275884013">
                <text:p>0.523459275884013</text:p>
              </table:table-cell>
              <table:table-cell office:value-type="float" office:value="11.8940229230914">
                <text:p>11.894022923091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537023032695564">
                <text:p>0.537023032695564</text:p>
              </table:table-cell>
              <table:table-cell office:value-type="float" office:value="11.1636327638708">
                <text:p>11.16363276387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542273769568673">
                <text:p>0.542273769568673</text:p>
              </table:table-cell>
              <table:table-cell office:value-type="float" office:value="10.9949285418823">
                <text:p>10.994928541882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683383304208687">
                <text:p>0.683383304208687</text:p>
              </table:table-cell>
              <table:table-cell office:value-type="float" office:value="5.38495492935181">
                <text:p>5.3849549293518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00495544330445">
                <text:p>0.900495544330445</text:p>
              </table:table-cell>
              <table:table-cell office:value-type="float" office:value="5.52964659394889">
                <text:p>5.5296465939488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593888918181751">
                <text:p>0.593888918181751</text:p>
              </table:table-cell>
              <table:table-cell office:value-type="float" office:value="6.97495496067508">
                <text:p>6.974954960675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41448902755806">
                <text:p>0.541448902755806</text:p>
              </table:table-cell>
              <table:table-cell office:value-type="float" office:value="8.48562196616469">
                <text:p>8.4856219661646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519344739092821">
                <text:p>0.519344739092821</text:p>
              </table:table-cell>
              <table:table-cell office:value-type="float" office:value="9.89045448858163">
                <text:p>9.8904544885816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50932522873046">
                <text:p>0.50932522873046</text:p>
              </table:table-cell>
              <table:table-cell office:value-type="float" office:value="11.204434620923">
                <text:p>11.20443462092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05264753917589">
                <text:p>0.505264753917589</text:p>
              </table:table-cell>
              <table:table-cell office:value-type="float" office:value="11.8546423912048">
                <text:p>11.854642391204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507624513679935">
                <text:p>0.507624513679935</text:p>
              </table:table-cell>
              <table:table-cell office:value-type="float" office:value="12.8457778815565">
                <text:p>12.845777881556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520310936718331">
                <text:p>0.520310936718331</text:p>
              </table:table-cell>
              <table:table-cell office:value-type="float" office:value="11.5136946891916">
                <text:p>11.513694689191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540976959512175">
                <text:p>0.540976959512175</text:p>
              </table:table-cell>
              <table:table-cell office:value-type="float" office:value="12.2648397581331">
                <text:p>12.264839758133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72803123332065">
                <text:p>0.872803123332065</text:p>
              </table:table-cell>
              <table:table-cell office:value-type="float" office:value="5.7128971640406">
                <text:p>5.712897164040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82861269900197">
                <text:p>0.582861269900197</text:p>
              </table:table-cell>
              <table:table-cell office:value-type="float" office:value="8.14912081278604">
                <text:p>8.149120812786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529007953982199">
                <text:p>0.529007953982199</text:p>
              </table:table-cell>
              <table:table-cell office:value-type="float" office:value="9.62295301104414">
                <text:p>9.6229530110441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511143441105251">
                <text:p>0.511143441105251</text:p>
              </table:table-cell>
              <table:table-cell office:value-type="float" office:value="10.9401260306095">
                <text:p>10.940126030609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02705404722261">
                <text:p>0.502705404722261</text:p>
              </table:table-cell>
              <table:table-cell office:value-type="float" office:value="12.3052545230964">
                <text:p>12.305254523096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99767761868363">
                <text:p>0.499767761868363</text:p>
              </table:table-cell>
              <table:table-cell office:value-type="float" office:value="13.2759929381568">
                <text:p>13.275992938156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504558717333614">
                <text:p>0.504558717333614</text:p>
              </table:table-cell>
              <table:table-cell office:value-type="float" office:value="13.4217026747506">
                <text:p>13.421702674750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525147088451675">
                <text:p>0.525147088451675</text:p>
              </table:table-cell>
              <table:table-cell office:value-type="float" office:value="11.8249427871457">
                <text:p>11.824942787145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544934218194498">
                <text:p>0.544934218194498</text:p>
              </table:table-cell>
              <table:table-cell office:value-type="float" office:value="11.0258580590117">
                <text:p>11.02585805901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57666552762379">
                <text:p>0.57666552762379</text:p>
              </table:table-cell>
              <table:table-cell office:value-type="float" office:value="11.6731224645828">
                <text:p>11.67312246458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780149155595045">
                <text:p>0.780149155595045</text:p>
              </table:table-cell>
              <table:table-cell office:value-type="float" office:value="7.1274732567113">
                <text:p>7.127473256711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566275718768588">
                <text:p>0.566275718768588</text:p>
              </table:table-cell>
              <table:table-cell office:value-type="float" office:value="9.19588800237097">
                <text:p>9.1958880023709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20899052751132">
                <text:p>0.520899052751132</text:p>
              </table:table-cell>
              <table:table-cell office:value-type="float" office:value="11.1188909976647">
                <text:p>11.118890997664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506421761279767">
                <text:p>0.506421761279767</text:p>
              </table:table-cell>
              <table:table-cell office:value-type="float" office:value="12.7176287893591">
                <text:p>12.71762878935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9966730242436">
                <text:p>0.49966730242436</text:p>
              </table:table-cell>
              <table:table-cell office:value-type="float" office:value="13.9147285356604">
                <text:p>13.914728535660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98570196372961">
                <text:p>0.498570196372961</text:p>
              </table:table-cell>
              <table:table-cell office:value-type="float" office:value="14.7094054222107">
                <text:p>14.70940542221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508472348922118">
                <text:p>0.508472348922118</text:p>
              </table:table-cell>
              <table:table-cell office:value-type="float" office:value="14.4007811649092">
                <text:p>14.400781164909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531513743031862">
                <text:p>0.531513743031862</text:p>
              </table:table-cell>
              <table:table-cell office:value-type="float" office:value="13.800860304257">
                <text:p>13.80086030425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544023210454937">
                <text:p>0.544023210454937</text:p>
              </table:table-cell>
              <table:table-cell office:value-type="float" office:value="12.8666424648515">
                <text:p>12.86664246485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867604394339067">
                <text:p>0.867604394339067</text:p>
              </table:table-cell>
              <table:table-cell office:value-type="float" office:value="5.99797630104525">
                <text:p>5.997976301045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665870552044892">
                <text:p>0.665870552044892</text:p>
              </table:table-cell>
              <table:table-cell office:value-type="float" office:value="6.86399386874561">
                <text:p>6.8639938687456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559892993837425">
                <text:p>0.559892993837425</text:p>
              </table:table-cell>
              <table:table-cell office:value-type="float" office:value="8.96833275104391">
                <text:p>8.968332751043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569977982220659">
                <text:p>0.569977982220659</text:p>
              </table:table-cell>
              <table:table-cell office:value-type="float" office:value="9.54727495436011">
                <text:p>9.547274954360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563159931995385">
                <text:p>0.563159931995385</text:p>
              </table:table-cell>
              <table:table-cell office:value-type="float" office:value="10.212493013719">
                <text:p>10.21249301371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524508713601436">
                <text:p>0.524508713601436</text:p>
              </table:table-cell>
              <table:table-cell office:value-type="float" office:value="11.8260509885591">
                <text:p>11.82605098855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508399153909376">
                <text:p>0.508399153909376</text:p>
              </table:table-cell>
              <table:table-cell office:value-type="float" office:value="13.3947152670088">
                <text:p>13.394715267008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501881923689109">
                <text:p>0.501881923689109</text:p>
              </table:table-cell>
              <table:table-cell office:value-type="float" office:value="14.8556959618782">
                <text:p>14.855695961878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500826834444755">
                <text:p>0.500826834444755</text:p>
              </table:table-cell>
              <table:table-cell office:value-type="float" office:value="15.6457992751023">
                <text:p>15.645799275102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505478133286652">
                <text:p>0.505478133286652</text:p>
              </table:table-cell>
              <table:table-cell office:value-type="float" office:value="16.2577570738464">
                <text:p>16.25775707384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518470927252941">
                <text:p>0.518470927252941</text:p>
              </table:table-cell>
              <table:table-cell office:value-type="float" office:value="15.104163665196">
                <text:p>15.10416366519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." xlink:type="simple" chart:class="chart:line" chart:style-name="ch1">
        <chart:title svg:x="5.845cm" svg:y="0.314cm" chart:style-name="ch2">
          <text:p>Learning Rate 0.004</text:p>
        </chart:title>
        <chart:legend chart:legend-position="end" svg:x="13.914cm" svg:y="3.951cm" style:legend-expansion="high" chart:style-name="ch3"/>
        <chart:plot-area chart:style-name="ch4" table:cell-range-address="train_log__LR_004.O1:train_log__LR_004.P243" chart:data-source-has-labels="row" svg:x="1.317cm" svg:y="1.286cm" svg:width="12.278cm" svg:height="6.566cm">
          <chartooo:coordinate-region svg:x="2.071cm" svg:y="1.392cm" svg:width="11.431cm" svg:height="5.415cm"/>
          <chart:axis chart:dimension="x" chart:name="primary-x" chart:style-name="ch5">
            <chart:title svg:x="6.876cm" svg:y="8.032cm" chart:style-name="ch6">
              <text:p>Epochs</text:p>
            </chart:title>
          </chart:axis>
          <chart:axis chart:dimension="y" chart:name="primary-y" chart:style-name="ch7">
            <chart:title svg:x="0.451cm" svg:y="5.056cm" chart:style-name="ch8">
              <text:p>Recall</text:p>
            </chart:title>
            <chart:grid chart:style-name="ch9" chart:class="major"/>
          </chart:axis>
          <chart:series chart:style-name="ch10" chart:values-cell-range-address="train_log__LR_004.O2:train_log__LR_004.O243" chart:label-cell-address="train_log__LR_004.O1:train_log__LR_004.O1" chart:class="chart:line">
            <chart:data-point chart:repeated="242"/>
          </chart:series>
          <chart:series chart:style-name="ch11" chart:values-cell-range-address="train_log__LR_004.P2:train_log__LR_004.P243" chart:label-cell-address="train_log__LR_004.P1:train_log__LR_004.P1" chart:class="chart:line">
            <chart:data-point chart:repeated="24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</text:p>
                <draw:g>
                  <svg:desc>train_log__LR_004.O1:train_log__LR_004.O1</svg:desc>
                </draw:g>
              </table:table-cell>
              <table:table-cell office:value-type="string">
                <text:p>valid</text:p>
                <draw:g>
                  <svg:desc>train_log__LR_004.P1:train_log__LR_004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58633776091082">
                <text:p>0.358633776091082</text:p>
                <draw:g>
                  <svg:desc>train_log__LR_004.O2:train_log__LR_004.O243</svg:desc>
                </draw:g>
              </table:table-cell>
              <table:table-cell office:value-type="float" office:value="0.448275862068966">
                <text:p>0.448275862068966</text:p>
                <draw:g>
                  <svg:desc>train_log__LR_004.P2:train_log__LR_004.P2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81024667931689">
                <text:p>0.481024667931689</text:p>
              </table:table-cell>
              <table:table-cell office:value-type="float" office:value="0.591954022988506">
                <text:p>0.5919540229885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76533839342189">
                <text:p>0.576533839342189</text:p>
              </table:table-cell>
              <table:table-cell office:value-type="float" office:value="0.00862068965517241">
                <text:p>0.008620689655172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77039848197343">
                <text:p>0.277039848197343</text:p>
              </table:table-cell>
              <table:table-cell office:value-type="float" office:value="0.379310344827586">
                <text:p>0.3793103448275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516761543327">
                <text:p>0.43516761543327</text:p>
              </table:table-cell>
              <table:table-cell office:value-type="float" office:value="0.42816091954023">
                <text:p>0.428160919540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68058191018342">
                <text:p>0.468058191018342</text:p>
              </table:table-cell>
              <table:table-cell office:value-type="float" office:value="0.508620689655172">
                <text:p>0.5086206896551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12966476913346">
                <text:p>0.512966476913346</text:p>
              </table:table-cell>
              <table:table-cell office:value-type="float" office:value="0.517241379310345">
                <text:p>0.5172413793103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41429475015813">
                <text:p>0.541429475015813</text:p>
              </table:table-cell>
              <table:table-cell office:value-type="float" office:value="0.514367816091954">
                <text:p>0.5143678160919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65464895635674">
                <text:p>0.565464895635674</text:p>
              </table:table-cell>
              <table:table-cell office:value-type="float" office:value="0.525862068965517">
                <text:p>0.5258620689655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89500316255535">
                <text:p>0.589500316255535</text:p>
              </table:table-cell>
              <table:table-cell office:value-type="float" office:value="0.560344827586207">
                <text:p>0.5603448275862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12270714737508">
                <text:p>0.612270714737508</text:p>
              </table:table-cell>
              <table:table-cell office:value-type="float" office:value="0.551724137931034">
                <text:p>0.5517241379310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3314358001265">
                <text:p>0.63314358001265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28716002530045">
                <text:p>0.628716002530045</text:p>
              </table:table-cell>
              <table:table-cell office:value-type="float" office:value="0.568965517241379">
                <text:p>0.5689655172413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69512966476913">
                <text:p>0.669512966476913</text:p>
              </table:table-cell>
              <table:table-cell office:value-type="float" office:value="0.612068965517241">
                <text:p>0.6120689655172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9291587602783">
                <text:p>0.69291587602783</text:p>
              </table:table-cell>
              <table:table-cell office:value-type="float" office:value="0.620689655172414">
                <text:p>0.6206896551724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1505376344086">
                <text:p>0.71505376344086</text:p>
              </table:table-cell>
              <table:table-cell office:value-type="float" office:value="0.623563218390805">
                <text:p>0.6235632183908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36559139784945">
                <text:p>0.736559139784945</text:p>
              </table:table-cell>
              <table:table-cell office:value-type="float" office:value="0.620689655172414">
                <text:p>0.6206896551724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41619228336495">
                <text:p>0.741619228336495</text:p>
              </table:table-cell>
              <table:table-cell office:value-type="float" office:value="0.660919540229885">
                <text:p>0.6609195402298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58697027197975">
                <text:p>0.758697027197975</text:p>
              </table:table-cell>
              <table:table-cell office:value-type="float" office:value="0.675287356321839">
                <text:p>0.6752873563218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71030993042377">
                <text:p>0.771030993042377</text:p>
              </table:table-cell>
              <table:table-cell office:value-type="float" office:value="0.557471264367816">
                <text:p>0.5574712643678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05249841872233">
                <text:p>0.705249841872233</text:p>
              </table:table-cell>
              <table:table-cell office:value-type="float" office:value="0.701149425287356">
                <text:p>0.7011494252873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76723592662871">
                <text:p>0.776723592662871</text:p>
              </table:table-cell>
              <table:table-cell office:value-type="float" office:value="0.681034482758621">
                <text:p>0.6810344827586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06135357368753">
                <text:p>0.806135357368753</text:p>
              </table:table-cell>
              <table:table-cell office:value-type="float" office:value="0.71551724137931">
                <text:p>0.715517241379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13725490196077">
                <text:p>0.813725490196077</text:p>
              </table:table-cell>
              <table:table-cell office:value-type="float" office:value="0.675287356321839">
                <text:p>0.6752873563218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23529411764705">
                <text:p>0.823529411764705</text:p>
              </table:table-cell>
              <table:table-cell office:value-type="float" office:value="0.689655172413793">
                <text:p>0.6896551724137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38393421884882">
                <text:p>0.838393421884882</text:p>
              </table:table-cell>
              <table:table-cell office:value-type="float" office:value="0.701149425287356">
                <text:p>0.7011494252873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50411132194813">
                <text:p>0.850411132194813</text:p>
              </table:table-cell>
              <table:table-cell office:value-type="float" office:value="0.709770114942529">
                <text:p>0.7097701149425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50411132194813">
                <text:p>0.850411132194813</text:p>
              </table:table-cell>
              <table:table-cell office:value-type="float" office:value="0.669540229885057">
                <text:p>0.6695402298850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67235926628715">
                <text:p>0.767235926628715</text:p>
              </table:table-cell>
              <table:table-cell office:value-type="float" office:value="0.577586206896552">
                <text:p>0.5775862068965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41302972802024">
                <text:p>0.741302972802024</text:p>
              </table:table-cell>
              <table:table-cell office:value-type="float" office:value="0.695402298850574">
                <text:p>0.6954022988505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14674256799494">
                <text:p>0.814674256799494</text:p>
              </table:table-cell>
              <table:table-cell office:value-type="float" office:value="0.721264367816092">
                <text:p>0.7212643678160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3617963314358">
                <text:p>0.83617963314358</text:p>
              </table:table-cell>
              <table:table-cell office:value-type="float" office:value="0.718390804597701">
                <text:p>0.7183908045977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58001265022137">
                <text:p>0.858001265022137</text:p>
              </table:table-cell>
              <table:table-cell office:value-type="float" office:value="0.692528735632184">
                <text:p>0.6925287356321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70651486401011">
                <text:p>0.870651486401011</text:p>
              </table:table-cell>
              <table:table-cell office:value-type="float" office:value="0.695402298850575">
                <text:p>0.6954022988505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64326375711574">
                <text:p>0.864326375711574</text:p>
              </table:table-cell>
              <table:table-cell office:value-type="float" office:value="0.727011494252873">
                <text:p>0.7270114942528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82985452245413">
                <text:p>0.882985452245413</text:p>
              </table:table-cell>
              <table:table-cell office:value-type="float" office:value="0.732758620689655">
                <text:p>0.7327586206896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95635673624288">
                <text:p>0.895635673624288</text:p>
              </table:table-cell>
              <table:table-cell office:value-type="float" office:value="0.698275862068966">
                <text:p>0.6982758620689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77356103731815">
                <text:p>0.777356103731815</text:p>
              </table:table-cell>
              <table:table-cell office:value-type="float" office:value="0.53735632183908">
                <text:p>0.537356321839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87476280834914">
                <text:p>0.787476280834914</text:p>
              </table:table-cell>
              <table:table-cell office:value-type="float" office:value="0.712643678160919">
                <text:p>0.7126436781609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33649588867805">
                <text:p>0.833649588867805</text:p>
              </table:table-cell>
              <table:table-cell office:value-type="float" office:value="0.689655172413793">
                <text:p>0.6896551724137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58950031625552">
                <text:p>0.858950031625552</text:p>
              </table:table-cell>
              <table:table-cell office:value-type="float" office:value="0.727011494252874">
                <text:p>0.7270114942528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80455407969639">
                <text:p>0.880455407969639</text:p>
              </table:table-cell>
              <table:table-cell office:value-type="float" office:value="0.614942528735632">
                <text:p>0.6149425287356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97533206831119">
                <text:p>0.897533206831119</text:p>
              </table:table-cell>
              <table:table-cell office:value-type="float" office:value="0.681034482758621">
                <text:p>0.6810344827586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943706514864">
                <text:p>0.8943706514864</text:p>
              </table:table-cell>
              <table:table-cell office:value-type="float" office:value="0.718390804597701">
                <text:p>0.7183908045977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95951929158759">
                <text:p>0.895951929158759</text:p>
              </table:table-cell>
              <table:table-cell office:value-type="float" office:value="0.566091954022988">
                <text:p>0.5660919540229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18469323213156">
                <text:p>0.818469323213156</text:p>
              </table:table-cell>
              <table:table-cell office:value-type="float" office:value="0.747126436781609">
                <text:p>0.7471264367816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87096774193548">
                <text:p>0.887096774193548</text:p>
              </table:table-cell>
              <table:table-cell office:value-type="float" office:value="0.709770114942529">
                <text:p>0.7097701149425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1492726122707">
                <text:p>0.91492726122707</text:p>
              </table:table-cell>
              <table:table-cell office:value-type="float" office:value="0.718390804597701">
                <text:p>0.7183908045977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29475015812776">
                <text:p>0.929475015812776</text:p>
              </table:table-cell>
              <table:table-cell office:value-type="float" office:value="0.727011494252873">
                <text:p>0.7270114942528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29475015812776">
                <text:p>0.929475015812776</text:p>
              </table:table-cell>
              <table:table-cell office:value-type="float" office:value="0.71551724137931">
                <text:p>0.715517241379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34851359898797">
                <text:p>0.934851359898797</text:p>
              </table:table-cell>
              <table:table-cell office:value-type="float" office:value="0.704022988505747">
                <text:p>0.7040229885057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40860215053762">
                <text:p>0.940860215053762</text:p>
              </table:table-cell>
              <table:table-cell office:value-type="float" office:value="0.735632183908046">
                <text:p>0.7356321839080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38330170777987">
                <text:p>0.938330170777987</text:p>
              </table:table-cell>
              <table:table-cell office:value-type="float" office:value="0.793103448275862">
                <text:p>0.7931034482758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53194180898164">
                <text:p>0.953194180898164</text:p>
              </table:table-cell>
              <table:table-cell office:value-type="float" office:value="0.738505747126437">
                <text:p>0.7385057471264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31056293485135">
                <text:p>0.931056293485135</text:p>
              </table:table-cell>
              <table:table-cell office:value-type="float" office:value="0.727011494252873">
                <text:p>0.7270114942528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52561669829221">
                <text:p>0.952561669829221</text:p>
              </table:table-cell>
              <table:table-cell office:value-type="float" office:value="0.793103448275862">
                <text:p>0.7931034482758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6268184693232">
                <text:p>0.9626818469323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61416824794433">
                <text:p>0.961416824794433</text:p>
              </table:table-cell>
              <table:table-cell office:value-type="float" office:value="0.770114942528736">
                <text:p>0.7701149425287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55724225173939">
                <text:p>0.955724225173939</text:p>
              </table:table-cell>
              <table:table-cell office:value-type="float" office:value="0.741379310344828">
                <text:p>0.7413793103448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64579380139151">
                <text:p>0.964579380139151</text:p>
              </table:table-cell>
              <table:table-cell office:value-type="float" office:value="0.732758620689655">
                <text:p>0.7327586206896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07337128399746">
                <text:p>0.907337128399746</text:p>
              </table:table-cell>
              <table:table-cell office:value-type="float" office:value="0.758620689655172">
                <text:p>0.7586206896551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5572422517394">
                <text:p>0.95572422517394</text:p>
              </table:table-cell>
              <table:table-cell office:value-type="float" office:value="0.787356321839081">
                <text:p>0.7873563218390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66160657811511">
                <text:p>0.966160657811511</text:p>
              </table:table-cell>
              <table:table-cell office:value-type="float" office:value="0.724137931034483">
                <text:p>0.7241379310344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71853257432004">
                <text:p>0.971853257432004</text:p>
              </table:table-cell>
              <table:table-cell office:value-type="float" office:value="0.744252873563218">
                <text:p>0.7442528735632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7122074636306">
                <text:p>0.97122074636306</text:p>
              </table:table-cell>
              <table:table-cell office:value-type="float" office:value="0.772988505747127">
                <text:p>0.7729885057471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67109424414926">
                <text:p>0.967109424414926</text:p>
              </table:table-cell>
              <table:table-cell office:value-type="float" office:value="0.787356321839081">
                <text:p>0.7873563218390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62681846932321">
                <text:p>0.962681846932321</text:p>
              </table:table-cell>
              <table:table-cell office:value-type="float" office:value="0.758620689655172">
                <text:p>0.7586206896551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75332068311195">
                <text:p>0.975332068311195</text:p>
              </table:table-cell>
              <table:table-cell office:value-type="float" office:value="0.778735632183908">
                <text:p>0.7787356321839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80708412397217">
                <text:p>0.980708412397217</text:p>
              </table:table-cell>
              <table:table-cell office:value-type="float" office:value="0.798850574712644">
                <text:p>0.7988505747126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69955724225173">
                <text:p>0.969955724225173</text:p>
              </table:table-cell>
              <table:table-cell office:value-type="float" office:value="0.778735632183908">
                <text:p>0.7787356321839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60784313725489">
                <text:p>0.960784313725489</text:p>
              </table:table-cell>
              <table:table-cell office:value-type="float" office:value="0.795977011494253">
                <text:p>0.7959770114942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72485768500948">
                <text:p>0.972485768500948</text:p>
              </table:table-cell>
              <table:table-cell office:value-type="float" office:value="0.787356321839081">
                <text:p>0.7873563218390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81973434535104">
                <text:p>0.981973434535104</text:p>
              </table:table-cell>
              <table:table-cell office:value-type="float" office:value="0.787356321839081">
                <text:p>0.7873563218390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81973434535104">
                <text:p>0.981973434535104</text:p>
              </table:table-cell>
              <table:table-cell office:value-type="float" office:value="0.502873563218391">
                <text:p>0.5028735632183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81973434535104">
                <text:p>0.981973434535104</text:p>
              </table:table-cell>
              <table:table-cell office:value-type="float" office:value="0.767241379310345">
                <text:p>0.7672413793103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77862112586969">
                <text:p>0.977862112586969</text:p>
              </table:table-cell>
              <table:table-cell office:value-type="float" office:value="0.764367816091954">
                <text:p>0.7643678160919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76280834914611">
                <text:p>0.976280834914611</text:p>
              </table:table-cell>
              <table:table-cell office:value-type="float" office:value="0.801724137931035">
                <text:p>0.8017241379310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83238456672992">
                <text:p>0.983238456672992</text:p>
              </table:table-cell>
              <table:table-cell office:value-type="float" office:value="0.807471264367816">
                <text:p>0.8074712643678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73118279569892">
                <text:p>0.973118279569892</text:p>
              </table:table-cell>
              <table:table-cell office:value-type="float" office:value="0.798850574712644">
                <text:p>0.7988505747126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82605945604048">
                <text:p>0.982605945604048</text:p>
              </table:table-cell>
              <table:table-cell office:value-type="float" office:value="0.71264367816092">
                <text:p>0.712643678160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7944339025933">
                <text:p>0.97944339025933</text:p>
              </table:table-cell>
              <table:table-cell office:value-type="float" office:value="0.804597701149425">
                <text:p>0.8045977011494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8798228969007">
                <text:p>0.98798228969007</text:p>
              </table:table-cell>
              <table:table-cell office:value-type="float" office:value="0.78448275862069">
                <text:p>0.784482758620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90512333965845">
                <text:p>0.990512333965845</text:p>
              </table:table-cell>
              <table:table-cell office:value-type="float" office:value="0.752873563218391">
                <text:p>0.7528735632183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89563567362429">
                <text:p>0.989563567362429</text:p>
              </table:table-cell>
              <table:table-cell office:value-type="float" office:value="0.735632183908046">
                <text:p>0.7356321839080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87349778621126">
                <text:p>0.987349778621126</text:p>
              </table:table-cell>
              <table:table-cell office:value-type="float" office:value="0.744252873563218">
                <text:p>0.7442528735632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76913345983554">
                <text:p>0.976913345983554</text:p>
              </table:table-cell>
              <table:table-cell office:value-type="float" office:value="0.752873563218391">
                <text:p>0.7528735632183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80392156862745">
                <text:p>0.980392156862745</text:p>
              </table:table-cell>
              <table:table-cell office:value-type="float" office:value="0.741379310344828">
                <text:p>0.7413793103448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9146110056926">
                <text:p>0.99146110056926</text:p>
              </table:table-cell>
              <table:table-cell office:value-type="float" office:value="0.755747126436782">
                <text:p>0.7557471264367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88931056293485">
                <text:p>0.988931056293485</text:p>
              </table:table-cell>
              <table:table-cell office:value-type="float" office:value="0.732758620689655">
                <text:p>0.7327586206896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75015812776723">
                <text:p>0.975015812776723</text:p>
              </table:table-cell>
              <table:table-cell office:value-type="float" office:value="0.770114942528736">
                <text:p>0.7701149425287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89879822896901">
                <text:p>0.989879822896901</text:p>
              </table:table-cell>
              <table:table-cell office:value-type="float" office:value="0.752873563218391">
                <text:p>0.7528735632183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92409867172676">
                <text:p>0.992409867172676</text:p>
              </table:table-cell>
              <table:table-cell office:value-type="float" office:value="0.781609195402299">
                <text:p>0.7816091954022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92726122707147">
                <text:p>0.99272612270714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91144845034788">
                <text:p>0.991144845034788</text:p>
              </table:table-cell>
              <table:table-cell office:value-type="float" office:value="0.732758620689655">
                <text:p>0.7327586206896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6989247311827">
                <text:p>0.956989247311827</text:p>
              </table:table-cell>
              <table:table-cell office:value-type="float" office:value="0.775862068965517">
                <text:p>0.7758620689655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89879822896901">
                <text:p>0.98987982289690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93358633776091">
                <text:p>0.993358633776091</text:p>
              </table:table-cell>
              <table:table-cell office:value-type="float" office:value="0.729885057471264">
                <text:p>0.7298850574712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93358633776091">
                <text:p>0.993358633776091</text:p>
              </table:table-cell>
              <table:table-cell office:value-type="float" office:value="0.695402298850575">
                <text:p>0.6954022988505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3674889310563">
                <text:p>0.993674889310563</text:p>
              </table:table-cell>
              <table:table-cell office:value-type="float" office:value="0.706896551724138">
                <text:p>0.7068965517241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3042378241619">
                <text:p>0.993042378241619</text:p>
              </table:table-cell>
              <table:table-cell office:value-type="float" office:value="0.67816091954023">
                <text:p>0.678160919540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69639468690701">
                <text:p>0.969639468690701</text:p>
              </table:table-cell>
              <table:table-cell office:value-type="float" office:value="0.767241379310345">
                <text:p>0.7672413793103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83238456672992">
                <text:p>0.983238456672992</text:p>
              </table:table-cell>
              <table:table-cell office:value-type="float" office:value="0.78735632183908">
                <text:p>0.787356321839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93042378241619">
                <text:p>0.993042378241619</text:p>
              </table:table-cell>
              <table:table-cell office:value-type="float" office:value="0.724137931034483">
                <text:p>0.7241379310344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93358633776091">
                <text:p>0.993358633776091</text:p>
              </table:table-cell>
              <table:table-cell office:value-type="float" office:value="0.704022988505747">
                <text:p>0.7040229885057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93358633776091">
                <text:p>0.993358633776091</text:p>
              </table:table-cell>
              <table:table-cell office:value-type="float" office:value="0.689655172413793">
                <text:p>0.6896551724137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93991144845035">
                <text:p>0.993991144845035</text:p>
              </table:table-cell>
              <table:table-cell office:value-type="float" office:value="0.706896551724138">
                <text:p>0.7068965517241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93674889310563">
                <text:p>0.993674889310563</text:p>
              </table:table-cell>
              <table:table-cell office:value-type="float" office:value="0.709770114942529">
                <text:p>0.7097701149425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79759645793802">
                <text:p>0.979759645793802</text:p>
              </table:table-cell>
              <table:table-cell office:value-type="float" office:value="0.735632183908046">
                <text:p>0.7356321839080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90512333965845">
                <text:p>0.990512333965845</text:p>
              </table:table-cell>
              <table:table-cell office:value-type="float" office:value="0.724137931034483">
                <text:p>0.7241379310344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88614800759013">
                <text:p>0.988614800759013</text:p>
              </table:table-cell>
              <table:table-cell office:value-type="float" office:value="0.752873563218391">
                <text:p>0.7528735632183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90196078431373">
                <text:p>0.990196078431373</text:p>
              </table:table-cell>
              <table:table-cell office:value-type="float" office:value="0.71264367816092">
                <text:p>0.712643678160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93674889310563">
                <text:p>0.993674889310563</text:p>
              </table:table-cell>
              <table:table-cell office:value-type="float" office:value="0.695402298850575">
                <text:p>0.6954022988505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94307400379507">
                <text:p>0.994307400379507</text:p>
              </table:table-cell>
              <table:table-cell office:value-type="float" office:value="0.681034482758621">
                <text:p>0.6810344827586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94307400379507">
                <text:p>0.994307400379507</text:p>
              </table:table-cell>
              <table:table-cell office:value-type="float" office:value="0.71551724137931">
                <text:p>0.715517241379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92409867172676">
                <text:p>0.992409867172676</text:p>
              </table:table-cell>
              <table:table-cell office:value-type="float" office:value="0.632183908045977">
                <text:p>0.6321839080459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72485768500949">
                <text:p>0.972485768500949</text:p>
              </table:table-cell>
              <table:table-cell office:value-type="float" office:value="0.729885057471264">
                <text:p>0.7298850574712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93674889310563">
                <text:p>0.993674889310563</text:p>
              </table:table-cell>
              <table:table-cell office:value-type="float" office:value="0.71264367816092">
                <text:p>0.712643678160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94623655913979">
                <text:p>0.994623655913979</text:p>
              </table:table-cell>
              <table:table-cell office:value-type="float" office:value="0.663793103448276">
                <text:p>0.6637931034482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94623655913979">
                <text:p>0.994623655913979</text:p>
              </table:table-cell>
              <table:table-cell office:value-type="float" office:value="0.64367816091954">
                <text:p>0.643678160919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83554712207463">
                <text:p>0.983554712207463</text:p>
              </table:table-cell>
              <table:table-cell office:value-type="float" office:value="0.741379310344828">
                <text:p>0.7413793103448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7944339025933">
                <text:p>0.97944339025933</text:p>
              </table:table-cell>
              <table:table-cell office:value-type="float" office:value="0.744252873563218">
                <text:p>0.7442528735632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93674889310563">
                <text:p>0.993674889310563</text:p>
              </table:table-cell>
              <table:table-cell office:value-type="float" office:value="0.709770114942529">
                <text:p>0.7097701149425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94623655913979">
                <text:p>0.994623655913979</text:p>
              </table:table-cell>
              <table:table-cell office:value-type="float" office:value="0.683908045977011">
                <text:p>0.6839080459770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94623655913979">
                <text:p>0.994623655913979</text:p>
              </table:table-cell>
              <table:table-cell office:value-type="float" office:value="0.652298850574713">
                <text:p>0.6522988505747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94623655913979">
                <text:p>0.994623655913979</text:p>
              </table:table-cell>
              <table:table-cell office:value-type="float" office:value="0.64367816091954">
                <text:p>0.643678160919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94623655913979">
                <text:p>0.994623655913979</text:p>
              </table:table-cell>
              <table:table-cell office:value-type="float" office:value="0.640804597701149">
                <text:p>0.6408045977011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82922201138519">
                <text:p>0.982922201138519</text:p>
              </table:table-cell>
              <table:table-cell office:value-type="float" office:value="0.747126436781609">
                <text:p>0.7471264367816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76597090449083">
                <text:p>0.976597090449083</text:p>
              </table:table-cell>
              <table:table-cell office:value-type="float" office:value="0.727011494252874">
                <text:p>0.7270114942528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93358633776091">
                <text:p>0.993358633776091</text:p>
              </table:table-cell>
              <table:table-cell office:value-type="float" office:value="0.709770114942529">
                <text:p>0.7097701149425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94623655913979">
                <text:p>0.994623655913979</text:p>
              </table:table-cell>
              <table:table-cell office:value-type="float" office:value="0.669540229885058">
                <text:p>0.6695402298850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94623655913979">
                <text:p>0.994623655913979</text:p>
              </table:table-cell>
              <table:table-cell office:value-type="float" office:value="0.64367816091954">
                <text:p>0.643678160919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94623655913979">
                <text:p>0.994623655913979</text:p>
              </table:table-cell>
              <table:table-cell office:value-type="float" office:value="0.617816091954023">
                <text:p>0.6178160919540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70588235294117">
                <text:p>0.970588235294117</text:p>
              </table:table-cell>
              <table:table-cell office:value-type="float" office:value="0.729885057471264">
                <text:p>0.7298850574712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75015812776723">
                <text:p>0.975015812776723</text:p>
              </table:table-cell>
              <table:table-cell office:value-type="float" office:value="0.71551724137931">
                <text:p>0.715517241379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89879822896901">
                <text:p>0.989879822896901</text:p>
              </table:table-cell>
              <table:table-cell office:value-type="float" office:value="0.721264367816092">
                <text:p>0.7212643678160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90512333965845">
                <text:p>0.990512333965845</text:p>
              </table:table-cell>
              <table:table-cell office:value-type="float" office:value="0.698275862068966">
                <text:p>0.6982758620689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93674889310563">
                <text:p>0.993674889310563</text:p>
              </table:table-cell>
              <table:table-cell office:value-type="float" office:value="0.704022988505747">
                <text:p>0.7040229885057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94623655913979">
                <text:p>0.994623655913979</text:p>
              </table:table-cell>
              <table:table-cell office:value-type="float" office:value="0.689655172413793">
                <text:p>0.6896551724137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94623655913979">
                <text:p>0.994623655913979</text:p>
              </table:table-cell>
              <table:table-cell office:value-type="float" office:value="0.649425287356322">
                <text:p>0.64942528735632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94623655913979">
                <text:p>0.994623655913979</text:p>
              </table:table-cell>
              <table:table-cell office:value-type="float" office:value="0.637931034482759">
                <text:p>0.6379310344827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94623655913979">
                <text:p>0.994623655913979</text:p>
              </table:table-cell>
              <table:table-cell office:value-type="float" office:value="0.660919540229885">
                <text:p>0.6609195402298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94623655913979">
                <text:p>0.994623655913979</text:p>
              </table:table-cell>
              <table:table-cell office:value-type="float" office:value="0.655172413793103">
                <text:p>0.6551724137931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80392156862746">
                <text:p>0.980392156862746</text:p>
              </table:table-cell>
              <table:table-cell office:value-type="float" office:value="0.709770114942529">
                <text:p>0.7097701149425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94623655913979">
                <text:p>0.994623655913979</text:p>
              </table:table-cell>
              <table:table-cell office:value-type="float" office:value="0.635057471264368">
                <text:p>0.6350574712643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9493991144845">
                <text:p>0.99493991144845</text:p>
              </table:table-cell>
              <table:table-cell office:value-type="float" office:value="0.637931034482758">
                <text:p>0.6379310344827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95256166982922">
                <text:p>0.995256166982922</text:p>
              </table:table-cell>
              <table:table-cell office:value-type="float" office:value="0.60632183908046">
                <text:p>0.606321839080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95572422517394">
                <text:p>0.995572422517394</text:p>
              </table:table-cell>
              <table:table-cell office:value-type="float" office:value="0.620689655172414">
                <text:p>0.6206896551724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93042378241619">
                <text:p>0.993042378241619</text:p>
              </table:table-cell>
              <table:table-cell office:value-type="float" office:value="0.623563218390805">
                <text:p>0.6235632183908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83554712207464">
                <text:p>0.98355471220746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95256166982922">
                <text:p>0.995256166982922</text:p>
              </table:table-cell>
              <table:table-cell office:value-type="float" office:value="0.681034482758621">
                <text:p>0.6810344827586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95256166982922">
                <text:p>0.995256166982922</text:p>
              </table:table-cell>
              <table:table-cell office:value-type="float" office:value="0.626436781609195">
                <text:p>0.6264367816091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95888678051866">
                <text:p>0.995888678051866</text:p>
              </table:table-cell>
              <table:table-cell office:value-type="float" office:value="0.60632183908046">
                <text:p>0.606321839080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95888678051866">
                <text:p>0.995888678051866</text:p>
              </table:table-cell>
              <table:table-cell office:value-type="float" office:value="0.603448275862069">
                <text:p>0.6034482758620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95888678051866">
                <text:p>0.995888678051866</text:p>
              </table:table-cell>
              <table:table-cell office:value-type="float" office:value="0.603448275862069">
                <text:p>0.60344827586206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95888678051866">
                <text:p>0.995888678051866</text:p>
              </table:table-cell>
              <table:table-cell office:value-type="float" office:value="0.64080459770115">
                <text:p>0.640804597701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81973434535104">
                <text:p>0.981973434535104</text:p>
              </table:table-cell>
              <table:table-cell office:value-type="float" office:value="0.701149425287356">
                <text:p>0.7011494252873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93991144845035">
                <text:p>0.993991144845035</text:p>
              </table:table-cell>
              <table:table-cell office:value-type="float" office:value="0.67816091954023">
                <text:p>0.678160919540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93674889310563">
                <text:p>0.993674889310563</text:p>
              </table:table-cell>
              <table:table-cell office:value-type="float" office:value="0.683908045977011">
                <text:p>0.6839080459770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95888678051866">
                <text:p>0.995888678051866</text:p>
              </table:table-cell>
              <table:table-cell office:value-type="float" office:value="0.609195402298851">
                <text:p>0.6091954022988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95888678051866">
                <text:p>0.995888678051866</text:p>
              </table:table-cell>
              <table:table-cell office:value-type="float" office:value="0.574712643678161">
                <text:p>0.5747126436781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95888678051866">
                <text:p>0.995888678051866</text:p>
              </table:table-cell>
              <table:table-cell office:value-type="float" office:value="0.577586206896552">
                <text:p>0.5775862068965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95888678051866">
                <text:p>0.995888678051866</text:p>
              </table:table-cell>
              <table:table-cell office:value-type="float" office:value="0.540229885057471">
                <text:p>0.54022988505747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82289690069576">
                <text:p>0.98228969006957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86717267552182">
                <text:p>0.986717267552182</text:p>
              </table:table-cell>
              <table:table-cell office:value-type="float" office:value="0.721264367816092">
                <text:p>0.72126436781609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95256166982922">
                <text:p>0.995256166982922</text:p>
              </table:table-cell>
              <table:table-cell office:value-type="float" office:value="0.655172413793104">
                <text:p>0.6551724137931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95888678051866">
                <text:p>0.995888678051866</text:p>
              </table:table-cell>
              <table:table-cell office:value-type="float" office:value="0.60632183908046">
                <text:p>0.606321839080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95888678051866">
                <text:p>0.995888678051866</text:p>
              </table:table-cell>
              <table:table-cell office:value-type="float" office:value="0.577586206896552">
                <text:p>0.5775862068965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95888678051866">
                <text:p>0.995888678051866</text:p>
              </table:table-cell>
              <table:table-cell office:value-type="float" office:value="0.563218390804598">
                <text:p>0.5632183908045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95888678051866">
                <text:p>0.995888678051866</text:p>
              </table:table-cell>
              <table:table-cell office:value-type="float" office:value="0.551724137931034">
                <text:p>0.5517241379310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9493991144845">
                <text:p>0.99493991144845</text:p>
              </table:table-cell>
              <table:table-cell office:value-type="float" office:value="0.548850574712644">
                <text:p>0.5488505747126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96204933586338">
                <text:p>0.996204933586338</text:p>
              </table:table-cell>
              <table:table-cell office:value-type="float" office:value="0.577586206896552">
                <text:p>0.5775862068965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75648323845667">
                <text:p>0.975648323845667</text:p>
              </table:table-cell>
              <table:table-cell office:value-type="float" office:value="0.704022988505747">
                <text:p>0.70402298850574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92409867172676">
                <text:p>0.992409867172676</text:p>
              </table:table-cell>
              <table:table-cell office:value-type="float" office:value="0.658045977011494">
                <text:p>0.6580459770114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95572422517394">
                <text:p>0.995572422517394</text:p>
              </table:table-cell>
              <table:table-cell office:value-type="float" office:value="0.612068965517241">
                <text:p>0.61206896551724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95888678051866">
                <text:p>0.995888678051866</text:p>
              </table:table-cell>
              <table:table-cell office:value-type="float" office:value="0.589080459770115">
                <text:p>0.5890804597701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95888678051866">
                <text:p>0.995888678051866</text:p>
              </table:table-cell>
              <table:table-cell office:value-type="float" office:value="0.563218390804598">
                <text:p>0.5632183908045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95888678051866">
                <text:p>0.995888678051866</text:p>
              </table:table-cell>
              <table:table-cell office:value-type="float" office:value="0.548850574712644">
                <text:p>0.5488505747126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95888678051866">
                <text:p>0.995888678051866</text:p>
              </table:table-cell>
              <table:table-cell office:value-type="float" office:value="0.574712643678161">
                <text:p>0.5747126436781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75015812776722">
                <text:p>0.975015812776722</text:p>
              </table:table-cell>
              <table:table-cell office:value-type="float" office:value="0.721264367816092">
                <text:p>0.72126436781609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91777356103732">
                <text:p>0.991777356103732</text:p>
              </table:table-cell>
              <table:table-cell office:value-type="float" office:value="0.675287356321839">
                <text:p>0.6752873563218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9652118912081">
                <text:p>0.99652118912081</text:p>
              </table:table-cell>
              <table:table-cell office:value-type="float" office:value="0.629310344827586">
                <text:p>0.6293103448275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96837444655282">
                <text:p>0.996837444655282</text:p>
              </table:table-cell>
              <table:table-cell office:value-type="float" office:value="0.574712643678161">
                <text:p>0.57471264367816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96837444655282">
                <text:p>0.996837444655282</text:p>
              </table:table-cell>
              <table:table-cell office:value-type="float" office:value="0.560344827586207">
                <text:p>0.56034482758620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96837444655282">
                <text:p>0.996837444655282</text:p>
              </table:table-cell>
              <table:table-cell office:value-type="float" office:value="0.525862068965517">
                <text:p>0.5258620689655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96837444655282">
                <text:p>0.996837444655282</text:p>
              </table:table-cell>
              <table:table-cell office:value-type="float" office:value="0.531609195402299">
                <text:p>0.53160919540229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96837444655282">
                <text:p>0.996837444655282</text:p>
              </table:table-cell>
              <table:table-cell office:value-type="float" office:value="0.614942528735632">
                <text:p>0.6149425287356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83870967741935">
                <text:p>0.983870967741935</text:p>
              </table:table-cell>
              <table:table-cell office:value-type="float" office:value="0.732758620689655">
                <text:p>0.7327586206896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93991144845035">
                <text:p>0.993991144845035</text:p>
              </table:table-cell>
              <table:table-cell office:value-type="float" office:value="0.675287356321839">
                <text:p>0.67528735632183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96837444655282">
                <text:p>0.996837444655282</text:p>
              </table:table-cell>
              <table:table-cell office:value-type="float" office:value="0.591954022988506">
                <text:p>0.5919540229885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96837444655282">
                <text:p>0.996837444655282</text:p>
              </table:table-cell>
              <table:table-cell office:value-type="float" office:value="0.53735632183908">
                <text:p>0.537356321839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96837444655282">
                <text:p>0.996837444655282</text:p>
              </table:table-cell>
              <table:table-cell office:value-type="float" office:value="0.520114942528736">
                <text:p>0.5201149425287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96837444655282">
                <text:p>0.996837444655282</text:p>
              </table:table-cell>
              <table:table-cell office:value-type="float" office:value="0.491379310344828">
                <text:p>0.4913793103448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74383301707779">
                <text:p>0.974383301707779</text:p>
              </table:table-cell>
              <table:table-cell office:value-type="float" office:value="0.767241379310345">
                <text:p>0.7672413793103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8640101201771">
                <text:p>0.98640101201771</text:p>
              </table:table-cell>
              <table:table-cell office:value-type="float" office:value="0.683908045977011">
                <text:p>0.6839080459770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9652118912081">
                <text:p>0.99652118912081</text:p>
              </table:table-cell>
              <table:table-cell office:value-type="float" office:value="0.660919540229885">
                <text:p>0.66091954022988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96837444655282">
                <text:p>0.996837444655282</text:p>
              </table:table-cell>
              <table:table-cell office:value-type="float" office:value="0.597701149425287">
                <text:p>0.5977011494252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97153700189754">
                <text:p>0.997153700189754</text:p>
              </table:table-cell>
              <table:table-cell office:value-type="float" office:value="0.563218390804598">
                <text:p>0.56321839080459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97786211258697">
                <text:p>0.997786211258697</text:p>
              </table:table-cell>
              <table:table-cell office:value-type="float" office:value="0.545977011494253">
                <text:p>0.5459770114942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97786211258697">
                <text:p>0.997786211258697</text:p>
              </table:table-cell>
              <table:table-cell office:value-type="float" office:value="0.531609195402299">
                <text:p>0.5316091954022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7786211258697">
                <text:p>0.997786211258697</text:p>
              </table:table-cell>
              <table:table-cell office:value-type="float" office:value="0.514367816091954">
                <text:p>0.51436781609195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98102466793169">
                <text:p>0.998102466793169</text:p>
              </table:table-cell>
              <table:table-cell office:value-type="float" office:value="0.540229885057471">
                <text:p>0.54022988505747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98102466793169">
                <text:p>0.998102466793169</text:p>
              </table:table-cell>
              <table:table-cell office:value-type="float" office:value="0.560344827586207">
                <text:p>0.56034482758620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87982289690069">
                <text:p>0.987982289690069</text:p>
              </table:table-cell>
              <table:table-cell office:value-type="float" office:value="0.698275862068966">
                <text:p>0.6982758620689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8134092346616">
                <text:p>0.9813409234661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97153700189754">
                <text:p>0.997153700189754</text:p>
              </table:table-cell>
              <table:table-cell office:value-type="float" office:value="0.646551724137931">
                <text:p>0.64655172413793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97786211258697">
                <text:p>0.997786211258697</text:p>
              </table:table-cell>
              <table:table-cell office:value-type="float" office:value="0.60632183908046">
                <text:p>0.6063218390804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98102466793169">
                <text:p>0.998102466793169</text:p>
              </table:table-cell>
              <table:table-cell office:value-type="float" office:value="0.560344827586207">
                <text:p>0.5603448275862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525862068965517">
                <text:p>0.5258620689655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520114942528736">
                <text:p>0.5201149425287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502873563218391">
                <text:p>0.5028735632183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511494252873563">
                <text:p>0.5114942528735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997153700189753">
                <text:p>0.997153700189753</text:p>
              </table:table-cell>
              <table:table-cell office:value-type="float" office:value="0.520114942528736">
                <text:p>0.5201149425287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82605945604048">
                <text:p>0.982605945604048</text:p>
              </table:table-cell>
              <table:table-cell office:value-type="float" office:value="0.701149425287357">
                <text:p>0.70114942528735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97469955724225">
                <text:p>0.997469955724225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557471264367816">
                <text:p>0.5574712643678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53448275862069">
                <text:p>0.5344827586206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505747126436781">
                <text:p>0.5057471264367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485632183908046">
                <text:p>0.48563218390804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477011494252873">
                <text:p>0.47701149425287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508620689655172">
                <text:p>0.5086206896551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568965517241379">
                <text:p>0.56896551724137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9652118912081">
                <text:p>0.99652118912081</text:p>
              </table:table-cell>
              <table:table-cell office:value-type="float" office:value="0.551724137931034">
                <text:p>0.55172413793103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83870967741936">
                <text:p>0.983870967741936</text:p>
              </table:table-cell>
              <table:table-cell office:value-type="float" office:value="0.660919540229885">
                <text:p>0.66091954022988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98102466793169">
                <text:p>0.998102466793169</text:p>
              </table:table-cell>
              <table:table-cell office:value-type="float" office:value="0.580459770114942">
                <text:p>0.58045977011494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540229885057472">
                <text:p>0.5402298850574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502873563218391">
                <text:p>0.5028735632183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485632183908046">
                <text:p>0.48563218390804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474137931034483">
                <text:p>0.47413793103448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485632183908046">
                <text:p>0.4856321839080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482758620689655">
                <text:p>0.4827586206896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517241379310345">
                <text:p>0.51724137931034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79127134724857">
                <text:p>0.979127134724857</text:p>
              </table:table-cell>
              <table:table-cell office:value-type="float" office:value="0.729885057471265">
                <text:p>0.72988505747126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95572422517394">
                <text:p>0.995572422517394</text:p>
              </table:table-cell>
              <table:table-cell office:value-type="float" office:value="0.652298850574713">
                <text:p>0.65229885057471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97786211258697">
                <text:p>0.997786211258697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95888678051866">
                <text:p>0.995888678051866</text:p>
              </table:table-cell>
              <table:table-cell office:value-type="float" office:value="0.620689655172414">
                <text:p>0.62068965517241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97469955724225">
                <text:p>0.997469955724225</text:p>
              </table:table-cell>
              <table:table-cell office:value-type="float" office:value="0.545977011494253">
                <text:p>0.54597701149425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508620689655172">
                <text:p>0.50862068965517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488505747126437">
                <text:p>0.48850574712643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474137931034483">
                <text:p>0.47413793103448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46551724137931">
                <text:p>0.4655172413793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433908045977011">
                <text:p>0.43390804597701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98418722327641">
                <text:p>0.998418722327641</text:p>
              </table:table-cell>
              <table:table-cell office:value-type="float" office:value="0.474137931034483">
                <text:p>0.47413793103448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8cm" xlink:href=".." xlink:type="simple" chart:class="chart:line" chart:style-name="ch1">
        <chart:title svg:x="5.845cm" svg:y="0.314cm" chart:style-name="ch2">
          <text:p>Learning Rate 0.004</text:p>
        </chart:title>
        <chart:legend chart:legend-position="end" svg:x="13.914cm" svg:y="3.951cm" style:legend-expansion="high" chart:style-name="ch3"/>
        <chart:plot-area chart:style-name="ch4" table:cell-range-address="train_log__LR_004.Q1:train_log__LR_004.R243" chart:data-source-has-labels="row" svg:x="1.317cm" svg:y="1.286cm" svg:width="12.278cm" svg:height="6.565cm">
          <chartooo:coordinate-region svg:x="2.071cm" svg:y="1.393cm" svg:width="11.431cm" svg:height="5.413cm"/>
          <chart:axis chart:dimension="x" chart:name="primary-x" chart:style-name="ch5">
            <chart:title svg:x="6.876cm" svg:y="8.031cm" chart:style-name="ch6">
              <text:p>Epochs</text:p>
            </chart:title>
          </chart:axis>
          <chart:axis chart:dimension="y" chart:name="primary-y" chart:style-name="ch7">
            <chart:title svg:x="0.451cm" svg:y="5.267cm" chart:style-name="ch8">
              <text:p>Precision</text:p>
            </chart:title>
            <chart:grid chart:style-name="ch9" chart:class="major"/>
          </chart:axis>
          <chart:series chart:style-name="ch10" chart:values-cell-range-address="train_log__LR_004.Q2:train_log__LR_004.Q243" chart:label-cell-address="train_log__LR_004.Q1:train_log__LR_004.Q1" chart:class="chart:line">
            <chart:data-point chart:repeated="242"/>
          </chart:series>
          <chart:series chart:style-name="ch11" chart:values-cell-range-address="train_log__LR_004.R2:train_log__LR_004.R243" chart:label-cell-address="train_log__LR_004.R1:train_log__LR_004.R1" chart:class="chart:line">
            <chart:data-point chart:repeated="24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</text:p>
                <draw:g>
                  <svg:desc>train_log__LR_004.Q1:train_log__LR_004.Q1</svg:desc>
                </draw:g>
              </table:table-cell>
              <table:table-cell office:value-type="string">
                <text:p>valid</text:p>
                <draw:g>
                  <svg:desc>train_log__LR_004.R1:train_log__LR_004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6961365781046">
                <text:p>0.0026961365781046</text:p>
                <draw:g>
                  <svg:desc>train_log__LR_004.Q2:train_log__LR_004.Q243</svg:desc>
                </draw:g>
              </table:table-cell>
              <table:table-cell office:value-type="float" office:value="0.00537550480178004">
                <text:p>0.00537550480178004</text:p>
                <draw:g>
                  <svg:desc>train_log__LR_004.R2:train_log__LR_004.R2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62509696346721">
                <text:p>0.00562509696346721</text:p>
              </table:table-cell>
              <table:table-cell office:value-type="float" office:value="0.0079252496292264">
                <text:p>0.0079252496292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94751672595682">
                <text:p>0.00894751672595682</text:p>
              </table:table-cell>
              <table:table-cell office:value-type="float" office:value="0.0000140035713776795">
                <text:p>0.00001400357137767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734892554166796">
                <text:p>0.000734892554166796</text:p>
              </table:table-cell>
              <table:table-cell office:value-type="float" office:value="0.000931311974641764">
                <text:p>0.0009313119746417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38720921761712">
                <text:p>0.00138720921761712</text:p>
              </table:table-cell>
              <table:table-cell office:value-type="float" office:value="0.00104012699247443">
                <text:p>0.001040126992474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71112606329498">
                <text:p>0.00171112606329498</text:p>
              </table:table-cell>
              <table:table-cell office:value-type="float" office:value="0.00161374671882721">
                <text:p>0.001613746718827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1873165009595">
                <text:p>0.0021873165009595</text:p>
              </table:table-cell>
              <table:table-cell office:value-type="float" office:value="0.00199559899166852">
                <text:p>0.001995598991668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49503524553249">
                <text:p>0.00249503524553249</text:p>
              </table:table-cell>
              <table:table-cell office:value-type="float" office:value="0.00173460409557672">
                <text:p>0.001734604095576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78728651399346">
                <text:p>0.00278728651399346</text:p>
              </table:table-cell>
              <table:table-cell office:value-type="float" office:value="0.00257053211061804">
                <text:p>0.002570532110618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12075166422985">
                <text:p>0.00312075166422985</text:p>
              </table:table-cell>
              <table:table-cell office:value-type="float" office:value="0.0027921256424771">
                <text:p>0.00279212564247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341422774126247">
                <text:p>0.00341422774126247</text:p>
              </table:table-cell>
              <table:table-cell office:value-type="float" office:value="0.00271495393477538">
                <text:p>0.002714953934775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372841724676904">
                <text:p>0.00372841724676904</text:p>
              </table:table-cell>
              <table:table-cell office:value-type="float" office:value="0.00331447508790584">
                <text:p>0.003314475087905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386761221046729">
                <text:p>0.00386761221046729</text:p>
              </table:table-cell>
              <table:table-cell office:value-type="float" office:value="0.00320771644831281">
                <text:p>0.003207716448312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402930721449323">
                <text:p>0.00402930721449323</text:p>
              </table:table-cell>
              <table:table-cell office:value-type="float" office:value="0.00348163803549528">
                <text:p>0.003481638035495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454708540223818">
                <text:p>0.00454708540223818</text:p>
              </table:table-cell>
              <table:table-cell office:value-type="float" office:value="0.00382925157922323">
                <text:p>0.003829251579223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499510020411212">
                <text:p>0.00499510020411212</text:p>
              </table:table-cell>
              <table:table-cell office:value-type="float" office:value="0.00399370990396747">
                <text:p>0.003993709903967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567768327531334">
                <text:p>0.00567768327531334</text:p>
              </table:table-cell>
              <table:table-cell office:value-type="float" office:value="0.00446837377586965">
                <text:p>0.004468373775869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611851597885533">
                <text:p>0.00611851597885533</text:p>
              </table:table-cell>
              <table:table-cell office:value-type="float" office:value="0.00525000740528018">
                <text:p>0.005250007405280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678611475658044">
                <text:p>0.00678611475658044</text:p>
              </table:table-cell>
              <table:table-cell office:value-type="float" office:value="0.00573854372748926">
                <text:p>0.005738543727489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71385704536189">
                <text:p>0.0071385704536189</text:p>
              </table:table-cell>
              <table:table-cell office:value-type="float" office:value="0.00206704115023991">
                <text:p>0.002067041150239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543969514901423">
                <text:p>0.00543969514901423</text:p>
              </table:table-cell>
              <table:table-cell office:value-type="float" office:value="0.00646121357587255">
                <text:p>0.006461213575872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783863048994192">
                <text:p>0.00783863048994192</text:p>
              </table:table-cell>
              <table:table-cell office:value-type="float" office:value="0.00640436149638017">
                <text:p>0.006404361496380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949208538279024">
                <text:p>0.00949208538279024</text:p>
              </table:table-cell>
              <table:table-cell office:value-type="float" office:value="0.00721217678543429">
                <text:p>0.007212176785434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03614112551983">
                <text:p>0.0103614112551983</text:p>
              </table:table-cell>
              <table:table-cell office:value-type="float" office:value="0.0079602851498522">
                <text:p>0.00796028514985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12993377364613">
                <text:p>0.0112993377364613</text:p>
              </table:table-cell>
              <table:table-cell office:value-type="float" office:value="0.00795443750057728">
                <text:p>0.007954437500577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20820456683665">
                <text:p>0.0120820456683665</text:p>
              </table:table-cell>
              <table:table-cell office:value-type="float" office:value="0.00771706595400042">
                <text:p>0.007717065954000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32959755433702">
                <text:p>0.0132959755433702</text:p>
              </table:table-cell>
              <table:table-cell office:value-type="float" office:value="0.00918517433392308">
                <text:p>0.009185174333923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39882545227605">
                <text:p>0.0139882545227605</text:p>
              </table:table-cell>
              <table:table-cell office:value-type="float" office:value="0.0062297269950134">
                <text:p>0.00622972699501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897222329154668">
                <text:p>0.00897222329154668</text:p>
              </table:table-cell>
              <table:table-cell office:value-type="float" office:value="0.00314414966117968">
                <text:p>0.003144149661179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6480692382189">
                <text:p>0.006480692382189</text:p>
              </table:table-cell>
              <table:table-cell office:value-type="float" office:value="0.00724347439640614">
                <text:p>0.007243474396406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00482966230435">
                <text:p>0.0100482966230435</text:p>
              </table:table-cell>
              <table:table-cell office:value-type="float" office:value="0.00832440682899615">
                <text:p>0.008324406828996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22277367985738">
                <text:p>0.0122277367985738</text:p>
              </table:table-cell>
              <table:table-cell office:value-type="float" office:value="0.00923909709775925">
                <text:p>0.009239097097759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37152946224724">
                <text:p>0.0137152946224724</text:p>
              </table:table-cell>
              <table:table-cell office:value-type="float" office:value="0.00890621580122566">
                <text:p>0.008906215801225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52549122761595">
                <text:p>0.0152549122761595</text:p>
              </table:table-cell>
              <table:table-cell office:value-type="float" office:value="0.00912485684878624">
                <text:p>0.009124856848786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42112874397327">
                <text:p>0.0142112874397327</text:p>
              </table:table-cell>
              <table:table-cell office:value-type="float" office:value="0.0104786136389774">
                <text:p>0.01047861363897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65430205047471">
                <text:p>0.0165430205047471</text:p>
              </table:table-cell>
              <table:table-cell office:value-type="float" office:value="0.0120327741069193">
                <text:p>0.01203277410691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7837706255834">
                <text:p>0.017837706255834</text:p>
              </table:table-cell>
              <table:table-cell office:value-type="float" office:value="0.0110586121444644">
                <text:p>0.01105861214446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908428375483395">
                <text:p>0.00908428375483395</text:p>
              </table:table-cell>
              <table:table-cell office:value-type="float" office:value="0.00495539475917383">
                <text:p>0.004955394759173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738022068024728">
                <text:p>0.00738022068024728</text:p>
              </table:table-cell>
              <table:table-cell office:value-type="float" office:value="0.00876604134246863">
                <text:p>0.008766041342468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07996055847024">
                <text:p>0.0107996055847024</text:p>
              </table:table-cell>
              <table:table-cell office:value-type="float" office:value="0.00944392811132279">
                <text:p>0.009443928111322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32320414037703">
                <text:p>0.0132320414037703</text:p>
              </table:table-cell>
              <table:table-cell office:value-type="float" office:value="0.0120964054295999">
                <text:p>0.01209640542959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59860920462793">
                <text:p>0.0159860920462793</text:p>
              </table:table-cell>
              <table:table-cell office:value-type="float" office:value="0.0098029247722246">
                <text:p>0.00980292477222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71525488441047">
                <text:p>0.0171525488441047</text:p>
              </table:table-cell>
              <table:table-cell office:value-type="float" office:value="0.0138960207687836">
                <text:p>0.01389602076878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78529856100775">
                <text:p>0.0178529856100775</text:p>
              </table:table-cell>
              <table:table-cell office:value-type="float" office:value="0.0134266453502089">
                <text:p>0.01342664535020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87802431991777">
                <text:p>0.0187802431991777</text:p>
              </table:table-cell>
              <table:table-cell office:value-type="float" office:value="0.00844139329615794">
                <text:p>0.008441393296157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02606128439167">
                <text:p>0.0102606128439167</text:p>
              </table:table-cell>
              <table:table-cell office:value-type="float" office:value="0.0111861831416756">
                <text:p>0.01118618314167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62270125687059">
                <text:p>0.0162270125687059</text:p>
              </table:table-cell>
              <table:table-cell office:value-type="float" office:value="0.0148853539657242">
                <text:p>0.01488535396572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99653396959233">
                <text:p>0.0199653396959233</text:p>
              </table:table-cell>
              <table:table-cell office:value-type="float" office:value="0.0162675987471783">
                <text:p>0.01626759874717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40045848091327">
                <text:p>0.0240045848091327</text:p>
              </table:table-cell>
              <table:table-cell office:value-type="float" office:value="0.0174011370054281">
                <text:p>0.01740113700542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57398091736099">
                <text:p>0.0257398091736099</text:p>
              </table:table-cell>
              <table:table-cell office:value-type="float" office:value="0.0194495912487698">
                <text:p>0.01944959124876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76370790208221">
                <text:p>0.0276370790208221</text:p>
              </table:table-cell>
              <table:table-cell office:value-type="float" office:value="0.0191380677489484">
                <text:p>0.01913806774894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87654226280367">
                <text:p>0.0287654226280367</text:p>
              </table:table-cell>
              <table:table-cell office:value-type="float" office:value="0.0186829053734699">
                <text:p>0.01868290537346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84188685788401">
                <text:p>0.0284188685788401</text:p>
              </table:table-cell>
              <table:table-cell office:value-type="float" office:value="0.0214990629613535">
                <text:p>0.02149906296135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346426808674552">
                <text:p>0.0346426808674552</text:p>
              </table:table-cell>
              <table:table-cell office:value-type="float" office:value="0.0276741170987081">
                <text:p>0.02767411709870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64539543980544">
                <text:p>0.0264539543980544</text:p>
              </table:table-cell>
              <table:table-cell office:value-type="float" office:value="0.0234020507329282">
                <text:p>0.02340205073292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51440575591223">
                <text:p>0.0351440575591223</text:p>
              </table:table-cell>
              <table:table-cell office:value-type="float" office:value="0.0243378713092846">
                <text:p>0.02433787130928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373641148920396">
                <text:p>0.0373641148920396</text:p>
              </table:table-cell>
              <table:table-cell office:value-type="float" office:value="0.0257739150230621">
                <text:p>0.02577391502306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41340912128471">
                <text:p>0.041340912128471</text:p>
              </table:table-cell>
              <table:table-cell office:value-type="float" office:value="0.0285744184240906">
                <text:p>0.02857441842409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429823334147386">
                <text:p>0.0429823334147386</text:p>
              </table:table-cell>
              <table:table-cell office:value-type="float" office:value="0.0309631515177662">
                <text:p>0.03096315151776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436038971816859">
                <text:p>0.0436038971816859</text:p>
              </table:table-cell>
              <table:table-cell office:value-type="float" office:value="0.0189518372792758">
                <text:p>0.01895183727927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46965270951947">
                <text:p>0.0246965270951947</text:p>
              </table:table-cell>
              <table:table-cell office:value-type="float" office:value="0.0224729209637397">
                <text:p>0.02247292096373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60297251141629">
                <text:p>0.0360297251141629</text:p>
              </table:table-cell>
              <table:table-cell office:value-type="float" office:value="0.029850829393835">
                <text:p>0.0298508293938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422814963886595">
                <text:p>0.0422814963886595</text:p>
              </table:table-cell>
              <table:table-cell office:value-type="float" office:value="0.0314188074578461">
                <text:p>0.03141880745784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9010438411941">
                <text:p>0.049010438411941</text:p>
              </table:table-cell>
              <table:table-cell office:value-type="float" office:value="0.0326085575684955">
                <text:p>0.03260855756849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71426720108981">
                <text:p>0.0471426720108981</text:p>
              </table:table-cell>
              <table:table-cell office:value-type="float" office:value="0.0278959867315122">
                <text:p>0.02789598673151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471654688877881">
                <text:p>0.0471654688877881</text:p>
              </table:table-cell>
              <table:table-cell office:value-type="float" office:value="0.0264721982995384">
                <text:p>0.02647219829953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0602136143671">
                <text:p>0.040602136143671</text:p>
              </table:table-cell>
              <table:table-cell office:value-type="float" office:value="0.0320790461981149">
                <text:p>0.03207904619811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511501554653648">
                <text:p>0.0511501554653648</text:p>
              </table:table-cell>
              <table:table-cell office:value-type="float" office:value="0.0330713565503353">
                <text:p>0.03307135655033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541515759565842">
                <text:p>0.0541515759565842</text:p>
              </table:table-cell>
              <table:table-cell office:value-type="float" office:value="0.0379314544804198">
                <text:p>0.03793145448041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579887570178064">
                <text:p>0.0579887570178064</text:p>
              </table:table-cell>
              <table:table-cell office:value-type="float" office:value="0.018412846451067">
                <text:p>0.0184128464510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83915975388565">
                <text:p>0.0383915975388565</text:p>
              </table:table-cell>
              <table:table-cell office:value-type="float" office:value="0.036995369679387">
                <text:p>0.0369953696793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461956321470337">
                <text:p>0.0461956321470337</text:p>
              </table:table-cell>
              <table:table-cell office:value-type="float" office:value="0.0368831225484253">
                <text:p>0.03688312254842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597711871262451">
                <text:p>0.0597711871262451</text:p>
              </table:table-cell>
              <table:table-cell office:value-type="float" office:value="0.046438695600607">
                <text:p>0.0464386956006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685857028420776">
                <text:p>0.0685857028420776</text:p>
              </table:table-cell>
              <table:table-cell office:value-type="float" office:value="0.0310457975766987">
                <text:p>0.03104579757669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703903937589361">
                <text:p>0.0703903937589361</text:p>
              </table:table-cell>
              <table:table-cell office:value-type="float" office:value="0.0488389840179786">
                <text:p>0.04883898401797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65942497278565">
                <text:p>0.065942497278565</text:p>
              </table:table-cell>
              <table:table-cell office:value-type="float" office:value="0.0330889023851084">
                <text:p>0.03308890238510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47487868519021">
                <text:p>0.047487868519021</text:p>
              </table:table-cell>
              <table:table-cell office:value-type="float" office:value="0.0280322102911259">
                <text:p>0.02803221029112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588195206378015">
                <text:p>0.0588195206378015</text:p>
              </table:table-cell>
              <table:table-cell office:value-type="float" office:value="0.0433777241937765">
                <text:p>0.04337772419377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547474835003592">
                <text:p>0.0547474835003592</text:p>
              </table:table-cell>
              <table:table-cell office:value-type="float" office:value="0.0428111526012479">
                <text:p>0.04281115260124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65843923676851">
                <text:p>0.065843923676851</text:p>
              </table:table-cell>
              <table:table-cell office:value-type="float" office:value="0.0382547987031274">
                <text:p>0.03825479870312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627795207884127">
                <text:p>0.0627795207884127</text:p>
              </table:table-cell>
              <table:table-cell office:value-type="float" office:value="0.0514551872860919">
                <text:p>0.05145518728609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795519635388026">
                <text:p>0.0795519635388026</text:p>
              </table:table-cell>
              <table:table-cell office:value-type="float" office:value="0.0573835464325431">
                <text:p>0.05738354643254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925749340885876">
                <text:p>0.0925749340885876</text:p>
              </table:table-cell>
              <table:table-cell office:value-type="float" office:value="0.0612340651311407">
                <text:p>0.06123406513114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962181455058125">
                <text:p>0.0962181455058125</text:p>
              </table:table-cell>
              <table:table-cell office:value-type="float" office:value="0.0548456868865622">
                <text:p>0.05484568688656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858179856098214">
                <text:p>0.0858179856098214</text:p>
              </table:table-cell>
              <table:table-cell office:value-type="float" office:value="0.0571764875385885">
                <text:p>0.05717648753858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669278514379997">
                <text:p>0.0669278514379997</text:p>
              </table:table-cell>
              <table:table-cell office:value-type="float" office:value="0.035488735307593">
                <text:p>0.0354887353075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726135480202838">
                <text:p>0.0726135480202838</text:p>
              </table:table-cell>
              <table:table-cell office:value-type="float" office:value="0.0608356932917608">
                <text:p>0.06083569329176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964201306877119">
                <text:p>0.0964201306877119</text:p>
              </table:table-cell>
              <table:table-cell office:value-type="float" office:value="0.0682121519302821">
                <text:p>0.06821215193028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07587278484341">
                <text:p>0.107587278484341</text:p>
              </table:table-cell>
              <table:table-cell office:value-type="float" office:value="0.0648923382026945">
                <text:p>0.06489233820269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672563995365006">
                <text:p>0.0672563995365006</text:p>
              </table:table-cell>
              <table:table-cell office:value-type="float" office:value="0.0610169066380285">
                <text:p>0.06101690663802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884241092504086">
                <text:p>0.0884241092504086</text:p>
              </table:table-cell>
              <table:table-cell office:value-type="float" office:value="0.062511648136844">
                <text:p>0.0625116481368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06588685848758">
                <text:p>0.106588685848758</text:p>
              </table:table-cell>
              <table:table-cell office:value-type="float" office:value="0.0657900908119364">
                <text:p>0.06579009081193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16985672491961">
                <text:p>0.116985672491961</text:p>
              </table:table-cell>
              <table:table-cell office:value-type="float" office:value="0.0736574599864332">
                <text:p>0.07365745998643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09892577765044">
                <text:p>0.109892577765044</text:p>
              </table:table-cell>
              <table:table-cell office:value-type="float" office:value="0.0658574507700855">
                <text:p>0.06585745077008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637592309970137">
                <text:p>0.0637592309970137</text:p>
              </table:table-cell>
              <table:table-cell office:value-type="float" office:value="0.0408215614198637">
                <text:p>0.04082156141986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860603288410519">
                <text:p>0.0860603288410519</text:p>
              </table:table-cell>
              <table:table-cell office:value-type="float" office:value="0.0702201750304499">
                <text:p>0.07022017503044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1490055303276">
                <text:p>0.11490055303276</text:p>
              </table:table-cell>
              <table:table-cell office:value-type="float" office:value="0.0860872815265771">
                <text:p>0.08608728152657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32026154522652">
                <text:p>0.132026154522652</text:p>
              </table:table-cell>
              <table:table-cell office:value-type="float" office:value="0.0907345917977971">
                <text:p>0.09073459179779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4062490500671">
                <text:p>0.14062490500671</text:p>
              </table:table-cell>
              <table:table-cell office:value-type="float" office:value="0.0829080634392348">
                <text:p>0.08290806343923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4175484320051">
                <text:p>0.14175484320051</text:p>
              </table:table-cell>
              <table:table-cell office:value-type="float" office:value="0.0872476823790584">
                <text:p>0.08724768237905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892271484228282">
                <text:p>0.0892271484228282</text:p>
              </table:table-cell>
              <table:table-cell office:value-type="float" office:value="0.0256367968215041">
                <text:p>0.02563679682150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760157399600732">
                <text:p>0.0760157399600732</text:p>
              </table:table-cell>
              <table:table-cell office:value-type="float" office:value="0.065482912661243">
                <text:p>0.0654829126612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16055152690758">
                <text:p>0.116055152690758</text:p>
              </table:table-cell>
              <table:table-cell office:value-type="float" office:value="0.0849578243334909">
                <text:p>0.08495782433349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40108561541249">
                <text:p>0.140108561541249</text:p>
              </table:table-cell>
              <table:table-cell office:value-type="float" office:value="0.0973933831945094">
                <text:p>0.09739338319450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49059112593364">
                <text:p>0.149059112593364</text:p>
              </table:table-cell>
              <table:table-cell office:value-type="float" office:value="0.0974514148415869">
                <text:p>0.09745141484158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61418616938611">
                <text:p>0.161418616938611</text:p>
              </table:table-cell>
              <table:table-cell office:value-type="float" office:value="0.101955651370653">
                <text:p>0.1019556513706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60317540201751">
                <text:p>0.160317540201751</text:p>
              </table:table-cell>
              <table:table-cell office:value-type="float" office:value="0.0997833484871321">
                <text:p>0.09978334848713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906585067302316">
                <text:p>0.0906585067302316</text:p>
              </table:table-cell>
              <table:table-cell office:value-type="float" office:value="0.0599383709091123">
                <text:p>0.05993837090911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984585248566757">
                <text:p>0.0984585248566757</text:p>
              </table:table-cell>
              <table:table-cell office:value-type="float" office:value="0.0692462258578075">
                <text:p>0.06924622585780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14468610257421">
                <text:p>0.114468610257421</text:p>
              </table:table-cell>
              <table:table-cell office:value-type="float" office:value="0.0758030027933599">
                <text:p>0.07580300279335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0696922404321">
                <text:p>0.10696922404321</text:p>
              </table:table-cell>
              <table:table-cell office:value-type="float" office:value="0.0847913432517944">
                <text:p>0.08479134325179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25916291502044">
                <text:p>0.125916291502044</text:p>
              </table:table-cell>
              <table:table-cell office:value-type="float" office:value="0.0922352757673426">
                <text:p>0.09223527576734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6063447649994">
                <text:p>0.16063447649994</text:p>
              </table:table-cell>
              <table:table-cell office:value-type="float" office:value="0.108495007929149">
                <text:p>0.1084950079291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78360320805532">
                <text:p>0.178360320805532</text:p>
              </table:table-cell>
              <table:table-cell office:value-type="float" office:value="0.111638399800456">
                <text:p>0.1116383998004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79312457786316">
                <text:p>0.179312457786316</text:p>
              </table:table-cell>
              <table:table-cell office:value-type="float" office:value="0.0853151785729884">
                <text:p>0.08531517857298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848335239221472">
                <text:p>0.0848335239221472</text:p>
              </table:table-cell>
              <table:table-cell office:value-type="float" office:value="0.0681466456326191">
                <text:p>0.06814664563261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21563053978967">
                <text:p>0.121563053978967</text:p>
              </table:table-cell>
              <table:table-cell office:value-type="float" office:value="0.0989280834015347">
                <text:p>0.09892808340153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66518988543713">
                <text:p>0.166518988543713</text:p>
              </table:table-cell>
              <table:table-cell office:value-type="float" office:value="0.110830570413917">
                <text:p>0.1108305704139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93384523223709">
                <text:p>0.193384523223709</text:p>
              </table:table-cell>
              <table:table-cell office:value-type="float" office:value="0.118374245265767">
                <text:p>0.1183742452657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67794689290806">
                <text:p>0.167794689290806</text:p>
              </table:table-cell>
              <table:table-cell office:value-type="float" office:value="0.0631457762368745">
                <text:p>0.06314577623687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838201007460557">
                <text:p>0.0838201007460557</text:p>
              </table:table-cell>
              <table:table-cell office:value-type="float" office:value="0.0734789052026084">
                <text:p>0.07347890520260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49034472139652">
                <text:p>0.149034472139652</text:p>
              </table:table-cell>
              <table:table-cell office:value-type="float" office:value="0.11199116379539">
                <text:p>0.111991163795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87567436161698">
                <text:p>0.187567436161698</text:p>
              </table:table-cell>
              <table:table-cell office:value-type="float" office:value="0.117856850055984">
                <text:p>0.1178568500559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12297995286381">
                <text:p>0.212297995286381</text:p>
              </table:table-cell>
              <table:table-cell office:value-type="float" office:value="0.139408249103559">
                <text:p>0.1394082491035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22102472136695">
                <text:p>0.222102472136695</text:p>
              </table:table-cell>
              <table:table-cell office:value-type="float" office:value="0.135151306349972">
                <text:p>0.1351513063499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15552308390886">
                <text:p>0.215552308390886</text:p>
              </table:table-cell>
              <table:table-cell office:value-type="float" office:value="0.119059263690471">
                <text:p>0.1190592636904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84825225922453">
                <text:p>0.184825225922453</text:p>
              </table:table-cell>
              <table:table-cell office:value-type="float" office:value="0.0298472162779976">
                <text:p>0.02984721627799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704400970558925">
                <text:p>0.0704400970558925</text:p>
              </table:table-cell>
              <table:table-cell office:value-type="float" office:value="0.0577912190071389">
                <text:p>0.05779121900713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27019045351727">
                <text:p>0.127019045351727</text:p>
              </table:table-cell>
              <table:table-cell office:value-type="float" office:value="0.0978004294915403">
                <text:p>0.09780042949154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80937152720144">
                <text:p>0.180937152720144</text:p>
              </table:table-cell>
              <table:table-cell office:value-type="float" office:value="0.112389978877596">
                <text:p>0.1123899788775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13238666604983">
                <text:p>0.213238666604983</text:p>
              </table:table-cell>
              <table:table-cell office:value-type="float" office:value="0.123578753895074">
                <text:p>0.1235787538950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32045454658252">
                <text:p>0.232045454658252</text:p>
              </table:table-cell>
              <table:table-cell office:value-type="float" office:value="0.132279394916682">
                <text:p>0.1322793949166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81796633458765">
                <text:p>0.181796633458765</text:p>
              </table:table-cell>
              <table:table-cell office:value-type="float" office:value="0.0245306679507419">
                <text:p>0.02453066795074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731188018059742">
                <text:p>0.0731188018059742</text:p>
              </table:table-cell>
              <table:table-cell office:value-type="float" office:value="0.0310297849561528">
                <text:p>0.03102978495615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939618158703475">
                <text:p>0.0939618158703475</text:p>
              </table:table-cell>
              <table:table-cell office:value-type="float" office:value="0.0760682451272297">
                <text:p>0.07606824512722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06665167399961">
                <text:p>0.106665167399961</text:p>
              </table:table-cell>
              <table:table-cell office:value-type="float" office:value="0.0778957845492295">
                <text:p>0.07789578454922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33545140218876">
                <text:p>0.133545140218876</text:p>
              </table:table-cell>
              <table:table-cell office:value-type="float" office:value="0.100006205267367">
                <text:p>0.1000062052673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75421042826813">
                <text:p>0.175421042826813</text:p>
              </table:table-cell>
              <table:table-cell office:value-type="float" office:value="0.116393788668859">
                <text:p>0.1163937886688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11155676967796">
                <text:p>0.211155676967796</text:p>
              </table:table-cell>
              <table:table-cell office:value-type="float" office:value="0.125918206416096">
                <text:p>0.1259182064160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31731316169218">
                <text:p>0.231731316169218</text:p>
              </table:table-cell>
              <table:table-cell office:value-type="float" office:value="0.129298720848196">
                <text:p>0.1292987208481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08692881344527">
                <text:p>0.208692881344527</text:p>
              </table:table-cell>
              <table:table-cell office:value-type="float" office:value="0.115936860034882">
                <text:p>0.1159368600348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21953739126744">
                <text:p>0.221953739126744</text:p>
              </table:table-cell>
              <table:table-cell office:value-type="float" office:value="0.12650598839799">
                <text:p>0.126505988397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26886779206208">
                <text:p>0.126886779206208</text:p>
              </table:table-cell>
              <table:table-cell office:value-type="float" office:value="0.090108029623537">
                <text:p>0.0901080296235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74906897668916">
                <text:p>0.174906897668916</text:p>
              </table:table-cell>
              <table:table-cell office:value-type="float" office:value="0.115488263203728">
                <text:p>0.1154882632037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07751111446385">
                <text:p>0.207751111446385</text:p>
              </table:table-cell>
              <table:table-cell office:value-type="float" office:value="0.119799540739149">
                <text:p>0.1197995407391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36354329108014">
                <text:p>0.236354329108014</text:p>
              </table:table-cell>
              <table:table-cell office:value-type="float" office:value="0.134967562221809">
                <text:p>0.1349675622218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63601576686599">
                <text:p>0.263601576686599</text:p>
              </table:table-cell>
              <table:table-cell office:value-type="float" office:value="0.144496667827037">
                <text:p>0.1444966678270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15131286733865">
                <text:p>0.215131286733865</text:p>
              </table:table-cell>
              <table:table-cell office:value-type="float" office:value="0.0785410685088629">
                <text:p>0.07854106850886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10652906734441">
                <text:p>0.110652906734441</text:p>
              </table:table-cell>
              <table:table-cell office:value-type="float" office:value="0.0793942729806336">
                <text:p>0.07939427298063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60324921405886">
                <text:p>0.160324921405886</text:p>
              </table:table-cell>
              <table:table-cell office:value-type="float" office:value="0.118300507980886">
                <text:p>0.1183005079808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21899486362835">
                <text:p>0.221899486362835</text:p>
              </table:table-cell>
              <table:table-cell office:value-type="float" office:value="0.13356494518763">
                <text:p>0.133564945187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5907567109721">
                <text:p>0.25907567109721</text:p>
              </table:table-cell>
              <table:table-cell office:value-type="float" office:value="0.144070027313424">
                <text:p>0.1440700273134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85731012656448">
                <text:p>0.285731012656448</text:p>
              </table:table-cell>
              <table:table-cell office:value-type="float" office:value="0.143357027949283">
                <text:p>0.1433570279492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93218364754254">
                <text:p>0.293218364754254</text:p>
              </table:table-cell>
              <table:table-cell office:value-type="float" office:value="0.147482426687152">
                <text:p>0.1474824266871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79401829130044">
                <text:p>0.279401829130044</text:p>
              </table:table-cell>
              <table:table-cell office:value-type="float" office:value="0.124582845837799">
                <text:p>0.1245828458377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13631931253228">
                <text:p>0.113631931253228</text:p>
              </table:table-cell>
              <table:table-cell office:value-type="float" office:value="0.0784273357776831">
                <text:p>0.07842733577768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70467562354096">
                <text:p>0.170467562354096</text:p>
              </table:table-cell>
              <table:table-cell office:value-type="float" office:value="0.117148903183648">
                <text:p>0.1171489031836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00750780218172">
                <text:p>0.200750780218172</text:p>
              </table:table-cell>
              <table:table-cell office:value-type="float" office:value="0.0931277462039901">
                <text:p>0.09312774620399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04560913673566">
                <text:p>0.204560913673566</text:p>
              </table:table-cell>
              <table:table-cell office:value-type="float" office:value="0.134389596823726">
                <text:p>0.1343895968237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78606448410742">
                <text:p>0.278606448410742</text:p>
              </table:table-cell>
              <table:table-cell office:value-type="float" office:value="0.153345138818921">
                <text:p>0.1533451388189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053546286543">
                <text:p>0.3053546286543</text:p>
              </table:table-cell>
              <table:table-cell office:value-type="float" office:value="0.161407175303507">
                <text:p>0.1614071753035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21219577280671">
                <text:p>0.321219577280671</text:p>
              </table:table-cell>
              <table:table-cell office:value-type="float" office:value="0.165239214433338">
                <text:p>0.1652392144333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56256211370555">
                <text:p>0.256256211370555</text:p>
              </table:table-cell>
              <table:table-cell office:value-type="float" office:value="0.0298787238014686">
                <text:p>0.02987872380146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930287189905456">
                <text:p>0.0930287189905456</text:p>
              </table:table-cell>
              <table:table-cell office:value-type="float" office:value="0.0883740225072219">
                <text:p>0.08837402250722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77855204738519">
                <text:p>0.177855204738519</text:p>
              </table:table-cell>
              <table:table-cell office:value-type="float" office:value="0.110706809333618">
                <text:p>0.1107068093336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38645750488037">
                <text:p>0.238645750488037</text:p>
              </table:table-cell>
              <table:table-cell office:value-type="float" office:value="0.138596300359116">
                <text:p>0.1385963003591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81973819445317">
                <text:p>0.281973819445317</text:p>
              </table:table-cell>
              <table:table-cell office:value-type="float" office:value="0.143438548314567">
                <text:p>0.1434385483145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12277910711312">
                <text:p>0.312277910711312</text:p>
              </table:table-cell>
              <table:table-cell office:value-type="float" office:value="0.149748118949697">
                <text:p>0.14974811894969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29828472586752">
                <text:p>0.329828472586752</text:p>
              </table:table-cell>
              <table:table-cell office:value-type="float" office:value="0.155970808189731">
                <text:p>0.15597080818973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13302730047387">
                <text:p>0.313302730047387</text:p>
              </table:table-cell>
              <table:table-cell office:value-type="float" office:value="0.148688423601967">
                <text:p>0.1486884236019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12006058731613">
                <text:p>0.312006058731613</text:p>
              </table:table-cell>
              <table:table-cell office:value-type="float" office:value="0.138400556113425">
                <text:p>0.1384005561134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10084760061459">
                <text:p>0.110084760061459</text:p>
              </table:table-cell>
              <table:table-cell office:value-type="float" office:value="0.0907651092469266">
                <text:p>0.09076510924692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71002730286111">
                <text:p>0.171002730286111</text:p>
              </table:table-cell>
              <table:table-cell office:value-type="float" office:value="0.116420440724176">
                <text:p>0.1164204407241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40378141926938">
                <text:p>0.240378141926938</text:p>
              </table:table-cell>
              <table:table-cell office:value-type="float" office:value="0.141044170116364">
                <text:p>0.1410441701163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90450289469037">
                <text:p>0.290450289469037</text:p>
              </table:table-cell>
              <table:table-cell office:value-type="float" office:value="0.163389483251485">
                <text:p>0.1633894832514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27391261266418">
                <text:p>0.327391261266418</text:p>
              </table:table-cell>
              <table:table-cell office:value-type="float" office:value="0.168076333562542">
                <text:p>0.1680763335625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47621882502321">
                <text:p>0.347621882502321</text:p>
              </table:table-cell>
              <table:table-cell office:value-type="float" office:value="0.181214765408644">
                <text:p>0.1812147654086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45657689955854">
                <text:p>0.345657689955854</text:p>
              </table:table-cell>
              <table:table-cell office:value-type="float" office:value="0.152143850795739">
                <text:p>0.1521438507957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37200353790738">
                <text:p>0.237200353790738</text:p>
              </table:table-cell>
              <table:table-cell office:value-type="float" office:value="0.0451119951330622">
                <text:p>0.04511199513306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10558668745626">
                <text:p>0.110558668745626</text:p>
              </table:table-cell>
              <table:table-cell office:value-type="float" office:value="0.092823525764867">
                <text:p>0.0928235257648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01556628440138">
                <text:p>0.201556628440138</text:p>
              </table:table-cell>
              <table:table-cell office:value-type="float" office:value="0.122844631464815">
                <text:p>0.1228446314648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67810761997485">
                <text:p>0.267810761997485</text:p>
              </table:table-cell>
              <table:table-cell office:value-type="float" office:value="0.13613542261649">
                <text:p>0.136135422616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11683489667511">
                <text:p>0.311683489667511</text:p>
              </table:table-cell>
              <table:table-cell office:value-type="float" office:value="0.156164418787354">
                <text:p>0.15616441878735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4424447071294">
                <text:p>0.34424447071294</text:p>
              </table:table-cell>
              <table:table-cell office:value-type="float" office:value="0.155997321604853">
                <text:p>0.1559973216048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67798387070313">
                <text:p>0.367798387070313</text:p>
              </table:table-cell>
              <table:table-cell office:value-type="float" office:value="0.166270618551522">
                <text:p>0.1662706185515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57447932210455">
                <text:p>0.357447932210455</text:p>
              </table:table-cell>
              <table:table-cell office:value-type="float" office:value="0.122638357687834">
                <text:p>0.1226383576878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82978778530343">
                <text:p>0.182978778530343</text:p>
              </table:table-cell>
              <table:table-cell office:value-type="float" office:value="0.0668797480092128">
                <text:p>0.06687974800921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80300099756106">
                <text:p>0.180300099756106</text:p>
              </table:table-cell>
              <table:table-cell office:value-type="float" office:value="0.116694604760895">
                <text:p>0.11669460476089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70982193754844">
                <text:p>0.270982193754844</text:p>
              </table:table-cell>
              <table:table-cell office:value-type="float" office:value="0.146021829090778">
                <text:p>0.1460218290907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29002791960843">
                <text:p>0.329002791960843</text:p>
              </table:table-cell>
              <table:table-cell office:value-type="float" office:value="0.161425882654861">
                <text:p>0.1614258826548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66358078902987">
                <text:p>0.366358078902987</text:p>
              </table:table-cell>
              <table:table-cell office:value-type="float" office:value="0.175879376545248">
                <text:p>0.1758793765452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88842327442974">
                <text:p>0.388842327442974</text:p>
              </table:table-cell>
              <table:table-cell office:value-type="float" office:value="0.180417610448386">
                <text:p>0.1804176104483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67559520029858">
                <text:p>0.267559520029858</text:p>
              </table:table-cell>
              <table:table-cell office:value-type="float" office:value="0.0289930795971686">
                <text:p>0.02899307959716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944765599313816">
                <text:p>0.0944765599313816</text:p>
              </table:table-cell>
              <table:table-cell office:value-type="float" office:value="0.093700088268669">
                <text:p>0.0937000882686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70286094398298">
                <text:p>0.170286094398298</text:p>
              </table:table-cell>
              <table:table-cell office:value-type="float" office:value="0.123413448151905">
                <text:p>0.1234134481519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41562178915981">
                <text:p>0.241562178915981</text:p>
              </table:table-cell>
              <table:table-cell office:value-type="float" office:value="0.143581625998739">
                <text:p>0.1435816259987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0391616298572">
                <text:p>0.30391616298572</text:p>
              </table:table-cell>
              <table:table-cell office:value-type="float" office:value="0.159298631205794">
                <text:p>0.1592986312057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43236949357959">
                <text:p>0.343236949357959</text:p>
              </table:table-cell>
              <table:table-cell office:value-type="float" office:value="0.180517591842677">
                <text:p>0.18051759184267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69882576120035">
                <text:p>0.369882576120035</text:p>
              </table:table-cell>
              <table:table-cell office:value-type="float" office:value="0.181720013289298">
                <text:p>0.1817200132892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76601944603811">
                <text:p>0.376601944603811</text:p>
              </table:table-cell>
              <table:table-cell office:value-type="float" office:value="0.171931872264946">
                <text:p>0.1719318722649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69039374298696">
                <text:p>0.369039374298696</text:p>
              </table:table-cell>
              <table:table-cell office:value-type="float" office:value="0.161196744011137">
                <text:p>0.16119674401113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62459619000754">
                <text:p>0.362459619000754</text:p>
              </table:table-cell>
              <table:table-cell office:value-type="float" office:value="0.16931701487734">
                <text:p>0.1693170148773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31366281391934">
                <text:p>0.331366281391934</text:p>
              </table:table-cell>
              <table:table-cell office:value-type="float" office:value="0.0335079374171077">
                <text:p>0.033507937417107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758507559107242">
                <text:p>0.0758507559107242</text:p>
              </table:table-cell>
              <table:table-cell office:value-type="float" office:value="0.0849939380838811">
                <text:p>0.084993938083881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86717060980973">
                <text:p>0.186717060980973</text:p>
              </table:table-cell>
              <table:table-cell office:value-type="float" office:value="0.11796515560761">
                <text:p>0.1179651556076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63868006365157">
                <text:p>0.263868006365157</text:p>
              </table:table-cell>
              <table:table-cell office:value-type="float" office:value="0.149794111541699">
                <text:p>0.14979411154169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17890167476992">
                <text:p>0.317890167476992</text:p>
              </table:table-cell>
              <table:table-cell office:value-type="float" office:value="0.17077307514265">
                <text:p>0.1707730751426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57830743678881">
                <text:p>0.357830743678881</text:p>
              </table:table-cell>
              <table:table-cell office:value-type="float" office:value="0.177561682151973">
                <text:p>0.17756168215197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87849841339406">
                <text:p>0.387849841339406</text:p>
              </table:table-cell>
              <table:table-cell office:value-type="float" office:value="0.189067976953108">
                <text:p>0.18906797695310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408661534938279">
                <text:p>0.408661534938279</text:p>
              </table:table-cell>
              <table:table-cell office:value-type="float" office:value="0.186604765715706">
                <text:p>0.1866047657157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15269794754751">
                <text:p>0.415269794754751</text:p>
              </table:table-cell>
              <table:table-cell office:value-type="float" office:value="0.179253317713008">
                <text:p>0.1792533177130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94309988506542">
                <text:p>0.394309988506542</text:p>
              </table:table-cell>
              <table:table-cell office:value-type="float" office:value="0.158430877282697">
                <text:p>0.15843087728269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02839366294384">
                <text:p>0.102839366294384</text:p>
              </table:table-cell>
              <table:table-cell office:value-type="float" office:value="0.0843662018809583">
                <text:p>0.084366201880958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98528024256288">
                <text:p>0.198528024256288</text:p>
              </table:table-cell>
              <table:table-cell office:value-type="float" office:value="0.121395385860644">
                <text:p>0.1213953858606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85706510140585">
                <text:p>0.285706510140585</text:p>
              </table:table-cell>
              <table:table-cell office:value-type="float" office:value="0.142337127142688">
                <text:p>0.14233712714268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44588890990626">
                <text:p>0.344588890990626</text:p>
              </table:table-cell>
              <table:table-cell office:value-type="float" office:value="0.160826282032084">
                <text:p>0.16082628203208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86396906332273">
                <text:p>0.386396906332273</text:p>
              </table:table-cell>
              <table:table-cell office:value-type="float" office:value="0.172212612407372">
                <text:p>0.1722126124073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18385639791292">
                <text:p>0.418385639791292</text:p>
              </table:table-cell>
              <table:table-cell office:value-type="float" office:value="0.17918507566513">
                <text:p>0.1791850756651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35484892396602">
                <text:p>0.435484892396602</text:p>
              </table:table-cell>
              <table:table-cell office:value-type="float" office:value="0.183078970928581">
                <text:p>0.18307897092858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2237649882177">
                <text:p>0.42237649882177</text:p>
              </table:table-cell>
              <table:table-cell office:value-type="float" office:value="0.159977230388094">
                <text:p>0.1599772303880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89426796817594">
                <text:p>0.389426796817594</text:p>
              </table:table-cell>
              <table:table-cell office:value-type="float" office:value="0.131521842883083">
                <text:p>0.13152184288308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52443642965386">
                <text:p>0.352443642965386</text:p>
              </table:table-cell>
              <table:table-cell office:value-type="float" office:value="0.114982126604052">
                <text:p>0.1149821266040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46017351591557">
                <text:p>0.146017351591557</text:p>
              </table:table-cell>
              <table:table-cell office:value-type="float" office:value="0.106446086190374">
                <text:p>0.10644608619037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45689771270942">
                <text:p>0.245689771270942</text:p>
              </table:table-cell>
              <table:table-cell office:value-type="float" office:value="0.154134415753685">
                <text:p>0.15413441575368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46926263096985">
                <text:p>0.346926263096985</text:p>
              </table:table-cell>
              <table:table-cell office:value-type="float" office:value="0.17837303887271">
                <text:p>0.1783730388727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405127206958688">
                <text:p>0.405127206958688</text:p>
              </table:table-cell>
              <table:table-cell office:value-type="float" office:value="0.181291885106381">
                <text:p>0.18129188510638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41791485865162">
                <text:p>0.441791485865162</text:p>
              </table:table-cell>
              <table:table-cell office:value-type="float" office:value="0.193278263381224">
                <text:p>0.1932782633812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69687057518623">
                <text:p>0.469687057518623</text:p>
              </table:table-cell>
              <table:table-cell office:value-type="float" office:value="0.199160713769767">
                <text:p>0.1991607137697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474378619915894">
                <text:p>0.474378619915894</text:p>
              </table:table-cell>
              <table:table-cell office:value-type="float" office:value="0.19342230601161">
                <text:p>0.1934223060116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40782291929251">
                <text:p>0.440782291929251</text:p>
              </table:table-cell>
              <table:table-cell office:value-type="float" office:value="0.191046384050726">
                <text:p>0.19104638405072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04078299726045">
                <text:p>0.404078299726045</text:p>
              </table:table-cell>
              <table:table-cell office:value-type="float" office:value="0.165055075537448">
                <text:p>0.16505507553744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81170351325967">
                <text:p>0.181170351325967</text:p>
              </table:table-cell>
              <table:table-cell office:value-type="float" office:value="0.0676604188632642">
                <text:p>0.067660418863264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41364811757831">
                <text:p>0.141364811757831</text:p>
              </table:table-cell>
              <table:table-cell office:value-type="float" office:value="0.0857706031786529">
                <text:p>0.085770603178652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16643449044396">
                <text:p>0.216643449044396</text:p>
              </table:table-cell>
              <table:table-cell office:value-type="float" office:value="0.133210626682079">
                <text:p>0.13321062668207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16220209634319">
                <text:p>0.216220209634319</text:p>
              </table:table-cell>
              <table:table-cell office:value-type="float" office:value="0.11341212974642">
                <text:p>0.1134121297464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04738609091031">
                <text:p>0.204738609091031</text:p>
              </table:table-cell>
              <table:table-cell office:value-type="float" office:value="0.10531705313139">
                <text:p>0.105317053131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99439835073353">
                <text:p>0.299439835073353</text:p>
              </table:table-cell>
              <table:table-cell office:value-type="float" office:value="0.153595412054668">
                <text:p>0.15359541205466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67743029376104">
                <text:p>0.367743029376104</text:p>
              </table:table-cell>
              <table:table-cell office:value-type="float" office:value="0.167083098783589">
                <text:p>0.16708309878358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412250200940008">
                <text:p>0.412250200940008</text:p>
              </table:table-cell>
              <table:table-cell office:value-type="float" office:value="0.17785830435623">
                <text:p>0.1778583043562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44988524550177">
                <text:p>0.444988524550177</text:p>
              </table:table-cell>
              <table:table-cell office:value-type="float" office:value="0.180556553579204">
                <text:p>0.18055655357920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59744108527517">
                <text:p>0.459744108527517</text:p>
              </table:table-cell>
              <table:table-cell office:value-type="float" office:value="0.181962182532181">
                <text:p>0.18196218253218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459633154969215">
                <text:p>0.459633154969215</text:p>
              </table:table-cell>
              <table:table-cell office:value-type="float" office:value="0.185425484791499">
                <text:p>0.18542548479149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